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margin-left="0.635cm" fo:margin-right="0cm" fo:text-indent="-0.635cm" style:auto-text-indent="false">
        <style:tab-stops>
          <style:tab-stop style:position="3.806cm"/>
          <style:tab-stop style:position="4.992cm"/>
        </style:tab-stops>
      </style:paragraph-properties>
    </style:style>
    <style:style style:name="P5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6" style:family="paragraph" style:parent-style-name="Normal">
      <style:paragraph-properties fo:margin-left="0.635cm" fo:margin-right="0cm" fo:text-indent="-0.635cm" style:auto-text-indent="false" fo:break-before="page">
        <style:tab-stops/>
      </style:paragraph-properties>
    </style:style>
    <style:style style:name="P7" style:family="paragraph" style:parent-style-name="Normal">
      <style:paragraph-properties fo:break-before="page">
        <style:tab-stops>
          <style:tab-stop style:position="2.84cm"/>
        </style:tab-stops>
      </style:paragraph-properties>
    </style:style>
    <style:style style:name="P8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3.487cm"/>
        </style:tab-stops>
      </style:paragraph-properties>
    </style:style>
    <style:style style:name="P9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3.949cm"/>
          <style:tab-stop style:position="7.943cm"/>
        </style:tab-stops>
      </style:paragraph-properties>
    </style:style>
    <style:style style:name="P10" style:family="paragraph" style:parent-style-name="Normal">
      <style:paragraph-properties fo:break-before="page">
        <style:tab-stops>
          <style:tab-stop style:position="1.637cm"/>
          <style:tab-stop style:position="4.415cm"/>
          <style:tab-stop style:position="8.562cm"/>
          <style:tab-stop style:position="9.07cm"/>
        </style:tab-stops>
      </style:paragraph-properties>
    </style:style>
    <style:style style:name="P11" style:family="paragraph" style:parent-style-name="Normal">
      <style:paragraph-properties>
        <style:tab-stops>
          <style:tab-stop style:position="0.949cm"/>
          <style:tab-stop style:position="6.149cm"/>
          <style:tab-stop style:position="10.698cm"/>
        </style:tab-stops>
      </style:paragraph-properties>
    </style:style>
    <style:style style:name="P12" style:family="paragraph" style:parent-style-name="Normal">
      <style:paragraph-properties>
        <style:tab-stops>
          <style:tab-stop style:position="3.217cm"/>
        </style:tab-stops>
      </style:paragraph-properties>
    </style:style>
    <style:style style:name="P13" style:family="paragraph" style:parent-style-name="Normal">
      <style:paragraph-properties fo:break-before="page">
        <style:tab-stops>
          <style:tab-stop style:position="5.549cm"/>
        </style:tab-stops>
      </style:paragraph-properties>
    </style:style>
    <style:style style:name="P14" style:family="paragraph" style:parent-style-name="Normal">
      <style:paragraph-properties fo:break-before="page">
        <style:tab-stops>
          <style:tab-stop style:position="2.101cm"/>
          <style:tab-stop style:position="2.895cm"/>
          <style:tab-stop style:position="5.203cm"/>
          <style:tab-stop style:position="5.75cm"/>
          <style:tab-stop style:position="7.274cm"/>
        </style:tab-stops>
      </style:paragraph-properties>
    </style:style>
    <style:style style:name="P15" style:family="paragraph" style:parent-style-name="Normal">
      <style:paragraph-properties>
        <style:tab-stops>
          <style:tab-stop style:position="7.389cm"/>
        </style:tab-stops>
      </style:paragraph-properties>
    </style:style>
    <style:style style:name="P16" style:family="paragraph" style:parent-style-name="Normal">
      <style:paragraph-properties>
        <style:tab-stops>
          <style:tab-stop style:position="13.227cm"/>
        </style:tab-stops>
      </style:paragraph-properties>
    </style:style>
    <style:style style:name="P17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5.835cm"/>
          <style:tab-stop style:position="8.405cm"/>
        </style:tab-stops>
      </style:paragraph-properties>
    </style:style>
    <style:style style:name="P18" style:family="paragraph" style:parent-style-name="Normal">
      <style:paragraph-properties>
        <style:tab-stops>
          <style:tab-stop style:position="4.888cm"/>
          <style:tab-stop style:position="6.35cm"/>
        </style:tab-stops>
      </style:paragraph-properties>
    </style:style>
    <style:style style:name="P19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2.799cm"/>
        </style:tab-stops>
      </style:paragraph-properties>
    </style:style>
    <style:style style:name="P20" style:family="paragraph" style:parent-style-name="Normal">
      <style:paragraph-properties fo:margin-left="0cm" fo:margin-right="0cm" fo:text-indent="0.635cm" style:auto-text-indent="false">
        <style:tab-stops>
          <style:tab-stop style:position="4.059cm"/>
        </style:tab-stops>
      </style:paragraph-properties>
    </style:style>
    <style:style style:name="P21" style:family="paragraph" style:parent-style-name="Normal">
      <style:paragraph-properties fo:margin-left="0cm" fo:margin-right="0cm" fo:text-indent="0.635cm" style:auto-text-indent="false">
        <style:tab-stops>
          <style:tab-stop style:position="7.488cm"/>
        </style:tab-stops>
      </style:paragraph-properties>
    </style:style>
    <style:style style:name="P22" style:family="paragraph" style:parent-style-name="Normal">
      <style:paragraph-properties fo:break-before="page">
        <style:tab-stops>
          <style:tab-stop style:position="3.741cm"/>
        </style:tab-stops>
      </style:paragraph-properties>
    </style:style>
    <style:style style:name="P23" style:family="paragraph" style:parent-style-name="Normal">
      <style:paragraph-properties>
        <style:tab-stops>
          <style:tab-stop style:position="5.087cm"/>
        </style:tab-stops>
      </style:paragraph-properties>
    </style:style>
    <style:style style:name="P24" style:family="paragraph" style:parent-style-name="Normal">
      <style:paragraph-properties fo:break-before="page">
        <style:tab-stops>
          <style:tab-stop style:position="7.063cm"/>
        </style:tab-stops>
      </style:paragraph-properties>
    </style:style>
    <style:style style:name="P25" style:family="paragraph" style:parent-style-name="Normal">
      <style:paragraph-properties>
        <style:tab-stops>
          <style:tab-stop style:position="6.188cm"/>
        </style:tab-stops>
      </style:paragraph-properties>
    </style:style>
    <style:style style:name="P26" style:family="paragraph" style:parent-style-name="Normal">
      <style:paragraph-properties fo:break-before="page">
        <style:tab-stops>
          <style:tab-stop style:position="3.995cm"/>
          <style:tab-stop style:position="8.05cm"/>
        </style:tab-stops>
      </style:paragraph-properties>
    </style:style>
    <style:style style:name="P27" style:family="paragraph" style:parent-style-name="Normal">
      <style:paragraph-properties fo:break-before="page">
        <style:tab-stops>
          <style:tab-stop style:position="4.434cm"/>
          <style:tab-stop style:position="4.835cm"/>
        </style:tab-stops>
      </style:paragraph-properties>
    </style:style>
    <style:style style:name="P28" style:family="paragraph" style:parent-style-name="Normal">
      <style:paragraph-properties fo:break-before="page">
        <style:tab-stops>
          <style:tab-stop style:position="4.895cm"/>
        </style:tab-stops>
      </style:paragraph-properties>
    </style:style>
    <style:style style:name="P29" style:family="paragraph" style:parent-style-name="Normal">
      <style:paragraph-properties>
        <style:tab-stops>
          <style:tab-stop style:position="8.486cm"/>
          <style:tab-stop style:position="11.139cm"/>
        </style:tab-stops>
      </style:paragraph-properties>
    </style:style>
    <style:style style:name="P30" style:family="paragraph" style:parent-style-name="Normal">
      <style:paragraph-properties fo:margin-left="0cm" fo:margin-right="0cm" fo:text-indent="0.635cm" style:auto-text-indent="false">
        <style:tab-stops>
          <style:tab-stop style:position="3.877cm"/>
          <style:tab-stop style:position="6.186cm"/>
          <style:tab-stop style:position="7.052cm"/>
        </style:tab-stops>
      </style:paragraph-properties>
    </style:style>
    <style:style style:name="P31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10.068cm"/>
          <style:tab-stop style:position="11.158cm"/>
        </style:tab-stops>
      </style:paragraph-properties>
    </style:style>
    <style:style style:name="P32" style:family="paragraph" style:parent-style-name="Normal">
      <style:paragraph-properties fo:break-before="page">
        <style:tab-stops>
          <style:tab-stop style:position="2.979cm"/>
          <style:tab-stop style:position="4.471cm"/>
        </style:tab-stops>
      </style:paragraph-properties>
    </style:style>
    <style:style style:name="P33" style:family="paragraph" style:parent-style-name="Heading_20_1" style:master-page-name="MP0">
      <style:paragraph-properties style:page-number="auto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2">
      <style:paragraph-properties fo:break-before="page"/>
    </style:style>
    <style:style style:name="P36" style:family="paragraph" style:parent-style-name="Heading_20_2"/>
    <style:style style:name="P37" style:family="paragraph" style:parent-style-name="Heading_20_2">
      <style:paragraph-properties fo:break-before="page"/>
    </style:style>
    <style:style style:name="P38" style:family="paragraph" style:parent-style-name="Normal">
      <style:paragraph-properties fo:break-before="page"/>
    </style:style>
    <style:style style:name="P39" style:family="paragraph" style:parent-style-name="Normal"/>
    <style:style style:name="P40" style:family="paragraph" style:parent-style-name="Normal">
      <style:paragraph-properties fo:break-before="page"/>
    </style:style>
    <style:style style:name="P41" style:family="paragraph" style:parent-style-name="Normal">
      <style:paragraph-properties fo:margin-left="0cm" fo:margin-right="0cm" fo:text-indent="0.635cm" style:auto-text-indent="false"/>
    </style:style>
    <style:style style:name="P42" style:family="paragraph" style:parent-style-name="Normal">
      <style:paragraph-properties fo:margin-left="0cm" fo:margin-right="0cm" fo:text-indent="0.635cm" style:auto-text-indent="false" fo:break-before="page"/>
    </style:style>
    <style:style style:name="P43" style:family="paragraph" style:parent-style-name="Normal">
      <style:paragraph-properties>
        <style:tab-stops>
          <style:tab-stop style:position="6.939cm"/>
        </style:tab-stops>
      </style:paragraph-properties>
    </style:style>
    <style:style style:name="P44" style:family="paragraph" style:parent-style-name="Normal">
      <style:paragraph-properties fo:margin-left="0cm" fo:margin-right="0cm" fo:text-indent="0.635cm" style:auto-text-indent="false">
        <style:tab-stops>
          <style:tab-stop style:position="8.347cm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41dc" style:font-weight-asian="bold" style:font-weight-complex="bold"/>
    </style:style>
    <style:style style:name="T3" style:family="text">
      <style:text-properties fo:font-weight="bold" style:language-asian="el" style:country-asian="GR" style:font-weight-asian="bold" style:language-complex="el" style:country-complex="GR" style:font-weight-complex="bold"/>
    </style:style>
    <style:style style:name="T4" style:family="text">
      <style:text-properties fo:font-weight="bold" style:language-asian="en" style:country-asian="US" style:font-weight-asian="bold" style:language-complex="en" style:country-complex="US" style:font-weight-complex="bold"/>
    </style:style>
    <style:style style:name="T5" style:family="tex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language="fr" fo:country="FR" style:language-asian="el" style:country-asian="GR" style:language-complex="el" style:country-complex="GR"/>
    </style:style>
    <style:style style:name="T7" style:family="text">
      <style:text-properties fo:language="fr" fo:country="FR" fo:font-weight="bold" style:language-asian="el" style:country-asian="GR" style:font-weight-asian="bold" style:language-complex="el" style:country-complex="GR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3" style:family="text">
      <style:text-properties fo:language="el" fo:country="GR" fo:font-weight="bold" style:language-asian="el" style:country-asian="GR" style:font-weight-asian="bold" style:language-complex="el" style:country-complex="GR" style:font-weight-complex="bold"/>
    </style:style>
    <style:style style:name="T14" style:family="text">
      <style:text-properties fo:language="el" fo:country="GR" fo:font-style="italic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15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16" style:family="text">
      <style:text-properties fo:language="el" fo:country="GR" style:language-asian="el" style:country-asian="GR" style:language-complex="el" style:country-complex="GR"/>
    </style:style>
    <style:style style:name="T17" style:family="text">
      <style:text-properties fo:language="it" fo:country="IT" fo:font-weight="bold" style:language-asian="el" style:country-asian="GR" style:font-weight-asian="bold" style:language-complex="el" style:country-complex="GR" style:font-weight-complex="bold"/>
    </style:style>
    <style:style style:name="T18" style:family="text">
      <style:text-properties fo:language="it" fo:country="IT" fo:font-style="italic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19" style:family="text">
      <style:text-properties style:language-asian="el" style:country-asian="GR" style:language-complex="el" style:country-complex="GR"/>
    </style:style>
    <style:style style:name="T20" style:family="text">
      <style:text-properties fo:language="en" fo:country="GB" fo:font-weight="bold" style:language-asian="el" style:country-asian="GR" style:font-weight-asian="bold" style:language-complex="el" style:country-complex="GR" style:font-weight-complex="bold"/>
    </style:style>
    <style:style style:name="T21" style:family="text">
      <style:text-properties fo:language="en" fo:country="GB" style:language-asian="el" style:country-asian="GR" style:language-complex="el" style:country-complex="GR"/>
    </style:style>
    <style:style style:name="T22" style:family="text">
      <style:text-properties style:language-asian="en" style:country-asian="US" style:language-complex="en" style:country-complex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" text:outline-level="1"><text:bookmark-start text:name="bookmark0"/><text:span text:style-name="Default_20_Paragraph_20_Font">HIPPOCRATES EPIDEM. III. ET<text:line-break/>GALENI IN ILLUM COMMEN-<text:line-break/>TARIUS si</text:span><text:bookmark-end text:name="bookmark0"/></text:h>
      <text:h text:style-name="Heading_20_2" text:outline-level="2"><text:span text:style-name="Default_20_Paragraph_20_Font">I.</text:span></text:h>
      <text:p text:style-name="Normal"><text:span text:style-name="Default_20_Paragraph_20_Font"><text:span text:style-name="T5">P</text:span></text:span><text:span text:style-name="Default_20_Paragraph_20_Font"><text:span text:style-name="T8">yth</text:span></text:span><text:span text:style-name="Default_20_Paragraph_20_Font"><text:span text:style-name="T1">i</text:span></text:span><text:span text:style-name="Default_20_Paragraph_20_Font"><text:span text:style-name="T8">o qui prope</text:span></text:span><text:span text:style-name="Default_20_Paragraph_20_Font"><text:span text:style-name="T1"> T</text:span></text:span><text:span text:style-name="Default_20_Paragraph_20_Font"><text:span text:style-name="T8">elluris aedem hab</text:span></text:span><text:span text:style-name="Default_20_Paragraph_20_Font"><text:span text:style-name="T1">i</text:span></text:span><text:span text:style-name="Default_20_Paragraph_20_Font"><text:span text:style-name="T8">tabat.</text:span></text:span></text:p>
      <text:p text:style-name="P1"><text:span text:style-name="Default_20_Paragraph_20_Font"><text:span text:style-name="T1">Quum hunc textum per fe prius scriptum intellexe-<text:line-break/>ris, Pyt</text:span></text:span><text:span text:style-name="Default_20_Paragraph_20_Font"><text:span text:style-name="T8">h</text:span></text:span><text:span text:style-name="Default_20_Paragraph_20_Font"><text:span text:style-name="T1">io </text:span></text:span><text:span text:style-name="Default_20_Paragraph_20_Font"><text:span text:style-name="T8">qu</text:span></text:span><text:span text:style-name="Default_20_Paragraph_20_Font"><text:span text:style-name="T1">i </text:span></text:span><text:span text:style-name="Default_20_Paragraph_20_Font"><text:span text:style-name="T8">prope</text:span></text:span><text:span text:style-name="Default_20_Paragraph_20_Font"><text:span text:style-name="T1"> T</text:span></text:span><text:span text:style-name="Default_20_Paragraph_20_Font"><text:span text:style-name="T8">ellur</text:span></text:span><text:span text:style-name="Default_20_Paragraph_20_Font"><text:span text:style-name="T1">is </text:span></text:span><text:span text:style-name="Default_20_Paragraph_20_Font"><text:span text:style-name="T8">aedem hab</text:span></text:span><text:span text:style-name="Default_20_Paragraph_20_Font"><text:span text:style-name="T1">i</text:span></text:span><text:span text:style-name="Default_20_Paragraph_20_Font"><text:span text:style-name="T8">taba</text:span></text:span><text:span text:style-name="Default_20_Paragraph_20_Font"><text:span text:style-name="T1">t, initio<text:line-break/>altero eorum quae ipsi contigerunt historiam lege: Satius<text:line-break/>siquidem est existimare ita scriptam esse dictionem, quam</text:span></text:span></text:p>
      <text:p text:style-name="P3"><text:span text:style-name="Default_20_Paragraph_20_Font"><text:span text:style-name="T1">statim per initia figuram foloecam consulto Hippocratem<text:line-break/>commisisse; quum nullam aliam hujusmodi figuram tuto in<text:line-break/>libro neque in aegrorum, neque in pestis narratione leri-<text:line-break/>ptis mandaverit: quidam tamen lu dandi casu scripserunt;<text:line-break/>Ayt</text:span></text:span><text:span text:style-name="Default_20_Paragraph_20_Font"><text:span text:style-name="T8">h</text:span></text:span><text:span text:style-name="Default_20_Paragraph_20_Font"><text:span text:style-name="T1">i</text:span></text:span><text:span text:style-name="Default_20_Paragraph_20_Font"><text:span text:style-name="T8">on</text:span></text:span><text:span text:style-name="Default_20_Paragraph_20_Font"><text:span text:style-name="T1">i </text:span></text:span><text:span text:style-name="Default_20_Paragraph_20_Font"><text:span text:style-name="T8">qu</text:span></text:span><text:span text:style-name="Default_20_Paragraph_20_Font"><text:span text:style-name="T1">i </text:span></text:span><text:span text:style-name="Default_20_Paragraph_20_Font"><text:span text:style-name="T8">prope</text:span></text:span><text:span text:style-name="Default_20_Paragraph_20_Font"><text:span text:style-name="T1"> T</text:span></text:span><text:span text:style-name="Default_20_Paragraph_20_Font"><text:span text:style-name="T8">ellur</text:span></text:span><text:span text:style-name="Default_20_Paragraph_20_Font"><text:span text:style-name="T1">is </text:span></text:span><text:span text:style-name="Default_20_Paragraph_20_Font"><text:span text:style-name="T8">aedem hab</text:span></text:span><text:span text:style-name="Default_20_Paragraph_20_Font"><text:span text:style-name="T1">it</text:span></text:span><text:span text:style-name="Default_20_Paragraph_20_Font"><text:span text:style-name="T8">abat, </text:span></text:span><text:span text:style-name="Default_20_Paragraph_20_Font"><text:span text:style-name="T1">quod de<text:line-break/>soloecismo quaestionem effugere velint.</text:span></text:span></text:p>
      <text:h text:style-name="Heading_20_2" text:outline-level="2"><text:span text:style-name="Default_20_Paragraph_20_Font">H.</text:span></text:h>
      <text:p text:style-name="P4"><text:span text:style-name="Default_20_Paragraph_20_Font"><text:span text:style-name="T8">Coepit pr</text:span></text:span><text:span text:style-name="Default_20_Paragraph_20_Font"><text:span text:style-name="T1">i</text:span></text:span><text:span text:style-name="Default_20_Paragraph_20_Font"><text:span text:style-name="T8">mo die tremor a man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, </text:span></text:span><text:span text:style-name="Default_20_Paragraph_20_Font"><text:span text:style-name="T8">fab</text:span></text:span><text:span text:style-name="Default_20_Paragraph_20_Font"><text:span text:style-name="T1">ris </text:span></text:span><text:span text:style-name="Default_20_Paragraph_20_Font"><text:span text:style-name="T8">acuta, deli-<text:line-break/>rium.</text:span></text:span></text:p>
      <text:p text:style-name="P1"><text:span text:style-name="Default_20_Paragraph_20_Font"><text:span text:style-name="T1">Primo statim die Pythioni una cum acuta .febre duo<text:line-break/>symptomata manuum tremorem et levem quandam insipien-<text:line-break/>fiant fuisse pronunciat. Quantum enim insipientiae alias<text:line-break/>aliis nominibus ipse deferre consuevit, quum </text:span></text:span><text:span text:style-name="Default_20_Paragraph_20_Font"><text:span text:style-name="T8">nugar</text:span></text:span><text:span text:style-name="Default_20_Paragraph_20_Font"><text:span text:style-name="T1">i, </text:span></text:span><text:span text:style-name="Default_20_Paragraph_20_Font"><text:span text:style-name="T8">de-<text:line-break/></text:span></text:span><text:span text:style-name="Default_20_Paragraph_20_Font"><text:span text:style-name="T1">U</text:span></text:span><text:span text:style-name="Default_20_Paragraph_20_Font"><text:span text:style-name="T8">rare, desipere, demente</text:span></text:span><text:span text:style-name="Default_20_Paragraph_20_Font"><text:span text:style-name="T1">m </text:span></text:span><text:span text:style-name="Default_20_Paragraph_20_Font"><text:span text:style-name="T8">esae loqu</text:span></text:span><text:span text:style-name="Default_20_Paragraph_20_Font"><text:span text:style-name="T1">it</text:span></text:span><text:span text:style-name="Default_20_Paragraph_20_Font"><text:span text:style-name="T8">ur: aut rursus<text:line-break/>vesunfre, furere, </text:span></text:span><text:span text:style-name="Default_20_Paragraph_20_Font"><text:span text:style-name="T1">i</text:span></text:span><text:span text:style-name="Default_20_Paragraph_20_Font"><text:span text:style-name="T8">nsan</text:span></text:span><text:span text:style-name="Default_20_Paragraph_20_Font"><text:span text:style-name="T1">i</text:span></text:span><text:span text:style-name="Default_20_Paragraph_20_Font"><text:span text:style-name="T8">re, </text:span></text:span><text:span text:style-name="Default_20_Paragraph_20_Font"><text:span text:style-name="T1">m</text:span></text:span><text:span text:style-name="Default_20_Paragraph_20_Font"><text:span text:style-name="T8">en</text:span></text:span><text:span text:style-name="Default_20_Paragraph_20_Font"><text:span text:style-name="T1">t</text:span></text:span><text:span text:style-name="Default_20_Paragraph_20_Font"><text:span text:style-name="T8">e c</text:span></text:span><text:span text:style-name="Default_20_Paragraph_20_Font"><text:span text:style-name="T1">o</text:span></text:span><text:span text:style-name="Default_20_Paragraph_20_Font"><text:span text:style-name="T8">nsternari. </text:span></text:span><text:span text:style-name="Default_20_Paragraph_20_Font"><text:span text:style-name="T1">Si igitur .<text:line-break/>deliraverit Pythio, eum mediocriter desipuisse constat. At</text:span></text:span></text:p>
      <text:p text:style-name="P2"><text:span text:style-name="Default_20_Paragraph_20_Font"><text:span text:style-name="T1">vero tremoris causam facultatis musculorum infirmitatem<text:line-break/>esse didicimus. Insipientiam vero fieri oblec</text:span></text:span><text:span text:style-name="Default_20_Paragraph_20_Font"><text:span text:style-name="T10">t</text:span></text:span><text:span text:style-name="Default_20_Paragraph_20_Font"><text:span text:style-name="T1">o ab in-<text:line-break/>flammatione aut biliosi humoris abundantia cerebro.<text:line-break/>Acutam denique febrem humorum putredinem comitari.<text:line-break/>Si itaque quae morbum praecesserunt, quemadmodum in<text:line-break/>aliis scripsit, in Pythione scripsisset, ex illis forsan indi-<text:line-break/>cario quaedam praeparationis ad morbum nobis fuisset.<text:line-break/>Quis vero non.adjecit iis solis quae adscripsit, nos quo-<text:line-break/>que ipsius inventionem conficere tentabimus, quum ex eo<text:line-break/>quod nihil de iis quae morbum praecesserunt scripserit,<text:line-break/>fiat affectionis corporis significatio. Sive enim ex intem-<text:line-break/>pellitis exercitationibus aut potu aut venere, prout seri-<text:line-break/>. here consuevit, sive ex alio quodam quod a consueta vi-<text:line-break/>ctus ratione permutatum sit , febricitare coepisset Pythio,<text:line-break/>hoc enunciare non omisisset. Patet igitur longo tempore<text:line-break/>morbi structuram sensim paratam fuisse. Quum itaque<text:line-break/>tremores, cujusque sententia, causam continentem facultatis</text:span></text:span></text:p>
      <text:p text:style-name="P3"><text:span text:style-name="Default_20_Paragraph_20_Font"><text:span text:style-name="T1">imbecillitatem sortiantur; illa autem imbecilla reddatur<text:line-break/>aut propria ratione aut ob opprimentem facultatem. Qui<text:line-break/>vero tremor laesio facultatis comes est, nequaquam in<text:line-break/>morbi fit principio citra validam aegrotationem aut fa-<text:line-break/>mem aut lassitudines aut vigilias aut curas, ad haec prae-<text:line-break/>ferea immoderatam venerem. . Quorum si quid factum<text:line-break/>luisset, id ipsum Hippocrates in textu , ut consuevit,<text:line-break/>plane memorasset. Quia vero nihil tale scripsit, vires<text:line-break/>g</text:span></text:span><text:span text:style-name="Default_20_Paragraph_20_Font"><text:span text:style-name="T8">r</text:span></text:span><text:span text:style-name="Default_20_Paragraph_20_Font"><text:span text:style-name="T1">avari plenitudine coniecisse consentaneum esu Quod<text:line-break/>autem tum manuum tremores essent, </text:span></text:span><text:span text:style-name="Default_20_Paragraph_20_Font"><text:span text:style-name="T8">t</text:span></text:span><text:span text:style-name="Default_20_Paragraph_20_Font"><text:span text:style-name="T1">uorum nervorum<text:line-break/>. ex cervicis medulla ortum habentium; tum vero quod<text:line-break/>homo deliraret, id indicium est, cerebrum etiam ipfum<text:line-break/>jam pravum quendam humorem excipere. oportebat igi-<text:line-break/>tur Hippocratem intellexisse hominem periculofe laboran-<text:line-break/>tem ad venae sectionem accedere aut primo die, si nul-<text:line-break/>lus incoctus cibus in ventre contineretur, aut protius fe-<text:line-break/>eundo, atque etiamnum magis quod a primi diei expositione<text:line-break/>ipse scripserit.</text:span></text:span></text:p>
      <text:h text:style-name="P35" text:outline-level="2"><text:span text:style-name="Default_20_Paragraph_20_Font">HI.</text:span></text:h>
      <text:p text:style-name="P1"><text:span text:style-name="Default_20_Paragraph_20_Font"><text:span text:style-name="T10">secund</text:span></text:span><text:span text:style-name="Default_20_Paragraph_20_Font"><text:span text:style-name="T1">o </text:span></text:span><text:span text:style-name="Default_20_Paragraph_20_Font"><text:span text:style-name="T10">d</text:span></text:span><text:span text:style-name="Default_20_Paragraph_20_Font"><text:span text:style-name="T1">i</text:span></text:span><text:span text:style-name="Default_20_Paragraph_20_Font"><text:span text:style-name="T10">e o</text:span></text:span><text:span text:style-name="Default_20_Paragraph_20_Font"><text:span text:style-name="T1">m</text:span></text:span><text:span text:style-name="Default_20_Paragraph_20_Font"><text:span text:style-name="T10">n</text:span></text:span><text:span text:style-name="Default_20_Paragraph_20_Font"><text:span text:style-name="T1">i</text:span></text:span><text:span text:style-name="Default_20_Paragraph_20_Font"><text:span text:style-name="T10">no exacerba</text:span></text:span><text:span text:style-name="Default_20_Paragraph_20_Font"><text:span text:style-name="T1">t</text:span></text:span><text:span text:style-name="Default_20_Paragraph_20_Font"><text:span text:style-name="T10">a sun</text:span></text:span><text:span text:style-name="Default_20_Paragraph_20_Font"><text:span text:style-name="T1">t.</text:span></text:span></text:p>
      <text:p text:style-name="P1"><text:span text:style-name="Default_20_Paragraph_20_Font"><text:span text:style-name="T1">Proditur enim morbus incremento non trt parvus,<text:line-break/>neque ex vulgari ortus affectione, imo .tum ipse magnus<text:line-break/>est tum causam minime spernendam sortitur. Quoniam<text:line-break/>vero non in Pythione solum, verum etiam in aliis mul-<text:line-break/>tis aegris, qui venae sectione indigere ridentur, ipsam,<text:line-break/>prout nos de ejus scriptis coniecimus, adiecisse non repe-<text:line-break/>ritur: ex duobus alterum animo coniicere necesse est aut<text:line-break/>illis hominibus venae sectionem celebratam non fuisse aut<text:line-break/>hujus praesidii narrationem esse praetermissam; quod au-<text:line-break/>tem indigentium nemini venam secuerit, credibile non<text:line-break/>est, quum ille vir hoc remedium commendaverit, ut in<text:line-break/>. germanissimis operibus , tum aphorismis tum libris de<text:line-break/>acutorum victu.. tum in libro de articulis atque in hoc<text:line-break/>ipso epidemiorum tertio declaravit, quum de quodam ae-<text:line-break/>groto scriberet : octavo die cubitum secui et copiosus</text:span></text:span></text:p>
      <text:p text:style-name="P2"><text:span text:style-name="Default_20_Paragraph_20_Font"><text:span text:style-name="T1">fanguis, prout oportebat, fluxit: quum enim octavo ipsi,<text:line-break/>die illi venam secuerit, multo Iane magis praecedentibus<text:line-break/>diebus nilum hoc auxilio usum esse constat: quod autem<text:line-break/>in singulis aegrotis non scripserit quibus id auxilium ad-<text:line-break/>hibitum est, quum eo minorum etiam adusque balani<text:line-break/>suppositionem mentionem fecerit, incredibile esu Ergo<text:line-break/>si utrinque oratio absurda sit, minus abfurdum deligendum<text:line-break/>est. Equidem existimo auxilium in multis adhibitum esse,<text:line-break/>-fed in narratione tanquam manifestum praetermissum fuisse.<text:line-break/>Quo me potissimum adducit quod prius scriptum est<text:line-break/>eos quibus octavo die venae sectio facta esu Videtur<text:line-break/>siquidem hoc tanquam rarum scripsisse, fed tanquam con-<text:line-break/>suetum ante diem octavum praetermisisse. Nam si in legi-<text:line-break/>timis operibus, magnis morbis vexantibus, venae </text:span></text:span><text:span text:style-name="Default_20_Paragraph_20_Font"><text:span text:style-name="T10">t</text:span></text:span><text:span text:style-name="Default_20_Paragraph_20_Font"><text:span text:style-name="T1">ectione<text:line-break/>perpetuo utatur, simul cumea haec duo fala respiciens,<text:line-break/>aegrotantis tum aetatem tum vires : his etiam ipsis in<text:line-break/>epidemiorum libris cuidam octavo die lectam esse venam<text:line-break/>pronunciat. At nullum aliud constitui potest quam quod</text:span></text:span></text:p>
      <text:p text:style-name="P3"><text:span text:style-name="Default_20_Paragraph_20_Font"><text:span text:style-name="T1">in aegris curandis usurpatum sit remedium , fed id tan-<text:line-break/>quam dilucidum in historia praetermissum esu Itaque<text:line-break/>de venae sectione quod aegris omnibus communis sit ora-<text:line-break/>tio, femel dixisse sufficiet, quemadmodum et quibuscu</text:span></text:span><text:span text:style-name="Default_20_Paragraph_20_Font"><text:span text:style-name="T8">n</text:span></text:span><text:span text:style-name="Default_20_Paragraph_20_Font"><text:span text:style-name="T1">que<text:line-break/>communibus caeteris. De propriis autem nobis singulo-<text:line-break/>rum erit explicatio, exordium a Pythione ut instituimus<text:line-break/>ducturis.</text:span></text:span></text:p>
      <text:h text:style-name="Heading_20_2" text:outline-level="2"><text:bookmark-start text:name="bookmark2"/>. Iv.<text:bookmark-end text:name="bookmark2"/></text:h>
      <text:p text:style-name="P5"><text:span text:style-name="Default_20_Paragraph_20_Font"><text:span text:style-name="T1">T</text:span></text:span><text:span text:style-name="Default_20_Paragraph_20_Font"><text:span text:style-name="T8">ert</text:span></text:span><text:span text:style-name="Default_20_Paragraph_20_Font"><text:span text:style-name="T1">i</text:span></text:span><text:span text:style-name="Default_20_Paragraph_20_Font"><text:span text:style-name="T8">o eadem. Quart</text:span></text:span><text:span text:style-name="Default_20_Paragraph_20_Font"><text:span text:style-name="T1">o </text:span></text:span><text:span text:style-name="Default_20_Paragraph_20_Font"><text:span text:style-name="T8">ab alvo pauca, sincera et b</text:span></text:span><text:span text:style-name="Default_20_Paragraph_20_Font"><text:span text:style-name="T1">i</text:span></text:span><text:span text:style-name="Default_20_Paragraph_20_Font"><text:span text:style-name="T8">li. a<text:line-break/>desueta sunt. Quint</text:span></text:span><text:span text:style-name="Default_20_Paragraph_20_Font"><text:span text:style-name="T1">o </text:span></text:span><text:span text:style-name="Default_20_Paragraph_20_Font"><text:span text:style-name="T8">o</text:span></text:span><text:span text:style-name="Default_20_Paragraph_20_Font"><text:span text:style-name="T1">m</text:span></text:span><text:span text:style-name="Default_20_Paragraph_20_Font"><text:span text:style-name="T8">n</text:span></text:span><text:span text:style-name="Default_20_Paragraph_20_Font"><text:span text:style-name="T1">i</text:span></text:span><text:span text:style-name="Default_20_Paragraph_20_Font"><text:span text:style-name="T8">a exacerba</text:span></text:span><text:span text:style-name="Default_20_Paragraph_20_Font"><text:span text:style-name="T1">t</text:span></text:span><text:span text:style-name="Default_20_Paragraph_20_Font"><text:span text:style-name="T8">a sunt , tre</text:span></text:span><text:span text:style-name="Default_20_Paragraph_20_Font"><text:span text:style-name="T1">m</text:span></text:span><text:span text:style-name="Default_20_Paragraph_20_Font"><text:span text:style-name="T8">ore</text:span></text:span><text:span text:style-name="Default_20_Paragraph_20_Font"><text:span text:style-name="T1">s<text:line-break/></text:span></text:span><text:span text:style-name="Default_20_Paragraph_20_Font"><text:span text:style-name="T8">manebant, somn</text:span></text:span><text:span text:style-name="Default_20_Paragraph_20_Font"><text:span text:style-name="T1">i </text:span></text:span><text:span text:style-name="Default_20_Paragraph_20_Font"><text:span text:style-name="T8">ex</text:span></text:span><text:span text:style-name="Default_20_Paragraph_20_Font"><text:span text:style-name="T1">i</text:span></text:span><text:span text:style-name="Default_20_Paragraph_20_Font"><text:span text:style-name="T8">le</text:span></text:span><text:span text:style-name="Default_20_Paragraph_20_Font"><text:span text:style-name="T1">s, </text:span></text:span><text:span text:style-name="Default_20_Paragraph_20_Font"><text:span text:style-name="T8">alvu</text:span></text:span><text:span text:style-name="Default_20_Paragraph_20_Font"><text:span text:style-name="T1">s </text:span></text:span><text:span text:style-name="Default_20_Paragraph_20_Font"><text:span text:style-name="T8">const</text:span></text:span><text:span text:style-name="Default_20_Paragraph_20_Font"><text:span text:style-name="T1">iti</text:span></text:span><text:span text:style-name="Default_20_Paragraph_20_Font"><text:span text:style-name="T8">t, sex</text:span></text:span><text:span text:style-name="Default_20_Paragraph_20_Font"><text:span text:style-name="T1">to </text:span></text:span><text:span text:style-name="Default_20_Paragraph_20_Font"><text:span text:style-name="T8">sputa<text:line-break/>var</text:span></text:span><text:span text:style-name="Default_20_Paragraph_20_Font"><text:span text:style-name="T1">i</text:span></text:span><text:span text:style-name="Default_20_Paragraph_20_Font"><text:span text:style-name="T8">a et al</text:span></text:span><text:span text:style-name="Default_20_Paragraph_20_Font"><text:span text:style-name="T1">i</text:span></text:span><text:span text:style-name="Default_20_Paragraph_20_Font"><text:span text:style-name="T8">quantulum rubra. sep</text:span></text:span><text:span text:style-name="Default_20_Paragraph_20_Font"><text:span text:style-name="T1">t</text:span></text:span><text:span text:style-name="Default_20_Paragraph_20_Font"><text:span text:style-name="T8">imo os d</text:span></text:span><text:span text:style-name="Default_20_Paragraph_20_Font"><text:span text:style-name="T1">i</text:span></text:span><text:span text:style-name="Default_20_Paragraph_20_Font"><text:span text:style-name="T8">stortum esu<text:line-break/>octavo proritum sunt omn</text:span></text:span><text:span text:style-name="Default_20_Paragraph_20_Font"><text:span text:style-name="T1">i</text:span></text:span><text:span text:style-name="Default_20_Paragraph_20_Font"><text:span text:style-name="T8">a , tre</text:span></text:span><text:span text:style-name="Default_20_Paragraph_20_Font"><text:span text:style-name="T1">m</text:span></text:span><text:span text:style-name="Default_20_Paragraph_20_Font"><text:span text:style-name="T8">oresque rursu</text:span></text:span><text:span text:style-name="Default_20_Paragraph_20_Font"><text:span text:style-name="T1">m </text:span></text:span><text:span text:style-name="Default_20_Paragraph_20_Font"><text:span text:style-name="T8">per-<text:line-break/>manebant; urinae c</text:span></text:span><text:span text:style-name="Default_20_Paragraph_20_Font"><text:span text:style-name="T1">i</text:span></text:span><text:span text:style-name="Default_20_Paragraph_20_Font"><text:span text:style-name="T8">rca princ</text:span></text:span><text:span text:style-name="Default_20_Paragraph_20_Font"><text:span text:style-name="T1">i</text:span></text:span><text:span text:style-name="Default_20_Paragraph_20_Font"><text:span text:style-name="T8">p</text:span></text:span><text:span text:style-name="Default_20_Paragraph_20_Font"><text:span text:style-name="T1">i</text:span></text:span><text:span text:style-name="Default_20_Paragraph_20_Font"><text:span text:style-name="T8">a qu</text:span></text:span><text:span text:style-name="Default_20_Paragraph_20_Font"><text:span text:style-name="T1">i</text:span></text:span><text:span text:style-name="Default_20_Paragraph_20_Font"><text:span text:style-name="T8">dem e</text:span></text:span><text:span text:style-name="Default_20_Paragraph_20_Font"><text:span text:style-name="T1">ti</text:span></text:span><text:span text:style-name="Default_20_Paragraph_20_Font"><text:span text:style-name="T8">am ad<text:line-break/>octavum usque d</text:span></text:span><text:span text:style-name="Default_20_Paragraph_20_Font"><text:span text:style-name="T1">i</text:span></text:span><text:span text:style-name="Default_20_Paragraph_20_Font"><text:span text:style-name="T8">em tenues, dec</text:span></text:span><text:span text:style-name="Default_20_Paragraph_20_Font"><text:span text:style-name="T1">o</text:span></text:span><text:span text:style-name="Default_20_Paragraph_20_Font"><text:span text:style-name="T8">lores, quae enae</text:span></text:span><text:span text:style-name="Default_20_Paragraph_20_Font"><text:span text:style-name="T1">o</text:span></text:span><text:span text:style-name="Default_20_Paragraph_20_Font"><text:span text:style-name="T8">rema<text:line-break/>nub</text:span></text:span><text:span text:style-name="Default_20_Paragraph_20_Font"><text:span text:style-name="T1">i</text:span></text:span><text:span text:style-name="Default_20_Paragraph_20_Font"><text:span text:style-name="T8">l</text:span></text:span><text:span text:style-name="Default_20_Paragraph_20_Font"><text:span text:style-name="T1">osum </text:span></text:span><text:span text:style-name="Default_20_Paragraph_20_Font"><text:span text:style-name="T8">sort</text:span></text:span><text:span text:style-name="Default_20_Paragraph_20_Font"><text:span text:style-name="T1">i</text:span></text:span><text:span text:style-name="Default_20_Paragraph_20_Font"><text:span text:style-name="T8">eban</text:span></text:span><text:span text:style-name="Default_20_Paragraph_20_Font"><text:span text:style-name="T1">t</text:span></text:span><text:span text:style-name="Default_20_Paragraph_20_Font"><text:span text:style-name="T8">ur. De</text:span></text:span><text:span text:style-name="Default_20_Paragraph_20_Font"><text:span text:style-name="T1">rim</text:span></text:span><text:span text:style-name="Default_20_Paragraph_20_Font"><text:span text:style-name="T8">o sudav</text:span></text:span><text:span text:style-name="Default_20_Paragraph_20_Font"><text:span text:style-name="T1">it</text:span></text:span><text:span text:style-name="Default_20_Paragraph_20_Font"><text:span text:style-name="T8">; sputa paulu-<text:line-break/>lum c</text:span></text:span><text:span text:style-name="Default_20_Paragraph_20_Font"><text:span text:style-name="T1">o</text:span></text:span><text:span text:style-name="Default_20_Paragraph_20_Font"><text:span text:style-name="T8">c</text:span></text:span><text:span text:style-name="Default_20_Paragraph_20_Font"><text:span text:style-name="T1">t</text:span></text:span><text:span text:style-name="Default_20_Paragraph_20_Font"><text:span text:style-name="T8">a: prope</text:span></text:span><text:span text:style-name="Default_20_Paragraph_20_Font"><text:span text:style-name="T1"> i</text:span></text:span><text:span text:style-name="Default_20_Paragraph_20_Font"><text:span text:style-name="T8">ud</text:span></text:span><text:span text:style-name="Default_20_Paragraph_20_Font"><text:span text:style-name="T1">i</text:span></text:span><text:span text:style-name="Default_20_Paragraph_20_Font"><text:span text:style-name="T8">catus est, urinae c</text:span></text:span><text:span text:style-name="Default_20_Paragraph_20_Font"><text:span text:style-name="T1">i</text:span></text:span><text:span text:style-name="Default_20_Paragraph_20_Font"><text:span text:style-name="T8">rca</text:span></text:span><text:span text:style-name="Default_20_Paragraph_20_Font"><text:span text:style-name="T1"> i</text:span></text:span><text:span text:style-name="Default_20_Paragraph_20_Font"><text:span text:style-name="T8">ud</text:span></text:span><text:span text:style-name="Default_20_Paragraph_20_Font"><text:span text:style-name="T1">i</text:span></text:span><text:span text:style-name="Default_20_Paragraph_20_Font"><text:span text:style-name="T8">cat</text:span></text:span><text:span text:style-name="Default_20_Paragraph_20_Font"><text:span text:style-name="T1">i</text:span></text:span><text:span text:style-name="Default_20_Paragraph_20_Font"><text:span text:style-name="T8">o-<text:line-break/>nem subtenue</text:span></text:span><text:span text:style-name="Default_20_Paragraph_20_Font"><text:span text:style-name="T1">s. Q</text:span></text:span><text:span text:style-name="Default_20_Paragraph_20_Font"><text:span text:style-name="T8">uadragesi</text:span></text:span><text:span text:style-name="Default_20_Paragraph_20_Font"><text:span text:style-name="T1">m</text:span></text:span><text:span text:style-name="Default_20_Paragraph_20_Font"><text:span text:style-name="T8">o a</text:span></text:span><text:span text:style-name="Default_20_Paragraph_20_Font"><text:span text:style-name="T1"> I</text:span></text:span><text:span text:style-name="Default_20_Paragraph_20_Font"><text:span text:style-name="T8">ud</text:span></text:span><text:span text:style-name="Default_20_Paragraph_20_Font"><text:span text:style-name="T1">i</text:span></text:span><text:span text:style-name="Default_20_Paragraph_20_Font"><text:span text:style-name="T8">ca</text:span></text:span><text:span text:style-name="Default_20_Paragraph_20_Font"><text:span text:style-name="T1">t</text:span></text:span><text:span text:style-name="Default_20_Paragraph_20_Font"><text:span text:style-name="T8">ione d</text:span></text:span><text:span text:style-name="Default_20_Paragraph_20_Font"><text:span text:style-name="T1">i</text:span></text:span><text:span text:style-name="Default_20_Paragraph_20_Font"><text:span text:style-name="T8">e, postea.-</text:span></text:span></text:p>
      <text:p text:style-name="P3"><text:span text:style-name="Default_20_Paragraph_20_Font"><text:span text:style-name="T10">suppuratio circa sedem et stranguriosus abscessus fe-<text:line-break/>ctus est.</text:span></text:span></text:p>
      <text:p text:style-name="P1">Caetera quidem hujus orationis symptomatum nar-<text:line-break/>rationem habent tum dictione tum sententia conspicuam;<text:line-break/>quorum vires et in prognostico et in horum ipsorum epi-<text:line-break/>demiorum primo didicimus. Non pauca etiam in fecundo<text:line-break/>ad aegrorum explicationem utilia pronunciata sunt. At<text:line-break/>quum in eorum quae fexto die contigerunt narratione<text:line-break/>sputa varia et aliquantulum rubra protulit, neque Pythio-<text:line-break/>nem pleuriticum neque peripneumonicum fuisse addidit,<text:line-break/>quaestionem nobis reliquit, utrum et aliaS hujusmodi<text:line-break/>sputa fieri queant acuto morbo laborantibus, an solis pe-<text:line-break/>ripneumonicis et pleuriticis , Videturque arbitrari etiam<text:line-break/>alias contigisse, confluentibusi quidem in pulmonem pravis<text:line-break/>humoribus, fed prorsus ita paucis, ut vifcusi non iustam-<text:line-break/>meturla Quod enim neque peripneumonicus, neque pleuri-<text:line-break/>ticusi fuerit Pythio, inde patet, quod neque meminerit;</text:p>
      <text:p text:style-name="P2"><text:span text:style-name="Default_20_Paragraph_20_Font"><text:span text:style-name="T1">neque nominatim hujusmodi affectiones produxerit Hip-<text:line-break/>pocrates; imo nec ullum earum inseparabile symptoma.<text:line-break/>Nam vel doloris lateris, vel difficultatis spirandi mentio-<text:line-break/>nem fecisset. Non tamen ah affectu capite talia sputa<text:line-break/>aliquando vira fiunt ; cum tussi vero, spirandi difficultate<text:line-break/>et lateris dolore hujusmodi sputu nonnunquam oonfpi-<text:line-break/>ciuntur. Atque duos quosdam vidi citra febrem qui ta-<text:line-break/>lia sputa colore pallida eum tussi exspuerint, verum al-<text:line-break/>ferum quidem paulatim parvis febriculis obortis in diu-<text:line-break/>turnum tempus affectio prorogata permanentibus febribus<text:line-break/>tabidum hominem prodidit, alterum vero absque febre,<text:line-break/>quum talia paucis deinceps diebus exspuisset, nihil absurdi<text:line-break/>consequutum esu Itaque in primis thoracis partibus qui-<text:line-break/>bus cum ultimis cervicis vertebris coniungitur, aliquam<text:line-break/>humorum affluentiam non multam constitisse par est, qua<text:line-break/>spirandi difficultas non excitaretur, quod ad respirationis<text:line-break/>functionem primum iutercostale spatium nihil quod ma.<text:line-break/>nifestum sit conferat. Quum autem in ipsis nervorum</text:span></text:span></text:p>
      <text:p text:style-name="P2"><text:span text:style-name="Default_20_Paragraph_20_Font"><text:span text:style-name="T1">ad manus procedentium radicibus affectio oborta sit, ner-<text:line-break/>vique depraventur , tremulas fecisse^ manus conscntaneunr .<text:line-break/>est. Ex primo namque intercostali fpatio et fuperjacen-<text:line-break/>tibus vertebris nervi musculorum motores enascuntur.<text:line-break/>Haec autem testantur et quod tumores una cum Inuris<text:line-break/>quae supervenerunt permanserint; et quod ubi aliquod<text:line-break/>concoctionis signum apparuit, non amplius facti sunt tre-<text:line-break/>- mores, morbusque sublatus sit jutlicio per luderes confic-<text:line-break/>quuto, et quamvis urinae crudae esse</text:span></text:span><text:span text:style-name="Default_20_Paragraph_20_Font"><text:span text:style-name="T8">n</text:span></text:span><text:span text:style-name="Default_20_Paragraph_20_Font"><text:span text:style-name="T1">t, sputorum con-<text:line-break/>coctio judicavit judiciumque attulit, ut neutrum quod<text:line-break/>judicare consuerit signum fefellerit. Quum enim duplex<text:line-break/>esset aegrotanti affectio, una quidem febrilis ex iis quae<text:line-break/>in venis continentur humoribus ; altera vero in thorace<text:line-break/>nuper, enunciata priorem contigit sudoribus non plane<text:line-break/>fedari, quod adhuc incocta esset; alteram vero remitti,<text:line-break/>quod in thorace nihil prorsus mansisset residui. Itaque<text:line-break/>sic scribit: .D</text:span></text:span><text:span text:style-name="Default_20_Paragraph_20_Font"><text:span text:style-name="T8">ec</text:span></text:span><text:span text:style-name="Default_20_Paragraph_20_Font"><text:span text:style-name="T1">i</text:span></text:span><text:span text:style-name="Default_20_Paragraph_20_Font"><text:span text:style-name="T8">m</text:span></text:span><text:span text:style-name="Default_20_Paragraph_20_Font"><text:span text:style-name="T1">o </text:span></text:span><text:span text:style-name="Default_20_Paragraph_20_Font"><text:span text:style-name="T8">sudav</text:span></text:span><text:span text:style-name="Default_20_Paragraph_20_Font"><text:span text:style-name="T1">i</text:span></text:span><text:span text:style-name="Default_20_Paragraph_20_Font"><text:span text:style-name="T8">t, sputa paululum cocta, prope</text:span></text:span></text:p>
      <text:p text:style-name="P3"><text:span text:style-name="Default_20_Paragraph_20_Font"><text:span text:style-name="T1">I</text:span></text:span><text:span text:style-name="Default_20_Paragraph_20_Font"><text:span text:style-name="T8">ud</text:span></text:span><text:span text:style-name="Default_20_Paragraph_20_Font"><text:span text:style-name="T1">i</text:span></text:span><text:span text:style-name="Default_20_Paragraph_20_Font"><text:span text:style-name="T8">ca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s </text:span></text:span><text:span text:style-name="Default_20_Paragraph_20_Font"><text:span text:style-name="T8">est, ur</text:span></text:span><text:span text:style-name="Default_20_Paragraph_20_Font"><text:span text:style-name="T1">i</text:span></text:span><text:span text:style-name="Default_20_Paragraph_20_Font"><text:span text:style-name="T8">nae c</text:span></text:span><text:span text:style-name="Default_20_Paragraph_20_Font"><text:span text:style-name="T1">i</text:span></text:span><text:span text:style-name="Default_20_Paragraph_20_Font"><text:span text:style-name="T8">rca sudicarionem sub</text:span></text:span><text:span text:style-name="Default_20_Paragraph_20_Font"><text:span text:style-name="T1">t</text:span></text:span><text:span text:style-name="Default_20_Paragraph_20_Font"><text:span text:style-name="T8">enues. </text:span></text:span><text:span text:style-name="Default_20_Paragraph_20_Font"><text:span text:style-name="T1">Quum<text:line-break/>ostendit quae in prognostico de tenuibus urinis quae ge-<text:line-break/>minae sunt, scripsit. Primae quidem hae sunt: </text:span></text:span><text:span text:style-name="Default_20_Paragraph_20_Font"><text:span text:style-name="T8">isuoad<text:line-break/>autem ur</text:span></text:span><text:span text:style-name="Default_20_Paragraph_20_Font"><text:span text:style-name="T1">i</text:span></text:span><text:span text:style-name="Default_20_Paragraph_20_Font"><text:span text:style-name="T8">na salva tenu</text:span></text:span><text:span text:style-name="Default_20_Paragraph_20_Font"><text:span text:style-name="T1">is</text:span></text:span><text:span text:style-name="Default_20_Paragraph_20_Font"><text:span text:style-name="T8">que suerit, crudu</text:span></text:span><text:span text:style-name="Default_20_Paragraph_20_Font"><text:span text:style-name="T1">s </text:span></text:span><text:span text:style-name="Default_20_Paragraph_20_Font"><text:span text:style-name="T8">er</text:span></text:span><text:span text:style-name="Default_20_Paragraph_20_Font"><text:span text:style-name="T1">i</text:span></text:span><text:span text:style-name="Default_20_Paragraph_20_Font"><text:span text:style-name="T8">t</text:span></text:span><text:span text:style-name="Default_20_Paragraph_20_Font"><text:span text:style-name="T1"> m</text:span></text:span><text:span text:style-name="Default_20_Paragraph_20_Font"><text:span text:style-name="T8">orbu</text:span></text:span><text:span text:style-name="Default_20_Paragraph_20_Font"><text:span text:style-name="T1">s.<text:line-break/>Alterae vero hae : </text:span></text:span><text:span text:style-name="Default_20_Paragraph_20_Font"><text:span text:style-name="T8">Qui ur</text:span></text:span><text:span text:style-name="Default_20_Paragraph_20_Font"><text:span text:style-name="T1">i</text:span></text:span><text:span text:style-name="Default_20_Paragraph_20_Font"><text:span text:style-name="T8">na</text:span></text:span><text:span text:style-name="Default_20_Paragraph_20_Font"><text:span text:style-name="T1">s t</text:span></text:span><text:span text:style-name="Default_20_Paragraph_20_Font"><text:span text:style-name="T8">enues et crudas diuturn</text:span></text:span><text:span text:style-name="Default_20_Paragraph_20_Font"><text:span text:style-name="T1">o<text:line-break/></text:span></text:span><text:span text:style-name="Default_20_Paragraph_20_Font"><text:span text:style-name="T8">tempore me</text:span></text:span><text:span text:style-name="Default_20_Paragraph_20_Font"><text:span text:style-name="T1">j</text:span></text:span><text:span text:style-name="Default_20_Paragraph_20_Font"><text:span text:style-name="T8">unt et quae caetera u</text:span></text:span><text:span text:style-name="Default_20_Paragraph_20_Font"><text:span text:style-name="T1">t </text:span></text:span><text:span text:style-name="Default_20_Paragraph_20_Font"><text:span text:style-name="T8">superfaturis signa sunt,<text:line-break/>his. abscestum ad reg</text:span></text:span><text:span text:style-name="Default_20_Paragraph_20_Font"><text:span text:style-name="T1">io</text:span></text:span><text:span text:style-name="Default_20_Paragraph_20_Font"><text:span text:style-name="T8">nes septo</text:span></text:span><text:span text:style-name="Default_20_Paragraph_20_Font"><text:span text:style-name="T1"> t</text:span></text:span><text:span text:style-name="Default_20_Paragraph_20_Font"><text:span text:style-name="T8">ransversa</text:span></text:span><text:span text:style-name="Default_20_Paragraph_20_Font"><text:span text:style-name="T1"> i</text:span></text:span><text:span text:style-name="Default_20_Paragraph_20_Font"><text:span text:style-name="T8">nferiore</text:span></text:span><text:span text:style-name="Default_20_Paragraph_20_Font"><text:span text:style-name="T1">s </text:span></text:span><text:span text:style-name="Default_20_Paragraph_20_Font"><text:span text:style-name="T8">ex..<text:line-break/>spectare oport</text:span></text:span><text:span text:style-name="Default_20_Paragraph_20_Font"><text:span text:style-name="T1">e</text:span></text:span><text:span text:style-name="Default_20_Paragraph_20_Font"><text:span text:style-name="T8">t.</text:span></text:span><text:span text:style-name="Default_20_Paragraph_20_Font"><text:span text:style-name="T1"> Quapropter ad eorum quae Pythioni<text:line-break/>acciderunt finem ad verbum ita scripsit: </text:span></text:span><text:span text:style-name="Default_20_Paragraph_20_Font"><text:span text:style-name="T8">Quadragesimo<text:line-break/>autem a</text:span></text:span><text:span text:style-name="Default_20_Paragraph_20_Font"><text:span text:style-name="T1"> i</text:span></text:span><text:span text:style-name="Default_20_Paragraph_20_Font"><text:span text:style-name="T8">udica</text:span></text:span><text:span text:style-name="Default_20_Paragraph_20_Font"><text:span text:style-name="T1">ti</text:span></text:span><text:span text:style-name="Default_20_Paragraph_20_Font"><text:span text:style-name="T8">one d</text:span></text:span><text:span text:style-name="Default_20_Paragraph_20_Font"><text:span text:style-name="T1">i</text:span></text:span><text:span text:style-name="Default_20_Paragraph_20_Font"><text:span text:style-name="T8">e, p</text:span></text:span><text:span text:style-name="Default_20_Paragraph_20_Font"><text:span text:style-name="T1">o</text:span></text:span><text:span text:style-name="Default_20_Paragraph_20_Font"><text:span text:style-name="T8">stea suppuratio circa sudem<text:line-break/>et stranguriosus absce</text:span></text:span><text:span text:style-name="Default_20_Paragraph_20_Font"><text:span text:style-name="T1">s</text:span></text:span><text:span text:style-name="Default_20_Paragraph_20_Font"><text:span text:style-name="T8">sus fac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s </text:span></text:span><text:span text:style-name="Default_20_Paragraph_20_Font"><text:span text:style-name="T8">est. </text:span></text:span><text:span text:style-name="Default_20_Paragraph_20_Font"><text:span text:style-name="T1">Quia vero et tremo-<text:line-break/>ris manuum et delirii primo statim die meminit et in<text:line-break/>sequentibus scripsit: </text:span></text:span><text:span text:style-name="Default_20_Paragraph_20_Font"><text:span text:style-name="T8">omn</text:span></text:span><text:span text:style-name="Default_20_Paragraph_20_Font"><text:span text:style-name="T1">i</text:span></text:span><text:span text:style-name="Default_20_Paragraph_20_Font"><text:span text:style-name="T8">a exacerba</text:span></text:span><text:span text:style-name="Default_20_Paragraph_20_Font"><text:span text:style-name="T1">t</text:span></text:span><text:span text:style-name="Default_20_Paragraph_20_Font"><text:span text:style-name="T8">a sunt: </text:span></text:span><text:span text:style-name="Default_20_Paragraph_20_Font"><text:span text:style-name="T1">atque ad-<text:line-break/>jecit: </text:span></text:span><text:span text:style-name="Default_20_Paragraph_20_Font"><text:span text:style-name="T8">sept</text:span></text:span><text:span text:style-name="Default_20_Paragraph_20_Font"><text:span text:style-name="T1">im</text:span></text:span><text:span text:style-name="Default_20_Paragraph_20_Font"><text:span text:style-name="T8">o</text:span></text:span><text:span text:style-name="Default_20_Paragraph_20_Font"><text:span text:style-name="T1"> os </text:span></text:span><text:span text:style-name="Default_20_Paragraph_20_Font"><text:span text:style-name="T8">d</text:span></text:span><text:span text:style-name="Default_20_Paragraph_20_Font"><text:span text:style-name="T1">isto</text:span></text:span><text:span text:style-name="Default_20_Paragraph_20_Font"><text:span text:style-name="T8">r</text:span></text:span><text:span text:style-name="Default_20_Paragraph_20_Font"><text:span text:style-name="T1">t</text:span></text:span><text:span text:style-name="Default_20_Paragraph_20_Font"><text:span text:style-name="T8">um esi</text:span></text:span><text:span text:style-name="Default_20_Paragraph_20_Font"><text:span text:style-name="T1">t definiendum est, utrum<text:line-break/>increscente cerebri malo aut deorsum translato os detra-<text:line-break/>ctum sit. Atqui ex sequentibus ad inferiores regiones<text:line-break/>magis translatio facta esse non communi earum ad cere-</text:span></text:span></text:p>
      <text:p text:style-name="P3"><text:span text:style-name="Default_20_Paragraph_20_Font"><text:span text:style-name="T1">brum affectu ridetur. Fortassis quod aegroto vena </text:span></text:span><text:span text:style-name="Default_20_Paragraph_20_Font"><text:span text:style-name="T8">t</text:span></text:span><text:span text:style-name="Default_20_Paragraph_20_Font"><text:span text:style-name="T1">ecta<text:line-break/>fuerit, cujus gratia ipse magnum emolumentum consequa-<text:line-break/>tus esu Et vero primis diebus nondum sputorum quin-<text:line-break/>quam exiguum apparebat, impacta lateri affectione, non<text:line-break/>propter ipsius malignitatem. Scimus enim gravissimas este<text:line-break/>tum peripneumonias tum pleuritidas, in quibus nihil<text:line-break/>exspuitur, quatenus etiam ipse docuit Hippocrates. Cae-<text:line-break/>terum hic non ob morbi gravitatem nihil sputi primis<text:line-break/>diebus esse redditum existimandum est, fed quod circa<text:line-break/>primum intercostale spatium tantum esset affectio; quodsi<text:line-break/>et gravis et in eo esset solum loco, neque quicquam ob<text:line-break/>id exspueretur. ltaque venae sectionis auxilio potuit re-<text:line-break/>vulsis humoribus istic redundantibus initium coctionis<text:line-break/>affectioni sexto die contigisse , in qua sputa prunum eom-<text:line-break/>memoravit. Quod autem de decimo die recensendum di-<text:line-break/>finieram, est ejusmodi. Neque in his epidemiorum libris<text:line-break/>quispiam plane decime die judicatus est, neque ipse usquam<text:line-break/>asseruit decimum diem iudicatorium esse, quemadmodum</text:span></text:span></text:p>
      <text:p text:style-name="P2"><text:span text:style-name="Default_20_Paragraph_20_Font"><text:span text:style-name="T1">undecimum non raro pronunciavit. Habes autem omnes<text:line-break/>ipsius sententias in commentariis de diebus judicatoriis<text:line-break/>collectas , ubi etiam quadragesimus morbos judicare oste</text:span></text:span><text:span text:style-name="Default_20_Paragraph_20_Font"><text:span text:style-name="T10">n-<text:line-break/></text:span></text:span><text:span text:style-name="Default_20_Paragraph_20_Font"><text:span text:style-name="T1">.ditur, non quadragesimus secundus, prout existimarunt<text:line-break/>nonnulli, qui dierum judicatoriomm circuitus septumam^<text:line-break/>integris fieri ducebant.. Quod si quis ob id solum arbi-<text:line-break/>tretur morbum non absolute judicatum este, quod Pythio<text:line-break/>decimo die, non undecimo sudaverit, non recte. judican<text:line-break/>Defectus namque judicatiouis eo quod nondum coctus<text:line-break/>sit morbus, necessario accidit. Multos siquidem et ipse<text:line-break/>.Hippocrates scripsit et nos conspeximus diebus judicato-<text:line-break/>.riis ob solam urinarum cruditatem non integre judicatos.<text:line-break/>Utrisque vero inter se concurrentibus et aegri decimo<text:line-break/>.die imbecillitate et urinarum cruditate, non debuit for-.<text:line-break/>tassis homo judicari aut non vere et judicatorie. Quare<text:line-break/>forsan scriptum undecimo et non decimo statim per initia<text:line-break/>vitiatum est; quemadmodum et alia multa vitiata esse con-</text:span></text:span></text:p>
      <text:p text:style-name="P3"><text:span text:style-name="Default_20_Paragraph_20_Font"><text:span text:style-name="T1">fpiciuntur, quae ab his qui primum haec scripserunt, ne-<text:line-break/>gIecta perpetuo manenti Verum de decimo die haec<text:line-break/>sufficiant. Jam vero perpendere non perfunctorie melius ...<text:line-break/>est; quodnam enaeorema nubilosum existere ducendum<text:line-break/>sit. ln prognostico namque scriptum est: </text:span></text:span><text:span text:style-name="Default_20_Paragraph_20_Font"><text:span text:style-name="T8">.Quae nubes</text:span></text:span><text:span text:style-name="Default_20_Paragraph_20_Font"><text:span text:style-name="T1"> i</text:span></text:span><text:span text:style-name="Default_20_Paragraph_20_Font"><text:span text:style-name="T8">n<text:line-break/>urin</text:span></text:span><text:span text:style-name="Default_20_Paragraph_20_Font"><text:span text:style-name="T1">is i</text:span></text:span><text:span text:style-name="Default_20_Paragraph_20_Font"><text:span text:style-name="T8">nnatant, albae quidem bonae, n</text:span></text:span><text:span text:style-name="Default_20_Paragraph_20_Font"><text:span text:style-name="T1">i</text:span></text:span><text:span text:style-name="Default_20_Paragraph_20_Font"><text:span text:style-name="T8">grae vero pravae.<text:line-break/></text:span></text:span><text:span text:style-name="Default_20_Paragraph_20_Font"><text:span text:style-name="T1">Neque igitur urina nubilosis, neque enaeorema in progno-<text:line-break/>stico explicatum est, etiamsi accurate omnem in eo libro<text:line-break/>docuerit ex urinis lu acutis morbis praenotionem. Neque<text:line-break/>vero eorum qui praefantem librum exposuerunt quisquam<text:line-break/>explanavit, quidnam urinam nebulosam esse velit Hippo-<text:line-break/>crates. Ego vero quae mihi videntur de ipsa perquirenti .<text:line-break/>recensere non cunctabor. Nubis nomen ab ambiente nos<text:line-break/>aere per metaphoram in urinis medici dicere con saeve-<text:line-break/>runt. Sive Hippocrates hanc appellatio</text:span></text:span><text:span text:style-name="Default_20_Paragraph_20_Font"><text:span text:style-name="T8">n</text:span></text:span><text:span text:style-name="Default_20_Paragraph_20_Font"><text:span text:style-name="T1">em primus de<text:line-break/>fpecie aliqua veI enaeorematum veI urinarum dixerit,<text:line-break/>sive aliter ipsis quispiam indiderit. Quemadmodum igitur</text:span></text:span></text:p>
      <text:p text:style-name="P3"><text:span text:style-name="Default_20_Paragraph_20_Font"><text:span text:style-name="T1">in continente nos aere interdum quidem caliginosus fit sta-<text:line-break/>tus, quum is atris nubibus addensatus est, interdum vero sin-<text:line-break/>cerus et nubibus vacuus emicat et nubes quaedam per nilum<text:line-break/>dispersae conspiciuntur: ac tunc aer nubilosus dicitur, quo<text:line-break/>tempore nubium colorem, neque plane nigrum, neque<text:line-break/>lucidum, </text:span></text:span><text:span text:style-name="Default_20_Paragraph_20_Font"><text:span text:style-name="T8">t</text:span></text:span><text:span text:style-name="Default_20_Paragraph_20_Font"><text:span text:style-name="T1">ed inter hos medium cernimus: sic et lotium<text:line-break/>et enaeorema nubilosum videtur mihi appellare Hippo-<text:line-break/>crates, quod neque colore nigrum est, neque jam plane<text:line-break/>nigrum, fed inter .haec medium. Tale igitur enaeorema<text:line-break/>Pythioni factum esse coniiciendum esu Si namque album<text:line-break/>fuisset, imperfectam judicationem fecisset, quemadmodum<text:line-break/>etiam si nigrum, non probam. Quoniam vero inter al-<text:line-break/>bum et nigrum esset, ob id quidem bona, fed incompleta<text:line-break/>. judicatio contigit. Quod vero residuum fuit, quadragesimo<text:line-break/>die in duplicem abscessum transiit, quem ipsum rectum<text:line-break/>non existimant, magisque neque rectam ic</text:span></text:span><text:span text:style-name="Default_20_Paragraph_20_Font"><text:span text:style-name="T8">t</text:span></text:span><text:span text:style-name="Default_20_Paragraph_20_Font"><text:span text:style-name="T1">am explicant,<text:line-break/>quod stranguriam Pythioni factam esse consensu abscessus<text:line-break/>in sedem existiment, quum Hippocrates ipsis interdum</text:span></text:span></text:p>
      <text:p text:style-name="P3"><text:span text:style-name="Default_20_Paragraph_20_Font"><text:span text:style-name="T1">.quidem scribat simpliciter factam stranguriam, interdum<text:line-break/>vero non simpliciter, rest ipsi adjicrat abscessus appellatio-<text:line-break/>uem, ut in fecundo primi epidemlomm statu, quum itu<text:line-break/>fcribit: U</text:span></text:span><text:span text:style-name="Default_20_Paragraph_20_Font"><text:span text:style-name="T8">n</text:span></text:span><text:span text:style-name="Default_20_Paragraph_20_Font"><text:span text:style-name="T1">i</text:span></text:span><text:span text:style-name="Default_20_Paragraph_20_Font"><text:span text:style-name="T8">cum ver</text:span></text:span><text:span text:style-name="Default_20_Paragraph_20_Font"><text:span text:style-name="T1">o </text:span></text:span><text:span text:style-name="Default_20_Paragraph_20_Font"><text:span text:style-name="T8">u</text:span></text:span><text:span text:style-name="Default_20_Paragraph_20_Font"><text:span text:style-name="T1">t</text:span></text:span><text:span text:style-name="Default_20_Paragraph_20_Font"><text:span text:style-name="T8">ile et eorum quae edebantur<text:line-break/>signorum max</text:span></text:span><text:span text:style-name="Default_20_Paragraph_20_Font"><text:span text:style-name="T1">i</text:span></text:span><text:span text:style-name="Default_20_Paragraph_20_Font"><text:span text:style-name="T8">mum, quodque pluri</text:span></text:span><text:span text:style-name="Default_20_Paragraph_20_Font"><text:span text:style-name="T1">m</text:span></text:span><text:span text:style-name="Default_20_Paragraph_20_Font"><text:span text:style-name="T8">os max</text:span></text:span><text:span text:style-name="Default_20_Paragraph_20_Font"><text:span text:style-name="T1">imi</text:span></text:span><text:span text:style-name="Default_20_Paragraph_20_Font"><text:span text:style-name="T8">s pericul</text:span></text:span><text:span text:style-name="Default_20_Paragraph_20_Font"><text:span text:style-name="T1">i</text:span></text:span><text:span text:style-name="Default_20_Paragraph_20_Font"><text:span text:style-name="T8">s<text:line-break/>immersu</text:span></text:span><text:span text:style-name="Default_20_Paragraph_20_Font"><text:span text:style-name="T1">s </text:span></text:span><text:span text:style-name="Default_20_Paragraph_20_Font"><text:span text:style-name="T8">l</text:span></text:span><text:span text:style-name="Default_20_Paragraph_20_Font"><text:span text:style-name="T1">i</text:span></text:span><text:span text:style-name="Default_20_Paragraph_20_Font"><text:span text:style-name="T8">berav</text:span></text:span><text:span text:style-name="Default_20_Paragraph_20_Font"><text:span text:style-name="T1">it, </text:span></text:span><text:span text:style-name="Default_20_Paragraph_20_Font"><text:span text:style-name="T8">h</text:span></text:span><text:span text:style-name="Default_20_Paragraph_20_Font"><text:span text:style-name="T1">o</text:span></text:span><text:span text:style-name="Default_20_Paragraph_20_Font"><text:span text:style-name="T8">c fuit u</text:span></text:span><text:span text:style-name="Default_20_Paragraph_20_Font"><text:span text:style-name="T1">t </text:span></text:span><text:span text:style-name="Default_20_Paragraph_20_Font"><text:span text:style-name="T8">ad strangur</text:span></text:span><text:span text:style-name="Default_20_Paragraph_20_Font"><text:span text:style-name="T1">i</text:span></text:span><text:span text:style-name="Default_20_Paragraph_20_Font"><text:span text:style-name="T8">a</text:span></text:span><text:span text:style-name="Default_20_Paragraph_20_Font"><text:span text:style-name="T1">m 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verterent<text:line-break/>et in hanc absce</text:span></text:span><text:span text:style-name="Default_20_Paragraph_20_Font"><text:span text:style-name="T1">ssus </text:span></text:span><text:span text:style-name="Default_20_Paragraph_20_Font"><text:span text:style-name="T8">conc</text:span></text:span><text:span text:style-name="Default_20_Paragraph_20_Font"><text:span text:style-name="T1">i</text:span></text:span><text:span text:style-name="Default_20_Paragraph_20_Font"><text:span text:style-name="T8">derent. </text:span></text:span><text:span text:style-name="Default_20_Paragraph_20_Font"><text:span text:style-name="T1">Ipso namque appellante<text:line-break/>abscessus tum eos qui vexantium humorum excretione<text:line-break/>facti Eunt tum eos qui decubitu et merito. Ut autem in<text:line-break/>aliis ad dysenteriam, ita et nunc ad stranguriam abscessus<text:line-break/>factos fuisse pronunciavit, quum pravi qui venis conti-<text:line-break/>nentur humores utraque excretione purgarentur. Hoc<text:line-break/>ergo in ipso fecundo statu de urinis paulo ante textum,<text:line-break/>quem nuper protuli , ita ipse scripsit : E</text:span></text:span><text:span text:style-name="Default_20_Paragraph_20_Font"><text:span text:style-name="T8">t cum stranguria,<text:line-break/>non nephrit</text:span></text:span><text:span text:style-name="Default_20_Paragraph_20_Font"><text:span text:style-name="T1">i</text:span></text:span><text:span text:style-name="Default_20_Paragraph_20_Font"><text:span text:style-name="T8">cae, sed h</text:span></text:span><text:span text:style-name="Default_20_Paragraph_20_Font"><text:span text:style-name="T1">i</text:span></text:span><text:span text:style-name="Default_20_Paragraph_20_Font"><text:span text:style-name="T8">s al</text:span></text:span><text:span text:style-name="Default_20_Paragraph_20_Font"><text:span text:style-name="T1">i</text:span></text:span><text:span text:style-name="Default_20_Paragraph_20_Font"><text:span text:style-name="T8">a pro al</text:span></text:span><text:span text:style-name="Default_20_Paragraph_20_Font"><text:span text:style-name="T1">iis. Hoc est pro vi-<text:line-break/>tiosis qui in venis sunt humoribus et febribus his faece-<text:line-break/>dentibus purgationes considerant, pravis humoribus per<text:line-break/>vesicam exoretis, ut nonnunquam per intestina. Morsus</text:span></text:span></text:p>
      <text:p text:style-name="P2"><text:span text:style-name="Default_20_Paragraph_20_Font"><text:span text:style-name="T1">igitur ab acribus excrementis procreatus stranguriam pa-<text:line-break/>riebat. Vesica siquidem, ut demonstratum est, in strangu-<text:line-break/>riis ab. urinarum excretione proritatur, priusquam insigui-<text:line-break/>ter ab ipsis impleatur, geminam ob cau</text:span></text:span><text:span text:style-name="Default_20_Paragraph_20_Font"><text:span text:style-name="T8">t</text:span></text:span><text:span text:style-name="Default_20_Paragraph_20_Font"><text:span text:style-name="T1">am, aut quod<text:line-break/>ipsarum mordacium redditurum qualitatem non ferat aut<text:line-break/>quod propter imbecillitatem gravetur, priusquam acerven-<text:line-break/>tur, etiamsi . paucae omnino fuerint. Talem igitur quen-<text:line-break/>dam Pythioni iam factum esse abscessum pronunciat, neo<text:line-break/>ita simpliciter scripsit eum in stranguriam incidisse, sed<text:line-break/>abscessum habuisse addidit. Sic enim sese habet textus:<text:line-break/></text:span></text:span><text:span text:style-name="Default_20_Paragraph_20_Font"><text:span text:style-name="T8">suppurat</text:span></text:span><text:span text:style-name="Default_20_Paragraph_20_Font"><text:span text:style-name="T1">i</text:span></text:span><text:span text:style-name="Default_20_Paragraph_20_Font"><text:span text:style-name="T8">o c</text:span></text:span><text:span text:style-name="Default_20_Paragraph_20_Font"><text:span text:style-name="T1">i</text:span></text:span><text:span text:style-name="Default_20_Paragraph_20_Font"><text:span text:style-name="T8">rca sude</text:span></text:span><text:span text:style-name="Default_20_Paragraph_20_Font"><text:span text:style-name="T1">m </text:span></text:span><text:span text:style-name="Default_20_Paragraph_20_Font"><text:span text:style-name="T8">et strangur</text:span></text:span><text:span text:style-name="Default_20_Paragraph_20_Font"><text:span text:style-name="T1">i</text:span></text:span><text:span text:style-name="Default_20_Paragraph_20_Font"><text:span text:style-name="T8">osu</text:span></text:span><text:span text:style-name="Default_20_Paragraph_20_Font"><text:span text:style-name="T1">s </text:span></text:span><text:span text:style-name="Default_20_Paragraph_20_Font"><text:span text:style-name="T8">absee</text:span></text:span><text:span text:style-name="Default_20_Paragraph_20_Font"><text:span text:style-name="T1">sses </text:span></text:span><text:span text:style-name="Default_20_Paragraph_20_Font"><text:span text:style-name="T8">fac</text:span></text:span><text:span text:style-name="Default_20_Paragraph_20_Font"><text:span text:style-name="T1">t</text:span></text:span><text:span text:style-name="Default_20_Paragraph_20_Font"><text:span text:style-name="T8">us<text:line-break/>est. </text:span></text:span><text:span text:style-name="Default_20_Paragraph_20_Font"><text:span text:style-name="T1">Verum talia plerique interpretes, nam e duobus al-<text:line-break/>terunt, aut praetermittunt aut perperam interpretantur<text:line-break/>. protrahuntque .non necessario; de quibus semel hoc in<text:line-break/>loco disserere statui. Equidem satius esse ducebam longo<text:line-break/>a me quaesita tempore et cum judicir securitate inventa<text:line-break/>sola fcribere , citra omnem eorum qui perperam expos</text:span></text:span><text:span text:style-name="Default_20_Paragraph_20_Font"><text:span text:style-name="T8">c</text:span></text:span><text:span text:style-name="Default_20_Paragraph_20_Font"><text:span text:style-name="T1">e- .<text:line-break/>runt reprehensionem. Sed quoniam nonnulli prorsus</text:span></text:span></text:p>
      <text:p text:style-name="P2"><text:span text:style-name="Default_20_Paragraph_20_Font"><text:span text:style-name="T1">rudes atque ab omni disciplina alieni, ubi in peregrinas<text:line-break/>quorundam scripturum expositiones inciderunt, hac ipsa<text:line-break/>novitate -capti ipsas celebrant. Quamobrem satius esse<text:line-break/>duxi </text:span></text:span><text:span text:style-name="Default_20_Paragraph_20_Font"><text:span text:style-name="T8">t</text:span></text:span><text:span text:style-name="Default_20_Paragraph_20_Font"><text:span text:style-name="T1">emet eorum qui ita interpretantur mentionem fa-<text:line-break/>cere, quum etiam iple Hippocrates enunciaverit: </text:span></text:span><text:span text:style-name="Default_20_Paragraph_20_Font"><text:span text:style-name="T8">Extra-<text:line-break/>n</text:span></text:span><text:span text:style-name="Default_20_Paragraph_20_Font"><text:span text:style-name="T1">ea</text:span></text:span><text:span text:style-name="Default_20_Paragraph_20_Font"><text:span text:style-name="T8">m namque n</text:span></text:span><text:span text:style-name="Default_20_Paragraph_20_Font"><text:span text:style-name="T1">o</text:span></text:span><text:span text:style-name="Default_20_Paragraph_20_Font"><text:span text:style-name="T8">ndu</text:span></text:span><text:span text:style-name="Default_20_Paragraph_20_Font"><text:span text:style-name="T1">m i</text:span></text:span><text:span text:style-name="Default_20_Paragraph_20_Font"><text:span text:style-name="T8">n</text:span></text:span><text:span text:style-name="Default_20_Paragraph_20_Font"><text:span text:style-name="T1">t</text:span></text:span><text:span text:style-name="Default_20_Paragraph_20_Font"><text:span text:style-name="T8">elligente</text:span></text:span><text:span text:style-name="Default_20_Paragraph_20_Font"><text:span text:style-name="T1">s </text:span></text:span><text:span text:style-name="Default_20_Paragraph_20_Font"><text:span text:style-name="T8">magis qua</text:span></text:span><text:span text:style-name="Default_20_Paragraph_20_Font"><text:span text:style-name="T1">m </text:span></text:span><text:span text:style-name="Default_20_Paragraph_20_Font"><text:span text:style-name="T8">consue-<text:line-break/>tu</text:span></text:span><text:span text:style-name="Default_20_Paragraph_20_Font"><text:span text:style-name="T1">m </text:span></text:span><text:span text:style-name="Default_20_Paragraph_20_Font"><text:span text:style-name="T8">laudant, qu</text:span></text:span><text:span text:style-name="Default_20_Paragraph_20_Font"><text:span text:style-name="T1">o</text:span></text:span><text:span text:style-name="Default_20_Paragraph_20_Font"><text:span text:style-name="T8">d</text:span></text:span><text:span text:style-name="Default_20_Paragraph_20_Font"><text:span text:style-name="T1"> j</text:span></text:span><text:span text:style-name="Default_20_Paragraph_20_Font"><text:span text:style-name="T8">a</text:span></text:span><text:span text:style-name="Default_20_Paragraph_20_Font"><text:span text:style-name="T1">m </text:span></text:span><text:span text:style-name="Default_20_Paragraph_20_Font"><text:span text:style-name="T8">noverun</text:span></text:span><text:span text:style-name="Default_20_Paragraph_20_Font"><text:span text:style-name="T1">t, </text:span></text:span><text:span text:style-name="Default_20_Paragraph_20_Font"><text:span text:style-name="T8">quia u</text:span></text:span><text:span text:style-name="Default_20_Paragraph_20_Font"><text:span text:style-name="T1">t</text:span></text:span><text:span text:style-name="Default_20_Paragraph_20_Font"><text:span text:style-name="T8">ile atque al</text:span></text:span><text:span text:style-name="Default_20_Paragraph_20_Font"><text:span text:style-name="T1">i</text:span></text:span><text:span text:style-name="Default_20_Paragraph_20_Font"><text:span text:style-name="T8">e-<text:line-break/>, num</text:span></text:span><text:span text:style-name="Default_20_Paragraph_20_Font"><text:span text:style-name="T1"> m</text:span></text:span><text:span text:style-name="Default_20_Paragraph_20_Font"><text:span text:style-name="T8">ag</text:span></text:span><text:span text:style-name="Default_20_Paragraph_20_Font"><text:span text:style-name="T1">is </text:span></text:span><text:span text:style-name="Default_20_Paragraph_20_Font"><text:span text:style-name="T8">quam apertum.</text:span></text:span><text:span text:style-name="Default_20_Paragraph_20_Font"><text:span text:style-name="T1"> Quocirca . qui praetermoniti<text:line-break/>nostros in commentarios inciderunt et qui et quales sint<text:line-break/>pravarum explicationum modi ipsus cognoscere queant,<text:line-break/>prolixius hic de his omnibus scribere institui. Nemo<text:line-break/>vero orationis prolixitatem vitio. vertat., ad vitiosarum<text:line-break/>explicationum. dignotionem adjutorem perpetuo ipfum ha-<text:line-break/>hiturus. Ipsarum itaque explicationum genus unum est,<text:line-break/>quod in proposito aegroto quidam fecerunt, e quibus unius<text:line-break/>verba ipsis nominibus adscribam, ne quis me virum falso<text:line-break/>arguere existimet. T</text:span></text:span><text:span text:style-name="Default_20_Paragraph_20_Font"><text:span text:style-name="T8">e</text:span></text:span><text:span text:style-name="Default_20_Paragraph_20_Font"><text:span text:style-name="T1">l</text:span></text:span><text:span text:style-name="Default_20_Paragraph_20_Font"><text:span text:style-name="T8">lur</text:span></text:span><text:span text:style-name="Default_20_Paragraph_20_Font"><text:span text:style-name="T1">i</text:span></text:span><text:span text:style-name="Default_20_Paragraph_20_Font"><text:span text:style-name="T8">s vero temp</text:span></text:span><text:span text:style-name="Default_20_Paragraph_20_Font"><text:span text:style-name="T1">l</text:span></text:span><text:span text:style-name="Default_20_Paragraph_20_Font"><text:span text:style-name="T8">u</text:span></text:span><text:span text:style-name="Default_20_Paragraph_20_Font"><text:span text:style-name="T1">m, fortassis ad<text:line-break/>caulae demonstrationem, qua manuum tremor factus mor-</text:span></text:span></text:p>
      <text:p text:style-name="P2"><text:span text:style-name="Default_20_Paragraph_20_Font"><text:span text:style-name="T1">busque ipsi inciderit , positum est: veluti mulieri ob mem-<text:line-break/>simorum suppressionem, ut par est, propter partis otium<text:line-break/>obortam. In sexto rursus narrat profecto peregre viro<text:line-break/>. otiatam parte mulierem collectis ad os menstruis bar-</text:span></text:span></text:p>
      <text:p text:style-name="P1"><text:span text:style-name="Default_20_Paragraph_20_Font"><text:span text:style-name="T1">bam produxisse. Quod quid aliud existit quam semina<text:line-break/>in virum mutata? Sic itaque Pythio a coitu temperatus<text:line-break/>propter eam quam circa fanum curam habebat morbum<text:line-break/>incurrit. Haec quidem unius interpretum oratio, fele de-<text:line-break/>sumentis, quod saepius quidem Hippocrates domicilia no-^<text:line-break/>minatim commemoret, non eorum omnium , sed paucissi-<text:line-break/>morum prorfus .enarrationem scribat. Si namque non<text:line-break/>otiosis aegrorum domicilia conscripta sint, fed aliquid quod<text:line-break/>arti commodetur commonstrent; non recte fecit qui in<text:line-break/>paucis eorum vim explanavit , in caeteris vero vel multis<text:line-break/>praetermisit, ut statim in primo aegroto in primo epide-<text:line-break/>mioruui scripto. </text:span></text:span><text:span text:style-name="Default_20_Paragraph_20_Font"><text:span text:style-name="T8">ph</text:span></text:span><text:span text:style-name="Default_20_Paragraph_20_Font"><text:span text:style-name="T1">i</text:span></text:span><text:span text:style-name="Default_20_Paragraph_20_Font"><text:span text:style-name="T8">fucus en</text:span></text:span><text:span text:style-name="Default_20_Paragraph_20_Font"><text:span text:style-name="T1">i</text:span></text:span><text:span text:style-name="Default_20_Paragraph_20_Font"><text:span text:style-name="T8">m</text:span></text:span><text:span text:style-name="Default_20_Paragraph_20_Font"><text:span text:style-name="T1">, inquit, </text:span></text:span><text:span text:style-name="Default_20_Paragraph_20_Font"><text:span text:style-name="T8">prope moenia<text:line-break/>hab</text:span></text:span><text:span text:style-name="Default_20_Paragraph_20_Font"><text:span text:style-name="T1">i</text:span></text:span><text:span text:style-name="Default_20_Paragraph_20_Font"><text:span text:style-name="T8">tabat. </text:span></text:span><text:span text:style-name="Default_20_Paragraph_20_Font"><text:span text:style-name="T1">Deinde rursus ; Fal</text:span></text:span><text:span text:style-name="Default_20_Paragraph_20_Font"><text:span text:style-name="T8">erat</text:span></text:span><text:span text:style-name="Default_20_Paragraph_20_Font"><text:span text:style-name="T1">is </text:span></text:span><text:span text:style-name="Default_20_Paragraph_20_Font"><text:span text:style-name="T8">uxor, quae apud</text:span></text:span></text:p>
      <text:p text:style-name="P2"><text:span text:style-name="Default_20_Paragraph_20_Font"><text:span text:style-name="T8">Archegetem decumbebat. </text:span></text:span><text:span text:style-name="Default_20_Paragraph_20_Font"><text:span text:style-name="T1">Tum; </text:span></text:span><text:span text:style-name="Default_20_Paragraph_20_Font"><text:span text:style-name="T8">Erasinus, qu</text:span></text:span><text:span text:style-name="Default_20_Paragraph_20_Font"><text:span text:style-name="T1">i </text:span></text:span><text:span text:style-name="Default_20_Paragraph_20_Font"><text:span text:style-name="T8">ad</text:span></text:span><text:span text:style-name="Default_20_Paragraph_20_Font"><text:span text:style-name="T1">B</text:span></text:span><text:span text:style-name="Default_20_Paragraph_20_Font"><text:span text:style-name="T8">ootae<text:line-break/>torren</text:span></text:span><text:span text:style-name="Default_20_Paragraph_20_Font"><text:span text:style-name="T1">t</text:span></text:span><text:span text:style-name="Default_20_Paragraph_20_Font"><text:span text:style-name="T8">em hab</text:span></text:span><text:span text:style-name="Default_20_Paragraph_20_Font"><text:span text:style-name="T1">i</text:span></text:span><text:span text:style-name="Default_20_Paragraph_20_Font"><text:span text:style-name="T8">taba</text:span></text:span><text:span text:style-name="Default_20_Paragraph_20_Font"><text:span text:style-name="T1">t. Mox: </text:span></text:span><text:span text:style-name="Default_20_Paragraph_20_Font"><text:span text:style-name="T8">Clatomen</text:span></text:span><text:span text:style-name="Default_20_Paragraph_20_Font"><text:span text:style-name="T1">i</text:span></text:span><text:span text:style-name="Default_20_Paragraph_20_Font"><text:span text:style-name="T8">um, qu</text:span></text:span><text:span text:style-name="Default_20_Paragraph_20_Font"><text:span text:style-name="T1">i </text:span></text:span><text:span text:style-name="Default_20_Paragraph_20_Font"><text:span text:style-name="T8">juxta</text:span></text:span><text:span text:style-name="Default_20_Paragraph_20_Font"><text:span text:style-name="T1"> P</text:span></text:span><text:span text:style-name="Default_20_Paragraph_20_Font"><text:span text:style-name="T8">hr</text:span></text:span><text:span text:style-name="Default_20_Paragraph_20_Font"><text:span text:style-name="T1">y-<text:line-break/></text:span></text:span><text:span text:style-name="Default_20_Paragraph_20_Font"><text:span text:style-name="T8">nich</text:span></text:span><text:span text:style-name="Default_20_Paragraph_20_Font"><text:span text:style-name="T1">i</text:span></text:span><text:span text:style-name="Default_20_Paragraph_20_Font"><text:span text:style-name="T8">dae puteum /a</text:span></text:span><text:span text:style-name="Default_20_Paragraph_20_Font"><text:span text:style-name="T1">r</text:span></text:span><text:span text:style-name="Default_20_Paragraph_20_Font"><text:span text:style-name="T8">ebat. </text:span></text:span><text:span text:style-name="Default_20_Paragraph_20_Font"><text:span text:style-name="T1">Postea de muliere quadam :<text:line-break/></text:span></text:span><text:span text:style-name="Default_20_Paragraph_20_Font"><text:span text:style-name="T8">E</text:span></text:span><text:span text:style-name="Default_20_Paragraph_20_Font"><text:span text:style-name="T1">v</text:span></text:span><text:span text:style-name="Default_20_Paragraph_20_Font"><text:span text:style-name="T8">omendas</text:span></text:span><text:span text:style-name="Default_20_Paragraph_20_Font"><text:span text:style-name="T1">, inquit, </text:span></text:span><text:span text:style-name="Default_20_Paragraph_20_Font"><text:span text:style-name="T8">uxorem, qua</text:span></text:span><text:span text:style-name="Default_20_Paragraph_20_Font"><text:span text:style-name="T1">e sili</text:span></text:span><text:span text:style-name="Default_20_Paragraph_20_Font"><text:span text:style-name="T8">a</text:span></text:span><text:span text:style-name="Default_20_Paragraph_20_Font"><text:span text:style-name="T1">m </text:span></text:span><text:span text:style-name="Default_20_Paragraph_20_Font"><text:span text:style-name="T8">pepererat</text:span></text:span><text:span text:style-name="Default_20_Paragraph_20_Font"><text:span text:style-name="T1">. Deinde<text:line-break/>de alia rursus muliere, </text:span></text:span><text:span text:style-name="Default_20_Paragraph_20_Font"><text:span text:style-name="T8">quae</text:span></text:span><text:span text:style-name="Default_20_Paragraph_20_Font"><text:span text:style-name="T1"> i</text:span></text:span><text:span text:style-name="Default_20_Paragraph_20_Font"><text:span text:style-name="T8">n l</text:span></text:span><text:span text:style-name="Default_20_Paragraph_20_Font"><text:span text:style-name="T1">i</text:span></text:span><text:span text:style-name="Default_20_Paragraph_20_Font"><text:span text:style-name="T8">ttore decu</text:span></text:span><text:span text:style-name="Default_20_Paragraph_20_Font"><text:span text:style-name="T1">m</text:span></text:span><text:span text:style-name="Default_20_Paragraph_20_Font"><text:span text:style-name="T8">bebat</text:span></text:span><text:span text:style-name="Default_20_Paragraph_20_Font"><text:span text:style-name="T1">.. Atque<text:line-break/>in hoc ipsi, epidemiorum tertio plerosque alios reperias<text:line-break/>scriptos aegrotos cum domiciliis in quibus habitabant,<text:line-break/>quas nullo modo prorsus explicant. </text:span></text:span><text:span text:style-name="Default_20_Paragraph_20_Font"><text:span text:style-name="T8">Chaerio</text:span></text:span><text:span text:style-name="Default_20_Paragraph_20_Font"><text:span text:style-name="T1">, inquit, </text:span></text:span><text:span text:style-name="Default_20_Paragraph_20_Font"><text:span text:style-name="T8">qui<text:line-break/>apud</text:span></text:span><text:span text:style-name="Default_20_Paragraph_20_Font"><text:span text:style-name="T1"> D</text:span></text:span><text:span text:style-name="Default_20_Paragraph_20_Font"><text:span text:style-name="T8">emaene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m </text:span></text:span><text:span text:style-name="Default_20_Paragraph_20_Font"><text:span text:style-name="T8">hab</text:span></text:span><text:span text:style-name="Default_20_Paragraph_20_Font"><text:span text:style-name="T1">i</text:span></text:span><text:span text:style-name="Default_20_Paragraph_20_Font"><text:span text:style-name="T8">tabat. </text:span></text:span><text:span text:style-name="Default_20_Paragraph_20_Font"><text:span text:style-name="T1">Ab hoc deinceps : </text:span></text:span><text:span text:style-name="Default_20_Paragraph_20_Font"><text:span text:style-name="T8">Eur</text:span></text:span><text:span text:style-name="Default_20_Paragraph_20_Font"><text:span text:style-name="T1">y</text:span></text:span><text:span text:style-name="Default_20_Paragraph_20_Font"><text:span text:style-name="T8">a-<text:line-break/>nac</text:span></text:span><text:span text:style-name="Default_20_Paragraph_20_Font"><text:span text:style-name="T1">tis </text:span></text:span><text:span text:style-name="Default_20_Paragraph_20_Font"><text:span text:style-name="T8">sil</text:span></text:span><text:span text:style-name="Default_20_Paragraph_20_Font"><text:span text:style-name="T1">i</text:span></text:span><text:span text:style-name="Default_20_Paragraph_20_Font"><text:span text:style-name="T8">am v</text:span></text:span><text:span text:style-name="Default_20_Paragraph_20_Font"><text:span text:style-name="T1">i</text:span></text:span><text:span text:style-name="Default_20_Paragraph_20_Font"><text:span text:style-name="T8">rgine</text:span></text:span><text:span text:style-name="Default_20_Paragraph_20_Font"><text:span text:style-name="T1">m i</text:span></text:span><text:span text:style-name="Default_20_Paragraph_20_Font"><text:span text:style-name="T8">gn</text:span></text:span><text:span text:style-name="Default_20_Paragraph_20_Font"><text:span text:style-name="T1">is </text:span></text:span><text:span text:style-name="Default_20_Paragraph_20_Font"><text:span text:style-name="T8">prehend</text:span></text:span><text:span text:style-name="Default_20_Paragraph_20_Font"><text:span text:style-name="T1">i</text:span></text:span><text:span text:style-name="Default_20_Paragraph_20_Font"><text:span text:style-name="T8">t. </text:span></text:span><text:span text:style-name="Default_20_Paragraph_20_Font"><text:span text:style-name="T1">Deinde: </text:span></text:span><text:span text:style-name="Default_20_Paragraph_20_Font"><text:span text:style-name="T8">c</text:span></text:span><text:span text:style-name="Default_20_Paragraph_20_Font"><text:span text:style-name="T1">y</text:span></text:span><text:span text:style-name="Default_20_Paragraph_20_Font"><text:span text:style-name="T8">nan-<text:line-break/>ch</text:span></text:span><text:span text:style-name="Default_20_Paragraph_20_Font"><text:span text:style-name="T1">i</text:span></text:span><text:span text:style-name="Default_20_Paragraph_20_Font"><text:span text:style-name="T8">one apud</text:span></text:span><text:span text:style-name="Default_20_Paragraph_20_Font"><text:span text:style-name="T1"> r</text:span></text:span><text:span text:style-name="Default_20_Paragraph_20_Font"><text:span text:style-name="T8">abi</text:span></text:span><text:span text:style-name="Default_20_Paragraph_20_Font"><text:span text:style-name="T1">o</text:span></text:span><text:span text:style-name="Default_20_Paragraph_20_Font"><text:span text:style-name="T8">nem. </text:span></text:span><text:span text:style-name="Default_20_Paragraph_20_Font"><text:span text:style-name="T1">Post hanc </text:span></text:span><text:span text:style-name="Default_20_Paragraph_20_Font"><text:span text:style-name="T8">c</text:span></text:span><text:span text:style-name="Default_20_Paragraph_20_Font"><text:span text:style-name="T1">urius : </text:span></text:span><text:span text:style-name="Default_20_Paragraph_20_Font"><text:span text:style-name="T8">Ad</text:span></text:span><text:span text:style-name="Default_20_Paragraph_20_Font"><text:span text:style-name="T1">o</text:span></text:span><text:span text:style-name="Default_20_Paragraph_20_Font"><text:span text:style-name="T8">lescentu-<text:line-break/>.tu</text:span></text:span><text:span text:style-name="Default_20_Paragraph_20_Font"><text:span text:style-name="T1">s, </text:span></text:span><text:span text:style-name="Default_20_Paragraph_20_Font"><text:span text:style-name="T8">qu</text:span></text:span><text:span text:style-name="Default_20_Paragraph_20_Font"><text:span text:style-name="T1">i i</text:span></text:span><text:span text:style-name="Default_20_Paragraph_20_Font"><text:span text:style-name="T8">n faro mendaciu</text:span></text:span><text:span text:style-name="Default_20_Paragraph_20_Font"><text:span text:style-name="T1">m </text:span></text:span><text:span text:style-name="Default_20_Paragraph_20_Font"><text:span text:style-name="T8">hab</text:span></text:span><text:span text:style-name="Default_20_Paragraph_20_Font"><text:span text:style-name="T1">it</text:span></text:span><text:span text:style-name="Default_20_Paragraph_20_Font"><text:span text:style-name="T8">abat. </text:span></text:span><text:span text:style-name="Default_20_Paragraph_20_Font"><text:span text:style-name="T1">Sed quid multa<text:line-break/>adscribere oportet, quum totus fere liber scriptura ejus-<text:line-break/>modi refertus sit? Verum ad propositum procedendum.<text:line-break/>Quum enim permulti aegroti ita descripti sint , omnium<text:line-break/>domicilia aut nullum explicare oportebat Verum non-<text:line-break/>nulli librorum interpretes auditores tantopere c</text:span></text:span><text:span text:style-name="Default_20_Paragraph_20_Font"><text:span text:style-name="T8">o</text:span></text:span><text:span text:style-name="Default_20_Paragraph_20_Font"><text:span text:style-name="T1">ntemfe-<text:line-break/>.sunt, ut ego non nunquam in Alexandria explicationem hu-</text:span></text:span></text:p>
      <text:p text:style-name="P2"><text:span text:style-name="Default_20_Paragraph_20_Font"><text:span text:style-name="T1">jusmodi audierim cujusdatn aegri in primo opulentiorum<text:line-break/>descripti eo in textu, cujus exordium est: </text:span></text:span><text:span text:style-name="Default_20_Paragraph_20_Font"><text:span text:style-name="T8">s</text:span></text:span><text:span text:style-name="Default_20_Paragraph_20_Font"><text:span text:style-name="T1">ila</text:span></text:span><text:span text:style-name="Default_20_Paragraph_20_Font"><text:span text:style-name="T8">nus qui<text:line-break/>apud</text:span></text:span><text:span text:style-name="Default_20_Paragraph_20_Font"><text:span text:style-name="T1"> Pl</text:span></text:span><text:span text:style-name="Default_20_Paragraph_20_Font"><text:span text:style-name="T8">atamone</text:span></text:span><text:span text:style-name="Default_20_Paragraph_20_Font"><text:span text:style-name="T1">m </text:span></text:span><text:span text:style-name="Default_20_Paragraph_20_Font"><text:span text:style-name="T8">habi</text:span></text:span><text:span text:style-name="Default_20_Paragraph_20_Font"><text:span text:style-name="T1">t</text:span></text:span><text:span text:style-name="Default_20_Paragraph_20_Font"><text:span text:style-name="T8">abat. </text:span></text:span><text:span text:style-name="Default_20_Paragraph_20_Font"><text:span text:style-name="T1">In his enim quae huic ac-<text:line-break/>eluerant explica</text:span></text:span><text:span text:style-name="Default_20_Paragraph_20_Font"><text:span text:style-name="T8">n</text:span></text:span><text:span text:style-name="Default_20_Paragraph_20_Font"><text:span text:style-name="T1">dis etiam talem quandam orationem<text:line-break/>scripsit Hippocrates: </text:span></text:span><text:span text:style-name="Default_20_Paragraph_20_Font"><text:span text:style-name="T8">Nocte nequaquam dor</text:span></text:span><text:span text:style-name="Default_20_Paragraph_20_Font"><text:span text:style-name="T1">mi</text:span></text:span><text:span text:style-name="Default_20_Paragraph_20_Font"><text:span text:style-name="T8">v</text:span></text:span><text:span text:style-name="Default_20_Paragraph_20_Font"><text:span text:style-name="T1">i</text:span></text:span><text:span text:style-name="Default_20_Paragraph_20_Font"><text:span text:style-name="T8">t, verba<text:line-break/></text:span></text:span><text:span text:style-name="Default_20_Paragraph_20_Font"><text:span text:style-name="T1">m</text:span></text:span><text:span text:style-name="Default_20_Paragraph_20_Font"><text:span text:style-name="T8">ultat</text:span></text:span><text:span text:style-name="Default_20_Paragraph_20_Font"><text:span text:style-name="T1"> His igitur acclamavit interpres libri, </text:span></text:span><text:span text:style-name="Default_20_Paragraph_20_Font"><text:span text:style-name="T8">lunat</text:span></text:span><text:span text:style-name="Default_20_Paragraph_20_Font"><text:span text:style-name="T1">i</text:span></text:span><text:span text:style-name="Default_20_Paragraph_20_Font"><text:span text:style-name="T8">cu</text:span></text:span><text:span text:style-name="Default_20_Paragraph_20_Font"><text:span text:style-name="T1">s<text:line-break/></text:span></text:span><text:span text:style-name="Default_20_Paragraph_20_Font"><text:span text:style-name="T8">enim era</text:span></text:span><text:span text:style-name="Default_20_Paragraph_20_Font"><text:span text:style-name="T1">t. Discipuli vero clamoribus exilientes supra<text:line-break/>modum admirati sunt. Nonnulli quidem interpretes in<text:line-break/>tam supervacaneam sedulitatem venerunt , ut quaerant<text:line-break/>utrum in Platamone Silanus habitaret. Quidam vero in<text:line-break/>Platamone per m, nonnulli autem i</text:span></text:span><text:span text:style-name="Default_20_Paragraph_20_Font"><text:span text:style-name="T8">n</text:span></text:span><text:span text:style-name="Default_20_Paragraph_20_Font"><text:span text:style-name="T1"> Platanone per n.<text:line-break/>Eadem vero ratione quaerunt hujusmodi interpretes, quum<text:line-break/>Hippocrates pronunciavit: </text:span></text:span><text:span text:style-name="Default_20_Paragraph_20_Font"><text:span text:style-name="T8">Hab</text:span></text:span><text:span text:style-name="Default_20_Paragraph_20_Font"><text:span text:style-name="T1">it</text:span></text:span><text:span text:style-name="Default_20_Paragraph_20_Font"><text:span text:style-name="T8">abat</text:span></text:span><text:span text:style-name="Default_20_Paragraph_20_Font"><text:span text:style-name="T1"> i</text:span></text:span><text:span text:style-name="Default_20_Paragraph_20_Font"><text:span text:style-name="T8">n</text:span></text:span><text:span text:style-name="Default_20_Paragraph_20_Font"><text:span text:style-name="T1"> t</text:span></text:span><text:span text:style-name="Default_20_Paragraph_20_Font"><text:span text:style-name="T8">heatr</text:span></text:span><text:span text:style-name="Default_20_Paragraph_20_Font"><text:span text:style-name="T1">o, num fia-<text:line-break/>tius sit scribere theetrum an theatrum. At eos quidem<text:line-break/>arguunt qui in talibus tempus conterunt; alios vero qui<text:line-break/>per ea in Prorrhetico et Co</text:span></text:span><text:span text:style-name="Default_20_Paragraph_20_Font"><text:span text:style-name="T8">e</text:span></text:span><text:span text:style-name="Default_20_Paragraph_20_Font"><text:span text:style-name="T1">cis praenotionibus scripta<text:line-break/>exponunt, quae horum librorum aegris evenerunt, plerique</text:span></text:span></text:p>
      <text:p text:style-name="P3"><text:span text:style-name="Default_20_Paragraph_20_Font"><text:span text:style-name="T1">admirantur. At in plurimis eorum in prorrhetico de-<text:line-break/>scriptorum pravitas per quosdam lu eum librum confectus<text:line-break/>commentarios demonstrata esu Proditur siquidem libri<text:line-break/>anctor saepius ex une vel duobus sigillatim ab ipsi, con-<text:line-break/>spectis universales enunciationes conficere. Multos quoque<text:line-break/>concursus ex diversi generis signis acervatos eum scribere<text:line-break/>demonstratum esu Et vero tantam in ea doctrina con-<text:line-break/>curiuum multitudluem esse declaravimus, ut ipsi connu-<text:line-break/>merari nequeant. Praeterea quoque illud a nobis deda-<text:line-break/>ratum est in eorum explicatione quae scripsit auctor pror-<text:line-break/>rhetici doctrinam aliam ea meliorem reperiri non posse<text:line-break/>quae ab Hippocrate in prognostico data est , ipfo singu-<text:line-break/>lorum sieorsim signorum vires docente; neque enim aliter<text:line-break/>fieri posse ut multis simul concurrentibus quicquam<text:line-break/>praenoscatur. Qui ergo librum utrumque legerint, et pro-<text:line-break/>gnosticum et propheticum , iis clara esse certo Icio quae<text:line-break/>nunc dicta sunt omnia. Quod si quis nostros lu ea opera</text:span></text:span></text:p>
      <text:p text:style-name="P3"><text:span text:style-name="Default_20_Paragraph_20_Font"><text:span text:style-name="T1">commentarios praelegerit, poterit etiam absque his nunc<text:line-break/>commemoratis hujusmodi interpretationis pravitatem ex<text:line-break/>me cognofeere. Qui vero eos non legerint, ad illos prius<text:line-break/>eos accedere velim; postea vero rursum huc reversos tum<text:line-break/>intelligere, tum quae a me prodita sunt,. de ipsis ferre<text:line-break/>fententiam. Accepto siquidem paulo ante quodam ex com-<text:line-break/>mentariis a Lyco Macedone in praesentem librum condi-<text:line-break/>tis, tres reperi in Pythionis enarratione textus e prorrhe-<text:line-break/>rico conscriptos. Ipse in primo quidem ita ad verbum<text:line-break/>dicebat: T</text:span></text:span><text:span text:style-name="Default_20_Paragraph_20_Font"><text:span text:style-name="T8">re</text:span></text:span><text:span text:style-name="Default_20_Paragraph_20_Font"><text:span text:style-name="T1">m</text:span></text:span><text:span text:style-name="Default_20_Paragraph_20_Font"><text:span text:style-name="T8">ulae, obscurae et contrectab</text:span></text:span><text:span text:style-name="Default_20_Paragraph_20_Font"><text:span text:style-name="T1">i</text:span></text:span><text:span text:style-name="Default_20_Paragraph_20_Font"><text:span text:style-name="T8">les desip</text:span></text:span><text:span text:style-name="Default_20_Paragraph_20_Font"><text:span text:style-name="T1">i</text:span></text:span><text:span text:style-name="Default_20_Paragraph_20_Font"><text:span text:style-name="T8">ent</text:span></text:span><text:span text:style-name="Default_20_Paragraph_20_Font"><text:span text:style-name="T1">i</text:span></text:span><text:span text:style-name="Default_20_Paragraph_20_Font"><text:span text:style-name="T8">ae<text:line-break/>ad</text:span></text:span><text:span text:style-name="Default_20_Paragraph_20_Font"><text:span text:style-name="T1">m</text:span></text:span><text:span text:style-name="Default_20_Paragraph_20_Font"><text:span text:style-name="T8">odu</text:span></text:span><text:span text:style-name="Default_20_Paragraph_20_Font"><text:span text:style-name="T1">m </text:span></text:span><text:span text:style-name="Default_20_Paragraph_20_Font"><text:span text:style-name="T8">phren</text:span></text:span><text:span text:style-name="Default_20_Paragraph_20_Font"><text:span text:style-name="T1">iti</text:span></text:span><text:span text:style-name="Default_20_Paragraph_20_Font"><text:span text:style-name="T8">cae, ut et D</text:span></text:span><text:span text:style-name="Default_20_Paragraph_20_Font"><text:span text:style-name="T1">i</text:span></text:span><text:span text:style-name="Default_20_Paragraph_20_Font"><text:span text:style-name="T8">d</text:span></text:span><text:span text:style-name="Default_20_Paragraph_20_Font"><text:span text:style-name="T1">y</text:span></text:span><text:span text:style-name="Default_20_Paragraph_20_Font"><text:span text:style-name="T8">marcho</text:span></text:span><text:span text:style-name="Default_20_Paragraph_20_Font"><text:span text:style-name="T1"> i</text:span></text:span><text:span text:style-name="Default_20_Paragraph_20_Font"><text:span text:style-name="T8">n Co cont</text:span></text:span><text:span text:style-name="Default_20_Paragraph_20_Font"><text:span text:style-name="T1">i</text:span></text:span><text:span text:style-name="Default_20_Paragraph_20_Font"><text:span text:style-name="T8">g</text:span></text:span><text:span text:style-name="Default_20_Paragraph_20_Font"><text:span text:style-name="T1">i</text:span></text:span><text:span text:style-name="Default_20_Paragraph_20_Font"><text:span text:style-name="T8">t.<text:line-break/></text:span></text:span><text:span text:style-name="Default_20_Paragraph_20_Font"><text:span text:style-name="T1">In secundo sic.: </text:span></text:span><text:span text:style-name="Default_20_Paragraph_20_Font"><text:span text:style-name="T8">Tre</text:span></text:span><text:span text:style-name="Default_20_Paragraph_20_Font"><text:span text:style-name="T1">m</text:span></text:span><text:span text:style-name="Default_20_Paragraph_20_Font"><text:span text:style-name="T8">ore</text:span></text:span><text:span text:style-name="Default_20_Paragraph_20_Font"><text:span text:style-name="T1">s sii</text:span></text:span><text:span text:style-name="Default_20_Paragraph_20_Font"><text:span text:style-name="T8">d</text:span></text:span><text:span text:style-name="Default_20_Paragraph_20_Font"><text:span text:style-name="T1">o</text:span></text:span><text:span text:style-name="Default_20_Paragraph_20_Font"><text:span text:style-name="T8">rtbu</text:span></text:span><text:span text:style-name="Default_20_Paragraph_20_Font"><text:span text:style-name="T1">s </text:span></text:span><text:span text:style-name="Default_20_Paragraph_20_Font"><text:span text:style-name="T8">oborti red</text:span></text:span><text:span text:style-name="Default_20_Paragraph_20_Font"><text:span text:style-name="T1">i</text:span></text:span><text:span text:style-name="Default_20_Paragraph_20_Font"><text:span text:style-name="T8">re c</text:span></text:span><text:span text:style-name="Default_20_Paragraph_20_Font"><text:span text:style-name="T1">o</text:span></text:span><text:span text:style-name="Default_20_Paragraph_20_Font"><text:span text:style-name="T8">nsue-,<text:line-break/>verunt. </text:span></text:span><text:span text:style-name="Default_20_Paragraph_20_Font"><text:span text:style-name="T1">Tertius denique his verbis scriptus est: U</text:span></text:span><text:span text:style-name="Default_20_Paragraph_20_Font"><text:span text:style-name="T8">r</text:span></text:span><text:span text:style-name="Default_20_Paragraph_20_Font"><text:span text:style-name="T1">i</text:span></text:span><text:span text:style-name="Default_20_Paragraph_20_Font"><text:span text:style-name="T8">nae n<text:line-break/>tu</text:span></text:span><text:span text:style-name="Default_20_Paragraph_20_Font"><text:span text:style-name="T1">r</text:span></text:span><text:span text:style-name="Default_20_Paragraph_20_Font"><text:span text:style-name="T8">bulent</text:span></text:span><text:span text:style-name="Default_20_Paragraph_20_Font"><text:span text:style-name="T1">is </text:span></text:span><text:span text:style-name="Default_20_Paragraph_20_Font"><text:span text:style-name="T8">v</text:span></text:span><text:span text:style-name="Default_20_Paragraph_20_Font"><text:span text:style-name="T1">i</text:span></text:span><text:span text:style-name="Default_20_Paragraph_20_Font"><text:span text:style-name="T8">gil</text:span></text:span><text:span text:style-name="Default_20_Paragraph_20_Font"><text:span text:style-name="T1">i</text:span></text:span><text:span text:style-name="Default_20_Paragraph_20_Font"><text:span text:style-name="T8">is dec</text:span></text:span><text:span text:style-name="Default_20_Paragraph_20_Font"><text:span text:style-name="T1">o</text:span></text:span><text:span text:style-name="Default_20_Paragraph_20_Font"><text:span text:style-name="T8">lore</text:span></text:span><text:span text:style-name="Default_20_Paragraph_20_Font"><text:span text:style-name="T1">s, </text:span></text:span><text:span text:style-name="Default_20_Paragraph_20_Font"><text:span text:style-name="T8">cum nigr</text:span></text:span><text:span text:style-name="Default_20_Paragraph_20_Font"><text:span text:style-name="T1">is </text:span></text:span><text:span text:style-name="Default_20_Paragraph_20_Font"><text:span text:style-name="T8">suspensa del</text:span></text:span><text:span text:style-name="Default_20_Paragraph_20_Font"><text:span text:style-name="T1">iri</text:span></text:span><text:span text:style-name="Default_20_Paragraph_20_Font"><text:span text:style-name="T8">um.<text:line-break/>portendunt. </text:span></text:span><text:span text:style-name="Default_20_Paragraph_20_Font"><text:span text:style-name="T1">Ipsi. quidem sunt ex prorrhetico textus a<text:line-break/>Lyco adscripti, ac si Quintus in propositi Pythionis ex-<text:line-break/>plicatioue ita protulisset. Mihi vero quandoquidem prave<text:line-break/>scripta conatus sum arguere, etiamsi superioribus commen-<text:line-break/>tarits id agere vitaverint, hujusmodi tamen explicationum</text:span></text:span></text:p>
      <text:p text:style-name="P3">l pravitatem declarare satius esse videtur. Primum itaque<text:line-break/>prorrhetici textus his quae in Pythione narrantur mini-<text:line-break/>me congruit; neque enim cum .silentio, neque magnopere<text:line-break/>fuit phreniticus. Nos autem quum propheticum explica-<text:line-break/>remus , quae et quaIes sunt cum silentio desipientiae de^-<text:line-break/>monstravimus et cur ipsas admodum phreniticas pronun-<text:line-break/>ciaverit, quorum neutrum in Pythione fuit. Non enim<text:line-break/>citra silentium deliravit, ac moderate phreniticus factus<text:line-break/>est. Secundus autem textus quo pronunciat: Tremores<text:line-break/>sudoribus fuccedentes redire consueverunt. Quae Py-<text:line-break/>thioni contigerunt, his contrarium ostendit. Non enim<text:line-break/>Succedebant, sed ex principio quidem simuI invadebant,<text:line-break/>postea vero ipse die decimo sudavit. Quare tremores non<text:line-break/>sudoribus successisse videntur, Sed tremoribus sudores.<text:line-break/>TextuS reIiquuS ac tertiuS quo pronunciavit : T<text:span text:style-name="Default_20_Paragraph_20_Font"><text:span text:style-name="T10">urbulentis<text:line-break/>ac vigilibus decolores cum nigris enaeorematibus delirium<text:line-break/>portendunt;</text:span></text:span> decenter a Lyco citatus esset, si Pythio pli-<text:line-break/>mum quidem non absque perturbatione vigiIasset, urinam-</text:p>
      <text:p text:style-name="P3"><text:span text:style-name="Default_20_Paragraph_20_Font"><text:span text:style-name="T1">que cum nigre euaeoremate minuisset, deinde ita postea<text:line-break/>desipuisset. Verum quoniam neque minxit talia, nubilo-<text:line-break/>sum siquidem enaeorema a nigro magno. distat intervallo,<text:line-break/>neque ex vigiliis turbulentis phreniticus factus est, fed<text:line-break/>statim a primo die deliravit; non recte adductus esu<text:line-break/>Quid enim prohibebat enaeorema nigrum ipsum dicere,<text:line-break/>deinde vigilias quidem prime vel fecundo die ; postea vero<text:line-break/>primo rursus die, ac deinceps desipientiam? Imo etiam<text:line-break/>ipsis Lycus quum vocem </text:span></text:span><text:span text:style-name="Default_20_Paragraph_20_Font"><text:span text:style-name="T8">nub</text:span></text:span><text:span text:style-name="Default_20_Paragraph_20_Font"><text:span text:style-name="T1">i</text:span></text:span><text:span text:style-name="Default_20_Paragraph_20_Font"><text:span text:style-name="T8">losum</text:span></text:span><text:span text:style-name="Default_20_Paragraph_20_Font"><text:span text:style-name="T1"> interpretaretur, quod<text:line-break/>ah ea nigrum significaretur, pronunciare non ausus esu<text:line-break/>Quare supervacuo haec adjecit , si supervacane</text:span></text:span><text:span text:style-name="Default_20_Paragraph_20_Font"><text:span text:style-name="T8">o</text:span></text:span><text:span text:style-name="Default_20_Paragraph_20_Font"><text:span text:style-name="T1"> adjecta<text:line-break/>non siolum ad propositum inutilia, verum etiam omnino<text:line-break/>falsa dicere oportet, neglexitque omnino praecipua quae<text:line-break/>ab Hippocrate pro</text:span></text:span><text:span text:style-name="Default_20_Paragraph_20_Font"><text:span text:style-name="T8">n</text:span></text:span><text:span text:style-name="Default_20_Paragraph_20_Font"><text:span text:style-name="T1">unciata sunt, quisnam sit tremorem<text:line-break/>affectus , quae in tremulis manibus fed</text:span></text:span><text:span text:style-name="Default_20_Paragraph_20_Font"><text:span text:style-name="T8">o</text:span></text:span><text:span text:style-name="Default_20_Paragraph_20_Font"><text:span text:style-name="T1">s affecta aut nudi<text:line-break/>varia sputa et multa his succedentia, de quibus ego disi.<text:line-break/>ferui. Nihil enim horum prorsis. speculatus ceu quae-<text:line-break/>stionem , quod nequaquam omnino quaestui sit, ad verbum</text:span></text:span></text:p>
      <text:p text:style-name="P3"><text:span text:style-name="Default_20_Paragraph_20_Font"><text:span text:style-name="T1">sibi ita ohjiuit: </text:span></text:span><text:span text:style-name="Default_20_Paragraph_20_Font"><text:span text:style-name="T8">sep</text:span></text:span><text:span text:style-name="Default_20_Paragraph_20_Font"><text:span text:style-name="T1">ti</text:span></text:span><text:span text:style-name="Default_20_Paragraph_20_Font"><text:span text:style-name="T8">m</text:span></text:span><text:span text:style-name="Default_20_Paragraph_20_Font"><text:span text:style-name="T1">o </text:span></text:span><text:span text:style-name="Default_20_Paragraph_20_Font"><text:span text:style-name="T8">die o</text:span></text:span><text:span text:style-name="Default_20_Paragraph_20_Font"><text:span text:style-name="T1">s </text:span></text:span><text:span text:style-name="Default_20_Paragraph_20_Font"><text:span text:style-name="T8">d</text:span></text:span><text:span text:style-name="Default_20_Paragraph_20_Font"><text:span text:style-name="T1">isto</text:span></text:span><text:span text:style-name="Default_20_Paragraph_20_Font"><text:span text:style-name="T8">rtum -esu</text:span></text:span><text:span text:style-name="Default_20_Paragraph_20_Font"><text:span text:style-name="T1"> Atque vi-<text:line-break/>detur historia ipsa eum ea quae in aphorismis sic habet<text:line-break/>sententia; </text:span></text:span><text:span text:style-name="Default_20_Paragraph_20_Font"><text:span text:style-name="T8">Jn scbrenon inter</text:span></text:span><text:span text:style-name="Default_20_Paragraph_20_Font"><text:span text:style-name="T1">mi</text:span></text:span><text:span text:style-name="Default_20_Paragraph_20_Font"><text:span text:style-name="T8">t</text:span></text:span><text:span text:style-name="Default_20_Paragraph_20_Font"><text:span text:style-name="T1">t</text:span></text:span><text:span text:style-name="Default_20_Paragraph_20_Font"><text:span text:style-name="T8">en</text:span></text:span><text:span text:style-name="Default_20_Paragraph_20_Font"><text:span text:style-name="T1">t</text:span></text:span><text:span text:style-name="Default_20_Paragraph_20_Font"><text:span text:style-name="T8">e si</text:span></text:span><text:span text:style-name="Default_20_Paragraph_20_Font"><text:span text:style-name="T1"> l</text:span></text:span><text:span text:style-name="Default_20_Paragraph_20_Font"><text:span text:style-name="T8">abru</text:span></text:span><text:span text:style-name="Default_20_Paragraph_20_Font"><text:span text:style-name="T1">m </text:span></text:span><text:span text:style-name="Default_20_Paragraph_20_Font"><text:span text:style-name="T8">aut nasu</text:span></text:span><text:span text:style-name="Default_20_Paragraph_20_Font"><text:span text:style-name="T1">s<text:line-break/></text:span></text:span><text:span text:style-name="Default_20_Paragraph_20_Font"><text:span text:style-name="T8">aut oculu</text:span></text:span><text:span text:style-name="Default_20_Paragraph_20_Font"><text:span text:style-name="T1">s </text:span></text:span><text:span text:style-name="Default_20_Paragraph_20_Font"><text:span text:style-name="T8">aut superc</text:span></text:span><text:span text:style-name="Default_20_Paragraph_20_Font"><text:span text:style-name="T1">il</text:span></text:span><text:span text:style-name="Default_20_Paragraph_20_Font"><text:span text:style-name="T8">iu</text:span></text:span><text:span text:style-name="Default_20_Paragraph_20_Font"><text:span text:style-name="T1">m </text:span></text:span><text:span text:style-name="Default_20_Paragraph_20_Font"><text:span text:style-name="T8">perver</text:span></text:span><text:span text:style-name="Default_20_Paragraph_20_Font"><text:span text:style-name="T1">t</text:span></text:span><text:span text:style-name="Default_20_Paragraph_20_Font"><text:span text:style-name="T8">at</text:span></text:span><text:span text:style-name="Default_20_Paragraph_20_Font"><text:span text:style-name="T1">u</text:span></text:span><text:span text:style-name="Default_20_Paragraph_20_Font"><text:span text:style-name="T8">r , si n</text:span></text:span><text:span text:style-name="Default_20_Paragraph_20_Font"><text:span text:style-name="T1">o</text:span></text:span><text:span text:style-name="Default_20_Paragraph_20_Font"><text:span text:style-name="T8">n v</text:span></text:span><text:span text:style-name="Default_20_Paragraph_20_Font"><text:span text:style-name="T1">i</text:span></text:span><text:span text:style-name="Default_20_Paragraph_20_Font"><text:span text:style-name="T8">deat, st<text:line-break/>non aud</text:span></text:span><text:span text:style-name="Default_20_Paragraph_20_Font"><text:span text:style-name="T1">i</text:span></text:span><text:span text:style-name="Default_20_Paragraph_20_Font"><text:span text:style-name="T8">at, </text:span></text:span><text:span text:style-name="Default_20_Paragraph_20_Font"><text:span text:style-name="T1">i</text:span></text:span><text:span text:style-name="Default_20_Paragraph_20_Font"><text:span text:style-name="T8">mbec</text:span></text:span><text:span text:style-name="Default_20_Paragraph_20_Font"><text:span text:style-name="T1">i</text:span></text:span><text:span text:style-name="Default_20_Paragraph_20_Font"><text:span text:style-name="T8">llo</text:span></text:span><text:span text:style-name="Default_20_Paragraph_20_Font"><text:span text:style-name="T1"> j</text:span></text:span><text:span text:style-name="Default_20_Paragraph_20_Font"><text:span text:style-name="T8">am corpore ; qu</text:span></text:span><text:span text:style-name="Default_20_Paragraph_20_Font"><text:span text:style-name="T1">i</text:span></text:span><text:span text:style-name="Default_20_Paragraph_20_Font"><text:span text:style-name="T8">cqu</text:span></text:span><text:span text:style-name="Default_20_Paragraph_20_Font"><text:span text:style-name="T1">i</text:span></text:span><text:span text:style-name="Default_20_Paragraph_20_Font"><text:span text:style-name="T8">d horu</text:span></text:span><text:span text:style-name="Default_20_Paragraph_20_Font"><text:span text:style-name="T1">m </text:span></text:span><text:span text:style-name="Default_20_Paragraph_20_Font"><text:span text:style-name="T8">acci-.<text:line-break/>derit, mor</text:span></text:span><text:span text:style-name="Default_20_Paragraph_20_Font"><text:span text:style-name="T1">s </text:span></text:span><text:span text:style-name="Default_20_Paragraph_20_Font"><text:span text:style-name="T8">prox</text:span></text:span><text:span text:style-name="Default_20_Paragraph_20_Font"><text:span text:style-name="T1">i</text:span></text:span><text:span text:style-name="Default_20_Paragraph_20_Font"><text:span text:style-name="T8">ma. </text:span></text:span><text:span text:style-name="Default_20_Paragraph_20_Font"><text:span text:style-name="T1">Haec est Lyci oratio sibi tanquam<text:line-break/>quaestionem objicientis, quae nullam protius ambiguitatem.<text:line-break/>continet. In aphorismis enim dixit: i</text:span></text:span><text:span text:style-name="Default_20_Paragraph_20_Font"><text:span text:style-name="T8">mbec</text:span></text:span><text:span text:style-name="Default_20_Paragraph_20_Font"><text:span text:style-name="T1">i</text:span></text:span><text:span text:style-name="Default_20_Paragraph_20_Font"><text:span text:style-name="T8">llo ja</text:span></text:span><text:span text:style-name="Default_20_Paragraph_20_Font"><text:span text:style-name="T1">m </text:span></text:span><text:span text:style-name="Default_20_Paragraph_20_Font"><text:span text:style-name="T8">cor-<text:line-break/>p</text:span></text:span><text:span text:style-name="Default_20_Paragraph_20_Font"><text:span text:style-name="T1">o</text:span></text:span><text:span text:style-name="Default_20_Paragraph_20_Font"><text:span text:style-name="T8">r</text:span></text:span><text:span text:style-name="Default_20_Paragraph_20_Font"><text:span text:style-name="T1">e</text:span></text:span><text:span text:style-name="Default_20_Paragraph_20_Font"><text:span text:style-name="T8">r</text:span></text:span><text:span text:style-name="Default_20_Paragraph_20_Font"><text:span text:style-name="T1"> At Pythioni non imbecillo os distortum est. Enim-<text:line-break/>vero quum folvit Lycus quod ipse ohjecerat, nihil aliud<text:line-break/>ad solutionem protulit quam quod nunc dictum est. Ita-<text:line-break/>que quod manifestum erat, id tamquam dubium propo-<text:line-break/>fuit. Ex caeteris vero nihil quod artem esset utile, quae.<text:line-break/>sivit; neque quisnam esset affectus Pythioni , quo oborta<text:line-break/>essent descripta symptomata, quis item locus aut qui ef-<text:line-break/>scnt affecti. Imo . neque quod de venae sectione praeter.<text:line-break/>missum erat indicarit. Humorum etiam temperamento-<text:line-break/>rumque non solum nunc non meminit, vel coeli fletus,</text:span></text:span></text:p>
      <text:p text:style-name="P3"><text:span text:style-name="Default_20_Paragraph_20_Font"><text:span text:style-name="T1">fed neque in ulla alta</text:span></text:span><text:span text:style-name="Default_20_Paragraph_20_Font"><text:span text:style-name="T8">t</text:span></text:span><text:span text:style-name="Default_20_Paragraph_20_Font"><text:span text:style-name="T1"> aegrorum explanatione quam po-<text:line-break/>tissimum oportebat considerare qui Hippdcratis librum infi<text:line-break/>terpretabatur ac sic Asclepiadem exponeret, pordsd exitui,<text:line-break/>mores ac incompacta elementa, et ad tenuium partium<text:line-break/>rationem ipsum .dicere oportebat. Ad haec enim ille<text:line-break/>principia reducit . omnia. Calidum veri,, frigidum , humi-<text:line-break/>dum et siccum causas statuit Hippocrates; quemadmodum<text:line-break/>ambientem aerem in animantium corporibus, sic et quae.<text:line-break/>tuor humores temperamento inter re discrepantes art tam<text:line-break/>sanitatis tum morborum causas: sanitatis quidem, quum<text:line-break/>inter fe commoderate se habuerint, morborum vero quum<text:line-break/>vel exuperaverint aut uefecerint aut ex peculiari ioco in<text:line-break/>alienum transierint. llaque ad haec principia etiam qui<text:line-break/>ante Lycum et Quintum aliquem Hippocratis librum exi-:<text:line-break/>plicarunt empirici; prorsus agere student quemadmodum<text:line-break/>in comoediarum actibus nonnulli propriam inductae per-,<text:line-break/>simaesimul actionem servanti Nam ut qui Erafistratum<text:line-break/>interpretantur, recte se de humoribus vel temperamentis<text:line-break/>verba facere putant, si qui dicere aliquid in Hippocrati-</text:span></text:span></text:p>
      <text:p text:style-name="P3"><text:span text:style-name="Default_20_Paragraph_20_Font"><text:span text:style-name="T1">cum librum aggreditur, recte facit, si ad vocem illius<text:line-break/>scopum explicationis dirigat. Sed fort</text:span></text:span><text:span text:style-name="Default_20_Paragraph_20_Font"><text:span text:style-name="T11">assis</text:span></text:span><text:span text:style-name="Default_20_Paragraph_20_Font"><text:span text:style-name="T1"> Lyci tanquam<text:line-break/>nothe t Hippocratis fectae aemulo indulgere lu his quibus<text:line-break/>delinquere videtur est melius, nisi quis hoc ipso incuset,<text:line-break/>quod . quum enarrationes scribere nequeat, agat fabulam.<text:line-break/>Id enim huic simile est, si comoediam aggrediaris et agere<text:line-break/>nequeas. Si quis vero ad eos, qui fe. Hippocraticos no</text:span></text:span><text:span text:style-name="Default_20_Paragraph_20_Font"><text:span text:style-name="T8">r<text:line-break/></text:span></text:span><text:span text:style-name="Default_20_Paragraph_20_Font"><text:span text:style-name="T1">minant, accesserit, non recte ipsis veniam dederit,, ubi<text:line-break/>sumtorum externorum </text:span></text:span><text:span text:style-name="Default_20_Paragraph_20_Font"><text:span text:style-name="T8">t</text:span></text:span><text:span text:style-name="Default_20_Paragraph_20_Font"><text:span text:style-name="T1">ectae Hippocraticae aemulorum<text:line-break/>instar aberraverint. Quum vero et eorum errores non so-<text:line-break/>lum ab Hippocratis Tentantia, verum etiam ab ipsa rerum<text:line-break/>veritate secesserint, eos dupliciter quisque incusaverit.<text:line-break/>.optimum siquidem est consentaneum interpretem utrum-<text:line-break/>que. hunc scopum habere, ec auctori consentanea et vera<text:line-break/>dicere. Qui alterum dumtaxat fervat, is quod dimidium<text:line-break/>totius labefactaverit, culpandus est. Qui vero interpres<text:line-break/>neque vera neque libri auctori consentanea loquitur,<text:line-break/>summe peccare existimandus esu Caeterum Sabinus ipsius-</text:span></text:span></text:p>
      <text:p text:style-name="P3"><text:span text:style-name="Default_20_Paragraph_20_Font"><text:span text:style-name="T1">que discipulus Metrodorus, quamquam superioribus Hippo-<text:line-break/>eraticis accuratiores esse existimati sunt, tamen et Hippo-<text:line-break/>cratem ipsi saepius male explicare videntur. Atque statim<text:line-break/>in proposito aegroto iis verbis proferunt. Ut enim con-<text:line-break/>vulsio tum a vacuatione tum repletione fit, ita et tremor,<text:line-break/>qui parva est convulsio, a contrariis absolvitur. De causa<text:line-break/>igitur qua ejusmodi fiant affectus dogmaticorum vicorum,<text:line-break/>non empiricorum est disserere. Attamen ipfos cognoscere<text:line-break/>atque ab invicem discernere posse etiam empiricis neces-<text:line-break/>sariunt esu Videtur autem primum in ea ipsa re Sabinus<text:line-break/>deceptus, quod tremorem parvam esse convulsionem dixe-<text:line-break/>rit. Tuto namque genere inter se differunt hi affectus.<text:line-break/>At functionum laesiones affectus aut symptomata vocare<text:line-break/>nihil differt. Non enim affectus quidem in fetidis anima-<text:line-break/>118 partibus existunt, ut oedema, phlegmone et fcirrhus,<text:line-break/>sed ut functiones in fieri suam existentiam assumunt, non<text:line-break/>quod constanter eo in habitu exlstant , sic et earum este-</text:span></text:span></text:p>
      <text:p text:style-name="P2"><text:span text:style-name="Default_20_Paragraph_20_Font"><text:span text:style-name="T1">ctiones. Quum enim omnis motus in fieri suam existen-<text:line-break/>tiam sortiatur , quumque sit in animalibus voluntarius<text:line-break/>quidam motus; quemadmodum alter involuntarius ac<text:line-break/>naturalis, voluntarii laesiones in musculorum motibus<text:line-break/>fiunt, a quibus et qui fecundum naturam sunt, eos sci-<text:line-break/>mus perfici Verum quod in ipsis secundum naturam est,<text:line-break/>unum et simplex existit; quod vero praeter naturam , in<text:line-break/>primis quidem duabus differentiis, aut praeter voluntatem<text:line-break/>aut ex voluntate, non tamen fecundum naturam, sed ex<text:line-break/>impetu dicere vel ex voluntate, quantum ad praesens at-<text:line-break/>linet, nihil interest. Ex motibus autem qui citra arbi-<text:line-break/>trium fiunt in instrumentis ex voluntate moveri solitis<text:line-break/>alius convulsio appellatur, alius palpitatio, altus rigor,<text:line-break/>inter </text:span></text:span><text:span text:style-name="Default_20_Paragraph_20_Font"><text:span text:style-name="T8">t</text:span></text:span><text:span text:style-name="Default_20_Paragraph_20_Font"><text:span text:style-name="T1">e differentes. Sed de his u</text:span></text:span><text:span text:style-name="Default_20_Paragraph_20_Font"><text:span text:style-name="T8">n</text:span></text:span><text:span text:style-name="Default_20_Paragraph_20_Font"><text:span text:style-name="T1">iverse uno integro<text:line-break/>opere dictum est.- Motus vero qui fecundum arbitrium<text:line-break/>et non fecundum naturam editur, una est species qui tre-<text:line-break/>mor vocatur, de quo nunc disserere necessarium est, quo-<text:line-break/>niam et de caeteris hujus gratia quiddam enarratum esu<text:line-break/>Fit igitur tremor non susum tum musculis tum nervis</text:span></text:span></text:p>
      <text:p text:style-name="P2"><text:span text:style-name="Default_20_Paragraph_20_Font"><text:span text:style-name="T1">aegrotantibus, verum etiam fecundum naturam se hahen-<text:line-break/>tibus, quum quis supra vires quodcunque pondus aut ma-<text:line-break/>tribus bajulare aut humeris imponere contendit. Itaque<text:line-break/>nonnulli conspiciuntur juvenes robustissimi dum praegrave<text:line-break/>gestant onus aliquod, cruribus ohtremiscere, ac maxime<text:line-break/>quum </text:span></text:span><text:span text:style-name="Default_20_Paragraph_20_Font"><text:span text:style-name="T10">t</text:span></text:span><text:span text:style-name="Default_20_Paragraph_20_Font"><text:span text:style-name="T1">calas ascendere tentaverint. At quod illis in ma-<text:line-break/>ximis ponderibus, id et senibus atque aliter imbecillis<text:line-break/>ex minoribus accidit. Haec namque etiam gravia jam<text:line-break/>imbecillis existunt. Quidam etiam animi affectus tremo-<text:line-break/>res efficiunt. Nam et libro de tumoribus pronunciatum<text:line-break/>est, transeunti per praecipitem locum crura tremere, quod<text:line-break/>videlicet maximus terror vices dissolvat, quemadmodum<text:line-break/>etiam si quis alius accedentem feram aut latrones aut ho-<text:line-break/>stes intuitus metuat. Itaque nos merito in commentario<text:line-break/>de tremore, convulsione, palpitatione et rigore tremorem<text:line-break/>; ex facultatis infirmitate perpetuo fieri demonstravimus. At<text:line-break/>quis interdum quidem ipsa facultas per fe imbecilla est,<text:line-break/>interdum vero ob animi affectum, aut etiam quia nequa-</text:span></text:span></text:p>
      <text:p text:style-name="P3"><text:span text:style-name="Default_20_Paragraph_20_Font"><text:span text:style-name="T1">quam propria ratione affecta ex gravi pondere haec pati-<text:line-break/>tur ; tres causarum ipsius esse differentias asseruimus , vo-<text:line-break/>luntariorum instrumentorum intemperiem, affectum animi<text:line-break/>et oneris gravitatem. Si igitur neque metuenti, neque<text:line-break/>-grave onus gestanti tremor fiat, e duobus alterum existit,<text:line-break/>aut instrumentorum est intemperies aut in ipsi, corpore<text:line-break/>circa musculos vel nervos pondus. Sed quidam sermoni<text:line-break/>subest error </text:span></text:span><text:span text:style-name="Default_20_Paragraph_20_Font"><text:span text:style-name="T8">r</text:span></text:span><text:span text:style-name="Default_20_Paragraph_20_Font"><text:span text:style-name="T1"> de quo in commentariis de tremore, convul-<text:line-break/>sione, palpitatione et rigore diximus. Quidam enim con-<text:line-break/>fpiciuntur et manibus et capite tremere, partes movere<text:line-break/>non proponentes, atque ob id falso dictum esse videtur<text:line-break/>quod instituentibus agere ..quippiam eveniat. Verum si<text:line-break/>intellexeris, reclinato cervicali collo capitis tremorem de-<text:line-break/>sistere manusque depositas non amplius spias tremere , ere-<text:line-break/>des merito dici quibus quaecunque pars otiatur, ipsi pror-<text:line-break/></text:span></text:span><text:span text:style-name="Default_20_Paragraph_20_Font"><text:span text:style-name="T8">t</text:span></text:span><text:span text:style-name="Default_20_Paragraph_20_Font"><text:span text:style-name="T1">us tremorem non oboriri. Si vero attollant aut suilla-<text:line-break/>tum illud servent, tune fieri symptoma. Tanta siquidem<text:line-break/>musculorum requie indigent qui ita agunt, ut etiam op-</text:span></text:span></text:p>
      <text:p text:style-name="P3"><text:span text:style-name="Default_20_Paragraph_20_Font"><text:span text:style-name="T1">positos inter fe musculos simul moveant. Exempli gratia<text:line-break/>in uianu et qui attollunt et qui deprimunt partem eam<text:line-break/>tum extendunt tum flectunt. Robustiori etiam opus est<text:line-break/>facultate his qui manum in angulum: ductam sublimem<text:line-break/>fervant quam qui ipfam extendunt aut flectunt. Qui<text:line-break/>namque extendunt, uno musculorum genere ad id rei ef-<text:line-break/>ficiendum natura comparato operantur, feriatis tune ipfam<text:line-break/>flectentibus. Qui vero flectunt, operantur quidem flectere<text:line-break/>natura fiditis, feriantur autem extendere valentibus. Si<text:line-break/>quis vero sublatam in angulum et sublimem manum for-<text:line-break/>tiatur, neque flectat, utrisque aequaliter musculis opera-<text:line-break/>tur , quemadmodum in tetanis vocatis. Non igitur minore<text:line-break/>his opus est robore, qui in ejusmodi figura vel crus vel<text:line-break/>collum vel manum servant citra ullam solidi corporis<text:line-break/>fulturam membrum tum valentis tum portantis. At quum<text:line-break/>ipsorum motrix facultas vecturum partium gravitate longe<text:line-break/>superior fuerit, facile quidem attollit, facile quoque fub-</text:span></text:span></text:p>
      <text:p text:style-name="P3"><text:span text:style-name="Default_20_Paragraph_20_Font"><text:span text:style-name="T1">latas servati Quum vero multo inferior fuerit, velut in<text:line-break/>resolutis , nullo pactu potest attollere. Quum autem ae-<text:line-break/>que pollens existit, vicissim sigillatimque vincitur. Vin- .<text:line-break/>eens siquidem lu ipsa figura extensam manum fervat,<text:line-break/>ricta vero deorsum elabi sinit. Sed ausculta mihi id ita<text:line-break/>continue fieri , ut victrix haec membrum sustollat , victa<text:line-break/>mox a fur</text:span></text:span><text:span text:style-name="Default_20_Paragraph_20_Font"><text:span text:style-name="T8">t</text:span></text:span><text:span text:style-name="Default_20_Paragraph_20_Font"><text:span text:style-name="T1">um sublatorum pondere deorsum ferri permit-<text:line-break/>tat; vincens vero rursum et illa simul facultatem eorum<text:line-break/>vindicans iterum attollere aggrediatur. Deinde quum haec<text:line-break/>vicissitudo brevissima fiat inclinatione, et quum infra ja-<text:line-break/>cet, sursum quamprimum revellatur et .quae membrum<text:line-break/>attollit statim deorfum ex adverso ducat, neque exacte<text:line-break/>tum inconcussum tum stabile servetur membrum , sed<text:line-break/>neque motus habeat in utramque partem effatu dignos,<text:line-break/>qui. brevibus et temporum et locorum intervallis servem-<text:line-break/>tur. Itaque tremor talis quidam existit motus, ut paucis<text:line-break/>complectar quae latius in praedicto libro narrata sunt.<text:line-break/>Quae vero in morbosis rigore fit partium concussio et ar-</text:span></text:span></text:p>
      <text:p text:style-name="P3"><text:span text:style-name="Default_20_Paragraph_20_Font"><text:span text:style-name="T1">b stratu et magnis contrariarum motionum sibi invicem<text:line-break/>succedentium intervallis simul cum fenfu frigoris perfici-<text:line-break/>tur.- Simile quodammodo huic pathemati existit aliud<text:line-break/>tum musculorum tum nervorum , quod convulsio adpel-<text:line-break/>lator, simili quidem in omnibus atque per organa ipsa<text:line-break/>existente in illis motione, quae et in eo quod impetu<text:line-break/>proprio ipsa moveantur evenit, fed hoc solo differt, quod<text:line-break/>non proprio impetu ipsa moveantur. De palpitatione hoc<text:line-break/>in loco disserere supervacaneum est, ne et de pulsu dicere<text:line-break/>cogar, qui cum palpitatione quandam communitatem ha-<text:line-break/>here videtur. Satis enim jam mihi etiam verba de tre-<text:line-break/>more praeter institutum in explanatorio libro prolata sunt.<text:line-break/>At desideranti accurate omnium praedictorum tum digno-<text:line-break/>tionem tum generationem perdiscere, liber legendus est,<text:line-break/>lu quo de his omnibus perfecte disserui, quando et de<text:line-break/>singultu et tussi et sternutamento et de caeteris quibusdam<text:line-break/>ejusmodi motibus a me quidem in libris de symptomatum<text:line-break/>causis definitum est, quum et dignotiones et differentias</text:span></text:span></text:p>
      <text:p text:style-name="P3"><text:span text:style-name="Default_20_Paragraph_20_Font"><text:span text:style-name="T1">motuum atque. eorirm caulas, a quibus proficiscuntur,<text:line-break/>percurrerem. Sabinus .autem in talibus omnibus aut plus<text:line-break/>aut minus quiddam neglexit. Quare contrario modo Quin-<text:line-break/>tus et Lycus tamquam illo prudentiores admittendi sunt,<text:line-break/>quod nihil quicquam de hisce pronunciare non sint aggressi,<text:line-break/>fed ut empirici interpretationes fecerint, etiamsi empi-<text:line-break/>ricorum nonnulli; quemadmodum declarari, ceu in co-<text:line-break/>moedia indutam pe</text:span></text:span><text:span text:style-name="Default_20_Paragraph_20_Font"><text:span text:style-name="T8">s</text:span></text:span><text:span text:style-name="Default_20_Paragraph_20_Font"><text:span text:style-name="T1">simam agant, qui quum Ilippocrati-<text:line-break/>cum quidem librum explicant, ut Hippocratici , Erasistrati<text:line-break/>tamen et Herophili et Asclepiadis aliorumque ab illis<text:line-break/>cujusque </text:span></text:span><text:span text:style-name="Default_20_Paragraph_20_Font"><text:span text:style-name="T8">t</text:span></text:span><text:span text:style-name="Default_20_Paragraph_20_Font"><text:span text:style-name="T1">ectae esse produntur. Quod itaque semper dico,<text:line-break/>ubi nunc dixero , ad aliud pergam. Singulorum quae<text:line-break/>scire medicum oportet, ut doctrinam seorsum fecerit, ita<text:line-break/>ad librorum Hippocratis explanationes accedere confenta-<text:line-break/>neum est, conclusiones- quidem in horum singulis demon-<text:line-break/>strandas recordatum , fed demonstrationes ipfas non com-<text:line-break/>memorautem. Id sane nos praestitimus, alius vero nullus</text:span></text:span></text:p>
      <text:p text:style-name="P3"><text:span text:style-name="Default_20_Paragraph_20_Font"><text:span text:style-name="T1">eorum qui in Hippocratis opera scripseru</text:span></text:span><text:span text:style-name="Default_20_Paragraph_20_Font"><text:span text:style-name="T10">n</text:span></text:span><text:span text:style-name="Default_20_Paragraph_20_Font"><text:span text:style-name="T1">t. Caeterum in<text:line-break/>his aberrarunt omnes. Alia siquidem est quae res ipsas<text:line-break/>docet institutio quae accurate sula oratione absolvitur.<text:line-break/>Ab ea: vero differt quae in operum explicatione- consistit,<text:line-break/>neque idem habet utraque propositum. Nam ejus quae<text:line-break/>.fusa explicatione conflet scopus veritatis. est inventio ;<text:line-break/>in explanationibus autem senis sententia noscenda prae-<text:line-break/>ponitur. Qui ergo exacte singula prius didicerit, is po-<text:line-break/>stea ad librorum veterum expositiones deveniat oportet,<text:line-break/>habeatque hoc primum, ut fanis mentem inveniat, secundo<text:line-break/>utrum recte, an non recte dicta sint quae scriptis sunt<text:line-break/>prodita, idque faciat demonstratorum in tractatibus de<text:line-break/>singulis medicis praeceptorum non immemor. Qui vero<text:line-break/>interpretes demonstrationem suis dictis inferre nequeunt,<text:line-break/>loquacitate auditores obtundunt et ab auctoris sententia.<text:line-break/>recedunt, suis narrationibus fidem adhiberi volentes, at-<text:line-break/>que ob id a dictionibus ad dictiones transeunt, quae ipsae</text:span></text:span></text:p>
      <text:p text:style-name="P3"><text:span text:style-name="Default_20_Paragraph_20_Font"><text:span text:style-name="T1">nihil sane ad propositum conferunt. Quod autem non<text:line-break/>detur scientificorum sermonum demonstrationes ini enar-<text:line-break/>rationibus conscribi, ex iis quoque nunc enunciatis li-<text:line-break/>quido conflet. Non enim solum in Pythione, verum<text:line-break/>etiam in aegris multis dicturum symptomatum. meminit<text:line-break/>Hippocrates. Si quis Iane in omnibus citra demonstra-<text:line-break/>tioneni, quae placita e</text:span></text:span><text:span text:style-name="Default_20_Paragraph_20_Font"><text:span text:style-name="T8">n</text:span></text:span><text:span text:style-name="Default_20_Paragraph_20_Font"><text:span text:style-name="T1">unciaverit, nullam quae scientiam<text:line-break/>pariat doctrinam, discipulorum animis infundet. Si vero<text:line-break/>in quibusdam aegris demonstrationem tradiderit, in aliis<text:line-break/>autem conticuerit , in primo quidem opulentiorum , fi ita<text:line-break/>contigerit, eas omnes dixerit. In caeteris vere ad illas<text:line-break/>remi</text:span></text:span><text:span text:style-name="Default_20_Paragraph_20_Font"><text:span text:style-name="T8">s</text:span></text:span><text:span text:style-name="Default_20_Paragraph_20_Font"><text:span text:style-name="T1">erit, quod a nobis dictum est efficiet, uno nimirum<text:line-break/>in libro sermonem cum demonstrationibus absolutissimum<text:line-break/>faciet, in aliis autem ipsius conclusiones scripturus. Sed<text:line-break/>id apium utroque modo absurdum est: nam in primo epi-<text:line-break/>d emiorum si. quis eum exponat, primum de necessitate<text:line-break/>quinquaginta commentarii erunt scribendi, duo autem vel<text:line-break/>unus. in singulos alios. Quapropter si quis prognosticum</text:span></text:span></text:p>
      <text:p text:style-name="P3"><text:span text:style-name="Default_20_Paragraph_20_Font"><text:span text:style-name="T1">vet aphorismos legere velit, ipsi prius necesse est illos<text:line-break/>quinquaginta commentarios primi epidemiorum libri inter-<text:line-break/>pretes praelegere. Ita vero si quis ab alio quodam com-<text:line-break/>mentarios scribere coeperit, in illum quidem quinquaginta<text:line-break/>fcribet, qui vero alium librum legere voluerit, illo</text:span></text:span><text:span text:style-name="Default_20_Paragraph_20_Font"><text:span text:style-name="T10">s</text:span></text:span><text:span text:style-name="Default_20_Paragraph_20_Font"><text:span text:style-name="T1"> quin-<text:line-break/>quaginta libros ipfum prius legisse necessarium erit. At-<text:line-break/>qui longe satius est problematum unumquodque, vel theo-<text:line-break/>remulum vel quovis modo quis vocare velit, seorsum icri-<text:line-break/>ptum habere, atque ad illud solum reverti, quum quis de<text:line-break/>scriptis in eo ferentur doceri voluerit. ob id sane et nos<text:line-break/>ut de tremore, convulsione, palpitatione et rigore, ita<text:line-break/>de aliis omnibus seorsum commentati conclusio</text:span></text:span><text:span text:style-name="Default_20_Paragraph_20_Font"><text:span text:style-name="T10">n</text:span></text:span><text:span text:style-name="Default_20_Paragraph_20_Font"><text:span text:style-name="T1">ibus de-<text:line-break/>monstraturum in explicationibus usi fumus. Sabinus vero<text:line-break/>qui neque demonstravit quo pacto quatuor eae affectiones<text:line-break/>differant, tremor, palpitatio, convulsio et rigor, neque<text:line-break/>hic rationem ullam , etsi non comperto veram , neque de-<text:line-break/>monstrati vam, fed probabilem dixit, principio quidem at-</text:span></text:span></text:p>
      <text:p text:style-name="P3"><text:span text:style-name="Default_20_Paragraph_20_Font"><text:span text:style-name="T1">fertus tremorem parvam esse convulsionem , paulo post au-<text:line-break/>tem procedens, speciem convulsionis tremorem esse pro-<text:line-break/>tulit. Sed enim quo celerius ab his quae praeter men-<text:line-break/>tem funt reprehensionibus, desistamus, adversus pravos<text:line-break/>interpretes conquesti, - statuamus tremorem convulllonem<text:line-break/>esse aut convulsionis speciem , ab eoque discamus quonam<text:line-break/>modo in Pythione factus siti Stomachus, inquit, hominis<text:line-break/>afficiebatur , illiusque sympathia manus tremebant. At<text:line-break/>affectum ullum stomachi ipsi fuisse demonstrare nemo pus-<text:line-break/>est, qunm nullum prolatum symptoma in eorum quae<text:line-break/>Pythioni contigerunt explicatione affectionis stomachi<text:line-break/>indicium nobis facere possit, neque quod societas quaedam<text:line-break/>stomacho sit cum manibus demonstravit. Ipfe namque<text:line-break/>tribus modis consortia profitetur, aut propter viciniam aut<text:line-break/>propter vel generis vel operis .familiaritatem. Generis<text:line-break/>quidem, quum nervosum nervoso , ve</text:span></text:span><text:span text:style-name="Default_20_Paragraph_20_Font"><text:span text:style-name="T10">n</text:span></text:span><text:span text:style-name="Default_20_Paragraph_20_Font"><text:span text:style-name="T1">e</text:span></text:span><text:span text:style-name="Default_20_Paragraph_20_Font"><text:span text:style-name="T10">t</text:span></text:span><text:span text:style-name="Default_20_Paragraph_20_Font"><text:span text:style-name="T1">um ven</text:span></text:span><text:span text:style-name="Default_20_Paragraph_20_Font"><text:span text:style-name="T10">at</text:span></text:span><text:span text:style-name="Default_20_Paragraph_20_Font"><text:span text:style-name="T1">o et ar-<text:line-break/>teriofum arterloso condolescit. operis vero, quum mam-<text:line-break/>mae et thorax genitalibus partibus compatiuntur. Verum</text:span></text:span></text:p>
      <text:p text:style-name="P3"><text:span text:style-name="Default_20_Paragraph_20_Font"><text:span text:style-name="T1">in herum communitatum nulla manus stomacho confen-<text:line-break/>tire possunt. Neque enim opus aliquod ipsis commu</text:span></text:span><text:span text:style-name="Default_20_Paragraph_20_Font"><text:span text:style-name="T8">n</text:span></text:span><text:span text:style-name="Default_20_Paragraph_20_Font"><text:span text:style-name="T1">e<text:line-break/>est, neque in neruia communitas ob quam nervos</text:span></text:span><text:span text:style-name="Default_20_Paragraph_20_Font"><text:span text:style-name="T8">a</text:span></text:span><text:span text:style-name="Default_20_Paragraph_20_Font"><text:span text:style-name="T1">m in<text:line-break/>manibus genus ad affecti stomachi consensum perveniat.<text:line-break/>Ad stomachum enim a </text:span></text:span><text:span text:style-name="Default_20_Paragraph_20_Font"><text:span text:style-name="T8">t</text:span></text:span><text:span text:style-name="Default_20_Paragraph_20_Font"><text:span text:style-name="T1">exto cerebri coniugio nervi ferun-<text:line-break/>tur, ad munus vero storialis medullae regione ad </text:span></text:span><text:span text:style-name="Default_20_Paragraph_20_Font"><text:span text:style-name="T8">t</text:span></text:span><text:span text:style-name="Default_20_Paragraph_20_Font"><text:span text:style-name="T1">extam<text:line-break/>vel septimam vel octavam vertebrato. Partes ergo a </text:span></text:span><text:span text:style-name="Default_20_Paragraph_20_Font"><text:span text:style-name="T8">t</text:span></text:span><text:span text:style-name="Default_20_Paragraph_20_Font"><text:span text:style-name="T1">exta<text:line-break/>conjugatione nervos sortitas stomacho, non manus com-<text:line-break/>pati rationi consentaneum .esu Atque de tremore talia<text:line-break/>nugantur qui propter veneris abstinentiam Pythionem ple-<text:line-break/>nitudinem accumulasse putant. Atqui venus quidem quam-<text:line-break/>quam ex vacuationeuon sinit pIethoram </text:span></text:span><text:span text:style-name="Default_20_Paragraph_20_Font"><text:span text:style-name="T8">t</text:span></text:span><text:span text:style-name="Default_20_Paragraph_20_Font"><text:span text:style-name="T1">ubali, demtis<text:line-break/>enim hoc ipsis, abunde tamen stomachum exoluit, quum<text:line-break/>veneris abstinentia robustissimum ipsum efficiat, etiamsi<text:line-break/>plenitudinem acervet. Si quis autem temperanter vivat,<text:line-break/>putare plenitudinem ipsum accumulare valde absurdum<text:line-break/>est. Non enim his, .sed otiosis plenitudo efficitur. Si</text:span></text:span></text:p>
      <text:p text:style-name="P3"><text:span text:style-name="Default_20_Paragraph_20_Font"><text:span text:style-name="T1">quis vero abacta venere ita exerceatur ut athletae, fes-<text:line-break/>fores, messores aut manuarlam aliquam agentes artem,<text:line-break/>plenitudinem non acervat. Verum quia quae norunt con-<text:line-break/>ticere nequeunt, contingit sero discentibus ut purgantissi- </text:span></text:span><text:span text:style-name="Default_20_Paragraph_20_Font"><text:span text:style-name="T10">r<text:line-break/></text:span></text:span><text:span text:style-name="Default_20_Paragraph_20_Font"><text:span text:style-name="T1">ma promant, dum intempestive nugantur. Nam quae<text:line-break/>fuit necessitas scribendi Democritum quidem dixisse coitum<text:line-break/>epilepsiam parvam esse, Epicorum vero veneris .usum nun-<text:line-break/>quam prodesse ,jucundum tamen si non laeserit? In aegris<text:line-break/>siquidem ob immoderatam venerem dici hos sermones opor-<text:line-break/>tebat, .nun in his qui ad adversam sibi vivendi formam<text:line-break/>institueru</text:span></text:span><text:span text:style-name="Default_20_Paragraph_20_Font"><text:span text:style-name="T10">n</text:span></text:span><text:span text:style-name="Default_20_Paragraph_20_Font"><text:span text:style-name="T1">t. Verumtamen haec quoque scripsit Sabinus<text:line-break/>contradictionem non percipiens. Absurdissimum etiam<text:line-break/>est ob veneris abstinentiam Pythionem delirasse. Ait enim<text:line-break/>acervatam in cerebro genituram plenitudine gravatam<text:line-break/>delicium symptoma efficere, ut os in capitis fracturis pre-<text:line-break/>mens et manus nostra delirium procreare consuerit. Quare<text:line-break/>rursum terebrato nulli se adfuisse demonstrat. Quum quis</text:span></text:span></text:p>
      <text:p text:style-name="P3"><text:span text:style-name="Default_20_Paragraph_20_Font"><text:span text:style-name="T1">autem aut digitis cerebrum cum meningihus presserit aut<text:line-break/>per vocatas meningum custodes aut etiam ante perforatio-<text:line-break/>nem os impressum hasce partes premant , deliria non<text:line-break/>fiunt., sed cataphorae profundae et anaestbesiae contingunt<text:line-break/>superatis vehementer ita interdum affectis, quemadmodum<text:line-break/>in vehementibus apoplexiis. Et vero quum varia sputa<text:line-break/>ob geniturae retentionem facta esse dicant, sed omnium<text:line-break/>minime ipsis contradicere honestissimum. non esu Qui<text:line-break/>namque studiose studio nullo digna arguit, is sibi ipsi in-<text:line-break/>juriam facit. Atqui non haec solum, verum etiam et alia<text:line-break/>multa his similiter dicta fu</text:span></text:span><text:span text:style-name="Default_20_Paragraph_20_Font"><text:span text:style-name="T10">n</text:span></text:span><text:span text:style-name="Default_20_Paragraph_20_Font"><text:span text:style-name="T1">t, inter quae hoc unum esu<text:line-break/>Ajunt enim factum Pythioni ad sedem abscessum propter<text:line-break/>. loci , quo geniturae excretio fit , vicinitatem ac propter<text:line-break/>sedis abscessum stranguriam consequutam. Praeterea alia<text:line-break/>quaedam proferunt, ex quibus aliquis suspicatus fuerit<text:line-break/>venereorum abstinentiam neque paucorum neque parvo-<text:line-break/>rum morborum causam este. Atque haec ipsi scribunt et</text:span></text:span></text:p>
      <text:p text:style-name="P3"><text:span text:style-name="Default_20_Paragraph_20_Font"><text:span text:style-name="T1">in propositorum aegrorum explicatione Democritum, Epi-<text:line-break/>eurum nihil commodi ex venereis fieri pronunciasse asse-<text:line-break/>veraut. At certe quod omnium est sapientissimum, quem-<text:line-break/>admodum convulsio , inquiunt,. tum repletioni tum in-<text:line-break/>anitione supervenit, eodem ipso modo libidinem et con-<text:line-break/>tinentiam tum ratiocinationis tum nervorum affectorum .<text:line-break/>communis symptomata consequuntur. Nos igitur horum<text:line-break/>impulsi sapientia ac vera ulcere confidentes neque ath-<text:line-break/>letas ipsus a concubitu temperare sinemus, ne ex ea re<text:line-break/>vel convellantur vel desipiant. Haec nimirum omnia at-<text:line-break/>que etiam alia quae in expositione scripsit Hippocrates<text:line-break/>Pythioni facta fuisse ajunt continentiam venereorum mor-<text:line-break/>bum ipsius praecessisse plane confisi, quamquam ipsi ab<text:line-break/>initio dixerunt, verisimile esse haec accidisse Pythioni<text:line-break/>propter concubitus abstinentiam, quam illi </text:span></text:span><text:span text:style-name="Default_20_Paragraph_20_Font"><text:span text:style-name="T13">ἀποχὴν</text:span></text:span><text:span text:style-name="Default_20_Paragraph_20_Font"><text:span text:style-name="T3"> </text:span></text:span><text:span text:style-name="Default_20_Paragraph_20_Font"><text:span text:style-name="T1">nomi-<text:line-break/>nant. Deinde quod ab initio moderate dixerunt, aequum<text:line-break/>esse obliti protius etiam de re facta orationem instituunt.</text:span></text:span></text:p>
      <text:p text:style-name="P3"><text:span text:style-name="Default_20_Paragraph_20_Font"><text:span text:style-name="T1">Et sane si prope Telluris templum habitasset Pythio , quae<text:line-break/>ipsi erat necessitas ut fe a venereis temperasset, qui deae<text:line-break/>neque esset sacerdos neque aedituus. Prorsus enim de<text:line-break/>eo Hippocrates tale quiddam plenius scripsisset quam quod<text:line-break/>prope Telluris factum habitasset. Imo si aedituus an fa-<text:line-break/>cerdos fuisset, non erat ipsi necesse ut perpetuo a vene-<text:line-break/>reis abstineret, ac si Dianae aut Palladis sacerdos esset.<text:line-break/>Uerum quod modo dixi, studiosis arguere quae studio in-.<text:line-break/>digna </text:span></text:span><text:span text:style-name="Default_20_Paragraph_20_Font"><text:span text:style-name="T8">t</text:span></text:span><text:span text:style-name="Default_20_Paragraph_20_Font"><text:span text:style-name="T1">uus inter abfurda censetur. Jam ergo ab his qui<text:line-break/>in Pythionem vitiose ab interpretibus explicata sunt de-<text:line-break/>sistens ad aegrotum Hermocratem digressus pro peculiari<text:line-break/>mihi consuetudine explanationes facturus sum, non ad-<text:line-break/>modum de his </text:span></text:span><text:span text:style-name="Default_20_Paragraph_20_Font"><text:span text:style-name="T8">s</text:span></text:span><text:span text:style-name="Default_20_Paragraph_20_Font"><text:span text:style-name="T1">ollicitus quae nonnulli non recte fcripfe-<text:line-break/>runt, ussi magna quaedam urgeat necessitas. Ego vero<text:line-break/>prius de characteribus aliquid dicturus sinu.</text:span></text:span></text:p>
      <text:p text:style-name="P1"><text:span text:style-name="Default_20_Paragraph_20_Font"><text:span text:style-name="T1">Miror hujus libri, ut aliorum etiam Hippocratis muli.<text:line-break/>.torum infelicitatem, quorum hi sunt dissipati, illi aliquid</text:span></text:span></text:p>
      <text:p text:style-name="P2"><text:span text:style-name="Default_20_Paragraph_20_Font"><text:span text:style-name="T1">habent scriptis Hippocratis admetum. Rectius dicam for—<text:line-break/>tasse infelicem non fuisse librum, caeterum ejus nos le-<text:line-break/>mores,. qui tempus in re perdimus inani. Ad exitum<text:line-break/>igitur narrationis eventorum Pythionis adscripta est. Pri-<text:line-break/>nium </text:span></text:span><text:span text:style-name="Default_20_Paragraph_20_Font"><text:span text:style-name="T13">π</text:span></text:span><text:span text:style-name="Default_20_Paragraph_20_Font"><text:span text:style-name="T3"> </text:span></text:span><text:span text:style-name="Default_20_Paragraph_20_Font"><text:span text:style-name="T1">literae nota, rectam habens in medio lineam sic<text:line-break/></text:span></text:span><text:span text:style-name="Default_20_Paragraph_20_Font"><text:span text:style-name="T13">γπ</text:span></text:span><text:span text:style-name="Default_20_Paragraph_20_Font"><text:span text:style-name="T3">, </text:span></text:span><text:span text:style-name="Default_20_Paragraph_20_Font"><text:span text:style-name="T1">ut quidam scribunt nongentorum notam. Deinde scri-<text:line-break/>pta est </text:span></text:span><text:span text:style-name="Default_20_Paragraph_20_Font"><text:span text:style-name="T13">π</text:span></text:span><text:span text:style-name="Default_20_Paragraph_20_Font"><text:span text:style-name="T17"> </text:span></text:span><text:span text:style-name="Default_20_Paragraph_20_Font"><text:span text:style-name="T1">literae nota nihil in medio habens. </text:span></text:span><text:span text:style-name="Default_20_Paragraph_20_Font"><text:span text:style-name="T8">M</text:span></text:span><text:span text:style-name="Default_20_Paragraph_20_Font"><text:span text:style-name="T1">o </text:span></text:span><text:span text:style-name="Default_20_Paragraph_20_Font"><text:span text:style-name="T13">ου</text:span></text:span><text:span text:style-name="Default_20_Paragraph_20_Font"><text:span text:style-name="T3">,<text:line-break/></text:span></text:span><text:span text:style-name="Default_20_Paragraph_20_Font"><text:span text:style-name="T1">sub quam </text:span></text:span><text:span text:style-name="Default_20_Paragraph_20_Font"><text:span text:style-name="T8">M</text:span></text:span><text:span text:style-name="Default_20_Paragraph_20_Font"><text:span text:style-name="T1"> postremo </text:span></text:span><text:span text:style-name="Default_20_Paragraph_20_Font"><text:span text:style-name="T8">T. </text:span></text:span><text:span text:style-name="Default_20_Paragraph_20_Font"><text:span text:style-name="T1">Coacti igitur sumus notae hae<text:line-break/>quid significent investigare, idque incerti Hippocratisne<text:line-break/>sint an alius ista singulis adscripserit aegris. Verum no-<text:line-break/>his, cum hoc ipsirm compulsi indagaremus, in mentem<text:line-break/>. venit; si ut hoc in libro eas invenimus notas, sic in aliis<text:line-break/>etiam libris vulgarium morborum omnibus comperissemus<text:line-break/>narrationi eorum quae aegris acciderunt adscriptas, non<text:line-break/>sit fortassis abfonum ab Hippocrate dicere adscriptas, nunc<text:line-break/>eum neque in. aliis libris inveniuntur neque etiam in</text:span></text:span></text:p>
      <text:p text:style-name="P3"><text:span text:style-name="Default_20_Paragraph_20_Font"><text:span text:style-name="T1">ipsi, hoc tertio , in omnibus aeque exemplaribus , merito<text:line-break/>in suspicionem non nos tantum venimus, </text:span></text:span><text:span text:style-name="Default_20_Paragraph_20_Font"><text:span text:style-name="T8">t</text:span></text:span><text:span text:style-name="Default_20_Paragraph_20_Font"><text:span text:style-name="T1">ed majores etiam<text:line-break/>nostri, ab aliquo esse adscriptas, fortasse quod discipul</text:span></text:span><text:span text:style-name="Default_20_Paragraph_20_Font"><text:span text:style-name="T8">o</text:span></text:span><text:span text:style-name="Default_20_Paragraph_20_Font"><text:span text:style-name="T1">s:<text:line-break/>detineret, ut posset ^declarare quasi quid mirificum quod<text:line-break/>unaquaeque earum denotaret. Potuit etiam compendium<text:line-break/>sibi quis foli facere utilitatis,. quam. caperet ex singulis<text:line-break/>aegris. Ut in hoc ipso quem commemoravimus Pythione,<text:line-break/>quod diductam per medium lineam habet </text:span></text:span><text:span text:style-name="Default_20_Paragraph_20_Font"><text:span text:style-name="T13">γπ</text:span></text:span><text:span text:style-name="Default_20_Paragraph_20_Font"><text:span text:style-name="T3"> </text:span></text:span><text:span text:style-name="Default_20_Paragraph_20_Font"><text:span text:style-name="T1">, ridetur </text:span></text:span><text:span text:style-name="Default_20_Paragraph_20_Font"><text:span text:style-name="T13">πι</text:span></text:span><text:span text:style-name="Default_20_Paragraph_20_Font"><text:span text:style-name="T3">-<text:line-break/></text:span></text:span><text:span text:style-name="Default_20_Paragraph_20_Font"><text:span text:style-name="T13">θανὸν</text:span></text:span><text:span text:style-name="Default_20_Paragraph_20_Font"><text:span text:style-name="T3">, </text:span></text:span><text:span text:style-name="Default_20_Paragraph_20_Font"><text:span text:style-name="T1">id est verisimile, significare; loquens </text:span></text:span><text:span text:style-name="Default_20_Paragraph_20_Font"><text:span text:style-name="T13">π</text:span></text:span><text:span text:style-name="Default_20_Paragraph_20_Font"><text:span text:style-name="T3"> </text:span></text:span><text:span text:style-name="Default_20_Paragraph_20_Font"><text:span text:style-name="T13">πλῆθος</text:span></text:span><text:span text:style-name="Default_20_Paragraph_20_Font"><text:span text:style-name="T3">, </text:span></text:span><text:span text:style-name="Default_20_Paragraph_20_Font"><text:span text:style-name="T1">id<text:line-break/>est abu</text:span></text:span><text:span text:style-name="Default_20_Paragraph_20_Font"><text:span text:style-name="T8">n</text:span></text:span><text:span text:style-name="Default_20_Paragraph_20_Font"><text:span text:style-name="T1">dantiam, a quo statim o</text:span></text:span><text:span text:style-name="Default_20_Paragraph_20_Font"><text:span text:style-name="T8">v</text:span></text:span><text:span text:style-name="Default_20_Paragraph_20_Font"><text:span text:style-name="T1"> scriptum, </text:span></text:span><text:span text:style-name="Default_20_Paragraph_20_Font"><text:span text:style-name="T13">ούρον</text:span></text:span><text:span text:style-name="Default_20_Paragraph_20_Font"><text:span text:style-name="T3">, </text:span></text:span><text:span text:style-name="Default_20_Paragraph_20_Font"><text:span text:style-name="T1">id est<text:line-break/>urinam significare videtur, ut ex ambobus significetur<text:line-break/></text:span></text:span><text:span text:style-name="Default_20_Paragraph_20_Font"><text:span text:style-name="T13">πλῆθος</text:span></text:span><text:span text:style-name="Default_20_Paragraph_20_Font"><text:span text:style-name="T3"> </text:span></text:span><text:span text:style-name="Default_20_Paragraph_20_Font"><text:span text:style-name="T14">ο</text:span></text:span><text:span text:style-name="Default_20_Paragraph_20_Font"><text:span text:style-name="T13">ύρων</text:span></text:span><text:span text:style-name="Default_20_Paragraph_20_Font"><text:span text:style-name="T3">, </text:span></text:span><text:span text:style-name="Default_20_Paragraph_20_Font"><text:span text:style-name="T1">id est abundantia urinae, deinde </text:span></text:span><text:span text:style-name="Default_20_Paragraph_20_Font"><text:span text:style-name="T8">M</text:span></text:span><text:span text:style-name="Default_20_Paragraph_20_Font"><text:span text:style-name="T1"> qua-<text:line-break/>dragesimmn nobis diem ob oculos ponere : T </text:span></text:span><text:span text:style-name="Default_20_Paragraph_20_Font"><text:span text:style-name="T13">ύγείαν</text:span></text:span><text:span text:style-name="Default_20_Paragraph_20_Font"><text:span text:style-name="T3">, </text:span></text:span><text:span text:style-name="Default_20_Paragraph_20_Font"><text:span text:style-name="T1">id est<text:line-break/>sanitatem, atque haec ambo interpretari, quadragesimo<text:line-break/>die. hominem convaluisse. Et collectam ex omnibus notis<text:line-break/>hanc esse sententiam, verisimile este ob abundantiam red-<text:line-break/>ditae urinae propulsatum ipsum morbum esse et per</text:span></text:span><text:span text:style-name="Default_20_Paragraph_20_Font"><text:span text:style-name="T8">t</text:span></text:span><text:span text:style-name="Default_20_Paragraph_20_Font"><text:span text:style-name="T1">ana-</text:span></text:span></text:p>
      <text:p text:style-name="P2"><text:span text:style-name="Default_20_Paragraph_20_Font"><text:span text:style-name="T1">tum hominem quadragesimo die, At haec non inveniri<text:line-break/>adscripta. hoc modo lu om</text:span></text:span><text:span text:style-name="Default_20_Paragraph_20_Font"><text:span text:style-name="T10">n</text:span></text:span><text:span text:style-name="Default_20_Paragraph_20_Font"><text:span text:style-name="T1">ibus exemplaribus ante dixi.<text:line-break/>Nunc dico nec in quibus inveniuntur, in his omnibus<text:line-break/>primum aegrum habere talem notam. Ergo quae exem-<text:line-break/>pIaria notas habent in fine adscriptas narrationis de<text:line-break/>Pythione, hunc habent in modum scriptas : </text:span></text:span><text:span text:style-name="Default_20_Paragraph_20_Font"><text:span text:style-name="T13">γπ</text:span></text:span><text:span text:style-name="Default_20_Paragraph_20_Font"><text:span text:style-name="T3">. </text:span></text:span><text:span text:style-name="Default_20_Paragraph_20_Font"><text:span text:style-name="T13">π</text:span></text:span><text:span text:style-name="Default_20_Paragraph_20_Font"><text:span text:style-name="T3">. </text:span></text:span><text:span text:style-name="Default_20_Paragraph_20_Font"><text:span text:style-name="T13">ου</text:span></text:span><text:span text:style-name="Default_20_Paragraph_20_Font"><text:span text:style-name="T3">. </text:span></text:span><text:span text:style-name="Default_20_Paragraph_20_Font"><text:span text:style-name="T10">M. T.<text:line-break/></text:span></text:span><text:span text:style-name="Default_20_Paragraph_20_Font"><text:span text:style-name="T1">Porro quod rationi consentaneum sit uuamquamque notam<text:line-break/>quod modo dixi significare consumant illae, quae aliis<text:line-break/>fiunt aegris adjuuctae. Nam ubique adjacet </text:span></text:span><text:span text:style-name="Default_20_Paragraph_20_Font"><text:span text:style-name="T13">γπ</text:span></text:span><text:span text:style-name="Default_20_Paragraph_20_Font"><text:span text:style-name="T3"> </text:span></text:span><text:span text:style-name="Default_20_Paragraph_20_Font"><text:span text:style-name="T1">lineam ha-<text:line-break/>bens medium intersecantem; ad finem vero superstitibus<text:line-break/>r additum est, </text:span></text:span><text:span text:style-name="Default_20_Paragraph_20_Font"><text:span text:style-name="T13">ύγεἰαν</text:span></text:span><text:span text:style-name="Default_20_Paragraph_20_Font"><text:span text:style-name="T3"> </text:span></text:span><text:span text:style-name="Default_20_Paragraph_20_Font"><text:span text:style-name="T1">denotans, id est sanitatem, desun-<text:line-break/>ctis </text:span></text:span><text:span text:style-name="Default_20_Paragraph_20_Font"><text:span text:style-name="T10">o, </text:span></text:span><text:span text:style-name="Default_20_Paragraph_20_Font"><text:span text:style-name="T1">quod scilicet </text:span></text:span><text:span text:style-name="Default_20_Paragraph_20_Font"><text:span text:style-name="T13">θάνατον</text:span></text:span><text:span text:style-name="Default_20_Paragraph_20_Font"><text:span text:style-name="T3">, </text:span></text:span><text:span text:style-name="Default_20_Paragraph_20_Font"><text:span text:style-name="T1">id est mortem, indicati<text:line-break/>Prima igitur quando ea significare videntur quae dixi-<text:line-break/>rnus, et media sint probabilia, quippe quae Hippocratis de<text:line-break/>aegris orationi esse conse</text:span></text:span><text:span text:style-name="Default_20_Paragraph_20_Font"><text:span text:style-name="T10">n</text:span></text:span><text:span text:style-name="Default_20_Paragraph_20_Font"><text:span text:style-name="T1">tanea possi</text:span></text:span><text:span text:style-name="Default_20_Paragraph_20_Font"><text:span text:style-name="T10">n</text:span></text:span><text:span text:style-name="Default_20_Paragraph_20_Font"><text:span text:style-name="T1">t, nobis quidem in-<text:line-break/>anis labor in Pythione .consectus est, et in aliis confla-</text:span></text:span></text:p>
      <text:p text:style-name="P2"><text:span text:style-name="Default_20_Paragraph_20_Font"><text:span text:style-name="T1">cietur tempus frusira terentibus. Sophistae vero talibus<text:line-break/>exponendis ut vates quidam suspiciuntur a discipulis.</text:span></text:span></text:p>
      <text:h text:style-name="Heading_20_2" text:outline-level="2"><text:span text:style-name="Default_20_Paragraph_20_Font">V.</text:span></text:h>
      <text:p text:style-name="Normal"><text:span text:style-name="Default_20_Paragraph_20_Font"><text:span text:style-name="T1">- n</text:span></text:span><text:span text:style-name="Default_20_Paragraph_20_Font"><text:span text:style-name="T8">ermocra</text:span></text:span><text:span text:style-name="Default_20_Paragraph_20_Font"><text:span text:style-name="T1">t</text:span></text:span><text:span text:style-name="Default_20_Paragraph_20_Font"><text:span text:style-name="T8">e</text:span></text:span><text:span text:style-name="Default_20_Paragraph_20_Font"><text:span text:style-name="T1">s </text:span></text:span><text:span text:style-name="Default_20_Paragraph_20_Font"><text:span text:style-name="T8">qu</text:span></text:span><text:span text:style-name="Default_20_Paragraph_20_Font"><text:span text:style-name="T1">i </text:span></text:span><text:span text:style-name="Default_20_Paragraph_20_Font"><text:span text:style-name="T8">ad novum</text:span></text:span><text:span text:style-name="Default_20_Paragraph_20_Font"><text:span text:style-name="T1"> m</text:span></text:span><text:span text:style-name="Default_20_Paragraph_20_Font"><text:span text:style-name="T8">urum habi</text:span></text:span><text:span text:style-name="Default_20_Paragraph_20_Font"><text:span text:style-name="T1">t</text:span></text:span><text:span text:style-name="Default_20_Paragraph_20_Font"><text:span text:style-name="T8">abat</text:span></text:span><text:span text:style-name="Default_20_Paragraph_20_Font"><text:span text:style-name="T1">, i</text:span></text:span><text:span text:style-name="Default_20_Paragraph_20_Font"><text:span text:style-name="T8">gni est cor-<text:line-break/>rept</text:span></text:span><text:span text:style-name="Default_20_Paragraph_20_Font"><text:span text:style-name="T1">as. </text:span></text:span><text:span text:style-name="Default_20_Paragraph_20_Font"><text:span text:style-name="T8">Coep</text:span></text:span><text:span text:style-name="Default_20_Paragraph_20_Font"><text:span text:style-name="T1">i</text:span></text:span><text:span text:style-name="Default_20_Paragraph_20_Font"><text:span text:style-name="T8">t caput</text:span></text:span><text:span text:style-name="Default_20_Paragraph_20_Font"><text:span text:style-name="T1"> i</text:span></text:span><text:span text:style-name="Default_20_Paragraph_20_Font"><text:span text:style-name="T8">ll</text:span></text:span><text:span text:style-name="Default_20_Paragraph_20_Font"><text:span text:style-name="T1">i </text:span></text:span><text:span text:style-name="Default_20_Paragraph_20_Font"><text:span text:style-name="T8">lumbu</text:span></text:span><text:span text:style-name="Default_20_Paragraph_20_Font"><text:span text:style-name="T1">r</text:span></text:span><text:span text:style-name="Default_20_Paragraph_20_Font"><text:span text:style-name="T8">que dolere; h</text:span></text:span><text:span text:style-name="Default_20_Paragraph_20_Font"><text:span text:style-name="T1">y</text:span></text:span><text:span text:style-name="Default_20_Paragraph_20_Font"><text:span text:style-name="T8">poch</text:span></text:span><text:span text:style-name="Default_20_Paragraph_20_Font"><text:span text:style-name="T1">o</text:span></text:span><text:span text:style-name="Default_20_Paragraph_20_Font"><text:span text:style-name="T8">n-<text:line-break/>dr</text:span></text:span><text:span text:style-name="Default_20_Paragraph_20_Font"><text:span text:style-name="T1">i</text:span></text:span><text:span text:style-name="Default_20_Paragraph_20_Font"><text:span text:style-name="T8">um</text:span></text:span><text:span text:style-name="Default_20_Paragraph_20_Font"><text:span text:style-name="T1"> m</text:span></text:span><text:span text:style-name="Default_20_Paragraph_20_Font"><text:span text:style-name="T8">ol</text:span></text:span><text:span text:style-name="Default_20_Paragraph_20_Font"><text:span text:style-name="T1">lit</text:span></text:span><text:span text:style-name="Default_20_Paragraph_20_Font"><text:span text:style-name="T8">er</text:span></text:span><text:span text:style-name="Default_20_Paragraph_20_Font"><text:span text:style-name="T1"> i</text:span></text:span><text:span text:style-name="Default_20_Paragraph_20_Font"><text:span text:style-name="T8">ntendebatur, </text:span></text:span><text:span text:style-name="Default_20_Paragraph_20_Font"><text:span text:style-name="T1">li</text:span></text:span><text:span text:style-name="Default_20_Paragraph_20_Font"><text:span text:style-name="T8">ngua</text:span></text:span><text:span text:style-name="Default_20_Paragraph_20_Font"><text:span text:style-name="T1"> i</text:span></text:span><text:span text:style-name="Default_20_Paragraph_20_Font"><text:span text:style-name="T8">n</text:span></text:span><text:span text:style-name="Default_20_Paragraph_20_Font"><text:span text:style-name="T1">it</text:span></text:span><text:span text:style-name="Default_20_Paragraph_20_Font"><text:span text:style-name="T8">i</text:span></text:span><text:span text:style-name="Default_20_Paragraph_20_Font"><text:span text:style-name="T1">o </text:span></text:span><text:span text:style-name="Default_20_Paragraph_20_Font"><text:span text:style-name="T8">adusta su</text:span></text:span><text:span text:style-name="Default_20_Paragraph_20_Font"><text:span text:style-name="T1">it,<text:line-break/></text:span></text:span><text:span text:style-name="Default_20_Paragraph_20_Font"><text:span text:style-name="T8">sta</text:span></text:span><text:span text:style-name="Default_20_Paragraph_20_Font"><text:span text:style-name="T1">ti</text:span></text:span><text:span text:style-name="Default_20_Paragraph_20_Font"><text:span text:style-name="T8">m obsurdu</text:span></text:span><text:span text:style-name="Default_20_Paragraph_20_Font"><text:span text:style-name="T1">it, </text:span></text:span><text:span text:style-name="Default_20_Paragraph_20_Font"><text:span text:style-name="T8">summum non habu</text:span></text:span><text:span text:style-name="Default_20_Paragraph_20_Font"><text:span text:style-name="T1">it, siti</text:span></text:span><text:span text:style-name="Default_20_Paragraph_20_Font"><text:span text:style-name="T8">bundu</text:span></text:span><text:span text:style-name="Default_20_Paragraph_20_Font"><text:span text:style-name="T1">s </text:span></text:span><text:span text:style-name="Default_20_Paragraph_20_Font"><text:span text:style-name="T8">n</text:span></text:span><text:span text:style-name="Default_20_Paragraph_20_Font"><text:span text:style-name="T1">o</text:span></text:span><text:span text:style-name="Default_20_Paragraph_20_Font"><text:span text:style-name="T8">n<text:line-break/>admodu</text:span></text:span><text:span text:style-name="Default_20_Paragraph_20_Font"><text:span text:style-name="T1">m, </text:span></text:span><text:span text:style-name="Default_20_Paragraph_20_Font"><text:span text:style-name="T8">ur</text:span></text:span><text:span text:style-name="Default_20_Paragraph_20_Font"><text:span text:style-name="T1">i</text:span></text:span><text:span text:style-name="Default_20_Paragraph_20_Font"><text:span text:style-name="T8">nae crustae et rubente</text:span></text:span><text:span text:style-name="Default_20_Paragraph_20_Font"><text:span text:style-name="T1">s</text:span></text:span><text:span text:style-name="Default_20_Paragraph_20_Font"><text:span text:style-name="T8">, deposi</text:span></text:span><text:span text:style-name="Default_20_Paragraph_20_Font"><text:span text:style-name="T1">t</text:span></text:span><text:span text:style-name="Default_20_Paragraph_20_Font"><text:span text:style-name="T8">aeque n</text:span></text:span><text:span text:style-name="Default_20_Paragraph_20_Font"><text:span text:style-name="T1">o</text:span></text:span><text:span text:style-name="Default_20_Paragraph_20_Font"><text:span text:style-name="T8">n<text:line-break/>subsidebant: ab alvo c</text:span></text:span><text:span text:style-name="Default_20_Paragraph_20_Font"><text:span text:style-name="T1">o</text:span></text:span><text:span text:style-name="Default_20_Paragraph_20_Font"><text:span text:style-name="T8">mbusta et n</text:span></text:span><text:span text:style-name="Default_20_Paragraph_20_Font"><text:span text:style-name="T1">o</text:span></text:span><text:span text:style-name="Default_20_Paragraph_20_Font"><text:span text:style-name="T8">n pauca ex</text:span></text:span><text:span text:style-name="Default_20_Paragraph_20_Font"><text:span text:style-name="T1">i</text:span></text:span><text:span text:style-name="Default_20_Paragraph_20_Font"><text:span text:style-name="T8">bant.<text:line-break/></text:span></text:span><text:span text:style-name="Default_20_Paragraph_20_Font"><text:span text:style-name="T1">Q</text:span></text:span><text:span text:style-name="Default_20_Paragraph_20_Font"><text:span text:style-name="T8">uin</text:span></text:span><text:span text:style-name="Default_20_Paragraph_20_Font"><text:span text:style-name="T1">to 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e reddid</text:span></text:span><text:span text:style-name="Default_20_Paragraph_20_Font"><text:span text:style-name="T1">it t</text:span></text:span><text:span text:style-name="Default_20_Paragraph_20_Font"><text:span text:style-name="T8">enue</text:span></text:span><text:span text:style-name="Default_20_Paragraph_20_Font"><text:span text:style-name="T1">s </text:span></text:span><text:span text:style-name="Default_20_Paragraph_20_Font"><text:span text:style-name="T8">urina</text:span></text:span><text:span text:style-name="Default_20_Paragraph_20_Font"><text:span text:style-name="T1">s, </text:span></text:span><text:span text:style-name="Default_20_Paragraph_20_Font"><text:span text:style-name="T8">suspensione</text:span></text:span><text:span text:style-name="Default_20_Paragraph_20_Font"><text:span text:style-name="T1">s </text:span></text:span><text:span text:style-name="Default_20_Paragraph_20_Font"><text:span text:style-name="T8">habe-<text:line-break/>bant, nec subsidebant; sub noctem del</text:span></text:span><text:span text:style-name="Default_20_Paragraph_20_Font"><text:span text:style-name="T1">i</text:span></text:span><text:span text:style-name="Default_20_Paragraph_20_Font"><text:span text:style-name="T8">rav</text:span></text:span><text:span text:style-name="Default_20_Paragraph_20_Font"><text:span text:style-name="T1">it. Di</text:span></text:span><text:span text:style-name="Default_20_Paragraph_20_Font"><text:span text:style-name="T8">e sext</text:span></text:span><text:span text:style-name="Default_20_Paragraph_20_Font"><text:span text:style-name="T1">o<text:line-break/></text:span></text:span><text:span text:style-name="Default_20_Paragraph_20_Font"><text:span text:style-name="T8">. aurig</text:span></text:span><text:span text:style-name="Default_20_Paragraph_20_Font"><text:span text:style-name="T1">i</text:span></text:span><text:span text:style-name="Default_20_Paragraph_20_Font"><text:span text:style-name="T8">nosu</text:span></text:span><text:span text:style-name="Default_20_Paragraph_20_Font"><text:span text:style-name="T1">s </text:span></text:span><text:span text:style-name="Default_20_Paragraph_20_Font"><text:span text:style-name="T8">evasit, omnia exacerbata sunt, mente non<text:line-break/>constabat.</text:span></text:span></text:p>
      <text:p text:style-name="P1"><text:span text:style-name="Default_20_Paragraph_20_Font"><text:span text:style-name="T1">Nec desinunt hic nugari quidam interpretes hujus li-<text:line-break/>bri, fed ideo esse ajunt scriptum ad novum murum, quod<text:line-break/>recens calce indutus homini obfuerit. Alii ab iis dissen-</text:span></text:span></text:p>
      <text:p text:style-name="P2"><text:span text:style-name="Default_20_Paragraph_20_Font"><text:span text:style-name="T1">fiunt seduloqne student ostendere non propter calcem<text:line-break/>appellasse eum novum murum, verum quod praeter mo-<text:line-break/>rem exclusis ventis et quum jam aedes, lu quibus Her-<text:line-break/>mocrates commorabatur, non bene perilarentur, morbus<text:line-break/>hominem corripuit. Verum de loco fatis , ac potius , ut<text:line-break/>id quod est dicam, nimium. De iis jam quae illi acci-<text:line-break/>derunt porro videndum est, ac eorum quae alias de-<text:line-break/>monstravimus revocanda memoria, de quibus hoc est.<text:line-break/>Tria esse prima febrium genera; unum earum:, quae dia-<text:line-break/>riae appellantur, alterum hecticarum, tertium earum quas<text:line-break/>acutas vocaut comites putridorum humorum. Atque e<text:line-break/>tertio horum genere febrem afflixisse Hermocratem hinc<text:line-break/>conflet, quod quum incipit de illo facere verba , statim<text:line-break/>f dicat Hippocrates: igni est .correptus. Nam ut ur alia hi-<text:line-break/>storia scripsit : Quidam incalescens coenavit, ut hoc vo-<text:line-break/>castulo, </text:span></text:span><text:span text:style-name="Default_20_Paragraph_20_Font"><text:span text:style-name="T8">calen</text:span></text:span><text:span text:style-name="Default_20_Paragraph_20_Font"><text:span text:style-name="T1">s, febris mediocritatem ostenderet quae coe-<text:line-break/>nutum tenebat, ita lue ignem appellarit validam febrem.</text:span></text:span></text:p>
      <text:p text:style-name="P3"><text:span text:style-name="Default_20_Paragraph_20_Font"><text:span text:style-name="T1">Ac caput quoque illi coepit dolere una cum surditate.<text:line-break/>Itaque ex his in caput liquet invasisse quandam humorum<text:line-break/>abundantiam. Declaratum jam est frigidioribus et pitui-<text:line-break/>tosicribus succedere. somnos veternosus lethargicaque mala,<text:line-break/>calidioribus aut prorsus mordacibus vigilias et deliria.<text:line-break/>Proinde quum vigiliae eum tenerent. eum surditate et ca.-<text:line-break/>pilis dolore lumbique , suspicari replentes caput humores<text:line-break/>consentaneum erat mordauiores este. Usu venit porro<text:line-break/>his, ubi cum calida febre et flagrante cerebrum ossen-<text:line-break/>dant, Aqui, ut didicisti, deliria. .Quod si duos dies aut<text:line-break/>tres aut quatuor haec. </text:span></text:span><text:span text:style-name="Default_20_Paragraph_20_Font"><text:span text:style-name="T10">s</text:span></text:span><text:span text:style-name="Default_20_Paragraph_20_Font"><text:span text:style-name="T1">ymptomata durent, certius prae-<text:line-break/>scies delirium. Id quod hic accidit Hermocrati;. nam eao-<text:line-break/>ponendo quinto die scripsit delirasse hominem. Jam<text:line-break/>vero febrem fuisse qualis dicta est, vel linguae indicant<text:line-break/>symptomata. Quid namque dicit ? Lingua in principio<text:line-break/>adusta fuit: hoc enim nomen eam omnino siccam signisi-</text:span></text:span></text:p>
      <text:p text:style-name="P3"><text:span text:style-name="Default_20_Paragraph_20_Font"><text:span text:style-name="T1">cat fuisse; potest etiam nigram. Atqui in tali lingua fe-<text:line-break/>breque tali, si absit ingens sitis, alterutrum indicat, anti<text:line-break/>mentem laesam aegri - esse- aut ventris: naturalem faculta-<text:line-break/>tem, qua subinde cibos appetimus, emori. Porro quum<text:line-break/>narrationi haec sunt adjecta, hypochondrium molliter in-<text:line-break/>tendebatur , in jecinore coniicias febrilis affectionis ori- -<text:line-break/>ginem extitisse. Quia non singulari numero quem vocat<text:line-break/>dixit hypochondrium, alterum fautum indicat, non utrum-<text:line-break/>que fuisse intenfum. Quando autem aut dextrum sit ne-<text:line-break/>cesse aut sinistrum hypochondrium nos accipere, dextrum<text:line-break/>fuisse intensum fit verisimilius, propter excellentiam, qua<text:line-break/>praestat alteri. Siquidem talia citra appositum et distin-<text:line-break/>ctiones proferunt. Atqui etiam modus ipsius, adustio lin-<text:line-break/>guae, fatis jecinoris affectum indicere possunt. Nam in-<text:line-break/>tensionem, quae dicitur, fuisse mollis hypochondrii con-<text:line-break/>stat veluti vacuum indicare: nam vacuum significatur ex<text:line-break/>molli, huic est oppositum quod est cum tumore quemad-<text:line-break/>modum tensum laxo , ac si ita diceret , dextrum hypochon-</text:span></text:span></text:p>
      <text:p text:style-name="P3"><text:span text:style-name="Default_20_Paragraph_20_Font"><text:span text:style-name="T1">drium intendebatur . sed citra tumorem , veI quia non<text:line-break/>magna fuerit inflammatio jecinoris, veI quia in simis par-<text:line-break/>tibus dumtaxat, quibus ventriculum amplectitur , quum<text:line-break/>gibba nondum una cum: simis in tumorem essent elevata.<text:line-break/>Jam ventris combusta excrementa etiam ignitionem hujus<text:line-break/>visceris indicant. Quare si urinae ad haec letales aecus-<text:line-break/>sissent, celerrime periisset homo. At quia ut talibus erant<text:line-break/>mediocres, fieri speres posse, ut producatur morbus. Nam<text:line-break/>bonae quidem urinae haudquaquam in isto affectu luci-<text:line-break/>dunt; rubrae vero spatio longo laboraturum hominem,<text:line-break/>non tamen plane moriturum arguunt-., ut in comme</text:span></text:span><text:span text:style-name="Default_20_Paragraph_20_Font"><text:span text:style-name="T8">n</text:span></text:span><text:span text:style-name="Default_20_Paragraph_20_Font"><text:span text:style-name="T1">tariis.<text:line-break/>in librum praesagiorum et praedictionum planum fecimus,<text:line-break/>ubi ejus libri reprehendimus auctorem. Nam quae alia<text:line-break/>de occasione aegrotautibus acciderunt, quia ad aliud re-<text:line-break/>fert, errat. Jam in his commentariis prolixius fumus<text:line-break/>tum phrenitidis peculiaria. signa persecuti tum quod in</text:span></text:span></text:p>
      <text:p text:style-name="P3"><text:span text:style-name="Default_20_Paragraph_20_Font"><text:span text:style-name="T1">libris Hippocrati. .citra controversiam germanis, de quibus:<text:line-break/>praesagia fun</text:span></text:span><text:span text:style-name="Default_20_Paragraph_20_Font"><text:span text:style-name="T8">e, </text:span></text:span><text:span text:style-name="Default_20_Paragraph_20_Font"><text:span text:style-name="T1">uniuscujusqne facultatem signi exacte et:<text:line-break/>sigillatim explanavit. At de rubris vel prorurbis .urinis.<text:line-break/>verbum nullum fecit, sed de subrubra urina quum nren-;<text:line-break/>tionem facit, simul proruhrarum vim.iudicavit. Atque<text:line-break/>adeo de fubrubrts urinis haec feri bi t verba : Si urina fue.<text:line-break/>rit fubrubra ac subrubrum quod subsidet, diuturniorem.<text:line-break/>haec quidem morbum quam prima significat, . fed asimo-.<text:line-break/>dum tamen salubris esu Quum ergo sit fubrubra, praeter<text:line-break/>caeteras salubris quidem, longius tamen- quam praedictae<text:line-break/>trahat, quas ocius dixit morbum exsolvere </text:span></text:span><text:span text:style-name="Default_20_Paragraph_20_Font"><text:span text:style-name="T8">r. </text:span></text:span><text:span text:style-name="Default_20_Paragraph_20_Font"><text:span text:style-name="T1">quae mag-<text:line-break/>nopere sunt rubrae, longius signisicabnnt spatium, caete-<text:line-break/>rum non mortem, quantum .ex seipsis, neque delirium,<text:line-break/>siquidem per flavam bilem in cerebro exudantem .deliria<text:line-break/>oriuntur, quemadmodum si ca fit adusta , ut jam transeat<text:line-break/>in atram, </text:span></text:span><text:span text:style-name="Default_20_Paragraph_20_Font"><text:span text:style-name="T13">μανιώ</text:span></text:span><text:span text:style-name="Default_20_Paragraph_20_Font"><text:span text:style-name="T3">.</text:span></text:span><text:span text:style-name="Default_20_Paragraph_20_Font"><text:span text:style-name="T13">δη</text:span></text:span><text:span text:style-name="Default_20_Paragraph_20_Font"><text:span text:style-name="T3">,. </text:span></text:span><text:span text:style-name="Default_20_Paragraph_20_Font"><text:span text:style-name="T1">id est furiosam. At vero sanguinem.<text:line-break/>abundare inconcoctiorem et scrosioremi rubra indicat urina<text:line-break/>qui in venis videlicet jecinoris et profundi corporis con-</text:span></text:span></text:p>
      <text:p text:style-name="P2"><text:span text:style-name="Default_20_Paragraph_20_Font"><text:span text:style-name="T1">licetur, ut flavam bilem rufa et atra. Quid igitur venit in<text:line-break/>mentem cum aliis nonnullis tum Lyeo, ut hunc appro-<text:line-break/>barent, qui in praedictionibus scripsit, surditas urinaeque<text:line-break/>praerubrae, in quibus suspensiones non </text:span></text:span><text:span text:style-name="Default_20_Paragraph_20_Font"><text:span text:style-name="T10">t</text:span></text:span><text:span text:style-name="Default_20_Paragraph_20_Font"><text:span text:style-name="T1">ubsideant, deti-<text:line-break/>rium nunciant, qui morbo regio si corripiantur, malum<text:line-break/>esu Apparet enim ex his quae hoc sunt loco de Hermo-<text:line-break/>crate tradita, auctorem illius libri universale collegisse<text:line-break/>t praeceptum, sed longe aberrat et ab rei ipsius natura et<text:line-break/>. Hippocratis sententia, tum vero ab iis, quae in aegrotis<text:line-break/>observantur. Nam rei natura demonstrat siccos tempera-<text:line-break/>. mento humores et virtute mordaces lu cerebrum elatos<text:line-break/>concitare vigilias et phre</text:span></text:span><text:span text:style-name="Default_20_Paragraph_20_Font"><text:span text:style-name="T10">n</text:span></text:span><text:span text:style-name="Default_20_Paragraph_20_Font"><text:span text:style-name="T1">itidem ; id quod in commenta-<text:line-break/>riis de locis affectis ostendit. At Hippocrates tales humo-<text:line-break/>res cognovit, flavam et atram bilem, humidum vero strc-<text:line-break/>cum et frigidum , pituitam , mitissimum autem simulque<text:line-break/>nobis familiarissimum , sanguinem , praeterea urinam , </text:span></text:span><text:span text:style-name="Default_20_Paragraph_20_Font"><text:span text:style-name="T10">t</text:span></text:span><text:span text:style-name="Default_20_Paragraph_20_Font"><text:span text:style-name="T1">e-<text:line-break/>mm este humorum in venis - contentorum nos ille docuit.<text:line-break/>Quare ratio convincit, ubi amplior. semicoctus fanguis per</text:span></text:span></text:p>
      <text:p text:style-name="P2"><text:span text:style-name="Default_20_Paragraph_20_Font"><text:span text:style-name="T1">urinas expellatur, rubras eum has efficere, atque ideo<text:line-break/>diuturnum fore morbum, quod requirat scilicet ad con-<text:line-break/>coctionem longius spatium sanguis, siquidem spatio tempe-<text:line-break/>ris fiunt concoctiones. At non erit talis morbus, ut ab<text:line-break/>urinis exitiosus-; neque phrenitidi obnoxius. Sed non<text:line-break/>oportet hic nos longiores esse, posteaquam istarum jam<text:line-break/>- orationum in commentariis in praedictiones importunita-</text:span></text:span></text:p>
      <text:p text:style-name="P1"><text:span text:style-name="Default_20_Paragraph_20_Font"><text:span text:style-name="T1">teni prodiderimus. At e</text:span></text:span><text:span text:style-name="Default_20_Paragraph_20_Font"><text:span text:style-name="T8">n</text:span></text:span><text:span text:style-name="Default_20_Paragraph_20_Font"><text:span text:style-name="T1">im quum crassas etiam fuisse<text:line-break/>iudicet , nec fubfedisse urinas , plane sunt illae ex con-<text:line-break/>turbatis et turbidis, ut finiet hic appellare, quae semper<text:line-break/>turbationem crudam annunciant multo praeditam spiritu<text:line-break/>flatuoso , ut mustum Quo fit ut capitis dolores his uri-<text:line-break/>nis sint adjuncti, quod spiritus caput cum calidioribus<text:line-break/>fueris petat, a quibus merito intenduntur vigiliae et pe-<text:line-break/>riculum est delirii futuri, si acrimoniam humores obti-<text:line-break/>neam. Haec quum statim ab initio Hippocrates cuncta</text:span></text:span></text:p>
      <text:p text:style-name="P2"><text:span text:style-name="Default_20_Paragraph_20_Font"><text:span text:style-name="T1">expofuexit et symptomata et signa Hermocrati accidisse,<text:line-break/>deinde nihil de diebus proximis prodiderit: durasse haec<text:line-break/>ad quintum usque. diem innuit omnia, ac tum </text:span></text:span><text:span text:style-name="Default_20_Paragraph_20_Font"><text:span text:style-name="T10">t</text:span></text:span><text:span text:style-name="Default_20_Paragraph_20_Font"><text:span text:style-name="T1">e demum<text:line-break/>ad alia accessisse enarranda , ubi aliqua ex parte variassent^<text:line-break/>Proinde quinto dicit die, illum reddidisse urinas tenues,<text:line-break/>quare ad ejus diei expositionem transeamus. Quinto die<text:line-break/>reddidit tenues urinas, suspensionem habebant, non sub-<text:line-break/>sideba</text:span></text:span><text:span text:style-name="Default_20_Paragraph_20_Font"><text:span text:style-name="T10">n</text:span></text:span><text:span text:style-name="Default_20_Paragraph_20_Font"><text:span text:style-name="T1">t, sub noctem deliravit Quum primum immutata<text:line-break/>urina et desipuit homo, die quinto scripsit Hippocrates;<text:line-break/>praeterita, ut diximus , secundi et tertii et quarti diei de-<text:line-break/>cl aratione, nimirum quod eadem permansissent in his fym-<text:line-break/>ptomata. Quare de tenuibus urinis revocemus ad metuo-<text:line-break/>riam, quid in praesagiis dixit his verbis: Qui tenues<text:line-break/>- erudasque diutius urinas reddunt, si caetera , ut fupersu-<text:line-break/>turis portendantur, his abscessus in regionibus infra fe-<text:line-break/>ptum transversum exspectandus esu Itaque altero modo</text:span></text:span></text:p>
      <text:p text:style-name="P3"><text:span text:style-name="Default_20_Paragraph_20_Font"><text:span text:style-name="T1">i n con coctus esse morbus. significatur. per tenues . urinas.ut<text:line-break/>etiam per crassas, ubi non subsidant. Siquidem contur-<text:line-break/>batae, sied dum depositae funt subsidentes, concoctionis<text:line-break/>al i cujus indicant initium potissimum , ubi illico subsidant.<text:line-break/>Quae vero non subsidunt, ultra flatuofam turbationem,<text:line-break/>crassitiem esse inecncocturum humorum significant. Atque<text:line-break/>ex his liquet morbum producendum;. . insuper qua erat<text:line-break/>pravitate febris et .quia Iul, noctem deliravit homo, cum<text:line-break/>periculo esse coniunctum.. Reliqua jam videamus, num .esse<text:line-break/>consentanea videantur: auriginosus evasit, omnia exaeer-<text:line-break/>bata funt, mente non constabat. Distinctio hoc tibi sit<text:line-break/>intensionis hypochondrii ex jecluore profectae. Diffundi-<text:line-break/>tur etenim nonnunquam per totum corpus flava bilis, quod<text:line-break/>decretorium est, ut in aphorisunis quoque est eo libri loco<text:line-break/>declaratum, ubi ait: . Aurigo ante diem septimum mala<text:line-break/>esu Reduc item ad memoriam ante concoctum morbum,<text:line-break/>crebro te audivisse , nullum quemlibet abscessum profi-<text:line-break/>cere, nedum aurigiuofum. ls enim impediri significat hi-</text:span></text:span></text:p>
      <text:p text:style-name="P7"><text:span text:style-name="Default_20_Paragraph_20_Font"><text:span text:style-name="T1">Iem </text:span></text:span><text:span text:style-name="Default_20_Paragraph_20_Font"><text:span text:style-name="T3">; </text:span></text:span><text:span text:style-name="Default_20_Paragraph_20_Font"><text:span text:style-name="T1">quominus ex viscere expurgetur et evacuetur per<text:line-break/>ventrem vel propter oppilationem ejus. vel inflammatio-<text:line-break/>nem. Morbo autem jam concoctu decretorio interim<text:line-break/>natura ad cutem excrementum reponit cum quorundam<text:line-break/>aliorum humorum , tum flavae : bilis : nam hoc quidem<text:line-break/>loco flavam appelles an pallidam nihil interest. Porro<text:line-break/>quum affectio incresceret jecinoris , auriginosam affectionem<text:line-break/>exstitisse ex eo indicatur, quod exacerbarentur omnia sexto<text:line-break/>die, fimulque quod mente ille non constaret , quod est<text:line-break/>desiperet.</text:span></text:span></text:p>
      <text:p text:style-name="P5"><text:span text:style-name="Default_20_Paragraph_20_Font"><text:span text:style-name="T8">Pie septimo graviter se habu</text:span></text:span><text:span text:style-name="Default_20_Paragraph_20_Font"><text:span text:style-name="T1">i</text:span></text:span><text:span text:style-name="Default_20_Paragraph_20_Font"><text:span text:style-name="T8">t; ur</text:span></text:span><text:span text:style-name="Default_20_Paragraph_20_Font"><text:span text:style-name="T1">i</text:span></text:span><text:span text:style-name="Default_20_Paragraph_20_Font"><text:span text:style-name="T8">nae erant tenue</text:span></text:span><text:span text:style-name="Default_20_Paragraph_20_Font"><text:span text:style-name="T1">s, simi-<text:line-break/></text:span></text:span><text:span text:style-name="Default_20_Paragraph_20_Font"><text:span text:style-name="T8">le</text:span></text:span><text:span text:style-name="Default_20_Paragraph_20_Font"><text:span text:style-name="T1">s, </text:span></text:span><text:span text:style-name="Default_20_Paragraph_20_Font"><text:span text:style-name="T8">prox</text:span></text:span><text:span text:style-name="Default_20_Paragraph_20_Font"><text:span text:style-name="T1">i</text:span></text:span><text:span text:style-name="Default_20_Paragraph_20_Font"><text:span text:style-name="T8">mis d</text:span></text:span><text:span text:style-name="Default_20_Paragraph_20_Font"><text:span text:style-name="T1">i</text:span></text:span><text:span text:style-name="Default_20_Paragraph_20_Font"><text:span text:style-name="T8">ebu</text:span></text:span><text:span text:style-name="Default_20_Paragraph_20_Font"><text:span text:style-name="T1">s- </text:span></text:span><text:span text:style-name="Default_20_Paragraph_20_Font"><text:span text:style-name="T8">eodem modo. Corea d</text:span></text:span><text:span text:style-name="Default_20_Paragraph_20_Font"><text:span text:style-name="T1">i</text:span></text:span><text:span text:style-name="Default_20_Paragraph_20_Font"><text:span text:style-name="T8">em underi-<text:line-break/>mu</text:span></text:span><text:span text:style-name="Default_20_Paragraph_20_Font"><text:span text:style-name="T1">m </text:span></text:span><text:span text:style-name="Default_20_Paragraph_20_Font"><text:span text:style-name="T8">omn</text:span></text:span><text:span text:style-name="Default_20_Paragraph_20_Font"><text:span text:style-name="T1">i</text:span></text:span><text:span text:style-name="Default_20_Paragraph_20_Font"><text:span text:style-name="T8">a</text:span></text:span><text:span text:style-name="Default_20_Paragraph_20_Font"><text:span text:style-name="T1"> i</text:span></text:span><text:span text:style-name="Default_20_Paragraph_20_Font"><text:span text:style-name="T8">lli v</text:span></text:span><text:span text:style-name="Default_20_Paragraph_20_Font"><text:span text:style-name="T1">i</text:span></text:span><text:span text:style-name="Default_20_Paragraph_20_Font"><text:span text:style-name="T8">su re</text:span></text:span><text:span text:style-name="Default_20_Paragraph_20_Font"><text:span text:style-name="T1">m</text:span></text:span><text:span text:style-name="Default_20_Paragraph_20_Font"><text:span text:style-name="T8">isse este.</text:span></text:span></text:p>
      <text:p text:style-name="P1"><text:span text:style-name="Default_20_Paragraph_20_Font"><text:span text:style-name="T1">Quae die quinto urinae fieri coepissent deteriores,<text:line-break/>non correctae funt multis diebus. Non enim septimo</text:span></text:span></text:p>
      <text:p text:style-name="P3"><text:span text:style-name="Default_20_Paragraph_20_Font"><text:span text:style-name="T1">modo die, .verum sequentibus etiam ad undecimum ufque<text:line-break/>diem in iisdem fuisse dicit symptomatibus versatum et<text:line-break/>signis Hermoeratem.: circa undecimum diem omnia illi<text:line-break/>xifia sunt remissa esse. Recte. sane vi</text:span></text:span><text:span text:style-name="Default_20_Paragraph_20_Font"><text:span text:style-name="T8">t</text:span></text:span><text:span text:style-name="Default_20_Paragraph_20_Font"><text:span text:style-name="T1">a sunt , . dixit, ne-<text:line-break/>que enim periculosissimis ex signis potuit subito, cum<text:line-break/>eadem permaneret humorum inconcoctio, ad meliorem<text:line-break/>statum pervenire; idque adeo quum nihil eluxisset decre-<text:line-break/>torii die undecimo , id quod solet non raro conspici, quod<text:line-break/>tum natura solet aut sanguinis excretione vel alui aut<text:line-break/>vomitibus aut sudoribus aut parotidibus aut decubitu qua-<text:line-break/>piam, ex discrimine hominem vindicare. Attendamus ita-<text:line-break/>que jam quae die undecimo acciderunt.</text:span></text:span></text:p>
      <text:h text:style-name="Heading_20_2" text:outline-level="2"><text:span text:style-name="Default_20_Paragraph_20_Font">VII.</text:span></text:h>
      <text:p text:style-name="P5"><text:span text:style-name="Default_20_Paragraph_20_Font"><text:span text:style-name="T8">Coma c</text:span></text:span><text:span text:style-name="Default_20_Paragraph_20_Font"><text:span text:style-name="T1">o</text:span></text:span><text:span text:style-name="Default_20_Paragraph_20_Font"><text:span text:style-name="T8">epit, urinae crafuore</text:span></text:span><text:span text:style-name="Default_20_Paragraph_20_Font"><text:span text:style-name="T1">s, </text:span></text:span><text:span text:style-name="Default_20_Paragraph_20_Font"><text:span text:style-name="T8">subrubrae, insta</text:span></text:span><text:span text:style-name="Default_20_Paragraph_20_Font"><text:span text:style-name="T1"> t</text:span></text:span><text:span text:style-name="Default_20_Paragraph_20_Font"><text:span text:style-name="T8">enue</text:span></text:span><text:span text:style-name="Default_20_Paragraph_20_Font"><text:span text:style-name="T1">s,<text:line-break/></text:span></text:span><text:span text:style-name="Default_20_Paragraph_20_Font"><text:span text:style-name="T8">non subsidebant; al</text:span></text:span><text:span text:style-name="Default_20_Paragraph_20_Font"><text:span text:style-name="T1">i</text:span></text:span><text:span text:style-name="Default_20_Paragraph_20_Font"><text:span text:style-name="T8">quantulum</text:span></text:span><text:span text:style-name="Default_20_Paragraph_20_Font"><text:span text:style-name="T1"> m</text:span></text:span><text:span text:style-name="Default_20_Paragraph_20_Font"><text:span text:style-name="T8">ente constabat.</text:span></text:span></text:p>
      <text:p text:style-name="P2"><text:span text:style-name="Default_20_Paragraph_20_Font"><text:span text:style-name="T1">Solidum scripsit librum , rnterpretans significationem<text:line-break/>hujus dictionis, </text:span></text:span><text:span text:style-name="Default_20_Paragraph_20_Font"><text:span text:style-name="T8">coma</text:span></text:span><text:span text:style-name="Default_20_Paragraph_20_Font"><text:span text:style-name="T1">, in quo rusticatur propensionem le .<text:line-break/>lationemve in </text:span></text:span><text:span text:style-name="Default_20_Paragraph_20_Font"><text:span text:style-name="T8">t</text:span></text:span><text:span text:style-name="Default_20_Paragraph_20_Font"><text:span text:style-name="T1">emnunt sic appellasse Hippocratem. lu<text:line-break/>somnum autem propensionem voco, quum vigilare aegri<text:line-break/>nequeant, non apertos habentes oculos, sid conniventes..<text:line-break/>vel altis somnis vel tenuibus vel vigiliis detineantur, Unde<text:line-break/>exactam quaerit distinctionem, multam etiam prudentiam<text:line-break/>et exercitationem , ut ex qua affectione aeger comatulus<text:line-break/>fieret ,. assequaris: frequentor enim ubi multum humectata<text:line-break/>pars sit , quae est sensus fons , in qua et summam recte<text:line-break/>Aristoteles fieri demonstravit, coma loquitur, ut nonnul-<text:line-break/>lis usti venit ebriis: subinde ob fotum frigus est cum am-<text:line-break/>bobus his profundus succedat et comatulus somnus; quin<text:line-break/>etiam propter infirmitatem virium talis affectus fit, adeo.<text:line-break/>jam emorientium, ut apertas palpebras servare non ya-<text:line-break/>leant. Ac ita affecti hoc habent, ut postquam oculis con-<text:line-break/>niverint, aut nihil prorsus aut parum dormiant, fed vigi-</text:span></text:span></text:p>
      <text:p text:style-name="P2"><text:span text:style-name="Default_20_Paragraph_20_Font"><text:span text:style-name="T1">rent; nec attollere tamen palpebras queant: quod quidem<text:line-break/>vitium ab eo quod committit humiditas et algor, pulsus<text:line-break/>distinguunt potissimum languidissimi tardi, rari et parvi.<text:line-break/>Quod si hanc esset Hippocrates contemplationem juxta ac<text:line-break/>alias persequutus vel pulsuum in aegris genus tradidisset;<text:line-break/>fieret ut etiam exactiorem nos cognitionem eorum quae<text:line-break/>aegrotis evenerunt assequeren</text:span></text:span><text:span text:style-name="Default_20_Paragraph_20_Font"><text:span text:style-name="T8">t</text:span></text:span><text:span text:style-name="Default_20_Paragraph_20_Font"><text:span text:style-name="T1">ur. Quam quia praeteriit,<text:line-break/>ut quidem urinarum, ex iis quae literis mandavit, de ae-<text:line-break/>grutis est coniectandum. At in cerebrum fe succum con-<text:line-break/>tulisse pituitofum undecimo die, non est rationi consonum<text:line-break/>in morbo, qur siccus et calidus e primo statim impetu<text:line-break/>i fuit. Siquidem lingua adusta, vigilia, febris vehemens,<text:line-break/>texto die auriginesa perfusio, excrementa alvi combusta,<text:line-break/>totam ipsis igneam affectionem corporis dederant. Huc<text:line-break/>accedit, quod si qua crassities esset collecta succorum in<text:line-break/>jecinore et ejus venis, non ea in toto continebatur cor-</text:span></text:span></text:p>
      <text:p text:style-name="P3"><text:span text:style-name="Default_20_Paragraph_20_Font"><text:span text:style-name="T1">pore, quam ostendit jam inde usque ab initio urinarum<text:line-break/>crassities. Reliquum. ergo est perfrigerationem insignem<text:line-break/>cerebri aut facultatis imbecillitatem Hermocrati coma in-<text:line-break/>duxisse. die undecimo. p utrum autem. sit horum, extreme<text:line-break/>est pernietolum. Nam insanabilia ea esse demonstratum<text:line-break/>est frigora , cum calidis morbis et siccis succedant. Recte<text:line-break/>ergo Hippocrates scripsit, omnia vifa sunt remissa esse,<text:line-break/>nam quum exitiosissimum signum die undecimo coma in-<text:line-break/>cepisset, haud potuit fieri ut salubrem tum fletum corpus<text:line-break/>recuperaret. Imo vero ne medius quidem est ullus in ta-<text:line-break/>libus status , sed si a salubri flatu ea deflectat forma fe-<text:line-break/>bris, in contrariam impingit perniciem, in qua extingui-<text:line-break/>tur nativus calor. . Ergo quia coma symptoma ita parui-<text:line-break/>clusum undecimo die exstitit, attendamus urinas: </text:span></text:span><text:span text:style-name="Default_20_Paragraph_20_Font"><text:span text:style-name="T10">n</text:span></text:span><text:span text:style-name="Default_20_Paragraph_20_Font"><text:span text:style-name="T1">am si<text:line-break/>exitiosae etiam hae appareant esse, propinquam significant<text:line-break/>mortem; sin mediocres, in longius tempus trahetur: nam<text:line-break/>optima urina in talem statum nullo pacto incidet. Ad</text:span></text:span></text:p>
      <text:p text:style-name="P3">quid de eis referat, audiamus. Urinae, inquit, crassiores.<text:line-break/>Haec quidam ita connectunt, ut post dictionem <text:span text:style-name="Default_20_Paragraph_20_Font"><text:span text:style-name="T10">coma<text:line-break/></text:span></text:span>supradictam <text:span text:style-name="Default_20_Paragraph_20_Font"><text:span text:style-name="T10">coepit</text:span></text:span> urinis attribuant. Nam quum inter-<text:line-break/>cedat hoc inter coma et urinas, utrilibet assignes liceto<text:line-break/>ut duplex sit lectio, una haec, coma coepit, altera haec,<text:line-break/>coepit mejere crassiora: etenim verbo <text:span text:style-name="Default_20_Paragraph_20_Font"><text:span text:style-name="T16">σὐρει</text:span></text:span><text:span text:style-name="Default_20_Paragraph_20_Font"><text:span text:style-name="T19">, </text:span></text:span>id est <text:span text:style-name="Default_20_Paragraph_20_Font"><text:span text:style-name="T10">meje-<text:line-break/>bat, </text:span></text:span>per indicativum, quem vocant, modum prolato ad-<text:line-break/>jiciunt <text:span text:style-name="Default_20_Paragraph_20_Font"><text:span text:style-name="T16">ν</text:span></text:span><text:span text:style-name="Default_20_Paragraph_20_Font"><text:span text:style-name="T19"> </text:span></text:span>literam ac scribunt <text:span text:style-name="Default_20_Paragraph_20_Font"><text:span text:style-name="T16">υὐρειν</text:span></text:span><text:span text:style-name="Default_20_Paragraph_20_Font"><text:span text:style-name="T19"> </text:span></text:span>cum <text:span text:style-name="Default_20_Paragraph_20_Font"><text:span text:style-name="T16">ν</text:span></text:span><text:span text:style-name="Default_20_Paragraph_20_Font"><text:span text:style-name="T19">, </text:span></text:span>id est<text:line-break/><text:span text:style-name="Default_20_Paragraph_20_Font"><text:span text:style-name="T10">me</text:span></text:span>j<text:span text:style-name="Default_20_Paragraph_20_Font"><text:span text:style-name="T10">ere,</text:span></text:span> modo, ut vocant, infinitivo , ut verbo coepit con-<text:line-break/>sentiat scriptura. Caeterum dictioni <text:span text:style-name="Default_20_Paragraph_20_Font"><text:span text:style-name="T10">coma</text:span></text:span> est verisimi-<text:line-break/>litis verbum <text:span text:style-name="Default_20_Paragraph_20_Font"><text:span text:style-name="T10">coepit</text:span></text:span> adhaerere, cum nunc inceperit pri-<text:line-break/>silum: urinae vero crassae usque ab initio fuerint, siqui-<text:line-break/>dem in narratione diei primi fcriptum est hiS verbis: uri-<text:line-break/>nae crassae erant et rubrae depofitaeque non subsidebant.<text:line-break/>Quare non convenit, hinc dicere nunc coepisse urinas<text:line-break/>crassas esse, quum tales ab initio ad quintum usque diem<text:line-break/>fuissent: nam die quinto quidem mutatas tenues dicit</text:p>
      <text:p text:style-name="P3">factas; deinde septimo die eas fuisse commemoravit eas-<text:line-break/>dem. Recte igitur dixit: undecimo die reddebat urinas<text:line-break/>crassiores, conferens cum his illas, quae a quinto die hac-<text:line-break/>tenus tenues fuerant,. Jam etiam fubrubras eas fuisse<text:line-break/>ait et infra quaedam tenuia parva habuisse; quae fubside-<text:line-break/>rent. Subintelligendum enim estlluic, infra, parva quae-<text:line-break/>dam tenuia habuisse, quae subsiderent. Quare videntur<text:line-break/>ambegisse hae urinae inter bonas et exitiosas. Porro in<text:line-break/>fine quotl dicit, bisariam legunt. Quidam ita: non subsi-<text:line-break/>flebant aliquantulum, adiungentes dictionem <text:span text:style-name="Default_20_Paragraph_20_Font"><text:span text:style-name="T8">aliquantulum<text:line-break/></text:span></text:span>urinis non subsidentibus. Alii sic: subsidebant, deinde<text:line-break/>iterum ab initio, aliquantulum mente constabat, quod<text:line-break/>propius videtur ad sensum accedere. Nam aliquantu-<text:line-break/>lum si fit praedictum subfidere urinas, solent sic Graeci<text:line-break/>dicere; at non subsidentibus raro id genuS nomina adji-<text:line-break/>ciunt. HabeS ergo quae undecimo die symptomata et signa<text:line-break/>acciderunt. Videamus jam quae die quarto decimo de-<text:line-break/>scripserit.</text:p>
      <text:h text:style-name="P35" text:outline-level="2">VIII.</text:h>
      <text:p text:style-name="P5"><text:span text:style-name="Default_20_Paragraph_20_Font"><text:span text:style-name="T10">Quarto decimo die a sebre erat liber: non sudavit, dor-<text:line-break/>mivit, omnino mente constabat, urinae eaedem.</text:span></text:span></text:p>
      <text:p text:style-name="P1">Necquicqustm videatur adiectum, non sudavit, cui<text:line-break/>est simile, non illi profluxit sanguis, non vomuit, paro-<text:line-break/>fidas non habuit. Sed ut non multo ante dixit, sub diem<text:line-break/>undecimum omnia illa visa sunt esse remissa, qui quum<text:line-break/>dicere potuisset simpliciter: omnia sunt remissa, adiecit,<text:line-break/>visa sunt, quo illorum admoneret quae alibi scripsit: iis,<text:line-break/>quae non secundum rationem relevant, non est habenda<text:line-break/>fides, ita etiam hic non dubitavit cumulum addere, <text:span text:style-name="Default_20_Paragraph_20_Font"><text:span text:style-name="T10">non<text:line-break/>sudavit, </text:span></text:span>ut ob oculos proponeret quam sit infida remissio<text:line-break/>morbi. Nam si quae postulabat res quarto decimo die<text:line-break/>evenissent, conservassent hominem. Itaque quia non ap-<text:line-break/>paruerunt, llinc maIignitatem nobis morbi subjecit. Quos<text:line-break/>quidem affectus ignorat vuIgus medicorum et gaudet, si<text:line-break/>qua videatur aIIevatio, tametsi haec de exitiosis signis et</text:p>
      <text:p text:style-name="P3"><text:span text:style-name="Default_20_Paragraph_20_Font"><text:span text:style-name="T1">symptomatibus prioribus proficiscatur, nescium, cum natura<text:line-break/>enecatur et extinguitur insitus calor, tales solere affectio-<text:line-break/>nes incidere, non Iecus ac partes, quae defluxione mala<text:line-break/>in tumorem assurgunt, ubi natura prae infirmitate haud-<text:line-break/>quaquam attingit concoctionem humoris, qui excitavit tu-<text:line-break/>morem. Nam quum generatur, inquit, pus, dolores fiunt<text:line-break/>et febres, quod nativus calor humores tumoris auctores<text:line-break/>immutet; quare quando omnino hic a coquendo abstinet<text:line-break/>per imbecillitatem, nec laborant, nec febricitant, nisi<text:line-break/>perperam. Ideo fit ut in his qui suppurarunt, excreto<text:line-break/>pure pars sit, in quam fluxio impegit, salva; at ubi<text:line-break/>suppuratio et manifestus dolor et subrisi abest, putrescit<text:line-break/>pars, ut eam cogamur solidam aliquando praecidere. Huic<text:line-break/>igitur non dissimile est quod iis accidit, qui sine signis et<text:line-break/>sine ratione explicati sunt febre, post signa letalia. In<text:line-break/>hoc casu fuisse Hermocratem vel coma, quod hominem</text:span></text:span></text:p>
      <text:p text:style-name="P3"><text:span text:style-name="Default_20_Paragraph_20_Font"><text:span text:style-name="T1">die undecimo arripuit, arguebat. Siquidem una cum ar-<text:line-break/>dente febre et succum habente mordacem acremque ad-<text:line-break/>iunctum, si quis symptomate teneatur, humidos et frigi-<text:line-break/>.dos humores, atque non mordacesi comitante, non esse<text:line-break/>profligatum incommodum ostendit, quum nihil acciderit<text:line-break/>decretorii, sed suffocari et extingui nativum caIorem. Sed<text:line-break/>haec alias longius tractavimus. Quin etiam hic summa-<text:line-break/>tim satis fit dixisse de iis qui a febre in gravibus aegri-<text:line-break/>tudinibus praeter rationem liberantur: nam quo habere,<text:line-break/>quum signa processerint exitiosa, commodius videantur,<text:line-break/>hoc morbum habent perniciosiorem. At vero Sabinus di-<text:line-break/>xit, insidians morbus more ferae aut hominis sce</text:span></text:span><text:span text:style-name="Default_20_Paragraph_20_Font"><text:span text:style-name="T8">l</text:span></text:span><text:span text:style-name="Default_20_Paragraph_20_Font"><text:span text:style-name="T1">erati,<text:line-break/>animantis enim est ratione praediti petere insidiisi, nec<text:line-break/>opinantes adoritur, quos petivit. Verum ejusmodi verba<text:line-break/>nugas jure dixeris. Siquidem quum nihil quod scientiam<text:line-break/>faciat afferant, nisi loquacitate obtundant, institutum se<text:line-break/>putant exemplo demonstrasse , quod nulla ratione his, qui-</text:span></text:span></text:p>
      <text:p text:style-name="P2"><text:span text:style-name="Default_20_Paragraph_20_Font"><text:span text:style-name="T1">buscum confertur, consentiat. Quare hos relinquamus<text:line-break/>et ipsi jam quae instituimus absolvamus. Mihi vero<text:line-break/>hic animum diligenter adverte, ac cave mirerisi cur saepe<text:line-break/>ego, quum quempiam perniciose se habere dixissem, qui<text:line-break/>interim repente habere belle, adeo ut et Ievaret illuderet-<text:line-break/>que, non a pIebejisi tantum, sed et a medicis quibusdam,<text:line-break/>in praedictione tamen constarem ; postea quum repetere-<text:line-break/>tur iIle a morbo, qui videbatur recte habere, mereretur-<text:line-break/>que ex divinatrice non medica speculatione habitus sim<text:line-break/>praedixisse, quutn haec praeclari isti medici nusquam esse<text:line-break/>assirmaverint literis mandata. Equidem unde mortem qui-<text:line-break/>busdam in undecimum diem aut salutem praesagi veri n t,<text:line-break/>abunde scripsi de ejusmodi praedictionibus omnibus in<text:line-break/>commentariis de iudiciis et in libris etiam de diebus de-<text:line-break/>creterris: quorum est omnium princeps divinus ille Hip-<text:line-break/>pocrates. Sed caetera in illis quos citavi modo libris et<text:line-break/>vero etiam nonnullis aliis prosecutus sum. In praesentia</text:span></text:span></text:p>
      <text:p text:style-name="P2"><text:span text:style-name="Default_20_Paragraph_20_Font"><text:span text:style-name="T1">qui illo</text:span></text:span><text:span text:style-name="Default_20_Paragraph_20_Font"><text:span text:style-name="T2">s</text:span></text:span><text:span text:style-name="Default_20_Paragraph_20_Font"><text:span text:style-name="T1"> revoIverint, his planam faciam propositam di-<text:line-break/>sputationem. Undecimo die Hermocrates melior esse visuS<text:line-break/>est, quartodecimo perfecte liberatus. Constituto jam hoc<text:line-break/>et praecognito, recidivam omnino fore et periturum eum,<text:line-break/>diem septimum decimum consentaneum erat iis, quae die<text:line-break/>undecimo et quarto decimo evenerant, recidivam attulisse.<text:line-break/>Nam morbi mutatio in dies incidit decretorios. Didici-<text:line-break/>IstuS namque in praesagiis et aphorifmis dierum quater-<text:line-break/>narios orbes in vigesimum, non in primum vigesimum in-<text:line-break/>cidere ; atque idcirco undecimum quarti decimi esse indi-<text:line-break/>cem, decimum vero et septimum vigesima. Ergo tum<text:line-break/>morbum rediisse die septimo Hermocrati in primis est con^-<text:line-break/>sonum , tum consecutam aliam esse mutationem vigesimo,<text:line-break/>non tamen jam lectis Hippocratis scriptis, quae die vige-<text:line-break/>fimo mutatio futura esset, constat. In causaest, quod nos<text:line-break/>lateat, quomodo vires laborantis haberent, atque cerlissi-<text:line-break/>mum earum signum , ipsos nimirum pulfus ipse praeterie-</text:span></text:span></text:p>
      <text:p text:style-name="P2">rit. His enim simul perspectis, facillimum erat dicere vi-<text:line-break/>gesimone die moriturusi esset aeger, an in spatium longius<text:line-break/>protrahendus morbus ; ignoratis vero obscurum. Itaque<text:line-break/>audiamus, quae de die septimo decimo, quae item de vi-<text:line-break/>gesimo, Hippocrates dicat.</text:p>
      <text:h text:style-name="Heading_20_2" text:outline-level="2">IX.</text:h>
      <text:p text:style-name="P5"><text:span text:style-name="Default_20_Paragraph_20_Font"><text:span text:style-name="T1">C</text:span></text:span><text:span text:style-name="Default_20_Paragraph_20_Font"><text:span text:style-name="T10">irca diem septimum decimum rediit: in sequentibus die-<text:line-break/>bus incaluit, febris erat acuta, urinae tenues, deliravit.</text:span></text:span></text:p>
      <text:p text:style-name="P1">Alia quidem sunt symptomata recidivae. At urinae<text:line-break/>tenues morbum esse inconcoctum significant. Itaque ut<text:line-break/>non sint magnopere signa, quae apparebant exitiosa, fore<text:line-break/>incolumem hominem dicere nequeas j conspiciens septimo<text:line-break/>decimo die eam urinarum inconcoctionem. Nam Hippo-</text:p>
      <text:p text:style-name="P3"><text:span text:style-name="Default_20_Paragraph_20_Font"><text:span text:style-name="T1">.crates ipse dixit in talibus ut aeger diuturnitatem morbi<text:line-break/>sustinere non possit esse periculum.</text:span></text:span></text:p>
      <text:h text:style-name="Heading_20_2" text:outline-level="2"><text:span text:style-name="Default_20_Paragraph_20_Font">X.</text:span></text:h>
      <text:p text:style-name="P5"><text:span text:style-name="Default_20_Paragraph_20_Font"><text:span text:style-name="T1">R</text:span></text:span><text:span text:style-name="Default_20_Paragraph_20_Font"><text:span text:style-name="T8">ursus autem vigesimo die iudicatus est, a febre immu-<text:line-break/>nis, non sudavit.</text:span></text:span></text:p>
      <text:p text:style-name="P1"><text:span text:style-name="Default_20_Paragraph_20_Font"><text:span text:style-name="T1">Quo secundum rationem die oportuisset febrem exa-<text:line-break/>cerbari, si natura prorsus humorum coctionem aggressa<text:line-break/>fuisset, quos incoctos urinae tenues permanentes prode-<text:line-break/>haut, eodem febriS perfecte cessavit. Neque enim decimo<text:line-break/>septimo caloris nativi ratione febris recidit, fed sola pu-<text:line-break/>tredinis succensis subtiliter humoribus. Itaque ipsorum<text:line-break/>humorum fervor persanatus a febre immunem hominem<text:line-break/>reddidit. Verum manentibus perniciosis fymptomatis,<text:line-break/>ut postea dicit, manifestum erat moriturum Hermocratem.<text:line-break/>Quemadmodum autem decimo quarto die scripsit: </text:span></text:span><text:span text:style-name="Default_20_Paragraph_20_Font"><text:span text:style-name="T8">non su-<text:line-break/>davit, </text:span></text:span><text:span text:style-name="Default_20_Paragraph_20_Font"><text:span text:style-name="T1">ita et vigesimo idem addidit, ad memoriam revo-</text:span></text:span></text:p>
      <text:p text:style-name="P2">cans levamentum absque signis factum esse. Quod autem<text:line-break/>permanserint symptomata, naturam aegrotantis extingui<text:line-break/>liquido constat ex his quae deinceps scripsit in vigesimi<text:line-break/>diei narratione, quibus jam mentem adhibe.</text:p>
      <text:h text:style-name="Heading_20_2" text:outline-level="2">XL</text:h>
      <text:p text:style-name="P5"><text:span text:style-name="Default_20_Paragraph_20_Font"><text:span text:style-name="T10">Cibos toto tempore aversabatur, mente constabat, loqui<text:line-break/>non valebat, lingua arida, non sitiebat, parce dormi-<text:line-break/>v</text:span></text:span>ir<text:span text:style-name="Default_20_Paragraph_20_Font"><text:span text:style-name="T10">: comatosus.</text:span></text:span></text:p>
      <text:p text:style-name="P1">Haec pronunciata omnia jam emorientis vitalis facul-<text:line-break/>tatis certa signa sunt, ut verbi gratia ciborum aversatio<text:line-break/>.^appetentiam significans, quae interdum ob orificium ven-<text:line-break/>Buculi ab aliena quadam humorum qualitate male affectum<text:line-break/>oboritur, interdum vero et propter facultatis ipsius exci-<text:line-break/>dium, cujus erant in fecunda valetudine nlunera, tum<text:line-break/>actionem fentire, tum ipsam sanatura appetere. Ejusdem</text:p>
      <text:p text:style-name="P3"><text:span text:style-name="Default_20_Paragraph_20_Font"><text:span text:style-name="T1">vero munus est tum humidae substantiae indigentia tum<text:line-break/>repletio. Quo itaque modo in his fe habuit, manifestavit<text:line-break/>Hippocrates hisce verbis. N</text:span></text:span><text:span text:style-name="Default_20_Paragraph_20_Font"><text:span text:style-name="T8">on si</text:span></text:span><text:span text:style-name="Default_20_Paragraph_20_Font"><text:span text:style-name="T1">t</text:span></text:span><text:span text:style-name="Default_20_Paragraph_20_Font"><text:span text:style-name="T8">ieba</text:span></text:span><text:span text:style-name="Default_20_Paragraph_20_Font"><text:span text:style-name="T1">t, atque huic fui,-<text:line-break/>junxit: </text:span></text:span><text:span text:style-name="Default_20_Paragraph_20_Font"><text:span text:style-name="T8">cibo</text:span></text:span><text:span text:style-name="Default_20_Paragraph_20_Font"><text:span text:style-name="T1">s </text:span></text:span><text:span text:style-name="Default_20_Paragraph_20_Font"><text:span text:style-name="T8">to</text:span></text:span><text:span text:style-name="Default_20_Paragraph_20_Font"><text:span text:style-name="T1">t</text:span></text:span><text:span text:style-name="Default_20_Paragraph_20_Font"><text:span text:style-name="T8">o tempore aversabatur. </text:span></text:span><text:span text:style-name="Default_20_Paragraph_20_Font"><text:span text:style-name="T1">Deinde scripsit:<text:line-break/></text:span></text:span><text:span text:style-name="Default_20_Paragraph_20_Font"><text:span text:style-name="T8">mente c</text:span></text:span><text:span text:style-name="Default_20_Paragraph_20_Font"><text:span text:style-name="T1">on</text:span></text:span><text:span text:style-name="Default_20_Paragraph_20_Font"><text:span text:style-name="T8">stabat;</text:span></text:span><text:span text:style-name="Default_20_Paragraph_20_Font"><text:span text:style-name="T1"> hinc: </text:span></text:span><text:span text:style-name="Default_20_Paragraph_20_Font"><text:span text:style-name="T8">l</text:span></text:span><text:span text:style-name="Default_20_Paragraph_20_Font"><text:span text:style-name="T1">i</text:span></text:span><text:span text:style-name="Default_20_Paragraph_20_Font"><text:span text:style-name="T8">ngua ar</text:span></text:span><text:span text:style-name="Default_20_Paragraph_20_Font"><text:span text:style-name="T1">i</text:span></text:span><text:span text:style-name="Default_20_Paragraph_20_Font"><text:span text:style-name="T8">da , non sitiebat, Mente<text:line-break/></text:span></text:span><text:span text:style-name="Default_20_Paragraph_20_Font"><text:span text:style-name="T1">quidem </text:span></text:span><text:span text:style-name="Default_20_Paragraph_20_Font"><text:span text:style-name="T8">constabat</text:span></text:span><text:span text:style-name="Default_20_Paragraph_20_Font"><text:span text:style-name="T1"> ad communem utriusque distinctionem<text:line-break/>assumpsit, N</text:span></text:span><text:span text:style-name="Default_20_Paragraph_20_Font"><text:span text:style-name="T8">on si</text:span></text:span><text:span text:style-name="Default_20_Paragraph_20_Font"><text:span text:style-name="T1">ti</text:span></text:span><text:span text:style-name="Default_20_Paragraph_20_Font"><text:span text:style-name="T8">ebat</text:span></text:span><text:span text:style-name="Default_20_Paragraph_20_Font"><text:span text:style-name="T1"> vero ad alteram. Commu</text:span></text:span><text:span text:style-name="Default_20_Paragraph_20_Font"><text:span text:style-name="T8">nis--<text:line-break/></text:span></text:span><text:span text:style-name="Default_20_Paragraph_20_Font"><text:span text:style-name="T1">autum distinctio hoc feri, neque humidae, neque siccae<text:line-break/>substantiae indigentiam sentiebat. Non qu</text:span></text:span><text:span text:style-name="Default_20_Paragraph_20_Font"><text:span text:style-name="T8">o</text:span></text:span><text:span text:style-name="Default_20_Paragraph_20_Font"><text:span text:style-name="T1">d non confe-<text:line-break/>queretur, </text:span></text:span><text:span text:style-name="Default_20_Paragraph_20_Font"><text:span text:style-name="T8">t</text:span></text:span><text:span text:style-name="Default_20_Paragraph_20_Font"><text:span text:style-name="T1">est quod interiret ipsius facultas. . .Huic vero<text:line-break/>orationi, </text:span></text:span><text:span text:style-name="Default_20_Paragraph_20_Font"><text:span text:style-name="T8">l</text:span></text:span><text:span text:style-name="Default_20_Paragraph_20_Font"><text:span text:style-name="T1">i</text:span></text:span><text:span text:style-name="Default_20_Paragraph_20_Font"><text:span text:style-name="T8">ngua arida</text:span></text:span><text:span text:style-name="Default_20_Paragraph_20_Font"><text:span text:style-name="T1">, ad j erit, </text:span></text:span><text:span text:style-name="Default_20_Paragraph_20_Font"><text:span text:style-name="T8">non si</text:span></text:span><text:span text:style-name="Default_20_Paragraph_20_Font"><text:span text:style-name="T1">ti</text:span></text:span><text:span text:style-name="Default_20_Paragraph_20_Font"><text:span text:style-name="T8">ebat, </text:span></text:span><text:span text:style-name="Default_20_Paragraph_20_Font"><text:span text:style-name="T1">qua dissui-^<text:line-break/>gueret non ob humiditatem hominem non sitivisse, quem-<text:line-break/>admodum nonnulli eorum qui humidum et frigidum hu-<text:line-break/>morem: accumularunt , fed quod etiamsi siticulosissime esset<text:line-break/>affectio, facultas tamen emoriens non </text:span></text:span><text:span text:style-name="Default_20_Paragraph_20_Font"><text:span text:style-name="T8">s</text:span></text:span><text:span text:style-name="Default_20_Paragraph_20_Font"><text:span text:style-name="T1">entiret. Non po-<text:line-break/>tuisse etiam eum loqui ob ejusdem jaetnram factum esu<text:line-break/>Si igitur haec sympt</text:span></text:span><text:span text:style-name="Default_20_Paragraph_20_Font"><text:span text:style-name="T8">o</text:span></text:span><text:span text:style-name="Default_20_Paragraph_20_Font"><text:span text:style-name="T1">mata et vigesimo die et per totum<text:line-break/>-fere. morbumipsi adfuerint, patet extincto nativo calore,</text:span></text:span></text:p>
      <text:p text:style-name="P3"><text:span text:style-name="Default_20_Paragraph_20_Font"><text:span text:style-name="T1">febrem vigesimo die cessavisse. Atque his id assentitur,<text:line-break/>parce dormivit, comatulus. Non enim ut qui fecundum<text:line-break/>naturam </text:span></text:span><text:span text:style-name="Default_20_Paragraph_20_Font"><text:span text:style-name="T8">t</text:span></text:span><text:span text:style-name="Default_20_Paragraph_20_Font"><text:span text:style-name="T1">e habent dormivit, fed propter facultatis in-<text:line-break/>firmitatem ultro oculos ita claudebat, ut apertos .habere<text:line-break/>non valeret et ipsos inclinabat parceque dormivit. Adje-<text:line-break/>cit enim verbo, </text:span></text:span><text:span text:style-name="Default_20_Paragraph_20_Font"><text:span text:style-name="T8">d</text:span></text:span><text:span text:style-name="Default_20_Paragraph_20_Font"><text:span text:style-name="T1">o</text:span></text:span><text:span text:style-name="Default_20_Paragraph_20_Font"><text:span text:style-name="T8">r</text:span></text:span><text:span text:style-name="Default_20_Paragraph_20_Font"><text:span text:style-name="T1">mi</text:span></text:span><text:span text:style-name="Default_20_Paragraph_20_Font"><text:span text:style-name="T8">v</text:span></text:span><text:span text:style-name="Default_20_Paragraph_20_Font"><text:span text:style-name="T1">i</text:span></text:span><text:span text:style-name="Default_20_Paragraph_20_Font"><text:span text:style-name="T8">t</text:span></text:span><text:span text:style-name="Default_20_Paragraph_20_Font"><text:span text:style-name="T1">, adverbium </text:span></text:span><text:span text:style-name="Default_20_Paragraph_20_Font"><text:span text:style-name="T8">parce</text:span></text:span><text:span text:style-name="Default_20_Paragraph_20_Font"><text:span text:style-name="T1">, quoniam etiam<text:line-break/>hoc .infirmae facultatis signum erat, non somnorum fecune<text:line-break/>dum naturam. Quare aegrotanti hoc tempore fomniculo-<text:line-break/>fum coma fuit magis quam propter fensisici principii hu-<text:line-break/>miditatem. Mirari itaque licet nun quod interierit Her-<text:line-break/>mocrates, fed quod adusque vigesimum septimum fuffece-.<text:line-break/>rit. Rationi namque consentaneum erat non multo post<text:line-break/>vigesimum diem mortem confequuturam esse. Constat igi-<text:line-break/>tur juvenem quendam fuisse et natura valde robustum,-<text:line-break/>ob usque obstitisse paululum . marcescentem. Licet. enim<text:line-break/>ex omnibus ipsi obortis coniicere vocatum a recentiori-<text:line-break/>bus medicis marcorem retorridum fuisse. Peremit autem<text:line-break/>ap</text:span></text:span><text:span text:style-name="Default_20_Paragraph_20_Font"><text:span text:style-name="T8">t</text:span></text:span><text:span text:style-name="Default_20_Paragraph_20_Font"><text:span text:style-name="T1">um vigesimo feptimo die febris, quae ob humorum pu-</text:span></text:span></text:p>
      <text:p text:style-name="P2"><text:span text:style-name="Default_20_Paragraph_20_Font"><text:span text:style-name="T1">tredinem vigesimo quarto concitata fuerat, quam sequenti<text:line-break/>textu manifestavit. At operae pretium est observare cur<text:line-break/>in. praefecti. textu scripserit: m</text:span></text:span><text:span text:style-name="Default_20_Paragraph_20_Font"><text:span text:style-name="T8">ente prorsu</text:span></text:span><text:span text:style-name="Default_20_Paragraph_20_Font"><text:span text:style-name="T1">s </text:span></text:span><text:span text:style-name="Default_20_Paragraph_20_Font"><text:span text:style-name="T8">c</text:span></text:span><text:span text:style-name="Default_20_Paragraph_20_Font"><text:span text:style-name="T1">o</text:span></text:span><text:span text:style-name="Default_20_Paragraph_20_Font"><text:span text:style-name="T8">nstaba</text:span></text:span><text:span text:style-name="Default_20_Paragraph_20_Font"><text:span text:style-name="T1">t.<text:line-break/>Videtur . siquidem omnino mente constitisse , quum ipfe<text:line-break/>Hippocrates pronunciet aegrum in quinti diei enarratione<text:line-break/>desipuisse , ac futilis postea sexto die adjecit : </text:span></text:span><text:span text:style-name="Default_20_Paragraph_20_Font"><text:span text:style-name="T8">n</text:span></text:span><text:span text:style-name="Default_20_Paragraph_20_Font"><text:span text:style-name="T1">o</text:span></text:span><text:span text:style-name="Default_20_Paragraph_20_Font"><text:span text:style-name="T8">n</text:span></text:span><text:span text:style-name="Default_20_Paragraph_20_Font"><text:span text:style-name="T1"> m</text:span></text:span><text:span text:style-name="Default_20_Paragraph_20_Font"><text:span text:style-name="T8">en</text:span></text:span><text:span text:style-name="Default_20_Paragraph_20_Font"><text:span text:style-name="T1">t</text:span></text:span><text:span text:style-name="Default_20_Paragraph_20_Font"><text:span text:style-name="T8">e<text:line-break/>constitit, </text:span></text:span><text:span text:style-name="Default_20_Paragraph_20_Font"><text:span text:style-name="T1">et mulus: </text:span></text:span><text:span text:style-name="Default_20_Paragraph_20_Font"><text:span text:style-name="T8">de</text:span></text:span><text:span text:style-name="Default_20_Paragraph_20_Font"><text:span text:style-name="T1">rim</text:span></text:span><text:span text:style-name="Default_20_Paragraph_20_Font"><text:span text:style-name="T8">o sept</text:span></text:span><text:span text:style-name="Default_20_Paragraph_20_Font"><text:span text:style-name="T1">i</text:span></text:span><text:span text:style-name="Default_20_Paragraph_20_Font"><text:span text:style-name="T8">mo desipu</text:span></text:span><text:span text:style-name="Default_20_Paragraph_20_Font"><text:span text:style-name="T1">i</text:span></text:span><text:span text:style-name="Default_20_Paragraph_20_Font"><text:span text:style-name="T8">t. </text:span></text:span><text:span text:style-name="Default_20_Paragraph_20_Font"><text:span text:style-name="T1">E duobus<text:line-break/>itaque alterum aut qui solis his diebus deliravit, alio vero<text:line-break/>tempore mente constitit, significare volens scripsit , </text:span></text:span><text:span text:style-name="Default_20_Paragraph_20_Font"><text:span text:style-name="T8">men</text:span></text:span><text:span text:style-name="Default_20_Paragraph_20_Font"><text:span text:style-name="T1">t</text:span></text:span><text:span text:style-name="Default_20_Paragraph_20_Font"><text:span text:style-name="T8">e<text:line-break/>prorsus constaba</text:span></text:span><text:span text:style-name="Default_20_Paragraph_20_Font"><text:span text:style-name="T1">t, aut quod vigesimo die cujus inte</text:span></text:span><text:span text:style-name="Default_20_Paragraph_20_Font"><text:span text:style-name="T8">r</text:span></text:span><text:span text:style-name="Default_20_Paragraph_20_Font"><text:span text:style-name="T1">pre-<text:line-break/>tationem m praetenti textu scripsit; prorsus mente consta-<text:line-break/>bat, hoc est, ne paululum quidem deliravit. Quare autem<text:line-break/>adjecit . paulo ante dixi. Quum enim quidam in morbis<text:line-break/>non sitiant, neque appeta</text:span></text:span><text:span text:style-name="Default_20_Paragraph_20_Font"><text:span text:style-name="T8">n</text:span></text:span><text:span text:style-name="Default_20_Paragraph_20_Font"><text:span text:style-name="T1">t, aut propter delirium non sen-<text:line-break/>tiant quae patiuntur aut propter facultatis naturalis ven-<text:line-break/>, trienii interitum. Quoniam vero citra delirium ita pa-<text:line-break/>tiant ur, relinquitur naturalem ipforum facultatem emor-<text:line-break/>tuam esse.</text:span></text:span></text:p>
      <text:h text:style-name="P35" text:outline-level="2"><text:span text:style-name="Default_20_Paragraph_20_Font"><text:span text:style-name="T3">. </text:span></text:span><text:span text:style-name="Default_20_Paragraph_20_Font"><text:span text:style-name="T1">XII.</text:span></text:span></text:h>
      <text:p text:style-name="P1"><text:span text:style-name="Default_20_Paragraph_20_Font"><text:span text:style-name="T8">c</text:span></text:span><text:span text:style-name="Default_20_Paragraph_20_Font"><text:span text:style-name="T1">i</text:span></text:span><text:span text:style-name="Default_20_Paragraph_20_Font"><text:span text:style-name="T8">rciter ver</text:span></text:span><text:span text:style-name="Default_20_Paragraph_20_Font"><text:span text:style-name="T1">o </text:span></text:span><text:span text:style-name="Default_20_Paragraph_20_Font"><text:span text:style-name="T8">quar</text:span></text:span><text:span text:style-name="Default_20_Paragraph_20_Font"><text:span text:style-name="T1">t</text:span></text:span><text:span text:style-name="Default_20_Paragraph_20_Font"><text:span text:style-name="T8">um et vigesi</text:span></text:span><text:span text:style-name="Default_20_Paragraph_20_Font"><text:span text:style-name="T1">m</text:span></text:span><text:span text:style-name="Default_20_Paragraph_20_Font"><text:span text:style-name="T8">u</text:span></text:span><text:span text:style-name="Default_20_Paragraph_20_Font"><text:span text:style-name="T1">m 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em incalu</text:span></text:span><text:span text:style-name="Default_20_Paragraph_20_Font"><text:span text:style-name="T1">i</text:span></text:span><text:span text:style-name="Default_20_Paragraph_20_Font"><text:span text:style-name="T8">t , a</text:span></text:span><text:span text:style-name="Default_20_Paragraph_20_Font"><text:span text:style-name="T1">li</text:span></text:span><text:span text:style-name="Default_20_Paragraph_20_Font"><text:span text:style-name="T8">u</text:span></text:span><text:span text:style-name="Default_20_Paragraph_20_Font"><text:span text:style-name="T1">s<text:line-break/></text:span></text:span><text:span text:style-name="Default_20_Paragraph_20_Font"><text:span text:style-name="T8">l</text:span></text:span><text:span text:style-name="Default_20_Paragraph_20_Font"><text:span text:style-name="T1">i</text:span></text:span><text:span text:style-name="Default_20_Paragraph_20_Font"><text:span text:style-name="T8">qu</text:span></text:span><text:span text:style-name="Default_20_Paragraph_20_Font"><text:span text:style-name="T1">i</text:span></text:span><text:span text:style-name="Default_20_Paragraph_20_Font"><text:span text:style-name="T8">dis tenu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 </text:span></text:span><text:span text:style-name="Default_20_Paragraph_20_Font"><text:span text:style-name="T8">et cop</text:span></text:span><text:span text:style-name="Default_20_Paragraph_20_Font"><text:span text:style-name="T1">i</text:span></text:span><text:span text:style-name="Default_20_Paragraph_20_Font"><text:span text:style-name="T8">osa stu</text:span></text:span><text:span text:style-name="Default_20_Paragraph_20_Font"><text:span text:style-name="T1">i</text:span></text:span><text:span text:style-name="Default_20_Paragraph_20_Font"><text:span text:style-name="T8">da; sequen</text:span></text:span><text:span text:style-name="Default_20_Paragraph_20_Font"><text:span text:style-name="T1">t</text:span></text:span><text:span text:style-name="Default_20_Paragraph_20_Font"><text:span text:style-name="T8">ibu</text:span></text:span><text:span text:style-name="Default_20_Paragraph_20_Font"><text:span text:style-name="T1">s 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ebu</text:span></text:span><text:span text:style-name="Default_20_Paragraph_20_Font"><text:span text:style-name="T1">s<text:line-break/></text:span></text:span><text:span text:style-name="Default_20_Paragraph_20_Font"><text:span text:style-name="T8">, febri</text:span></text:span><text:span text:style-name="Default_20_Paragraph_20_Font"><text:span text:style-name="T1">s </text:span></text:span><text:span text:style-name="Default_20_Paragraph_20_Font"><text:span text:style-name="T8">acu</text:span></text:span><text:span text:style-name="Default_20_Paragraph_20_Font"><text:span text:style-name="T1">t</text:span></text:span><text:span text:style-name="Default_20_Paragraph_20_Font"><text:span text:style-name="T8">a, lingua exusta esi, v</text:span></text:span><text:span text:style-name="Default_20_Paragraph_20_Font"><text:span text:style-name="T1">i</text:span></text:span><text:span text:style-name="Default_20_Paragraph_20_Font"><text:span text:style-name="T8">gesi</text:span></text:span><text:span text:style-name="Default_20_Paragraph_20_Font"><text:span text:style-name="T1">mo </text:span></text:span><text:span text:style-name="Default_20_Paragraph_20_Font"><text:span text:style-name="T8">sept</text:span></text:span><text:span text:style-name="Default_20_Paragraph_20_Font"><text:span text:style-name="T1">imo </text:span></text:span><text:span text:style-name="Default_20_Paragraph_20_Font"><text:span text:style-name="T8">de-<text:line-break/>sar otu</text:span></text:span><text:span text:style-name="Default_20_Paragraph_20_Font"><text:span text:style-name="T1">s </text:span></text:span><text:span text:style-name="Default_20_Paragraph_20_Font"><text:span text:style-name="T8">est.</text:span></text:span></text:p>
      <text:p text:style-name="P1"><text:span text:style-name="Default_20_Paragraph_20_Font"><text:span text:style-name="T1">Huic aegroto quartus et vigesimus inter judicatorio.s<text:line-break/>est circuitus., ut demonstratum est, multoque magis vige-<text:line-break/>simus septimus in hoc quasdam innovationes ex propor-<text:line-break/>tione attulerunt. Quemadmodum enim septimo decimo<text:line-break/>die </text:span></text:span><text:span text:style-name="Default_20_Paragraph_20_Font"><text:span text:style-name="T8">s</text:span></text:span><text:span text:style-name="Default_20_Paragraph_20_Font"><text:span text:style-name="T1">everius est morbus, vigesimo die melius habere visus<text:line-break/>est , non ita tamen habens secundum rei veritatem , sed<text:line-break/>opinionem multis praebens extincti caloris nativi sine fe-<text:line-break/>bre factus esu Eodem modo die vigesimo . quarto quum<text:line-break/>ex reliquorum humorum putredine febricitare incepisset;<text:line-break/>deincepsque deorsum multa dejecisset tum tenuia tum</text:span></text:span></text:p>
      <text:p text:style-name="P3">maIigna, vigesimo septimo die obiit facta febre ipsa <text:span text:style-name="Default_20_Paragraph_20_Font"><text:span text:style-name="T1">et<text:line-break/></text:span></text:span>acuta et sicca, per quae et Iingua simuI exusta est.</text:p>
      <text:h text:style-name="Heading_20_2" text:outline-level="2"><text:bookmark-start text:name="bookmark4"/>XIlI.<text:bookmark-end text:name="bookmark4"/></text:h>
      <text:p text:style-name="Normal"><text:span text:style-name="Default_20_Paragraph_20_Font"><text:span text:style-name="T8"/></text:span></text:p>
      <text:p text:style-name="P5"><text:span text:style-name="Default_20_Paragraph_20_Font"><text:span text:style-name="T10">Huic surditas per totum morbum permansit; urinae aut<text:line-break/>crassae et rubrae non subsidebant, aut tenues et dec</text:span></text:span>u<text:span text:style-name="Default_20_Paragraph_20_Font"><text:span text:style-name="T10">lo-<text:line-break/>res enaeoremata continebant ; gustare non valebat.</text:span></text:span></text:p>
      <text:p text:style-name="P1">Atque post vigefimi diei expositionem deinceps quod<text:line-break/>nunc enunciatum est adscripsit, <text:span text:style-name="Default_20_Paragraph_20_Font"><text:span text:style-name="T10">gustare non valebat</text:span></text:span>, quod<text:line-break/>idem ac vox, <text:span text:style-name="Default_20_Paragraph_20_Font"><text:span text:style-name="T10">cibos aversatus</text:span></text:span>, significat. At urinas a de-<text:line-break/>cimo septimo die tenues adusque vigefimum fuisse protu-<text:line-break/>lit. Praedixerat autem , si quid meminerimus , et de his<text:line-break/>quae rubrum et non subsidens enaeorema haberent. Nunc<text:line-break/>vero repetitis simul omnibus quae demonstraverat paten-<text:line-break/>tia, loquitur istum alias aliam urinam minxisse, bonam<text:line-break/>autem pIane nuIIam. Praeterea quod per totum morbum<text:line-break/>surditas permanserit, non antea pronunciatum jure nunc</text:p>
      <text:p text:style-name="P3">apposuit. At non novi quomodo nihil quicquam etiamnum<text:line-break/>de auriginosa effusione protulerit. Nam consentaneum<text:line-break/>erat etiam hujus meminisse. Sed fortassis quod pateret<text:line-break/>omnibus eam perseverasse tacuit. Quod enim nondum<text:line-break/>sudor Hermocrati erupisset, neque per alVum aut urinas<text:line-break/>aut vomitus biliosorum vacuatio consequuta esset, sedari<text:line-break/>non potuit icterus. Ex omnibus itaque narratis ipsi jecur<text:line-break/>vehementer affectum fuisse videtur, quod tum vegetatri-<text:line-break/>cis tum naturalis animae appellatae principium existit,<text:line-break/>cujus quatuor esse facultates demonstravimus, attractricesn,<text:line-break/>retentricem, alteratricem et expultricem, quibus corpora<text:line-break/>tum nutriuntur, tum increfcunt, ipsaque affecta inappe-<text:line-break/>tentiae ita graves prehendunt, ut mori potiuS aeger velit,<text:line-break/>quam quicquam gustare.</text:p>
      <text:p text:style-name="P1">Vetustiora quidem exempIaria ad<text:span text:style-name="Default_20_Paragraph_20_Font"><text:span text:style-name="T10">i</text:span></text:span>ectorum aegris cha-<text:line-break/>Tactorum principium habebant a muliere apud Bitonem</text:p>
      <text:p text:style-name="P3">anginosa septima ab initio descripta. Et sane qui ad-<text:line-break/>scriptos huic libro characteres interpretati sunt, ab illa<text:line-break/>omnes inceperunt, dicentes primis aegris ipsos non ad-<text:line-break/>jectos esse. In nonnulliS tamen exemplaribuS quae nunc<text:line-break/>in manuS nostras pervenerunt, primiS etiam aegris adiecti<text:line-break/>charactereS reperiuntur, ut et Dioscoridisi editio ipsos ha-<text:line-break/>bet. Atque huic utique Hermocrati primum quidem sub-<text:line-break/>scriptum est <text:span text:style-name="Default_20_Paragraph_20_Font"><text:span text:style-name="T16">π</text:span></text:span><text:span text:style-name="Default_20_Paragraph_20_Font"><text:span text:style-name="T19"> </text:span></text:span>lineam in medio habens characterum omnium<text:line-break/>quos in aegrotis omnibus adscriptos reperiri diximus.<text:line-break/>Deinde <text:span text:style-name="Default_20_Paragraph_20_Font"><text:span text:style-name="T10">B</text:span></text:span> scriptum est, atque post ipsum d lineam rectam<text:line-break/>deorsum reversam habens veluti v. Descriptum deinde<text:line-break/>post ipsum <text:span text:style-name="Default_20_Paragraph_20_Font"><text:span text:style-name="T16">κ</text:span></text:span><text:span text:style-name="Default_20_Paragraph_20_Font"><text:span text:style-name="T19"> </text:span></text:span><text:span text:style-name="Default_20_Paragraph_20_Font"><text:span text:style-name="T16">ρ</text:span></text:span><text:span text:style-name="Default_20_Paragraph_20_Font"><text:span text:style-name="T19"> </text:span></text:span>Post haec <text:span text:style-name="Default_20_Paragraph_20_Font"><text:span text:style-name="T10">D,</text:span></text:span> hoc modo <text:span text:style-name="Default_20_Paragraph_20_Font"><text:span text:style-name="T16">π</text:span></text:span><text:span text:style-name="Default_20_Paragraph_20_Font"><text:span text:style-name="T19">. </text:span></text:span><text:span text:style-name="Default_20_Paragraph_20_Font"><text:span text:style-name="T16">ε</text:span></text:span><text:span text:style-name="Default_20_Paragraph_20_Font"><text:span text:style-name="T19">. </text:span></text:span>d. K. <text:span text:style-name="Default_20_Paragraph_20_Font"><text:span text:style-name="T16">θ</text:span></text:span><text:span text:style-name="Default_20_Paragraph_20_Font"><text:span text:style-name="T19">.<text:line-break/></text:span></text:span>Primus itaque character ut antea <text:span text:style-name="Default_20_Paragraph_20_Font"><text:span text:style-name="T16">τὸ</text:span></text:span><text:span text:style-name="Default_20_Paragraph_20_Font"><text:span text:style-name="T19"> </text:span></text:span><text:span text:style-name="Default_20_Paragraph_20_Font"><text:span text:style-name="T16">πιθανόν</text:span></text:span><text:span text:style-name="Default_20_Paragraph_20_Font"><text:span text:style-name="T19"> </text:span></text:span><text:span text:style-name="Default_20_Paragraph_20_Font"><text:span text:style-name="T10">credibile<text:line-break/></text:span></text:span>significat, quemadmodum et ultima litera interdum quidem<text:line-break/>v, interdum vero <text:span text:style-name="Default_20_Paragraph_20_Font"><text:span text:style-name="T16">θ</text:span></text:span><text:span text:style-name="Default_20_Paragraph_20_Font"><text:span text:style-name="T19"> </text:span></text:span>scripta, sanitatiS quidem <text:span text:style-name="Default_20_Paragraph_20_Font"><text:span text:style-name="T10">v, </text:span></text:span>mortis<text:line-break/>vero <text:span text:style-name="Default_20_Paragraph_20_Font"><text:span text:style-name="T16">θ</text:span></text:span><text:span text:style-name="Default_20_Paragraph_20_Font"><text:span text:style-name="T19"> </text:span></text:span>signum est. Qui vero character hunc praeco-<text:line-break/>cedit, dierum numerum indicat, quibus homo interiit aut<text:line-break/>perfecte sanatus est. Qui in medio existunt , modum ha-</text:p>
      <text:p text:style-name="P3">bent, in quo servari hominem contigit vel interire. <text:span text:style-name="Default_20_Paragraph_20_Font"><text:span text:style-name="T1">Et<text:line-break/></text:span></text:span>nunc characterem <text:span text:style-name="Default_20_Paragraph_20_Font"><text:span text:style-name="T16">ε</text:span></text:span><text:span text:style-name="Default_20_Paragraph_20_Font"><text:span text:style-name="T19"> </text:span></text:span>cum <text:span text:style-name="Default_20_Paragraph_20_Font"><text:span text:style-name="T10">d</text:span></text:span> deorsum reflexo scribens ere-<text:line-break/>dibile esse ait retentis deiectionibus , vigesimo septimo<text:line-break/>periisse Hermocratem. Quidam interpretum, quod alvus<text:line-break/>vigesimo quarto die profluxerit, ipsi mortem accidisse pro-<text:line-break/>ferunt ex prorrhetico auctoritatem promentes in textu ita<text:line-break/>se habentem: <text:span text:style-name="Default_20_Paragraph_20_Font"><text:span text:style-name="T10">Surditas et urinae praerubrae non subsi-<text:line-break/>dentes, enaeorema habentes delirium portendunt, his ob-<text:line-break/>or</text:span></text:span>i<text:span text:style-name="Default_20_Paragraph_20_Font"><text:span text:style-name="T10">ri soterum malum. Mala quoque et ictero succedens<text:line-break/>fetuitas. </text:span></text:span>H<text:span text:style-name="Default_20_Paragraph_20_Font"><text:span text:style-name="T10">os quidem voce privari, scd sentientes esse<text:line-break/>contingit; atque his, arbitror, alvus prorumpit, ut Per-<text:line-break/>mippo suctum est, atque obiit. </text:span></text:span>Is est ex prorrhetico tex-<text:line-break/>tus, de quo quum librum illum explanaremus, dictum est.<text:line-break/>Nunc vero tantum dicere fussiciet rursus, memoriae gra-<text:line-break/>tia et quae in illis et quae hoc in libro hucusque expo-<text:line-break/>fuimus. Contigit siquidem Hermocratem neque per alvi</text:p>
      <text:p text:style-name="P3"><text:span text:style-name="Default_20_Paragraph_20_Font"><text:span text:style-name="T1">retentionem, neque per excretionem interiisse, fed haec<text:line-break/>quidem morbi symptomata apparuisse quemadmodum et<text:line-break/>quum a</text:span></text:span><text:span text:style-name="Default_20_Paragraph_20_Font"><text:span text:style-name="T8">n</text:span></text:span><text:span text:style-name="Default_20_Paragraph_20_Font"><text:span text:style-name="T1">tea excrevit co</text:span></text:span><text:span text:style-name="Default_20_Paragraph_20_Font"><text:span text:style-name="T8">m</text:span></text:span><text:span text:style-name="Default_20_Paragraph_20_Font"><text:span text:style-name="T1">busta, utrisque et .hepatis asse-<text:line-break/>oriones consequentibus, ut ostendimus, tum in aliis qui-<text:line-break/>husdam tum in commentariis de locis affectis. videtur<text:line-break/>autem et ipsi mors maxime quidem ob hepar advenisse;<text:line-break/>jam vero et quod caput non fecundum naturam haberet.<text:line-break/>Aegrotum. autem etiamnum absurdius interpretantur qui<text:line-break/>ob id scriptum suium profitentur, ut judicatoriorum die-<text:line-break/>runa vires perpenderemus, ac si non omnibus quidem ae-<text:line-break/>gris communiter hoc observetur , </text:span></text:span><text:span text:style-name="Default_20_Paragraph_20_Font"><text:span text:style-name="T8">t</text:span></text:span><text:span text:style-name="Default_20_Paragraph_20_Font"><text:span text:style-name="T1">est singula seorsum juxta<text:line-break/>eas quae ipsi contigerunt affectiones.</text:span></text:span></text:p>
      <text:h text:style-name="Heading_20_2" text:outline-level="2"><text:span text:style-name="Default_20_Paragraph_20_Font">X1U</text:span></text:h>
      <text:p text:style-name="Normal"><text:span text:style-name="Default_20_Paragraph_20_Font"><text:span text:style-name="T8">Qu</text:span></text:span><text:span text:style-name="Default_20_Paragraph_20_Font"><text:span text:style-name="T1">i </text:span></text:span><text:span text:style-name="Default_20_Paragraph_20_Font"><text:span text:style-name="T8">in</text:span></text:span><text:span text:style-name="Default_20_Paragraph_20_Font"><text:span text:style-name="T1"> D</text:span></text:span><text:span text:style-name="Default_20_Paragraph_20_Font"><text:span text:style-name="T8">ealcis h</text:span></text:span><text:span text:style-name="Default_20_Paragraph_20_Font"><text:span text:style-name="T1">o</text:span></text:span><text:span text:style-name="Default_20_Paragraph_20_Font"><text:span text:style-name="T8">rto decumbeba</text:span></text:span><text:span text:style-name="Default_20_Paragraph_20_Font"><text:span text:style-name="T1">t.</text:span></text:span></text:p>
      <text:p text:style-name="P2"><text:span text:style-name="Default_20_Paragraph_20_Font"><text:span text:style-name="T1">Hic quoque rursum Sabinus hortum adjectum esse ait<text:line-break/>adjuvantem morbi causam homini factum esse, atque hisce-<text:line-break/>verbis ita scribit: ob id enim et hortum nunquam appo-<text:line-break/>luisset hincque febri causam extitisse manifestans. Non<text:line-break/>enim herbivorum animal homo est; quapropter ex alieno<text:line-break/>victu veluti innovationem quandam sustinuit. Hoc in loco<text:line-break/>quidem ille scripsit: Sed quoniam in hoc commentario<text:line-break/>praeter meam ipsius voluntatem ad alienarum explicatio-<text:line-break/>num confutationem ab amicis scribere quaedam sum ad-<text:line-break/>ductus, et nunc pauca adliciam idem genus habentia. Pri-<text:line-break/>mum itaque neque perpetuo hominem habitare dixit in<text:line-break/>Delicis horto, sed jacere solum scripsit; qui antea quum<text:line-break/>recte valeret, alibi habitare potuit; morbo vero correptus<text:line-break/>opportunioris diversorii indigus tale in Dealcis horto<text:line-break/>habuerit. Secundo non necesse est in horto diversorium<text:line-break/>habentem oleribus perpetuo vesci ut herbivorum animal ;<text:line-break/>quemadmodum neque si prope eos fueris , qui caprinam<text:line-break/>vel orillam carnem vendunt, hanc quotidie comedas, ut</text:span></text:span></text:p>
      <text:p text:style-name="P8"><text:span text:style-name="Default_20_Paragraph_20_Font"><text:span text:style-name="T1">qui oratorie loquuntur. Neque enim si vicinus his fueris<text:line-break/>qui carnes vendunt , propterea tibi necesse est ut et plu-<text:line-break/>rimas has integras veluti athletae devores. Tertium ah<text:line-break/>his est, quod quum multum sermonum ubertatem haberet<text:line-break/>ad aeris hortorum accusationem, hanc quidem totam par-<text:line-break/>tem praetermisit et ad olera conversus esu Cloacas quo-<text:line-break/>que commemorare poterat, quae excrementa ad hortos fere<text:line-break/>repurgant omnemque talem graveolentiam, atque etiamnum<text:line-break/>ab oleribus, arboribus et fruticibus, uta brassica, careo et<text:line-break/>buxo exhalationem. Circumstans enim aer manifeste ab<text:line-break/>horum ricinia pravus redditur. Sed enim jam satis a me<text:line-break/>de harum interpretationum contradictionibus enarratum<text:line-break/>est. Ad utilia vero digressus textus Hippocratis prosequar.</text:span></text:span></text:p>
      <text:h text:style-name="Heading_20_2" text:outline-level="2"><text:span text:style-name="Default_20_Paragraph_20_Font">XV.</text:span></text:h>
      <text:p text:style-name="P5"><text:span text:style-name="Default_20_Paragraph_20_Font"><text:span text:style-name="T1">Di</text:span></text:span><text:span text:style-name="Default_20_Paragraph_20_Font"><text:span text:style-name="T8">ut</text:span></text:span><text:span text:style-name="Default_20_Paragraph_20_Font"><text:span text:style-name="T1">i</text:span></text:span><text:span text:style-name="Default_20_Paragraph_20_Font"><text:span text:style-name="T8">u</text:span></text:span><text:span text:style-name="Default_20_Paragraph_20_Font"><text:span text:style-name="T1">s </text:span></text:span><text:span text:style-name="Default_20_Paragraph_20_Font"><text:span text:style-name="T8">cap</text:span></text:span><text:span text:style-name="Default_20_Paragraph_20_Font"><text:span text:style-name="T1">itis </text:span></text:span><text:span text:style-name="Default_20_Paragraph_20_Font"><text:span text:style-name="T8">grav</text:span></text:span><text:span text:style-name="Default_20_Paragraph_20_Font"><text:span text:style-name="T1">it</text:span></text:span><text:span text:style-name="Default_20_Paragraph_20_Font"><text:span text:style-name="T8">ate et te</text:span></text:span><text:span text:style-name="Default_20_Paragraph_20_Font"><text:span text:style-name="T1">m</text:span></text:span><text:span text:style-name="Default_20_Paragraph_20_Font"><text:span text:style-name="T8">por</text:span></text:span><text:span text:style-name="Default_20_Paragraph_20_Font"><text:span text:style-name="T1">is </text:span></text:span><text:span text:style-name="Default_20_Paragraph_20_Font"><text:span text:style-name="T8">dextri dolore vexatu</text:span></text:span><text:span text:style-name="Default_20_Paragraph_20_Font"><text:span text:style-name="T1">r,<text:line-break/>l</text:span></text:span><text:span text:style-name="Default_20_Paragraph_20_Font"><text:span text:style-name="T8">ev</text:span></text:span><text:span text:style-name="Default_20_Paragraph_20_Font"><text:span text:style-name="T1">i </text:span></text:span><text:span text:style-name="Default_20_Paragraph_20_Font"><text:span text:style-name="T8">autem occasione igne prehensu</text:span></text:span><text:span text:style-name="Default_20_Paragraph_20_Font"><text:span text:style-name="T1">s </text:span></text:span><text:span text:style-name="Default_20_Paragraph_20_Font"><text:span text:style-name="T8">decubuit.</text:span></text:span></text:p>
      <text:p text:style-name="P2"><text:span text:style-name="Default_20_Paragraph_20_Font"><text:span text:style-name="T1">Ignem quidem Hippocrates febrem vehementem ap-<text:line-break/>pellat, prout jam saepenumero a me demonstratum esu<text:line-break/>Praeterea et quod proprie magis, ut et hominibus omni..<text:line-break/>bus consuetum est parvas causas occasiones vocare, ita et<text:line-break/>ipse interdum appellat idque demonstratum esu Quaedam<text:line-break/>enim per se ipsa quidem morbum efficere nequeunt, quae<text:line-break/>si ad praeexistentem morborum praeparationem accesserint,<text:line-break/>totius morbr causam habere, quemadmodum in proposito<text:line-break/>aegroto existimantur. Nam quod caput diutius gravaretur<text:line-break/>tempusque doleret, affectum quendam - morbosum homini<text:line-break/>procreatum esse demonstrabat. Atque sane probe fecisset,<text:line-break/>si priusquam ob levem aliquam externam cau</text:span></text:span><text:span text:style-name="Default_20_Paragraph_20_Font"><text:span text:style-name="T8">t</text:span></text:span><text:span text:style-name="Default_20_Paragraph_20_Font"><text:span text:style-name="T1">am aegro-<text:line-break/>tasset, quae ipsius opportunitatem ad affectum prodebat,<text:line-break/>medico sele credidisset, qui a futuro morbo praeservare<text:line-break/>potuisset.</text:span></text:span></text:p>
      <text:h text:style-name="Heading_20_2" text:outline-level="2"><text:span text:style-name="Default_20_Paragraph_20_Font">XVI.</text:span></text:h>
      <text:p text:style-name="Normal"><text:span text:style-name="Default_20_Paragraph_20_Font"><text:span text:style-name="T1">Po</text:span></text:span><text:span text:style-name="Default_20_Paragraph_20_Font"><text:span text:style-name="T8">strid</text:span></text:span><text:span text:style-name="Default_20_Paragraph_20_Font"><text:span text:style-name="T1">i</text:span></text:span><text:span text:style-name="Default_20_Paragraph_20_Font"><text:span text:style-name="T8">e ex sin</text:span></text:span><text:span text:style-name="Default_20_Paragraph_20_Font"><text:span text:style-name="T1">i</text:span></text:span><text:span text:style-name="Default_20_Paragraph_20_Font"><text:span text:style-name="T8">stra nare paucu</text:span></text:span><text:span text:style-name="Default_20_Paragraph_20_Font"><text:span text:style-name="T1">s </text:span></text:span><text:span text:style-name="Default_20_Paragraph_20_Font"><text:span text:style-name="T8">meru</text:span></text:span><text:span text:style-name="Default_20_Paragraph_20_Font"><text:span text:style-name="T1">s </text:span></text:span><text:span text:style-name="Default_20_Paragraph_20_Font"><text:span text:style-name="T8">sanguis e/su</text:span></text:span><text:span text:style-name="Default_20_Paragraph_20_Font"><text:span text:style-name="T1">i</text:span></text:span><text:span text:style-name="Default_20_Paragraph_20_Font"><text:span text:style-name="T8">x</text:span></text:span><text:span text:style-name="Default_20_Paragraph_20_Font"><text:span text:style-name="T1">i</text:span></text:span><text:span text:style-name="Default_20_Paragraph_20_Font"><text:span text:style-name="T8">t.</text:span></text:span></text:p>
      <text:p text:style-name="P9"><text:span text:style-name="Default_20_Paragraph_20_Font"><text:span text:style-name="T1">De quo praedixit tanquam dolente fluxisse, ait, ex<text:line-break/>sinistra nare paucum sincerum sanguinem. Sincerum autem<text:line-break/>quum de flava vel atra bile dicatur vel aeruginosa mani-<text:line-break/>festum habet significatum, ut jam multoties dictum esu<text:line-break/>Quum enim familiarem tum colorem tum consistentiam<text:line-break/>unusquisque humor sinceram servaverit, tunc merum ipsum<text:line-break/>vacuari dicimus. De sanguine vero fortassis modo contra-<text:line-break/>. rio merum ab ipfo dici intelligendum est peraeque ac<text:line-break/>male mixtum. Constat autem, sanguinis colorem rubrum<text:line-break/>fecundum naturam esse, decolorem vero non talem; </text:span></text:span><text:span text:style-name="Default_20_Paragraph_20_Font"><text:span text:style-name="T8">A</text:span></text:span><text:span text:style-name="Default_20_Paragraph_20_Font"><text:span text:style-name="T1">ed<text:line-break/>vel nigriorem vel fulviorem insigniter, atque frequentius<text:line-break/>quidem sanguinem nigrum merum dicere consuevimus, qui<text:line-break/>propalam consistentia crassius existit. Itaque quod proposi-<text:line-break/>tus aeger venae sectione indigebat, si vires valerent., ma-<text:line-break/>nifestum est. Quod autem nihil de hoc auxilio..scripserit<text:line-break/>Hippocrates, eadem erit tibi quaestio de ea quae in primo<text:line-break/>aegroto scripta est.</text:span></text:span></text:p>
      <text:h text:style-name="P37" text:outline-level="2"><text:bookmark-start text:name="bookmark6"/>XVII.<text:bookmark-end text:name="bookmark6"/></text:h>
      <text:p text:style-name="P5"><text:span text:style-name="Default_20_Paragraph_20_Font"><text:span text:style-name="T10">Ab alvo stercora probe prodierunt.</text:span></text:span></text:p>
      <text:h text:style-name="P41" text:outline-level="4"><text:bookmark-start text:name="bookmark8"/>Hoc sedum ipsum videtur moderatum in morbi prin-<text:line-break/>cipio fuisse; caetera vero omnia prava, quae in sequenti<text:line-break/>textu scripta sunt.<text:bookmark-end text:name="bookmark8"/></text:h>
      <text:h text:style-name="Heading_20_2" text:outline-level="2"><text:bookmark-start text:name="bookmark10"/>XVIII.<text:bookmark-end text:name="bookmark10"/></text:h>
      <text:p text:style-name="P5"><text:span text:style-name="Default_20_Paragraph_20_Font"><text:span text:style-name="T10">Drinae tenues varia habentes enaeoremata minute disperso<text:line-break/>veluti crassiorem ferinam geniturae similem. </text:span></text:span>T<text:span text:style-name="Default_20_Paragraph_20_Font"><text:span text:style-name="T10">ertio die<text:line-break/>febris acuta; deiectiones nigrae, tenues, sipumosoe; fe-<text:line-break/>dimen</text:span></text:span>s<text:span text:style-name="Default_20_Paragraph_20_Font"><text:span text:style-name="T10">um lividum delectionibus; aliquantulum sopore<text:line-break/>premebatur; surrectiones moleste serebat; urinis sedi-<text:line-break/>mentum lividum ac subglutinosum.</text:span></text:span></text:p>
      <text:h text:style-name="Normal" text:outline-level="4"><text:bookmark-start text:name="bookmark12"/>Omnia commemorata tum symptomata tum signa iu<text:line-break/>ipso prava fuisse, scriptorum prognostico memoribus mst-<text:bookmark-end text:name="bookmark12"/></text:h>
      <text:p text:style-name="P3">nifesta sunt. Non pauca quoque scriptis in primum epi-<text:line-break/>demiorum commentariis praedicta fiunt.</text:p>
      <text:h text:style-name="Heading_20_2" text:outline-level="2">XIX.</text:h>
      <text:p text:style-name="P5"><text:span text:style-name="Default_20_Paragraph_20_Font"><text:span text:style-name="T10">Quarto biliosa vomuit, flava, pauca, paululum intermu-<text:line-break/>tens aeruginosa. E sinistra nare paucus sincerus sun-<text:line-break/>gu</text:span></text:span><text:span text:style-name="Default_20_Paragraph_20_Font"><text:span text:style-name="T1">h </text:span></text:span><text:span text:style-name="Default_20_Paragraph_20_Font"><text:span text:style-name="T10">deflux</text:span></text:span><text:span text:style-name="Default_20_Paragraph_20_Font"><text:span text:style-name="T1">u. </text:span></text:span><text:span text:style-name="Default_20_Paragraph_20_Font"><text:span text:style-name="T10">Eaedem deiectiones, urinae similes. Parce<text:line-break/>circa caput et claviculam sudavit; lien. sublatus in</text:span></text:span><text:span text:style-name="Default_20_Paragraph_20_Font"><text:span text:style-name="T1">s</text:span></text:span><text:span text:style-name="Default_20_Paragraph_20_Font"><text:span text:style-name="T10">u-<text:line-break/>muit; femoris dolor e directo; hypochondr</text:span></text:span><text:span text:style-name="Default_20_Paragraph_20_Font"><text:span text:style-name="T1">h </text:span></text:span><text:span text:style-name="Default_20_Paragraph_20_Font"><text:span text:style-name="T10">dextri con-<text:line-break/>tentio submoti</text:span></text:span><text:span text:style-name="Default_20_Paragraph_20_Font"><text:span text:style-name="T1">o ; </text:span></text:span><text:span text:style-name="Default_20_Paragraph_20_Font"><text:span text:style-name="T10">nocte non dormivit ; aliquantulum de-<text:line-break/>li</text:span></text:span><text:span text:style-name="Default_20_Paragraph_20_Font"><text:span text:style-name="T1">b</text:span></text:span><text:span text:style-name="Default_20_Paragraph_20_Font"><text:span text:style-name="T10">avit.</text:span></text:span></text:p>
      <text:p text:style-name="P1">Atque haec omnia pronunciata fymptomata prava<text:line-break/>sunt praeter abscessum qui in lienem et femur sinistrum<text:line-break/>suboriebatur.</text:p>
      <text:h text:style-name="Heading_20_2" text:outline-level="2">XX.</text:h>
      <text:p text:style-name="Normal"><text:span text:style-name="Default_20_Paragraph_20_Font"><text:span text:style-name="T10">Quinto defectiones copiosiores, nigrae, suumosoe, seditnen-<text:line-break/>tum nigrum de</text:span></text:span><text:span text:style-name="Default_20_Paragraph_20_Font"><text:span text:style-name="T1">i</text:span></text:span><text:span text:style-name="Default_20_Paragraph_20_Font"><text:span text:style-name="T10">ectionibus, nocte non dormivit, deliravit.</text:span></text:span></text:p>
      <text:h text:style-name="P42" text:outline-level="4"><text:bookmark-start text:name="bookmark14"/>Haec etiamnum omnia perniciosa sunt. Quare se-<text:line-break/>quentibus mentem adhibeamus<text:bookmark-end text:name="bookmark14"/></text:h>
      <text:h text:style-name="Heading_20_2" text:outline-level="2"><text:bookmark-start text:name="bookmark16"/>XXI.<text:bookmark-end text:name="bookmark16"/></text:h>
      <text:p text:style-name="P5"><text:span text:style-name="Default_20_Paragraph_20_Font"><text:span text:style-name="T10">Sexto defectiones nigrae, pingues, spumosae, glutinosae,<text:line-break/>graveolent</text:span></text:span>i <text:span text:style-name="Default_20_Paragraph_20_Font"><text:span text:style-name="T10">; dormivit; mente magis constitit.</text:span></text:span></text:p>
      <text:h text:style-name="P41" text:outline-level="4"><text:bookmark-start text:name="bookmark18"/>Haec quidem, <text:span text:style-name="Default_20_Paragraph_20_Font"><text:span text:style-name="T10">dormivit, mente magis constitit,</text:span></text:span> mi-<text:line-break/>tiora sunt symptomata, caetera vero deteriora.<text:bookmark-end text:name="bookmark18"/></text:h>
      <text:h text:style-name="Heading_20_2" text:outline-level="2"><text:bookmark-start text:name="bookmark20"/>XXII.<text:bookmark-end text:name="bookmark20"/></text:h>
      <text:p text:style-name="P5"><text:span text:style-name="Default_20_Paragraph_20_Font"><text:span text:style-name="T10">Septimo lingua perarida; sttibundus; non dormivit; deli.-<text:line-break/>ravit; urinae tenues, non bene coloratae. </text:span></text:span>O<text:span text:style-name="Default_20_Paragraph_20_Font"><text:span text:style-name="T10">ctavo de-<text:line-break/>sectiones nigrae, paucae, coactae; dormivit; intellex</text:span></text:span>i<text:span text:style-name="Default_20_Paragraph_20_Font"><text:span text:style-name="T10">t;<text:line-break/>non admodum siticulosus.</text:span></text:span></text:p>
      <text:h text:style-name="P41" text:outline-level="4"><text:bookmark-start text:name="bookmark22"/>Hactenus omnia ipsi symptomata fallacia esse videntur.<text:bookmark-end text:name="bookmark22"/></text:h>
      <text:h text:style-name="P35" text:outline-level="2">XXIII.<text:span text:style-name="Default_20_Paragraph_20_Font"><text:span text:style-name="T19"><text:tab/>.</text:span></text:span></text:h>
      <text:p text:style-name="P5">N<text:span text:style-name="Default_20_Paragraph_20_Font"><text:span text:style-name="T10">ono rigor accessit; febris acuta, sudavit, rescigeratio,<text:line-break/>deliravit, dextro oculo d</text:span></text:span><text:span text:style-name="Default_20_Paragraph_20_Font"><text:span text:style-name="T1">i</text:span></text:span><text:span text:style-name="Default_20_Paragraph_20_Font"><text:span text:style-name="T10">stortus st, lingua perarida,<text:line-break/>sitibundus, insomnis. Dec</text:span></text:span><text:span text:style-name="Default_20_Paragraph_20_Font"><text:span text:style-name="T1">i</text:span></text:span><text:span text:style-name="Default_20_Paragraph_20_Font"><text:span text:style-name="T10">mo eodem. </text:span></text:span><text:span text:style-name="Default_20_Paragraph_20_Font"><text:span text:style-name="T1">U</text:span></text:span><text:span text:style-name="Default_20_Paragraph_20_Font"><text:span text:style-name="T10">ndecimo pror-<text:line-break/>sus in omnibus mente constabat , febre liber , sudavit,<text:line-break/>urinae circa</text:span></text:span> i<text:span text:style-name="Default_20_Paragraph_20_Font"><text:span text:style-name="T10">udicationem tenues.</text:span></text:span></text:p>
      <text:p text:style-name="P1">Apparuit hunc hominem quendam validiS fuisse viri-<text:line-break/>bus, quod ipsae cum maximo morbo luctantes obsisterent.<text:line-break/>Nullo siquidem bono huc usque ipsi oborto, videtur nono<text:line-break/>die rigore critico facto et post ipsam, quemadmodum con-<text:line-break/>suevit, acuta febre et post febrem, fudore, non derepente<text:line-break/>quidem febre vacuus fuisse propter morbi magnitudinem.<text:line-break/>Verumtamen quum eadem permansissent, inquit enim de-<text:line-break/>cimo eadem, undecimo die statim a febre liberatus fuisse<text:line-break/>visus est. Quod vero in judicio tum deliraverit, tum oculo<text:line-break/>dextro strabo fuerit, resi sunt quae in iudiciis eveniunt.<text:line-break/>Etenim neque fubita quaedam ipsi visa est contigisse nono</text:p>
      <text:p text:style-name="P3"><text:span text:style-name="Default_20_Paragraph_20_Font"><text:span text:style-name="T1">die Iudicatio, fed ad undecimum usque extendi, in quo<text:line-break/>jam, alt, prorsus in omnibus mente constabat Adjeeit au-<text:line-break/>tem : urinae tenues circa judicationem, ne ipsi credamus<text:line-break/>et certam esse existimemus; at celerius morbum cito re-<text:line-break/>verfurum exspectemus: Nam tum propter alia tum pro-<text:line-break/>pter ipsius magnitudinem talem exspectationem habere<text:line-break/>consentaneum erat.</text:span></text:span></text:p>
      <text:h text:style-name="Heading_20_2" text:outline-level="2"><text:span text:style-name="Default_20_Paragraph_20_Font">.su<text:tab/>XXI V.</text:span></text:h>
      <text:p text:style-name="P5"><text:span text:style-name="Default_20_Paragraph_20_Font"><text:span text:style-name="T1">D</text:span></text:span><text:span text:style-name="Default_20_Paragraph_20_Font"><text:span text:style-name="T8">uo</text:span></text:span><text:span text:style-name="Default_20_Paragraph_20_Font"><text:span text:style-name="T1">s </text:span></text:span><text:span text:style-name="Default_20_Paragraph_20_Font"><text:span text:style-name="T8">a sebre d</text:span></text:span><text:span text:style-name="Default_20_Paragraph_20_Font"><text:span text:style-name="T1">i</text:span></text:span><text:span text:style-name="Default_20_Paragraph_20_Font"><text:span text:style-name="T8">e</text:span></text:span><text:span text:style-name="Default_20_Paragraph_20_Font"><text:span text:style-name="T1">s li</text:span></text:span><text:span text:style-name="Default_20_Paragraph_20_Font"><text:span text:style-name="T8">ber su</text:span></text:span><text:span text:style-name="Default_20_Paragraph_20_Font"><text:span text:style-name="T1">i</text:span></text:span><text:span text:style-name="Default_20_Paragraph_20_Font"><text:span text:style-name="T8">t, reverse est de</text:span></text:span><text:span text:style-name="Default_20_Paragraph_20_Font"><text:span text:style-name="T1">ci</text:span></text:span><text:span text:style-name="Default_20_Paragraph_20_Font"><text:span text:style-name="T8">mo quart</text:span></text:span><text:span text:style-name="Default_20_Paragraph_20_Font"><text:span text:style-name="T1">o,<text:line-break/></text:span></text:span><text:span text:style-name="Default_20_Paragraph_20_Font"><text:span text:style-name="T8">m</text:span></text:span><text:span text:style-name="Default_20_Paragraph_20_Font"><text:span text:style-name="T1">o</text:span></text:span><text:span text:style-name="Default_20_Paragraph_20_Font"><text:span text:style-name="T8">x vero noc</text:span></text:span><text:span text:style-name="Default_20_Paragraph_20_Font"><text:span text:style-name="T1">t</text:span></text:span><text:span text:style-name="Default_20_Paragraph_20_Font"><text:span text:style-name="T8">e non dor</text:span></text:span><text:span text:style-name="Default_20_Paragraph_20_Font"><text:span text:style-name="T1">mi</text:span></text:span><text:span text:style-name="Default_20_Paragraph_20_Font"><text:span text:style-name="T8">vi</text:span></text:span><text:span text:style-name="Default_20_Paragraph_20_Font"><text:span text:style-name="T1">t </text:span></text:span><text:span text:style-name="Default_20_Paragraph_20_Font"><text:span text:style-name="T8">; prorsu</text:span></text:span><text:span text:style-name="Default_20_Paragraph_20_Font"><text:span text:style-name="T1">s </text:span></text:span><text:span text:style-name="Default_20_Paragraph_20_Font"><text:span text:style-name="T8">del</text:span></text:span><text:span text:style-name="Default_20_Paragraph_20_Font"><text:span text:style-name="T1">i</text:span></text:span><text:span text:style-name="Default_20_Paragraph_20_Font"><text:span text:style-name="T8">ravi</text:span></text:span><text:span text:style-name="Default_20_Paragraph_20_Font"><text:span text:style-name="T1">t.</text:span></text:span></text:p>
      <text:p text:style-name="P1"><text:span text:style-name="Default_20_Paragraph_20_Font"><text:span text:style-name="T1">Completo tum imperfecto tum i</text:span></text:span><text:span text:style-name="Default_20_Paragraph_20_Font"><text:span text:style-name="T8">n</text:span></text:span><text:span text:style-name="Default_20_Paragraph_20_Font"><text:span text:style-name="T1">sideli circa unde-<text:line-break/>cimum diem judieio, duos nilum intermisisse ait dies, hoc<text:line-break/>est et duodecimum et decimum tertium ; deinde rursus<text:line-break/>revertisse decimo quarto, russus et similibus divexatum<text:line-break/>symptomatibus.</text:span></text:span></text:p>
      <text:h text:style-name="P35" text:outline-level="2"><text:span text:style-name="Default_20_Paragraph_20_Font">ec<text:tab/>XXV.</text:span></text:h>
      <text:p text:style-name="P5"><text:span text:style-name="Default_20_Paragraph_20_Font"><text:span text:style-name="T1">D</text:span></text:span><text:span text:style-name="Default_20_Paragraph_20_Font"><text:span text:style-name="T8">erimo qu</text:span></text:span><text:span text:style-name="Default_20_Paragraph_20_Font"><text:span text:style-name="T1">i</text:span></text:span><text:span text:style-name="Default_20_Paragraph_20_Font"><text:span text:style-name="T8">nto ur</text:span></text:span><text:span text:style-name="Default_20_Paragraph_20_Font"><text:span text:style-name="T1">i</text:span></text:span><text:span text:style-name="Default_20_Paragraph_20_Font"><text:span text:style-name="T8">na turb</text:span></text:span><text:span text:style-name="Default_20_Paragraph_20_Font"><text:span text:style-name="T1">i</text:span></text:span><text:span text:style-name="Default_20_Paragraph_20_Font"><text:span text:style-name="T8">da, qual</text:span></text:span><text:span text:style-name="Default_20_Paragraph_20_Font"><text:span text:style-name="T1">is </text:span></text:span><text:span text:style-name="Default_20_Paragraph_20_Font"><text:span text:style-name="T8">ex hi</text:span></text:span><text:span text:style-name="Default_20_Paragraph_20_Font"><text:span text:style-name="T1">s </text:span></text:span><text:span text:style-name="Default_20_Paragraph_20_Font"><text:span text:style-name="T8">redditur quae<text:line-break/>ub</text:span></text:span><text:span text:style-name="Default_20_Paragraph_20_Font"><text:span text:style-name="T1">i </text:span></text:span><text:span text:style-name="Default_20_Paragraph_20_Font"><text:span text:style-name="T8">subsederun</text:span></text:span><text:span text:style-name="Default_20_Paragraph_20_Font"><text:span text:style-name="T1">t, </text:span></text:span><text:span text:style-name="Default_20_Paragraph_20_Font"><text:span text:style-name="T8">returbantur, fab</text:span></text:span><text:span text:style-name="Default_20_Paragraph_20_Font"><text:span text:style-name="T1">ris </text:span></text:span><text:span text:style-name="Default_20_Paragraph_20_Font"><text:span text:style-name="T8">acu</text:span></text:span><text:span text:style-name="Default_20_Paragraph_20_Font"><text:span text:style-name="T1">t</text:span></text:span><text:span text:style-name="Default_20_Paragraph_20_Font"><text:span text:style-name="T8">a, prorsu</text:span></text:span><text:span text:style-name="Default_20_Paragraph_20_Font"><text:span text:style-name="T1">s </text:span></text:span><text:span text:style-name="Default_20_Paragraph_20_Font"><text:span text:style-name="T8">de-<text:line-break/>l</text:span></text:span><text:span text:style-name="Default_20_Paragraph_20_Font"><text:span text:style-name="T1">i</text:span></text:span><text:span text:style-name="Default_20_Paragraph_20_Font"><text:span text:style-name="T8">rav</text:span></text:span><text:span text:style-name="Default_20_Paragraph_20_Font"><text:span text:style-name="T1">it, </text:span></text:span><text:span text:style-name="Default_20_Paragraph_20_Font"><text:span text:style-name="T8">non d</text:span></text:span><text:span text:style-name="Default_20_Paragraph_20_Font"><text:span text:style-name="T1">o</text:span></text:span><text:span text:style-name="Default_20_Paragraph_20_Font"><text:span text:style-name="T8">r</text:span></text:span><text:span text:style-name="Default_20_Paragraph_20_Font"><text:span text:style-name="T1">mi</text:span></text:span><text:span text:style-name="Default_20_Paragraph_20_Font"><text:span text:style-name="T8">v</text:span></text:span><text:span text:style-name="Default_20_Paragraph_20_Font"><text:span text:style-name="T1">i</text:span></text:span><text:span text:style-name="Default_20_Paragraph_20_Font"><text:span text:style-name="T8">t, .genua e</text:span></text:span><text:span text:style-name="Default_20_Paragraph_20_Font"><text:span text:style-name="T1">t ti</text:span></text:span><text:span text:style-name="Default_20_Paragraph_20_Font"><text:span text:style-name="T8">b</text:span></text:span><text:span text:style-name="Default_20_Paragraph_20_Font"><text:span text:style-name="T1">i</text:span></text:span><text:span text:style-name="Default_20_Paragraph_20_Font"><text:span text:style-name="T8">a</text:span></text:span><text:span text:style-name="Default_20_Paragraph_20_Font"><text:span text:style-name="T1">s </text:span></text:span><text:span text:style-name="Default_20_Paragraph_20_Font"><text:span text:style-name="T8">dolor occupav</text:span></text:span><text:span text:style-name="Default_20_Paragraph_20_Font"><text:span text:style-name="T1">i</text:span></text:span><text:span text:style-name="Default_20_Paragraph_20_Font"><text:span text:style-name="T8">t,<text:line-break/>ab al</text:span></text:span><text:span text:style-name="Default_20_Paragraph_20_Font"><text:span text:style-name="T1">vo, </text:span></text:span><text:span text:style-name="Default_20_Paragraph_20_Font"><text:span text:style-name="T8">balan</text:span></text:span><text:span text:style-name="Default_20_Paragraph_20_Font"><text:span text:style-name="T1">is </text:span></text:span><text:span text:style-name="Default_20_Paragraph_20_Font"><text:span text:style-name="T8">ap</text:span></text:span><text:span text:style-name="Default_20_Paragraph_20_Font"><text:span text:style-name="T1">p</text:span></text:span><text:span text:style-name="Default_20_Paragraph_20_Font"><text:span text:style-name="T8">osit</text:span></text:span><text:span text:style-name="Default_20_Paragraph_20_Font"><text:span text:style-name="T1">i</text:span></text:span><text:span text:style-name="Default_20_Paragraph_20_Font"><text:span text:style-name="T8">s, n</text:span></text:span><text:span text:style-name="Default_20_Paragraph_20_Font"><text:span text:style-name="T1">i</text:span></text:span><text:span text:style-name="Default_20_Paragraph_20_Font"><text:span text:style-name="T8">gra stercora manarunt.</text:span></text:span></text:p>
      <text:p text:style-name="P1"><text:span text:style-name="Default_20_Paragraph_20_Font"><text:span text:style-name="T1">Ad acutiem rursum febris reversa pervenit et ob morbi<text:line-break/>magnitudinem quam ab initio habuit. Et quod undecimo<text:line-break/>die in quo prima fuit judicatio, nondum coctionis signa<text:line-break/>essent in urinis. Dolores vero tum genuum, tum tibia-<text:line-break/>rum , vergentia humorum morbum parientium ad inferas<text:line-break/>partes signa existentia inter bona existunt. Admotis bala-<text:line-break/>nis nigrae dejectiones stercorosae, propter colorem malum.</text:span></text:span></text:p>
      <text:h text:style-name="Heading_20_2" text:outline-level="2"><text:span text:style-name="Default_20_Paragraph_20_Font">XXVI.</text:span></text:h>
      <text:p text:style-name="P5"><text:span text:style-name="Default_20_Paragraph_20_Font"><text:span text:style-name="T1">D</text:span></text:span><text:span text:style-name="Default_20_Paragraph_20_Font"><text:span text:style-name="T8">ec</text:span></text:span><text:span text:style-name="Default_20_Paragraph_20_Font"><text:span text:style-name="T1">im</text:span></text:span><text:span text:style-name="Default_20_Paragraph_20_Font"><text:span text:style-name="T8">o sexto urinae</text:span></text:span><text:span text:style-name="Default_20_Paragraph_20_Font"><text:span text:style-name="T1"> t</text:span></text:span><text:span text:style-name="Default_20_Paragraph_20_Font"><text:span text:style-name="T8">enue</text:span></text:span><text:span text:style-name="Default_20_Paragraph_20_Font"><text:span text:style-name="T1">s </text:span></text:span><text:span text:style-name="Default_20_Paragraph_20_Font"><text:span text:style-name="T8">nebulosum enaeorema haben-<text:line-break/>te</text:span></text:span><text:span text:style-name="Default_20_Paragraph_20_Font"><text:span text:style-name="T1">r , </text:span></text:span><text:span text:style-name="Default_20_Paragraph_20_Font"><text:span text:style-name="T8">del</text:span></text:span><text:span text:style-name="Default_20_Paragraph_20_Font"><text:span text:style-name="T1">i</text:span></text:span><text:span text:style-name="Default_20_Paragraph_20_Font"><text:span text:style-name="T8">rav</text:span></text:span><text:span text:style-name="Default_20_Paragraph_20_Font"><text:span text:style-name="T1">it.</text:span></text:span></text:p>
      <text:p text:style-name="P2">Atque haec invadentis aegrum fecundo acutae febris<text:line-break/>tum signa tum symptomata sunt, si quae in prognostico<text:line-break/>et quae in epidemiorum primo demonstrata sunt lllemst-<text:line-break/>ria tenuerimus. Me namque sexcenties eadem dicere non<text:line-break/>oportet.</text:p>
      <text:h text:style-name="Heading_20_2" text:outline-level="2">XXVII.</text:h>
      <text:p text:style-name="P5"><text:span text:style-name="Default_20_Paragraph_20_Font"><text:span text:style-name="T10">Decimo feptimo mane extrema feigida ; indumentis conte-<text:line-break/>gebatur, febris acuta, per universum corpus sudavit, le-<text:line-break/>vatus est, magis intellexit, sebre non vacuus, siticu-<text:line-break/>losus, vomuit biliosa, flava, pauca; ab alvo stercora<text:line-break/>prodierunt, paulo post nigra, pauca, tenuia; urinae<text:line-break/>tenues , non bene coloratae.</text:span></text:span></text:p>
      <text:p text:style-name="P1">Apparet rursus decimum septimum diem fecisse quen-<text:line-break/>dam sudorem, qui morbum so<text:span text:style-name="Default_20_Paragraph_20_Font"><text:span text:style-name="T10">l</text:span></text:span>vere non potuit propter<text:line-break/>humorum cruditatem , ex quibus homo aegrotasse videtur.</text:p>
      <text:h text:style-name="P37" text:outline-level="2"><text:bookmark-start text:name="bookmark24"/>XXVlll.<text:bookmark-end text:name="bookmark24"/></text:h>
      <text:p text:style-name="P5"><text:span text:style-name="Default_20_Paragraph_20_Font"><text:span text:style-name="T8">oc</text:span></text:span><text:span text:style-name="Default_20_Paragraph_20_Font"><text:span text:style-name="T1">t</text:span></text:span><text:span text:style-name="Default_20_Paragraph_20_Font"><text:span text:style-name="T8">avodecim</text:span></text:span><text:span text:style-name="Default_20_Paragraph_20_Font"><text:span text:style-name="T1">o </text:span></text:span><text:span text:style-name="Default_20_Paragraph_20_Font"><text:span text:style-name="T8">non mente constabat, c</text:span></text:span><text:span text:style-name="Default_20_Paragraph_20_Font"><text:span text:style-name="T1">om</text:span></text:span><text:span text:style-name="Default_20_Paragraph_20_Font"><text:span text:style-name="T8">atosus; deci</text:span></text:span><text:span text:style-name="Default_20_Paragraph_20_Font"><text:span text:style-name="T1">mo<text:line-break/></text:span></text:span><text:span text:style-name="Default_20_Paragraph_20_Font"><text:span text:style-name="T8">nono eade</text:span></text:span><text:span text:style-name="Default_20_Paragraph_20_Font"><text:span text:style-name="T1">m.</text:span></text:span></text:p>
      <text:p text:style-name="P1"><text:span text:style-name="Default_20_Paragraph_20_Font"><text:span text:style-name="T1">Nullum prorfus notatu dignum aegroto decimus fepti-<text:line-break/>mus dies auxilium attulisse visus est; nihilominus tamen<text:line-break/>naturalis ipsius facultas adversus morbum pugnare et for-<text:line-break/>fan victura proditur.</text:span></text:span></text:p>
      <text:h text:style-name="Heading_20_2" text:outline-level="2"><text:bookmark-start text:name="bookmark26"/>XXIX.<text:bookmark-end text:name="bookmark26"/></text:h>
      <text:p text:style-name="P5"><text:span text:style-name="Default_20_Paragraph_20_Font"><text:span text:style-name="T8">rigesimo dormiv</text:span></text:span><text:span text:style-name="Default_20_Paragraph_20_Font"><text:span text:style-name="T1">i</text:span></text:span><text:span text:style-name="Default_20_Paragraph_20_Font"><text:span text:style-name="T8">t, prorsu</text:span></text:span><text:span text:style-name="Default_20_Paragraph_20_Font"><text:span text:style-name="T1">s </text:span></text:span><text:span text:style-name="Default_20_Paragraph_20_Font"><text:span text:style-name="T8">mente constabat, sudavit, fabr</text:span></text:span><text:span text:style-name="Default_20_Paragraph_20_Font"><text:span text:style-name="T1">e<text:line-break/></text:span></text:span><text:span text:style-name="Default_20_Paragraph_20_Font"><text:span text:style-name="T8">vacuu</text:span></text:span><text:span text:style-name="Default_20_Paragraph_20_Font"><text:span text:style-name="T1">s, </text:span></text:span><text:span text:style-name="Default_20_Paragraph_20_Font"><text:span text:style-name="T8">non si</text:span></text:span><text:span text:style-name="Default_20_Paragraph_20_Font"><text:span text:style-name="T1">ti</text:span></text:span><text:span text:style-name="Default_20_Paragraph_20_Font"><text:span text:style-name="T8">v</text:span></text:span><text:span text:style-name="Default_20_Paragraph_20_Font"><text:span text:style-name="T1">i</text:span></text:span><text:span text:style-name="Default_20_Paragraph_20_Font"><text:span text:style-name="T8">t, urinae tenue</text:span></text:span><text:span text:style-name="Default_20_Paragraph_20_Font"><text:span text:style-name="T1">s, </text:span></text:span><text:span text:style-name="Default_20_Paragraph_20_Font"><text:span text:style-name="T8">v</text:span></text:span><text:span text:style-name="Default_20_Paragraph_20_Font"><text:span text:style-name="T1">i</text:span></text:span><text:span text:style-name="Default_20_Paragraph_20_Font"><text:span text:style-name="T8">gesimo. pri</text:span></text:span><text:span text:style-name="Default_20_Paragraph_20_Font"><text:span text:style-name="T1">m</text:span></text:span><text:span text:style-name="Default_20_Paragraph_20_Font"><text:span text:style-name="T8">o pat</text:span></text:span><text:span text:style-name="Default_20_Paragraph_20_Font"><text:span text:style-name="T1">i-<text:line-break/>l</text:span></text:span><text:span text:style-name="Default_20_Paragraph_20_Font"><text:span text:style-name="T8">utu</text:span></text:span><text:span text:style-name="Default_20_Paragraph_20_Font"><text:span text:style-name="T1">m </text:span></text:span><text:span text:style-name="Default_20_Paragraph_20_Font"><text:span text:style-name="T8">delirav</text:span></text:span><text:span text:style-name="Default_20_Paragraph_20_Font"><text:span text:style-name="T1">i</text:span></text:span><text:span text:style-name="Default_20_Paragraph_20_Font"><text:span text:style-name="T8">t, nonn</text:span></text:span><text:span text:style-name="Default_20_Paragraph_20_Font"><text:span text:style-name="T1">i</text:span></text:span><text:span text:style-name="Default_20_Paragraph_20_Font"><text:span text:style-name="T8">h</text:span></text:span><text:span text:style-name="Default_20_Paragraph_20_Font"><text:span text:style-name="T1">i</text:span></text:span><text:span text:style-name="Default_20_Paragraph_20_Font"><text:span text:style-name="T8">l sit</text:span></text:span><text:span text:style-name="Default_20_Paragraph_20_Font"><text:span text:style-name="T1">i</text:span></text:span><text:span text:style-name="Default_20_Paragraph_20_Font"><text:span text:style-name="T8">v</text:span></text:span><text:span text:style-name="Default_20_Paragraph_20_Font"><text:span text:style-name="T1">i</text:span></text:span><text:span text:style-name="Default_20_Paragraph_20_Font"><text:span text:style-name="T8">t, h</text:span></text:span><text:span text:style-name="Default_20_Paragraph_20_Font"><text:span text:style-name="T1">y</text:span></text:span><text:span text:style-name="Default_20_Paragraph_20_Font"><text:span text:style-name="T8">pochondr</text:span></text:span><text:span text:style-name="Default_20_Paragraph_20_Font"><text:span text:style-name="T1">i</text:span></text:span><text:span text:style-name="Default_20_Paragraph_20_Font"><text:span text:style-name="T8">i dolor e</text:span></text:span><text:span text:style-name="Default_20_Paragraph_20_Font"><text:span text:style-name="T1">s<text:line-break/></text:span></text:span><text:span text:style-name="Default_20_Paragraph_20_Font"><text:span text:style-name="T8">circa umb</text:span></text:span><text:span text:style-name="Default_20_Paragraph_20_Font"><text:span text:style-name="T1">i</text:span></text:span><text:span text:style-name="Default_20_Paragraph_20_Font"><text:span text:style-name="T8">licu</text:span></text:span><text:span text:style-name="Default_20_Paragraph_20_Font"><text:span text:style-name="T1">m </text:span></text:span><text:span text:style-name="Default_20_Paragraph_20_Font"><text:span text:style-name="T8">pa</text:span></text:span><text:span text:style-name="Default_20_Paragraph_20_Font"><text:span text:style-name="T1">l</text:span></text:span><text:span text:style-name="Default_20_Paragraph_20_Font"><text:span text:style-name="T8">p</text:span></text:span><text:span text:style-name="Default_20_Paragraph_20_Font"><text:span text:style-name="T1">it</text:span></text:span><text:span text:style-name="Default_20_Paragraph_20_Font"><text:span text:style-name="T8">at</text:span></text:span><text:span text:style-name="Default_20_Paragraph_20_Font"><text:span text:style-name="T1">i</text:span></text:span><text:span text:style-name="Default_20_Paragraph_20_Font"><text:span text:style-name="T8">o perpetua. r</text:span></text:span><text:span text:style-name="Default_20_Paragraph_20_Font"><text:span text:style-name="T1">i</text:span></text:span><text:span text:style-name="Default_20_Paragraph_20_Font"><text:span text:style-name="T8">gesim</text:span></text:span><text:span text:style-name="Default_20_Paragraph_20_Font"><text:span text:style-name="T1">o </text:span></text:span><text:span text:style-name="Default_20_Paragraph_20_Font"><text:span text:style-name="T8">quar</text:span></text:span><text:span text:style-name="Default_20_Paragraph_20_Font"><text:span text:style-name="T1">t</text:span></text:span><text:span text:style-name="Default_20_Paragraph_20_Font"><text:span text:style-name="T8">o<text:line-break/>ur</text:span></text:span><text:span text:style-name="Default_20_Paragraph_20_Font"><text:span text:style-name="T1">i</text:span></text:span><text:span text:style-name="Default_20_Paragraph_20_Font"><text:span text:style-name="T8">n</text:span></text:span><text:span text:style-name="Default_20_Paragraph_20_Font"><text:span text:style-name="T1">is i</text:span></text:span><text:span text:style-name="Default_20_Paragraph_20_Font"><text:span text:style-name="T8">nerat sud</text:span></text:span><text:span text:style-name="Default_20_Paragraph_20_Font"><text:span text:style-name="T1">i</text:span></text:span><text:span text:style-name="Default_20_Paragraph_20_Font"><text:span text:style-name="T8">mentum, pr</text:span></text:span><text:span text:style-name="Default_20_Paragraph_20_Font"><text:span text:style-name="T1">osus m</text:span></text:span><text:span text:style-name="Default_20_Paragraph_20_Font"><text:span text:style-name="T8">ente constabat. </text:span></text:span><text:span text:style-name="Default_20_Paragraph_20_Font"><text:span text:style-name="T13">Γῖ</text:span></text:span><text:span text:style-name="Default_20_Paragraph_20_Font"><text:span text:style-name="T3">-<text:line-break/></text:span></text:span><text:span text:style-name="Default_20_Paragraph_20_Font"><text:span text:style-name="T8">gestmo septi</text:span></text:span><text:span text:style-name="Default_20_Paragraph_20_Font"><text:span text:style-name="T1">m</text:span></text:span><text:span text:style-name="Default_20_Paragraph_20_Font"><text:span text:style-name="T8">o</text:span></text:span><text:span text:style-name="Default_20_Paragraph_20_Font"><text:span text:style-name="T1"> i</text:span></text:span><text:span text:style-name="Default_20_Paragraph_20_Font"><text:span text:style-name="T8">sch</text:span></text:span><text:span text:style-name="Default_20_Paragraph_20_Font"><text:span text:style-name="T1">ii </text:span></text:span><text:span text:style-name="Default_20_Paragraph_20_Font"><text:span text:style-name="T8">dextr</text:span></text:span><text:span text:style-name="Default_20_Paragraph_20_Font"><text:span text:style-name="T1">i </text:span></text:span><text:span text:style-name="Default_20_Paragraph_20_Font"><text:span text:style-name="T8">d</text:span></text:span><text:span text:style-name="Default_20_Paragraph_20_Font"><text:span text:style-name="T1">o</text:span></text:span><text:span text:style-name="Default_20_Paragraph_20_Font"><text:span text:style-name="T8">l</text:span></text:span><text:span text:style-name="Default_20_Paragraph_20_Font"><text:span text:style-name="T1">o</text:span></text:span><text:span text:style-name="Default_20_Paragraph_20_Font"><text:span text:style-name="T8">r, ur</text:span></text:span><text:span text:style-name="Default_20_Paragraph_20_Font"><text:span text:style-name="T1">i</text:span></text:span><text:span text:style-name="Default_20_Paragraph_20_Font"><text:span text:style-name="T8">nae tenue</text:span></text:span><text:span text:style-name="Default_20_Paragraph_20_Font"><text:span text:style-name="T1">s, </text:span></text:span><text:span text:style-name="Default_20_Paragraph_20_Font"><text:span text:style-name="T8">qu</text:span></text:span><text:span text:style-name="Default_20_Paragraph_20_Font"><text:span text:style-name="T1">i-<text:line-break/></text:span></text:span><text:span text:style-name="Default_20_Paragraph_20_Font"><text:span text:style-name="T8">bu</text:span></text:span><text:span text:style-name="Default_20_Paragraph_20_Font"><text:span text:style-name="T1">s i</text:span></text:span><text:span text:style-name="Default_20_Paragraph_20_Font"><text:span text:style-name="T8">nera</text:span></text:span><text:span text:style-name="Default_20_Paragraph_20_Font"><text:span text:style-name="T1">t </text:span></text:span><text:span text:style-name="Default_20_Paragraph_20_Font"><text:span text:style-name="T8">sud</text:span></text:span><text:span text:style-name="Default_20_Paragraph_20_Font"><text:span text:style-name="T1">i</text:span></text:span><text:span text:style-name="Default_20_Paragraph_20_Font"><text:span text:style-name="T8">men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m, </text:span></text:span><text:span text:style-name="Default_20_Paragraph_20_Font"><text:span text:style-name="T8">cae</text:span></text:span><text:span text:style-name="Default_20_Paragraph_20_Font"><text:span text:style-name="T1">t</text:span></text:span><text:span text:style-name="Default_20_Paragraph_20_Font"><text:span text:style-name="T8">era plac</text:span></text:span><text:span text:style-name="Default_20_Paragraph_20_Font"><text:span text:style-name="T1">i</text:span></text:span><text:span text:style-name="Default_20_Paragraph_20_Font"><text:span text:style-name="T8">d</text:span></text:span><text:span text:style-name="Default_20_Paragraph_20_Font"><text:span text:style-name="T1">issim</text:span></text:span><text:span text:style-name="Default_20_Paragraph_20_Font"><text:span text:style-name="T8">a consequa-<text:line-break/>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s </text:span></text:span><text:span text:style-name="Default_20_Paragraph_20_Font"><text:span text:style-name="T8">est. C</text:span></text:span><text:span text:style-name="Default_20_Paragraph_20_Font"><text:span text:style-name="T1">i</text:span></text:span><text:span text:style-name="Default_20_Paragraph_20_Font"><text:span text:style-name="T8">rca v</text:span></text:span><text:span text:style-name="Default_20_Paragraph_20_Font"><text:span text:style-name="T1">i</text:span></text:span><text:span text:style-name="Default_20_Paragraph_20_Font"><text:span text:style-name="T8">gesi</text:span></text:span><text:span text:style-name="Default_20_Paragraph_20_Font"><text:span text:style-name="T1">m</text:span></text:span><text:span text:style-name="Default_20_Paragraph_20_Font"><text:span text:style-name="T8">um nonum ocul</text:span></text:span><text:span text:style-name="Default_20_Paragraph_20_Font"><text:span text:style-name="T1">i </text:span></text:span><text:span text:style-name="Default_20_Paragraph_20_Font"><text:span text:style-name="T8">dextr</text:span></text:span><text:span text:style-name="Default_20_Paragraph_20_Font"><text:span text:style-name="T1">i </text:span></text:span><text:span text:style-name="Default_20_Paragraph_20_Font"><text:span text:style-name="T8">dolor, .<text:line-break/>ur</text:span></text:span><text:span text:style-name="Default_20_Paragraph_20_Font"><text:span text:style-name="T1">i</text:span></text:span><text:span text:style-name="Default_20_Paragraph_20_Font"><text:span text:style-name="T8">nae tenue</text:span></text:span><text:span text:style-name="Default_20_Paragraph_20_Font"><text:span text:style-name="T1">s. </text:span></text:span><text:span text:style-name="Default_20_Paragraph_20_Font"><text:span text:style-name="T8">Quadragesimo defecit p</text:span></text:span><text:span text:style-name="Default_20_Paragraph_20_Font"><text:span text:style-name="T1">i</text:span></text:span><text:span text:style-name="Default_20_Paragraph_20_Font"><text:span text:style-name="T8">tu</text:span></text:span><text:span text:style-name="Default_20_Paragraph_20_Font"><text:span text:style-name="T1">itosu, </text:span></text:span><text:span text:style-name="Default_20_Paragraph_20_Font"><text:span text:style-name="T8">a</text:span></text:span><text:span text:style-name="Default_20_Paragraph_20_Font"><text:span text:style-name="T1">l</text:span></text:span><text:span text:style-name="Default_20_Paragraph_20_Font"><text:span text:style-name="T8">ba,</text:span></text:span></text:p>
      <text:p text:style-name="P3"><text:span text:style-name="Default_20_Paragraph_20_Font"><text:span text:style-name="T8">cop</text:span></text:span><text:span text:style-name="Default_20_Paragraph_20_Font"><text:span text:style-name="T1">i</text:span></text:span><text:span text:style-name="Default_20_Paragraph_20_Font"><text:span text:style-name="T8">osa, mul</text:span></text:span><text:span text:style-name="Default_20_Paragraph_20_Font"><text:span text:style-name="T1">t</text:span></text:span><text:span text:style-name="Default_20_Paragraph_20_Font"><text:span text:style-name="T8">opere per un</text:span></text:span><text:span text:style-name="Default_20_Paragraph_20_Font"><text:span text:style-name="T1">i</text:span></text:span><text:span text:style-name="Default_20_Paragraph_20_Font"><text:span text:style-name="T8">versum c</text:span></text:span><text:span text:style-name="Default_20_Paragraph_20_Font"><text:span text:style-name="T1">o</text:span></text:span><text:span text:style-name="Default_20_Paragraph_20_Font"><text:span text:style-name="T8">rpu</text:span></text:span><text:span text:style-name="Default_20_Paragraph_20_Font"><text:span text:style-name="T1">s </text:span></text:span><text:span text:style-name="Default_20_Paragraph_20_Font"><text:span text:style-name="T8">sudavi</text:span></text:span><text:span text:style-name="Default_20_Paragraph_20_Font"><text:span text:style-name="T1">t, </text:span></text:span><text:span text:style-name="Default_20_Paragraph_20_Font"><text:span text:style-name="T8">per-<text:line-break/>fac</text:span></text:span><text:span text:style-name="Default_20_Paragraph_20_Font"><text:span text:style-name="T1">t</text:span></text:span><text:span text:style-name="Default_20_Paragraph_20_Font"><text:span text:style-name="T8">e jud</text:span></text:span><text:span text:style-name="Default_20_Paragraph_20_Font"><text:span text:style-name="T1">i</text:span></text:span><text:span text:style-name="Default_20_Paragraph_20_Font"><text:span text:style-name="T8">catu</text:span></text:span><text:span text:style-name="Default_20_Paragraph_20_Font"><text:span text:style-name="T1">s </text:span></text:span><text:span text:style-name="Default_20_Paragraph_20_Font"><text:span text:style-name="T8">esu</text:span></text:span></text:p>
      <text:p text:style-name="P1"><text:span text:style-name="Default_20_Paragraph_20_Font"><text:span text:style-name="T1">Tertium quidem est hoc judicium quo et natura ag-<text:line-break/>gressa est morbum salvere per sudorum excretionem die<text:line-break/>judicatorio, quemadmodum et in superioribus: erant si-<text:line-break/>quidem illi quoque iudicatorii. Adlidi autem illud nul-<text:line-break/>lam aliam ob cau</text:span></text:span><text:span text:style-name="Default_20_Paragraph_20_Font"><text:span text:style-name="T8">t</text:span></text:span><text:span text:style-name="Default_20_Paragraph_20_Font"><text:span text:style-name="T1">am quam quod multi ex non recte<text:line-break/>scriptis in prorrhetico erraverunt, ab Hippocratis mente<text:line-break/>valde recedentes et ea quae in aegris fit praenotione , ob<text:line-break/>idque logiatri quidem sunt; sic enim plerique docti eos<text:line-break/>nominant , qui in operibus ludecore </text:span></text:span><text:span text:style-name="Default_20_Paragraph_20_Font"><text:span text:style-name="T8">t</text:span></text:span><text:span text:style-name="Default_20_Paragraph_20_Font"><text:span text:style-name="T1">e gerunt. Medici<text:line-break/>vero non sunt qui aegris lu prorrhetico et Coacis prae-<text:line-break/>notionibus fidem adhibentes, in aliud </text:span></text:span><text:span text:style-name="Default_20_Paragraph_20_Font"><text:span text:style-name="T8">r</text:span></text:span><text:span text:style-name="Default_20_Paragraph_20_Font"><text:span text:style-name="T1">eferunt testimonium<text:line-break/>eorum, quae probant, expromentes quae in prorrhetico<text:line-break/>vel Coacis praenotionibus male dicta fiunt; atque omit-<text:line-break/>tentes pronunciata in prognostico, aphorismis et epidemiis<text:line-break/>catholica theorernata et quae in prorrhetico et coacis</text:span></text:span></text:p>
      <text:p text:style-name="P3"><text:span text:style-name="Default_20_Paragraph_20_Font"><text:span text:style-name="T1">praenotionibus vera scripta furit, haec ab his qui hos li-<text:line-break/>bros scripserunt, ex aphorismis et prognostico et epide-<text:line-break/>miis in ipsos translata sunt, prout demonstravi atque in<text:line-break/>confectis a me in prorrheticum commentariis. Lycus au-<text:line-break/>tem nescio quo pacto et ipse talis plenus pravitatis in<text:line-break/>Quintum ipsum referat, etiamsi cuna Quinto ne annum<text:line-break/>quidem integrum fuerit conversatus. Satyrus et Phecia-<text:line-break/>nus plurimum cum ipsis versati nullam hujusmodi . expli-<text:line-break/>cationem referunt. Non enim id ego accurate scio, quan-<text:line-break/>quam utroque praeceptore </text:span></text:span><text:span text:style-name="Default_20_Paragraph_20_Font"><text:span text:style-name="T8">t</text:span></text:span><text:span text:style-name="Default_20_Paragraph_20_Font"><text:span text:style-name="T1">um usus.</text:span></text:span></text:p>
      <text:h text:style-name="P34" text:outline-level="1"><text:bookmark-start text:name="bookmark28"/><text:span text:style-name="Default_20_Paragraph_20_Font">HIPPOCRATES EPIDEM. IIL ET<text:line-break/>CALENI IN ILLUM COMMEN-<text:line-break/>TARIUS II.</text:span><text:bookmark-end text:name="bookmark28"/></text:h>
      <text:p text:style-name="Normal"><text:span text:style-name="Default_20_Paragraph_20_Font"><text:span text:style-name="T1">Nullus unquam a me liber scriptus est, quem non amici<text:line-break/>quidam expostulassent, quique potissimum in longiorem<text:line-break/>peregrinationem contenderent, tum eorum quae a me ipsis<text:line-break/>dicta essent tum eorum quae in dissectionibus animalium<text:line-break/>et in aegrotis demonstrata fuissent, commentarium habere<text:line-break/>rogantes. At quia quidam editi aliis etiam studio digni<text:line-break/>esse visi </text:span></text:span><text:span text:style-name="Default_20_Paragraph_20_Font"><text:span text:style-name="T10">t</text:span></text:span><text:span text:style-name="Default_20_Paragraph_20_Font"><text:span text:style-name="T1">uor, ipsis me quoque exhortantibus ut omnes<text:line-break/>artis medicae partes complerem , eodem modo ut jam qui-</text:span></text:span></text:p>
      <text:p text:style-name="P3">busdam dedi , etiam id feci. Cognoscens autem me ipsum<text:line-break/>in omnibus a me conscriptis Hippocratis mentem perpe-<text:line-break/>tuo exposuisse simulque opportunissimas ipsius dictionesi<text:line-break/>attulisse, supervacaneum esse existimavi, fi singularum di-<text:line-break/>ctionum explicationes per commentarios a principio omnium<text:line-break/>ipsius librorum ad finem usque scriberem. At quoniam et<text:line-break/>has amicorum nonnulli habere expostularent, a maxime<text:line-break/>legitimis fructuofiflimisque libris Hippocratis incepi, eo-<text:line-break/>dem servato libris scopo, quem et in superioribus fece-<text:line-break/>ram. Est autem hic, quod quae perpetuo vel ut pluri-<text:line-break/>mulsi in aegrotis conspiciuntur , haec sola scribenda , non<text:line-break/>eos confutando qui vel rara scripserunt vel quae nullo<text:line-break/>pacto videntur et falsa prorfus existunt. Imo et com-<text:line-break/>mensarii in librum de fracturis et in librum de articulis,<text:line-break/>atque etiam in librum de ulceribus et in librum de vul-<text:line-break/>ne<text:span text:style-name="Default_20_Paragraph_20_Font"><text:span text:style-name="T10">c</text:span></text:span>ibus capitis et in aphorismos et prognosticon ita scripti<text:line-break/>sunt. Postea vero rogantibus amicis obfequutus, commeo-<text:line-break/>tardos in librum de acutorum victu scripsi , priorem qui-</text:p>
      <text:p text:style-name="P3">dem in libri partem adusque balneorum usum , quae pars<text:line-break/>maxime legitima credita est; alterum vero in sequentem<text:line-break/>partem. Post hanc autem explanationem libri de humo-<text:line-break/>ribusi propere ac paucis diebus, properante ad peregrina-<text:line-break/>lienem amico, qui me scribere ipsum rogaverat. Et vero<text:line-break/>his bene llabere existimantibus , in multos enim excide-<text:line-break/>rant, ex hoc contigit non solum amicosi, verum etiam<text:line-break/>alios ex amicis medicos plerosque me ad omnium Hippo-<text:line-break/>cratis librorum explanationes condendas exhortari. Et<text:line-break/>sane jam condidi commentarium in librum de medici ossi-<text:line-break/>cina, in primum et secundum epidemiorum, a quibus<text:line-break/>quum expositiones in tertium incepturus essem, accidit<text:line-break/>perbelle a quibusdam rogari ut jam in propheticum ex-<text:line-break/>planationes facerem. Haec autem supplicatio fuerat, quum<text:line-break/>aIiquando sermo nobis in obambuIatione de his incideret,<text:line-break/>quae in prognostico et aphorismis pronunciata funt. De-<text:line-break/>monstrabam siquidem haec omnia magnas in aegris habere</text:p>
      <text:p text:style-name="P3">viresi. At fi quis ut universalibus scriptis in prorrhetico<text:line-break/>omnibus mentem intenderit , is permultum aberraturus est.<text:line-break/>Talia autem esse et plurima in Coacis praenotionibus de-<text:line-break/>monstrabam, commixta nonnullis quidem eorum quae in<text:line-break/>aphorismis vel prognostico prolata sunt. Quibusdam vero<text:line-break/>quae in epidemiis et sola eorum quae illis in libris feri-<text:line-break/>pta sunt, vera existunt; caetera omnia Vitiosa habentur<text:line-break/>in prorrhetico et Coacis praenotionibus. Interseruntur<text:line-break/>itaque nonnulla in epidemiorum secundo et sexto , quem-<text:line-break/>admodum et in aphorismis ad finem, imo et alia omnia et<text:line-break/>in secundo et sexto sunt Hippocrates ; quaedam vero etiam<text:line-break/>cogente ipsa auctore. Erat autem inter Hippocratis filios<text:line-break/>praestantissimus nomine Thessalus, qui plane patrisi messe<text:line-break/>tem assequutus est. In primo et tertio epidemiorum aut<text:line-break/>nihil aut pauca prorsus quivis adscripta esse coniecerit.<text:line-break/>At universalia his in libris theoremata pauca prorsus scri-<text:line-break/>pta sunt , nuda in illisi eorum quae contigerunt existente</text:p>
      <text:p text:style-name="P3">narratione vel communi multis in statibus epidemisi vel<text:line-break/>singulis privatim. Completis itaque in secundum librum<text:line-break/>commentariis, tres interea scriberentur contigit, propter<text:line-break/>eos, qui me rogaverunt, ut dixi, commentarii in pror-<text:line-break/>rheticum , per quos demonstravi plurima in illo libro per-<text:line-break/>peram dicta esse; multa quidem ut universalia , quamquam<text:line-break/>raro existentia, multa vero et indefinita, distinctionibus<text:line-break/>indigentia. Perspicuitatis vero gratia unius meminero ex<text:line-break/>iis, quae vitiose a quibusdam scripta sunt et in prorrlleti..<text:line-break/>cum commentariis et his qui in aegros epidemiorum scripti<text:line-break/>sunt. Scripta itaque in prorrhetico tali quadam oratione:<text:line-break/><text:span text:style-name="Default_20_Paragraph_20_Font"><text:span text:style-name="T10">Febres ex hypochondrii^ malignae.</text:span></text:span> Qui nonnulli librum<text:line-break/>explanarunt, nos admonent aegros qui in epidemiis de..<text:line-break/>scripti sunt, illos solos proferentes qui interierunt, in<text:line-break/>quibus hypochondriorum contensionem scribit Hippocrates<text:line-break/>tempore morbi vel dolorem vel palpitationem vel hujus-<text:line-break/>modi quiddam subticentes, servatos fuisse. Hippocrates</text:p>
      <text:p text:style-name="P3">autem quemadmodum caetera in acutis morbis utilia in<text:line-break/>prognostico scripsit, ita et de hypochondriis in illa libri<text:line-break/>parte, quae hoc modo incipit: <text:span text:style-name="Default_20_Paragraph_20_Font"><text:span text:style-name="T10">hypochondrium optimum<text:line-break/>est, </text:span></text:span>dolore vacuum existens, molle et aequabile tum in<text:line-break/>dextra tum in sinistra. Hoc quidem totius orationis pro-<text:line-break/>lixae principium est, in qua de hypochondriis docet Hip-<text:line-break/>pocrateS. Qui vero febres ex hypochondriis malignas esse<text:line-break/>simpliciter pronunciat, citra decentes distinctiones, quas<text:line-break/>in prognostico scripsit Hippocrates, manifeste errat. Nam<text:line-break/>longe verius erat dicere, febres ex cerebro affecto ma-<text:line-break/>lignae ; febreS ex cerebri membranis affectis malignae;<text:line-break/>febres ex pulmone affecto malignae; atque etiam his ma-<text:line-break/>gis febres ex corde affecto malignae, quam febres ex hy-<text:line-break/>pochondriis malignae, si proprie quidem intelligamus<text:line-break/>hypochondriorum appellationem, inter febreS acutas levis-<text:line-break/>simae sunt; si vero non proprie, fed cum apprehensione<text:line-break/>Comprehenderimus, ventrem, hepar, lienem et septum</text:p>
      <text:p text:style-name="P3">transversum , nonnullae quidem ipsarum malignae, aliae<text:line-break/>mites, ut in commentariis de locis affectis determinatum<text:line-break/>est. Hoc quidem unum tibi sit exemplum eorum quae<text:line-break/>non recte in prorrhetico scripta sunt et eorum qui, ut<text:line-break/>nuper protuli, libros invicem exponunt. In prorrhetico<text:line-break/>quidem ita explicant: B<text:span text:style-name="Default_20_Paragraph_20_Font"><text:span text:style-name="T10">ene</text:span></text:span>, inquit<text:span text:style-name="Default_20_Paragraph_20_Font"><text:span text:style-name="T10">, sebres ex hypochon-<text:line-break/>driis malignae, nempe in epidemiis hic et ille videntur inter-<text:line-break/>i</text:span></text:span>i<text:span text:style-name="Default_20_Paragraph_20_Font"><text:span text:style-name="T10">sse asseclis hypochondriis</text:span></text:span>. In epidemiis vero, quum ad ipsus<text:line-break/>aegros venerint, recte hunc aegrum ajunt interiisse; nam<text:line-break/>universe in prorrhetico enunciatum est: febres ex hypo-<text:line-break/>chondris malignae. Si autem ita interpretari oporteat,<text:line-break/>primum quidem licet enunciatiouem ei quae in prorrhetico<text:line-break/>est dicere: febres ex hypochondriis moderatae: secundo<text:line-break/>ab hac aegrotos hypochondliis affectos in epidemiis fer-<text:line-break/>vatos incolumes ostendere. Unum quidem id exemplum<text:line-break/>est, ut dixi, pravarum explicationum. Alterum autem<text:line-break/>implicitarum inter fe affectionum, quo et ipso frequenter</text:p>
      <text:p text:style-name="P3">usus videtur, qui prorrdleticum scripsit, ut in commenta-<text:line-break/>riis ipsius demonstravi. Implicitos dico assectus , quibus<text:line-break/>plures partes affectae sunt. Potest siquidem idem homo<text:line-break/>non fidum in thorace assici , verum etiam in pulmone et<text:line-break/>capite. Fieri autem potest ab his quoque adiectum esse<text:line-break/>et in ventre et hepate. Itaque si aliquando scripserit<text:line-break/>symptoma phrenuidis indicium, deinceps autem et ipsi<text:line-break/>adiecerit symptoma aliud peripneumoniae proprium, phleg-<text:line-break/>monesque jecoris VeI Ventris Vel aliorum cuiusdam ; deinde<text:line-break/>dissiciliorem dicat affectum hominibus illisi quibus duae<text:line-break/>vel plures partes alliciuntur, pravam doctrinam sacturusi<text:line-break/>est. TaIis enisu orationis erit modus : <text:span text:style-name="Default_20_Paragraph_20_Font"><text:span text:style-name="T10">Qui in principio<text:line-break/>comatosi stant cum capitis, lumborum, hypochondrii et<text:line-break/>cervicis dolore, vigilantes num phrenitici? Nares his de-<text:line-break/>stillantes, perniciosum tum alios, tum si quarto die xoepe-<text:line-break/>ru, ventris praerubra proluvies. </text:span></text:span>Hepaticum est symptoma<text:line-break/>quod cum praedictis etiam potest existere, ac li et p t euri-</text:p>
      <text:p text:style-name="P3">tis vel peripneumonia comatosis istis contigerit; sed non<text:line-break/>ejusdem affectus signum est. Si quis vero voluerit et quae<text:line-break/>in prorrhetico non recte scripta sunt, atque eos, qui in-<text:line-break/>vicem interpretati sunt et quae illo in Iibro scripta sunt,<text:line-break/>et aegros in epidemiis arguere, commentarios in prorrhe-<text:line-break/>ticum legat. Ego itaque aegros tum in primo tum in<text:line-break/>secundo Iibro scriptos antea exposui, citra consutationem<text:line-break/>eorum qui non probe expIanarunt. At quoniam amicorum<text:line-break/>non multi me rogaverunt in paucis aegris de perperam<text:line-break/>exponentibus indicare , coactus sum in tres aegros solos<text:line-break/>unum explanantem librum hunc praecedentem conficere.<text:line-break/>Nunc arbitror rursum satius esse me eodem modo reli-<text:line-break/>quos explicare, quo et antea jam in primo epidemiorum<text:line-break/>exposui. Periclitor siquidem in alterum incidere vitium<text:line-break/>eorum qui commentariorum tum magnitudinem tum lon-<text:line-break/>gitudinem odio habent.</text:p>
      <text:p text:style-name="P3">I.</text:p>
      <text:p text:style-name="P5"><text:span text:style-name="Default_20_Paragraph_20_Font"><text:span text:style-name="T10">in Phase Phi</text:span></text:span><text:span text:style-name="Default_20_Paragraph_20_Font"><text:span text:style-name="T1">h</text:span></text:span><text:span text:style-name="Default_20_Paragraph_20_Font"><text:span text:style-name="T10">stes diuturno tempore caput dolebat, ac<text:line-break/>tandem etiam veterno aliquantulum correptus decubuit.<text:line-break/>Ex potibus autem febribus assiduis obortis dolor nocte<text:line-break/>exacerbatus est; primum incaluit. Primo die biliosa<text:line-break/>pauca. vomuit, stava primum, postea aeruginosa plura,<text:line-break/>ab alvo autem stercora manarunt; nox molesta. Se-<text:line-break/>eundo die surditas; febris acuta; hypochondrium dex-<text:line-break/>trum con</text:span></text:span><text:span text:style-name="Default_20_Paragraph_20_Font"><text:span text:style-name="T1">s</text:span></text:span><text:span text:style-name="Default_20_Paragraph_20_Font"><text:span text:style-name="T10">ensum est, quod intro pergebat; urinae te-<text:line-break/>nues, pollu</text:span></text:span><text:span text:style-name="Default_20_Paragraph_20_Font"><text:span text:style-name="T1">e</text:span></text:span><text:span text:style-name="Default_20_Paragraph_20_Font"><text:span text:style-name="T10">ndae, quae enaeorema geniturae simile, pau-<text:line-break/>cum continebant; circa meridiem vehementer insonant.<text:line-break/></text:span></text:span>T<text:span text:style-name="Default_20_Paragraph_20_Font"><text:span text:style-name="T10">ertio die permoleste habuit. Quarto convulsiones; exa-<text:line-break/>cerbata sunt omnia. Quinto mane desunctus est.</text:span></text:span></text:p>
      <text:p text:style-name="P1">Tamquam memoria tenentibus quae et in prognosti-<text:line-break/>cum et aphorismoS et propheticum, quaeque etiamnum<text:line-break/>in primum et secundum epidemiorum exposui , at ne issi-<text:line-break/>pendio loqui videar, orationem ita facturus sum. Hio</text:p>
      <text:p text:style-name="P3">homo surrecturus aegrotabat, capite dolens, ut qui ante<text:line-break/>ipsum descriptus est. Sed in hoc quidem non parvum<text:line-break/>adiecit symptoma, quod interdum ipse caro soporaretur,<text:line-break/>atque ab illo morbi principium adjunxit huic quidem<text:line-break/>ex errore magno accidisse: affecto siquidem vehementer<text:line-break/>capite maximum malum est copiosa vini potio: in illo<text:line-break/>autem ex manifesta causa morbum coepisse ait, ut in illo<text:line-break/>quidem nondum cerebrum existimet affectum fuisse, solius<text:line-break/>autem in capite redundantiae humorum esse symptomata.<text:line-break/>Huic autem Philistae et cerebrum ipsum tempore affe-<text:line-break/>ctum fuisse affectione prava, Superveniente vero ex potu<text:line-break/>laesione morbus ita magnus et vehemens effectus est, ut<text:line-break/>quinto die hominem peremerit. Quae Ilis in diebus feri-<text:line-break/>pfit Hippocrates Philistae accidisse symptomata, alia qui-<text:line-break/>dem celeritatis morbi sunt, ac fi cerebrum illaesum suise<text:line-break/>fet; alia vero cerebri ipsius. Celeritatis itaque morbi funt<text:line-break/>et in vomitibus fymptomata et urinarum qualitas : ipsius</text:p>
      <text:p text:style-name="P3">vero cerebri et surditas et convulsio et vehementer i Usa-<text:line-break/>nire. At quod ab auctore ita pronunciatum est: hypo-<text:line-break/>chondrium dextrum distentum est et intro vergebat, fit<text:line-break/>quidem ubi a diaphragmate trahuntur, quae in ipso sunt.<text:line-break/>Diaphragma vero ipsum tenditur interdum quidem in pleu-<text:line-break/>nitide propter phlegmones membranae costas succingentis<text:line-break/>magnitudinem, interdum vero propter nervorum princi-<text:line-break/>pium , quod ad se eos qui ad diaphragma porriguntur<text:line-break/>nervos retrahit propter propriam plllegmonem. Verum<text:line-break/>nunc ex hujusmodi tribus magis consentaneum est propter<text:line-break/>nervorum tensionem retractum ipsum llypochondrium re-<text:line-break/>traxisse. Ut plurimum itaque et utraque hypochondria<text:line-break/>in hujusmodi affectionibus intro procedunt. Accidit au-<text:line-break/>tem nonnullis alterum solum, ubi principii nervorum al-<text:line-break/>tera quidem pars vehementius affecta fuerit, altera vero<text:line-break/>nullo modo vel moderate.</text:p>
      <text:h text:style-name="P38" text:outline-level="3"><text:bookmark-start text:name="bookmark30"/><text:span text:style-name="Default_20_Paragraph_20_Font"><text:span text:style-name="T1">II.</text:span></text:span><text:bookmark-end text:name="bookmark30"/></text:h>
      <text:p text:style-name="P5"><text:span text:style-name="Default_20_Paragraph_20_Font"><text:span text:style-name="T10">Chaerionem, qui apud Demaenetum decumbebat, ex potu<text:line-break/>febris comprehendit, statimque capitis gravitas dolorem<text:line-break/>inserens; non dormiebat; alvus turbulenta tenuibus ali-<text:line-break/>quantulum biliosis deiectionibus.</text:span></text:span><text:span text:style-name="Default_20_Paragraph_20_Font"><text:span text:style-name="T1"> T</text:span></text:span><text:span text:style-name="Default_20_Paragraph_20_Font"><text:span text:style-name="T10">ertio die febris acuta;<text:line-break/>capitis tremor, max</text:span></text:span><text:span text:style-name="Default_20_Paragraph_20_Font"><text:span text:style-name="T1">i</text:span></text:span><text:span text:style-name="Default_20_Paragraph_20_Font"><text:span text:style-name="T10">me vero labri inferioris; paulo post<text:line-break/>rigor, convulsiones; prorsus desipuit; nocte sectatio.<text:line-break/></text:span></text:span><text:span text:style-name="Default_20_Paragraph_20_Font"><text:span text:style-name="T1">Q</text:span></text:span><text:span text:style-name="Default_20_Paragraph_20_Font"><text:span text:style-name="T10">uarto quievit, paulum dormivit, deliravit. Quinto<text:line-break/>laborioso habuit; exacerbata sunt omnia; delirus; nocte<text:line-break/></text:span></text:span><text:span text:style-name="Default_20_Paragraph_20_Font"><text:span text:style-name="T1">i</text:span></text:span><text:span text:style-name="Default_20_Paragraph_20_Font"><text:span text:style-name="T10">actatio; non dormivit. Sexto eadem. Septimo su-<text:line-break/>perriguit; febris acuta; per universum sudavit; judica-<text:line-break/>tus ss. </text:span></text:span><text:span text:style-name="Default_20_Paragraph_20_Font"><text:span text:style-name="T1">H</text:span></text:span><text:span text:style-name="Default_20_Paragraph_20_Font"><text:span text:style-name="T10">uic perpetuo ab alvo dese</text:span></text:span><text:span text:style-name="Default_20_Paragraph_20_Font"><text:span text:style-name="T1">r</text:span></text:span><text:span text:style-name="Default_20_Paragraph_20_Font"><text:span text:style-name="T10">tiones biliosue,<text:line-break/>paucae, sincerae; urinae tenues, bene coloratae, enaeo-<text:line-break/>rema nebulosum habentes. Ad octavum melioris coloris<text:line-break/>urinas minx</text:span></text:span><text:span text:style-name="Default_20_Paragraph_20_Font"><text:span text:style-name="T1">i</text:span></text:span><text:span text:style-name="Default_20_Paragraph_20_Font"><text:span text:style-name="T10">t, sodimentum album paucum habentes;<text:line-break/>mente constitit; febris intermijit.</text:span></text:span><text:span text:style-name="Default_20_Paragraph_20_Font"><text:span text:style-name="T1"> N</text:span></text:span><text:span text:style-name="Default_20_Paragraph_20_Font"><text:span text:style-name="T10">ono reversa est<text:line-break/>Ad decimum quartum febris acuta. Decimo sexto vo-<text:line-break/>muli biliosa, jlava, copiosa. Decimo septimo subri</text:span></text:span><text:span text:style-name="Default_20_Paragraph_20_Font"><text:span text:style-name="T1">p</text:span></text:span><text:span text:style-name="Default_20_Paragraph_20_Font"><text:span text:style-name="T10">uit,</text:span></text:span></text:p>
      <text:p text:style-name="P2"><text:span text:style-name="Default_20_Paragraph_20_Font"><text:span text:style-name="T10">febris acuta; sudavit, absque febre iudicatus est. </text:span></text:span>U<text:span text:style-name="Default_20_Paragraph_20_Font"><text:span text:style-name="T10">ri-<text:line-break/>nae post reversionem et crisin boni coloris, sodimentum<text:line-break/>continentes; neque in reversione deliravit. Decimo<text:line-break/>octavo paululum incaluit; insuper sitivit; urinae tenues,<text:line-break/>enaeorema nebulosum; parum deliravit. Circiter deci-<text:line-break/>mum nonum febris expers, cervicem dolor occupavit;<text:line-break/>urinis sodimentum. </text:span></text:span>v<text:span text:style-name="Default_20_Paragraph_20_Font"><text:span text:style-name="T10">igesimo perfecte iudicatus est.</text:span></text:span></text:p>
      <text:p text:style-name="P1">Hic homo ex plenitudine ac maxime bilioforum ae-<text:line-break/>grotasse videtur. Si autem in ipso inquisiveris et quae<text:line-break/>diebus judicatoriis demonstrata sunt- et quae de urinis,<text:line-break/>reperies convenientem secundum rationem ipfum vigesimo<text:line-break/>die perfecte liberatum. Nonnulla vero exemplaria in<text:line-break/>narrationis calce non habent adscriptum <text:span text:style-name="Default_20_Paragraph_20_Font"><text:span text:style-name="T10">vigesimo</text:span></text:span> i quam-<text:line-break/>quam probatissima quaeque ita scriptam dictionem norint.</text:p>
      <text:p text:style-name="P10">i<text:tab/><text:span text:style-name="Default_20_Paragraph_20_Font"><text:span text:style-name="T10">; p<text:tab/>su se s</text:span></text:span> L <text:span text:style-name="Default_20_Paragraph_20_Font"><text:span text:style-name="T10">r<text:tab/>.<text:tab/>.</text:span></text:span></text:p>
      <text:p text:style-name="Normal">HI.</text:p>
      <text:p text:style-name="Normal"><text:span text:style-name="Default_20_Paragraph_20_Font"><text:span text:style-name="T1">v</text:span></text:span><text:span text:style-name="Default_20_Paragraph_20_Font"><text:span text:style-name="T10">irginem Euryanactli siliam ignis prehendit; haec perpe-<text:line-break/>tuo sitis [uit expers; edulia non assumebat; ab alvo<text:line-break/>pauca de</text:span></text:span><text:span text:style-name="Default_20_Paragraph_20_Font"><text:span text:style-name="T1">i</text:span></text:span><text:span text:style-name="Default_20_Paragraph_20_Font"><text:span text:style-name="T10">ciebantur ; urinae tenues, paucae, non probe<text:line-break/>coloratae: exord</text:span></text:span><text:span text:style-name="Default_20_Paragraph_20_Font"><text:span text:style-name="T1">i</text:span></text:span><text:span text:style-name="Default_20_Paragraph_20_Font"><text:span text:style-name="T10">ente sebre ad sudem dolebat. Sexto<text:line-break/>die a febri immunis, non sudavit, sudsuata est. Quod<text:line-break/>ad sudem erat, paululum suppura</text:span></text:span><text:span text:style-name="Default_20_Paragraph_20_Font"><text:span text:style-name="T1">re</text:span></text:span><text:span text:style-name="Default_20_Paragraph_20_Font"><text:span text:style-name="T10">t et una cum sudi-<text:line-break/>ca</text:span></text:span><text:span text:style-name="Default_20_Paragraph_20_Font"><text:span text:style-name="T1">n</text:span></text:span><text:span text:style-name="Default_20_Paragraph_20_Font"><text:span text:style-name="T10">one erupit. A /—dicatione soptimo die rigore cor-<text:line-break/>repta aliquantulum riguit, incaluit, sudavit. </text:span></text:span><text:span text:style-name="Default_20_Paragraph_20_Font"><text:span text:style-name="T1">O</text:span></text:span><text:span text:style-name="Default_20_Paragraph_20_Font"><text:span text:style-name="T10">ctavo<text:line-break/>post</text:span></text:span><text:span text:style-name="Default_20_Paragraph_20_Font"><text:span text:style-name="T1"> i</text:span></text:span><text:span text:style-name="Default_20_Paragraph_20_Font"><text:span text:style-name="T10">udicationem die non admodum riguit ; postea ex-<text:line-break/>trama semper feigida. Ad decimum post sudorem ob-<text:line-break/>ortum deliravit, statimque rursum ad mentem rediit.<text:line-break/>D</text:span></text:span><text:span text:style-name="Default_20_Paragraph_20_Font"><text:span text:style-name="T1">i</text:span></text:span><text:span text:style-name="Default_20_Paragraph_20_Font"><text:span text:style-name="T10">cebant autem ex degustata uva haec accidere. Cum<text:line-break/>autem duodecimo interm</text:span></text:span><text:span text:style-name="Default_20_Paragraph_20_Font"><text:span text:style-name="T1">i</text:span></text:span><text:span text:style-name="Default_20_Paragraph_20_Font"><text:span text:style-name="T10">sisset, rursus multopere delira-<text:line-break/>visi; alvus turbata est biliosis paucis, tenuibus, morda-<text:line-break/>cibus, crebro desurgebat. Septimo die, a quo postre-<text:line-break/></text:span></text:span><text:span text:style-name="Default_20_Paragraph_20_Font"><text:span text:style-name="T1">ist</text:span></text:span><text:span text:style-name="Default_20_Paragraph_20_Font"><text:span text:style-name="T10">um deliravit , desuncta est. </text:span></text:span><text:span text:style-name="Default_20_Paragraph_20_Font"><text:span text:style-name="T1">H</text:span></text:span><text:span text:style-name="Default_20_Paragraph_20_Font"><text:span text:style-name="T10">aec incipiente morbo<text:line-break/>suuces dolebat ac perpetuo ruborem habuit ; gurgulio</text:span></text:span></text:p>
      <text:p text:style-name="P2"><text:span text:style-name="Default_20_Paragraph_20_Font"><text:span text:style-name="T10">revulsus est; dejluxiones multae, parvae, tenues, acres;<text:line-break/>tussiebat; concoctum nihil educebat; toto morbi tempore<text:line-break/>omnes cibos aversata est, neque quidquam appetivit,<text:line-break/>siti varia, neque quicquam esia tu dignum bibit, tace-<text:line-break/>bat, nihil loquebatur et moeror et de</text:span></text:span>s<text:span text:style-name="Default_20_Paragraph_20_Font"><text:span text:style-name="T10">peratio ipsi aderat.<text:line-break/>Quiddam tabidum congenitum erat.</text:span></text:span></text:p>
      <text:p text:style-name="P11"><text:span text:style-name="Default_20_Paragraph_20_Font"><text:span text:style-name="T8">t. se</text:span></text:span> i<text:tab/>an t. . , .l <text:span text:style-name="Default_20_Paragraph_20_Font"><text:span text:style-name="T8">su c su</text:span></text:span> <text:span text:style-name="Default_20_Paragraph_20_Font"><text:span text:style-name="T12">re</text:span></text:span><text:tab/><text:span text:style-name="Default_20_Paragraph_20_Font"><text:span text:style-name="T8">,<text:tab/>I</text:span></text:span></text:p>
      <text:p text:style-name="P1">Posteaquam quae huic aegrotanti ad mortem usque<text:line-break/>facta sunt enarravit, morbi totius hypothesis adiecit, ex<text:line-break/>qua decenter interiit. Ait enim malas quidem a capite<text:line-break/>ad pulmonem huic factas fuisse defluxiones faucibus et<text:line-break/>gurgulioni noxias. Adsccit autem et narrationi i at quid-<text:line-break/>dam tabidum erat congenitum ; quod meminisse oportet,<text:line-break/>non autem fophistiS fidem adhibere nullum morbum geni-<text:line-break/>tum esse narrantibus. Verum hoc ipsum quidem per se<text:line-break/>solum non ita cito ipsam peremisset, sed huic affectui<text:line-break/>implicata naturalia facultatis peremptio citae mortis caufa<text:line-break/>extitit. Ipsa vero per tutum textum declarata est. H<text:span text:style-name="Default_20_Paragraph_20_Font"><text:span text:style-name="T10">aec</text:span></text:span></text:p>
      <text:p text:style-name="P3"><text:span text:style-name="Default_20_Paragraph_20_Font"><text:span text:style-name="T10">perpetuo stne siti suit; edulia non assumebat.</text:span></text:span> At de ho-<text:line-break/>rum symptomatum malignitate libro hunc praecedente dixi<text:line-break/>et Hippocrates ipse ad finem narrationis iterum demon-<text:line-break/>strat, ut consuevit, quae aegrotis tum salutis tum mortis<text:line-break/>causae fiunt, adscripsit. Omnia aversabatur edulia per<text:line-break/>totum morbi tempus, neque quicquam appetivit, sine siti<text:line-break/>summum ciborum odium ipsi adsuisse iudicans , ut neque<text:line-break/>in rei alicuius desiderium perveniret, quare sortiuntur<text:line-break/>nonnulli eorum qui omnem cibum respuunt ex recorda-<text:line-break/>tione, ubi antea nonnumquam suaviter cibaremur. In-<text:line-break/>tuemur enim quotidie nonnullos eorum, qui in morbis<text:line-break/>non appetunt, simul ubi quippiam gustarint, ipsum aver-<text:line-break/>sari; alios vero gustare non ausos. Attamen ex Ilis ple-<text:line-break/>rique interrogantibus ipsos, fi quid desiderent, respondent<text:line-break/>edulia quaedam, memores eorum, quibus antea id facien-<text:line-break/>tes obiectarentur. Atque maximum tibi signum esto fa-<text:line-break/><text:span text:style-name="Default_20_Paragraph_20_Font"><text:span text:style-name="T10">G</text:span></text:span>ustatis ciborum desideratrdcis in perfecta extinctione<text:line-break/>posita, si parata haec quae fe desiderare profitentur, simul</text:p>
      <text:p text:style-name="P3">atque gustarint, tum culpent tum non amplius ingerant.<text:line-break/>HiS etiam pessime habentibuS deteriuS etiamnum habent<text:line-break/>qui nihil appetunt summam naturalia facultatiS peremtio-<text:line-break/>nem indicantes , qua tum cibos tum potuS appetimus.<text:line-break/>Ob haec itaque mortua muliere ultra nobiS opus non est<text:line-break/>differentium exemplarium consideratione et de dierum in-<text:line-break/>quietione discutiamus. Nullum enim ipsis ordinem habeo-<text:line-break/>Cibus, quia a capite defluxio et congenitum quid tabis mor-<text:line-break/>Iis essent causae , propterea et exemplarium discordiam<text:line-break/>iudicatu dissicilem simul ac supervacuam praetermisit.</text:p>
      <text:p text:style-name="Normal">IV.</text:p>
      <text:p text:style-name="P5"><text:span text:style-name="Default_20_Paragraph_20_Font"><text:span text:style-name="T10">Quae anginosa apud</text:span></text:span> B<text:span text:style-name="Default_20_Paragraph_20_Font"><text:span text:style-name="T10">itonem decumbebat, huic primum<text:line-break/>lingua laborare coepit; obscura vox, lingua rubra, in-<text:line-break/>aruit. Primo die horruit, incaluit, rig</text:span></text:span>o<text:span text:style-name="Default_20_Paragraph_20_Font"><text:span text:style-name="T10">r, febris acuta,</text:span></text:span></text:p>
      <text:p text:style-name="P2"><text:span text:style-name="Default_20_Paragraph_20_Font"><text:span text:style-name="T10">tumor subruber, durus, cervic</text:span></text:span><text:span text:style-name="Default_20_Paragraph_20_Font"><text:span text:style-name="T1">i</text:span></text:span><text:span text:style-name="Default_20_Paragraph_20_Font"><text:span text:style-name="T10">s et in pectus utraque ex<text:line-break/>parte, extrema feigida, livida; spiritus sublimis; potus<text:line-break/>per nares effe</text:span></text:span><text:span text:style-name="Default_20_Paragraph_20_Font"><text:span text:style-name="T1">r</text:span></text:span><text:span text:style-name="Default_20_Paragraph_20_Font"><text:span text:style-name="T10">ebat; devorare non poterat; deiectiones<text:line-break/>et urinae substiterunt. Quarto exacerbata sunt omnia.<text:line-break/>Quinto ang</text:span></text:span><text:span text:style-name="Default_20_Paragraph_20_Font"><text:span text:style-name="T1">u</text:span></text:span><text:span text:style-name="Default_20_Paragraph_20_Font"><text:span text:style-name="T10">losa periit. P. D. S. Q. M. Probabile<text:line-break/>de</text:span></text:span><text:span text:style-name="Default_20_Paragraph_20_Font"><text:span text:style-name="T1">i</text:span></text:span><text:span text:style-name="Default_20_Paragraph_20_Font"><text:span text:style-name="T10">ectionibus suppressis quinto mortua esu</text:span></text:span></text:p>
      <text:p text:style-name="P1">Neque in omnibusi exemplaribus ita reperitur scriptus<text:line-break/>orationis finis, neque ab omnibuS libri interpretibus co-<text:line-break/>gustus videbitur. Verum horum nonnulli pro quinto se-<text:line-break/>ptimum scribunt, nonnulli autem octavum. At Capito,<text:line-break/>non novi quid ipsi visum sit, et diem et cynanchicam su-<text:line-break/>stulit atque ante haec, quarto omnia exacerbata sunt,<text:line-break/>sine quarto scribit, universi textuS finem talem essiciens :<text:line-break/>deiectiones et urinae substiterunt, omnia exacerbata sunt,<text:line-break/>interiit. De meliori itaque scriptura postea considerabo<text:line-break/>mus. Prius autem ex enunciatis in ipsa expliCabimus<text:line-break/>quae manifesta non sunt; hoc siquidem est quod maxime</text:p>
      <text:p text:style-name="P3"><text:span text:style-name="Default_20_Paragraph_20_Font"><text:span text:style-name="T1">proposui in interpretationum libris. Videtur sane spiritus<text:line-break/>sublimis, perspicua non esse oratio. Nimirum Sabinus de<text:line-break/>ipsa hoc in textu scripsit: sublimis autem .erat respiratio,<text:line-break/>hoc est, per summas nares respirabat propter arteriae<text:line-break/>phlegmonem, sic praecluso riae spatio, ut spiritus attra-<text:line-break/>ctio ad pulmonem non amplius fieri posset. Et vero ob-<text:line-break/>scura .est Sabini ipsius oratio., ut altero interprete rur-<text:line-break/>sum indigeat. Videtur autem mihi velle indicare illis<text:line-break/>summa nere respirare, qui in inspirationibus pinnas ipsius<text:line-break/>naris movent. Multos siquidem aegros ita respirare cer-<text:line-break/>ulmus, ut in inspirationibus quidem ipsas contraherent,<text:line-break/>lu exspirationibus vero dilatarent , idque iis accidit , qui<text:line-break/>ob anginam vel peripneumoniam vel empyema strangu..<text:line-break/>lautur, atque aliis qui imbecillis sunt viribus. Itaque quo<text:line-break/>pacto quidem in aegris fiat, nunc dicere necesse non est.<text:line-break/>Quo vero modo propter fpirabilium. organorum angustiam<text:line-break/>eveniat, nunc proferam quamprimum, curque sublimem -<text:line-break/>appellaverit : Hippocrates spiritum hujusmodi simul exuli-</text:span></text:span></text:p>
      <text:p text:style-name="P3"><text:span text:style-name="Default_20_Paragraph_20_Font"><text:span text:style-name="T1">caturus. Conspiciuntur siquidem sic affectis summaetho-<text:line-break/>racis partes ad onroplatas usque moveri: et rationi cou-<text:line-break/>sonum est, hoc dici nunc ab ipso fieri sublimem spiritum,<text:line-break/>non solum in cynanchieis, verum etiam et in peripneumo-<text:line-break/>nicis et empyicis appellatis affectibus. Fit autem et ci-<text:line-break/>tra febres improprie appellatis, orthopnoicis et asthmata-<text:line-break/>cis. De hujusmodi siquidem accidentibus nomen utrum-<text:line-break/>que huic affectui impositum est, asthma quidem propter<text:line-break/>coactam respirationem , quae et velociter currentibus ac-<text:line-break/>eidit: orthopnoea vero quandoquidem quod decumbeutes<text:line-break/>suffocentur, fele rectos figurant , nonnulli autem et cogun-<text:line-break/>tur ac plane exurgunt. At et in prognostico his verbis<text:line-break/>ita prolatis scriptum est: cynanchae autem gravissimae qui-<text:line-break/>dem sunt et celerrime enecant, quae neque in faucibus<text:line-break/>quicquam manifestum, neque in cervice, sed dolorem plu-<text:line-break/>rimum praestant et .orthopnoeam. Eadem itaque causa<text:line-break/>orthopnoeam perit strangulantibus affectibus et appellatum</text:span></text:span></text:p>
      <text:p text:style-name="P3"><text:span text:style-name="Default_20_Paragraph_20_Font"><text:span text:style-name="T1">nuper sublimem spiritum: nam secundum naturam haben-<text:line-break/>tes, quum in quiete omnium voluntariarum actionum fue-<text:line-break/>rimas, -solis thoracis partibus ad septum transversum pon-<text:line-break/>rectis respiramus; -quemadmodum ru commentariis de re-<text:line-break/>spirationis causis demonstratum est; ampliore autem iu-<text:line-break/>spiratione indigentes et continuas infernis simul movemus;<text:line-break/>ubi vero plurima indigemus et partes in omoplati move-<text:line-break/>mus, toto thorace vehementer operantes. Ser hoc qui-<text:line-break/>dem -nobis bene- valentibus accidit celeri cursu aut quo-<text:line-break/>cumque motu vehementer agitatis, propter ampliorem<text:line-break/>respirationis necessitatem. In peripueumoniis vero et sup-<text:line-break/>puratorum pathematis feli affectibus et orthopnoeis cum<text:line-break/>febre propter organorum respirationi inservientium angu-<text:line-break/>sitam, tantam aeris substantiam excipere non valentium<text:line-break/>quanta animal opus habet. Itaque non satiatus respiratio-<text:line-break/>nis usus suffocationis periculum inducit, ob idque cogun-<text:line-break/>tui tum assidue tum toto thorace moliri respicationem.<text:line-break/>In angina vero quae in pulmonibus sunt spiritus conca-</text:span></text:span></text:p>
      <text:p text:style-name="P3"><text:span text:style-name="Default_20_Paragraph_20_Font"><text:span text:style-name="T1">ptacula quibus respiramus, non obrepta existunt et pura,<text:line-break/>sed musculis gutturis inflammatis angustis fit m . primum<text:line-break/>externi aeris ingressum, quem per inspirationem attrahi-<text:line-break/>tnus, ut et nunc in altera quidem caula fit Similiter<text:line-break/>autem et inc</text:span></text:span><text:span text:style-name="Default_20_Paragraph_20_Font"><text:span text:style-name="T8">o</text:span></text:span><text:span text:style-name="Default_20_Paragraph_20_Font"><text:span text:style-name="T1">mpletus -fit respirationis usus , ut asthmata-<text:line-break/>cis , empyicis et peripneumonicis inest. ob id qui lusto-<text:line-break/>cautor, ad surrectionem connitantur et ad externum<text:line-break/>aerem toto thorace violenter attrahendum. Hac certe<text:line-break/>ratione anginosis sublimem appellatum este spiritum ali-<text:line-break/>quis perpenderit. Fieri autem potest etiam, quia sele eri-<text:line-break/>gere voloni ita dici, idem sublimi spiritu significante,<text:line-break/>quod in .proguostico orthopnoea. Scriptum autem et<text:line-break/>in. praesentis, hac in oratione, anginae enarratione;<text:line-break/>quod et potus ad nares propulsantur. ld autem accidit<text:line-break/>ipsimi denotare nequeuntibus aut propter meatus ad ste-<text:line-break/>macbum angusiiam aut propter ipsius mortificationem . ac<text:line-break/>paralysin, summe perniclosum utrumque existens, queur-<text:line-break/>admodum et quod ita tertio die praescriptum est, </text:span></text:span><text:span text:style-name="Default_20_Paragraph_20_Font"><text:span text:style-name="T8">extrema</text:span></text:span></text:p>
      <text:p text:style-name="P3"><text:span text:style-name="Default_20_Paragraph_20_Font"><text:span text:style-name="T8">fulgida, liv</text:span></text:span><text:span text:style-name="Default_20_Paragraph_20_Font"><text:span text:style-name="T1">i</text:span></text:span><text:span text:style-name="Default_20_Paragraph_20_Font"><text:span text:style-name="T8">da;</text:span></text:span><text:span text:style-name="Default_20_Paragraph_20_Font"><text:span text:style-name="T1"> praefatus enim, </text:span></text:span><text:span text:style-name="Default_20_Paragraph_20_Font"><text:span text:style-name="T8">tertio r</text:span></text:span><text:span text:style-name="Default_20_Paragraph_20_Font"><text:span text:style-name="T1">i</text:span></text:span><text:span text:style-name="Default_20_Paragraph_20_Font"><text:span text:style-name="T8">gor, febr</text:span></text:span><text:span text:style-name="Default_20_Paragraph_20_Font"><text:span text:style-name="T1">is </text:span></text:span><text:span text:style-name="Default_20_Paragraph_20_Font"><text:span text:style-name="T8">acuta,<text:line-break/></text:span></text:span><text:span text:style-name="Default_20_Paragraph_20_Font"><text:span text:style-name="T1">subintulit,. </text:span></text:span><text:span text:style-name="Default_20_Paragraph_20_Font"><text:span text:style-name="T8">ex</text:span></text:span><text:span text:style-name="Default_20_Paragraph_20_Font"><text:span text:style-name="T1">t</text:span></text:span><text:span text:style-name="Default_20_Paragraph_20_Font"><text:span text:style-name="T8">rema fu</text:span></text:span><text:span text:style-name="Default_20_Paragraph_20_Font"><text:span text:style-name="T1">l</text:span></text:span><text:span text:style-name="Default_20_Paragraph_20_Font"><text:span text:style-name="T8">gida, l</text:span></text:span><text:span text:style-name="Default_20_Paragraph_20_Font"><text:span text:style-name="T1">i</text:span></text:span><text:span text:style-name="Default_20_Paragraph_20_Font"><text:span text:style-name="T8">v</text:span></text:span><text:span text:style-name="Default_20_Paragraph_20_Font"><text:span text:style-name="T1">i</text:span></text:span><text:span text:style-name="Default_20_Paragraph_20_Font"><text:span text:style-name="T8">da. </text:span></text:span><text:span text:style-name="Default_20_Paragraph_20_Font"><text:span text:style-name="T1">Interenrtionis autem<text:line-break/>et extinctionis caloris natini signum extremorum tum sci—<text:line-break/>gns tum livor .in acutis febribus obortus. Itaque sic acci-<text:line-break/>dit aegrotanti et deiectionum et urinarum suppressio, tam-<text:line-break/>quam jam emortuis functionibus omnibus; ideoquecredi-<text:line-break/>brle est, neque </text:span></text:span><text:span text:style-name="Default_20_Paragraph_20_Font"><text:span text:style-name="T8">s</text:span></text:span><text:span text:style-name="Default_20_Paragraph_20_Font"><text:span text:style-name="T1">eptimo die neque nono hominem inter-<text:line-break/>iisse. Non enim facultas ad tantum tempus sufficere pd-<text:line-break/>terat, quae jam tertio die et symptomata et signa haberer<text:line-break/>naturae refrigeratae. Atque consuetus Hippocrates in ita<text:line-break/>acutis morbis quae- quotidie oriuntur scribere-, nihil qnic-<text:line-break/>qnam de quinto er </text:span></text:span><text:span text:style-name="Default_20_Paragraph_20_Font"><text:span text:style-name="T8">t</text:span></text:span><text:span text:style-name="Default_20_Paragraph_20_Font"><text:span text:style-name="T1">exto diebus omitteret pronunciare: At<text:line-break/>quoniam et. completa tertii diei enarratione quarti .solius.<text:line-break/>meminrtiin coque omnia exacerbari asserit, magisque -etiam-<text:line-break/>mum manifestum est quod impossibile esset ad septimum<text:line-break/>usque -ut ceta vum mulierem vixisse., admirabiles siquidem<text:line-break/>transmutationes, -quae faro fiunt propter naturae robur,</text:span></text:span></text:p>
      <text:p text:style-name="P3"><text:span text:style-name="Default_20_Paragraph_20_Font"><text:span text:style-name="T1">ac nos multoties vidimus et Hippocrates ipse in aegrorum<text:line-break/>enarratione scripsit, simulque hoc ipsum significavit, me-<text:line-break/>liusque aegrum habere demonstravit; fed nunc: tertio die<text:line-break/>eum .febre acuta extremis tum frigidis tum humidis fa-<text:line-break/>otiis, susque retentis , -quae metuntur, etiamsi non ad</text:span></text:span><text:span text:style-name="Default_20_Paragraph_20_Font"><text:span text:style-name="T8">t</text:span></text:span><text:span text:style-name="Default_20_Paragraph_20_Font"><text:span text:style-name="T1">eri—<text:line-break/>psisset, .quarto omnia exacerbata sirnt, prorsus circiter<text:line-break/>diem quintum obiisset. Sed quoniam et hoc: adscripsit;<text:line-break/>atque etiamnum magis quicquam confisus affirmaverit ita<text:line-break/>habentem non ad sextum diem vivam perventuram , ac<text:line-break/>minus quidem i</text:span></text:span><text:span text:style-name="Default_20_Paragraph_20_Font"><text:span text:style-name="T8">n</text:span></text:span><text:span text:style-name="Default_20_Paragraph_20_Font"><text:span text:style-name="T1"> septimum vel octavum accessuram. Di-<text:line-break/>gnum igitur admiratione quomodo subscripserit qui primus<text:line-break/>character</text:span></text:span><text:span text:style-name="Default_20_Paragraph_20_Font"><text:span text:style-name="T8">e</text:span></text:span><text:span text:style-name="Default_20_Paragraph_20_Font"><text:span text:style-name="T1">s subscripsit,. ita ut ipsis octavo die interiisse<text:line-break/>significaretur; coque etiamnum magis quomodo zeno He-<text:line-break/>rophileus, .vir non contemnendus , praescriptos in tertio<text:line-break/>epidemiorum charaeteras exponens , etiam ipsis angino</text:span></text:span><text:span text:style-name="Default_20_Paragraph_20_Font"><text:span text:style-name="T8">t</text:span></text:span><text:span text:style-name="Default_20_Paragraph_20_Font"><text:span text:style-name="T1">am<text:line-break/>ait octavo die destructam, idque hujusmodi characteribus</text:span></text:span></text:p>
      <text:p text:style-name="P2"><text:span text:style-name="Default_20_Paragraph_20_Font"><text:span text:style-name="T1">significari: </text:span></text:span><text:span text:style-name="Default_20_Paragraph_20_Font"><text:span text:style-name="T13">πι</text:span></text:span><text:span text:style-name="Default_20_Paragraph_20_Font"><text:span text:style-name="T3">, </text:span></text:span><text:span text:style-name="Default_20_Paragraph_20_Font"><text:span text:style-name="T13">δ</text:span></text:span><text:span text:style-name="Default_20_Paragraph_20_Font"><text:span text:style-name="T3">, </text:span></text:span><text:span text:style-name="Default_20_Paragraph_20_Font"><text:span text:style-name="T13">ε</text:span></text:span><text:span text:style-name="Default_20_Paragraph_20_Font"><text:span text:style-name="T3">, </text:span></text:span><text:span text:style-name="Default_20_Paragraph_20_Font"><text:span text:style-name="T13">κ</text:span></text:span><text:span text:style-name="Default_20_Paragraph_20_Font"><text:span text:style-name="T3">,. </text:span></text:span><text:span text:style-name="Default_20_Paragraph_20_Font"><text:span text:style-name="T13">θ</text:span></text:span><text:span text:style-name="Default_20_Paragraph_20_Font"><text:span text:style-name="T3">; </text:span></text:span><text:span text:style-name="Default_20_Paragraph_20_Font"><text:span text:style-name="T1">horum characterum primus<text:line-break/>quidem </text:span></text:span><text:span text:style-name="Default_20_Paragraph_20_Font"><text:span text:style-name="T13">πιθανὸν</text:span></text:span><text:span text:style-name="Default_20_Paragraph_20_Font"><text:span text:style-name="T3"> </text:span></text:span><text:span text:style-name="Default_20_Paragraph_20_Font"><text:span text:style-name="T8">cred</text:span></text:span><text:span text:style-name="Default_20_Paragraph_20_Font"><text:span text:style-name="T1">i</text:span></text:span><text:span text:style-name="Default_20_Paragraph_20_Font"><text:span text:style-name="T8">b</text:span></text:span><text:span text:style-name="Default_20_Paragraph_20_Font"><text:span text:style-name="T1">i</text:span></text:span><text:span text:style-name="Default_20_Paragraph_20_Font"><text:span text:style-name="T8">le</text:span></text:span><text:span text:style-name="Default_20_Paragraph_20_Font"><text:span text:style-name="T1"> significat per </text:span></text:span><text:span text:style-name="Default_20_Paragraph_20_Font"><text:span text:style-name="T13">πι</text:span></text:span><text:span text:style-name="Default_20_Paragraph_20_Font"><text:span text:style-name="T3"> </text:span></text:span><text:span text:style-name="Default_20_Paragraph_20_Font"><text:span text:style-name="T1">litteram scriptus<text:line-break/>mediam rectam lineam habens, utrinque aliis. lineis aeque<text:line-break/>distantibus, veluti^ nonnulli scribunt nummum nongenta-<text:line-break/>- fin</text:span></text:span><text:span text:style-name="Default_20_Paragraph_20_Font"><text:span text:style-name="T8">i</text:span></text:span><text:span text:style-name="Default_20_Paragraph_20_Font"><text:span text:style-name="T1">um. significari et perpetuo in omnibus aegris hoc signi-<text:line-break/>sicat cunctis sequentibus characteribus praescriptus. Cha-<text:line-break/>racter autem ad ipsorum finem fer ip tus,.hic quidem mor...<text:line-break/>. tem indicat litera </text:span></text:span><text:span text:style-name="Default_20_Paragraph_20_Font"><text:span text:style-name="T13">θ</text:span></text:span><text:span text:style-name="Default_20_Paragraph_20_Font"><text:span text:style-name="T20"> </text:span></text:span><text:span text:style-name="Default_20_Paragraph_20_Font"><text:span text:style-name="T1">significante; in caeteris autem aegro-</text:span></text:span></text:p>
      <text:p text:style-name="P1"><text:span text:style-name="Default_20_Paragraph_20_Font"><text:span text:style-name="T1">tantibus litera </text:span></text:span><text:span text:style-name="Default_20_Paragraph_20_Font"><text:span text:style-name="T13">υ</text:span></text:span><text:span text:style-name="Default_20_Paragraph_20_Font"><text:span text:style-name="T17"> .</text:span></text:span><text:span text:style-name="Default_20_Paragraph_20_Font"><text:span text:style-name="T13">ύγίειαν</text:span></text:span><text:span text:style-name="Default_20_Paragraph_20_Font"><text:span text:style-name="T17"> </text:span></text:span><text:span text:style-name="Default_20_Paragraph_20_Font"><text:span text:style-name="T8">san</text:span></text:span><text:span text:style-name="Default_20_Paragraph_20_Font"><text:span text:style-name="T1">i</text:span></text:span><text:span text:style-name="Default_20_Paragraph_20_Font"><text:span text:style-name="T8">ta</text:span></text:span><text:span text:style-name="Default_20_Paragraph_20_Font"><text:span text:style-name="T1">t</text:span></text:span><text:span text:style-name="Default_20_Paragraph_20_Font"><text:span text:style-name="T8">em</text:span></text:span><text:span text:style-name="Default_20_Paragraph_20_Font"><text:span text:style-name="T1"> indicante. Qui vero<text:line-break/>character ante ultimum scribitur , dierum numerum per-<text:line-break/>petro significat, su quibus propositus ubique in oratione<text:line-break/>aeger aegrotarit, Characteres vero in medio tum hujus<text:line-break/>tum: primi omnium causam indicans qua servatus aeger<text:line-break/>fuerit vel interierit, quemadmodum in anginosa hae duo<text:line-break/>sunt characteres, alter quidem qui primus omnium sequi-.<text:line-break/>tur, qui per medium rectam lineam habens scriptus est<text:line-break/></text:span></text:span><text:span text:style-name="Default_20_Paragraph_20_Font"><text:span text:style-name="T13">πι</text:span></text:span><text:span text:style-name="Default_20_Paragraph_20_Font"><text:span text:style-name="T3">; </text:span></text:span><text:span text:style-name="Default_20_Paragraph_20_Font"><text:span text:style-name="T1">atque ab hoc deinceps: alius atque. alius. ltaque qui<text:line-break/>primus omnium sequitur, cujus medium obtinet linea,</text:span></text:span></text:p>
      <text:p text:style-name="P2"><text:span text:style-name="Default_20_Paragraph_20_Font"><text:span text:style-name="T1">elementum est </text:span></text:span><text:span text:style-name="Default_20_Paragraph_20_Font"><text:span text:style-name="T13">δ</text:span></text:span><text:span text:style-name="Default_20_Paragraph_20_Font"><text:span text:style-name="T3">, </text:span></text:span><text:span text:style-name="Default_20_Paragraph_20_Font"><text:span text:style-name="T1">habens a media quae deor</text:span></text:span><text:span text:style-name="Default_20_Paragraph_20_Font"><text:span text:style-name="T8">t</text:span></text:span><text:span text:style-name="Default_20_Paragraph_20_Font"><text:span text:style-name="T1">um est linea<text:line-break/>fui ipsius lineam alteram rectam ad imas partes actam ut<text:line-break/></text:span></text:span>. I <text:span text:style-name="Default_20_Paragraph_20_Font"><text:span text:style-name="T1">scribimus. sequen</text:span></text:span><text:span text:style-name="Default_20_Paragraph_20_Font"><text:span text:style-name="T8">s</text:span></text:span><text:span text:style-name="Default_20_Paragraph_20_Font"><text:span text:style-name="T1"> character est </text:span></text:span><text:span text:style-name="Default_20_Paragraph_20_Font"><text:span text:style-name="T13">ε</text:span></text:span><text:span text:style-name="Default_20_Paragraph_20_Font"><text:span text:style-name="T3"> </text:span></text:span><text:span text:style-name="Default_20_Paragraph_20_Font"><text:span text:style-name="T1">litera. Ex his au-<text:line-break/>tenr deinceps zeno ait: </text:span></text:span><text:span text:style-name="Default_20_Paragraph_20_Font"><text:span text:style-name="T13">διαχωρημάτω</text:span></text:span><text:span text:style-name="Default_20_Paragraph_20_Font"><text:span text:style-name="T3">,, </text:span></text:span><text:span text:style-name="Default_20_Paragraph_20_Font"><text:span text:style-name="T13">ἐπἰσχεσιν</text:span></text:span><text:span text:style-name="Default_20_Paragraph_20_Font"><text:span text:style-name="T3">, </text:span></text:span><text:span text:style-name="Default_20_Paragraph_20_Font"><text:span text:style-name="T1">dejectio-<text:line-break/>num retentionem; significari, reflexo </text:span></text:span><text:span text:style-name="Default_20_Paragraph_20_Font"><text:span text:style-name="T13">δ</text:span></text:span><text:span text:style-name="Default_20_Paragraph_20_Font"><text:span text:style-name="T3"> </text:span></text:span><text:span text:style-name="Default_20_Paragraph_20_Font"><text:span text:style-name="T1">ad inferas partes,<text:line-break/>quovis modo dejecta significante. Etenim ipsum ait sudo-<text:line-break/>ris esse signum;: non solum urinarum vel dejectionnm. </text:span></text:span><text:span text:style-name="Default_20_Paragraph_20_Font"><text:span text:style-name="T13">ε</text:span></text:span><text:span text:style-name="Default_20_Paragraph_20_Font"><text:span text:style-name="T3"><text:line-break/></text:span></text:span><text:span text:style-name="Default_20_Paragraph_20_Font"><text:span text:style-name="T1">vero </text:span></text:span><text:span text:style-name="Default_20_Paragraph_20_Font"><text:span text:style-name="T13">ἐποχὴν</text:span></text:span><text:span text:style-name="Default_20_Paragraph_20_Font"><text:span text:style-name="T3"> </text:span></text:span><text:span text:style-name="Default_20_Paragraph_20_Font"><text:span text:style-name="T1">vel </text:span></text:span><text:span text:style-name="Default_20_Paragraph_20_Font"><text:span text:style-name="T13">ἑπἰσχεσιν</text:span></text:span><text:span text:style-name="Default_20_Paragraph_20_Font"><text:span text:style-name="T3"> </text:span></text:span><text:span text:style-name="Default_20_Paragraph_20_Font"><text:span text:style-name="T1">ipsarum, -</text:span></text:span><text:span text:style-name="Default_20_Paragraph_20_Font"><text:span text:style-name="T8">re</text:span></text:span><text:span text:style-name="Default_20_Paragraph_20_Font"><text:span text:style-name="T1">t</text:span></text:span><text:span text:style-name="Default_20_Paragraph_20_Font"><text:span text:style-name="T8">ent</text:span></text:span><text:span text:style-name="Default_20_Paragraph_20_Font"><text:span text:style-name="T1">io</text:span></text:span><text:span text:style-name="Default_20_Paragraph_20_Font"><text:span text:style-name="T8">nem aut</text:span></text:span><text:span text:style-name="Default_20_Paragraph_20_Font"><text:span text:style-name="T1">i</text:span></text:span><text:span text:style-name="Default_20_Paragraph_20_Font"><text:span text:style-name="T8">sup-<text:line-break/>prefu</text:span></text:span><text:span text:style-name="Default_20_Paragraph_20_Font"><text:span text:style-name="T1">o</text:span></text:span><text:span text:style-name="Default_20_Paragraph_20_Font"><text:span text:style-name="T8">nem, </text:span></text:span><text:span text:style-name="Default_20_Paragraph_20_Font"><text:span text:style-name="T1">atratis modo appellare volueris, ustula<text:line-break/>signorum intelligentia talis sit, credibile est dejectionibus<text:line-break/>retentis octavo die interiisse cynanchicam. Demiror ita-<text:line-break/>que, ut dixi, cum accuratiora exemplaria quintum diem<text:line-break/>habeam, consentiente. huic scripturae etiam ipsa littera </text:span></text:span><text:span text:style-name="Default_20_Paragraph_20_Font"><text:span text:style-name="T8">e,<text:line-break/></text:span></text:span><text:span text:style-name="Default_20_Paragraph_20_Font"><text:span text:style-name="T1">ut paulo demonstravi , et ipsum zenonem octavum diem<text:line-break/>fcriptum agnoscere et contradicentes ipsi nonnullos de hac<text:line-break/>re quidem nihil dixisse, fed de characteribus ipfum cedar-<text:line-break/>.gnare, quod fecundam literam permutaverit ac </text:span></text:span><text:span text:style-name="Default_20_Paragraph_20_Font"><text:span text:style-name="T13">δ</text:span></text:span><text:span text:style-name="Default_20_Paragraph_20_Font"><text:span text:style-name="T3"> </text:span></text:span><text:span text:style-name="Default_20_Paragraph_20_Font"><text:span text:style-name="T1">reste-</text:span></text:span></text:p>
      <text:p text:style-name="P3"><text:span text:style-name="Default_20_Paragraph_20_Font"><text:span text:style-name="T1">xum fecerit, non ita habente in tertio epidemiorum feri-<text:line-break/>plura, fed post. primum characterem p scriptum ,. i quem-<text:line-break/>admodum illi .loquuntur. Sed jam hic residuum longa<text:line-break/>quaedam verborum irrepit multitudo. Existimabit enim<text:line-break/>quidam revera abi Hippocrate adjectos aegris characteres,<text:line-break/>si qui contradicunt Xenoni </text:span></text:span><text:span text:style-name="Default_20_Paragraph_20_Font"><text:span text:style-name="T13">τὸ</text:span></text:span><text:span text:style-name="Default_20_Paragraph_20_Font"><text:span text:style-name="T3"> </text:span></text:span><text:span text:style-name="Default_20_Paragraph_20_Font"><text:span text:style-name="T1">p asserant scriptum este, non.<text:line-break/>deorsum reflexum </text:span></text:span><text:span text:style-name="Default_20_Paragraph_20_Font"><text:span text:style-name="T13">δ</text:span></text:span><text:span text:style-name="Default_20_Paragraph_20_Font"><text:span text:style-name="T3">; </text:span></text:span><text:span text:style-name="Default_20_Paragraph_20_Font"><text:span text:style-name="T1">ut si quis legerit libros coutradicen-<text:line-break/>tium Xenoni, qui neque Hippocrates dicunt esse characte-<text:line-break/>ras, librumque aliquem repertum Ptolemaer Euergetis ap-<text:line-break/>pellati, qui collectos. ipsus haberet a quodam medico<text:line-break/>Pamphilo, genere et civitate Indica, sed de Cleophantii<text:line-break/>secta; quos ab. eo dissidere secum censuerunt qui zenoni<text:line-break/>contradicunt; neque Hippocratis esse neque ita scriptos<text:line-break/>characteres ,. ut ipse exposuit. ltaque mihi videntur et<text:line-break/>hucusque enunciata supervacanea esse, nihilque lecturis<text:line-break/>emolumenti ad artis opera allatura, ad quae. eum studio</text:span></text:span></text:p>
      <text:p text:style-name="P2"><text:span text:style-name="Default_20_Paragraph_20_Font"><text:span text:style-name="T1">properare oportet qui huic addictus est. At quoniam quod<text:line-break/>. ipsi scripti essent; vi</text:span></text:span><text:span text:style-name="Default_20_Paragraph_20_Font"><text:span text:style-name="T8">t</text:span></text:span><text:span text:style-name="Default_20_Paragraph_20_Font"><text:span text:style-name="T1">um est amicis, quibus cedens in<text:line-break/>primo libro confutationes quasdam scripsi eorum quae<text:line-break/>prave in. aegris exposuerunt, ut aliquid dicerem et deliis<text:line-break/>characteribus semel in hoc libro; quod ut facerem ani-<text:line-break/>mum induxi; non ignorans quod perpetuo dico-, quae a<text:line-break/>recentioribus medicis in commentariis scripta funt; tem-<text:line-break/>pus quidem nobis consumere , medicinale vero docere ori—<text:line-break/>hil,.propter quos et ego medicos tractatus seorsum per<text:line-break/></text:span></text:span><text:span text:style-name="Default_20_Paragraph_20_Font"><text:span text:style-name="T8">t</text:span></text:span><text:span text:style-name="Default_20_Paragraph_20_Font"><text:span text:style-name="T1">e feci.; Quos vero adversus Sophistas paravi, quoniam<text:line-break/>et his recentiores indigere video qui ab ipsis pervertun-<text:line-break/>tur; bos ipsos etiamnum per </text:span></text:span><text:span text:style-name="Default_20_Paragraph_20_Font"><text:span text:style-name="T8">t</text:span></text:span><text:span text:style-name="Default_20_Paragraph_20_Font"><text:span text:style-name="T1">e, ut si quis ex abundantia<text:line-break/>occasionem nactus fuerit, ipsius evolvat, nt adversus fo-<text:line-break/>phistas. hostes paratus sit. Sic igitur et -nunc quum res<text:line-break/>-sit inutilis ad probe. medendum ex his prodit characteri-<text:line-break/>bus, non tamen cunctabor .totum percurrere, quandoque-<text:line-break/>dem amicis ita placuit. At pudore erubescerem ad ejns-<text:line-break/>modi nugas deflecti, nisi prius in multis operibus omnia</text:span></text:span></text:p>
      <text:p text:style-name="P2"><text:span text:style-name="Default_20_Paragraph_20_Font"><text:span text:style-name="T1">quae ad medicam artem spectanti utilis periequutus ; ita<text:line-break/>ad Hippocraticorum librorum explanationes venirem ; id<text:line-break/>quidem discere possunt, qui artem dlscunt absque his<text:line-break/>.quae in medicis tractationibus.- peri decursum manifeste<text:line-break/>scripsi, ut qui mente rbtusi sunt, quae dicuntur assequi<text:line-break/>possint; narrationis vero cognitionem obtinebunt , qua ple-<text:line-break/>rique hominum demirantur interdum quosdam ex his qui<text:line-break/>artes tractant, existimantes eos qui multa legerunt multa-<text:line-break/>que retinuerunt statim et artis praecepta dignoscere. Nunni<text:line-break/>itaque etiam dicturus sum omnem de characteribus busto-.<text:line-break/>riam, quoniam hoc et amicis et familiaribus melius esse.<text:line-break/>videtur, ut semel hic fiat. Quae itaque sum dicturus a<text:line-break/>zeuxide dicta sunt primo hunc in librum commentario,<text:line-break/>ac fortasse praestiterat, quemadmodum. in talibus facere<text:line-break/>consuevi , qui hanc historiam nosse desiderant, eos ad<text:line-break/>illum librum remittere. Uerum quis zeuxidis commen.-<text:line-break/>tarii non amplius aestimati recrescunt , ob f d me .ipsus</text:span></text:span></text:p>
      <text:p text:style-name="P3"><text:span text:style-name="Default_20_Paragraph_20_Font"><text:span text:style-name="T1">explicare voluerunt ducto historiae a Mnemone exordio.<text:line-break/>Nam nonnulli quidem ajunt ipsum accepisse tertium epi-<text:line-break/>demiorum ex magna Alexandriae bibliotheca ut legendum,<text:line-break/>et hos characteres similibus tum atramento tum literis<text:line-break/>explicandos interseruisse; nonnulli vero et ipsum ex Pam-<text:line-break/>phylia ufportasie et regem. Aegypti Ptolemaeum ita libro-<text:line-break/>rum ambitiosum fuisse , ut appellentium omnium libros<text:line-break/>ad fe deferre juberet et hos in novas chartas </text:span></text:span><text:span text:style-name="Default_20_Paragraph_20_Font"><text:span text:style-name="T8">s</text:span></text:span><text:span text:style-name="Default_20_Paragraph_20_Font"><text:span text:style-name="T1">criberet<text:line-break/>daretque- scriptus dominis, a quibus appulsis libri ad ipfum<text:line-break/>asportati essent et nave advectus libros. in bibliothecis<text:line-break/>reponeret, essentque ipsis inscriptiones Libri ex navibus.<text:line-break/>Unum autem ajunt aliquem repertum etiam tertium epi-<text:line-break/>demiorum inscriptum Ex navibus, juxta emendatorem<text:line-break/>Mnemonem Siditern. Nonnulli denique non juxta emenda-<text:line-break/>forem inscriptum ajunt, sed simpliciter momine Mnemouis;<text:line-break/>quoniam et aliorum omnium , qui . una cum libris nave<text:line-break/>advecti sunt, regii ministri nomen inscribebant libris in</text:span></text:span></text:p>
      <text:p text:style-name="P3"><text:span text:style-name="Default_20_Paragraph_20_Font"><text:span text:style-name="T1">apothecis reconditis.- Non enim statim in bibliothecas<text:line-break/>ipsius ferebant, fed prius in domibus quibusdam cumula-<text:line-break/>tim deponebant. Quod autem Ptolomaeus ille ad .anti;<text:line-break/>quorum librorum comparationem ita sollicitus esset .non.<text:line-break/>parvum esse testimonium ajunt quod cum Atheniensibus;<text:line-break/>fecit. Dato namque ipsis pignore quindecim talentorum<text:line-break/>a</text:span></text:span><text:span text:style-name="Default_20_Paragraph_20_Font"><text:span text:style-name="T8">r</text:span></text:span><text:span text:style-name="Default_20_Paragraph_20_Font"><text:span text:style-name="T1">genti accepit Sophoelis, Euripidis et Aeschyli libros, ut<text:line-break/>fotum scriberet, deinde statim fulvos redderet. Ubi autem<text:line-break/>magnifice lu chartis optimis speravit., quos ab Atheniensi-<text:line-break/>bus acceperat, retinuit; quos vero ipse paraverat, ad ipsus<text:line-break/>misit, rogans ur quindecim talenta tenerent, acciperent-<text:line-break/>que novos pro veteribus quos dedissent libris- Atheniensi-<text:line-break/>bus itaque si quoque non novos .libros misisset, antiquos<text:line-break/>vero retinuisset, nihil aliud.faciendum erat istis , qui uti-,<text:line-break/>que argentum ex tali conditione acceperant-, ut hoc ipsi<text:line-break/>detinerent, si ille quoque libros detineret; proptereaque<text:line-break/>novos libros acceperunt et argentum detinuerunt, Mne-</text:span></text:span></text:p>
      <text:p text:style-name="P3"><text:span text:style-name="Default_20_Paragraph_20_Font"><text:span text:style-name="T1">moti igitur sive librum ipse apportaverit sive ex biblio-<text:line-break/>theca accepto interseruerit, quaestus gratia id facesse vi-.<text:line-break/>detur. Solum enim fe ipsum scire asserens quae chara-<text:line-break/>cleros significant; lucrum ex ipsorum explanatione facie- -<text:line-break/>bat. Quod si ita esset, probabilius est librum in biblio-<text:line-break/>theca repositum ab ipso adornatum esse, longe siquidem<text:line-break/>majorem erat habitura fidem ipsius explanatio; bibliotheca<text:line-break/>regia- characteres habente. Si autum librum e domo<text:line-break/>asportasset, suspectus fuisset. Scriptas ab Heraclio tum Ta-<text:line-break/></text:span></text:span><text:span text:style-name="Default_20_Paragraph_20_Font"><text:span text:style-name="T8">s</text:span></text:span><text:span text:style-name="Default_20_Paragraph_20_Font"><text:span text:style-name="T1">entino tum Erytbraeo demonstrationes referre non duble<text:line-break/>tarem, quod interserta characteres essent, nisi mentem<text:line-break/>habentibus hoc compertum esse existimarem et a tali<text:line-break/>multiloquio celeriterliberari properarem.. Ad utile itaque<text:line-break/>redeo, cujus gratis et horum aegrorum historiam ad me-<text:line-break/>m oriam revocamus: Ridiculum siquidem est existimare<text:line-break/>hominem ob id interiisse, quod. deiectionum retentio facta -<text:line-break/>fuisset. Non enim propter retentionem obiit, sed quod</text:span></text:span></text:p>
      <text:p text:style-name="P2"><text:span text:style-name="Default_20_Paragraph_20_Font"><text:span text:style-name="T1">ipsi acciderit dejectiones ea re detineri tendentibus ad in-<text:line-break/>. feritum naturalibus functionibus. Non enim quia extrema<text:line-break/>frigida et livida terito die fuerant , propterea defunctus<text:line-break/>est, sed quod interiret haecque mortua fierent. Atque<text:line-break/>ipse Hippocrates tamquam vaticinatus ad enarrationis. fi-<text:line-break/>nem adscripsit, obiit anginosa, etiamsi statim ab initio<text:line-break/>praedixisset: Quae anginosa apud Bitonem decumbebat,<text:line-break/>verum ad hunc finem aspectio quandam habet demonstra-<text:line-break/>ticnem, haec mulier ob anginam mortua esu Scripsit au-<text:line-break/>tem ita in prognostico de perniciosis anginis: lpsae namque<text:line-break/>eodem die suffocant et secundo et tertio. Par erat igitur<text:line-break/>et propositam hac in oratione mulierem propterea tertio<text:line-break/>die mortem obire, quum extrema frigida et livida essent<text:line-break/>ac dejeetionum retentio fieret. Quapropter conjiciendum<text:line-break/>est vires ipsius validas ad quintum usque diem pertuam-<text:line-break/>sisse, ut. autem ad octavum suffecissent, fieri non potuit.<text:line-break/>Sed de his quidem fatis. Quisque vero intellexerit, quod</text:span></text:span></text:p>
      <text:p text:style-name="P3"><text:span text:style-name="Default_20_Paragraph_20_Font"><text:span text:style-name="T1">sive Hippocrates hujus mulieris curationem susceperit, sive<text:line-break/>una eum curante consideraverit, prorsus etsi nihil aliud,<text:line-break/>sane parvum cataplasma imposuit aut diaolystna ipsi dedit.<text:line-break/>Probabile itaque erit praetermissa esse in narratione reti-<text:line-break/>qua auxilia in aegrotante adhibita, venaeque lectionem,<text:line-break/>solum autem clysterem et balani impositionem non im-<text:line-break/>primis, caeterum obiter scripta esse: Quum enim et quae<text:line-break/>mejuntur et quae vomuntur et quae per alvum dejiciun-<text:line-break/>tur, adjuugitque praeterea suppressionem, unde nihil aeger<text:line-break/>excernebat per fe, in his una cum excretorum qualitate,<text:line-break/>obiter glandis et parvi clysteria usum adjecit.</text:span></text:span></text:p>
      <text:p text:style-name="P12"><text:span text:style-name="Default_20_Paragraph_20_Font"><text:span text:style-name="T11">.</text:span></text:span><text:span text:style-name="Default_20_Paragraph_20_Font"><text:span text:style-name="T1"><text:tab/>t</text:span></text:span></text:p>
      <text:p text:style-name="P1"><text:span text:style-name="Default_20_Paragraph_20_Font"><text:span text:style-name="T1">Equidem jam statueram me protius ab importuna de<text:line-break/>characteribus loquacitate discedere, </text:span></text:span><text:span text:style-name="Default_20_Paragraph_20_Font"><text:span text:style-name="T8">t</text:span></text:span><text:span text:style-name="Default_20_Paragraph_20_Font"><text:span text:style-name="T1">est quoniam amici<text:line-break/>plures orationem integram absolvi desiderant , atque multa<text:line-break/>pars harum ungarum jam a me peracta est, reliquum ad-</text:span></text:span></text:p>
      <text:p text:style-name="P3"><text:span text:style-name="Default_20_Paragraph_20_Font"><text:span text:style-name="T1">jicere non morabor. Itaque decreveram, prout consuevi,<text:line-break/>sermones nihil ad artem conferentes feorfum scribere, sic<text:line-break/>et huic rei librum unum per fe scriptum tribuere, ut qui<text:line-break/>in talibus inaniter laborare vellent nugis inutilibus ope-<text:line-break/>ram darent. At quoniam fecundum hune commentarium<text:line-break/>jam praevenisse et effatu dignam prolixitatem accepisse vi-<text:line-break/>deo, ut amplius non possim in ap</text:span></text:span><text:span text:style-name="Default_20_Paragraph_20_Font"><text:span text:style-name="T8">t</text:span></text:span><text:span text:style-name="Default_20_Paragraph_20_Font"><text:span text:style-name="T1">o reliquos aegros expli-<text:line-break/>care et pestilentem statum ab ipsis scriptum addere, non<text:line-break/>tamen status explicationem distrahere velim, ut pars qui-<text:line-break/>dem ipsius in hoc commentario scripta sit, reliqua vero in<text:line-break/>sequenti; ob id et sermones de characteribus in hoc com-<text:line-break/>picturus </text:span></text:span><text:span text:style-name="Default_20_Paragraph_20_Font"><text:span text:style-name="T8">t</text:span></text:span><text:span text:style-name="Default_20_Paragraph_20_Font"><text:span text:style-name="T1">um, circumcisa harum nugarum multitudine.<text:line-break/>Nam si quaecumque dicta </text:span></text:span><text:span text:style-name="Default_20_Paragraph_20_Font"><text:span text:style-name="T8">t</text:span></text:span><text:span text:style-name="Default_20_Paragraph_20_Font"><text:span text:style-name="T1">unt ab horum characterum fcri-<text:line-break/>ptoribus in inquisitionem agam, ecquae recte dicta sunt<text:line-break/>et quae aliter dijudicavero, non unum ad hoc librum<text:line-break/>desideraturus. Praecedit igitur, ut dixi, omnes, qui me-<text:line-break/>diam lineam habet </text:span></text:span><text:span text:style-name="Default_20_Paragraph_20_Font"><text:span text:style-name="T13">πι</text:span></text:span><text:span text:style-name="Default_20_Paragraph_20_Font"><text:span text:style-name="T3"> </text:span></text:span><text:span text:style-name="Default_20_Paragraph_20_Font"><text:span text:style-name="T13">πιθανὸν</text:span></text:span><text:span text:style-name="Default_20_Paragraph_20_Font"><text:span text:style-name="T3"> </text:span></text:span><text:span text:style-name="Default_20_Paragraph_20_Font"><text:span text:style-name="T8">probabile</text:span></text:span><text:span text:style-name="Default_20_Paragraph_20_Font"><text:span text:style-name="T1"> perpetuo indi-</text:span></text:span></text:p>
      <text:p text:style-name="P3"><text:span text:style-name="Default_20_Paragraph_20_Font"><text:span text:style-name="T1">cans. Qui vero character finem facit; litera vel u vel </text:span></text:span><text:span text:style-name="Default_20_Paragraph_20_Font"><text:span text:style-name="T13">Θ</text:span></text:span><text:span text:style-name="Default_20_Paragraph_20_Font"><text:span text:style-name="T3"><text:line-break/></text:span></text:span><text:span text:style-name="Default_20_Paragraph_20_Font"><text:span text:style-name="T1">scripta videntur. Illa quidem </text:span></text:span><text:span text:style-name="Default_20_Paragraph_20_Font"><text:span text:style-name="T13">ύγείαν</text:span></text:span><text:span text:style-name="Default_20_Paragraph_20_Font"><text:span text:style-name="T3">, </text:span></text:span><text:span text:style-name="Default_20_Paragraph_20_Font"><text:span text:style-name="T1">hoc est sanitatem,<text:line-break/>haec vero </text:span></text:span><text:span text:style-name="Default_20_Paragraph_20_Font"><text:span text:style-name="T13">θάνατον</text:span></text:span><text:span text:style-name="Default_20_Paragraph_20_Font"><text:span text:style-name="T3">, </text:span></text:span><text:span text:style-name="Default_20_Paragraph_20_Font"><text:span text:style-name="T1">id est mortem, significat. Ante hos<text:line-break/>autem characteres ponitur dierum numerus ,in quibus ae-<text:line-break/>ger aut laboravit aut interiit. - Medii characteres omnes<text:line-break/>quidem funt ex literis, quas vocis elementa significant,<text:line-break/>praeter </text:span></text:span><text:span text:style-name="Default_20_Paragraph_20_Font"><text:span text:style-name="T13">δ</text:span></text:span><text:span text:style-name="Default_20_Paragraph_20_Font"><text:span text:style-name="T3"> </text:span></text:span><text:span text:style-name="Default_20_Paragraph_20_Font"><text:span text:style-name="T1">deor</text:span></text:span><text:span text:style-name="Default_20_Paragraph_20_Font"><text:span text:style-name="T8">ta</text:span></text:span><text:span text:style-name="Default_20_Paragraph_20_Font"><text:span text:style-name="T1">m reflexum. Quam autem intelligentiam<text:line-break/>singuli sortiantur ostendam. Nos igitur memores, literas<text:line-break/>ante characterum ultimum, a quo salutem aut mortem<text:line-break/>significari. diximus, descriptas, dierum numerum notare,<text:line-break/>de caeteris quibusdam inter has et principium scriptis<text:line-break/>verba facturi sumus. </text:span></text:span><text:span text:style-name="Default_20_Paragraph_20_Font"><text:span text:style-name="T13">α</text:span></text:span><text:span text:style-name="Default_20_Paragraph_20_Font"><text:span text:style-name="T3"> </text:span></text:span><text:span text:style-name="Default_20_Paragraph_20_Font"><text:span text:style-name="T1">quidem </text:span></text:span><text:span text:style-name="Default_20_Paragraph_20_Font"><text:span text:style-name="T13">ἀποφθορἀν</text:span></text:span><text:span text:style-name="Default_20_Paragraph_20_Font"><text:span text:style-name="T3"> </text:span></text:span><text:span text:style-name="Default_20_Paragraph_20_Font"><text:span text:style-name="T13">ἡ</text:span></text:span><text:span text:style-name="Default_20_Paragraph_20_Font"><text:span text:style-name="T3"> </text:span></text:span><text:span text:style-name="Default_20_Paragraph_20_Font"><text:span text:style-name="T13">ἀπώλεια</text:span></text:span><text:span text:style-name="Default_20_Paragraph_20_Font"><text:span text:style-name="T14">ν</text:span></text:span><text:span text:style-name="Default_20_Paragraph_20_Font"><text:span text:style-name="T9"><text:line-break/></text:span></text:span><text:span text:style-name="Default_20_Paragraph_20_Font"><text:span text:style-name="T1">corruptionem aut interitum prodit, </text:span></text:span><text:span text:style-name="Default_20_Paragraph_20_Font"><text:span text:style-name="T13">γ</text:span></text:span><text:span text:style-name="Default_20_Paragraph_20_Font"><text:span text:style-name="T3"> </text:span></text:span><text:span text:style-name="Default_20_Paragraph_20_Font"><text:span text:style-name="T1">vero urinam geni-<text:line-break/>surae similem. </text:span></text:span><text:span text:style-name="Default_20_Paragraph_20_Font"><text:span text:style-name="T13">δ</text:span></text:span><text:span text:style-name="Default_20_Paragraph_20_Font"><text:span text:style-name="T3"> </text:span></text:span><text:span text:style-name="Default_20_Paragraph_20_Font"><text:span text:style-name="T1">reflexum cuiusmodi est quod deorsum<text:line-break/>hoc.modo scriptum habeat </text:span></text:span><text:span text:style-name="Default_20_Paragraph_20_Font"><text:span text:style-name="T13">δ</text:span></text:span><text:span text:style-name="Default_20_Paragraph_20_Font"><text:span text:style-name="T3">, </text:span></text:span><text:span text:style-name="Default_20_Paragraph_20_Font"><text:span text:style-name="T13">ἱδρῶτα</text:span></text:span><text:span text:style-name="Default_20_Paragraph_20_Font"><text:span text:style-name="T3"> </text:span></text:span><text:span text:style-name="Default_20_Paragraph_20_Font"><text:span text:style-name="T13">κατ</text:span></text:span><text:span text:style-name="Default_20_Paragraph_20_Font"><text:span text:style-name="T3"> </text:span></text:span><text:span text:style-name="Default_20_Paragraph_20_Font"><text:span text:style-name="T13">διάῤῥοιαν</text:span></text:span><text:span text:style-name="Default_20_Paragraph_20_Font"><text:span text:style-name="T3"> </text:span></text:span><text:span text:style-name="Default_20_Paragraph_20_Font"><text:span text:style-name="T13">καὶ</text:span></text:span><text:span text:style-name="Default_20_Paragraph_20_Font"><text:span text:style-name="T3"><text:line-break/></text:span></text:span><text:span text:style-name="Default_20_Paragraph_20_Font"><text:span text:style-name="T13">διαφόρησιν</text:span></text:span><text:span text:style-name="Default_20_Paragraph_20_Font"><text:span text:style-name="T3">, </text:span></text:span><text:span text:style-name="Default_20_Paragraph_20_Font"><text:span text:style-name="T1">sudorem </text:span></text:span><text:span text:style-name="Default_20_Paragraph_20_Font"><text:span text:style-name="T3">, </text:span></text:span><text:span text:style-name="Default_20_Paragraph_20_Font"><text:span text:style-name="T1">diarrhoeam et discussionem et, ut<text:line-break/>summatim dicam, evacuationem quamcumque signisicare<text:line-break/>velint. </text:span></text:span><text:span text:style-name="Default_20_Paragraph_20_Font"><text:span text:style-name="T13">ε</text:span></text:span><text:span text:style-name="Default_20_Paragraph_20_Font"><text:span text:style-name="T3"> </text:span></text:span><text:span text:style-name="Default_20_Paragraph_20_Font"><text:span text:style-name="T1">autem </text:span></text:span><text:span text:style-name="Default_20_Paragraph_20_Font"><text:span text:style-name="T13">ἐπ</text:span></text:span><text:span text:style-name="Default_20_Paragraph_20_Font"><text:span text:style-name="T14">ο</text:span></text:span><text:span text:style-name="Default_20_Paragraph_20_Font"><text:span text:style-name="T13">χἡ</text:span></text:span><text:span text:style-name="Default_20_Paragraph_20_Font"><text:span text:style-name="T14">ν</text:span></text:span><text:span text:style-name="Default_20_Paragraph_20_Font"><text:span text:style-name="T3">, </text:span></text:span><text:span text:style-name="Default_20_Paragraph_20_Font"><text:span text:style-name="T1">hoc est retentionem, indicat aut fe-<text:line-break/>dem; </text:span></text:span><text:span text:style-name="Default_20_Paragraph_20_Font"><text:span text:style-name="T13">ἕδραν</text:span></text:span><text:span text:style-name="Default_20_Paragraph_20_Font"><text:span text:style-name="T3">. </text:span></text:span><text:span text:style-name="Default_20_Paragraph_20_Font"><text:span text:style-name="T13">ζ</text:span></text:span><text:span text:style-name="Default_20_Paragraph_20_Font"><text:span text:style-name="T3"> </text:span></text:span><text:span text:style-name="Default_20_Paragraph_20_Font"><text:span text:style-name="T1">vero </text:span></text:span><text:span text:style-name="Default_20_Paragraph_20_Font"><text:span text:style-name="T13">ζήτημα</text:span></text:span><text:span text:style-name="Default_20_Paragraph_20_Font"><text:span text:style-name="T3"> </text:span></text:span><text:span text:style-name="Default_20_Paragraph_20_Font"><text:span text:style-name="T8">quaesti</text:span></text:span><text:span text:style-name="Default_20_Paragraph_20_Font"><text:span text:style-name="T1">o</text:span></text:span><text:span text:style-name="Default_20_Paragraph_20_Font"><text:span text:style-name="T8">nem</text:span></text:span><text:span text:style-name="Default_20_Paragraph_20_Font"><text:span text:style-name="T1">. </text:span></text:span><text:span text:style-name="Default_20_Paragraph_20_Font"><text:span text:style-name="T13">Θ</text:span></text:span><text:span text:style-name="Default_20_Paragraph_20_Font"><text:span text:style-name="T3">, </text:span></text:span><text:span text:style-name="Default_20_Paragraph_20_Font"><text:span text:style-name="T13">θάνατον</text:span></text:span><text:span text:style-name="Default_20_Paragraph_20_Font"><text:span text:style-name="T3"> </text:span></text:span><text:span text:style-name="Default_20_Paragraph_20_Font"><text:span text:style-name="T1">mor-</text:span></text:span></text:p>
      <text:p text:style-name="P3">tem <text:span text:style-name="Default_20_Paragraph_20_Font"><text:span text:style-name="T19">, </text:span></text:span>ut praedictum est. <text:span text:style-name="Default_20_Paragraph_20_Font"><text:span text:style-name="T16">ι</text:span></text:span><text:span text:style-name="Default_20_Paragraph_20_Font"><text:span text:style-name="T19">, </text:span></text:span><text:span text:style-name="Default_20_Paragraph_20_Font"><text:span text:style-name="T16">ἰύριητα</text:span></text:span><text:span text:style-name="Default_20_Paragraph_20_Font"><text:span text:style-name="T19"> </text:span></text:span>sudorem. <text:span text:style-name="Default_20_Paragraph_20_Font"><text:span text:style-name="T16">κ</text:span></text:span><text:span text:style-name="Default_20_Paragraph_20_Font"><text:span text:style-name="T19">, </text:span></text:span><text:span text:style-name="Default_20_Paragraph_20_Font"><text:span text:style-name="T16">κρἰσιν</text:span></text:span><text:span text:style-name="Default_20_Paragraph_20_Font"><text:span text:style-name="T19"><text:line-break/></text:span></text:span>judicationem aut coeliacam affectionem. <text:span text:style-name="Default_20_Paragraph_20_Font"><text:span text:style-name="T16">μ</text:span></text:span><text:span text:style-name="Default_20_Paragraph_20_Font"><text:span text:style-name="T19"> </text:span></text:span><text:span text:style-name="Default_20_Paragraph_20_Font"><text:span text:style-name="T16">μανἰαν</text:span></text:span><text:span text:style-name="Default_20_Paragraph_20_Font"><text:span text:style-name="T19">, </text:span></text:span>insa-<text:line-break/>niam aut <text:span text:style-name="Default_20_Paragraph_20_Font"><text:span text:style-name="T16">μῆτραν</text:span></text:span><text:span text:style-name="Default_20_Paragraph_20_Font"><text:span text:style-name="T19"> </text:span></text:span>uterum. <text:span text:style-name="Default_20_Paragraph_20_Font"><text:span text:style-name="T16">ν</text:span></text:span><text:span text:style-name="Default_20_Paragraph_20_Font"><text:span text:style-name="T19"> </text:span></text:span><text:span text:style-name="Default_20_Paragraph_20_Font"><text:span text:style-name="T16">νεότητα</text:span></text:span><text:span text:style-name="Default_20_Paragraph_20_Font"><text:span text:style-name="T19"> </text:span></text:span>vel <text:span text:style-name="Default_20_Paragraph_20_Font"><text:span text:style-name="T16">νίκραισιν</text:span></text:span><text:span text:style-name="Default_20_Paragraph_20_Font"><text:span text:style-name="T19"> </text:span></text:span>fervens<text:line-break/>tutem vel internecionem<text:span text:style-name="Default_20_Paragraph_20_Font"><text:span text:style-name="T10">. i;</text:span></text:span> vero <text:span text:style-name="Default_20_Paragraph_20_Font"><text:span text:style-name="T19">^</text:span></text:span><text:span text:style-name="Default_20_Paragraph_20_Font"><text:span text:style-name="T16">ανθῆν</text:span></text:span><text:span text:style-name="Default_20_Paragraph_20_Font"><text:span text:style-name="T19"> </text:span></text:span><text:span text:style-name="Default_20_Paragraph_20_Font"><text:span text:style-name="T16">γσλῆν</text:span></text:span><text:span text:style-name="Default_20_Paragraph_20_Font"><text:span text:style-name="T19"> </text:span></text:span>flavam bi-<text:line-break/>lem <text:span text:style-name="Default_20_Paragraph_20_Font"><text:span text:style-name="T19">, </text:span></text:span>Aror <text:span text:style-name="Default_20_Paragraph_20_Font"><text:span text:style-name="T16">τι</text:span></text:span><text:span text:style-name="Default_20_Paragraph_20_Font"><text:span text:style-name="T19"> </text:span></text:span><text:span text:style-name="Default_20_Paragraph_20_Font"><text:span text:style-name="T16">καὶ</text:span></text:span><text:span text:style-name="Default_20_Paragraph_20_Font"><text:span text:style-name="T19"> </text:span></text:span><text:span text:style-name="Default_20_Paragraph_20_Font"><text:span text:style-name="T16">σπάνισν</text:span></text:span><text:span text:style-name="Default_20_Paragraph_20_Font"><text:span text:style-name="T19"> </text:span></text:span><text:span text:style-name="Default_20_Paragraph_20_Font"><text:span text:style-name="T16">καὶ</text:span></text:span><text:span text:style-name="Default_20_Paragraph_20_Font"><text:span text:style-name="T19"> ^</text:span></text:span><text:span text:style-name="Default_20_Paragraph_20_Font"><text:span text:style-name="T16">υσμὸν</text:span></text:span><text:span text:style-name="Default_20_Paragraph_20_Font"><text:span text:style-name="T19"> </text:span></text:span><text:span text:style-name="Default_20_Paragraph_20_Font"><text:span text:style-name="T16">καὶ</text:span></text:span><text:span text:style-name="Default_20_Paragraph_20_Font"><text:span text:style-name="T19"> ^</text:span></text:span><text:span text:style-name="Default_20_Paragraph_20_Font"><text:span text:style-name="T16">ηρότητα</text:span></text:span><text:span text:style-name="Default_20_Paragraph_20_Font"><text:span text:style-name="T19"> , </text:span></text:span>pe^<text:line-break/>regrinum aliquid, rarum, ramentum et siccitatem. o autem<text:line-break/>dolores vel urinam. Nonnulli ajunt quum suprapositum n<text:line-break/>habuerit, urinam tunc ipsum scriptum significare , ut ita <text:span text:style-name="Default_20_Paragraph_20_Font"><text:span text:style-name="T10">v<text:line-break/></text:span></text:span>scribere consueVerunt. <text:span text:style-name="Default_20_Paragraph_20_Font"><text:span text:style-name="T16">πι</text:span></text:span><text:span text:style-name="Default_20_Paragraph_20_Font"><text:span text:style-name="T19"> </text:span></text:span>vero <text:span text:style-name="Default_20_Paragraph_20_Font"><text:span text:style-name="T16">πλῆθσς</text:span></text:span><text:span text:style-name="Default_20_Paragraph_20_Font"><text:span text:style-name="T19"> </text:span></text:span><text:span text:style-name="Default_20_Paragraph_20_Font"><text:span text:style-name="T16">ῆ</text:span></text:span><text:span text:style-name="Default_20_Paragraph_20_Font"><text:span text:style-name="T19"> </text:span></text:span><text:span text:style-name="Default_20_Paragraph_20_Font"><text:span text:style-name="T16">πτύελσν</text:span></text:span><text:span text:style-name="Default_20_Paragraph_20_Font"><text:span text:style-name="T19"> </text:span></text:span><text:span text:style-name="Default_20_Paragraph_20_Font"><text:span text:style-name="T16">ῆ</text:span></text:span><text:span text:style-name="Default_20_Paragraph_20_Font"><text:span text:style-name="T19"> </text:span></text:span><text:span text:style-name="Default_20_Paragraph_20_Font"><text:span text:style-name="T16">πυρσν</text:span></text:span><text:span text:style-name="Default_20_Paragraph_20_Font"><text:span text:style-name="T19"><text:line-break/></text:span></text:span><text:span text:style-name="Default_20_Paragraph_20_Font"><text:span text:style-name="T16">ῆ</text:span></text:span><text:span text:style-name="Default_20_Paragraph_20_Font"><text:span text:style-name="T19"> </text:span></text:span><text:span text:style-name="Default_20_Paragraph_20_Font"><text:span text:style-name="T16">πυρετὸν</text:span></text:span><text:span text:style-name="Default_20_Paragraph_20_Font"><text:span text:style-name="T19"> </text:span></text:span><text:span text:style-name="Default_20_Paragraph_20_Font"><text:span text:style-name="T16">ῆ</text:span></text:span><text:span text:style-name="Default_20_Paragraph_20_Font"><text:span text:style-name="T19"> </text:span></text:span><text:span text:style-name="Default_20_Paragraph_20_Font"><text:span text:style-name="T16">πνεύμσνσς</text:span></text:span><text:span text:style-name="Default_20_Paragraph_20_Font"><text:span text:style-name="T19"> </text:span></text:span><text:span text:style-name="Default_20_Paragraph_20_Font"><text:span text:style-name="T16">πάθος</text:span></text:span><text:span text:style-name="Default_20_Paragraph_20_Font"><text:span text:style-name="T19">, </text:span></text:span>plenitudinem vel sputum<text:line-break/>vel triticum vel febrem vel pulmonis affectum. <text:span text:style-name="Default_20_Paragraph_20_Font"><text:span text:style-name="T16">πι</text:span></text:span><text:span text:style-name="Default_20_Paragraph_20_Font"><text:span text:style-name="T19"> </text:span></text:span>vero<text:line-break/>in medio habens, ut praedictum est, <text:span text:style-name="Default_20_Paragraph_20_Font"><text:span text:style-name="T16">πιθανὸν</text:span></text:span><text:span text:style-name="Default_20_Paragraph_20_Font"><text:span text:style-name="T19"> </text:span></text:span><text:span text:style-name="Default_20_Paragraph_20_Font"><text:span text:style-name="T10">credibile<text:line-break/></text:span></text:span>notat; <text:span text:style-name="Default_20_Paragraph_20_Font"><text:span text:style-name="T16">ρ</text:span></text:span><text:span text:style-name="Default_20_Paragraph_20_Font"><text:span text:style-name="T19"> </text:span></text:span><text:span text:style-name="Default_20_Paragraph_20_Font"><text:span text:style-name="T16">ρύσιν</text:span></text:span><text:span text:style-name="Default_20_Paragraph_20_Font"><text:span text:style-name="T19"> </text:span></text:span><text:span text:style-name="Default_20_Paragraph_20_Font"><text:span text:style-name="T16">ῆ</text:span></text:span><text:span text:style-name="Default_20_Paragraph_20_Font"><text:span text:style-name="T19"> </text:span></text:span><text:span text:style-name="Default_20_Paragraph_20_Font"><text:span text:style-name="T16">ρὶγσς</text:span></text:span><text:span text:style-name="Default_20_Paragraph_20_Font"><text:span text:style-name="T19"> </text:span></text:span><text:span text:style-name="Default_20_Paragraph_20_Font"><text:span text:style-name="T10">fluxionem</text:span></text:span> vel <text:span text:style-name="Default_20_Paragraph_20_Font"><text:span text:style-name="T10">rigorem</text:span></text:span>, <text:span text:style-name="Default_20_Paragraph_20_Font"><text:span text:style-name="T16">τὸ</text:span></text:span><text:span text:style-name="Default_20_Paragraph_20_Font"><text:span text:style-name="T19"> </text:span></text:span><text:span text:style-name="Default_20_Paragraph_20_Font"><text:span text:style-name="T10">hi</text:span></text:span> <text:span text:style-name="Default_20_Paragraph_20_Font"><text:span text:style-name="T16">φ</text:span></text:span><text:span text:style-name="Default_20_Paragraph_20_Font"><text:span text:style-name="T19"><text:line-break/></text:span></text:span><text:span text:style-name="Default_20_Paragraph_20_Font"><text:span text:style-name="T16">φρενἰιίν</text:span></text:span><text:span text:style-name="Default_20_Paragraph_20_Font"><text:span text:style-name="T19"> </text:span></text:span><text:span text:style-name="Default_20_Paragraph_20_Font"><text:span text:style-name="T16">ῆ</text:span></text:span><text:span text:style-name="Default_20_Paragraph_20_Font"><text:span text:style-name="T19"> </text:span></text:span><text:span text:style-name="Default_20_Paragraph_20_Font"><text:span text:style-name="T16">φθἰσιν</text:span></text:span><text:span text:style-name="Default_20_Paragraph_20_Font"><text:span text:style-name="T19"> </text:span></text:span>phrenitidem vel phtifin ; <text:span text:style-name="Default_20_Paragraph_20_Font"><text:span text:style-name="T16">σ</text:span></text:span><text:span text:style-name="Default_20_Paragraph_20_Font"><text:span text:style-name="T19"> </text:span></text:span><text:span text:style-name="Default_20_Paragraph_20_Font"><text:span text:style-name="T16">σπασμὸν</text:span></text:span><text:span text:style-name="Default_20_Paragraph_20_Font"><text:span text:style-name="T19"> </text:span></text:span>vel<text:line-break/><text:span text:style-name="Default_20_Paragraph_20_Font"><text:span text:style-name="T16">στσμάγσυ</text:span></text:span><text:span text:style-name="Default_20_Paragraph_20_Font"><text:span text:style-name="T19"> </text:span></text:span><text:span text:style-name="Default_20_Paragraph_20_Font"><text:span text:style-name="T16">κάκσισιν</text:span></text:span><text:span text:style-name="Default_20_Paragraph_20_Font"><text:span text:style-name="T19"> </text:span></text:span><text:span text:style-name="Default_20_Paragraph_20_Font"><text:span text:style-name="T16">ῆ</text:span></text:span><text:span text:style-name="Default_20_Paragraph_20_Font"><text:span text:style-name="T19"> </text:span></text:span><text:span text:style-name="Default_20_Paragraph_20_Font"><text:span text:style-name="T16">στόμαισς</text:span></text:span><text:span text:style-name="Default_20_Paragraph_20_Font"><text:span text:style-name="T19"> </text:span></text:span>convulfionem vel stomachi<text:line-break/>aut oris malum; <text:span text:style-name="Default_20_Paragraph_20_Font"><text:span text:style-name="T16">τ</text:span></text:span><text:span text:style-name="Default_20_Paragraph_20_Font"><text:span text:style-name="T19"> </text:span></text:span>vero <text:span text:style-name="Default_20_Paragraph_20_Font"><text:span text:style-name="T16">τόκσν</text:span></text:span><text:span text:style-name="Default_20_Paragraph_20_Font"><text:span text:style-name="T19"> </text:span></text:span>partum; <text:span text:style-name="Default_20_Paragraph_20_Font"><text:span text:style-name="T10">v</text:span></text:span> autem <text:span text:style-name="Default_20_Paragraph_20_Font"><text:span text:style-name="T16">ύγεἰαν</text:span></text:span><text:span text:style-name="Default_20_Paragraph_20_Font"><text:span text:style-name="T19"><text:line-break/></text:span></text:span>sanitatem vel <text:span text:style-name="Default_20_Paragraph_20_Font"><text:span text:style-name="T16">ὐπσγόνύρισν</text:span></text:span><text:span text:style-name="Default_20_Paragraph_20_Font"><text:span text:style-name="T19"> </text:span></text:span>hypochondrium ; <text:span text:style-name="Default_20_Paragraph_20_Font"><text:span text:style-name="T16">χ</text:span></text:span><text:span text:style-name="Default_20_Paragraph_20_Font"><text:span text:style-name="T19"> </text:span></text:span><text:span text:style-name="Default_20_Paragraph_20_Font"><text:span text:style-name="T16">γσλῆν</text:span></text:span><text:span text:style-name="Default_20_Paragraph_20_Font"><text:span text:style-name="T19"> </text:span></text:span>vel<text:line-break/><text:span text:style-name="Default_20_Paragraph_20_Font"><text:span text:style-name="T16">γσλὸιύες</text:span></text:span><text:span text:style-name="Default_20_Paragraph_20_Font"><text:span text:style-name="T19"> </text:span></text:span>bilem vel biliosum; t<text:span text:style-name="Default_20_Paragraph_20_Font"><text:span text:style-name="T10">p</text:span></text:span>, <text:span text:style-name="Default_20_Paragraph_20_Font"><text:span text:style-name="T16">φύ</text:span></text:span><text:span text:style-name="Default_20_Paragraph_20_Font"><text:span text:style-name="T19">^</text:span></text:span><text:span text:style-name="Default_20_Paragraph_20_Font"><text:span text:style-name="T16">ιν</text:span></text:span><text:span text:style-name="Default_20_Paragraph_20_Font"><text:span text:style-name="T19"> </text:span></text:span>frigus, ai denique<text:line-break/><text:span text:style-name="Default_20_Paragraph_20_Font"><text:span text:style-name="T19">.</text:span></text:span><text:span text:style-name="Default_20_Paragraph_20_Font"><text:span text:style-name="T16">όαότητα</text:span></text:span><text:span text:style-name="Default_20_Paragraph_20_Font"><text:span text:style-name="T19"> </text:span></text:span>cruditatem.</text:p>
      <text:p text:style-name="P3"><text:span text:style-name="Default_20_Paragraph_20_Font"><text:span text:style-name="T10">l</text:span></text:span></text:p>
      <text:p text:style-name="Normal">V.</text:p>
      <text:p text:style-name="P5"><text:span text:style-name="Default_20_Paragraph_20_Font"><text:span text:style-name="T10">Qui adolescens in mendacium fero decumbebat, eum ex<text:line-break/>lassitudinibus, laboribus, </text:span></text:span><text:span text:style-name="Default_20_Paragraph_20_Font"><text:span text:style-name="T1">o</text:span></text:span><text:span text:style-name="Default_20_Paragraph_20_Font"><text:span text:style-name="T10">ccursibus praeter consuetudi-<text:line-break/>nem ignis prehendit. Primo die alvus turbulenta bilia-<text:line-break/>sis, copiosis, tenuibus; urinae tenues, subnigrae; non<text:line-break/>dormivit; sitibundus. Secundo omnia exacerbata sunt;<text:line-break/>deiectiones plures, importuniores, non dormivit, mentis<text:line-break/>perturbationes, aliquantulum sudavit.</text:span></text:span><text:span text:style-name="Default_20_Paragraph_20_Font"><text:span text:style-name="T1"> T</text:span></text:span><text:span text:style-name="Default_20_Paragraph_20_Font"><text:span text:style-name="T10">ertio moleste<text:line-break/>assectus, sitibundus , anxius, magna sectatio, angustia,<text:line-break/>extrema livida ac singula, hypochondrii contensio sub-<text:line-break/>mollis utrinque. Quarto non dormivit, in deterius<text:line-break/>ruit. Septimo obiit, aetate annorum prope viginti.</text:span></text:span></text:p>
      <text:p text:style-name="P1">Incepisse quidem ipsi morbum ait ex lassitudinibus<text:line-break/>propter insuetas exercitationes obortis. Scimus enim <text:span text:style-name="Default_20_Paragraph_20_Font"><text:span text:style-name="T16">πό</text:span></text:span><text:span text:style-name="Default_20_Paragraph_20_Font"><text:span text:style-name="T19">-<text:line-break/></text:span></text:span><text:span text:style-name="Default_20_Paragraph_20_Font"><text:span text:style-name="T16">νσυς</text:span></text:span><text:span text:style-name="Default_20_Paragraph_20_Font"><text:span text:style-name="T19"> </text:span></text:span>labores exercitationes eum vocare, quemadmodum<text:line-break/>etiam <text:span text:style-name="Default_20_Paragraph_20_Font"><text:span text:style-name="T16">κόπσυς</text:span></text:span><text:span text:style-name="Default_20_Paragraph_20_Font"><text:span text:style-name="T19"> </text:span></text:span>corporis affectus, in quibus etiamsi parum<text:line-break/>aliquis moveatur, tensivus vel ulcerosus ipsi sensus ex-</text:p>
      <text:p text:style-name="P3">citatur. Quia vero .laboribus cursus addidit, superfluo<text:line-break/>labores adscripsisse videtur , qui cursibus ut genus in spe-<text:line-break/>cie continetur. Ideo quidam pro <text:span text:style-name="Default_20_Paragraph_20_Font"><text:span text:style-name="T16">πόνσιν</text:span></text:span><text:span text:style-name="Default_20_Paragraph_20_Font"><text:span text:style-name="T19"> </text:span></text:span><text:span text:style-name="Default_20_Paragraph_20_Font"><text:span text:style-name="T16">πότσιν</text:span></text:span><text:span text:style-name="Default_20_Paragraph_20_Font"><text:span text:style-name="T19"> </text:span></text:span>pro labo-<text:line-break/>ribus potibus scripserunt, <text:span text:style-name="Default_20_Paragraph_20_Font"><text:span text:style-name="T16">ν</text:span></text:span><text:span text:style-name="Default_20_Paragraph_20_Font"><text:span text:style-name="T19"> </text:span></text:span>primum secundae syllabae<text:line-break/>in <text:span text:style-name="Default_20_Paragraph_20_Font"><text:span text:style-name="T16">τ</text:span></text:span><text:span text:style-name="Default_20_Paragraph_20_Font"><text:span text:style-name="T19"> </text:span></text:span>mutato. Tota sequens enarratio eorum quae adole-<text:line-break/>scenti contigerint, ut exemplum est acuti morbi in acta-<text:line-break/>tem maxime iuvenum cadentis. Itaque caetera sympto-<text:line-break/>mala acuminis morbi sunt. Unde vero quisque periculum<text:line-break/>vel mortem praenoverit primo quidem die dictum est uri-<text:line-break/>nae subnigrae et secundo aliquantulum sudavit, tertio die<text:line-break/>magna jactatio , omnibus autem diebus nihil prorsus dor-<text:line-break/>mi<text:span text:style-name="Default_20_Paragraph_20_Font"><text:span text:style-name="T10">s</text:span></text:span>isse pronunciat. Haec igitur periculosa; extrema par-<text:line-break/>tium livida et frigida tertio die oborta, letalia, atque<text:line-break/>etiamnum hac in aetate. Hoc autem fit aut propter ex-<text:line-break/>cedentem magnitudinem phlegmones vifcera obsidentis aut<text:line-break/>caloris nativi extinctionem. De hypochondriorum autem<text:line-break/>contensione submoIIi prius diximus Hippocratem tensionem^</text:p>
      <text:p text:style-name="P3">citra tumorem per prolatam orationem indicare. Ostendit<text:line-break/>hujusmodi tensio nullum externorum corporum qui in ab-<text:line-break/>domine funt musculi, obsideri phlegmone , sed vel septum<text:line-break/>transversum vel hepar vel lienem, haec namque cum cae-^<text:line-break/>telis periculosa sunt. MortiS autem signum idoneum est<text:line-break/>extremarum partium tum livor tum frigus tertio die in<text:line-break/>febre acuta vigesimo aetatis anno facta. Quapropter ad<text:line-break/>septimum usque diem suffecit adolescens. Atque fortassis<text:line-break/>assam ob causam quod viribus esset natura va<text:span text:style-name="Default_20_Paragraph_20_Font"><text:span text:style-name="T10">l</text:span></text:span>idis, non<text:line-break/>solum propter aetatem. Quae itaque si quis ex hujus ae-<text:line-break/>gri historia ceperit, haec sunt utilia. Quaerere autem<text:line-break/>qua in civitate Iocus aliquis mendax vocetur, veluti Athe-<text:line-break/>nisi astutorum aut Cercopum forum appeIIatum est, et quae-<text:line-break/>nam talia in singulis aegris nonnulli interpretes scripse-<text:line-break/>rnnt, si quid in ipsis ad artisi opera conferre viderem,<text:line-break/>non praetermitterem. <text:span text:style-name="Default_20_Paragraph_20_Font"><text:span text:style-name="T10">isc</text:span></text:span>u <text:span text:style-name="Default_20_Paragraph_20_Font"><text:span text:style-name="T10">acutum</text:span></text:span> in medio tum prae-<text:line-break/>scripti aegri tum praescribendi scriptum est, assignari<text:line-break/>utrique valens, quod uterque acute aegrotasse videatur.</text:p>
      <text:p text:style-name="P3">Sed quoniam in praescripta aegra cynanchica ad finem<text:line-break/>adiectum est, aliisque nonnulli^ aegris ad explanationis<text:line-break/>finem quid tale adscriptum est, per quod historiae utilitas<text:line-break/>appareat, rationi magiS consentaneum aegro priori verbum<text:line-break/>oA<text:span text:style-name="Default_20_Paragraph_20_Font"><text:span text:style-name="T10">U</text:span></text:span> adscriptum esse. Forsan vero qui characteras adseri-<text:line-break/>psit, hoc quoque adscripsit; sed paulo post decimo ordine<text:line-break/>in aegro de ita additis scripturis pIane dicturus sum.</text:p>
      <text:p text:style-name="P1">Quia vero consultius esse auguror pestilentem statum<text:line-break/>ad tertium commentarium servare, nonnulla praedictis ad-<text:line-break/>jiciam quae apud medicos in controversia versantur ex<text:line-break/>signia adolescentis enarrationi adscriptis die septimo morte<text:line-break/>peremti. Eeno namque hos scripsit characteras, primum<text:line-break/>quidem omnium <text:span text:style-name="Default_20_Paragraph_20_Font"><text:span text:style-name="T16">πι</text:span></text:span><text:span text:style-name="Default_20_Paragraph_20_Font"><text:span text:style-name="T19">, </text:span></text:span>lineam in medio rectam habens, quod<text:line-break/><text:span text:style-name="Default_20_Paragraph_20_Font"><text:span text:style-name="T16">πιθανσὐ</text:span></text:span><text:span text:style-name="Default_20_Paragraph_20_Font"><text:span text:style-name="T19"> </text:span></text:span><text:span text:style-name="Default_20_Paragraph_20_Font"><text:span text:style-name="T10">credibilis</text:span></text:span> perpetuo signum esse scriptum est. Se-<text:line-break/>eundum autem li, ac tertium ah ipso et quartum <text:span text:style-name="Default_20_Paragraph_20_Font"><text:span text:style-name="T16">θ</text:span></text:span><text:span text:style-name="Default_20_Paragraph_20_Font"><text:span text:style-name="T19">, </text:span></text:span><text:span text:style-name="Default_20_Paragraph_20_Font"><text:span text:style-name="T16">πι</text:span></text:span><text:span text:style-name="Default_20_Paragraph_20_Font"><text:span text:style-name="T19">,</text:span></text:span></text:p>
      <text:p text:style-name="P3">L <text:span text:style-name="Default_20_Paragraph_20_Font"><text:span text:style-name="T16">θ</text:span></text:span><text:span text:style-name="Default_20_Paragraph_20_Font"><text:span text:style-name="T6">, </text:span></text:span>itaque septimum diem significari; <text:span text:style-name="Default_20_Paragraph_20_Font"><text:span text:style-name="T16">θ</text:span></text:span><text:span text:style-name="Default_20_Paragraph_20_Font"><text:span text:style-name="T6"> </text:span></text:span>vero <text:span text:style-name="Default_20_Paragraph_20_Font"><text:span text:style-name="T16">θά</text:span></text:span><text:span text:style-name="Default_20_Paragraph_20_Font"><text:span text:style-name="T6">-<text:line-break/></text:span></text:span><text:span text:style-name="Default_20_Paragraph_20_Font"><text:span text:style-name="T16">νατσν</text:span></text:span><text:span text:style-name="Default_20_Paragraph_20_Font"><text:span text:style-name="T6"> </text:span></text:span><text:span text:style-name="Default_20_Paragraph_20_Font"><text:span text:style-name="T10">mortem. </text:span></text:span>Sed haec quidem in omnibus communia.<text:line-break/>Illud <text:span text:style-name="Default_20_Paragraph_20_Font"><text:span text:style-name="T10">t;</text:span></text:span> externum signum esse vult. Externum autem<text:line-break/>adolescenti fuisse ait in enarrationis principio ex lassandi-<text:line-break/>nibus et cursibus praeter confuetudinem ipsum in morbum<text:line-break/>incidisse. Quae igitur adversus lenonem pronunciata sunt<text:line-break/>de primo signo <text:span text:style-name="Default_20_Paragraph_20_Font"><text:span text:style-name="T16">πι</text:span></text:span><text:span text:style-name="Default_20_Paragraph_20_Font"><text:span text:style-name="T19"> </text:span></text:span>indicante, quoniam omnibus aegro-<text:line-break/>tantibus existunt communia, paulo post, si videro, adjiciam.<text:line-break/>plius autem quae in praesenti aegro privatim quaeruntur<text:line-break/>confideremus, quod de re medica controversiam moVisse<text:line-break/>videatur. Quum enim scripsisset, ut et antea narravi,<text:line-break/>primum librum Eeno de characteribus , deinde alterum<text:line-break/>ipso majorem Apollonius empiricus adversus ipsum seri-<text:line-break/>psisset, mox postea rursum illi Eeno contradixisset, Apol-<text:line-break/>lenius cognominatus Biblas scripsit et ipse mortuo jam <text:span text:style-name="Default_20_Paragraph_20_Font"><text:span text:style-name="T10">Ile-<text:line-break/></text:span></text:span>none, de characteribuS librum non solum apparatos com-<text:line-break/>prehendens, sed etiam superreprehensionem vocatam in</text:p>
      <text:p text:style-name="P2"><text:span text:style-name="Default_20_Paragraph_20_Font"><text:span text:style-name="T1">zenonem confecit. Ut enim neque ipfe probe a Mnemone<text:line-break/>apparata interpretari potuit, sed ubi sermone verisimili<text:line-break/>deficeret, characteres permutavit in explanationis abun-<text:line-break/>dantlam, ita contradictionem fecit, neque librum in bi-<text:line-break/>bliotheca regia inventum neque navibus asportatum ne-<text:line-break/>que juxta Bacchii publicationem habere dicem., ita cha-<text:line-break/>caeteras ut zeno scripsit in proposito adolescente. lu hanc<text:line-break/>vero futilem loquacitatem nescio quo pacto Heraclides<text:line-break/>Tareutinus impulsus est, quamquam perpetuo expositiones<text:line-break/>ad commoditatem reducere lentavit; fed nunc utique cum<text:line-break/>. zenone magis contendere videtur quam utilitati operam<text:line-break/>praestare. Facit ergo characterum explicationem, ut cur<text:line-break/></text:span></text:span><text:span text:style-name="Default_20_Paragraph_20_Font"><text:span text:style-name="T13">ζ</text:span></text:span><text:span text:style-name="Default_20_Paragraph_20_Font"><text:span text:style-name="T3"> </text:span></text:span><text:span text:style-name="Default_20_Paragraph_20_Font"><text:span text:style-name="T1">ante </text:span></text:span><text:span text:style-name="Default_20_Paragraph_20_Font"><text:span text:style-name="T13">Θ</text:span></text:span><text:span text:style-name="Default_20_Paragraph_20_Font"><text:span text:style-name="T3"> </text:span></text:span><text:span text:style-name="Default_20_Paragraph_20_Font"><text:span text:style-name="T1">, quod in sine est , scriptum sit ; alterum vero qui<text:line-break/>ante hunc. ordinatus .est, iudicare ait quaerendum esse,<text:line-break/>cur septimo die interierit, factis ipsi per dies pares exa-<text:line-break/>cerbationibus. Rationi namque erat consonum, uti ipfe<text:line-break/>loquitur Hippocrates , judicationem morbi exacerbationis</text:span></text:span></text:p>
      <text:p text:style-name="P3"><text:span text:style-name="Default_20_Paragraph_20_Font"><text:span text:style-name="T1">diebus fuisse. Effatur enim : Quorum exacerbationes die-<text:line-break/>bus paribus fiunt, horum ef iudicationes paribus; .quorum<text:line-break/>vero imparibus , herum judicationes diebus imparibus con-<text:line-break/>tingunt. Subjecta est autem .et generali judicationis signi-<text:line-break/>ficato mors.: sic rane et Tarenticus de. characteribus . asse-<text:line-break/>ruit. Si quis autem praeclari quiddam dicat , considera-<text:line-break/>vimus; quod enim plerumque diebus exacerbationis inter-<text:line-break/>ire accidat , rarumque sit contrarium fatendum ac Va-<text:line-break/>reatino vera dicere concedendum est. Hic tamen aeger<text:line-break/>exacerbationes diebus paribus habuisse non videtur: primo<text:line-break/>siquidem die sanae in morbi principio facta sunt, .scripsit.<text:line-break/>Hippocrates, fecundo, inquit, omnia exacerbata funt ob<text:line-break/>morbi, qui acute movebatur-, afcenfum; tertio autem die<text:line-break/>morbum magis auctum suesse indicati Quum enim in fe-<text:line-break/>eundo praedixisset, non dormivit, mentis perturbationes<text:line-break/>erant; in tertii diei enarratione scripsit, primum quidem<text:line-break/>graviter affectus .est, quod primo die non fcriplerat; post-</text:span></text:span></text:p>
      <text:p text:style-name="P2"><text:span text:style-name="Default_20_Paragraph_20_Font"><text:span text:style-name="T1">ea sitibundus , mox anxius , delude. magna jactatio , post-<text:line-break/>ea angustis; atque horum unum erat fatis , tertio die</text:span></text:span></text:p>
      <text:p text:style-name="Normal"><text:span text:style-name="Default_20_Paragraph_20_Font"><text:span text:style-name="T1">. obortum , fecundo die deteriorem ap</text:span></text:span><text:span text:style-name="Default_20_Paragraph_20_Font"><text:span text:style-name="T8">t</text:span></text:span><text:span text:style-name="Default_20_Paragraph_20_Font"><text:span text:style-name="T1">um indicare. Illud<text:line-break/>enim, non dormire una noctu; atque illud, mentem per-<text:line-break/>turbatam habere in morbis acutis, citra magnum perrcu-<text:line-break/>lum assidue sicri ridentur: quae vero tertio scripta sunt.<text:line-break/>periculosa suerunt omnia. Praeterea ob id asserit fecundo<text:line-break/>die-, tertio deteriorem esse, quod fecundo mentis pertur- .<text:line-break/>Lationem scripserit, </text:span></text:span><text:span text:style-name="Default_20_Paragraph_20_Font"><text:span text:style-name="T8">t</text:span></text:span><text:span text:style-name="Default_20_Paragraph_20_Font"><text:span text:style-name="T1">ertio vero et alsa quaedam fympto-<text:line-break/>muta paulo aule commemorata luisse pronunciavit et men-</text:span></text:span></text:p>
      <text:p text:style-name="Normal"><text:span text:style-name="Default_20_Paragraph_20_Font"><text:span text:style-name="T1">. tem non absolute perturbatam, id enim exiguum est, fed<text:line-break/>delirasse ait. Videtur profecto et propter hoc ipsimi fym-<text:line-break/>ptoma tertius dies fecundo deterior suille; non tamen.<text:line-break/>qnod.in ipsis submollem hypochondrio contensionem nem<text:line-break/>antea existentum, subintellexerit aliquis hinc secundum<text:line-break/>ipso moderatiorem suesse. Quod enim vilicus antea morbo<text:line-break/>vacans, coeperit die quodam affici illum ostendit priori-</text:span></text:span></text:p>
      <text:p text:style-name="P3"><text:span text:style-name="Default_20_Paragraph_20_Font"><text:span text:style-name="T1">bus deteriorem. At inter omnia commemorata fympto-<text:line-break/>muta hoc die perniciosissima extitisse ridentur partium ex-<text:line-break/>tremarum frigus et livor. Quere, quod paulo ante dixi,<text:line-break/>mirari oportet quonam pacto adolescens quinto die non<text:line-break/>obierit. At medius -fidius fortassis aliquis Tareutinum<text:line-break/>patrocinatus enarratis subscripta esse co</text:span></text:span><text:span text:style-name="Default_20_Paragraph_20_Font"><text:span text:style-name="T10">n</text:span></text:span><text:span text:style-name="Default_20_Paragraph_20_Font"><text:span text:style-name="T1">sequentia prosim-<text:line-break/>bitur, quarto non dormivit, in deterius ruit assectus.<text:line-break/>verum hunc ipsum meminisse faciemus medici praecepti,<text:line-break/>nimirum quartum diem septimi indicem ab ipsi, Hippo-<text:line-break/>crate pronunciatum esse, quod factorum in ipso bonorum<text:line-break/>vel malorum discessus non minus, imo et magis feptimo<text:line-break/>quam sexto die oboriatur. Quomodo ergo Tarentinus pro-<text:line-break/>fert rationi magis congruum esse, hunc adolescentem sexto<text:line-break/>interiisse die, quoniam diebus paribus exacerbationes ha-<text:line-break/>beret? Tertio namque die plurima enarraturum fympto-<text:line-break/>matum ipsi accidisse constat., quarto vero aucta fuisse;<text:line-break/>suffecisse vero ac ad septimum usque diem restitisse. For-</text:span></text:span></text:p>
      <text:p text:style-name="P3"><text:span text:style-name="Default_20_Paragraph_20_Font"><text:span text:style-name="T1">lassis quidem tum quod vices natura validas habuerit, tum<text:line-break/>praeterea propter aetatem. Quod si haec ipsi non assuis-<text:line-break/>sent, quinto interiisset die. Videtur sane milli Tarentinus<text:line-break/>adversus zenonem studiose magis agendo quam accurate<text:line-break/>rem inquirendo haec habere. Hoc idem passus est et<text:line-break/>Apollonius, qui ipse quoque </text:span></text:span><text:span text:style-name="Default_20_Paragraph_20_Font"><text:span text:style-name="T13">ζ</text:span></text:span><text:span text:style-name="Default_20_Paragraph_20_Font"><text:span text:style-name="T3"> </text:span></text:span><text:span text:style-name="Default_20_Paragraph_20_Font"><text:span text:style-name="T1">literam secundo loco inter<text:line-break/>characteres positam explicati Ipsum secuti sunt et alii<text:line-break/>multi et maxime quod primum quidem medicum aliquod<text:line-break/>praeceptum absque characteribus commodum exponere. di-<text:line-break/>eat; quod ipsis verum esse visum sit quod ab eo dictum<text:line-break/>est, ob id quidem obiisse adolescentem asserit, quod prae-<text:line-break/>ter consuetudinem ex lassitudinibus, laboribus et cursibus<text:line-break/>febre correptus esset. Ego vero labores quidem et cur-<text:line-break/></text:span></text:span><text:span text:style-name="Default_20_Paragraph_20_Font"><text:span text:style-name="T10">t</text:span></text:span><text:span text:style-name="Default_20_Paragraph_20_Font"><text:span text:style-name="T1">us, si plures exercitationes hac appellatione significentur,<text:line-break/>pertinaciter affirmavero nequaquam mortis causas fuisse,<text:line-break/>nisi morbofus in corpore apparatus antea extitisset. De<text:line-break/>potibus autem secundum nonnullos , ita namque quosdam<text:line-break/>transscripsisse dixi, nihil habeo quod manifeste hoc 111</text:span></text:span></text:p>
      <text:p text:style-name="P3"><text:span text:style-name="Default_20_Paragraph_20_Font"><text:span text:style-name="T1">adolescente proferam , quod neque qualitatem , neque<text:line-break/>quantitatem potuum cognofeam, cum multa lu ipsis disi-<text:line-break/>ferentia. sit: etenim tempore potus differunt; non</text:span></text:span><text:span text:style-name="Default_20_Paragraph_20_Font"><text:span text:style-name="T8">n</text:span></text:span><text:span text:style-name="Default_20_Paragraph_20_Font"><text:span text:style-name="T1">ulli<text:line-break/>quidem duobus et tribus diebus-, quidam vero his multi-.<text:line-break/>plicatis fiunt et quae quotidie copia bibitur, non parvam<text:line-break/>sortitur differentiam. Rutrum praeter haec potus qualitas:<text:line-break/>nonnulli siquidem meracius bibunt, </text:span></text:span><text:span text:style-name="Default_20_Paragraph_20_Font"><text:span text:style-name="T8">n</text:span></text:span><text:span text:style-name="Default_20_Paragraph_20_Font"><text:span text:style-name="T1">onnulli vero aquo- -<text:line-break/>fius , nonnulli denique temperatum ; quidam etiam frigi-<text:line-break/>dum, quidam calidum, alii etiam horum utrumque aut ex<text:line-break/>consuetudine aut praeter consuetudinem interdum bibe-<text:line-break/>runt. Accidit et vinorumap</text:span></text:span><text:span text:style-name="Default_20_Paragraph_20_Font"><text:span text:style-name="T8">t</text:span></text:span><text:span text:style-name="Default_20_Paragraph_20_Font"><text:span text:style-name="T1">orum non parva pro genere<text:line-break/>ac tempore diversitas: non enim eundem affectum vinum<text:line-break/>novum ac- vetus parit, neque- massum ac tenue, neque<text:line-break/>album et nigrum, neque odoratum ac graveolens, neque<text:line-break/>austerum ac dulce. Quapropter jure dixi me de oborta<text:line-break/>adolescenti laesione nihil certi enunciare posse. - Commune<text:line-break/>tamen est immoderatiori vinorum omnium potui, quod et</text:span></text:span></text:p>
      <text:p text:style-name="P3"><text:span text:style-name="Default_20_Paragraph_20_Font"><text:span text:style-name="T1">nervos et mentem feriat. Non tamen insignis in adole-<text:line-break/>scentis morbo laesio dominata est: neque enim in convul-<text:line-break/>lienem neque tremorem lapsus est; imo neque phre-<text:line-break/>niticus factus est ; ob adque arbitror et potuum scripturam<text:line-break/>rationi minus consonam alsie. Est enim rationi magis<text:line-break/>consentaneum cruditates adolescenti praece</text:span></text:span><text:span text:style-name="Default_20_Paragraph_20_Font"><text:span text:style-name="T11">ssiss</text:span></text:span><text:span text:style-name="Default_20_Paragraph_20_Font"><text:span text:style-name="T1">e : fortassis<text:line-break/>quidem in ventre: quod si non, saltem in venis omnino:<text:line-break/>in quibus </text:span></text:span><text:span text:style-name="Default_20_Paragraph_20_Font"><text:span text:style-name="T13">ηομ</text:span></text:span><text:span text:style-name="Default_20_Paragraph_20_Font"><text:span text:style-name="T3"> </text:span></text:span><text:span text:style-name="Default_20_Paragraph_20_Font"><text:span text:style-name="T1">paucorum humorum copia collecta est, ut<text:line-break/>urinae et dejectiones tenues quidem, non tamen biliosae<text:line-break/>redditae demonstrant.. Videtur autem- et biliosus aliquis<text:line-break/>ipsi humor in universo corporis habitu contineri propter<text:line-break/>labores, a quibus consentaneum est desipientiam quandam<text:line-break/>ac febrem accessisse.</text:span></text:span></text:p>
      <text:p text:style-name="P5"><text:span text:style-name="Default_20_Paragraph_20_Font"><text:span text:style-name="T8">Apud</text:span></text:span><text:span text:style-name="Default_20_Paragraph_20_Font"><text:span text:style-name="T1"> Ti</text:span></text:span><text:span text:style-name="Default_20_Paragraph_20_Font"><text:span text:style-name="T8">sumenum fu</text:span></text:span><text:span text:style-name="Default_20_Paragraph_20_Font"><text:span text:style-name="T1">r</text:span></text:span><text:span text:style-name="Default_20_Paragraph_20_Font"><text:span text:style-name="T8">ebat mul</text:span></text:span><text:span text:style-name="Default_20_Paragraph_20_Font"><text:span text:style-name="T1">i</text:span></text:span><text:span text:style-name="Default_20_Paragraph_20_Font"><text:span text:style-name="T8">er, cu</text:span></text:span><text:span text:style-name="Default_20_Paragraph_20_Font"><text:span text:style-name="T1">i il</text:span></text:span><text:span text:style-name="Default_20_Paragraph_20_Font"><text:span text:style-name="T8">eu</text:span></text:span><text:span text:style-name="Default_20_Paragraph_20_Font"><text:span text:style-name="T1">s </text:span></text:span><text:span text:style-name="Default_20_Paragraph_20_Font"><text:span text:style-name="T8">cum secta</text:span></text:span><text:span text:style-name="Default_20_Paragraph_20_Font"><text:span text:style-name="T1">ti</text:span></text:span><text:span text:style-name="Default_20_Paragraph_20_Font"><text:span text:style-name="T8">o-<text:line-break/>c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 </text:span></text:span><text:span text:style-name="Default_20_Paragraph_20_Font"><text:span text:style-name="T8">conc</text:span></text:span><text:span text:style-name="Default_20_Paragraph_20_Font"><text:span text:style-name="T1">it</text:span></text:span><text:span text:style-name="Default_20_Paragraph_20_Font"><text:span text:style-name="T8">atu</text:span></text:span><text:span text:style-name="Default_20_Paragraph_20_Font"><text:span text:style-name="T1">s </text:span></text:span><text:span text:style-name="Default_20_Paragraph_20_Font"><text:span text:style-name="T8">est ; vo</text:span></text:span><text:span text:style-name="Default_20_Paragraph_20_Font"><text:span text:style-name="T1">m</text:span></text:span><text:span text:style-name="Default_20_Paragraph_20_Font"><text:span text:style-name="T8">it</text:span></text:span><text:span text:style-name="Default_20_Paragraph_20_Font"><text:span text:style-name="T1">i</text:span></text:span><text:span text:style-name="Default_20_Paragraph_20_Font"><text:span text:style-name="T8">one</text:span></text:span><text:span text:style-name="Default_20_Paragraph_20_Font"><text:span text:style-name="T1">s </text:span></text:span><text:span text:style-name="Default_20_Paragraph_20_Font"><text:span text:style-name="T8">mul</text:span></text:span><text:span text:style-name="Default_20_Paragraph_20_Font"><text:span text:style-name="T1">t</text:span></text:span><text:span text:style-name="Default_20_Paragraph_20_Font"><text:span text:style-name="T8">ae ; potu</text:span></text:span><text:span text:style-name="Default_20_Paragraph_20_Font"><text:span text:style-name="T1">m </text:span></text:span><text:span text:style-name="Default_20_Paragraph_20_Font"><text:span text:style-name="T8">cont</text:span></text:span><text:span text:style-name="Default_20_Paragraph_20_Font"><text:span text:style-name="T1">i-<text:line-break/></text:span></text:span><text:span text:style-name="Default_20_Paragraph_20_Font"><text:span text:style-name="T8">nere non potu</text:span></text:span><text:span text:style-name="Default_20_Paragraph_20_Font"><text:span text:style-name="T1">i</text:span></text:span><text:span text:style-name="Default_20_Paragraph_20_Font"><text:span text:style-name="T8">t; dolore</text:span></text:span><text:span text:style-name="Default_20_Paragraph_20_Font"><text:span text:style-name="T1">s </text:span></text:span><text:span text:style-name="Default_20_Paragraph_20_Font"><text:span text:style-name="T8">circa h</text:span></text:span><text:span text:style-name="Default_20_Paragraph_20_Font"><text:span text:style-name="T1">y</text:span></text:span><text:span text:style-name="Default_20_Paragraph_20_Font"><text:span text:style-name="T8">pochondria, a</text:span></text:span><text:span text:style-name="Default_20_Paragraph_20_Font"><text:span text:style-name="T1">t</text:span></text:span><text:span text:style-name="Default_20_Paragraph_20_Font"><text:span text:style-name="T8">que</text:span></text:span><text:span text:style-name="Default_20_Paragraph_20_Font"><text:span text:style-name="T1"> i</text:span></text:span><text:span text:style-name="Default_20_Paragraph_20_Font"><text:span text:style-name="T8">n</text:span></text:span></text:p>
      <text:p text:style-name="P2"><text:span text:style-name="Default_20_Paragraph_20_Font"><text:span text:style-name="T8">insur</text:span></text:span><text:span text:style-name="Default_20_Paragraph_20_Font"><text:span text:style-name="T1">t</text:span></text:span><text:span text:style-name="Default_20_Paragraph_20_Font"><text:span text:style-name="T8">oribus a</text:span></text:span><text:span text:style-name="Default_20_Paragraph_20_Font"><text:span text:style-name="T1">l</text:span></text:span><text:span text:style-name="Default_20_Paragraph_20_Font"><text:span text:style-name="T8">v</text:span></text:span><text:span text:style-name="Default_20_Paragraph_20_Font"><text:span text:style-name="T1">i </text:span></text:span><text:span text:style-name="Default_20_Paragraph_20_Font"><text:span text:style-name="T8">locis dolores</text:span></text:span><text:span text:style-name="Default_20_Paragraph_20_Font"><text:span text:style-name="T1">; t</text:span></text:span><text:span text:style-name="Default_20_Paragraph_20_Font"><text:span text:style-name="T8">orm</text:span></text:span><text:span text:style-name="Default_20_Paragraph_20_Font"><text:span text:style-name="T1">i</text:span></text:span><text:span text:style-name="Default_20_Paragraph_20_Font"><text:span text:style-name="T8">na a/stdua; non st-<text:line-break/>t</text:span></text:span><text:span text:style-name="Default_20_Paragraph_20_Font"><text:span text:style-name="T1">i</text:span></text:span><text:span text:style-name="Default_20_Paragraph_20_Font"><text:span text:style-name="T8">bunda</text:span></text:span><text:span text:style-name="Default_20_Paragraph_20_Font"><text:span text:style-name="T1"> , i</text:span></text:span><text:span text:style-name="Default_20_Paragraph_20_Font"><text:span text:style-name="T8">ncalesceba</text:span></text:span><text:span text:style-name="Default_20_Paragraph_20_Font"><text:span text:style-name="T1">t^ </text:span></text:span><text:span text:style-name="Default_20_Paragraph_20_Font"><text:span text:style-name="T8">extrema perpe</text:span></text:span><text:span text:style-name="Default_20_Paragraph_20_Font"><text:span text:style-name="T1">t</text:span></text:span><text:span text:style-name="Default_20_Paragraph_20_Font"><text:span text:style-name="T8">uo fu</text:span></text:span><text:span text:style-name="Default_20_Paragraph_20_Font"><text:span text:style-name="T1">l</text:span></text:span><text:span text:style-name="Default_20_Paragraph_20_Font"><text:span text:style-name="T8">g</text:span></text:span><text:span text:style-name="Default_20_Paragraph_20_Font"><text:span text:style-name="T1">i</text:span></text:span><text:span text:style-name="Default_20_Paragraph_20_Font"><text:span text:style-name="T8">da , fusti-<text:line-break/>diosu, insomnis, ur</text:span></text:span><text:span text:style-name="Default_20_Paragraph_20_Font"><text:span text:style-name="T1">i</text:span></text:span><text:span text:style-name="Default_20_Paragraph_20_Font"><text:span text:style-name="T8">nae paucae, </text:span></text:span><text:span text:style-name="Default_20_Paragraph_20_Font"><text:span text:style-name="T1">te</text:span></text:span><text:span text:style-name="Default_20_Paragraph_20_Font"><text:span text:style-name="T8">nue</text:span></text:span><text:span text:style-name="Default_20_Paragraph_20_Font"><text:span text:style-name="T1">s; </text:span></text:span><text:span text:style-name="Default_20_Paragraph_20_Font"><text:span text:style-name="T8">defect</text:span></text:span><text:span text:style-name="Default_20_Paragraph_20_Font"><text:span text:style-name="T1">i</text:span></text:span><text:span text:style-name="Default_20_Paragraph_20_Font"><text:span text:style-name="T8">one</text:span></text:span><text:span text:style-name="Default_20_Paragraph_20_Font"><text:span text:style-name="T1">s </text:span></text:span><text:span text:style-name="Default_20_Paragraph_20_Font"><text:span text:style-name="T8">cru-<text:line-break/>dae, tenue</text:span></text:span><text:span text:style-name="Default_20_Paragraph_20_Font"><text:span text:style-name="T1">s, </text:span></text:span><text:span text:style-name="Default_20_Paragraph_20_Font"><text:span text:style-name="T8">paucae; n</text:span></text:span><text:span text:style-name="Default_20_Paragraph_20_Font"><text:span text:style-name="T1">i</text:span></text:span><text:span text:style-name="Default_20_Paragraph_20_Font"><text:span text:style-name="T8">hi</text:span></text:span><text:span text:style-name="Default_20_Paragraph_20_Font"><text:span text:style-name="T1">l </text:span></text:span><text:span text:style-name="Default_20_Paragraph_20_Font"><text:span text:style-name="T8">a</text:span></text:span><text:span text:style-name="Default_20_Paragraph_20_Font"><text:span text:style-name="T1">m</text:span></text:span><text:span text:style-name="Default_20_Paragraph_20_Font"><text:span text:style-name="T8">pl</text:span></text:span><text:span text:style-name="Default_20_Paragraph_20_Font"><text:span text:style-name="T1">i</text:span></text:span><text:span text:style-name="Default_20_Paragraph_20_Font"><text:span text:style-name="T8">u</text:span></text:span><text:span text:style-name="Default_20_Paragraph_20_Font"><text:span text:style-name="T1">s </text:span></text:span><text:span text:style-name="Default_20_Paragraph_20_Font"><text:span text:style-name="T8">prodesse potu</text:span></text:span><text:span text:style-name="Default_20_Paragraph_20_Font"><text:span text:style-name="T1">it,<text:line-break/></text:span></text:span><text:span text:style-name="Default_20_Paragraph_20_Font"><text:span text:style-name="T8">ob</text:span></text:span><text:span text:style-name="Default_20_Paragraph_20_Font"><text:span text:style-name="T1">i</text:span></text:span><text:span text:style-name="Default_20_Paragraph_20_Font"><text:span text:style-name="T8">it.</text:span></text:span></text:p>
      <text:p text:style-name="P1"><text:span text:style-name="Default_20_Paragraph_20_Font"><text:span text:style-name="T1">Male nonnulli scribunt hac in muliere </text:span></text:span><text:span text:style-name="Default_20_Paragraph_20_Font"><text:span text:style-name="T13">ύλεώδεα</text:span></text:span><text:span text:style-name="Default_20_Paragraph_20_Font"><text:span text:style-name="T3"> </text:span></text:span><text:span text:style-name="Default_20_Paragraph_20_Font"><text:span text:style-name="T1">per<text:line-break/></text:span></text:span><text:span text:style-name="Default_20_Paragraph_20_Font"><text:span text:style-name="T8">v</text:span></text:span><text:span text:style-name="Default_20_Paragraph_20_Font"><text:span text:style-name="T1">, quum </text:span></text:span><text:span text:style-name="Default_20_Paragraph_20_Font"><text:span text:style-name="T13">είλεώδεα</text:span></text:span><text:span text:style-name="Default_20_Paragraph_20_Font"><text:span text:style-name="T3"> </text:span></text:span><text:span text:style-name="Default_20_Paragraph_20_Font"><text:span text:style-name="T1">per si scribendum sit: Ileus enim, hoc<text:line-break/>est volvulus, appellatur affectus, cujus symptomata mu-<text:line-break/>lieretn vexasse scribit, multos vomitus et potus continere<text:line-break/>non posse et dolores circa hypocbondria esse et tormina<text:line-break/>cum doloribus in ventre, quae omnia volvulosis assidenti<text:line-break/>Quod autem deinceps scripsit non eorum est ipsis assideu-<text:line-break/>tium, sed eorum quae in malignum tendenti affectui </text:span></text:span><text:span text:style-name="Default_20_Paragraph_20_Font"><text:span text:style-name="T8">t</text:span></text:span><text:span text:style-name="Default_20_Paragraph_20_Font"><text:span text:style-name="T1">u-<text:line-break/>perveniunt, potissimum extremas partes perpetuo esse sci-<text:line-break/>gidas; pravum quoque est fastidium ciborum. Quin et<text:line-break/>urinas adscripsit , etiamsi affectus venis et humoribus non<text:line-break/>insederit, </text:span></text:span><text:span text:style-name="Default_20_Paragraph_20_Font"><text:span text:style-name="T8">t</text:span></text:span><text:span text:style-name="Default_20_Paragraph_20_Font"><text:span text:style-name="T1">est intestinis: quum enim in his magna coe-</text:span></text:span></text:p>
      <text:p text:style-name="P3"><text:span text:style-name="Default_20_Paragraph_20_Font"><text:span text:style-name="T1">perit phlegmone, praedicta symptomata oboriri confueve-<text:line-break/>mnt; vocantur autem affectus ileus. Parva igitur ex uri-<text:line-break/>nis., quum bonae sunt, salutis spes est ita constitutis, fed<text:line-break/>non parvum ad exitium momentum, si pravae fuerint. Pe-<text:line-break/>riclitantibus enim morbo laborantibuspropter intestinorum<text:line-break/>phlegmonem, si et alia quaedam i</text:span></text:span><text:span text:style-name="Default_20_Paragraph_20_Font"><text:span text:style-name="T10">n</text:span></text:span><text:span text:style-name="Default_20_Paragraph_20_Font"><text:span text:style-name="T1"> corpore affectio prava<text:line-break/>esse videatur , malum simul aegrotanti augebitur. Sic igi-<text:line-break/>tur consuevit Hippocrates, quum alicui fpirabilium erga-<text:line-break/>norum inest affectio, urinas inspicere: si namque ipsae .<text:line-break/>fecundum naturam sint, ex fotis spirabilibus organis ver-<text:line-break/>fatur periculum, si vero etiam pravae appareant, male<text:line-break/>habere significant quemadmodum et nunc nutritionis or-<text:line-break/>ganum. Quamquam venter patitur ipsiusque affectio ex<text:line-break/>deiectionibus cognoscitur, attamen et urinarum meminit,<text:line-break/>ut tenuium quae humorum cruditatem in venis significant.<text:line-break/>At urinas fiemper memineris, fimulque lu ipsis ventris,</text:span></text:span></text:p>
      <text:p text:style-name="P3"><text:span text:style-name="Default_20_Paragraph_20_Font"><text:span text:style-name="T1">thoracis, pulmonis et nervorum affectibus inspicias; qui-<text:line-break/>bus bonae apparuerint, magnum ad salutem momentum<text:line-break/>praestant; quibus pravae juvant etiam quadamtenus ad-<text:line-break/>verius aegrotantis periculum. Existente autem omni ileo<text:line-break/>periculoso, qui in sublimibus intestinis consistunt ilei, his<text:line-break/>qui crassa occupant, lunt deteriores, ad sympathiam tum<text:line-break/>hepar tum lienem deducentes. Dignosces autem ipsus<text:line-break/>tum ex vomituum assiduitate et vehementia ; tum quod<text:line-break/>potum continere nequeant ; atque etiamnum magis, quod<text:line-break/>nihil per alvum deliciatur; praeterea tormina et dolores<text:line-break/>concitant, quum sublimes partes obsident. Quodsi ileosi<text:line-break/>etiam stercus evomant, id enim fieri conspicitur, eviden-<text:line-break/>tissimum tibi sit tenuium intestinorum affectorum signum.<text:line-break/>Est autem acutissimus affectus, ipsnmque propterea nunc<text:line-break/>descripsif Hippocrates, unaque adscripsit; cui auxiliari<text:line-break/>nihil potuit, Memineris autem et hujus libro de venae<text:line-break/>sectione. Nullum enim aliud auxilium scripsit in horum -<text:line-break/>aegrorum libris, neque illam, non sane quod laborantes</text:span></text:span></text:p>
      <text:p text:style-name="P3"><text:span text:style-name="Default_20_Paragraph_20_Font"><text:span text:style-name="T1">ab auxiliis dejecti adniti non suerrnt, fed quod singulis<text:line-break/>aegris auxilia scribere non oporteat; nisi quicquam eorum,<text:line-break/>quae raro facta Iuut, contigerit, ut cui octavo die vena<text:line-break/></text:span></text:span><text:span text:style-name="Default_20_Paragraph_20_Font"><text:span text:style-name="T10">t</text:span></text:span><text:span text:style-name="Default_20_Paragraph_20_Font"><text:span text:style-name="T1">ecta esu Diem vero, . qur; ipsis mortua est aegra, prae-<text:line-break/>termisit, ut quae secundo statim die obierit aut quod plo-<text:line-break/>rimum tertio propter affectionis celeritatem , quam ipsis in<text:line-break/>narratione declaravit.</text:span></text:span></text:p>
      <text:p text:style-name="Normal"><text:span text:style-name="Default_20_Paragraph_20_Font"><text:span text:style-name="T1">VII.</text:span></text:span></text:p>
      <text:p text:style-name="P5"><text:span text:style-name="Default_20_Paragraph_20_Font"><text:span text:style-name="T8">Mul</text:span></text:span><text:span text:style-name="Default_20_Paragraph_20_Font"><text:span text:style-name="T1">i</text:span></text:span><text:span text:style-name="Default_20_Paragraph_20_Font"><text:span text:style-name="T8">erem ex</text:span></text:span><text:span text:style-name="Default_20_Paragraph_20_Font"><text:span text:style-name="T1"> iis </text:span></text:span><text:span text:style-name="Default_20_Paragraph_20_Font"><text:span text:style-name="T8">quae apud ran</text:span></text:span><text:span text:style-name="Default_20_Paragraph_20_Font"><text:span text:style-name="T1">ti</text:span></text:span><text:span text:style-name="Default_20_Paragraph_20_Font"><text:span text:style-name="T8">medem degebant, ex in-<text:line-break/>fantu</text:span></text:span><text:span text:style-name="Default_20_Paragraph_20_Font"><text:span text:style-name="T1">li </text:span></text:span><text:span text:style-name="Default_20_Paragraph_20_Font"><text:span text:style-name="T8">corrup</text:span></text:span><text:span text:style-name="Default_20_Paragraph_20_Font"><text:span text:style-name="T1">ti</text:span></text:span><text:span text:style-name="Default_20_Paragraph_20_Font"><text:span text:style-name="T8">v</text:span></text:span><text:span text:style-name="Default_20_Paragraph_20_Font"><text:span text:style-name="T1">i </text:span></text:span><text:span text:style-name="Default_20_Paragraph_20_Font"><text:span text:style-name="T8">abort</text:span></text:span><text:span text:style-name="Default_20_Paragraph_20_Font"><text:span text:style-name="T1">i</text:span></text:span><text:span text:style-name="Default_20_Paragraph_20_Font"><text:span text:style-name="T8">one prim</text:span></text:span><text:span text:style-name="Default_20_Paragraph_20_Font"><text:span text:style-name="T1">o 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e</text:span></text:span><text:span text:style-name="Default_20_Paragraph_20_Font"><text:span text:style-name="T1"> i</text:span></text:span><text:span text:style-name="Default_20_Paragraph_20_Font"><text:span text:style-name="T8">gni</text:span></text:span><text:span text:style-name="Default_20_Paragraph_20_Font"><text:span text:style-name="T1">s </text:span></text:span><text:span text:style-name="Default_20_Paragraph_20_Font"><text:span text:style-name="T8">prehend</text:span></text:span><text:span text:style-name="Default_20_Paragraph_20_Font"><text:span text:style-name="T1">i</text:span></text:span><text:span text:style-name="Default_20_Paragraph_20_Font"><text:span text:style-name="T8">t.<text:line-break/>L</text:span></text:span><text:span text:style-name="Default_20_Paragraph_20_Font"><text:span text:style-name="T1">i</text:span></text:span><text:span text:style-name="Default_20_Paragraph_20_Font"><text:span text:style-name="T8">ngua ar</text:span></text:span><text:span text:style-name="Default_20_Paragraph_20_Font"><text:span text:style-name="T1">i</text:span></text:span><text:span text:style-name="Default_20_Paragraph_20_Font"><text:span text:style-name="T8">da, sit</text:span></text:span><text:span text:style-name="Default_20_Paragraph_20_Font"><text:span text:style-name="T1">i</text:span></text:span><text:span text:style-name="Default_20_Paragraph_20_Font"><text:span text:style-name="T8">culosa, aestuabunda, insomn</text:span></text:span><text:span text:style-name="Default_20_Paragraph_20_Font"><text:span text:style-name="T1">is. </text:span></text:span><text:span text:style-name="Default_20_Paragraph_20_Font"><text:span text:style-name="T8">Al-<text:line-break/>vu</text:span></text:span><text:span text:style-name="Default_20_Paragraph_20_Font"><text:span text:style-name="T1">s </text:span></text:span><text:span text:style-name="Default_20_Paragraph_20_Font"><text:span text:style-name="T8">turbata cop</text:span></text:span><text:span text:style-name="Default_20_Paragraph_20_Font"><text:span text:style-name="T1">i</text:span></text:span><text:span text:style-name="Default_20_Paragraph_20_Font"><text:span text:style-name="T8">osi</text:span></text:span><text:span text:style-name="Default_20_Paragraph_20_Font"><text:span text:style-name="T1">s, </text:span></text:span><text:span text:style-name="Default_20_Paragraph_20_Font"><text:span text:style-name="T8">tenuibu</text:span></text:span><text:span text:style-name="Default_20_Paragraph_20_Font"><text:span text:style-name="T1">s </text:span></text:span><text:span text:style-name="Default_20_Paragraph_20_Font"><text:span text:style-name="T8">e</text:span></text:span><text:span text:style-name="Default_20_Paragraph_20_Font"><text:span text:style-name="T1">t </text:span></text:span><text:span text:style-name="Default_20_Paragraph_20_Font"><text:span text:style-name="T8">erud</text:span></text:span><text:span text:style-name="Default_20_Paragraph_20_Font"><text:span text:style-name="T1">is. </text:span></text:span><text:span text:style-name="Default_20_Paragraph_20_Font"><text:span text:style-name="T8">secund</text:span></text:span><text:span text:style-name="Default_20_Paragraph_20_Font"><text:span text:style-name="T1">o </text:span></text:span><text:span text:style-name="Default_20_Paragraph_20_Font"><text:span text:style-name="T8">die<text:line-break/>superrigu</text:span></text:span><text:span text:style-name="Default_20_Paragraph_20_Font"><text:span text:style-name="T1">it, senti</text:span></text:span><text:span text:style-name="Default_20_Paragraph_20_Font"><text:span text:style-name="T8">s acu</text:span></text:span><text:span text:style-name="Default_20_Paragraph_20_Font"><text:span text:style-name="T1">t</text:span></text:span><text:span text:style-name="Default_20_Paragraph_20_Font"><text:span text:style-name="T8">a, ab alvo cop</text:span></text:span><text:span text:style-name="Default_20_Paragraph_20_Font"><text:span text:style-name="T1">i</text:span></text:span><text:span text:style-name="Default_20_Paragraph_20_Font"><text:span text:style-name="T8">osa, non dor</text:span></text:span><text:span text:style-name="Default_20_Paragraph_20_Font"><text:span text:style-name="T1">mi-<text:line-break/></text:span></text:span><text:span text:style-name="Default_20_Paragraph_20_Font"><text:span text:style-name="T8">vis. </text:span></text:span><text:span text:style-name="Default_20_Paragraph_20_Font"><text:span text:style-name="T1">T</text:span></text:span><text:span text:style-name="Default_20_Paragraph_20_Font"><text:span text:style-name="T8">er</text:span></text:span><text:span text:style-name="Default_20_Paragraph_20_Font"><text:span text:style-name="T1">ti</text:span></text:span><text:span text:style-name="Default_20_Paragraph_20_Font"><text:span text:style-name="T8">o d</text:span></text:span><text:span text:style-name="Default_20_Paragraph_20_Font"><text:span text:style-name="T1">i</text:span></text:span><text:span text:style-name="Default_20_Paragraph_20_Font"><text:span text:style-name="T8">e vehementiore</text:span></text:span><text:span text:style-name="Default_20_Paragraph_20_Font"><text:span text:style-name="T1">s </text:span></text:span><text:span text:style-name="Default_20_Paragraph_20_Font"><text:span text:style-name="T8">do</text:span></text:span><text:span text:style-name="Default_20_Paragraph_20_Font"><text:span text:style-name="T1">l</text:span></text:span><text:span text:style-name="Default_20_Paragraph_20_Font"><text:span text:style-name="T8">ore</text:span></text:span><text:span text:style-name="Default_20_Paragraph_20_Font"><text:span text:style-name="T1">s. </text:span></text:span><text:span text:style-name="Default_20_Paragraph_20_Font"><text:span text:style-name="T8">Quar</text:span></text:span><text:span text:style-name="Default_20_Paragraph_20_Font"><text:span text:style-name="T1">t</text:span></text:span><text:span text:style-name="Default_20_Paragraph_20_Font"><text:span text:style-name="T8">o delfra-<text:line-break/>v</text:span></text:span><text:span text:style-name="Default_20_Paragraph_20_Font"><text:span text:style-name="T1">i</text:span></text:span><text:span text:style-name="Default_20_Paragraph_20_Font"><text:span text:style-name="T8">t.. sep</text:span></text:span><text:span text:style-name="Default_20_Paragraph_20_Font"><text:span text:style-name="T1">timo </text:span></text:span><text:span text:style-name="Default_20_Paragraph_20_Font"><text:span text:style-name="T8">mortua est. </text:span></text:span><text:span text:style-name="Default_20_Paragraph_20_Font"><text:span text:style-name="T1">A</text:span></text:span><text:span text:style-name="Default_20_Paragraph_20_Font"><text:span text:style-name="T8">lvus perpetuo lubrica de-<text:line-break/></text:span></text:span><text:span text:style-name="Default_20_Paragraph_20_Font"><text:span text:style-name="T1">ia</text:span></text:span><text:span text:style-name="Default_20_Paragraph_20_Font"><text:span text:style-name="T8">ction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 </text:span></text:span><text:span text:style-name="Default_20_Paragraph_20_Font"><text:span text:style-name="T8">mu</text:span></text:span><text:span text:style-name="Default_20_Paragraph_20_Font"><text:span text:style-name="T1">l</text:span></text:span><text:span text:style-name="Default_20_Paragraph_20_Font"><text:span text:style-name="T8">ti</text:span></text:span><text:span text:style-name="Default_20_Paragraph_20_Font"><text:span text:style-name="T1">s, t</text:span></text:span><text:span text:style-name="Default_20_Paragraph_20_Font"><text:span text:style-name="T8">enu</text:span></text:span><text:span text:style-name="Default_20_Paragraph_20_Font"><text:span text:style-name="T1">i</text:span></text:span><text:span text:style-name="Default_20_Paragraph_20_Font"><text:span text:style-name="T8">bus, crud</text:span></text:span><text:span text:style-name="Default_20_Paragraph_20_Font"><text:span text:style-name="T1">i</text:span></text:span><text:span text:style-name="Default_20_Paragraph_20_Font"><text:span text:style-name="T8">s; ur</text:span></text:span><text:span text:style-name="Default_20_Paragraph_20_Font"><text:span text:style-name="T1">i</text:span></text:span><text:span text:style-name="Default_20_Paragraph_20_Font"><text:span text:style-name="T8">nae paucae, te-<text:line-break/>nue</text:span></text:span><text:span text:style-name="Default_20_Paragraph_20_Font"><text:span text:style-name="T1">s. </text:span></text:span><text:span text:style-name="Default_20_Paragraph_20_Font"><text:span text:style-name="T8">Eent</text:span></text:span><text:span text:style-name="Default_20_Paragraph_20_Font"><text:span text:style-name="T1">i</text:span></text:span><text:span text:style-name="Default_20_Paragraph_20_Font"><text:span text:style-name="T8">s ardens.</text:span></text:span></text:p>
      <text:p text:style-name="P2"><text:span text:style-name="Default_20_Paragraph_20_Font"><text:span text:style-name="T1">Si propter cau</text:span></text:span><text:span text:style-name="Default_20_Paragraph_20_Font"><text:span text:style-name="T8">t</text:span></text:span><text:span text:style-name="Default_20_Paragraph_20_Font"><text:span text:style-name="T1">am aliquam externam hanc mulierem<text:line-break/>abortiri contigisset, ipsis significaret Hippocrates. Conflet<text:line-break/>itaque abortionem ob morbum factam esse mulieri, quae<text:line-break/>pravos humores collegerat. Adjecit huic orationi ex cor-<text:line-break/>ruptione factus </text:span></text:span><text:span text:style-name="Default_20_Paragraph_20_Font"><text:span text:style-name="T13">τὸ</text:span></text:span><text:span text:style-name="Default_20_Paragraph_20_Font"><text:span text:style-name="T3"> </text:span></text:span><text:span text:style-name="Default_20_Paragraph_20_Font"><text:span text:style-name="T13">νηπίου</text:span></text:span><text:span text:style-name="Default_20_Paragraph_20_Font"><text:span text:style-name="T3"> </text:span></text:span><text:span text:style-name="Default_20_Paragraph_20_Font"><text:span text:style-name="T1">i</text:span></text:span><text:span text:style-name="Default_20_Paragraph_20_Font"><text:span text:style-name="T8">nfan</text:span></text:span><text:span text:style-name="Default_20_Paragraph_20_Font"><text:span text:style-name="T1">t</text:span></text:span><text:span text:style-name="Default_20_Paragraph_20_Font"><text:span text:style-name="T8">uli</text:span></text:span><text:span text:style-name="Default_20_Paragraph_20_Font"><text:span text:style-name="T1"> dictionem, indicantis,<text:line-break/>ut arbitror, hae adjectioue parvum fuisse abortivum foe-<text:line-break/>tum. Nominant enim homines puellos non multo post<text:line-break/>conceptionem natos infantulos. Per metaphoram igitur<text:line-break/>par est Hippocratem valde pusillos ex conceptis foetus ita<text:line-break/>appellasse. Etenim hi potissimum corrupti eiiciuntur. Fe-<text:line-break/>bria acutiam et magnitudinem per id quod protulit, i</text:span></text:span><text:span text:style-name="Default_20_Paragraph_20_Font"><text:span text:style-name="T8">gn</text:span></text:span><text:span text:style-name="Default_20_Paragraph_20_Font"><text:span text:style-name="T1">is<text:line-break/></text:span></text:span><text:span text:style-name="Default_20_Paragraph_20_Font"><text:span text:style-name="T8">prehend</text:span></text:span><text:span text:style-name="Default_20_Paragraph_20_Font"><text:span text:style-name="T1">i</text:span></text:span><text:span text:style-name="Default_20_Paragraph_20_Font"><text:span text:style-name="T8">t</text:span></text:span><text:span text:style-name="Default_20_Paragraph_20_Font"><text:span text:style-name="T1">, declaravit et ex eo quod adjecit, li</text:span></text:span><text:span text:style-name="Default_20_Paragraph_20_Font"><text:span text:style-name="T8">ngua arida,<text:line-break/>sitibunda et aesiuabunda</text:span></text:span><text:span text:style-name="Default_20_Paragraph_20_Font"><text:span text:style-name="T1"> , malignitatis febris signum exi-<text:line-break/>siit. Accurate dejectionum formae mentem adhibe. Nam<text:line-break/>ubi scripsit, alvus turbata tenuibus, copiosis et crudis,<text:line-break/>etiamsi ipsis pronunciaverit in narrationis fine cau</text:span></text:span><text:span text:style-name="Default_20_Paragraph_20_Font"><text:span text:style-name="T8">t</text:span></text:span><text:span text:style-name="Default_20_Paragraph_20_Font"><text:span text:style-name="T1">um ipsi<text:line-break/>incidisse, vocaverit autem et febrem quae primo die coeperit</text:span></text:span></text:p>
      <text:p text:style-name="P3"><text:span text:style-name="Default_20_Paragraph_20_Font"><text:span text:style-name="T1">et secundo exacerbata fuerit, adjeceritque quod lingua<text:line-break/>inaruerit et sitibunda fuerit; attamen ait cruda fuisse,<text:line-break/>quae deficiebantur. Ardentem vero febrem ex biliosis<text:line-break/>humoribus fieri scimus. Consentaneum igitur est huic<text:line-break/>mulieri in tota corporis mole biliosum humorem acervatum<text:line-break/>fuisse: in primis autem venis mesaraei scilicet et simae<text:line-break/>jecoris cruda contenta. Praeterea et urinas ait ipsi fuisse<text:line-break/>tenues et crudas, crudis dejectionibus similes, crudis re-<text:line-break/>dundantibus humoribus, non in primis venis fotum, ve-<text:line-break/>rum etiam in gibba jecoris parte. Febris ardens ad hujus<text:line-break/>aegrotantis finem multis in exemplaribus adscriptum esu<text:line-break/>At nonnulla non hoc duntaxat scriptum habent , fied et<text:line-break/></text:span></text:span><text:span text:style-name="Default_20_Paragraph_20_Font"><text:span text:style-name="T13">τὸ</text:span></text:span><text:span text:style-name="Default_20_Paragraph_20_Font"><text:span text:style-name="T3"> </text:span></text:span><text:span text:style-name="Default_20_Paragraph_20_Font"><text:span text:style-name="T1">a additum,. vel quod primam hanc aegram in causo<text:line-break/>fuisse intelligere oporteat vel primam hujus causi speciem<text:line-break/>esse, quae deinceps ab ipso scripta est in fecunda muliere,<text:line-break/>cujus principium ita est : alteram ex abortione. Ego vero<text:line-break/>in octavo aegro , cujus principium extat: Adolescentem</text:span></text:span></text:p>
      <text:p text:style-name="P3"><text:span text:style-name="Default_20_Paragraph_20_Font"><text:span text:style-name="T1">qui in Mendacium foro decumbebat, absolutiorem dixi<text:line-break/>me de ita adscriptis sermonem facturum,- quum decimum<text:line-break/>aegrotum explicarem. Atque nunc ipsum explicaturus<text:line-break/>sum, ex his duobus suspicatus adscriptum esse verbum,<text:line-break/>cau</text:span></text:span><text:span text:style-name="Default_20_Paragraph_20_Font"><text:span text:style-name="T10">t</text:span></text:span><text:span text:style-name="Default_20_Paragraph_20_Font"><text:span text:style-name="T1">us, febris ardens, ab altero quodam, non ipso auctore,<text:line-break/>quod primum quidem non uni vel duobus aegris ad finem<text:line-break/>narrationis morbi formam adscripsisset; sed omnibus vel<text:line-break/>plurimis, si omnino et nos has docere voluisset, ut non-<text:line-break/>nulli post ipsum fecerunt. Sed ille tamquam his, qui<text:line-break/>morbum dignoscere scivissent, eorum quae aegris conti-<text:line-break/>. gerunt, enarrationem fecit. vide</text:span></text:span><text:span text:style-name="Default_20_Paragraph_20_Font"><text:span text:style-name="T10">n</text:span></text:span><text:span text:style-name="Default_20_Paragraph_20_Font"><text:span text:style-name="T1">tur autem et alii vele-<text:line-break/>res suis in operibus non eos contemplari qui nuper ad<text:line-break/>libros accesserunt, fed qui jam in ipsis habitum con</text:span></text:span><text:span text:style-name="Default_20_Paragraph_20_Font"><text:span text:style-name="T10">t</text:span></text:span><text:span text:style-name="Default_20_Paragraph_20_Font"><text:span text:style-name="T1">e-<text:line-break/>quuntur. Confirmat autem meam opinionem praeter id<text:line-break/>.quod praedictum est, secundum id quod in solo epidemio-<text:line-break/>tum tertio adscriptum esu omnibus itaque hujus libri<text:line-break/>interpretibus ah altero quodam qui apparatos nunc cha-<text:line-break/>racteras illos adscripsit et haec jure adscripta. Nam in</text:span></text:span></text:p>
      <text:p text:style-name="P3"><text:span text:style-name="Default_20_Paragraph_20_Font"><text:span text:style-name="T1">cynanchica jure quis concesserit ab Hippocrate adscriptum<text:line-break/>esse: interiit cynanchica, qui mulierem ipsam vellet in-</text:span></text:span></text:p>
      <text:p text:style-name="Normal"><text:span text:style-name="Default_20_Paragraph_20_Font"><text:span text:style-name="T1">.tersisse ob cynanchen anginam. In hac quae nunc dici-<text:line-break/>tur obiisse, ita intelligi non potest. Nam posteaquam<text:line-break/>pronunciavit: septimo obiit, intulit, alvus perpetuo li-<text:line-break/>quida dejectionibus copiosis, tenuibus ec crudis ;. urinae<text:line-break/>paucae, tenues. Posteaque deinceps scriptum est, febris<text:line-break/>ardens; nonnullis autem et a adjacet; in quibusdam au-<text:line-break/>tem pro ipsu scriptum est </text:span></text:span><text:span text:style-name="Default_20_Paragraph_20_Font"><text:span text:style-name="T8">primu</text:span></text:span><text:span text:style-name="Default_20_Paragraph_20_Font"><text:span text:style-name="T1">s, in aliis vero </text:span></text:span><text:span text:style-name="Default_20_Paragraph_20_Font"><text:span text:style-name="T8">pr</text:span></text:span><text:span text:style-name="Default_20_Paragraph_20_Font"><text:span text:style-name="T1">im</text:span></text:span><text:span text:style-name="Default_20_Paragraph_20_Font"><text:span text:style-name="T8">a.<text:line-break/></text:span></text:span><text:span text:style-name="Default_20_Paragraph_20_Font"><text:span text:style-name="T1">Hunc siquidem librum pro</text:span></text:span><text:span text:style-name="Default_20_Paragraph_20_Font"><text:span text:style-name="T8">ct</text:span></text:span><text:span text:style-name="Default_20_Paragraph_20_Font"><text:span text:style-name="T1">us labefactarunt ejusmodi ad-<text:line-break/>fcriptis plerique juniores medici. Patet ergo non ut in<text:line-break/>cynanchica ad finem adscripsisse, obiit cynanchica. Eo-<text:line-break/>dem modo concedendum esse et nunc scriptis adjectum,<text:line-break/>febris ardens. Non enim pronunciavit, obiit ardente fe-<text:line-break/>hre detenta , quemadmodum in anginofa ; obiit cynanchica.<text:line-break/>Sed hoc nomen cau</text:span></text:span><text:span text:style-name="Default_20_Paragraph_20_Font"><text:span text:style-name="T8">t</text:span></text:span><text:span text:style-name="Default_20_Paragraph_20_Font"><text:span text:style-name="T1">us recto na</text:span></text:span><text:span text:style-name="Default_20_Paragraph_20_Font"><text:span text:style-name="T8">t</text:span></text:span><text:span text:style-name="Default_20_Paragraph_20_Font"><text:span text:style-name="T1">u scriptum comperitur. In<text:line-break/>medio vero tum hujus tum obiit est , et alvus perpetuo<text:line-break/>liquida, et quae huic continua existunt. Quoniam ergo</text:span></text:span></text:p>
      <text:p text:style-name="P13"><text:span text:style-name="Default_20_Paragraph_20_Font"><text:span text:style-name="T1">neque mortua est ard</text:span></text:span><text:span text:style-name="Default_20_Paragraph_20_Font"><text:span text:style-name="T8">e</text:span></text:span><text:span text:style-name="Default_20_Paragraph_20_Font"><text:span text:style-name="T1">nte febre, imo neque deinceps haec<text:line-break/>prorsus inter fe cohaerentia scripta sunt , manifestum eva-<text:line-break/>dit, ab aliquo intersertum fuisse, nun autem ab ipso Hip-<text:line-break/>pocrate scriptum. Fortassis vero et aliquis adscripsit </text:span></text:span><text:span text:style-name="Default_20_Paragraph_20_Font"><text:span text:style-name="T8">t</text:span></text:span><text:span text:style-name="Default_20_Paragraph_20_Font"><text:span text:style-name="T1">ui<text:line-break/>ipsius gratia, ut ad memoriam talia in marginibus ad-<text:line-break/>scribere consuevimus; deinde eorum qui librum trahsfcri-<text:line-break/>pferunt aliquis tamquam ipsius auctoris esset, lu texturam<text:line-break/>operis. transtulit.<text:tab/>.</text:span></text:span></text:p>
      <text:p text:style-name="Normal"><text:span text:style-name="Default_20_Paragraph_20_Font"><text:span text:style-name="T1">VIII.</text:span></text:span></text:p>
      <text:p text:style-name="Normal"><text:span text:style-name="Default_20_Paragraph_20_Font"><text:span text:style-name="T8">Al</text:span></text:span><text:span text:style-name="Default_20_Paragraph_20_Font"><text:span text:style-name="T1">t</text:span></text:span><text:span text:style-name="Default_20_Paragraph_20_Font"><text:span text:style-name="T8">eram ex abort</text:span></text:span><text:span text:style-name="Default_20_Paragraph_20_Font"><text:span text:style-name="T1">i</text:span></text:span><text:span text:style-name="Default_20_Paragraph_20_Font"><text:span text:style-name="T8">one ad quintu</text:span></text:span><text:span text:style-name="Default_20_Paragraph_20_Font"><text:span text:style-name="T1">m </text:span></text:span><text:span text:style-name="Default_20_Paragraph_20_Font"><text:span text:style-name="T8">mensu</text:span></text:span><text:span text:style-name="Default_20_Paragraph_20_Font"><text:span text:style-name="T1">m </text:span></text:span><text:span text:style-name="Default_20_Paragraph_20_Font"><text:span text:style-name="T8">oeceti ux</text:span></text:span><text:span text:style-name="Default_20_Paragraph_20_Font"><text:span text:style-name="T1">o</text:span></text:span><text:span text:style-name="Default_20_Paragraph_20_Font"><text:span text:style-name="T8">re</text:span></text:span><text:span text:style-name="Default_20_Paragraph_20_Font"><text:span text:style-name="T1">m<text:line-break/></text:span></text:span><text:span text:style-name="Default_20_Paragraph_20_Font"><text:span text:style-name="T8">/ebri</text:span></text:span><text:span text:style-name="Default_20_Paragraph_20_Font"><text:span text:style-name="T1">i </text:span></text:span><text:span text:style-name="Default_20_Paragraph_20_Font"><text:span text:style-name="T8">prehend</text:span></text:span><text:span text:style-name="Default_20_Paragraph_20_Font"><text:span text:style-name="T1">it. I</text:span></text:span><text:span text:style-name="Default_20_Paragraph_20_Font"><text:span text:style-name="T8">ncoepit au</text:span></text:span><text:span text:style-name="Default_20_Paragraph_20_Font"><text:span text:style-name="T1">t</text:span></text:span><text:span text:style-name="Default_20_Paragraph_20_Font"><text:span text:style-name="T8">e</text:span></text:span><text:span text:style-name="Default_20_Paragraph_20_Font"><text:span text:style-name="T1">m </text:span></text:span><text:span text:style-name="Default_20_Paragraph_20_Font"><text:span text:style-name="T8">c</text:span></text:span><text:span text:style-name="Default_20_Paragraph_20_Font"><text:span text:style-name="T1">o</text:span></text:span><text:span text:style-name="Default_20_Paragraph_20_Font"><text:span text:style-name="T8">ma</text:span></text:span><text:span text:style-name="Default_20_Paragraph_20_Font"><text:span text:style-name="T1">t</text:span></text:span><text:span text:style-name="Default_20_Paragraph_20_Font"><text:span text:style-name="T8">osu ac rursum<text:line-break/>insomn</text:span></text:span><text:span text:style-name="Default_20_Paragraph_20_Font"><text:span text:style-name="T1">is ; </text:span></text:span><text:span text:style-name="Default_20_Paragraph_20_Font"><text:span text:style-name="T8">lumborum dolor; cap</text:span></text:span><text:span text:style-name="Default_20_Paragraph_20_Font"><text:span text:style-name="T1">i</text:span></text:span><text:span text:style-name="Default_20_Paragraph_20_Font"><text:span text:style-name="T8">t</text:span></text:span><text:span text:style-name="Default_20_Paragraph_20_Font"><text:span text:style-name="T1">i</text:span></text:span><text:span text:style-name="Default_20_Paragraph_20_Font"><text:span text:style-name="T8">s grav</text:span></text:span><text:span text:style-name="Default_20_Paragraph_20_Font"><text:span text:style-name="T1">it</text:span></text:span><text:span text:style-name="Default_20_Paragraph_20_Font"><text:span text:style-name="T8">a</text:span></text:span><text:span text:style-name="Default_20_Paragraph_20_Font"><text:span text:style-name="T1">s. </text:span></text:span><text:span text:style-name="Default_20_Paragraph_20_Font"><text:span text:style-name="T8">secundo<text:line-break/>die alvu</text:span></text:span><text:span text:style-name="Default_20_Paragraph_20_Font"><text:span text:style-name="T1">s </text:span></text:span><text:span text:style-name="Default_20_Paragraph_20_Font"><text:span text:style-name="T8">turbata est, pr</text:span></text:span><text:span text:style-name="Default_20_Paragraph_20_Font"><text:span text:style-name="T1">im</text:span></text:span><text:span text:style-name="Default_20_Paragraph_20_Font"><text:span text:style-name="T8">um pauc</text:span></text:span><text:span text:style-name="Default_20_Paragraph_20_Font"><text:span text:style-name="T1">is, </text:span></text:span><text:span text:style-name="Default_20_Paragraph_20_Font"><text:span text:style-name="T8">tenu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 </text:span></text:span><text:span text:style-name="Default_20_Paragraph_20_Font"><text:span text:style-name="T8">et sin-<text:line-break/>cer</text:span></text:span><text:span text:style-name="Default_20_Paragraph_20_Font"><text:span text:style-name="T1">is </text:span></text:span><text:span text:style-name="Default_20_Paragraph_20_Font"><text:span text:style-name="T8">defec</text:span></text:span><text:span text:style-name="Default_20_Paragraph_20_Font"><text:span text:style-name="T1">ti</text:span></text:span><text:span text:style-name="Default_20_Paragraph_20_Font"><text:span text:style-name="T8">on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. - Ter</text:span></text:span><text:span text:style-name="Default_20_Paragraph_20_Font"><text:span text:style-name="T8">t</text:span></text:span><text:span text:style-name="Default_20_Paragraph_20_Font"><text:span text:style-name="T1">io </text:span></text:span><text:span text:style-name="Default_20_Paragraph_20_Font"><text:span text:style-name="T8">dis plur</text:span></text:span><text:span text:style-name="Default_20_Paragraph_20_Font"><text:span text:style-name="T1">i</text:span></text:span><text:span text:style-name="Default_20_Paragraph_20_Font"><text:span text:style-name="T8">bus ac deter</text:span></text:span><text:span text:style-name="Default_20_Paragraph_20_Font"><text:span text:style-name="T1">i</text:span></text:span><text:span text:style-name="Default_20_Paragraph_20_Font"><text:span text:style-name="T8">oribu</text:span></text:span><text:span text:style-name="Default_20_Paragraph_20_Font"><text:span text:style-name="T1">s;<text:line-break/></text:span></text:span><text:span text:style-name="Default_20_Paragraph_20_Font"><text:span text:style-name="T8">noc</text:span></text:span><text:span text:style-name="Default_20_Paragraph_20_Font"><text:span text:style-name="T1">t</text:span></text:span><text:span text:style-name="Default_20_Paragraph_20_Font"><text:span text:style-name="T8">e n</text:span></text:span><text:span text:style-name="Default_20_Paragraph_20_Font"><text:span text:style-name="T1">i</text:span></text:span><text:span text:style-name="Default_20_Paragraph_20_Font"><text:span text:style-name="T8">h</text:span></text:span><text:span text:style-name="Default_20_Paragraph_20_Font"><text:span text:style-name="T1">il </text:span></text:span><text:span text:style-name="Default_20_Paragraph_20_Font"><text:span text:style-name="T8">dor</text:span></text:span><text:span text:style-name="Default_20_Paragraph_20_Font"><text:span text:style-name="T1">m</text:span></text:span><text:span text:style-name="Default_20_Paragraph_20_Font"><text:span text:style-name="T8">iv</text:span></text:span><text:span text:style-name="Default_20_Paragraph_20_Font"><text:span text:style-name="T1">it. </text:span></text:span><text:span text:style-name="Default_20_Paragraph_20_Font"><text:span text:style-name="T8">Quarto del</text:span></text:span><text:span text:style-name="Default_20_Paragraph_20_Font"><text:span text:style-name="T1">i</text:span></text:span><text:span text:style-name="Default_20_Paragraph_20_Font"><text:span text:style-name="T8">rav</text:span></text:span><text:span text:style-name="Default_20_Paragraph_20_Font"><text:span text:style-name="T1">it, m</text:span></text:span><text:span text:style-name="Default_20_Paragraph_20_Font"><text:span text:style-name="T8">e</text:span></text:span><text:span text:style-name="Default_20_Paragraph_20_Font"><text:span text:style-name="T1">t</text:span></text:span><text:span text:style-name="Default_20_Paragraph_20_Font"><text:span text:style-name="T8">us, moest</text:span></text:span><text:span text:style-name="Default_20_Paragraph_20_Font"><text:span text:style-name="T1">i-<text:line-break/></text:span></text:span><text:span text:style-name="Default_20_Paragraph_20_Font"><text:span text:style-name="T8">t</text:span></text:span><text:span text:style-name="Default_20_Paragraph_20_Font"><text:span text:style-name="T1">i</text:span></text:span><text:span text:style-name="Default_20_Paragraph_20_Font"><text:span text:style-name="T8">a, oculu</text:span></text:span><text:span text:style-name="Default_20_Paragraph_20_Font"><text:span text:style-name="T1">s 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stortu</text:span></text:span><text:span text:style-name="Default_20_Paragraph_20_Font"><text:span text:style-name="T1">s </text:span></text:span><text:span text:style-name="Default_20_Paragraph_20_Font"><text:span text:style-name="T8">est,. sudor paucu</text:span></text:span><text:span text:style-name="Default_20_Paragraph_20_Font"><text:span text:style-name="T1">s </text:span></text:span><text:span text:style-name="Default_20_Paragraph_20_Font"><text:span text:style-name="T8">et /rig</text:span></text:span><text:span text:style-name="Default_20_Paragraph_20_Font"><text:span text:style-name="T1">i</text:span></text:span><text:span text:style-name="Default_20_Paragraph_20_Font"><text:span text:style-name="T8">du</text:span></text:span><text:span text:style-name="Default_20_Paragraph_20_Font"><text:span text:style-name="T1">s </text:span></text:span><text:span text:style-name="Default_20_Paragraph_20_Font"><text:span text:style-name="T8">c tr-<text:line-break/>cum caput , ex</text:span></text:span><text:span text:style-name="Default_20_Paragraph_20_Font"><text:span text:style-name="T1">t</text:span></text:span><text:span text:style-name="Default_20_Paragraph_20_Font"><text:span text:style-name="T8">rem</text:span></text:span><text:span text:style-name="Default_20_Paragraph_20_Font"><text:span text:style-name="T1">i</text:span></text:span><text:span text:style-name="Default_20_Paragraph_20_Font"><text:span text:style-name="T8">tates ./r</text:span></text:span><text:span text:style-name="Default_20_Paragraph_20_Font"><text:span text:style-name="T1">i</text:span></text:span><text:span text:style-name="Default_20_Paragraph_20_Font"><text:span text:style-name="T8">g</text:span></text:span><text:span text:style-name="Default_20_Paragraph_20_Font"><text:span text:style-name="T1">i</text:span></text:span><text:span text:style-name="Default_20_Paragraph_20_Font"><text:span text:style-name="T8">dae. Qu</text:span></text:span><text:span text:style-name="Default_20_Paragraph_20_Font"><text:span text:style-name="T1">i</text:span></text:span><text:span text:style-name="Default_20_Paragraph_20_Font"><text:span text:style-name="T8">nto exacerbata<text:line-break/></text:span></text:span><text:span text:style-name="Default_20_Paragraph_20_Font"><text:span text:style-name="T1">o</text:span></text:span></text:p>
      <text:p text:style-name="P2"><text:span text:style-name="Default_20_Paragraph_20_Font"><text:span text:style-name="T8">sunt. o</text:span></text:span><text:span text:style-name="Default_20_Paragraph_20_Font"><text:span text:style-name="T1">m</text:span></text:span><text:span text:style-name="Default_20_Paragraph_20_Font"><text:span text:style-name="T8">n</text:span></text:span><text:span text:style-name="Default_20_Paragraph_20_Font"><text:span text:style-name="T1">i</text:span></text:span><text:span text:style-name="Default_20_Paragraph_20_Font"><text:span text:style-name="T8">a,. mul</text:span></text:span><text:span text:style-name="Default_20_Paragraph_20_Font"><text:span text:style-name="T1">t</text:span></text:span><text:span text:style-name="Default_20_Paragraph_20_Font"><text:span text:style-name="T8">um del</text:span></text:span><text:span text:style-name="Default_20_Paragraph_20_Font"><text:span text:style-name="T1">i</text:span></text:span><text:span text:style-name="Default_20_Paragraph_20_Font"><text:span text:style-name="T8">ravi</text:span></text:span><text:span text:style-name="Default_20_Paragraph_20_Font"><text:span text:style-name="T1">t</text:span></text:span><text:span text:style-name="Default_20_Paragraph_20_Font"><text:span text:style-name="T8">: i</text:span></text:span><text:span text:style-name="Default_20_Paragraph_20_Font"><text:span text:style-name="T1">i</text:span></text:span><text:span text:style-name="Default_20_Paragraph_20_Font"><text:span text:style-name="T8">erumque celeriter men</text:span></text:span><text:span text:style-name="Default_20_Paragraph_20_Font"><text:span text:style-name="T1">t</text:span></text:span><text:span text:style-name="Default_20_Paragraph_20_Font"><text:span text:style-name="T8">e<text:line-break/>consti</text:span></text:span><text:span text:style-name="Default_20_Paragraph_20_Font"><text:span text:style-name="T1">t</text:span></text:span><text:span text:style-name="Default_20_Paragraph_20_Font"><text:span text:style-name="T8">i</text:span></text:span><text:span text:style-name="Default_20_Paragraph_20_Font"><text:span text:style-name="T1">t, </text:span></text:span><text:span text:style-name="Default_20_Paragraph_20_Font"><text:span text:style-name="T8">sit</text:span></text:span><text:span text:style-name="Default_20_Paragraph_20_Font"><text:span text:style-name="T1">i</text:span></text:span><text:span text:style-name="Default_20_Paragraph_20_Font"><text:span text:style-name="T8">cul</text:span></text:span><text:span text:style-name="Default_20_Paragraph_20_Font"><text:span text:style-name="T1">osa, </text:span></text:span><text:span text:style-name="Default_20_Paragraph_20_Font"><text:span text:style-name="T8">inso</text:span></text:span><text:span text:style-name="Default_20_Paragraph_20_Font"><text:span text:style-name="T1">m</text:span></text:span><text:span text:style-name="Default_20_Paragraph_20_Font"><text:span text:style-name="T8">n</text:span></text:span><text:span text:style-name="Default_20_Paragraph_20_Font"><text:span text:style-name="T1">i</text:span></text:span><text:span text:style-name="Default_20_Paragraph_20_Font"><text:span text:style-name="T8">s, alvu</text:span></text:span><text:span text:style-name="Default_20_Paragraph_20_Font"><text:span text:style-name="T1">s </text:span></text:span><text:span text:style-name="Default_20_Paragraph_20_Font"><text:span text:style-name="T8">per to</text:span></text:span><text:span text:style-name="Default_20_Paragraph_20_Font"><text:span text:style-name="T1">t</text:span></text:span><text:span text:style-name="Default_20_Paragraph_20_Font"><text:span text:style-name="T8">um</text:span></text:span><text:span text:style-name="Default_20_Paragraph_20_Font"><text:span text:style-name="T1"> m</text:span></text:span><text:span text:style-name="Default_20_Paragraph_20_Font"><text:span text:style-name="T8">orbum<text:line-break/>. cop</text:span></text:span><text:span text:style-name="Default_20_Paragraph_20_Font"><text:span text:style-name="T1">i</text:span></text:span><text:span text:style-name="Default_20_Paragraph_20_Font"><text:span text:style-name="T8">osis ac sincer</text:span></text:span><text:span text:style-name="Default_20_Paragraph_20_Font"><text:span text:style-name="T1">is </text:span></text:span><text:span text:style-name="Default_20_Paragraph_20_Font"><text:span text:style-name="T8">defectionibus stuxit : ur</text:span></text:span><text:span text:style-name="Default_20_Paragraph_20_Font"><text:span text:style-name="T1">i</text:span></text:span><text:span text:style-name="Default_20_Paragraph_20_Font"><text:span text:style-name="T8">nae paucae,.</text:span></text:span></text:p>
      <text:p text:style-name="P1"><text:span text:style-name="Default_20_Paragraph_20_Font"><text:span text:style-name="T1">t</text:span></text:span><text:span text:style-name="Default_20_Paragraph_20_Font"><text:span text:style-name="T8">enue</text:span></text:span><text:span text:style-name="Default_20_Paragraph_20_Font"><text:span text:style-name="T1">s, </text:span></text:span><text:span text:style-name="Default_20_Paragraph_20_Font"><text:span text:style-name="T8">subn</text:span></text:span><text:span text:style-name="Default_20_Paragraph_20_Font"><text:span text:style-name="T1">i</text:span></text:span><text:span text:style-name="Default_20_Paragraph_20_Font"><text:span text:style-name="T8">grae t ex</text:span></text:span><text:span text:style-name="Default_20_Paragraph_20_Font"><text:span text:style-name="T1">t</text:span></text:span><text:span text:style-name="Default_20_Paragraph_20_Font"><text:span text:style-name="T8">r</text:span></text:span><text:span text:style-name="Default_20_Paragraph_20_Font"><text:span text:style-name="T1">em</text:span></text:span><text:span text:style-name="Default_20_Paragraph_20_Font"><text:span text:style-name="T8">a /r</text:span></text:span><text:span text:style-name="Default_20_Paragraph_20_Font"><text:span text:style-name="T1">i</text:span></text:span><text:span text:style-name="Default_20_Paragraph_20_Font"><text:span text:style-name="T8">g</text:span></text:span><text:span text:style-name="Default_20_Paragraph_20_Font"><text:span text:style-name="T1">i</text:span></text:span><text:span text:style-name="Default_20_Paragraph_20_Font"><text:span text:style-name="T8">da, subl</text:span></text:span><text:span text:style-name="Default_20_Paragraph_20_Font"><text:span text:style-name="T1">ivi</text:span></text:span><text:span text:style-name="Default_20_Paragraph_20_Font"><text:span text:style-name="T8">da. sexto<text:line-break/>d</text:span></text:span><text:span text:style-name="Default_20_Paragraph_20_Font"><text:span text:style-name="T1">ie </text:span></text:span><text:span text:style-name="Default_20_Paragraph_20_Font"><text:span text:style-name="T8">eadem. sep</text:span></text:span><text:span text:style-name="Default_20_Paragraph_20_Font"><text:span text:style-name="T1">timo </text:span></text:span><text:span text:style-name="Default_20_Paragraph_20_Font"><text:span text:style-name="T8">ob</text:span></text:span><text:span text:style-name="Default_20_Paragraph_20_Font"><text:span text:style-name="T1">i</text:span></text:span><text:span text:style-name="Default_20_Paragraph_20_Font"><text:span text:style-name="T8">it phren</text:span></text:span><text:span text:style-name="Default_20_Paragraph_20_Font"><text:span text:style-name="T1">i</text:span></text:span><text:span text:style-name="Default_20_Paragraph_20_Font"><text:span text:style-name="T8">tica.</text:span></text:span></text:p>
      <text:p text:style-name="P1"><text:span text:style-name="Default_20_Paragraph_20_Font"><text:span text:style-name="T1">Mulier ante hanc descripta infantulum etiamnum sue-<text:line-break/>tum corruptum elisit. Infantulus autem foetus , ut dixi,<text:line-break/>unius aut duorum aut longissime trium mensium intelli-<text:line-break/>gendus est. At quae praesenti oratione narratur, trium -<text:line-break/>mensium foetum abortivit, neque ipsis propter . aliquam<text:line-break/>externarum causarum, fed ex corporis affectione. Inter-<text:line-break/>dum enim mulieres ubi vehementius salierunt aut ubi de-<text:line-break/>repente visio aliquo, quod illis terrori sit, metuerint, ab-<text:line-break/>ortiunt ; interdum vero propter dolorem vel insignem cru-<text:line-break/>ditatem aut rei cujusdam vene</text:span></text:span><text:span text:style-name="Default_20_Paragraph_20_Font"><text:span text:style-name="T8">t</text:span></text:span><text:span text:style-name="Default_20_Paragraph_20_Font"><text:span text:style-name="T1">ae efum aut omnino phar-<text:line-break/>macr potum aut quod insit quiddam eorum quae abortio-<text:line-break/>nem concitant: imo nounullae et propter venae sectionem<text:line-break/>et sanguinis ex vulnere eruptionem vel ex immoderata</text:span></text:span></text:p>
      <text:p text:style-name="P2"><text:span text:style-name="Default_20_Paragraph_20_Font"><text:span text:style-name="T1">haemorrhoide abortierunt. Quasdam autem novi et ex<text:line-break/>. ipsa uteri cervice sanguinem profudisse praegnantes jam-<text:line-break/>diu , moxque deinde foetum ejecisse. Quorum , mulieri-<text:line-break/>bus hac in oratione ab Hippocrate scriptis, nullum fuisse<text:line-break/>ex eo constat quod in ipsarum explanatione non adferis<text:line-break/>pserit, quum ipse talia praetermittere non. consueverit<text:line-break/>Ipsis ergo contigit febricitare: non propter foetus corru-<text:line-break/>ptionem , fed propter febrem abortiverunt. Videtur autem<text:line-break/>hac muliere concitatus qui prorrhetieum scripsit ita enun-<text:line-break/>ciare : qui comatosi per initis stant cum capitis , lumbo-<text:line-break/>rum , hypochondrii et cervicis dolore vigilantes num phre-<text:line-break/>nitici? Potest autem ipsis alteram vel alterum ita ha-<text:line-break/>bentem vidisse. Propositam igitur hac in oratione multe-<text:line-break/>rem tum comatusam, tum rursus insomnem fuisse profert<text:line-break/>et capitis gravitatem habere et lumborum dolorem: non<text:line-break/>tamen quicquam de cervice apposuit. .Ait et alvum per-<text:line-break/>turbatam fuisse tenuibus et sinceris deiectionibus, nihil</text:span></text:span></text:p>
      <text:p text:style-name="P3"><text:span text:style-name="Default_20_Paragraph_20_Font"><text:span text:style-name="T1">hic praeterea de ipsarum colore. adjecit. Datur namque<text:line-break/>mera pallida et flava et sulva et rubra, aeruginosa et ni-<text:line-break/>gra defici,. cognoscentibus nobis Hippocratem ipsum mera<text:line-break/>vocare quaecumque familiarem colorem habent cum altero<text:line-break/>humore inpermixtum, ut si quis finxerit biliofas dejectio-.<text:line-break/>nes meras, hoc est vel colore flavas vel fulvas. Nam<text:line-break/>aeruginosas et nigras adjecto colore dicere tum huic tum<text:line-break/>caeteris medicis consuetudo esu Nos vero etiam citra ad-<text:line-break/>ditionem biliofas quasdam dejici dicere consuevimus, de<text:line-break/>flava bile tali dictione usi. Ex aeruginosa vero vel ni-<text:line-break/>gra vel altera quapiam bile non simpliciter biliosa dici-<text:line-break/>mus, fied ipsi coloris discrimen ipsis adlicimus. Atque<text:line-break/>haec in omnibus consuetudo invaluit, quod bilis tum pal-.<text:line-break/>lida tum flava assidue tum vomatur tum deficiatur, non<text:line-break/>solum aegrotantibus, </text:span></text:span><text:span text:style-name="Default_20_Paragraph_20_Font"><text:span text:style-name="T10">t</text:span></text:span><text:span text:style-name="Default_20_Paragraph_20_Font"><text:span text:style-name="T1">est etiam bene valentibus , raro vero<text:line-break/>alia, in hifce duntaxat qui morbo</text:span></text:span><text:span text:style-name="Default_20_Paragraph_20_Font"><text:span text:style-name="T10">t</text:span></text:span><text:span text:style-name="Default_20_Paragraph_20_Font"><text:span text:style-name="T1">um affectum sortiuntur.<text:line-break/>In tertii diei narratione quum pronuntiasset, nocte nihil.<text:line-break/>dormivit, comatis autem non amplius meminit,. demon-</text:span></text:span></text:p>
      <text:p text:style-name="P14"><text:span text:style-name="Default_20_Paragraph_20_Font"><text:span text:style-name="T1">v</text:span></text:span><text:span text:style-name="Default_20_Paragraph_20_Font"><text:span text:style-name="T8">e<text:tab/></text:span></text:span><text:span text:style-name="Default_20_Paragraph_20_Font"><text:span text:style-name="T9">..<text:tab/></text:span></text:span><text:span text:style-name="Default_20_Paragraph_20_Font"><text:span text:style-name="T8">.se<text:tab/>.<text:tab/>—</text:span></text:span><text:span text:style-name="Default_20_Paragraph_20_Font"><text:span text:style-name="T9">,-<text:tab/>—-</text:span></text:span></text:p>
      <text:p text:style-name="Normal"><text:span text:style-name="Default_20_Paragraph_20_Font"><text:span text:style-name="T1">stravit nobis ipsam paulo post deliraturam. Jure igitur<text:line-break/>ferie narravit, quarto deliravit, metus, moestitia, oculus<text:line-break/>.dexter distortus est, sudor circum caput paucus, frigidus;<text:line-break/>phreniticam hominem ostendit^ esse, proindcque prave ad-<text:line-break/>modum habere. Quum autem enarratis tum signis tum<text:line-break/>symptomatis extremitatum frigus adjecisset, etiamnum magis<text:line-break/>quidam ipsam mori exspectavit. Et vero defuncta est<text:line-break/>praedictis comitata symptomatis, quibus quinto et (exto<text:line-break/>die vexata esu Quae vero ut fidem his facientia in pror-<text:line-break/>rhetico scripta sunt , etiamsi in commentariis -illum lu li-<text:line-break/>brum factis prava prius esse demonstravimus , memoriae<text:line-break/>tamen gratia ipsa commemoraturus sum, quamquam talia<text:line-break/>fcribere deprecatus renuerim. Quum itaque dictum sit in<text:line-break/>prophetico, ex lumborum recursu oculorum perversio ob<text:line-break/>id mulieris hujus meminerunt et in ipsius oratione dictio-<text:line-break/>nis prorrhetici. Sunt autem, ut demonstratum est, talia<text:line-break/>omnia prava, scientibus nobis in universali oculorum per-</text:span></text:span></text:p>
      <text:p text:style-name="P3"><text:span text:style-name="Default_20_Paragraph_20_Font"><text:span text:style-name="T1">versionem non bonum esse signum, sive ex lumborum re-<text:line-break/>cur</text:span></text:span><text:span text:style-name="Default_20_Paragraph_20_Font"><text:span text:style-name="T10">t</text:span></text:span><text:span text:style-name="Default_20_Paragraph_20_Font"><text:span text:style-name="T1">u, sive quovis modo fiat; male praeterea affectatam<text:line-break/>esse interpretationem et ab Hippocratis dictione longe<text:line-break/>alienam. Non enim pronunciavit: ex lumborum recursu,<text:line-break/>fed ut in prognostico in hac dictione: qui cum febre<text:line-break/>circa lumbos et inferas felles fiunt dolores, si scptum<text:line-break/>transversum inferis sedibus relictis attigerint, letales ad-<text:line-break/>modum existunt. Non tamen potest aliquis in prae</text:span></text:span><text:span text:style-name="Default_20_Paragraph_20_Font"><text:span text:style-name="T10">t</text:span></text:span><text:span text:style-name="Default_20_Paragraph_20_Font"><text:span text:style-name="T1">enti<text:line-break/>aegra ascensum ad caput ostendere redundantium in lum-<text:line-break/>his humorum. Atque ut haec temere quidam interpretum<text:line-break/>dixerunt, sic et dictionem hanc male ex prorrhetico nunc<text:line-break/>dictis inferunt ad aegrae prae</text:span></text:span><text:span text:style-name="Default_20_Paragraph_20_Font"><text:span text:style-name="T10">t</text:span></text:span><text:span text:style-name="Default_20_Paragraph_20_Font"><text:span text:style-name="T1">entis explicationem , in qua<text:line-break/>profert : ventris valde rubra proluvies , prava quidem in<text:line-break/>morbis omnibus , non minime vero in propositis , quum<text:line-break/>non dixerit Hippocrates praerubram huic mulieri ventris<text:line-break/>fuisse proluviem. Absurdius autem adhuc et hujus dictio-<text:line-break/>nis sunt memores. In febribus ardentibus, cum aliquan-<text:line-break/>tulo frigore dejectionibusque aquosis, biliosis ac multis,</text:span></text:span></text:p>
      <text:p text:style-name="P3"><text:span text:style-name="Default_20_Paragraph_20_Font"><text:span text:style-name="T1">oculorum lentae signum malum est, tum alias tum si<text:line-break/>catoehi fiant; nihilque referre proferunt, fi vel catomum<text:line-break/>dicas , ignorantes Hippocratem profundum coma a comate<text:line-break/>vigili distinguere. ltaque profundum coma aliquam habet<text:line-break/>ad vocatam catochen ab Archigene et Philippo commu-<text:line-break/>nitatem: non tamen vigil, quod huic mulieri accidisse<text:line-break/>narrant in morbi principio et non quo tempore distortus<text:line-break/>est oculus. Porro mirari licet eos utramque dictionem in<text:line-break/>praesentis aegrae explanatione scripsisse in qua profert:<text:line-break/>alvi pracrubra proluvies, et, dejectionibus aquosae bilis:<text:line-break/>neutram etenim ipsarum hac in muliere scripsit Hippo-<text:line-break/>crates, neque quod utramque scripserit explicant. Prae-<text:line-break/>terea quod neque eadem desectio esse potuerit, tum prae-<text:line-break/>rubra tum aquosa bilis. Interferunt autem et alias<text:line-break/>multas dictiones, quae vicissim tum prorrheticum interpre-<text:line-break/>tantur tum aegros qui in epidemiis narrantur. Verum<text:line-break/>quaecumque vitiofe scripta </text:span></text:span><text:span text:style-name="Default_20_Paragraph_20_Font"><text:span text:style-name="T8">t</text:span></text:span><text:span text:style-name="Default_20_Paragraph_20_Font"><text:span text:style-name="T1">uus, arguere non licet, quum</text:span></text:span></text:p>
      <text:p text:style-name="P3"><text:span text:style-name="Default_20_Paragraph_20_Font"><text:span text:style-name="T1">declarata sit in nobis dilucide simul et absolute in pror-<text:line-break/>rheticum commentariis ejusmodi interpretationum pravitas.<text:line-break/>Phrenitis, hoc etiam inter adscripta connumerant, quem-<text:line-break/>admodum etiam cau</text:span></text:span><text:span text:style-name="Default_20_Paragraph_20_Font"><text:span text:style-name="T8">t</text:span></text:span><text:span text:style-name="Default_20_Paragraph_20_Font"><text:span text:style-name="T1">us, qui antea non in omnibus exem-<text:line-break/>pluribus existit. Neque enim in alio quodam aegroto ali-<text:line-break/>quid hujusmodi adscripsit, neque nunc ipsis instituerat<text:line-break/>morborum dignotiones scribere, ut lu libris de morbis<text:line-break/>inscriptis reperire licet.</text:span></text:span></text:p>
      <text:p text:style-name="Normal"><text:span text:style-name="Default_20_Paragraph_20_Font"><text:span text:style-name="T1">IX.</text:span></text:span></text:p>
      <text:p text:style-name="Normal"><text:span text:style-name="Default_20_Paragraph_20_Font"><text:span text:style-name="T8">Quae mulier in mendaciu</text:span></text:span><text:span text:style-name="Default_20_Paragraph_20_Font"><text:span text:style-name="T1">m </text:span></text:span><text:span text:style-name="Default_20_Paragraph_20_Font"><text:span text:style-name="T8">loro decumbebat, eam pr</text:span></text:span><text:span text:style-name="Default_20_Paragraph_20_Font"><text:span text:style-name="T1">i-<text:line-break/></text:span></text:span><text:span text:style-name="Default_20_Paragraph_20_Font"><text:span text:style-name="T8">- mum labor</text:span></text:span><text:span text:style-name="Default_20_Paragraph_20_Font"><text:span text:style-name="T1">i</text:span></text:span><text:span text:style-name="Default_20_Paragraph_20_Font"><text:span text:style-name="T8">ose</text:span></text:span><text:span text:style-name="Default_20_Paragraph_20_Font"><text:span text:style-name="T1"> m</text:span></text:span><text:span text:style-name="Default_20_Paragraph_20_Font"><text:span text:style-name="T8">asculu</text:span></text:span><text:span text:style-name="Default_20_Paragraph_20_Font"><text:span text:style-name="T1">m </text:span></text:span><text:span text:style-name="Default_20_Paragraph_20_Font"><text:span text:style-name="T8">en</text:span></text:span><text:span text:style-name="Default_20_Paragraph_20_Font"><text:span text:style-name="T1">i</text:span></text:span><text:span text:style-name="Default_20_Paragraph_20_Font"><text:span text:style-name="T8">xam vehemens prehendit fa-<text:line-break/>br</text:span></text:span><text:span text:style-name="Default_20_Paragraph_20_Font"><text:span text:style-name="T1">is ; </text:span></text:span><text:span text:style-name="Default_20_Paragraph_20_Font"><text:span text:style-name="T8">stat</text:span></text:span><text:span text:style-name="Default_20_Paragraph_20_Font"><text:span text:style-name="T1">im i</text:span></text:span><text:span text:style-name="Default_20_Paragraph_20_Font"><text:span text:style-name="T8">n princ</text:span></text:span><text:span text:style-name="Default_20_Paragraph_20_Font"><text:span text:style-name="T1">i</text:span></text:span><text:span text:style-name="Default_20_Paragraph_20_Font"><text:span text:style-name="T8">p</text:span></text:span><text:span text:style-name="Default_20_Paragraph_20_Font"><text:span text:style-name="T1">i</text:span></text:span><text:span text:style-name="Default_20_Paragraph_20_Font"><text:span text:style-name="T8">o su</text:span></text:span><text:span text:style-name="Default_20_Paragraph_20_Font"><text:span text:style-name="T1">m</text:span></text:span><text:span text:style-name="Default_20_Paragraph_20_Font"><text:span text:style-name="T8">unda, fast</text:span></text:span><text:span text:style-name="Default_20_Paragraph_20_Font"><text:span text:style-name="T1">i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osa, cursuale<text:line-break/>g</text:span></text:span><text:span text:style-name="Default_20_Paragraph_20_Font"><text:span text:style-name="T1">i</text:span></text:span><text:span text:style-name="Default_20_Paragraph_20_Font"><text:span text:style-name="T8">a lab</text:span></text:span><text:span text:style-name="Default_20_Paragraph_20_Font"><text:span text:style-name="T1">o</text:span></text:span><text:span text:style-name="Default_20_Paragraph_20_Font"><text:span text:style-name="T8">rav</text:span></text:span><text:span text:style-name="Default_20_Paragraph_20_Font"><text:span text:style-name="T1">it; </text:span></text:span><text:span text:style-name="Default_20_Paragraph_20_Font"><text:span text:style-name="T8">l</text:span></text:span><text:span text:style-name="Default_20_Paragraph_20_Font"><text:span text:style-name="T1">i</text:span></text:span><text:span text:style-name="Default_20_Paragraph_20_Font"><text:span text:style-name="T8">ngua perar</text:span></text:span><text:span text:style-name="Default_20_Paragraph_20_Font"><text:span text:style-name="T1">i</text:span></text:span><text:span text:style-name="Default_20_Paragraph_20_Font"><text:span text:style-name="T8">da, alvu</text:span></text:span><text:span text:style-name="Default_20_Paragraph_20_Font"><text:span text:style-name="T1">s t</text:span></text:span><text:span text:style-name="Default_20_Paragraph_20_Font"><text:span text:style-name="T8">enu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 </text:span></text:span><text:span text:style-name="Default_20_Paragraph_20_Font"><text:span text:style-name="T8">et pau-<text:line-break/>c</text:span></text:span><text:span text:style-name="Default_20_Paragraph_20_Font"><text:span text:style-name="T1">is </text:span></text:span><text:span text:style-name="Default_20_Paragraph_20_Font"><text:span text:style-name="T8">perturba</text:span></text:span><text:span text:style-name="Default_20_Paragraph_20_Font"><text:span text:style-name="T1">t</text:span></text:span><text:span text:style-name="Default_20_Paragraph_20_Font"><text:span text:style-name="T8">a ; non dormivi</text:span></text:span><text:span text:style-name="Default_20_Paragraph_20_Font"><text:span text:style-name="T1">t. </text:span></text:span><text:span text:style-name="Default_20_Paragraph_20_Font"><text:span text:style-name="T8">secundo d</text:span></text:span><text:span text:style-name="Default_20_Paragraph_20_Font"><text:span text:style-name="T1">i</text:span></text:span><text:span text:style-name="Default_20_Paragraph_20_Font"><text:span text:style-name="T8">e a</text:span></text:span><text:span text:style-name="Default_20_Paragraph_20_Font"><text:span text:style-name="T1">li</text:span></text:span><text:span text:style-name="Default_20_Paragraph_20_Font"><text:span text:style-name="T8">quantu-<text:line-break/>lu</text:span></text:span><text:span text:style-name="Default_20_Paragraph_20_Font"><text:span text:style-name="T1">m </text:span></text:span><text:span text:style-name="Default_20_Paragraph_20_Font"><text:span text:style-name="T8">r</text:span></text:span><text:span text:style-name="Default_20_Paragraph_20_Font"><text:span text:style-name="T1">i</text:span></text:span><text:span text:style-name="Default_20_Paragraph_20_Font"><text:span text:style-name="T8">gu</text:span></text:span>i<text:span text:style-name="Default_20_Paragraph_20_Font"><text:span text:style-name="T8">t, fabr</text:span></text:span><text:span text:style-name="Default_20_Paragraph_20_Font"><text:span text:style-name="T1">is </text:span></text:span><text:span text:style-name="Default_20_Paragraph_20_Font"><text:span text:style-name="T8">acuta, paucu</text:span></text:span><text:span text:style-name="Default_20_Paragraph_20_Font"><text:span text:style-name="T1">s </text:span></text:span><text:span text:style-name="Default_20_Paragraph_20_Font"><text:span text:style-name="T8">c</text:span></text:span><text:span text:style-name="Default_20_Paragraph_20_Font"><text:span text:style-name="T1">i</text:span></text:span><text:span text:style-name="Default_20_Paragraph_20_Font"><text:span text:style-name="T8">rca capu</text:span></text:span><text:span text:style-name="Default_20_Paragraph_20_Font"><text:span text:style-name="T1">t </text:span></text:span><text:span text:style-name="Default_20_Paragraph_20_Font"><text:span text:style-name="T8">sudor<text:line-break/></text:span></text:span><text:span text:style-name="Default_20_Paragraph_20_Font"><text:span text:style-name="T1">m</text:span></text:span><text:span text:style-name="Default_20_Paragraph_20_Font"><text:span text:style-name="T8">anav</text:span></text:span><text:span text:style-name="Default_20_Paragraph_20_Font"><text:span text:style-name="T1">i</text:span></text:span><text:span text:style-name="Default_20_Paragraph_20_Font"><text:span text:style-name="T8">t. </text:span></text:span><text:span text:style-name="Default_20_Paragraph_20_Font"><text:span text:style-name="T1">T</text:span></text:span><text:span text:style-name="Default_20_Paragraph_20_Font"><text:span text:style-name="T8">ert</text:span></text:span><text:span text:style-name="Default_20_Paragraph_20_Font"><text:span text:style-name="T1">io </text:span></text:span><text:span text:style-name="Default_20_Paragraph_20_Font"><text:span text:style-name="T8">labor</text:span></text:span><text:span text:style-name="Default_20_Paragraph_20_Font"><text:span text:style-name="T1">io</text:span></text:span><text:span text:style-name="Default_20_Paragraph_20_Font"><text:span text:style-name="T8">se ab alvo cruda, cop</text:span></text:span><text:span text:style-name="Default_20_Paragraph_20_Font"><text:span text:style-name="T1">i</text:span></text:span><text:span text:style-name="Default_20_Paragraph_20_Font"><text:span text:style-name="T8">osa, </text:span></text:span><text:span text:style-name="Default_20_Paragraph_20_Font"><text:span text:style-name="T1">t</text:span></text:span><text:span text:style-name="Default_20_Paragraph_20_Font"><text:span text:style-name="T8">e-</text:span></text:span></text:p>
      <text:p text:style-name="P2"><text:span text:style-name="Default_20_Paragraph_20_Font"><text:span text:style-name="T8">nu</text:span></text:span><text:span text:style-name="Default_20_Paragraph_20_Font"><text:span text:style-name="T1">i</text:span></text:span><text:span text:style-name="Default_20_Paragraph_20_Font"><text:span text:style-name="T8">a pr</text:span></text:span><text:span text:style-name="Default_20_Paragraph_20_Font"><text:span text:style-name="T1">o</text:span></text:span><text:span text:style-name="Default_20_Paragraph_20_Font"><text:span text:style-name="T8">dierunt. Quart</text:span></text:span><text:span text:style-name="Default_20_Paragraph_20_Font"><text:span text:style-name="T1">o </text:span></text:span><text:span text:style-name="Default_20_Paragraph_20_Font"><text:span text:style-name="T8">r</text:span></text:span><text:span text:style-name="Default_20_Paragraph_20_Font"><text:span text:style-name="T1">i</text:span></text:span><text:span text:style-name="Default_20_Paragraph_20_Font"><text:span text:style-name="T8">g</text:span></text:span><text:span text:style-name="Default_20_Paragraph_20_Font"><text:span text:style-name="T1">o</text:span></text:span><text:span text:style-name="Default_20_Paragraph_20_Font"><text:span text:style-name="T8">r ob</text:span></text:span><text:span text:style-name="Default_20_Paragraph_20_Font"><text:span text:style-name="T1">o</text:span></text:span><text:span text:style-name="Default_20_Paragraph_20_Font"><text:span text:style-name="T8">r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s </text:span></text:span><text:span text:style-name="Default_20_Paragraph_20_Font"><text:span text:style-name="T8">est, exacerbata<text:line-break/>sun</text:span></text:span><text:span text:style-name="Default_20_Paragraph_20_Font"><text:span text:style-name="T1">t om</text:span></text:span><text:span text:style-name="Default_20_Paragraph_20_Font"><text:span text:style-name="T8">nia</text:span></text:span><text:span text:style-name="Default_20_Paragraph_20_Font"><text:span text:style-name="T1">, i</text:span></text:span><text:span text:style-name="Default_20_Paragraph_20_Font"><text:span text:style-name="T8">nsomni</text:span></text:span><text:span text:style-name="Default_20_Paragraph_20_Font"><text:span text:style-name="T1">s. </text:span></text:span><text:span text:style-name="Default_20_Paragraph_20_Font"><text:span text:style-name="T8">Qu</text:span></text:span><text:span text:style-name="Default_20_Paragraph_20_Font"><text:span text:style-name="T1">i</text:span></text:span><text:span text:style-name="Default_20_Paragraph_20_Font"><text:span text:style-name="T8">n</text:span></text:span><text:span text:style-name="Default_20_Paragraph_20_Font"><text:span text:style-name="T1">t</text:span></text:span><text:span text:style-name="Default_20_Paragraph_20_Font"><text:span text:style-name="T8">o m</text:span></text:span><text:span text:style-name="Default_20_Paragraph_20_Font"><text:span text:style-name="T1">o</text:span></text:span><text:span text:style-name="Default_20_Paragraph_20_Font"><text:span text:style-name="T8">leste habuit. sex</text:span></text:span><text:span text:style-name="Default_20_Paragraph_20_Font"><text:span text:style-name="T1">t</text:span></text:span><text:span text:style-name="Default_20_Paragraph_20_Font"><text:span text:style-name="T8">o<text:line-break/>eadem ex a</text:span></text:span><text:span text:style-name="Default_20_Paragraph_20_Font"><text:span text:style-name="T1">l</text:span></text:span><text:span text:style-name="Default_20_Paragraph_20_Font"><text:span text:style-name="T8">v</text:span></text:span><text:span text:style-name="Default_20_Paragraph_20_Font"><text:span text:style-name="T1">o </text:span></text:span><text:span text:style-name="Default_20_Paragraph_20_Font"><text:span text:style-name="T8">liqu</text:span></text:span><text:span text:style-name="Default_20_Paragraph_20_Font"><text:span text:style-name="T1">i</text:span></text:span><text:span text:style-name="Default_20_Paragraph_20_Font"><text:span text:style-name="T8">da copi</text:span></text:span><text:span text:style-name="Default_20_Paragraph_20_Font"><text:span text:style-name="T1">o</text:span></text:span><text:span text:style-name="Default_20_Paragraph_20_Font"><text:span text:style-name="T8">sa secessere. sept</text:span></text:span><text:span text:style-name="Default_20_Paragraph_20_Font"><text:span text:style-name="T1">im</text:span></text:span><text:span text:style-name="Default_20_Paragraph_20_Font"><text:span text:style-name="T8">o ri-<text:line-break/>gu</text:span></text:span><text:span text:style-name="Default_20_Paragraph_20_Font"><text:span text:style-name="T1">it, </text:span></text:span><text:span text:style-name="Default_20_Paragraph_20_Font"><text:span text:style-name="T8">fabr</text:span></text:span><text:span text:style-name="Default_20_Paragraph_20_Font"><text:span text:style-name="T1">is </text:span></text:span><text:span text:style-name="Default_20_Paragraph_20_Font"><text:span text:style-name="T8">acuta, sui</text:span></text:span><text:span text:style-name="Default_20_Paragraph_20_Font"><text:span text:style-name="T1">s i</text:span></text:span><text:span text:style-name="Default_20_Paragraph_20_Font"><text:span text:style-name="T8">ngens., sec</text:span></text:span><text:span text:style-name="Default_20_Paragraph_20_Font"><text:span text:style-name="T1">t</text:span></text:span><text:span text:style-name="Default_20_Paragraph_20_Font"><text:span text:style-name="T8">at</text:span></text:span><text:span text:style-name="Default_20_Paragraph_20_Font"><text:span text:style-name="T1">i</text:span></text:span><text:span text:style-name="Default_20_Paragraph_20_Font"><text:span text:style-name="T8">o, c</text:span></text:span><text:span text:style-name="Default_20_Paragraph_20_Font"><text:span text:style-name="T1">i</text:span></text:span><text:span text:style-name="Default_20_Paragraph_20_Font"><text:span text:style-name="T8">rc</text:span></text:span><text:span text:style-name="Default_20_Paragraph_20_Font"><text:span text:style-name="T1">i</text:span></text:span><text:span text:style-name="Default_20_Paragraph_20_Font"><text:span text:style-name="T8">ter</text:span></text:span><text:span text:style-name="Default_20_Paragraph_20_Font"><text:span text:style-name="T1"> o</text:span></text:span><text:span text:style-name="Default_20_Paragraph_20_Font"><text:span text:style-name="T8">cca-<text:line-break/>sum toto corpore sud</text:span></text:span><text:span text:style-name="Default_20_Paragraph_20_Font"><text:span text:style-name="T1">o</text:span></text:span><text:span text:style-name="Default_20_Paragraph_20_Font"><text:span text:style-name="T8">r su</text:span></text:span><text:span text:style-name="Default_20_Paragraph_20_Font"><text:span text:style-name="T1">i</text:span></text:span><text:span text:style-name="Default_20_Paragraph_20_Font"><text:span text:style-name="T8">g</text:span></text:span><text:span text:style-name="Default_20_Paragraph_20_Font"><text:span text:style-name="T1">i</text:span></text:span><text:span text:style-name="Default_20_Paragraph_20_Font"><text:span text:style-name="T8">dus d</text:span></text:span><text:span text:style-name="Default_20_Paragraph_20_Font"><text:span text:style-name="T1">i</text:span></text:span><text:span text:style-name="Default_20_Paragraph_20_Font"><text:span text:style-name="T8">ssensus est, extre</text:span></text:span><text:span text:style-name="Default_20_Paragraph_20_Font"><text:span text:style-name="T1">mo</text:span></text:span><text:span text:style-name="Default_20_Paragraph_20_Font"><text:span text:style-name="T8">rum<text:line-break/></text:span></text:span><text:span text:style-name="Default_20_Paragraph_20_Font"><text:span text:style-name="T1">fai</text:span></text:span><text:span text:style-name="Default_20_Paragraph_20_Font"><text:span text:style-name="T8">gus, quae non recalesuebant , </text:span></text:span><text:span text:style-name="Default_20_Paragraph_20_Font"><text:span text:style-name="T1">i</text:span></text:span><text:span text:style-name="Default_20_Paragraph_20_Font"><text:span text:style-name="T8">terumque sub n</text:span></text:span><text:span text:style-name="Default_20_Paragraph_20_Font"><text:span text:style-name="T1">o</text:span></text:span><text:span text:style-name="Default_20_Paragraph_20_Font"><text:span text:style-name="T8">c</text:span></text:span><text:span text:style-name="Default_20_Paragraph_20_Font"><text:span text:style-name="T1">t</text:span></text:span><text:span text:style-name="Default_20_Paragraph_20_Font"><text:span text:style-name="T8">em.<text:line-break/>r</text:span></text:span><text:span text:style-name="Default_20_Paragraph_20_Font"><text:span text:style-name="T1">i</text:span></text:span><text:span text:style-name="Default_20_Paragraph_20_Font"><text:span text:style-name="T8">guit, extrema non recalesuebant, non d</text:span></text:span><text:span text:style-name="Default_20_Paragraph_20_Font"><text:span text:style-name="T1">o</text:span></text:span><text:span text:style-name="Default_20_Paragraph_20_Font"><text:span text:style-name="T8">rm</text:span></text:span><text:span text:style-name="Default_20_Paragraph_20_Font"><text:span text:style-name="T1">i</text:span></text:span><text:span text:style-name="Default_20_Paragraph_20_Font"><text:span text:style-name="T8">v</text:span></text:span><text:span text:style-name="Default_20_Paragraph_20_Font"><text:span text:style-name="T1">i</text:span></text:span><text:span text:style-name="Default_20_Paragraph_20_Font"><text:span text:style-name="T8">t, al</text:span></text:span><text:span text:style-name="Default_20_Paragraph_20_Font"><text:span text:style-name="T1">i-<text:line-break/></text:span></text:span><text:span text:style-name="Default_20_Paragraph_20_Font"><text:span text:style-name="T8">quantulu</text:span></text:span><text:span text:style-name="Default_20_Paragraph_20_Font"><text:span text:style-name="T1">m </text:span></text:span><text:span text:style-name="Default_20_Paragraph_20_Font"><text:span text:style-name="T8">del</text:span></text:span><text:span text:style-name="Default_20_Paragraph_20_Font"><text:span text:style-name="T1">i</text:span></text:span><text:span text:style-name="Default_20_Paragraph_20_Font"><text:span text:style-name="T8">rav</text:span></text:span><text:span text:style-name="Default_20_Paragraph_20_Font"><text:span text:style-name="T1">i</text:span></text:span><text:span text:style-name="Default_20_Paragraph_20_Font"><text:span text:style-name="T8">t. ac rursu</text:span></text:span><text:span text:style-name="Default_20_Paragraph_20_Font"><text:span text:style-name="T1">m i</text:span></text:span><text:span text:style-name="Default_20_Paragraph_20_Font"><text:span text:style-name="T8">ll</text:span></text:span><text:span text:style-name="Default_20_Paragraph_20_Font"><text:span text:style-name="T1">ico </text:span></text:span><text:span text:style-name="Default_20_Paragraph_20_Font"><text:span text:style-name="T8">ad</text:span></text:span><text:span text:style-name="Default_20_Paragraph_20_Font"><text:span text:style-name="T1"> m</text:span></text:span><text:span text:style-name="Default_20_Paragraph_20_Font"><text:span text:style-name="T8">ente</text:span></text:span><text:span text:style-name="Default_20_Paragraph_20_Font"><text:span text:style-name="T1">m </text:span></text:span><text:span text:style-name="Default_20_Paragraph_20_Font"><text:span text:style-name="T8">red</text:span></text:span><text:span text:style-name="Default_20_Paragraph_20_Font"><text:span text:style-name="T1">i</text:span></text:span><text:span text:style-name="Default_20_Paragraph_20_Font"><text:span text:style-name="T8">it.<text:line-break/>oc</text:span></text:span><text:span text:style-name="Default_20_Paragraph_20_Font"><text:span text:style-name="T1">t</text:span></text:span><text:span text:style-name="Default_20_Paragraph_20_Font"><text:span text:style-name="T8">avo c</text:span></text:span><text:span text:style-name="Default_20_Paragraph_20_Font"><text:span text:style-name="T1">i</text:span></text:span><text:span text:style-name="Default_20_Paragraph_20_Font"><text:span text:style-name="T8">rca merid</text:span></text:span><text:span text:style-name="Default_20_Paragraph_20_Font"><text:span text:style-name="T1">i</text:span></text:span><text:span text:style-name="Default_20_Paragraph_20_Font"><text:span text:style-name="T8">em recalu</text:span></text:span><text:span text:style-name="Default_20_Paragraph_20_Font"><text:span text:style-name="T1">it, siti</text:span></text:span><text:span text:style-name="Default_20_Paragraph_20_Font"><text:span text:style-name="T8">bunda; co</text:span></text:span><text:span text:style-name="Default_20_Paragraph_20_Font"><text:span text:style-name="T1">m</text:span></text:span><text:span text:style-name="Default_20_Paragraph_20_Font"><text:span text:style-name="T8">a</text:span></text:span><text:span text:style-name="Default_20_Paragraph_20_Font"><text:span text:style-name="T1">t</text:span></text:span><text:span text:style-name="Default_20_Paragraph_20_Font"><text:span text:style-name="T8">osu,<text:line-break/>nausuabunda; vo</text:span></text:span><text:span text:style-name="Default_20_Paragraph_20_Font"><text:span text:style-name="T1">m</text:span></text:span><text:span text:style-name="Default_20_Paragraph_20_Font"><text:span text:style-name="T8">u</text:span></text:span><text:span text:style-name="Default_20_Paragraph_20_Font"><text:span text:style-name="T1">it </text:span></text:span><text:span text:style-name="Default_20_Paragraph_20_Font"><text:span text:style-name="T8">bi</text:span></text:span><text:span text:style-name="Default_20_Paragraph_20_Font"><text:span text:style-name="T1">l</text:span></text:span><text:span text:style-name="Default_20_Paragraph_20_Font"><text:span text:style-name="T8">i</text:span></text:span><text:span text:style-name="Default_20_Paragraph_20_Font"><text:span text:style-name="T1">osu, </text:span></text:span><text:span text:style-name="Default_20_Paragraph_20_Font"><text:span text:style-name="T8">pauca, stava; noc</text:span></text:span><text:span text:style-name="Default_20_Paragraph_20_Font"><text:span text:style-name="T1">t</text:span></text:span><text:span text:style-name="Default_20_Paragraph_20_Font"><text:span text:style-name="T8">e su-<text:line-break/></text:span></text:span><text:span text:style-name="Default_20_Paragraph_20_Font"><text:span text:style-name="T1">d</text:span></text:span><text:span text:style-name="Default_20_Paragraph_20_Font"><text:span text:style-name="T8">a</text:span></text:span><text:span text:style-name="Default_20_Paragraph_20_Font"><text:span text:style-name="T1">ti</text:span></text:span><text:span text:style-name="Default_20_Paragraph_20_Font"><text:span text:style-name="T8">o, n</text:span></text:span><text:span text:style-name="Default_20_Paragraph_20_Font"><text:span text:style-name="T1">o</text:span></text:span><text:span text:style-name="Default_20_Paragraph_20_Font"><text:span text:style-name="T8">n dorm</text:span></text:span><text:span text:style-name="Default_20_Paragraph_20_Font"><text:span text:style-name="T1">ivit, </text:span></text:span><text:span text:style-name="Default_20_Paragraph_20_Font"><text:span text:style-name="T8">multum affa</text:span></text:span><text:span text:style-name="Default_20_Paragraph_20_Font"><text:span text:style-name="T1">ti</text:span></text:span><text:span text:style-name="Default_20_Paragraph_20_Font"><text:span text:style-name="T8">mque m</text:span></text:span><text:span text:style-name="Default_20_Paragraph_20_Font"><text:span text:style-name="T1">i</text:span></text:span><text:span text:style-name="Default_20_Paragraph_20_Font"><text:span text:style-name="T8">nx</text:span></text:span><text:span text:style-name="Default_20_Paragraph_20_Font"><text:span text:style-name="T1">i</text:span></text:span><text:span text:style-name="Default_20_Paragraph_20_Font"><text:span text:style-name="T8">t insc</text:span></text:span><text:span text:style-name="Default_20_Paragraph_20_Font"><text:span text:style-name="T1">i</text:span></text:span><text:span text:style-name="Default_20_Paragraph_20_Font"><text:span text:style-name="T8">a.<text:line-break/></text:span></text:span><text:span text:style-name="Default_20_Paragraph_20_Font"><text:span text:style-name="T1">N</text:span></text:span><text:span text:style-name="Default_20_Paragraph_20_Font"><text:span text:style-name="T8">ono</text:span></text:span><text:span text:style-name="Default_20_Paragraph_20_Font"><text:span text:style-name="T1"> r</text:span></text:span><text:span text:style-name="Default_20_Paragraph_20_Font"><text:span text:style-name="T8">em</text:span></text:span><text:span text:style-name="Default_20_Paragraph_20_Font"><text:span text:style-name="T1">isse </text:span></text:span><text:span text:style-name="Default_20_Paragraph_20_Font"><text:span text:style-name="T8">sun</text:span></text:span><text:span text:style-name="Default_20_Paragraph_20_Font"><text:span text:style-name="T1">t o</text:span></text:span><text:span text:style-name="Default_20_Paragraph_20_Font"><text:span text:style-name="T8">mn</text:span></text:span><text:span text:style-name="Default_20_Paragraph_20_Font"><text:span text:style-name="T1">i</text:span></text:span><text:span text:style-name="Default_20_Paragraph_20_Font"><text:span text:style-name="T8">a, c</text:span></text:span><text:span text:style-name="Default_20_Paragraph_20_Font"><text:span text:style-name="T1">om</text:span></text:span><text:span text:style-name="Default_20_Paragraph_20_Font"><text:span text:style-name="T8">atosu ad vespera</text:span></text:span><text:span text:style-name="Default_20_Paragraph_20_Font"><text:span text:style-name="T1">m, </text:span></text:span><text:span text:style-name="Default_20_Paragraph_20_Font"><text:span text:style-name="T8">pau-<text:line-break/></text:span></text:span><text:span text:style-name="Default_20_Paragraph_20_Font"><text:span text:style-name="T1">vi</text:span></text:span><text:span text:style-name="Default_20_Paragraph_20_Font"><text:span text:style-name="T8">llu</text:span></text:span><text:span text:style-name="Default_20_Paragraph_20_Font"><text:span text:style-name="T1">m </text:span></text:span><text:span text:style-name="Default_20_Paragraph_20_Font"><text:span text:style-name="T8">r</text:span></text:span><text:span text:style-name="Default_20_Paragraph_20_Font"><text:span text:style-name="T1">i</text:span></text:span><text:span text:style-name="Default_20_Paragraph_20_Font"><text:span text:style-name="T8">gu</text:span></text:span><text:span text:style-name="Default_20_Paragraph_20_Font"><text:span text:style-name="T1">i</text:span></text:span><text:span text:style-name="Default_20_Paragraph_20_Font"><text:span text:style-name="T8">t, vo</text:span></text:span><text:span text:style-name="Default_20_Paragraph_20_Font"><text:span text:style-name="T1">m</text:span></text:span><text:span text:style-name="Default_20_Paragraph_20_Font"><text:span text:style-name="T8">u</text:span></text:span><text:span text:style-name="Default_20_Paragraph_20_Font"><text:span text:style-name="T1">i</text:span></text:span><text:span text:style-name="Default_20_Paragraph_20_Font"><text:span text:style-name="T8">t amara b</text:span></text:span><text:span text:style-name="Default_20_Paragraph_20_Font"><text:span text:style-name="T1">i</text:span></text:span><text:span text:style-name="Default_20_Paragraph_20_Font"><text:span text:style-name="T8">l</text:span></text:span><text:span text:style-name="Default_20_Paragraph_20_Font"><text:span text:style-name="T1">iosu. D</text:span></text:span><text:span text:style-name="Default_20_Paragraph_20_Font"><text:span text:style-name="T8">ec</text:span></text:span><text:span text:style-name="Default_20_Paragraph_20_Font"><text:span text:style-name="T1">im</text:span></text:span><text:span text:style-name="Default_20_Paragraph_20_Font"><text:span text:style-name="T8">o r</text:span></text:span><text:span text:style-name="Default_20_Paragraph_20_Font"><text:span text:style-name="T1">i</text:span></text:span><text:span text:style-name="Default_20_Paragraph_20_Font"><text:span text:style-name="T8">gor,<text:line-break/>fabr</text:span></text:span><text:span text:style-name="Default_20_Paragraph_20_Font"><text:span text:style-name="T1">is </text:span></text:span><text:span text:style-name="Default_20_Paragraph_20_Font"><text:span text:style-name="T8">exacerba</text:span></text:span><text:span text:style-name="Default_20_Paragraph_20_Font"><text:span text:style-name="T1">t</text:span></text:span><text:span text:style-name="Default_20_Paragraph_20_Font"><text:span text:style-name="T8">a est, n</text:span></text:span><text:span text:style-name="Default_20_Paragraph_20_Font"><text:span text:style-name="T1">i</text:span></text:span><text:span text:style-name="Default_20_Paragraph_20_Font"><text:span text:style-name="T8">hil dorm</text:span></text:span><text:span text:style-name="Default_20_Paragraph_20_Font"><text:span text:style-name="T1">i</text:span></text:span><text:span text:style-name="Default_20_Paragraph_20_Font"><text:span text:style-name="T8">v</text:span></text:span><text:span text:style-name="Default_20_Paragraph_20_Font"><text:span text:style-name="T1">i</text:span></text:span><text:span text:style-name="Default_20_Paragraph_20_Font"><text:span text:style-name="T8">t, mane cop</text:span></text:span><text:span text:style-name="Default_20_Paragraph_20_Font"><text:span text:style-name="T1">io</text:span></text:span><text:span text:style-name="Default_20_Paragraph_20_Font"><text:span text:style-name="T8">sum<text:line-break/>m</text:span></text:span><text:span text:style-name="Default_20_Paragraph_20_Font"><text:span text:style-name="T1">i</text:span></text:span><text:span text:style-name="Default_20_Paragraph_20_Font"><text:span text:style-name="T8">nx</text:span></text:span><text:span text:style-name="Default_20_Paragraph_20_Font"><text:span text:style-name="T1">i</text:span></text:span><text:span text:style-name="Default_20_Paragraph_20_Font"><text:span text:style-name="T8">t sed</text:span></text:span><text:span text:style-name="Default_20_Paragraph_20_Font"><text:span text:style-name="T1">i</text:span></text:span><text:span text:style-name="Default_20_Paragraph_20_Font"><text:span text:style-name="T8">mentum non haben</text:span></text:span><text:span text:style-name="Default_20_Paragraph_20_Font"><text:span text:style-name="T1">s; </text:span></text:span><text:span text:style-name="Default_20_Paragraph_20_Font"><text:span text:style-name="T8">ex</text:span></text:span><text:span text:style-name="Default_20_Paragraph_20_Font"><text:span text:style-name="T1">t</text:span></text:span><text:span text:style-name="Default_20_Paragraph_20_Font"><text:span text:style-name="T8">re</text:span></text:span><text:span text:style-name="Default_20_Paragraph_20_Font"><text:span text:style-name="T1">m</text:span></text:span><text:span text:style-name="Default_20_Paragraph_20_Font"><text:span text:style-name="T8">a recaluerunt.<text:line-break/>Undec</text:span></text:span><text:span text:style-name="Default_20_Paragraph_20_Font"><text:span text:style-name="T1">i</text:span></text:span><text:span text:style-name="Default_20_Paragraph_20_Font"><text:span text:style-name="T8">m</text:span></text:span><text:span text:style-name="Default_20_Paragraph_20_Font"><text:span text:style-name="T1">o </text:span></text:span><text:span text:style-name="Default_20_Paragraph_20_Font"><text:span text:style-name="T8">v</text:span></text:span><text:span text:style-name="Default_20_Paragraph_20_Font"><text:span text:style-name="T1">o</text:span></text:span><text:span text:style-name="Default_20_Paragraph_20_Font"><text:span text:style-name="T8">mu</text:span></text:span><text:span text:style-name="Default_20_Paragraph_20_Font"><text:span text:style-name="T1">i</text:span></text:span><text:span text:style-name="Default_20_Paragraph_20_Font"><text:span text:style-name="T8">t aerug</text:span></text:span><text:span text:style-name="Default_20_Paragraph_20_Font"><text:span text:style-name="T1">i</text:span></text:span><text:span text:style-name="Default_20_Paragraph_20_Font"><text:span text:style-name="T8">n</text:span></text:span><text:span text:style-name="Default_20_Paragraph_20_Font"><text:span text:style-name="T1">osa, </text:span></text:span><text:span text:style-name="Default_20_Paragraph_20_Font"><text:span text:style-name="T8">b</text:span></text:span><text:span text:style-name="Default_20_Paragraph_20_Font"><text:span text:style-name="T1">i</text:span></text:span><text:span text:style-name="Default_20_Paragraph_20_Font"><text:span text:style-name="T8">liosa, non mul</text:span></text:span><text:span text:style-name="Default_20_Paragraph_20_Font"><text:span text:style-name="T1">to </text:span></text:span><text:span text:style-name="Default_20_Paragraph_20_Font"><text:span text:style-name="T8">post<text:line-break/>.r</text:span></text:span><text:span text:style-name="Default_20_Paragraph_20_Font"><text:span text:style-name="T1">i</text:span></text:span><text:span text:style-name="Default_20_Paragraph_20_Font"><text:span text:style-name="T8">guit; iterumque ex</text:span></text:span><text:span text:style-name="Default_20_Paragraph_20_Font"><text:span text:style-name="T1">t</text:span></text:span><text:span text:style-name="Default_20_Paragraph_20_Font"><text:span text:style-name="T8">re</text:span></text:span><text:span text:style-name="Default_20_Paragraph_20_Font"><text:span text:style-name="T1">m</text:span></text:span><text:span text:style-name="Default_20_Paragraph_20_Font"><text:span text:style-name="T8">a su.g a,. ad occasu</text:span></text:span><text:span text:style-name="Default_20_Paragraph_20_Font"><text:span text:style-name="T1">m </text:span></text:span><text:span text:style-name="Default_20_Paragraph_20_Font"><text:span text:style-name="T8">rigor.<text:line-break/>sudor, vomuit cop</text:span></text:span><text:span text:style-name="Default_20_Paragraph_20_Font"><text:span text:style-name="T1">i</text:span></text:span><text:span text:style-name="Default_20_Paragraph_20_Font"><text:span text:style-name="T8">osa,. nox lab</text:span></text:span><text:span text:style-name="Default_20_Paragraph_20_Font"><text:span text:style-name="T1">o</text:span></text:span><text:span text:style-name="Default_20_Paragraph_20_Font"><text:span text:style-name="T8">r</text:span></text:span><text:span text:style-name="Default_20_Paragraph_20_Font"><text:span text:style-name="T1">iosa. D</text:span></text:span><text:span text:style-name="Default_20_Paragraph_20_Font"><text:span text:style-name="T8">uodec</text:span></text:span><text:span text:style-name="Default_20_Paragraph_20_Font"><text:span text:style-name="T1">im</text:span></text:span><text:span text:style-name="Default_20_Paragraph_20_Font"><text:span text:style-name="T8">o vo-</text:span></text:span></text:p>
      <text:p text:style-name="P6"><text:span text:style-name="Default_20_Paragraph_20_Font"><text:span text:style-name="T17">, </text:span></text:span><text:span text:style-name="Default_20_Paragraph_20_Font"><text:span text:style-name="T1">m</text:span></text:span><text:span text:style-name="Default_20_Paragraph_20_Font"><text:span text:style-name="T8">u</text:span></text:span><text:span text:style-name="Default_20_Paragraph_20_Font"><text:span text:style-name="T1">i</text:span></text:span><text:span text:style-name="Default_20_Paragraph_20_Font"><text:span text:style-name="T8">t cop</text:span></text:span><text:span text:style-name="Default_20_Paragraph_20_Font"><text:span text:style-name="T1">i</text:span></text:span><text:span text:style-name="Default_20_Paragraph_20_Font"><text:span text:style-name="T8">osa, n</text:span></text:span><text:span text:style-name="Default_20_Paragraph_20_Font"><text:span text:style-name="T1">i</text:span></text:span><text:span text:style-name="Default_20_Paragraph_20_Font"><text:span text:style-name="T8">gra, graveolen</text:span></text:span><text:span text:style-name="Default_20_Paragraph_20_Font"><text:span text:style-name="T1">t</text:span></text:span><text:span text:style-name="Default_20_Paragraph_20_Font"><text:span text:style-name="T8">ia; singultus</text:span></text:span><text:span text:style-name="Default_20_Paragraph_20_Font"><text:span text:style-name="T1"> m</text:span></text:span><text:span text:style-name="Default_20_Paragraph_20_Font"><text:span text:style-name="T8">ultu</text:span></text:span><text:span text:style-name="Default_20_Paragraph_20_Font"><text:span text:style-name="T1">s; .<text:line-break/>siti</text:span></text:span><text:span text:style-name="Default_20_Paragraph_20_Font"><text:span text:style-name="T8">s lab</text:span></text:span><text:span text:style-name="Default_20_Paragraph_20_Font"><text:span text:style-name="T1">o</text:span></text:span><text:span text:style-name="Default_20_Paragraph_20_Font"><text:span text:style-name="T8">r</text:span></text:span><text:span text:style-name="Default_20_Paragraph_20_Font"><text:span text:style-name="T1">i</text:span></text:span><text:span text:style-name="Default_20_Paragraph_20_Font"><text:span text:style-name="T8">osa</text:span></text:span><text:span text:style-name="Default_20_Paragraph_20_Font"><text:span text:style-name="T1"> D</text:span></text:span><text:span text:style-name="Default_20_Paragraph_20_Font"><text:span text:style-name="T8">eci</text:span></text:span><text:span text:style-name="Default_20_Paragraph_20_Font"><text:span text:style-name="T1">mo </text:span></text:span><text:span text:style-name="Default_20_Paragraph_20_Font"><text:span text:style-name="T8">ter</text:span></text:span><text:span text:style-name="Default_20_Paragraph_20_Font"><text:span text:style-name="T1">t</text:span></text:span><text:span text:style-name="Default_20_Paragraph_20_Font"><text:span text:style-name="T8">io nigra, grave</text:span></text:span><text:span text:style-name="Default_20_Paragraph_20_Font"><text:span text:style-name="T1">o</text:span></text:span><text:span text:style-name="Default_20_Paragraph_20_Font"><text:span text:style-name="T8">lent</text:span></text:span><text:span text:style-name="Default_20_Paragraph_20_Font"><text:span text:style-name="T1">i</text:span></text:span><text:span text:style-name="Default_20_Paragraph_20_Font"><text:span text:style-name="T8">a, co-<text:line-break/>p</text:span></text:span><text:span text:style-name="Default_20_Paragraph_20_Font"><text:span text:style-name="T1">i</text:span></text:span><text:span text:style-name="Default_20_Paragraph_20_Font"><text:span text:style-name="T8">ofa vomu</text:span></text:span><text:span text:style-name="Default_20_Paragraph_20_Font"><text:span text:style-name="T1">i</text:span></text:span><text:span text:style-name="Default_20_Paragraph_20_Font"><text:span text:style-name="T8">t; r</text:span></text:span><text:span text:style-name="Default_20_Paragraph_20_Font"><text:span text:style-name="T1">i</text:span></text:span><text:span text:style-name="Default_20_Paragraph_20_Font"><text:span text:style-name="T8">gor, circa merid</text:span></text:span><text:span text:style-name="Default_20_Paragraph_20_Font"><text:span text:style-name="T1">i</text:span></text:span><text:span text:style-name="Default_20_Paragraph_20_Font"><text:span text:style-name="T8">em</text:span></text:span><text:span text:style-name="Default_20_Paragraph_20_Font"><text:span text:style-name="T1"> m</text:span></text:span><text:span text:style-name="Default_20_Paragraph_20_Font"><text:span text:style-name="T8">uta. </text:span></text:span><text:span text:style-name="Default_20_Paragraph_20_Font"><text:span text:style-name="T1">D</text:span></text:span><text:span text:style-name="Default_20_Paragraph_20_Font"><text:span text:style-name="T8">ecimo<text:line-break/>quarto fanguis per nare</text:span></text:span><text:span text:style-name="Default_20_Paragraph_20_Font"><text:span text:style-name="T1">s </text:span></text:span><text:span text:style-name="Default_20_Paragraph_20_Font"><text:span text:style-name="T8">e/stux</text:span></text:span><text:span text:style-name="Default_20_Paragraph_20_Font"><text:span text:style-name="T1">i</text:span></text:span><text:span text:style-name="Default_20_Paragraph_20_Font"><text:span text:style-name="T8">t, defuncta est. Hu</text:span></text:span><text:span text:style-name="Default_20_Paragraph_20_Font"><text:span text:style-name="T1">i</text:span></text:span><text:span text:style-name="Default_20_Paragraph_20_Font"><text:span text:style-name="T8">c<text:line-break/>per</text:span></text:span><text:span text:style-name="Default_20_Paragraph_20_Font"><text:span text:style-name="T1"> to</text:span></text:span><text:span text:style-name="Default_20_Paragraph_20_Font"><text:span text:style-name="T8">tu</text:span></text:span><text:span text:style-name="Default_20_Paragraph_20_Font"><text:span text:style-name="T1">m </text:span></text:span><text:span text:style-name="Default_20_Paragraph_20_Font"><text:span text:style-name="T8">morbum alvus l</text:span></text:span><text:span text:style-name="Default_20_Paragraph_20_Font"><text:span text:style-name="T1">i</text:span></text:span><text:span text:style-name="Default_20_Paragraph_20_Font"><text:span text:style-name="T8">quida et horr</text:span></text:span><text:span text:style-name="Default_20_Paragraph_20_Font"><text:span text:style-name="T1">o</text:span></text:span><text:span text:style-name="Default_20_Paragraph_20_Font"><text:span text:style-name="T8">ris sensus ad-</text:span></text:span></text:p>
      <text:p text:style-name="P1"><text:span text:style-name="Default_20_Paragraph_20_Font"><text:span text:style-name="T1">- sui</text:span></text:span><text:span text:style-name="Default_20_Paragraph_20_Font"><text:span text:style-name="T8">t , aetas annorum vere septemdec</text:span></text:span><text:span text:style-name="Default_20_Paragraph_20_Font"><text:span text:style-name="T1">im.</text:span></text:span></text:p>
      <text:p text:style-name="Normal"><text:span text:style-name="Default_20_Paragraph_20_Font"><text:span text:style-name="T1">a</text:span></text:span></text:p>
      <text:p text:style-name="P5"><text:span text:style-name="Default_20_Paragraph_20_Font"><text:span text:style-name="T1">. -. .. Sive Athenis in astutorum foro haec muliercula de-<text:line-break/>consueret, sive alia in civitate, aliis inquirendum permit-<text:line-break/>tentes, quae per totum acciderent morbum contemplabi-<text:line-break/>mur, a quibus ipsi non concedebatur vivere. omnia siqui-<text:line-break/>dem a principio erant letalia et magis quisquam admiratus<text:line-break/>fuerit quomodo ad decimum quartum suffecerit. Verum<text:line-break/>mihi ridetur ob id ad finem eorum quae ipsi oborta sunt<text:line-break/>addidisse: A</text:span></text:span><text:span text:style-name="Default_20_Paragraph_20_Font"><text:span text:style-name="T8">e</text:span></text:span><text:span text:style-name="Default_20_Paragraph_20_Font"><text:span text:style-name="T1">t</text:span></text:span><text:span text:style-name="Default_20_Paragraph_20_Font"><text:span text:style-name="T8">a</text:span></text:span><text:span text:style-name="Default_20_Paragraph_20_Font"><text:span text:style-name="T1">s </text:span></text:span><text:span text:style-name="Default_20_Paragraph_20_Font"><text:span text:style-name="T8">ann</text:span></text:span><text:span text:style-name="Default_20_Paragraph_20_Font"><text:span text:style-name="T1">o</text:span></text:span><text:span text:style-name="Default_20_Paragraph_20_Font"><text:span text:style-name="T8">rum sere sep</text:span></text:span><text:span text:style-name="Default_20_Paragraph_20_Font"><text:span text:style-name="T1">t</text:span></text:span><text:span text:style-name="Default_20_Paragraph_20_Font"><text:span text:style-name="T8">emdec</text:span></text:span><text:span text:style-name="Default_20_Paragraph_20_Font"><text:span text:style-name="T1">i</text:span></text:span><text:span text:style-name="Default_20_Paragraph_20_Font"><text:span text:style-name="T8">m. </text:span></text:span><text:span text:style-name="Default_20_Paragraph_20_Font"><text:span text:style-name="T1">Constat au-<text:line-break/>tem praeterquam quod valida esset aetate et ipsam per fe<text:line-break/>naturae imbecillae non fuisse , alias non suffecisset. Quum</text:span></text:span></text:p>
      <text:p text:style-name="P2"><text:span text:style-name="Default_20_Paragraph_20_Font"><text:span text:style-name="T1">-enim neque aliud quicquam eorum quae illi facta funt<text:line-break/>esset utile; ac derepente fecundo die parum </text:span></text:span><text:span text:style-name="Default_20_Paragraph_20_Font"><text:span text:style-name="T10">v</text:span></text:span><text:span text:style-name="Default_20_Paragraph_20_Font"><text:span text:style-name="T1">iguisset, acute<text:line-break/>febricitasset , circa caput parum frigidum sudasset, mox<text:line-break/>murium quarto exacerbata essent omnia, iterumque septimo<text:line-break/>viguisset , lingua inatuisset et acute febricitasset , habuisset-<text:line-break/>que praeterea extremitates frigidas, neque hae amplius<text:line-break/>recalescerent , quomodo ipsam prorsus mori nono vel un-<text:line-break/>decimo die non oportuit? Productu est utique ad deci-<text:line-break/>tuum quartum diem propter tum aetatem tum robur na-<text:line-break/>turae, quae robur idem declaravit, ac decimoquarto die<text:line-break/>sanguinis eruptionem excitavit. At enim sanguinis vacua-<text:line-break/>tio morbum certe maximum non erat sanatura. Demon-<text:line-break/>stravit autem morbi magnitudinem praeter alvi fympto-<text:line-break/>mata graveolentia nigrorum vomitu remotorum, perpetuo<text:line-break/>siquidem letalia stant graveolentia, quemadmodum et ipsis<text:line-break/>in prognostico pronunciavit: omnes et putres et graveo-<text:line-break/>lentes odores in omnlbus quae vomitu reliduntur mali.</text:span></text:span></text:p>
      <text:p text:style-name="P3">Quod in fine adscriptum est, caussis, similem absurditatem<text:line-break/>sortitur scripto ad calcem ante hanc aegram verbo,<text:line-break/>phrenitis.</text:p>
      <text:h text:style-name="P38" text:outline-level="3"><text:bookmark-start text:name="bookmark32"/><text:span text:style-name="Default_20_Paragraph_20_Font"><text:span text:style-name="T1">HIPPOCRATES EPIDEM. III. ET<text:line-break/>CALENI IN ILLUM COMMEN-<text:line-break/>TARIUS HI.</text:span></text:span><text:bookmark-end text:name="bookmark32"/></text:h>
      <text:p text:style-name="Normal"><text:span text:style-name="Default_20_Paragraph_20_Font"><text:span text:style-name="T1">Quum pestilentem fletum hic scribat Hippocrates, quae<text:line-break/>ad eorum dicturus est explanationem conferunt, superius<text:line-break/>a nobis elaborata per capita commentatus, ita ad ipsius<text:line-break/>contextus accedam. Primum quidem quod statum non su-<text:line-break/>lum ambientis nos aeris temperamentum praeter naturam,<text:line-break/>verum etiam omnem cuiuscunque rei ideam ita appellare<text:line-break/>consueverit, ad memoriam revocemus. Deinde quod fit<text:line-break/>quoddam secundum naturam unicuique anni tempori tem-</text:span></text:span></text:p>
      <text:p text:style-name="P2"><text:span text:style-name="Default_20_Paragraph_20_Font"><text:span text:style-name="T1">perameutum. Postea quod propter naturalis status in eum<text:line-break/>qui praeter -naturam-. est eversionem nostris in corporibus<text:line-break/>morbi oboriantur. Cum his autem eorum meminerimus,<text:line-break/>quae in aphorisinis scripsit lusce verbis usus : </text:span></text:span><text:span text:style-name="Default_20_Paragraph_20_Font"><text:span text:style-name="T8">Ex ann</text:span></text:span><text:span text:style-name="Default_20_Paragraph_20_Font"><text:span text:style-name="T1">i<text:line-break/></text:span></text:span><text:span text:style-name="Default_20_Paragraph_20_Font"><text:span text:style-name="T8">const</text:span></text:span><text:span text:style-name="Default_20_Paragraph_20_Font"><text:span text:style-name="T1">it</text:span></text:span><text:span text:style-name="Default_20_Paragraph_20_Font"><text:span text:style-name="T8">u</text:span></text:span><text:span text:style-name="Default_20_Paragraph_20_Font"><text:span text:style-name="T1">ti</text:span></text:span><text:span text:style-name="Default_20_Paragraph_20_Font"><text:span text:style-name="T8">on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. </text:span></text:span><text:span text:style-name="Default_20_Paragraph_20_Font"><text:span text:style-name="T8">sicc</text:span></text:span><text:span text:style-name="Default_20_Paragraph_20_Font"><text:span text:style-name="T1">i</text:span></text:span><text:span text:style-name="Default_20_Paragraph_20_Font"><text:span text:style-name="T8">tate</text:span></text:span><text:span text:style-name="Default_20_Paragraph_20_Font"><text:span text:style-name="T1">s </text:span></text:span><text:span text:style-name="Default_20_Paragraph_20_Font"><text:span text:style-name="T8">adsidu</text:span></text:span><text:span text:style-name="Default_20_Paragraph_20_Font"><text:span text:style-name="T1">is i</text:span></text:span><text:span text:style-name="Default_20_Paragraph_20_Font"><text:span text:style-name="T8">mbribus sunt sulubrio-<text:line-break/>re</text:span></text:span><text:span text:style-name="Default_20_Paragraph_20_Font"><text:span text:style-name="T1">s </text:span></text:span><text:span text:style-name="Default_20_Paragraph_20_Font"><text:span text:style-name="T8">m</text:span></text:span><text:span text:style-name="Default_20_Paragraph_20_Font"><text:span text:style-name="T1">i</text:span></text:span><text:span text:style-name="Default_20_Paragraph_20_Font"><text:span text:style-name="T8">nusque letale</text:span></text:span><text:span text:style-name="Default_20_Paragraph_20_Font"><text:span text:style-name="T1">s. P</text:span></text:span><text:span text:style-name="Default_20_Paragraph_20_Font"><text:span text:style-name="T8">er a</text:span></text:span><text:span text:style-name="Default_20_Paragraph_20_Font"><text:span text:style-name="T1">d</text:span></text:span><text:span text:style-name="Default_20_Paragraph_20_Font"><text:span text:style-name="T8">siduo</text:span></text:span><text:span text:style-name="Default_20_Paragraph_20_Font"><text:span text:style-name="T1">s </text:span></text:span><text:span text:style-name="Default_20_Paragraph_20_Font"><text:span text:style-name="T8">autem</text:span></text:span><text:span text:style-name="Default_20_Paragraph_20_Font"><text:span text:style-name="T1"> - i</text:span></text:span><text:span text:style-name="Default_20_Paragraph_20_Font"><text:span text:style-name="T8">mbres m</text:span></text:span><text:span text:style-name="Default_20_Paragraph_20_Font"><text:span text:style-name="T1">o</text:span></text:span><text:span text:style-name="Default_20_Paragraph_20_Font"><text:span text:style-name="T8">rbi<text:line-break/>plerumque or</text:span></text:span><text:span text:style-name="Default_20_Paragraph_20_Font"><text:span text:style-name="T1">i</text:span></text:span><text:span text:style-name="Default_20_Paragraph_20_Font"><text:span text:style-name="T8">un</text:span></text:span><text:span text:style-name="Default_20_Paragraph_20_Font"><text:span text:style-name="T1">t</text:span></text:span><text:span text:style-name="Default_20_Paragraph_20_Font"><text:span text:style-name="T8">ur; fabre</text:span></text:span><text:span text:style-name="Default_20_Paragraph_20_Font"><text:span text:style-name="T1">s </text:span></text:span><text:span text:style-name="Default_20_Paragraph_20_Font"><text:span text:style-name="T8">l</text:span></text:span><text:span text:style-name="Default_20_Paragraph_20_Font"><text:span text:style-name="T1">o</text:span></text:span><text:span text:style-name="Default_20_Paragraph_20_Font"><text:span text:style-name="T8">ngae, alv</text:span></text:span><text:span text:style-name="Default_20_Paragraph_20_Font"><text:span text:style-name="T1">i m</text:span></text:span><text:span text:style-name="Default_20_Paragraph_20_Font"><text:span text:style-name="T8">r</text:span></text:span><text:span text:style-name="Default_20_Paragraph_20_Font"><text:span text:style-name="T1">o</text:span></text:span><text:span text:style-name="Default_20_Paragraph_20_Font"><text:span text:style-name="T8">siuv</text:span></text:span><text:span text:style-name="Default_20_Paragraph_20_Font"><text:span text:style-name="T1">i</text:span></text:span><text:span text:style-name="Default_20_Paragraph_20_Font"><text:span text:style-name="T8">arerpu-<text:line-break/></text:span></text:span><text:span text:style-name="Default_20_Paragraph_20_Font"><text:span text:style-name="T1">o </text:span></text:span><text:span text:style-name="Default_20_Paragraph_20_Font"><text:span text:style-name="T8">ed</text:span></text:span><text:span text:style-name="Default_20_Paragraph_20_Font"><text:span text:style-name="T1">ic</text:span></text:span><text:span text:style-name="Default_20_Paragraph_20_Font"><text:span text:style-name="T8">et. </text:span></text:span><text:span text:style-name="Default_20_Paragraph_20_Font"><text:span text:style-name="T1">Recordemur quoque et quae in principio fecundi<text:line-break/>epidemiorum interpretatus scripsi. Quod si quis. quae pro-<text:line-break/>tuli accusate ipsis legit, ad eorum quae nunc nobis pro-<text:line-break/>pofita funt explicationem perveniet.</text:span></text:span></text:p>
      <text:p text:style-name="P1"><text:span text:style-name="Default_20_Paragraph_20_Font"><text:span text:style-name="T1">sum . I.sum.i. si . </text:span></text:span><text:span text:style-name="Default_20_Paragraph_20_Font"><text:span text:style-name="T8">r:r-<text:line-break/>Annu</text:span></text:span><text:span text:style-name="Default_20_Paragraph_20_Font"><text:span text:style-name="T1">s </text:span></text:span><text:span text:style-name="Default_20_Paragraph_20_Font"><text:span text:style-name="T8">austr</text:span></text:span><text:span text:style-name="Default_20_Paragraph_20_Font"><text:span text:style-name="T1">i</text:span></text:span><text:span text:style-name="Default_20_Paragraph_20_Font"><text:span text:style-name="T8">nu</text:span></text:span><text:span text:style-name="Default_20_Paragraph_20_Font"><text:span text:style-name="T1">s, </text:span></text:span><text:span text:style-name="Default_20_Paragraph_20_Font"><text:span text:style-name="T8">pluv</text:span></text:span><text:span text:style-name="Default_20_Paragraph_20_Font"><text:span text:style-name="T1">i</text:span></text:span><text:span text:style-name="Default_20_Paragraph_20_Font"><text:span text:style-name="T8">u</text:span></text:span><text:span text:style-name="Default_20_Paragraph_20_Font"><text:span text:style-name="T1">s, </text:span></text:span><text:span text:style-name="Default_20_Paragraph_20_Font"><text:span text:style-name="T8">v</text:span></text:span><text:span text:style-name="Default_20_Paragraph_20_Font"><text:span text:style-name="T1">e</text:span></text:span><text:span text:style-name="Default_20_Paragraph_20_Font"><text:span text:style-name="T8">n</text:span></text:span><text:span text:style-name="Default_20_Paragraph_20_Font"><text:span text:style-name="T1">tis </text:span></text:span><text:span text:style-name="Default_20_Paragraph_20_Font"><text:span text:style-name="T8">m</text:span></text:span><text:span text:style-name="Default_20_Paragraph_20_Font"><text:span text:style-name="T1">i</text:span></text:span><text:span text:style-name="Default_20_Paragraph_20_Font"><text:span text:style-name="T8">n</text:span></text:span><text:span text:style-name="Default_20_Paragraph_20_Font"><text:span text:style-name="T1">i</text:span></text:span><text:span text:style-name="Default_20_Paragraph_20_Font"><text:span text:style-name="T8">me perpetuo persta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s.</text:span></text:span></text:p>
      <text:p text:style-name="Normal"><text:span text:style-name="Default_20_Paragraph_20_Font"><text:span text:style-name="T1">Primo quidem -epidemiorum libro tres status de</text:span></text:span><text:span text:style-name="Default_20_Paragraph_20_Font"><text:span text:style-name="T8">t</text:span></text:span><text:span text:style-name="Default_20_Paragraph_20_Font"><text:span text:style-name="T1">eri-<text:line-break/>psit, hic vero unicum hunc, qui nunc explicandus nobis<text:line-break/>- proponitur ; et vero etiam secundo epidemiorum tres alii</text:span></text:span></text:p>
      <text:p text:style-name="P3"><text:span text:style-name="Default_20_Paragraph_20_Font"><text:span text:style-name="T1">sumpti- sunt. Verum liber ille non ad editionem, quem-<text:line-break/>admodum tum primus tum tertius creatus esse videtur.<text:line-break/>Non famen quamprimum in: principio narrationis eorum<text:line-break/>quae facta funi, prius illis lu libris status scriptis man-<text:line-break/>datus est, fed plane incipit ab expositione .eorum quae ab<text:line-break/>ipso tum in procreatis morbis tum in ambientis nos ae-<text:line-break/></text:span></text:span><text:span text:style-name="Default_20_Paragraph_20_Font"><text:span text:style-name="T8">r</text:span></text:span><text:span text:style-name="Default_20_Paragraph_20_Font"><text:span text:style-name="T1">is temperamento narrata sunt. </text:span></text:span><text:span text:style-name="Default_20_Paragraph_20_Font"><text:span text:style-name="T8">Ln</text:span></text:span><text:span text:style-name="Default_20_Paragraph_20_Font"><text:span text:style-name="T1"> T</text:span></text:span><text:span text:style-name="Default_20_Paragraph_20_Font"><text:span text:style-name="T8">hasu</text:span></text:span><text:span text:style-name="Default_20_Paragraph_20_Font"><text:span text:style-name="T1"> it</text:span></text:span><text:span text:style-name="Default_20_Paragraph_20_Font"><text:span text:style-name="T8">aque</text:span></text:span><text:span text:style-name="Default_20_Paragraph_20_Font"><text:span text:style-name="T1">, inquit,<text:line-break/></text:span></text:span><text:span text:style-name="Default_20_Paragraph_20_Font"><text:span text:style-name="T8">au</text:span></text:span><text:span text:style-name="Default_20_Paragraph_20_Font"><text:span text:style-name="T1">t</text:span></text:span><text:span text:style-name="Default_20_Paragraph_20_Font"><text:span text:style-name="T8">umn</text:span></text:span><text:span text:style-name="Default_20_Paragraph_20_Font"><text:span text:style-name="T1">o </text:span></text:span><text:span text:style-name="Default_20_Paragraph_20_Font"><text:span text:style-name="T8">ad aequ</text:span></text:span><text:span text:style-name="Default_20_Paragraph_20_Font"><text:span text:style-name="T1">i</text:span></text:span><text:span text:style-name="Default_20_Paragraph_20_Font"><text:span text:style-name="T8">n</text:span></text:span><text:span text:style-name="Default_20_Paragraph_20_Font"><text:span text:style-name="T1">o</text:span></text:span><text:span text:style-name="Default_20_Paragraph_20_Font"><text:span text:style-name="T8">ct</text:span></text:span><text:span text:style-name="Default_20_Paragraph_20_Font"><text:span text:style-name="T1">i</text:span></text:span><text:span text:style-name="Default_20_Paragraph_20_Font"><text:span text:style-name="T8">um e</text:span></text:span><text:span text:style-name="Default_20_Paragraph_20_Font"><text:span text:style-name="T1">t </text:span></text:span><text:span text:style-name="Default_20_Paragraph_20_Font"><text:span text:style-name="T8">sub versatus, aquae mul</text:span></text:span><text:span text:style-name="Default_20_Paragraph_20_Font"><text:span text:style-name="T1">t</text:span></text:span><text:span text:style-name="Default_20_Paragraph_20_Font"><text:span text:style-name="T8">ae,<text:line-break/>c</text:span></text:span><text:span text:style-name="Default_20_Paragraph_20_Font"><text:span text:style-name="T1">o</text:span></text:span><text:span text:style-name="Default_20_Paragraph_20_Font"><text:span text:style-name="T8">n</text:span></text:span><text:span text:style-name="Default_20_Paragraph_20_Font"><text:span text:style-name="T1">ti</text:span></text:span><text:span text:style-name="Default_20_Paragraph_20_Font"><text:span text:style-name="T8">nuae, mo</text:span></text:span><text:span text:style-name="Default_20_Paragraph_20_Font"><text:span text:style-name="T1">l</text:span></text:span><text:span text:style-name="Default_20_Paragraph_20_Font"><text:span text:style-name="T8">le</text:span></text:span><text:span text:style-name="Default_20_Paragraph_20_Font"><text:span text:style-name="T1">s, </text:span></text:span><text:span text:style-name="Default_20_Paragraph_20_Font"><text:span text:style-name="T8">stante austro. </text:span></text:span><text:span text:style-name="Default_20_Paragraph_20_Font"><text:span text:style-name="T1">At ex rei congruentia<text:line-break/>a sequentibus etiam duobus statibus incepit; in prae</text:span></text:span><text:span text:style-name="Default_20_Paragraph_20_Font"><text:span text:style-name="T8">t</text:span></text:span><text:span text:style-name="Default_20_Paragraph_20_Font"><text:span text:style-name="T1">enti.<text:line-break/>vero fletus nomen in omnibus prope exemplaribus habe-<text:line-break/>tur, non tamen quo in loco haec contigerint declaratur.<text:line-break/>Quum enim multis gentibus communis quaedam pestis<text:line-break/>grassata fuerit, hujus historiam hoc lu libro construit. In<text:line-break/>Diofcoridis quidem exemplaribus non fotum ita simpliciter<text:line-break/>fcriptum est, </text:span></text:span><text:span text:style-name="Default_20_Paragraph_20_Font"><text:span text:style-name="T8">sta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s, sed additur, </text:span></text:span><text:span text:style-name="Default_20_Paragraph_20_Font"><text:span text:style-name="T8">calidus, hu</text:span></text:span><text:span text:style-name="Default_20_Paragraph_20_Font"><text:span text:style-name="T1">mi</text:span></text:span><text:span text:style-name="Default_20_Paragraph_20_Font"><text:span text:style-name="T8">dus</text:span></text:span><text:span text:style-name="Default_20_Paragraph_20_Font"><text:span text:style-name="T1">, in<text:line-break/>medio paginae totius scripti, quemadmodum caeteris erem-<text:line-break/>pluribus, status, dumtaxat. Quaedam autem inveneris quae</text:span></text:span></text:p>
      <text:p text:style-name="P3"><text:span text:style-name="Default_20_Paragraph_20_Font"><text:span text:style-name="T1">neque id praescriptum lu medio continent, ut et no</text:span></text:span><text:span text:style-name="Default_20_Paragraph_20_Font"><text:span text:style-name="T8">n-<text:line-break/></text:span></text:span><text:span text:style-name="Default_20_Paragraph_20_Font"><text:span text:style-name="T1">nulla in quibus nihil protius. Ex quibus auguratus fue-<text:line-break/>rit nonnullus, non ipsam hoc fletus vocabulum inprimis<text:line-break/>scripsisse, fed fortassis illos qui et characteres ad aegrorum<text:line-break/>narrationis finem scripserunt. Verum hoc quidem quovis<text:line-break/>modo habuerint, nullam vel laesionem vel utilitatem ad<text:line-break/>praenotionem vel curationem afferunt. Sed ad illarum<text:line-break/>rerum expositionem quibus quoddam inest emolumentum<text:line-break/>convertamur. </text:span></text:span><text:span text:style-name="Default_20_Paragraph_20_Font"><text:span text:style-name="T8">Annu</text:span></text:span><text:span text:style-name="Default_20_Paragraph_20_Font"><text:span text:style-name="T1">s </text:span></text:span><text:span text:style-name="Default_20_Paragraph_20_Font"><text:span text:style-name="T8">austr</text:span></text:span><text:span text:style-name="Default_20_Paragraph_20_Font"><text:span text:style-name="T1">i</text:span></text:span><text:span text:style-name="Default_20_Paragraph_20_Font"><text:span text:style-name="T8">nu</text:span></text:span><text:span text:style-name="Default_20_Paragraph_20_Font"><text:span text:style-name="T1">s, </text:span></text:span><text:span text:style-name="Default_20_Paragraph_20_Font"><text:span text:style-name="T8">pluv</text:span></text:span><text:span text:style-name="Default_20_Paragraph_20_Font"><text:span text:style-name="T1">iosus, </text:span></text:span><text:span text:style-name="Default_20_Paragraph_20_Font"><text:span text:style-name="T8">vent</text:span></text:span><text:span text:style-name="Default_20_Paragraph_20_Font"><text:span text:style-name="T1">is </text:span></text:span><text:span text:style-name="Default_20_Paragraph_20_Font"><text:span text:style-name="T8">perpetuo<text:line-break/></text:span></text:span><text:span text:style-name="Default_20_Paragraph_20_Font"><text:span text:style-name="T1">m</text:span></text:span><text:span text:style-name="Default_20_Paragraph_20_Font"><text:span text:style-name="T8">in</text:span></text:span><text:span text:style-name="Default_20_Paragraph_20_Font"><text:span text:style-name="T1">im</text:span></text:span><text:span text:style-name="Default_20_Paragraph_20_Font"><text:span text:style-name="T8">e perstatu</text:span></text:span><text:span text:style-name="Default_20_Paragraph_20_Font"><text:span text:style-name="T1">m. Huic statui similis est , qui in fecundi<text:line-break/>epidemiorum principio hoc ordine pronunciatur: </text:span></text:span><text:span text:style-name="Default_20_Paragraph_20_Font"><text:span text:style-name="T8">cran</text:span></text:span><text:span text:style-name="Default_20_Paragraph_20_Font"><text:span text:style-name="T1">o</text:span></text:span><text:span text:style-name="Default_20_Paragraph_20_Font"><text:span text:style-name="T8">ne<text:line-break/>carbunculi aest</text:span></text:span><text:span text:style-name="Default_20_Paragraph_20_Font"><text:span text:style-name="T1">i</text:span></text:span><text:span text:style-name="Default_20_Paragraph_20_Font"><text:span text:style-name="T8">v</text:span></text:span><text:span text:style-name="Default_20_Paragraph_20_Font"><text:span text:style-name="T1">i </text:span></text:span><text:span text:style-name="Default_20_Paragraph_20_Font"><text:span text:style-name="T8">gra</text:span></text:span><text:span text:style-name="Default_20_Paragraph_20_Font"><text:span text:style-name="T1">t</text:span></text:span><text:span text:style-name="Default_20_Paragraph_20_Font"><text:span text:style-name="T8">abantur,. per ardore</text:span></text:span><text:span text:style-name="Default_20_Paragraph_20_Font"><text:span text:style-name="T1">s. </text:span></text:span><text:span text:style-name="Default_20_Paragraph_20_Font"><text:span text:style-name="T8">largo i</text:span></text:span><text:span text:style-name="Default_20_Paragraph_20_Font"><text:span text:style-name="T1">m</text:span></text:span><text:span text:style-name="Default_20_Paragraph_20_Font"><text:span text:style-name="T8">bre<text:line-break/>pluebat per universum, sed haec ab austro</text:span></text:span><text:span text:style-name="Default_20_Paragraph_20_Font"><text:span text:style-name="T1"> m</text:span></text:span><text:span text:style-name="Default_20_Paragraph_20_Font"><text:span text:style-name="T8">agi</text:span></text:span><text:span text:style-name="Default_20_Paragraph_20_Font"><text:span text:style-name="T1">s </text:span></text:span><text:span text:style-name="Default_20_Paragraph_20_Font"><text:span text:style-name="T8">con</text:span></text:span><text:span text:style-name="Default_20_Paragraph_20_Font"><text:span text:style-name="T1">t</text:span></text:span><text:span text:style-name="Default_20_Paragraph_20_Font"><text:span text:style-name="T8">in-<text:line-break/>gebant. </text:span></text:span><text:span text:style-name="Default_20_Paragraph_20_Font"><text:span text:style-name="T1">Ili vero status luter fe differunt, tum quod per<text:line-break/>totum annum hic dicat talem fuisse ambientis nos aeris<text:line-break/>temperaturam; in fecundo vero aestate dumtaxat; tum quod<text:line-break/>scriptis hic adjecit, </text:span></text:span><text:span text:style-name="Default_20_Paragraph_20_Font"><text:span text:style-name="T8">venti</text:span></text:span><text:span text:style-name="Default_20_Paragraph_20_Font"><text:span text:style-name="T1">s </text:span></text:span><text:span text:style-name="Default_20_Paragraph_20_Font"><text:span text:style-name="T8">perpe</text:span></text:span><text:span text:style-name="Default_20_Paragraph_20_Font"><text:span text:style-name="T1">t</text:span></text:span><text:span text:style-name="Default_20_Paragraph_20_Font"><text:span text:style-name="T8">uo m</text:span></text:span><text:span text:style-name="Default_20_Paragraph_20_Font"><text:span text:style-name="T1">inim</text:span></text:span><text:span text:style-name="Default_20_Paragraph_20_Font"><text:span text:style-name="T8">e per/la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s, quod<text:line-break/>illic non adscripsit. Sed perpendat quiris ex eo quod</text:span></text:span></text:p>
      <text:p text:style-name="P3"><text:span text:style-name="Default_20_Paragraph_20_Font"><text:span text:style-name="T1">illo in libro adscripsit, </text:span></text:span><text:span text:style-name="Default_20_Paragraph_20_Font"><text:span text:style-name="T8">austro</text:span></text:span><text:span text:style-name="Default_20_Paragraph_20_Font"><text:span text:style-name="T1"> m</text:span></text:span><text:span text:style-name="Default_20_Paragraph_20_Font"><text:span text:style-name="T8">agis cont</text:span></text:span><text:span text:style-name="Default_20_Paragraph_20_Font"><text:span text:style-name="T1">i</text:span></text:span><text:span text:style-name="Default_20_Paragraph_20_Font"><text:span text:style-name="T8">ngebant, </text:span></text:span><text:span text:style-name="Default_20_Paragraph_20_Font"><text:span text:style-name="T1">tale<text:line-break/>quiddam significari,. hic scilicet totum annum pronunciat;<text:line-break/>austrinum, simulque flatibus silentem, nobis ita. intelli-<text:line-break/>gentibus , ut et flatibus minime perflatus , simulque borea-<text:line-break/>Iis totus annus tum esse tuus dici queat; hoc autem paulo<text:line-break/>post definietur.- Ad memoriam autem revocemus plerasque<text:line-break/>nos in aere temperaturas conspexisse,. quae tum quietem<text:line-break/>tum tranquillitatem sortirentur, non tamen eadem inter<text:line-break/>fe ratione. Verum hanc tum mollem tum humidam,<text:line-break/>illam vero tum siccam tum quid frigoris habentem. Haec<text:line-break/>itaque. plane serena est, mollis vero nebulosa est et tur-<text:line-break/>bulentum et austrinum statum consequitur et interdum ne-<text:line-break/>bulis scatentem plurimis. Huic autem contraria borealis<text:line-break/>et quod maxime nulla in aere agitatio appareat, fed- ex-<text:line-break/>quisite fuerit quae vocatur tranquillitas. Eandem enim<text:line-break/>rationem videtur aer habere in maris tempestatibus. Quem-<text:line-break/>admodumenim lue perpetuo quidem- multo major vel mi-<text:line-break/>nor fluctus est, non tamen interdum ob parvitatem ma-<text:line-break/>nifeste deprehenditur, nisi angustus fuerit, qui ap</text:span></text:span><text:span text:style-name="Default_20_Paragraph_20_Font"><text:span text:style-name="T8">t</text:span></text:span><text:span text:style-name="Default_20_Paragraph_20_Font"><text:span text:style-name="T1">um re-</text:span></text:span></text:p>
      <text:p text:style-name="P2"><text:span text:style-name="Default_20_Paragraph_20_Font"><text:span text:style-name="T1">sepit locus, ut in chalcide Euboeae et Messina Siciliae<text:line-break/>conspicitur: eadem ratione in ambiente nos aere plana<text:line-break/>quidem immobilitas et stabilitas numquam esse videtur,<text:line-break/>occulta tamen interdum propter parvitatem. Nubes quo-<text:line-break/>que et in talibus a vento tranquillitatibus saepius consili-<text:line-break/>cimus, quae consistere quidem nobis videntur, sed revera<text:line-break/>moventur. Paulo post siquidem in altera aeris regione<text:line-break/>cernuntur, quod illisa non contingeret, si nullo pacto </text:span></text:span><text:span text:style-name="Default_20_Paragraph_20_Font"><text:span text:style-name="T10">t</text:span></text:span><text:span text:style-name="Default_20_Paragraph_20_Font"><text:span text:style-name="T1">uo-<text:line-break/>verentur. Talem itaque quandam etiam nunc existimare<text:line-break/>oportet in toto anno statum fuisse, qui tanto ab eo differt<text:line-break/>qui Cranone fuit statu fecundo in libro descripto, quanto<text:line-break/>v diuturnior. Communis utroque in fletu affectus est pu-<text:line-break/>tredo communem quoque habens caulam, humiditatem,<text:line-break/>cum ventorum carentia. Videtur autem ex materia hu-<text:line-break/>nuda omnis fieri putredo ; ex causa vero effectrice et ex-<text:line-break/>traneo et praeter naturam calore; simul vero ab immobf-<text:line-break/>litate augeri. Quod itaque nihil quicquam exquisite sic-<text:line-break/>corum putrescat omnes manifeste intuemur. Neque enim Ia-</text:span></text:span></text:p>
      <text:p text:style-name="P3"><text:span text:style-name="Default_20_Paragraph_20_Font"><text:span text:style-name="T1">pis, neque fictile, neque aurum, neque argentum, neque aes,<text:line-break/>neque quicquam aliud hujuscemodi videtur putrescere. Quod<text:line-break/>autem et quae natura putrescere possunt in temperamentis<text:line-break/>frigidis plurimum permanere videantur, neque hoc quisquam<text:line-break/>ignorat, quin etiamnum magis, quum hujusmodi perflan-<text:line-break/>tur ventis. Denique vestes assiduae commutant homines,<text:line-break/>ac maxime ubi calidus et humidus circumstans aer suerit,<text:line-break/>quod ipsas putrefaciet immobilitas. Sic et arteriarum nto-<text:line-break/>tus in animalibus tum alia quaedam utilia tum auxilium<text:line-break/>tale praestant. Dicit autem et ipse Hippocrates in apho-<text:line-break/>rismis , ut superius narrari , in imbribus fieri putredines.<text:line-break/>Quod itaque necesse erat corporum humiditates putruisse<text:line-break/>ex his liquet; videamus deinceps unumquodque particu-<text:line-break/>larium dictionem ipsius consequuti.</text:span></text:span></text:p>
      <text:p text:style-name="P15"><text:span text:style-name="Default_20_Paragraph_20_Font"><text:span text:style-name="T1">. ... II. . si..- si ; . . ....<text:line-break/>f^</text:span></text:span><text:span text:style-name="Default_20_Paragraph_20_Font"><text:span text:style-name="T8">uun. autem sa</text:span></text:span><text:span text:style-name="Default_20_Paragraph_20_Font"><text:span text:style-name="T1">n</text:span></text:span><text:span text:style-name="Default_20_Paragraph_20_Font"><text:span text:style-name="T8">atores paulo superiorib</text:span></text:span><text:span text:style-name="Default_20_Paragraph_20_Font"><text:span text:style-name="T1">iis </text:span></text:span><text:span text:style-name="Default_20_Paragraph_20_Font"><text:span text:style-name="T8">ann</text:span></text:span><text:span text:style-name="Default_20_Paragraph_20_Font"><text:span text:style-name="T1">i </text:span></text:span><text:span text:style-name="Default_20_Paragraph_20_Font"><text:span text:style-name="T8">te</text:span></text:span><text:span text:style-name="Default_20_Paragraph_20_Font"><text:span text:style-name="T1">m</text:span></text:span><text:span text:style-name="Default_20_Paragraph_20_Font"><text:span text:style-name="T8">poribu</text:span></text:span><text:span text:style-name="Default_20_Paragraph_20_Font"><text:span text:style-name="T1">s<text:line-break/></text:span></text:span><text:span text:style-name="Default_20_Paragraph_20_Font"><text:span text:style-name="T8">oborti fu</text:span></text:span><text:span text:style-name="Default_20_Paragraph_20_Font"><text:span text:style-name="T1">i</text:span></text:span><text:span text:style-name="Default_20_Paragraph_20_Font"><text:span text:style-name="T8">ssent, austri</text:span></text:span><text:span text:style-name="Default_20_Paragraph_20_Font"><text:span text:style-name="T1">s </text:span></text:span><text:span text:style-name="Default_20_Paragraph_20_Font"><text:span text:style-name="T8">sub arcturum sp</text:span></text:span><text:span text:style-name="Default_20_Paragraph_20_Font"><text:span text:style-name="T1">i</text:span></text:span><text:span text:style-name="Default_20_Paragraph_20_Font"><text:span text:style-name="T8">ran</text:span></text:span><text:span text:style-name="Default_20_Paragraph_20_Font"><text:span text:style-name="T1">ti</text:span></text:span><text:span text:style-name="Default_20_Paragraph_20_Font"><text:span text:style-name="T8">bu</text:span></text:span><text:span text:style-name="Default_20_Paragraph_20_Font"><text:span text:style-name="T1">s , </text:span></text:span><text:span text:style-name="Default_20_Paragraph_20_Font"><text:span text:style-name="T8">pluv</text:span></text:span><text:span text:style-name="Default_20_Paragraph_20_Font"><text:span text:style-name="T1">i</text:span></text:span><text:span text:style-name="Default_20_Paragraph_20_Font"><text:span text:style-name="T8">ae<text:line-break/>mu</text:span></text:span><text:span text:style-name="Default_20_Paragraph_20_Font"><text:span text:style-name="T1">l</text:span></text:span><text:span text:style-name="Default_20_Paragraph_20_Font"><text:span text:style-name="T8">tae.<text:tab/></text:span></text:span>-v --</text:p>
      <text:p text:style-name="P2"><text:span text:style-name="Default_20_Paragraph_20_Font"><text:span text:style-name="T1">Didicisti jam in statibus libro primo descriptis^ aeris<text:line-break/>temperamentum ex salubri et naturali ordine variasse.<text:line-break/>Didicisti etiam qui hic sit status et quatuor ejus esse prae-<text:line-break/>ter naturam simplices, quatuor item alteras compositas<text:line-break/>conversiones. Simplices in calore tantum, frigore, hu-<text:line-break/>miditate et siccitate; compositas in calore et humiditate,<text:line-break/>calore et siccitate, algore et siccitate, algore et humidi-<text:line-break/>tate. Nunc ergo horum, quae didicisti, memor, finisse- -<text:line-break/>quere hujus status narrationem Hippocrates, cum paulo,<text:line-break/>inquit, superioribus temporibus squalores praecessissent,<text:line-break/>deinde adducit, </text:span></text:span><text:span text:style-name="Default_20_Paragraph_20_Font"><text:span text:style-name="T8">t</text:span></text:span><text:span text:style-name="Default_20_Paragraph_20_Font"><text:span text:style-name="T1">usi arcturum flente austro multum pluit.<text:line-break/>Videtur etenim superiore jam anno aeris circumfusi non<text:line-break/>undequaque temperamentum constitisse naturale , non vi-<text:line-break/>guisse tamen eadem tempestate ullus morbus , ut vocant,<text:line-break/>vulgaris. Nam in aphorismis didicisti , ubi sic dicitur: ex<text:line-break/>anni autem statibus, ut </text:span></text:span><text:span text:style-name="Default_20_Paragraph_20_Font"><text:span text:style-name="T8">t</text:span></text:span><text:span text:style-name="Default_20_Paragraph_20_Font"><text:span text:style-name="T1">emet dicam, squalores .mbribus</text:span></text:span></text:p>
      <text:p text:style-name="P3"><text:span text:style-name="Default_20_Paragraph_20_Font"><text:span text:style-name="T8">t</text:span></text:span><text:span text:style-name="Default_20_Paragraph_20_Font"><text:span text:style-name="T1">unt salubriores et minus letales. Hoc etiam minus in-<text:line-break/>cidit ejusmodi aliquis morbus, quod siccitate tantum ex-<text:line-break/>celleret temperaturae immutatio, praeter ullam alterius<text:line-break/>oppositionis mutationem, a qua aut calidus fieret magno-<text:line-break/>.pere aut frigidus aer. Verum enim vero illa vehemens<text:line-break/>conversio sub arctari videtur exortum fe protulisse: qui<text:line-break/>aliquanto spatio autumnale aequinoctium praecedit. Jam<text:line-break/>vero qui illi autumnus, quae delude bruma successerit.<text:line-break/>postea quae hanc exceperint tempora anni , si ejus persia-<text:line-break/>quamur dictiones, discemus.</text:span></text:span></text:p>
      <text:p text:style-name="Normal"><text:span text:style-name="Default_20_Paragraph_20_Font"><text:span text:style-name="T1">III.</text:span></text:span></text:p>
      <text:p text:style-name="P5"><text:span text:style-name="Default_20_Paragraph_20_Font"><text:span text:style-name="T8">Autumnu</text:span></text:span>s <text:span text:style-name="Default_20_Paragraph_20_Font"><text:span text:style-name="T8">obscuru</text:span></text:span>s, <text:span text:style-name="Default_20_Paragraph_20_Font"><text:span text:style-name="T8">nebul</text:span></text:span>osus, <text:span text:style-name="Default_20_Paragraph_20_Font"><text:span text:style-name="T8">aquarum uberta</text:span></text:span>s, <text:span text:style-name="Default_20_Paragraph_20_Font"><text:span text:style-name="T8">hiem</text:span></text:span>s<text:line-break/><text:span text:style-name="Default_20_Paragraph_20_Font"><text:span text:style-name="T8">-austrina, hum</text:span></text:span>i<text:span text:style-name="Default_20_Paragraph_20_Font"><text:span text:style-name="T8">da, m</text:span></text:span>o<text:span text:style-name="Default_20_Paragraph_20_Font"><text:span text:style-name="T8">ll</text:span></text:span>is.</text:p>
      <text:p text:style-name="P1"><text:span text:style-name="Default_20_Paragraph_20_Font"><text:span text:style-name="T1">Umbrosirm dixit pro caliginoso; quod non lucidum<text:line-break/>significat, nec purum, neque omnino serenum. Namque</text:span></text:span></text:p>
      <text:p text:style-name="P2"><text:span text:style-name="Default_20_Paragraph_20_Font"><text:span text:style-name="T1">solent etiamnum qur Assem incolunt Graeci </text:span></text:span><text:span text:style-name="Default_20_Paragraph_20_Font"><text:span text:style-name="T13">σκιώδη</text:span></text:span><text:span text:style-name="Default_20_Paragraph_20_Font"><text:span text:style-name="T3"> </text:span></text:span><text:span text:style-name="Default_20_Paragraph_20_Font"><text:span text:style-name="T1">et<text:line-break/></text:span></text:span><text:span text:style-name="Default_20_Paragraph_20_Font"><text:span text:style-name="T13">σκιαστὰ</text:span></text:span><text:span text:style-name="Default_20_Paragraph_20_Font"><text:span text:style-name="T3">, </text:span></text:span><text:span text:style-name="Default_20_Paragraph_20_Font"><text:span text:style-name="T1">id est </text:span></text:span><text:span text:style-name="Default_20_Paragraph_20_Font"><text:span text:style-name="T8">u</text:span></text:span><text:span text:style-name="Default_20_Paragraph_20_Font"><text:span text:style-name="T1">m</text:span></text:span><text:span text:style-name="Default_20_Paragraph_20_Font"><text:span text:style-name="T8">brosa</text:span></text:span><text:span text:style-name="Default_20_Paragraph_20_Font"><text:span text:style-name="T1">, omnia, quae ad nigrum dedi-<text:line-break/>nant, appellare. His etiam. dictionem </text:span></text:span><text:span text:style-name="Default_20_Paragraph_20_Font"><text:span text:style-name="T13">ζ</text:span></text:span><text:span text:style-name="Default_20_Paragraph_20_Font"><text:span text:style-name="T14">ο</text:span></text:span><text:span text:style-name="Default_20_Paragraph_20_Font"><text:span text:style-name="T13">φῶδες</text:span></text:span><text:span text:style-name="Default_20_Paragraph_20_Font"><text:span text:style-name="T3">, </text:span></text:span><text:span text:style-name="Default_20_Paragraph_20_Font"><text:span text:style-name="T1">id est<text:line-break/></text:span></text:span><text:span text:style-name="Default_20_Paragraph_20_Font"><text:span text:style-name="T8">cal</text:span></text:span><text:span text:style-name="Default_20_Paragraph_20_Font"><text:span text:style-name="T1">i</text:span></text:span><text:span text:style-name="Default_20_Paragraph_20_Font"><text:span text:style-name="T8">ginosum</text:span></text:span><text:span text:style-name="Default_20_Paragraph_20_Font"><text:span text:style-name="T1">, attribuunt et. </text:span></text:span><text:span text:style-name="Default_20_Paragraph_20_Font"><text:span text:style-name="T13">φαιὸν</text:span></text:span><text:span text:style-name="Default_20_Paragraph_20_Font"><text:span text:style-name="T3">., </text:span></text:span><text:span text:style-name="Default_20_Paragraph_20_Font"><text:span text:style-name="T8">fuscum</text:span></text:span><text:span text:style-name="Default_20_Paragraph_20_Font"><text:span text:style-name="T1">, quod prope ad<text:line-break/>nigrum accedit. Apertum est autem hujuscemodi non<text:line-break/>.. posse fieri aerem, nisi multis nubibus, iisque non fplen-<text:line-break/>didis, obducatur. Nubilosum igitur virtute complecteba-<text:line-break/>tur umbro</text:span></text:span><text:span text:style-name="Default_20_Paragraph_20_Font"><text:span text:style-name="T8">t</text:span></text:span><text:span text:style-name="Default_20_Paragraph_20_Font"><text:span text:style-name="T1">us. Sed te non latet eam loquendi rationem<text:line-break/>non Hippocrati tantum, fed multis etiam aliis veteribus<text:line-break/>familiarem. Jam etiam dixit, hiems erat. austrina, humida<text:line-break/>et lenis. Sunt qui austrum femper ducant este.humidum:<text:line-break/>quod non est ita: videtur enim siccus aliquando esse, quem<text:line-break/>leucouotum vulgus [Latini earum] appellant. Et poeta<text:line-break/>talem nobis austrum indicat dicens:</text:span></text:span></text:p>
      <text:p text:style-name="Normal"><text:span text:style-name="Default_20_Paragraph_20_Font"><text:span text:style-name="T13">αύτἀρ</text:span></text:span><text:span text:style-name="Default_20_Paragraph_20_Font"><text:span text:style-name="T3"> </text:span></text:span><text:span text:style-name="Default_20_Paragraph_20_Font"><text:span text:style-name="T13">ἐγῶ</text:span></text:span><text:span text:style-name="Default_20_Paragraph_20_Font"><text:span text:style-name="T3"> </text:span></text:span><text:span text:style-name="Default_20_Paragraph_20_Font"><text:span text:style-name="T13">ζεφύροιο</text:span></text:span><text:span text:style-name="Default_20_Paragraph_20_Font"><text:span text:style-name="T3"> </text:span></text:span><text:span text:style-name="Default_20_Paragraph_20_Font"><text:span text:style-name="T13">καὶ</text:span></text:span><text:span text:style-name="Default_20_Paragraph_20_Font"><text:span text:style-name="T3"> </text:span></text:span><text:span text:style-name="Default_20_Paragraph_20_Font"><text:span text:style-name="T13">ἀργέσταο</text:span></text:span><text:span text:style-name="Default_20_Paragraph_20_Font"><text:span text:style-name="T3"> </text:span></text:span><text:span text:style-name="Default_20_Paragraph_20_Font"><text:span text:style-name="T13">νότοιο</text:span></text:span><text:span text:style-name="Default_20_Paragraph_20_Font"><text:span text:style-name="T3">.</text:span></text:span></text:p>
      <text:p text:style-name="P1"><text:span text:style-name="Default_20_Paragraph_20_Font"><text:span text:style-name="T1">siquidem purum austrum, quem fieri sine imbribus fici-<text:line-break/>mus, eo vocavit nomine. At vero primo etiam vulgarium</text:span></text:span></text:p>
      <text:p text:style-name="P2"><text:span text:style-name="Default_20_Paragraph_20_Font"><text:span text:style-name="T1">morborum in primo Hippocratis statu: cum esset autem<text:line-break/>totus , inquit, hic status austrinus et cum squaloribus, at-<text:line-break/>que is auster subinde vehemens esu Semper ergo aper-<text:line-break/>tum habet motum. Lenis alius est ausier, cujus motum<text:line-break/>in aere et nubibus non sentias, qui calidus semper esu<text:line-break/>Carus interim frigidus manifeste videtur.</text:span></text:span></text:p>
      <text:p text:style-name="Normal"><text:span text:style-name="Default_20_Paragraph_20_Font"><text:span text:style-name="T1">IV.</text:span></text:span></text:p>
      <text:p text:style-name="P5"><text:span text:style-name="Default_20_Paragraph_20_Font"><text:span text:style-name="T8">Longe post so</text:span></text:span><text:span text:style-name="Default_20_Paragraph_20_Font"><text:span text:style-name="T1">lstit</text:span></text:span><text:span text:style-name="Default_20_Paragraph_20_Font"><text:span text:style-name="T8">ium</text:span></text:span><text:span text:style-name="Default_20_Paragraph_20_Font"><text:span text:style-name="T1"> i</text:span></text:span><text:span text:style-name="Default_20_Paragraph_20_Font"><text:span text:style-name="T8">nterva</text:span></text:span><text:span text:style-name="Default_20_Paragraph_20_Font"><text:span text:style-name="T1">l</text:span></text:span><text:span text:style-name="Default_20_Paragraph_20_Font"><text:span text:style-name="T8">l</text:span></text:span><text:span text:style-name="Default_20_Paragraph_20_Font"><text:span text:style-name="T1">o </text:span></text:span><text:span text:style-name="Default_20_Paragraph_20_Font"><text:span text:style-name="T8">prope aequ</text:span></text:span><text:span text:style-name="Default_20_Paragraph_20_Font"><text:span text:style-name="T1">i</text:span></text:span><text:span text:style-name="Default_20_Paragraph_20_Font"><text:span text:style-name="T8">noct</text:span></text:span><text:span text:style-name="Default_20_Paragraph_20_Font"><text:span text:style-name="T1">i</text:span></text:span><text:span text:style-name="Default_20_Paragraph_20_Font"><text:span text:style-name="T8">um surae<text:line-break/>h</text:span></text:span><text:span text:style-name="Default_20_Paragraph_20_Font"><text:span text:style-name="T1">i</text:span></text:span><text:span text:style-name="Default_20_Paragraph_20_Font"><text:span text:style-name="T8">eme</text:span></text:span><text:span text:style-name="Default_20_Paragraph_20_Font"><text:span text:style-name="T1">s, /</text:span></text:span><text:span text:style-name="Default_20_Paragraph_20_Font"><text:span text:style-name="T8">a</text:span></text:span><text:span text:style-name="Default_20_Paragraph_20_Font"><text:span text:style-name="T1">m</text:span></text:span><text:span text:style-name="Default_20_Paragraph_20_Font"><text:span text:style-name="T8">que sub aequ</text:span></text:span><text:span text:style-name="Default_20_Paragraph_20_Font"><text:span text:style-name="T1">i</text:span></text:span><text:span text:style-name="Default_20_Paragraph_20_Font"><text:span text:style-name="T8">noct</text:span></text:span><text:span text:style-name="Default_20_Paragraph_20_Font"><text:span text:style-name="T1">i</text:span></text:span><text:span text:style-name="Default_20_Paragraph_20_Font"><text:span text:style-name="T8">um aqu</text:span></text:span><text:span text:style-name="Default_20_Paragraph_20_Font"><text:span text:style-name="T1">i</text:span></text:span><text:span text:style-name="Default_20_Paragraph_20_Font"><text:span text:style-name="T8">lonare</text:span></text:span><text:span text:style-name="Default_20_Paragraph_20_Font"><text:span text:style-name="T1">s </text:span></text:span><text:span text:style-name="Default_20_Paragraph_20_Font"><text:span text:style-name="T8">ven</text:span></text:span><text:span text:style-name="Default_20_Paragraph_20_Font"><text:span text:style-name="T1">ti, </text:span></text:span><text:span text:style-name="Default_20_Paragraph_20_Font"><text:span text:style-name="T8">cum<text:line-break/>n</text:span></text:span><text:span text:style-name="Default_20_Paragraph_20_Font"><text:span text:style-name="T1">i</text:span></text:span><text:span text:style-name="Default_20_Paragraph_20_Font"><text:span text:style-name="T8">vibu</text:span></text:span><text:span text:style-name="Default_20_Paragraph_20_Font"><text:span text:style-name="T1">s </text:span></text:span><text:span text:style-name="Default_20_Paragraph_20_Font"><text:span text:style-name="T8">non d</text:span></text:span><text:span text:style-name="Default_20_Paragraph_20_Font"><text:span text:style-name="T1">i</text:span></text:span><text:span text:style-name="Default_20_Paragraph_20_Font"><text:span text:style-name="T8">uturn</text:span></text:span><text:span text:style-name="Default_20_Paragraph_20_Font"><text:span text:style-name="T1">o </text:span></text:span><text:span text:style-name="Default_20_Paragraph_20_Font"><text:span text:style-name="T8">tempore spirarunt.</text:span></text:span></text:p>
      <text:p text:style-name="P1"><text:span text:style-name="Default_20_Paragraph_20_Font"><text:span text:style-name="T1">Pars haec quaedam tempestatis contrariae intercessit,<text:line-break/>ut hic dixit, non ita diu.</text:span></text:span></text:p>
      <text:h text:style-name="Normal" text:outline-level="4"><text:bookmark-start text:name="bookmark34"/><text:span text:style-name="Default_20_Paragraph_20_Font"><text:span text:style-name="T10">l . . </text:span></text:span><text:span text:style-name="Default_20_Paragraph_20_Font"><text:span text:style-name="T1">V.</text:span></text:span><text:bookmark-end text:name="bookmark34"/></text:h>
      <text:p text:style-name="P5"><text:span text:style-name="Default_20_Paragraph_20_Font"><text:span text:style-name="T16">Γ</text:span></text:span><text:span text:style-name="Default_20_Paragraph_20_Font"><text:span text:style-name="T8">er rursu</text:span></text:span>s <text:span text:style-name="Default_20_Paragraph_20_Font"><text:span text:style-name="T8">austrinum , sine vent</text:span></text:span>is , <text:span text:style-name="Default_20_Paragraph_20_Font"><text:span text:style-name="T8">aquae multae ad ca-.<text:line-break/>nem usique con</text:span></text:span>ti<text:span text:style-name="Default_20_Paragraph_20_Font"><text:span text:style-name="T8">nente</text:span></text:span>s.</text:p>
      <text:p text:style-name="P2">Indicavit tibi lenem hiemem scribendo ad hunc mo-<text:line-break/>dum, ver rurfuS austrinum, sine ventiS; nam verbum rur-<text:line-break/>suS, ut contrariuS status intervenit, innuit ad fuum tem-<text:line-break/>pergamentum rediisse aëris statum.</text:p>
      <text:p text:style-name="Normal">VI.</text:p>
      <text:p text:style-name="Normal"><text:span text:style-name="Default_20_Paragraph_20_Font"><text:span text:style-name="T10">Assias serena, calida, a</text:span></text:span><text:span text:style-name="Default_20_Paragraph_20_Font"><text:span text:style-name="T1">e</text:span></text:span><text:span text:style-name="Default_20_Paragraph_20_Font"><text:span text:style-name="T10">stus pra</text:span></text:span><text:span text:style-name="Default_20_Paragraph_20_Font"><text:span text:style-name="T1">e</text:span></text:span><text:span text:style-name="Default_20_Paragraph_20_Font"><text:span text:style-name="T10">focantes, magni. Ete-<text:line-break/>siae pauci dispersim sa</text:span></text:span><text:span text:style-name="Default_20_Paragraph_20_Font"><text:span text:style-name="T1">n</text:span></text:span><text:span text:style-name="Default_20_Paragraph_20_Font"><text:span text:style-name="T10">averunt,<text:line-break/></text:span></text:span><text:span text:style-name="Default_20_Paragraph_20_Font"><text:span text:style-name="T1">m</text:span></text:span></text:p>
      <text:p text:style-name="P1">LenitaS hiemis et veris tranquiIIitasi cum aestate ae-<text:line-break/>stuosa suffocanteve congruunt. Nam cum sua sponte sit<text:line-break/>aestivum tempus calidum, si ventorum accesserit tranquil-<text:line-break/>litasi, necessario aestus fuffocatiove consequitur. Hoc fit,<text:line-break/>ubi neque prodromi , quosi vocant , flant , neque qui eos<text:line-break/>sequuntur, quos etesiaS appellant. Dirimit eos canisi or-<text:line-break/>tus: et ipse etiam Hippocrates addidit: etesiae parvae<text:line-break/>dispersim spirarunt.</text:p>
      <text:h text:style-name="P38" text:outline-level="4"><text:bookmark-start text:name="bookmark36"/>VII.<text:bookmark-end text:name="bookmark36"/></text:h>
      <text:p text:style-name="Normal"><text:span text:style-name="Default_20_Paragraph_20_Font"><text:span text:style-name="T10">Sub arcturum rursus spirantibus aquae multae.</text:span></text:span></text:p>
      <text:p text:style-name="P1">Rurfus ad pluviarum exundantiam, non ad boream<text:line-break/>refertur. Nam fuperiore arcturi ortu mustum pluerat et<text:line-break/>subinde postea, boreas vero rarus spiravit.<text:line-break/><text:span text:style-name="Default_20_Paragraph_20_Font"><text:span text:style-name="T10">-------</text:span></text:span></text:p>
      <text:h text:style-name="Normal" text:outline-level="4"><text:bookmark-start text:name="bookmark38"/>VIII.<text:bookmark-end text:name="bookmark38"/></text:h>
      <text:p text:style-name="P5"><text:span text:style-name="Default_20_Paragraph_20_Font"><text:span text:style-name="T10">Quum autem annus austrinus, humidus et mollis exstit</text:span></text:span>i<text:span text:style-name="Default_20_Paragraph_20_Font"><text:span text:style-name="T10">sset,<text:line-break/>per hiemem quidem sani degebant, exceptis tabidis, de<text:line-break/>quibus scribetur.</text:span></text:span></text:p>
      <text:p text:style-name="P1">Integrum statum , quod parvi omnino aquilones fuif-<text:line-break/>sent, ab dominantibus in eo humidum appeIIavit et au-<text:line-break/>firmum : nam quod tranquilIum et calidum Ienem appeI-<text:line-break/>let antea didicisti. Verum haud dum ea tempestas, Iicet<text:line-break/>esset repentina , mortales magnopere offendit ; propter su-</text:p>
      <text:p text:style-name="P3">perieris anni squalidi temperamentum: at coeperunt asse-<text:line-break/>ctus quibusdam tabifici , qui scilicet huic vitio parebam.<text:line-break/>lpseque adeo posthac se recepit scripturum quae illis ac-<text:line-break/>ciderunt.</text:p>
      <text:p text:style-name="Normal">IX.</text:p>
      <text:p text:style-name="P5"><text:span text:style-name="Default_20_Paragraph_20_Font"><text:span text:style-name="T10">Ante ver autem una cum obortis feigoribus ignes sacri<text:line-break/>multi, quibusdam cum causa aliqua, quibusdam vero<text:line-break/>non contingebant , atque hi maligni multos caecarunt.</text:span></text:span></text:p>
      <text:p text:style-name="P1">Sacrum ignem didicisti a biliosa fluxione oriri , at<text:line-break/>non illa semper prava et putri. PIane enim contra ubi<text:line-break/>mitis sit fluxio bilem paIIidam obtinens, quae in nobis<text:line-break/>naturaliter gignitur , sidet quidem sacrum ignem sacere,<text:line-break/>nuIlum tamen ex eo dare damnum, siquidem recte tractes.<text:line-break/>At non erat nunc taIisi qui sacrum ignem excitavit hu-<text:line-break/>mor; sed malignus, qui eroderet putresaceretque ab exu-</text:p>
      <text:p text:style-name="P3">perante humida ventorum tranqui<text:span text:style-name="Default_20_Paragraph_20_Font"><text:span text:style-name="T10">l</text:span></text:span>litate generatusi illis po-<text:line-break/>tistimum mortalibuS , quibus , cum sua ipsi sponte abis<text:line-break/>essent biIiosiores , etiam victus biliosum magis eis succum<text:line-break/>congessisset: siquidem morborum proficiscuntur differentiae<text:line-break/>ab aëris circumflui temperamento, propter naturam cujus-<text:line-break/>que et victum quem sanus servat. Victum, Graece <text:span text:style-name="Default_20_Paragraph_20_Font"><text:span text:style-name="T16">ύἰαιταν</text:span></text:span><text:span text:style-name="Default_20_Paragraph_20_Font"><text:span text:style-name="T19">,<text:line-break/></text:span></text:span>appello non hunc tantum qui cibo et potione constat,<text:line-break/>verum etiam qui omnibuS aliiS, ut otio, exercitatione,<text:line-break/>balneo, venere, somno, vigiIiiS et vero omnibus quae<text:line-break/>quovis fiunt modo in corporibus humanis.</text:p>
      <text:h text:style-name="Normal" text:outline-level="4"><text:bookmark-start text:name="bookmark40"/>X.<text:bookmark-end text:name="bookmark40"/></text:h>
      <text:p text:style-name="Normal"><text:span text:style-name="Default_20_Paragraph_20_Font"><text:span text:style-name="T10">Multi ex saucibus laborarunt; voces vitiatae.</text:span></text:span></text:p>
      <text:p text:style-name="P1">QuibuS caput sua sponte prompte replebatur, hiS in<text:line-break/>praesentia exundantia humorum plenum, in pulmonem<text:line-break/>coepit et ventrem per fauces fluxiones demittere. Porro</text:p>
      <text:p text:style-name="P3">t t</text:p>
      <text:p text:style-name="Normal">jure dicit voces etiam his affectas fuisse, nempe et hoc<text:line-break/>assidue fieri videtur in destillationibus , ubi abunde fau-<text:line-break/>ces et guttur irrigaverint.</text:p>
      <text:p text:style-name="Normal">XI.</text:p>
      <text:p text:style-name="Normal"><text:span text:style-name="Default_20_Paragraph_20_Font"><text:span text:style-name="T10">Febres ardentes phreniticae.</text:span></text:span></text:p>
      <text:p text:style-name="P1">Ardentes febres exstiterunt invadentibus in jecur et<text:line-break/>ventrem biliosis excrementis; phrenitici vero caput pe-<text:line-break/>tentibuS.</text:p>
      <text:p text:style-name="Normal">XII.</text:p>
      <text:p text:style-name="Normal"><text:span text:style-name="Default_20_Paragraph_20_Font"><text:span text:style-name="T10">Cra aphthosa, pudendis tubercula, lippitudines, carbunculi.</text:span></text:span></text:p>
      <text:p text:style-name="P1">Singuli hi affectuS fere non sunt cacoetheS , uti de<text:line-break/>sacro igne diximus paulo ante; nonnunquam vero etiam<text:line-break/>sunt cacoethes , uti nunc , quod putridus esset , quia ab-</text:p>
      <text:p text:style-name="P3">undabat humor. Quare in omnibus quos recenset mor-<text:line-break/>bis hoc mihi semper memoria teneto , neque aphthas<text:line-break/>puta aegros tenuisse vel quodcunque aliud incommodum<text:line-break/>de more, sed simul cum morborum putredine. Memineris<text:line-break/>etiam hanc communem rationem, ab eodem statu genitum<text:line-break/>omnibus putrem humorem non easdem obsidere partes,<text:line-break/>quod nec per naturam omnium in eadem conditione cor-<text:line-break/>pus esset eo statu, sed esset alia allisi parsi infirmior. Aph-<text:line-break/>thae frequentissime sollicitant puerorum ora, quae exul-<text:line-break/>rorationes sunt in somno , quia omnia eorum sunt mollis-<text:line-break/>sima membra et quasi mucosa: insuper os est omnino<text:line-break/>etiamnum insuetum cibariis et poculis. Ubi ergo acri-<text:line-break/>monia quapiam lac fit mammae praeditum , aphthas gene-<text:line-break/>r at ; quae sacile sedatur, si insanus os modice adstringas;<text:line-break/>si vero humor assiuat pravus, semper aphthae prodeunt<text:line-break/>cacoethes. Jam carbunculosum perpetuo est periculosus<text:line-break/>affectus, nam ex vitiosis constat humoribus. Quare nunc</text:p>
      <text:p text:style-name="P3">erat verisimile, fuisse perniciosissimum eum, qui ultra na-<text:line-break/>tiVam malignitatem, etiam quam status afferebat adjun-<text:line-break/>etam haberet. Verum fatis de hujus est affectus origine<text:line-break/>dictum , cum principium fecundi vulgarium morborum<text:line-break/>enarrabam. Reliqua hujus capitis clara sunt.</text:p>
      <text:p text:style-name="Normal">XIII.</text:p>
      <text:p text:style-name="Normal"><text:span text:style-name="Default_20_Paragraph_20_Font"><text:span text:style-name="T10">Alvi perturbatae, cibos aversabantur.</text:span></text:span></text:p>
      <text:p text:style-name="P16"><text:span text:style-name="Default_20_Paragraph_20_Font"><text:span text:style-name="T10">l<text:line-break/>o</text:span></text:span><text:tab/>t</text:p>
      <text:p text:style-name="P1">Ex vitioso humore, qui a capite defluxerat in fau-<text:line-break/>ces, quod in pulmonem invaserat, tabiflcos Constituebat<text:line-break/>affectus. Quod vero in ventrem derivatum erat, quia fub-<text:line-break/>ibat mordicando, ventris profluvium concitabat: quod<text:line-break/>significavit hisce verbis: alvi turbatae. In transitu item<text:line-break/>ventris facultatem ciborum appetentem affixit , unde ci-<text:line-break/>bos fastidiebant. <text:span text:style-name="Default_20_Paragraph_20_Font"><text:span text:style-name="T10">A.. ,</text:span></text:span></text:p>
      <text:p text:style-name="P3">XIV.</text:p>
      <text:p text:style-name="Normal"><text:span text:style-name="Default_20_Paragraph_20_Font"><text:span text:style-name="T10">Eli quidem siticulosi erant, illi vero minime.</text:span></text:span></text:p>
      <text:p text:style-name="P1">Pluribus de causis nec siti caruisse omnes nec fuisse<text:line-break/>sitibundos probabile est. Videtur humiditas omnibus pu-<text:line-break/>tredinosa fuisse collecta, verum non pari quantitate aut<text:line-break/>aeque prava. Quamobrem fieri potuit, aliquos non sitire,<text:line-break/>ut illi, qui cibum fastidiebant ob facultatis potus appe-<text:line-break/>tendi offensam ; liquet autem pessimam fuisse horum asse-<text:line-break/>dionem , nec malignam illis humiditatem in ventrem<text:line-break/>confluxisse; alios vero sitibundos fuisse, quod conflueret<text:line-break/>in ventrem vitiofus humor, nec dum adeo laesisset ejus<text:line-break/>os, ut potionis appetens facultas jam corrupta esset.</text:p>
      <text:p text:style-name="Normal">XV.</text:p>
      <text:p text:style-name="Normal">U<text:span text:style-name="Default_20_Paragraph_20_Font"><text:span text:style-name="T10">rinae turbatae, copiosae, pravae.</text:span></text:span></text:p>
      <text:p text:style-name="P2">Lolia fuisse turbata ita accipe , ut dudum cum dice-<text:line-break/>ret alvi turbatae ; nam ad renes quibuS vitiatuS humor<text:line-break/>defluxit, hiS necessario lolia turbabantur, hoc est cum<text:line-break/>m medicatione et dolore pertransibant. Quod huic est anne-<text:line-break/>xum, <text:span text:style-name="Default_20_Paragraph_20_Font"><text:span text:style-name="T10">multa, mala</text:span></text:span>, potest etiam de Iotiis dictum esse ; potest<text:line-break/>etiam ipsum seorsum, ut una hac oratione muItitudinem<text:line-break/>indicet symptomatum pravorum fuisse ; et id temporiS<text:line-break/>aegrotantes affectus.</text:p>
      <text:p text:style-name="Normal">XVI.</text:p>
      <text:p text:style-name="Normal"><text:span text:style-name="Default_20_Paragraph_20_Font"><text:span text:style-name="T10">Comatos plurimum ; rursumque pervigiles.</text:span></text:span></text:p>
      <text:p text:style-name="P1">Coma vigiliis vacans ab humiditate didicisti et resti-<text:line-break/>geratione fieri cerebri : vigilias comati non commissas a<text:line-break/>siccitate et calore. Nunc ergo cum qui increvissent<text:line-break/>humores , humiditatem obtinerent exuperantem , verum<text:line-break/>non eam tamen universam acrem, humiditas comatosum</text:p>
      <text:p text:style-name="P3">affectum, acredo ex putredine induxit vigilias. Itaql<text:line-break/>causae contrariae contraria merito symptomata peperer</text:p>
      <text:p text:style-name="Normal">XVII.</text:p>
      <text:p text:style-name="P5"><text:span text:style-name="Default_20_Paragraph_20_Font"><text:span text:style-name="T10">Acrisiae multae aut perardua iudicia.<text:line-break/>t -. -</text:span></text:span></text:p>
      <text:p text:style-name="P1">Quae erat humoriS vitiositas, quidam morbi haut<text:line-break/>quaquam decreverunt, aliqui prave.</text:p>
      <text:p text:style-name="Normal">XVIII.</text:p>
      <text:p text:style-name="Normal"><text:span text:style-name="Default_20_Paragraph_20_Font"><text:span text:style-name="T10">Hydropes.</text:span></text:span></text:p>
      <text:p text:style-name="P1">VeI hoc pathema quosdam dicit ex abundantia pla<text:line-break/>vorum humorum affecisse. Omnem enim haec potest mol<text:line-break/>bum concitare, alium aiio in corpore, pro eorum nati<text:line-break/>ratibus differentiis et vivendi dissimili ratione, ut pauI<text:line-break/>ante est dictum.</text:p>
      <text:p text:style-name="P3">XIX.</text:p>
      <text:p text:style-name="Normal"><text:span text:style-name="Default_20_Paragraph_20_Font"><text:span text:style-name="T10">Tabidi multi.</text:span></text:span></text:p>
      <text:p text:style-name="P1">Retusi etiam supra , quod ex capite in fauCesi deflu-<text:line-break/>xerat, ubi per guttur in asperam arteriam et pulmonem<text:line-break/>venisset, ejuscemodi vitia produxisse.</text:p>
      <text:p text:style-name="Normal">XX.</text:p>
      <text:p text:style-name="Normal"><text:span text:style-name="Default_20_Paragraph_20_Font"><text:span text:style-name="T10">Atque hi quidem morbi sunt , qui in vulgus grassabantur.</text:span></text:span></text:p>
      <text:p text:style-name="P1">Unus de vulgaribus morbis et ipse pestiIens est, ut<text:line-break/>in Iibro quoque de victus genere acutorum dictum est his<text:line-break/>verbis : Nam si quando nulIa morbi pestilentis forma com-<text:line-break/>munis vulgetur, caeterum dispersi sint morbi. Neque enim<text:line-break/>certi est morbi nomen Vulgare vel pestilensi , caeterum qui-<text:line-break/>cunque uno in Ioco musso IimuI invaserit, vuIgarisi hic<text:line-break/>vocatur; qui simuI si hoc habeat, ut multos perimat, pe-<text:line-break/>stis est.</text:p>
      <text:p text:style-name="P3">XXI.</text:p>
      <text:p text:style-name="P5"><text:span text:style-name="Default_20_Paragraph_20_Font"><text:span text:style-name="T10">Ex delineatorum generum unoquoque multi laborabant ac<text:line-break/>moriebantur, eorumque singulis hunc in modum accidit.</text:span></text:span></text:p>
      <text:p text:style-name="P1">Cum dicit et complureS moriebantur, pestilentes fuisse<text:line-break/>morbos qui vulgarentur demonstrat. Qui, quando di-<text:line-break/>versi fuerunt , de singulis separatim infra se acturum pro-<text:line-break/>mittit.</text:p>
      <text:p text:style-name="Normal">XXII.</text:p>
      <text:p text:style-name="P5"><text:span text:style-name="Default_20_Paragraph_20_Font"><text:span text:style-name="T10">Multis equidem erysipelas cum causis ex vulgaribus val-<text:line-break/>deque parvulis altiusculis in toto corpore, maximeque<text:line-break/>sexagenariis circum caput essioruit , si quoque paululum<text:line-break/>negligeretur. Multis autem etiam inter curationes ma-<text:line-break/>gnae in</text:span></text:span>f<text:span text:style-name="Default_20_Paragraph_20_Font"><text:span text:style-name="T10">lammationes oriebantur et erysipelas admodum<text:line-break/>celeriter undique populabatur.</text:span></text:span></text:p>
      <text:p text:style-name="P2">Cujus prae omnibus meminit primi pathematis, jure<text:line-break/>nunc primi etiam singuIas reddit differentias; quod acci-<text:line-break/>disse quibusdam dicit parvis de causis, quas vocavit oc-<text:line-break/>cafionesi; et multos qui a medicis curabantur, magnas esse<text:line-break/>inflammationes consecutas, quo sacer ignis fcilicet pIuri-<text:line-break/>mum depasceretur. Plurimis jam caput hunc sollicitasse,<text:line-break/>quando repletum hoc maxime in austrinis esset et calidis<text:line-break/>ventorum tranquillitatibus. Cur autem et sexagenarios<text:line-break/>hic praeter caeteros tentaret, hoc in causa est. Foris<text:line-break/>ambiens praeter naturam caIor causa, quamobrem corporis<text:line-break/>putrescerent humores, fuit; sicut nativus caIor, ubi silum<text:line-break/>nativum exacte temperamentum servat , pius aliis hu-<text:line-break/>moribus sanguinis essicit; quando vero in magis igneum<text:line-break/>verfus fuerit, paIIidam et flavam biIem. At caIor exter-<text:line-break/>nusi putredinis auctor humorum est; nam materia quidem<text:line-break/>humiditas est, causa essiciensi caIor praeter naturam. Quare<text:line-break/>senes , qui superfluas femper humiditates ob naturae im-<text:line-break/>becillitatem coacervant, ut his accessit aëris caIor ex iIIa</text:p>
      <text:p text:style-name="P3">affectus tempestate, humorum putredinosae corruptioni<text:line-break/>fuerunt iuvenibus opportuniore^</text:p>
      <text:p text:style-name="Normal">XXIII.</text:p>
      <text:p text:style-name="P5"><text:span text:style-name="Default_20_Paragraph_20_Font"><text:span text:style-name="T10">Plurimis igitur ipsarum abscessus in empyemate concide-<text:line-break/>runt; tum carnium tum ossium et nervorum prolapsus<text:line-break/>magni.</text:span></text:span></text:p>
      <text:p text:style-name="P1">Malignitas abundantis humoris ex magnitudine con-<text:line-break/>stitit putredinis, atque dictis subtexens dicit:</text:p>
      <text:p text:style-name="Normal">XXlV.</text:p>
      <text:p text:style-name="P5"><text:span text:style-name="Default_20_Paragraph_20_Font"><text:span text:style-name="T10">Erat autem rheuma consistens, non puri simile, verum<text:line-break/>quiddam aliud et fluxio copiosa et varia.</text:span></text:span></text:p>
      <text:p text:style-name="P1">Hippocrates aperte tibi indicavit, quod nosi saepe jam<text:line-break/>diximus, corporisi humores propter humiditatem et aëris</text:p>
      <text:p text:style-name="P3">tranquiIIitatem computruisse, atque idcirco pus non gene-<text:line-break/>Pavit. Computrescebant vero ob pravoS humidos humo-<text:line-break/>res solidae partes. At variam esse fluxionem propter pu-<text:line-break/>noscentium diverfitatem ratio erat, nam a communi pu-<text:line-break/>Uredinis causa singuIa putrescentia peculiarem obtinent<text:line-break/>corruptionis speciem.<text:line-break/><text:span text:style-name="Default_20_Paragraph_20_Font"><text:span text:style-name="T12">- - - ----- t-</text:span></text:span></text:p>
      <text:p text:style-name="Normal">XXV.</text:p>
      <text:p text:style-name="P5"><text:span text:style-name="Default_20_Paragraph_20_Font"><text:span text:style-name="T10">Quibus itaque circum caput hujusmodi aliquid seri con-<text:line-break/>tingit, totius capitis et mentis glabrationes ossiumque<text:line-break/>denudationes et prolapsus acciderunt, multaeque siuxio-<text:line-break/>nes. Et haec tum in febribus tum citra sebres ade-<text:line-break/>rant. Atque</text:span></text:span> I<text:span text:style-name="Default_20_Paragraph_20_Font"><text:span text:style-name="T10">sta plus terroris quam periculi denun-<text:line-break/>ciant. </text:span></text:span>Q<text:span text:style-name="Default_20_Paragraph_20_Font"><text:span text:style-name="T10">uibus namque ad suppurationem talium matu-<text:line-break/>ratio devenit, eorum plerique superstites evadebant. A<text:line-break/>quibus vero inflammatio quidem aut erysipelas recesserit,<text:line-break/>nullumque hujusmodi abscessum creaverit, eorum multi<text:line-break/>perierunt. Similiter quoque et quacunque corporis parte</text:span></text:span></text:p>
      <text:p text:style-name="P3"><text:span text:style-name="Default_20_Paragraph_20_Font"><text:span text:style-name="T10">aberrarunt , </text:span></text:span>i<text:span text:style-name="Default_20_Paragraph_20_Font"><text:span text:style-name="T10">sta contigerunt. Multis siquidem brachium<text:line-break/>ac totus decubitus dejluxerunt. </text:span></text:span><text:span text:style-name="Default_20_Paragraph_20_Font"><text:span text:style-name="T1">N</text:span></text:span><text:span text:style-name="Default_20_Paragraph_20_Font"><text:span text:style-name="T10">onnullis vero ista la-<text:line-break/>tera male vexabant aut anteriorum aut posteriorum ali-<text:line-break/>quod. Quibusdam vero totum femur aut tibia aut pes<text:line-break/>totus denudabatur.</text:span></text:span></text:p>
      <text:p text:style-name="P1">Humorum putredo cujus est commune munus , ut il-<text:line-break/>las partes, in quasi impingat, corrumpat, terribiliorem in<text:line-break/>capitis partibus speciem praebuit, propterea quod licet<text:line-break/>vel paululum de natura hic deflectant, maior fiat sugilla-<text:line-break/>tio, quam caeteris in partibus multum a natura diverten-<text:line-break/>tibus. Nam a femore vel brachio Vel tibia vel cubito<text:line-break/>si cutis recesserit, minorem praebet mali speciem. At si<text:line-break/>capitis una cum cute crines defluxerint, atque adeo menti<text:line-break/>cum illis vitii sit facies magna, periculum vero minus<text:line-break/>quam si is pudenda affectus teneat aut guttur aut thora-<text:line-break/>cxm aut aliam principalem partem. Neque tamen, quae<text:line-break/>caput ita tentabant, formidabilia magis erant quam pe-</text:p>
      <text:p text:style-name="P3">jora; verum etiam quae cuilibet aliarum partium decide-<text:line-break/>basu. Pe<text:span text:style-name="Default_20_Paragraph_20_Font"><text:span text:style-name="T10">i</text:span></text:span>ora enim erant in quibus in profundum fecef-<text:line-break/>sit humor ignem sacrum efficiens , quum in viscera fe et<text:line-break/>principes partes conferens praeter alia fymptomata fe-<text:line-break/>bres etiam acutas generabat: quibusdam tamen, quibus in<text:line-break/>superficie erat ejusmodi putredo, partes etiam citra febres<text:line-break/>marcefcebant ; quorum quidam hac de re praecipue ineo-<text:line-break/>tumes evaserunt, vitiosis humoribus simul cum ipsis par-<text:line-break/>tibus , quas ii putrefecerant, emissis. Oberrabat enim, ut<text:line-break/>ipse vocavit, per totum corpuS, hoc est nulloque ordine<text:line-break/>et casu vagabantur, ut praesagire medicus arte, quo esset<text:line-break/>decubnura, non valeret.</text:p>
      <text:p text:style-name="Normal">XXVI.</text:p>
      <text:p text:style-name="P5"><text:span text:style-name="Default_20_Paragraph_20_Font"><text:span text:style-name="T10">Rususmodi autem omnium gravissimum erat, quum pu-<text:line-break/>bem ac pudenda obsiderent.</text:span></text:span></text:p>
      <text:p text:style-name="P2">Etiam absque pestilente statu, ubi has regiones in-<text:line-break/>flammatio vel sacer igniS obsederit, facillime putrescunt,<text:line-break/>unaque partes superiores assiciunt. Unde nnbiS est valde ne-<text:line-break/>cesse, ut putrida praecidamus, locum veluti radicem inu-<text:line-break/>rere. Nihil habet ergo admirationis ubi is esset status, ut<text:line-break/>brachium, cubitus, semur, tibia, latus, caput computre-<text:line-break/>stant, si plurimum offendantur pudenda.</text:p>
      <text:h text:style-name="Normal" text:outline-level="4"><text:bookmark-start text:name="bookmark42"/>XXVII.<text:bookmark-end text:name="bookmark42"/></text:h>
      <text:p text:style-name="P5"><text:span text:style-name="Default_20_Paragraph_20_Font"><text:span text:style-name="T10">.Atque ea suit eorum quae cum ulcere aut causa externa<text:line-break/>contigerunt conditio.</text:span></text:span></text:p>
      <text:p text:style-name="P1">Hactenus verba de sacro igne secit, qni ex ulcere<text:line-break/>aliamve ita parvam ob causam externam constitit. Post-<text:line-break/>hac de iis quae fine tali causa inciderunt tractabit.</text:p>
      <text:p text:style-name="P2">XXvllI.<text:line-break/>f</text:p>
      <text:p text:style-name="P5"><text:span text:style-name="Default_20_Paragraph_20_Font"><text:span text:style-name="T10">Multis autem in febribus aut ante febrem aut a febre<text:line-break/>contigerunt. P</text:span></text:span></text:p>
      <text:p text:style-name="P5"><text:span text:style-name="Default_20_Paragraph_20_Font"><text:span text:style-name="T10">i .i s . s; g . .<text:line-break/></text:span></text:span>t</text:p>
      <text:p text:style-name="P1">Non ob ulcusi his aut alia de causa externa, quae<text:line-break/>sit manifesta, sed ut consuevimus dicere, sua sponte pro-<text:line-break/>venit sacer ignis; atque partim simuI cum sebre invade-<text:line-break/>bat, partim quum febres aut consequutae sunt aut prae-<text:line-break/>cesserunt. vis,<text:line-break/>— . ... t ... <text:span text:style-name="Default_20_Paragraph_20_Font"><text:span text:style-name="T10">r . .</text:span></text:span></text:p>
      <text:p text:style-name="Normal">XXIX.</text:p>
      <text:p text:style-name="Normal">, t L t</text:p>
      <text:p text:style-name="Normal"><text:span text:style-name="Default_20_Paragraph_20_Font"><text:span text:style-name="T10">At in</text:span></text:span><text:span text:style-name="Default_20_Paragraph_20_Font"><text:span text:style-name="T1">t</text:span></text:span><text:span text:style-name="Default_20_Paragraph_20_Font"><text:span text:style-name="T10">er ea quae abscessum fecissent, per suppurationem<text:line-break/>aut</text:span></text:span><text:span text:style-name="Default_20_Paragraph_20_Font"><text:span text:style-name="T1"> I</text:span></text:span><text:span text:style-name="Default_20_Paragraph_20_Font"><text:span text:style-name="T10">nsignis quaedam alvi perturbatio aut probarum<text:line-break/>urinarum transmissio exstitisset, per haec solvebantur.<text:line-break/>Quibus autem nihil horum accidisset, verum citra signi-<text:line-break/>sua</text:span></text:span><text:span text:style-name="Default_20_Paragraph_20_Font"><text:span text:style-name="T1">s</text:span></text:span><text:span text:style-name="Default_20_Paragraph_20_Font"><text:span text:style-name="T10">ionem evanescerent, mortem inferebant.<text:line-break/></text:span></text:span><text:span text:style-name="Default_20_Paragraph_20_Font"><text:span text:style-name="T1">--- .....<text:line-break/></text:span></text:span><text:span text:style-name="Default_20_Paragraph_20_Font"><text:span text:style-name="T10">. t</text:span></text:span></text:p>
      <text:p text:style-name="P1">Pauso ante etiam causa reddita est, cur superstites</text:p>
      <text:p text:style-name="P2">essent magis quibus per putridam partem maluS humor<text:line-break/>una cum ista de corpore decideret. Nec est obscurum<text:line-break/>quin si et per ventrem et urinas expurgatus fuisset, mo-<text:line-break/>IestuS, dum excerneretur, fuerit; profuerit tamen universo<text:line-break/>corpori.</text:p>
      <text:p text:style-name="Normal">XXX.</text:p>
      <text:p text:style-name="P5"><text:span text:style-name="Default_20_Paragraph_20_Font"><text:span text:style-name="T10">Tere longe plurimos exercebant sacri ignes, tenebantque<text:line-break/>sub aestatem et sub autumnum.</text:span></text:span></text:p>
      <text:p text:style-name="P1">Genuit quidem, ut dixi, vitiosos humores statuS dis-<text:line-break/>sicuIter transispirans , qui humiduS calidusque <text:span text:style-name="Default_20_Paragraph_20_Font"><text:span text:style-name="T10">e</text:span></text:span>rat et<text:line-break/>ventiS carebat, quos in corpore frigora con<text:span text:style-name="Default_20_Paragraph_20_Font"><text:span text:style-name="T10">c</text:span></text:span>luserunt, ut<text:line-break/>etiam in primi libri vulgarium morborum prJma tempe-<text:line-break/>state est dictum. Merito itaque vere varii morbi incepe-<text:line-break/>runt paulo ante commemorati : nam hoc Ioco issi est de<text:line-break/>sacro igni sermo: quem, quando emicuit primuS, primum<text:line-break/>quoque descripsit. Itaque de his , inquit, sacris ignibus,</text:p>
      <text:p text:style-name="P3">qui incesserunt initio veriS, quidam totam aestatem dura-<text:line-break/>verunt et autumnum. Quum autem utroque modo haec<text:line-break/>verba intelligi possent, tenebantque aestate et sub autu-<text:line-break/>mnum et quod quamvis ipsi. in vere generarentur, eorum<text:line-break/>tamen subsistentia ad autumnum duraret: et quod quum<text:line-break/>adhuc generarentur, eorum generatio usque ad autumnum<text:line-break/>duraret: ita ut alii quidem vere generarentur ac desine-<text:line-break/>rent, alii aestate, alii itidem autumno generarentur ac<text:line-break/>desinerent , rectius secunda hac significatione accipias. Ne-<text:line-break/>que enim rationi consentaneum est ineunte vere natum<text:line-break/>ad autumnum usque productum esse sacrum ignem. Omnino<text:line-break/>enim interea hominem interemit, si magnopere esset ca-<text:line-break/>coëthes, vel per putrescentes partes putredine expurgata<text:line-break/>discussus sit.</text:p>
      <text:p text:style-name="Normal">XXXI.</text:p>
      <text:p text:style-name="Normal"><text:span text:style-name="Default_20_Paragraph_20_Font"><text:span text:style-name="T10">Nonnullis multa erat turbatio tuberculaque ad lances,<text:line-break/>l</text:span></text:span>i<text:span text:style-name="Default_20_Paragraph_20_Font"><text:span text:style-name="T10">nguae insiammationes, absoessusque secundum dentes.</text:span></text:span></text:p>
      <text:p text:style-name="P2">Affectus hoc loco persequitur partium, de quibus an-<text:line-break/>tea non meminit.</text:p>
      <text:p text:style-name="Normal">XXXII.</text:p>
      <text:p text:style-name="P5"><text:span text:style-name="Default_20_Paragraph_20_Font"><text:span text:style-name="T10">Tocesque multis innotescebant male affectae ac interce-<text:line-break/>ptae, primum quidem tabidis incipientibus et febre ar-<text:line-break/>dente et phreni</text:span></text:span>h<text:span text:style-name="Default_20_Paragraph_20_Font"><text:span text:style-name="T10">de laborantibus.</text:span></text:span></text:p>
      <text:p text:style-name="P1"><text:span text:style-name="Default_20_Paragraph_20_Font"><text:span text:style-name="T10">E</text:span></text:span>quidem etiam quod est supra in aegro qui ordine<text:line-break/>est undecimuS scriptum, ubi sic ait: <text:span text:style-name="Default_20_Paragraph_20_Font"><text:span text:style-name="T16">ὐε</text:span></text:span><text:span text:style-name="Default_20_Paragraph_20_Font"><text:span text:style-name="T19">^</text:span></text:span><text:span text:style-name="Default_20_Paragraph_20_Font"><text:span text:style-name="T16">ιῷ</text:span></text:span><text:span text:style-name="Default_20_Paragraph_20_Font"><text:span text:style-name="T19"> </text:span></text:span><text:span text:style-name="Default_20_Paragraph_20_Font"><text:span text:style-name="T16">ἰλλ</text:span></text:span><text:span text:style-name="Default_20_Paragraph_20_Font"><text:span text:style-name="T19">.</text:span></text:span><text:span text:style-name="Default_20_Paragraph_20_Font"><text:span text:style-name="T16">αινεν</text:span></text:span><text:span text:style-name="Default_20_Paragraph_20_Font"><text:span text:style-name="T19">, </text:span></text:span>(quod<text:line-break/>nos, dexter oculus erat distortus, vertimus) suspicabar<text:line-break/>esse ab alio inductum. Etenim Heraclidis filius Hippocra-<text:line-break/>tes , cujus etiam aphorismos esse et praesagia autumant,<text:line-break/>ufitatissimisi esse usus et proinde clarisi vocabulis videtur,<text:line-break/>quae vocare rhetorici civilia solent: at vero <text:span text:style-name="Default_20_Paragraph_20_Font"><text:span text:style-name="T16">ἰλλαἰνειν</text:span></text:span><text:span text:style-name="Default_20_Paragraph_20_Font"><text:span text:style-name="T19"><text:line-break/></text:span></text:span>non est istius generis , coque minus <text:span text:style-name="Default_20_Paragraph_20_Font"><text:span text:style-name="T16">κατιλλαἰνειν</text:span></text:span><text:span text:style-name="Default_20_Paragraph_20_Font"><text:span text:style-name="T19"> </text:span></text:span>vel <text:span text:style-name="Default_20_Paragraph_20_Font"><text:span text:style-name="T16">κα</text:span></text:span><text:span text:style-name="Default_20_Paragraph_20_Font"><text:span text:style-name="T19">-<text:line-break/></text:span></text:span><text:span text:style-name="Default_20_Paragraph_20_Font"><text:span text:style-name="T16">τιλλαἰνυυσαι</text:span></text:span><text:span text:style-name="Default_20_Paragraph_20_Font"><text:span text:style-name="T19"> </text:span></text:span>, maxime quum de voce, non de palpebris<text:line-break/>dicitur. Ad haec propter dictionis formam, quae activa,</text:p>
      <text:p text:style-name="P3">non passiva est : rectius enim , siquidem voci statuerat ad-<text:line-break/>aptare hoc nomen , erat <text:span text:style-name="Default_20_Paragraph_20_Font"><text:span text:style-name="T16">κατειλ</text:span></text:span><text:span text:style-name="Default_20_Paragraph_20_Font"><text:span text:style-name="T19">.</text:span></text:span><text:span text:style-name="Default_20_Paragraph_20_Font"><text:span text:style-name="T16">σύμεναι</text:span></text:span><text:span text:style-name="Default_20_Paragraph_20_Font"><text:span text:style-name="T19"> </text:span></text:span>scripturus , non<text:line-break/><text:span text:style-name="Default_20_Paragraph_20_Font"><text:span text:style-name="T16">κατειλσὐσαι</text:span></text:span><text:span text:style-name="Default_20_Paragraph_20_Font"><text:span text:style-name="T19">: </text:span></text:span>et multo quidem rectius hoc, <text:span text:style-name="Default_20_Paragraph_20_Font"><text:span text:style-name="T16">καιιλλαιρόμε</text:span></text:span><text:span text:style-name="Default_20_Paragraph_20_Font"><text:span text:style-name="T19">-<text:line-break/></text:span></text:span><text:span text:style-name="Default_20_Paragraph_20_Font"><text:span text:style-name="T16">ναι</text:span></text:span><text:span text:style-name="Default_20_Paragraph_20_Font"><text:span text:style-name="T19">. </text:span></text:span>Nam de <text:span text:style-name="Default_20_Paragraph_20_Font"><text:span text:style-name="T16">ἰλλαἰνειν</text:span></text:span><text:span text:style-name="Default_20_Paragraph_20_Font"><text:span text:style-name="T19"> </text:span></text:span>participium ea deducas figura:<text:line-break/>appello autem hoc, scilicet participium, more grammati-<text:line-break/>corum. Atqui nullus sit sensus , si de vocibus dicantur<text:line-break/><text:span text:style-name="Default_20_Paragraph_20_Font"><text:span text:style-name="T16">κατειλσὐσαι</text:span></text:span><text:span text:style-name="Default_20_Paragraph_20_Font"><text:span text:style-name="T19">, </text:span></text:span>ut quidam intelligere nos interpretes Volue-<text:line-break/>runt, tamquam tendat verbum <text:span text:style-name="Default_20_Paragraph_20_Font"><text:span text:style-name="T16">ἰλλαἰνειν</text:span></text:span><text:span text:style-name="Default_20_Paragraph_20_Font"><text:span text:style-name="T19"> </text:span></text:span>ad distorquere.<text:line-break/>Nam <text:span text:style-name="Default_20_Paragraph_20_Font"><text:span text:style-name="T16">κατε</text:span></text:span><text:span text:style-name="Default_20_Paragraph_20_Font"><text:span text:style-name="T15">ι</text:span></text:span><text:span text:style-name="Default_20_Paragraph_20_Font"><text:span text:style-name="T16">λσὐσαι</text:span></text:span><text:span text:style-name="Default_20_Paragraph_20_Font"><text:span text:style-name="T19"> </text:span></text:span>significat <text:span text:style-name="Default_20_Paragraph_20_Font"><text:span text:style-name="T22">distorquent.es, </text:span></text:span><text:span text:style-name="Default_20_Paragraph_20_Font"><text:span text:style-name="T16">κατειλσύμεναι</text:span></text:span><text:span text:style-name="Default_20_Paragraph_20_Font"><text:span text:style-name="T19"><text:line-break/></text:span></text:span>vero distortae. Multi itaque una in dictione errores com-<text:line-break/>missi videntur, dum <text:span text:style-name="Default_20_Paragraph_20_Font"><text:span text:style-name="T16">κατειλσὐσαι</text:span></text:span><text:span text:style-name="Default_20_Paragraph_20_Font"><text:span text:style-name="T19"> </text:span></text:span>accipere, ut multis est vi-<text:line-break/>sum interpretibus , volumus quasi a dictione <text:span text:style-name="Default_20_Paragraph_20_Font"><text:span text:style-name="T16">ἰλλαἰνειν</text:span></text:span><text:span text:style-name="Default_20_Paragraph_20_Font"><text:span text:style-name="T19"> </text:span></text:span>de-<text:line-break/>scenderit. Etenim activum est <text:span text:style-name="Default_20_Paragraph_20_Font"><text:span text:style-name="T16">ἰλ</text:span></text:span><text:span text:style-name="Default_20_Paragraph_20_Font"><text:span text:style-name="T19">^</text:span></text:span><text:span text:style-name="Default_20_Paragraph_20_Font"><text:span text:style-name="T16">αἰνσυσαι</text:span></text:span><text:span text:style-name="Default_20_Paragraph_20_Font"><text:span text:style-name="T19">, </text:span></text:span><text:span text:style-name="Default_20_Paragraph_20_Font"><text:span text:style-name="T16">ἰλλαινόμεναι</text:span></text:span><text:span text:style-name="Default_20_Paragraph_20_Font"><text:span text:style-name="T19"><text:line-break/></text:span></text:span>passivum , et adiecta propofitione <text:span text:style-name="Default_20_Paragraph_20_Font"><text:span text:style-name="T16">κατίλλαἰνυυσαι</text:span></text:span><text:span text:style-name="Default_20_Paragraph_20_Font"><text:span text:style-name="T19">. </text:span></text:span>Atqui<text:line-break/><text:span text:style-name="Default_20_Paragraph_20_Font"><text:span text:style-name="T16">εἰλσὐσαι</text:span></text:span><text:span text:style-name="Default_20_Paragraph_20_Font"><text:span text:style-name="T19"> </text:span></text:span>et <text:span text:style-name="Default_20_Paragraph_20_Font"><text:span text:style-name="T16">κατειλσὐσαι</text:span></text:span><text:span text:style-name="Default_20_Paragraph_20_Font"><text:span text:style-name="T19"> </text:span></text:span>ab <text:span text:style-name="Default_20_Paragraph_20_Font"><text:span text:style-name="T16">ἰλλαἰνιο</text:span></text:span><text:span text:style-name="Default_20_Paragraph_20_Font"><text:span text:style-name="T19"> </text:span></text:span>derivari non Videntur :<text:line-break/>nec vero etiam <text:span text:style-name="Default_20_Paragraph_20_Font"><text:span text:style-name="T16">εἰλσύμεναι</text:span></text:span><text:span text:style-name="Default_20_Paragraph_20_Font"><text:span text:style-name="T19"> </text:span></text:span>et <text:span text:style-name="Default_20_Paragraph_20_Font"><text:span text:style-name="T16">κατειλσὐμεναι</text:span></text:span><text:span text:style-name="Default_20_Paragraph_20_Font"><text:span text:style-name="T19">. </text:span></text:span>Per autem</text:p>
      <text:p text:style-name="P2">raro invenias apud veteres hoc genus verba et nomina,<text:line-break/><text:span text:style-name="Default_20_Paragraph_20_Font"><text:span text:style-name="T16">ιλλαινειν</text:span></text:span><text:span text:style-name="Default_20_Paragraph_20_Font"><text:span text:style-name="T19"> </text:span></text:span>dico et <text:span text:style-name="Default_20_Paragraph_20_Font"><text:span text:style-name="T16">ἰλλὸς</text:span></text:span><text:span text:style-name="Default_20_Paragraph_20_Font"><text:span text:style-name="T19">, </text:span></text:span>a quo videtur Sophron comparati-<text:line-break/>vum, quod vocant grammatici , fecisse <text:span text:style-name="Default_20_Paragraph_20_Font"><text:span text:style-name="T19">, </text:span></text:span><text:span text:style-name="Default_20_Paragraph_20_Font"><text:span text:style-name="T16">ἰ</text:span></text:span><text:span text:style-name="Default_20_Paragraph_20_Font"><text:span text:style-name="T19">^</text:span></text:span><text:span text:style-name="Default_20_Paragraph_20_Font"><text:span text:style-name="T16">λότερσν</text:span></text:span><text:span text:style-name="Default_20_Paragraph_20_Font"><text:span text:style-name="T19"> </text:span></text:span><text:span text:style-name="Default_20_Paragraph_20_Font"><text:span text:style-name="T16">τάνκὐσνα</text:span></text:span><text:span text:style-name="Default_20_Paragraph_20_Font"><text:span text:style-name="T19">.<text:line-break/></text:span></text:span>Quare rectius dixeris, siquidem ab his velis nugari, non<text:line-break/><text:span text:style-name="Default_20_Paragraph_20_Font"><text:span text:style-name="T16">ἀπὸ</text:span></text:span><text:span text:style-name="Default_20_Paragraph_20_Font"><text:span text:style-name="T19"> </text:span></text:span><text:span text:style-name="Default_20_Paragraph_20_Font"><text:span text:style-name="T16">τῆς</text:span></text:span><text:span text:style-name="Default_20_Paragraph_20_Font"><text:span text:style-name="T19"> </text:span></text:span><text:span text:style-name="Default_20_Paragraph_20_Font"><text:span text:style-name="T16">ιλλιόσεσις</text:span></text:span><text:span text:style-name="Default_20_Paragraph_20_Font"><text:span text:style-name="T19"> </text:span></text:span>deductum <text:span text:style-name="Default_20_Paragraph_20_Font"><text:span text:style-name="T16">εἰλσύσαι</text:span></text:span><text:span text:style-name="Default_20_Paragraph_20_Font"><text:span text:style-name="T19">, </text:span></text:span>fed ab atio quodam,<text:line-break/>quod cum Piato tum Antipho ufurpasse videtur. Plato<text:line-break/>quidem, cujus haec sunt in Timaeo verba: Hanc igitur<text:line-break/>circuitu totam cutem deurebat sulsur, qua vulnerata, quum<text:line-break/>humor per eam essiueret, humidum et calidum, quod qui..<text:line-break/>dem sincerum erat, emanavit; mistum vero in quibus cu-<text:line-break/>tis erat, foras a corruptione productum, longum fiebat,<text:line-break/>subtiliter extensum ab impuIsu. Quia vero sensim im-<text:line-break/>pellebatur ab aërisi frigore, intro iterum <text:span text:style-name="Default_20_Paragraph_20_Font"><text:span text:style-name="T16">ύπὸ</text:span></text:span><text:span text:style-name="Default_20_Paragraph_20_Font"><text:span text:style-name="T19"> </text:span></text:span><text:span text:style-name="Default_20_Paragraph_20_Font"><text:span text:style-name="T16">τὸ</text:span></text:span><text:span text:style-name="Default_20_Paragraph_20_Font"><text:span text:style-name="T19"> </text:span></text:span><text:span text:style-name="Default_20_Paragraph_20_Font"><text:span text:style-name="T16">ύέρμα</text:span></text:span><text:span text:style-name="Default_20_Paragraph_20_Font"><text:span text:style-name="T19"><text:line-break/></text:span></text:span><text:span text:style-name="Default_20_Paragraph_20_Font"><text:span text:style-name="T16">ειλσύμενσν</text:span></text:span><text:span text:style-name="Default_20_Paragraph_20_Font"><text:span text:style-name="T19"> </text:span></text:span><text:span text:style-name="Default_20_Paragraph_20_Font"><text:span text:style-name="T16">κατερρι</text:span></text:span><text:span text:style-name="Default_20_Paragraph_20_Font"><text:span text:style-name="T19">^</text:span></text:span><text:span text:style-name="Default_20_Paragraph_20_Font"><text:span text:style-name="T16">σὐτσ</text:span></text:span><text:span text:style-name="Default_20_Paragraph_20_Font"><text:span text:style-name="T19"> , </text:span></text:span>id est sub cutem coactum firma-<text:line-break/>batur. Videtur enim pro conclusum vel repulsum in asa<text:line-break/>tum <text:span text:style-name="Default_20_Paragraph_20_Font"><text:span text:style-name="T16">εἰλόμενσν</text:span></text:span><text:span text:style-name="Default_20_Paragraph_20_Font"><text:span text:style-name="T19"> </text:span></text:span>hic usurpasse. Quo significato videtur etiam</text:p>
      <text:p text:style-name="P3"><text:span text:style-name="Default_20_Paragraph_20_Font"><text:span text:style-name="T1">haec ab eo scripta esse oratio. Terram vero nutricem<text:line-break/>nostram </text:span></text:span><text:span text:style-name="Default_20_Paragraph_20_Font"><text:span text:style-name="T13">εἰλουμενην</text:span></text:span><text:span text:style-name="Default_20_Paragraph_20_Font"><text:span text:style-name="T3">, </text:span></text:span><text:span text:style-name="Default_20_Paragraph_20_Font"><text:span text:style-name="T1">id est quae restringitur, ad rationem<text:line-break/>in perpetuum constitutam. Est item apud Antiphontem in<text:line-break/>fecundo libro de veritate invenire hoc scriptum vocabo-<text:line-break/>lum eo loco: ubi ergo in abre imbres et venti sibi mu-<text:line-break/>tuo adversentur , ibi cogitur aqua et multum spissatur. .<text:line-break/>Quod autem eorum, quae committuntur superius sit, hoc<text:line-break/>densatur et cogitor, </text:span></text:span><text:span text:style-name="Default_20_Paragraph_20_Font"><text:span text:style-name="T13">ύπό</text:span></text:span><text:span text:style-name="Default_20_Paragraph_20_Font"><text:span text:style-name="T3"> </text:span></text:span><text:span text:style-name="Default_20_Paragraph_20_Font"><text:span text:style-name="T13">τε</text:span></text:span><text:span text:style-name="Default_20_Paragraph_20_Font"><text:span text:style-name="T3"> </text:span></text:span><text:span text:style-name="Default_20_Paragraph_20_Font"><text:span text:style-name="T13">τού</text:span></text:span><text:span text:style-name="Default_20_Paragraph_20_Font"><text:span text:style-name="T3"> </text:span></text:span><text:span text:style-name="Default_20_Paragraph_20_Font"><text:span text:style-name="T13">Πνεύματος</text:span></text:span><text:span text:style-name="Default_20_Paragraph_20_Font"><text:span text:style-name="T3"> </text:span></text:span><text:span text:style-name="Default_20_Paragraph_20_Font"><text:span text:style-name="T13">εἰλούμενον</text:span></text:span><text:span text:style-name="Default_20_Paragraph_20_Font"><text:span text:style-name="T3"> </text:span></text:span><text:span text:style-name="Default_20_Paragraph_20_Font"><text:span text:style-name="T13">καὶ</text:span></text:span><text:span text:style-name="Default_20_Paragraph_20_Font"><text:span text:style-name="T3"><text:line-break/></text:span></text:span><text:span text:style-name="Default_20_Paragraph_20_Font"><text:span text:style-name="T13">ύπὸ</text:span></text:span><text:span text:style-name="Default_20_Paragraph_20_Font"><text:span text:style-name="T3"> </text:span></text:span><text:span text:style-name="Default_20_Paragraph_20_Font"><text:span text:style-name="T13">τῆς</text:span></text:span><text:span text:style-name="Default_20_Paragraph_20_Font"><text:span text:style-name="T3"> </text:span></text:span><text:span text:style-name="Default_20_Paragraph_20_Font"><text:span text:style-name="T13">βίας</text:span></text:span><text:span text:style-name="Default_20_Paragraph_20_Font"><text:span text:style-name="T3">, </text:span></text:span><text:span text:style-name="Default_20_Paragraph_20_Font"><text:span text:style-name="T1">id esu a vento contortum eta vi. Sane<text:line-break/>et hic conclusum vel contractum in fe denotare per di-<text:line-break/>ctionem </text:span></text:span><text:span text:style-name="Default_20_Paragraph_20_Font"><text:span text:style-name="T13">εἰλούμε</text:span></text:span><text:span text:style-name="Default_20_Paragraph_20_Font"><text:span text:style-name="T14">νο</text:span></text:span><text:span text:style-name="Default_20_Paragraph_20_Font"><text:span text:style-name="T13">ν</text:span></text:span><text:span text:style-name="Default_20_Paragraph_20_Font"><text:span text:style-name="T3"> </text:span></text:span><text:span text:style-name="Default_20_Paragraph_20_Font"><text:span text:style-name="T1">videtur, Numquid igitur in libro,<text:line-break/>quem explicare instituimus, qui de vocibus. scripsit </text:span></text:span><text:span text:style-name="Default_20_Paragraph_20_Font"><text:span text:style-name="T13">κατει</text:span></text:span><text:span text:style-name="Default_20_Paragraph_20_Font"><text:span text:style-name="T3">-<text:line-break/></text:span></text:span><text:span text:style-name="Default_20_Paragraph_20_Font"><text:span text:style-name="T13">λοῆσαι</text:span></text:span><text:span text:style-name="Default_20_Paragraph_20_Font"><text:span text:style-name="T3">, </text:span></text:span><text:span text:style-name="Default_20_Paragraph_20_Font"><text:span text:style-name="T1">tale quid significari innuit, voces quasi occlusas et<text:line-break/>coactas ostendens, ut accipiamus de veribus esse dictum,<text:line-break/>quae exire nequeunt: quando incidit iis, qui gracili sunt<text:line-break/>voce, an hoc minime convenit? Potuit enim. sistentes<text:line-break/>vel impeditas vel tardas vel aliquid tale scribere, qui</text:span></text:span></text:p>
      <text:p text:style-name="P17"><text:span text:style-name="Default_20_Paragraph_20_Font"><text:span text:style-name="T1">significare volebat, adeo impedita esse voce hominem, ut<text:line-break/>vix. loqui posset. Eam etiam a vinculo. licet veluti vin-<text:line-break/>. etam accipere vocem esse dictam hoc Ioco, adeoque ludi--<text:line-break/>eat de vinculis sc poeta dixisse:<text:tab/>.<text:tab/>i</text:span></text:span></text:p>
      <text:p text:style-name="Normal"><text:span text:style-name="Default_20_Paragraph_20_Font"><text:span text:style-name="T1">scdoi</text:span></text:span><text:span text:style-name="Default_20_Paragraph_20_Font"><text:span text:style-name="T8">v</text:span></text:span><text:span text:style-name="Default_20_Paragraph_20_Font"><text:span text:style-name="T1"> </text:span></text:span><text:span text:style-name="Default_20_Paragraph_20_Font"><text:span text:style-name="T13">ούκ</text:span></text:span><text:span text:style-name="Default_20_Paragraph_20_Font"><text:span text:style-name="T3"> </text:span></text:span><text:span text:style-name="Default_20_Paragraph_20_Font"><text:span text:style-name="T13">ἐθὲλο</text:span></text:span><text:span text:style-name="Default_20_Paragraph_20_Font"><text:span text:style-name="T14">ν</text:span></text:span><text:span text:style-name="Default_20_Paragraph_20_Font"><text:span text:style-name="T13">τα</text:span></text:span><text:span text:style-name="Default_20_Paragraph_20_Font"><text:span text:style-name="T3"> </text:span></text:span><text:span text:style-name="Default_20_Paragraph_20_Font"><text:span text:style-name="T13">βίη</text:span></text:span><text:span text:style-name="Default_20_Paragraph_20_Font"><text:span text:style-name="T3"> </text:span></text:span><text:span text:style-name="Default_20_Paragraph_20_Font"><text:span text:style-name="T13">δήσαντες</text:span></text:span><text:span text:style-name="Default_20_Paragraph_20_Font"><text:span text:style-name="T3"> </text:span></text:span><text:span text:style-name="Default_20_Paragraph_20_Font"><text:span text:style-name="T13">ἄγουσιν</text:span></text:span><text:span text:style-name="Default_20_Paragraph_20_Font"><text:span text:style-name="T3">.</text:span></text:span></text:p>
      <text:p text:style-name="Normal"><text:span text:style-name="Default_20_Paragraph_20_Font"><text:span text:style-name="T1">D</text:span></text:span><text:span text:style-name="Default_20_Paragraph_20_Font"><text:span text:style-name="T8">ucunt vi aln</text:span></text:span><text:span text:style-name="Default_20_Paragraph_20_Font"><text:span text:style-name="T1">d</text:span></text:span><text:span text:style-name="Default_20_Paragraph_20_Font"><text:span text:style-name="T8">l</text:span></text:span><text:span text:style-name="Default_20_Paragraph_20_Font"><text:span text:style-name="T1">flC </text:span></text:span><text:span text:style-name="Default_20_Paragraph_20_Font"><text:span text:style-name="T8">rel</text:span></text:span><text:span text:style-name="Default_20_Paragraph_20_Font"><text:span text:style-name="T1">i</text:span></text:span><text:span text:style-name="Default_20_Paragraph_20_Font"><text:span text:style-name="T8">gatum; q</text:span></text:span><text:span text:style-name="Default_20_Paragraph_20_Font"><text:span text:style-name="T1">ui </text:span></text:span><text:span text:style-name="Default_20_Paragraph_20_Font"><text:span text:style-name="T8">renuebat.</text:span></text:span></text:p>
      <text:p text:style-name="P18">se i <text:span text:style-name="Default_20_Paragraph_20_Font"><text:span text:style-name="T10">c</text:span></text:span> t r . .<text:tab/>i. .<text:tab/><text:span text:style-name="Default_20_Paragraph_20_Font"><text:span text:style-name="T10">. c i., ..</text:span></text:span></text:p>
      <text:p text:style-name="Normal"><text:span text:style-name="Default_20_Paragraph_20_Font"><text:span text:style-name="T1">Liquet porro rectius, si </text:span></text:span><text:span text:style-name="Default_20_Paragraph_20_Font"><text:span text:style-name="T13">κατειλούμε</text:span></text:span><text:span text:style-name="Default_20_Paragraph_20_Font"><text:span text:style-name="T14">ν</text:span></text:span><text:span text:style-name="Default_20_Paragraph_20_Font"><text:span text:style-name="T13">αι</text:span></text:span><text:span text:style-name="Default_20_Paragraph_20_Font"><text:span text:style-name="T7"> </text:span></text:span><text:span text:style-name="Default_20_Paragraph_20_Font"><text:span text:style-name="T1">fit scriptum quam<text:line-break/></text:span></text:span><text:span text:style-name="Default_20_Paragraph_20_Font"><text:span text:style-name="T13">κατειλούσαι</text:span></text:span><text:span text:style-name="Default_20_Paragraph_20_Font"><text:span text:style-name="T7">^ </text:span></text:span><text:span text:style-name="Default_20_Paragraph_20_Font"><text:span text:style-name="T1">qui quidem communis est omnis expositionis<text:line-break/>lanius. Nam quidquid statuas a dictione </text:span></text:span><text:span text:style-name="Default_20_Paragraph_20_Font"><text:span text:style-name="T13">κατειλουσαι</text:span></text:span><text:span text:style-name="Default_20_Paragraph_20_Font"><text:span text:style-name="T3"> </text:span></text:span><text:span text:style-name="Default_20_Paragraph_20_Font"><text:span text:style-name="T1">signi-<text:line-break/>ficari, actionem significat, non passionem Unde maxime<text:line-break/>suspiceris Hippocratis non esse dictionem ; neque enim<text:line-break/>adeo erat graeci sermonis imperitus, ut in eo offenderet<text:line-break/>similiter, ut pueri qui modo litteras discere coeperunt,<text:line-break/>Videtur enim passionem quandam vocis indicari; signisica-<text:line-break/>tur tamen non passio , sed actio , passio vero utique signi-<text:line-break/>ficaretur, scripto vocabulo . </text:span></text:span><text:span text:style-name="Default_20_Paragraph_20_Font"><text:span text:style-name="T13">κατειλούμε</text:span></text:span><text:span text:style-name="Default_20_Paragraph_20_Font"><text:span text:style-name="T14">ν</text:span></text:span><text:span text:style-name="Default_20_Paragraph_20_Font"><text:span text:style-name="T13">αι</text:span></text:span><text:span text:style-name="Default_20_Paragraph_20_Font"><text:span text:style-name="T3">. </text:span></text:span><text:span text:style-name="Default_20_Paragraph_20_Font"><text:span text:style-name="T1">Praeterea si vel<text:line-break/></text:span></text:span><text:span text:style-name="Default_20_Paragraph_20_Font"><text:span text:style-name="T13">κατειλούμεναι</text:span></text:span><text:span text:style-name="Default_20_Paragraph_20_Font"><text:span text:style-name="T7"> </text:span></text:span><text:span text:style-name="Default_20_Paragraph_20_Font"><text:span text:style-name="T1">scribamus, non est Hippocratis institutum</text:span></text:span></text:p>
      <text:p text:style-name="P2"><text:span text:style-name="Default_20_Paragraph_20_Font"><text:span text:style-name="T1">in u siletis et infrequentibus uti nominibus. Jam qui di-<text:line-break/>stortum significari putant, eum his hoc pugnat , quod ille<text:line-break/>in praesagiis dissertum interpretaturus sic scripsit, si re-</text:span></text:span></text:p>
      <text:p text:style-name="P5"><text:span text:style-name="Default_20_Paragraph_20_Font"><text:span text:style-name="T1">. flexa sit palpebra aut labrum aut nasus ; fed neque refle-<text:line-break/>xum, neque aliud ex dictis proprie de vocibus dicatur.<text:line-break/>Quare quidam hujus interpretes libri omnibus quae<text:line-break/>commemoravimus abdicatis pro </text:span></text:span><text:span text:style-name="Default_20_Paragraph_20_Font"><text:span text:style-name="T8">voce</text:span></text:span><text:span text:style-name="Default_20_Paragraph_20_Font"><text:span text:style-name="T1">s </text:span></text:span><text:span text:style-name="Default_20_Paragraph_20_Font"><text:span text:style-name="T8">l</text:span></text:span><text:span text:style-name="Default_20_Paragraph_20_Font"><text:span text:style-name="T1">i</text:span></text:span><text:span text:style-name="Default_20_Paragraph_20_Font"><text:span text:style-name="T8">nguae scri-<text:line-break/></text:span></text:span><text:span text:style-name="Default_20_Paragraph_20_Font"><text:span text:style-name="T1">bunt, exponentes linguas </text:span></text:span><text:span text:style-name="Default_20_Paragraph_20_Font"><text:span text:style-name="T13">κατειλούσας</text:span></text:span><text:span text:style-name="Default_20_Paragraph_20_Font"><text:span text:style-name="T3">, </text:span></text:span><text:span text:style-name="Default_20_Paragraph_20_Font"><text:span text:style-name="T1">quasi devinctas et<text:line-break/>difficulter motas. Quos quidem oportebat ut voces mu-<text:line-break/>taverunt in linguas, ita vel potius quam voces dictionem </text:span></text:span><text:span text:style-name="Default_20_Paragraph_20_Font"><text:span text:style-name="T13">γ</text:span></text:span><text:span text:style-name="Default_20_Paragraph_20_Font"><text:span text:style-name="T3"><text:line-break/></text:span></text:span><text:span text:style-name="Default_20_Paragraph_20_Font"><text:span text:style-name="T13">κατειλ</text:span></text:span><text:span text:style-name="Default_20_Paragraph_20_Font"><text:span text:style-name="T14">ο</text:span></text:span><text:span text:style-name="Default_20_Paragraph_20_Font"><text:span text:style-name="T13">ύσαι</text:span></text:span><text:span text:style-name="Default_20_Paragraph_20_Font"><text:span text:style-name="T3"> </text:span></text:span><text:span text:style-name="Default_20_Paragraph_20_Font"><text:span text:style-name="T1">in </text:span></text:span><text:span text:style-name="Default_20_Paragraph_20_Font"><text:span text:style-name="T13">κατειλούμεναι</text:span></text:span><text:span text:style-name="Default_20_Paragraph_20_Font"><text:span text:style-name="T3"> </text:span></text:span><text:span text:style-name="Default_20_Paragraph_20_Font"><text:span text:style-name="T1">vertere. verum jam fatis de<text:line-break/>dictione </text:span></text:span><text:span text:style-name="Default_20_Paragraph_20_Font"><text:span text:style-name="T13">κατειλοῆσατ</text:span></text:span><text:span text:style-name="Default_20_Paragraph_20_Font"><text:span text:style-name="T3">, </text:span></text:span><text:span text:style-name="Default_20_Paragraph_20_Font"><text:span text:style-name="T1">non magno usui, ut inventa. sit,.<text:line-break/>futura. Sat est enim nosse hic generatim diri et intelligi,<text:line-break/>propter destillationem, quae illis ex capite descendebat,<text:line-break/>laesis vocis organis simul vitiatam esse vocem. Nam in<text:line-break/>humidis tempestatibus et calidis destillationem caput re-</text:span></text:span></text:p>
      <text:p text:style-name="P3"><text:span text:style-name="Default_20_Paragraph_20_Font"><text:span text:style-name="T1">pictum ventri demittere et thoraci operae pretium est<text:line-break/>scire, primum discernendi cau</text:span></text:span><text:span text:style-name="Default_20_Paragraph_20_Font"><text:span text:style-name="T10">t</text:span></text:span><text:span text:style-name="Default_20_Paragraph_20_Font"><text:span text:style-name="T1">a, utrum alia causa hoc<text:line-break/>aegris vitii induxerit, an ex. vulgaribus sit morbis, deinde<text:line-break/>ut occurras ne in tale quid incurras: nam offenfionesex<text:line-break/>aere si provideas, ubi et quemadmodum fiant toto victus<text:line-break/>genere a tempestate dominante diverso instituendo, deali-<text:line-break/>nes, praedicere consequentia velis, id quod certe ex usu<text:line-break/>nobis est, ut praefatione praesagiorum ostensum est vel<text:line-break/>ad hanc rem hoc commentabere, ut corporis in omnibus<text:line-break/>ambientis aeris statibus affectiones cognoscas. Quare con-<text:line-break/>tenti, ut diximus, hoc laetas voces fuisse, praeteritaque<text:line-break/>dictione </text:span></text:span><text:span text:style-name="Default_20_Paragraph_20_Font"><text:span text:style-name="T13">κατειλοῆσαι</text:span></text:span><text:span text:style-name="Default_20_Paragraph_20_Font"><text:span text:style-name="T3">, </text:span></text:span><text:span text:style-name="Default_20_Paragraph_20_Font"><text:span text:style-name="T1">quod illi proximum est inspiciamus.<text:line-break/>Primum enim hos ait, qui coepissent tabescere, luci-<text:line-break/>disse in id symptoma: fecundo loco ardente detentus fe-<text:line-break/>hre phreniticosque. . Proinde censeas tabidis hoc affe-<text:line-break/>ctus ratione accidisse: -nam quum multas alias . causas et</text:span></text:span></text:p>
      <text:p text:style-name="P2"><text:span text:style-name="Default_20_Paragraph_20_Font"><text:span text:style-name="T1">corporis status tabes consequitur, tum praecipue destilla-<text:line-break/>tionem capitis , quam potissimum vocis vitium comitatur.<text:line-break/>Verum febribus ardentibus et phrenitidi per fe tale vocis.<text:line-break/>vitium non succedit, ut incipientibus tabidis. Quia vero<text:line-break/>in hoc statu , quia calidus et humidus et sine ventis fue-<text:line-break/>rat, caput co</text:span></text:span><text:span text:style-name="Default_20_Paragraph_20_Font"><text:span text:style-name="T10">n</text:span></text:span><text:span text:style-name="Default_20_Paragraph_20_Font"><text:span text:style-name="T1">tigit affici, phreniticos et ardente detentos<text:line-break/>febre consecutum hoc est communi de causa symptoma,<text:line-break/>non propter privatam morbi molitionem. Desiccantur<text:line-break/>enim potius in illis, non irrigantur, partes voci attrihu-<text:line-break/>tae, ut accidit in hae tempestate. Quamobrem vox<text:line-break/>elangosa et acuta a siccitate efficitur vocalium organorum,<text:line-break/>rauca ab humiditate.</text:span></text:span></text:p>
      <text:p text:style-name="Normal"><text:span text:style-name="Default_20_Paragraph_20_Font"><text:span text:style-name="T1">XXXHI.</text:span></text:span></text:p>
      <text:p text:style-name="P5"><text:span text:style-name="Default_20_Paragraph_20_Font"><text:span text:style-name="T8">Qu</text:span></text:span><text:span text:style-name="Default_20_Paragraph_20_Font"><text:span text:style-name="T1">i</text:span></text:span><text:span text:style-name="Default_20_Paragraph_20_Font"><text:span text:style-name="T8">n fabre</text:span></text:span><text:span text:style-name="Default_20_Paragraph_20_Font"><text:span text:style-name="T1">s </text:span></text:span><text:span text:style-name="Default_20_Paragraph_20_Font"><text:span text:style-name="T8">et</text:span></text:span><text:span text:style-name="Default_20_Paragraph_20_Font"><text:span text:style-name="T1">i</text:span></text:span><text:span text:style-name="Default_20_Paragraph_20_Font"><text:span text:style-name="T8">am arden</text:span></text:span><text:span text:style-name="Default_20_Paragraph_20_Font"><text:span text:style-name="T1">t</text:span></text:span><text:span text:style-name="Default_20_Paragraph_20_Font"><text:span text:style-name="T8">e</text:span></text:span><text:span text:style-name="Default_20_Paragraph_20_Font"><text:span text:style-name="T1">s </text:span></text:span><text:span text:style-name="Default_20_Paragraph_20_Font"><text:span text:style-name="T8">et phren</text:span></text:span><text:span text:style-name="Default_20_Paragraph_20_Font"><text:span text:style-name="T1">itrs </text:span></text:span><text:span text:style-name="Default_20_Paragraph_20_Font"><text:span text:style-name="T8">an</text:span></text:span><text:span text:style-name="Default_20_Paragraph_20_Font"><text:span text:style-name="T1">t</text:span></text:span><text:span text:style-name="Default_20_Paragraph_20_Font"><text:span text:style-name="T8">e ver caepe-<text:line-break/>runt post</text:span></text:span><text:span text:style-name="Default_20_Paragraph_20_Font"><text:span text:style-name="T1"> i</text:span></text:span><text:span text:style-name="Default_20_Paragraph_20_Font"><text:span text:style-name="T8">lla fugata , quae praecesterant , ac plur</text:span></text:span><text:span text:style-name="Default_20_Paragraph_20_Font"><text:span text:style-name="T1">i</text:span></text:span><text:span text:style-name="Default_20_Paragraph_20_Font"><text:span text:style-name="T8">mi</text:span></text:span></text:p>
      <text:p text:style-name="P2"><text:span text:style-name="Default_20_Paragraph_20_Font"><text:span text:style-name="T8">tum d</text:span></text:span><text:span text:style-name="Default_20_Paragraph_20_Font"><text:span text:style-name="T1">i</text:span></text:span><text:span text:style-name="Default_20_Paragraph_20_Font"><text:span text:style-name="T8">u aegrotabant, acuta autem h</text:span></text:span><text:span text:style-name="Default_20_Paragraph_20_Font"><text:span text:style-name="T1">i</text:span></text:span><text:span text:style-name="Default_20_Paragraph_20_Font"><text:span text:style-name="T8">s et le</text:span></text:span><text:span text:style-name="Default_20_Paragraph_20_Font"><text:span text:style-name="T1">t</text:span></text:span><text:span text:style-name="Default_20_Paragraph_20_Font"><text:span text:style-name="T8">al</text:span></text:span><text:span text:style-name="Default_20_Paragraph_20_Font"><text:span text:style-name="T1">i</text:span></text:span><text:span text:style-name="Default_20_Paragraph_20_Font"><text:span text:style-name="T8">a<text:line-break/>con</text:span></text:span><text:span text:style-name="Default_20_Paragraph_20_Font"><text:span text:style-name="T1">ti</text:span></text:span><text:span text:style-name="Default_20_Paragraph_20_Font"><text:span text:style-name="T8">gere,</text:span></text:span></text:p>
      <text:p text:style-name="P1"><text:span text:style-name="Default_20_Paragraph_20_Font"><text:span text:style-name="T1">Humorum putredinem, quam pridem pepererat aeris<text:line-break/>temperamentum, verisimile erat frigore succedente in ex-<text:line-break/>trema hieme, impulsam in altum morbos concitatur</text:span></text:span><text:span text:style-name="Default_20_Paragraph_20_Font"><text:span text:style-name="T8">u</text:span></text:span><text:span text:style-name="Default_20_Paragraph_20_Font"><text:span text:style-name="T1">m,<text:line-break/>sacro igni assimiles. Alios igitur quosdam, qui fuerunt<text:line-break/>hujus generis, exponet, hosque ordine ab sacro igni pri-<text:line-break/>mos jam scribit: hae febres funt ardentes et phrenitis ab<text:line-break/>eadem illa quidem profectae causa,- sed differentes locis<text:line-break/>affectis: nam quibus in jecinoris et ventris regionem<text:line-break/>maximeque in ejus os pravus humor decubuit, hos febres<text:line-break/>ardentes sollicitaverunt : quibus in cerebrum pervenit<text:line-break/>phrenitis.</text:span></text:span></text:p>
      <text:p text:style-name="Normal"><text:span text:style-name="Default_20_Paragraph_20_Font"><text:span text:style-name="T1">XXXIV</text:span></text:span></text:p>
      <text:p text:style-name="P1"><text:span text:style-name="Default_20_Paragraph_20_Font"><text:span text:style-name="T8">H</text:span></text:span><text:span text:style-name="Default_20_Paragraph_20_Font"><text:span text:style-name="T1">i</text:span></text:span><text:span text:style-name="Default_20_Paragraph_20_Font"><text:span text:style-name="T8">c au</text:span></text:span><text:span text:style-name="Default_20_Paragraph_20_Font"><text:span text:style-name="T1">t</text:span></text:span><text:span text:style-name="Default_20_Paragraph_20_Font"><text:span text:style-name="T8">em erat subrium ardentium, quae tum grastaban-</text:span></text:span></text:p>
      <text:p text:style-name="P19"><text:span text:style-name="Default_20_Paragraph_20_Font"><text:span text:style-name="T8">tur, status. </text:span></text:span><text:span text:style-name="Default_20_Paragraph_20_Font"><text:span text:style-name="T1">I</text:span></text:span><text:span text:style-name="Default_20_Paragraph_20_Font"><text:span text:style-name="T8">ncipien</text:span></text:span><text:span text:style-name="Default_20_Paragraph_20_Font"><text:span text:style-name="T1">ti</text:span></text:span><text:span text:style-name="Default_20_Paragraph_20_Font"><text:span text:style-name="T8">s coma, sec</text:span></text:span><text:span text:style-name="Default_20_Paragraph_20_Font"><text:span text:style-name="T1">t</text:span></text:span><text:span text:style-name="Default_20_Paragraph_20_Font"><text:span text:style-name="T8">at</text:span></text:span><text:span text:style-name="Default_20_Paragraph_20_Font"><text:span text:style-name="T1">i</text:span></text:span><text:span text:style-name="Default_20_Paragraph_20_Font"><text:span text:style-name="T8">o, horror con</text:span></text:span><text:span text:style-name="Default_20_Paragraph_20_Font"><text:span text:style-name="T1">lit</text:span></text:span><text:span text:style-name="Default_20_Paragraph_20_Font"><text:span text:style-name="T8">a-<text:line-break/>ban</text:span></text:span><text:span text:style-name="Default_20_Paragraph_20_Font"><text:span text:style-name="T1">t</text:span></text:span><text:span text:style-name="Default_20_Paragraph_20_Font"><text:span text:style-name="T8">ur, fabr</text:span></text:span><text:span text:style-name="Default_20_Paragraph_20_Font"><text:span text:style-name="T1">i</text:span></text:span><text:span text:style-name="Default_20_Paragraph_20_Font"><text:span text:style-name="T8">s non acu</text:span></text:span><text:span text:style-name="Default_20_Paragraph_20_Font"><text:span text:style-name="T1">t</text:span></text:span><text:span text:style-name="Default_20_Paragraph_20_Font"><text:span text:style-name="T8">a, neque sit</text:span></text:span><text:span text:style-name="Default_20_Paragraph_20_Font"><text:span text:style-name="T1">i</text:span></text:span><text:span text:style-name="Default_20_Paragraph_20_Font"><text:span text:style-name="T8">s vehemen</text:span></text:span><text:span text:style-name="Default_20_Paragraph_20_Font"><text:span text:style-name="T1">s, </text:span></text:span><text:span text:style-name="Default_20_Paragraph_20_Font"><text:span text:style-name="T8">neque<text:line-break/>. del</text:span></text:span><text:span text:style-name="Default_20_Paragraph_20_Font"><text:span text:style-name="T1">i</text:span></text:span><text:span text:style-name="Default_20_Paragraph_20_Font"><text:span text:style-name="T8">r</text:span></text:span><text:span text:style-name="Default_20_Paragraph_20_Font"><text:span text:style-name="T1">i</text:span></text:span><text:span text:style-name="Default_20_Paragraph_20_Font"><text:span text:style-name="T8">a.<text:tab/></text:span></text:span><text:span text:style-name="Default_20_Paragraph_20_Font"><text:span text:style-name="T1">it,</text:span></text:span></text:p>
      <text:p text:style-name="P1"><text:span text:style-name="Default_20_Paragraph_20_Font"><text:span text:style-name="T1">Quae symptomata propter eam, quae tunc erat, tem-<text:line-break/>pestatem ardentibus febribus evenirent, non propria morbi<text:line-break/>ratione, haec annotat. Quare quidam pro </text:span></text:span><text:span text:style-name="Default_20_Paragraph_20_Font"><text:span text:style-name="T13">κωματώδεις</text:span></text:span><text:span text:style-name="Default_20_Paragraph_20_Font"><text:span text:style-name="T3">, </text:span></text:span><text:span text:style-name="Default_20_Paragraph_20_Font"><text:span text:style-name="T1">id est<text:line-break/>. comatosi, male scripserunt </text:span></text:span><text:span text:style-name="Default_20_Paragraph_20_Font"><text:span text:style-name="T13">κα</text:span></text:span><text:span text:style-name="Default_20_Paragraph_20_Font"><text:span text:style-name="T14">ν</text:span></text:span><text:span text:style-name="Default_20_Paragraph_20_Font"><text:span text:style-name="T13">ματώδεις</text:span></text:span><text:span text:style-name="Default_20_Paragraph_20_Font"><text:span text:style-name="T3">, </text:span></text:span><text:span text:style-name="Default_20_Paragraph_20_Font"><text:span text:style-name="T1">id est aestuosi : nam<text:line-break/>est hoc febribus ardentibus peculiare ut etiam perpetuo si-<text:line-break/>tire, nulhnnque prope dixeris eximium esse aliud febrium<text:line-break/>ardentium insigne: verum abunde ex hisce duobus asili-<text:line-break/>maveris compleri , sitim assiduam atque exurentem calo-<text:line-break/>rem, aegris sentientibus. verum hic status . cum caput<text:line-break/>.multa humiditate impleret, comatofum aut omnibus aut<text:line-break/>plerisque, utcumque laborarent, symptoma attulit sub<text:line-break/>morbi in vasto n em , ubi pravi humores nondum eo deve-<text:line-break/>nerant acredinis, ut vigilias vehementes , deliria phreni-<text:line-break/>.timque concitare possent. Ac coma perraro febribus ar-</text:span></text:span></text:p>
      <text:p text:style-name="P3"><text:span text:style-name="Default_20_Paragraph_20_Font"><text:span text:style-name="T1">dentibus est adjunctum, fastidium persaepe; non est per-<text:line-break/>petuum tamen, ut praedicta duo, assidua sitis et demens<text:line-break/>calor. Horrent vero qui febre ardente tenentur raro;<text:line-break/>-quare hoc etiam annotavit. Quod. jam loquitur , febris<text:line-break/>non acuta , aliqui simpliciter , absque negatione , febris<text:line-break/>acuta scribunt, alii cum negatione in hunc modum: febris<text:line-break/>non acuta, .diver</text:span></text:span><text:span text:style-name="Default_20_Paragraph_20_Font"><text:span text:style-name="T10">t</text:span></text:span><text:span text:style-name="Default_20_Paragraph_20_Font"><text:span text:style-name="T1">am utrique scripturam, ratione inducta<text:line-break/>probabili, habentes. Qui omittunt negationem, quia sii-<text:line-break/>velli ab ardente febre acuta febris nequeat, uti nec<text:line-break/>sitis : . alteri ideo scriptum cum negatione confirmantes,<text:line-break/>qui rere iis et novo exemplo acciderit cum coma tum<text:line-break/>haec febris. Quippe his quoque illum ajunt subjun-xisse,<text:line-break/>neque magnopere erant siticulosi , tametsi sit etiam -febri-<text:line-break/>bus ardentibus hoc pecullarissimnm. Esse itaque confen-<text:line-break/>laneum, sicut erant, non perinde sitibundi, sic eos non<text:line-break/>valde febricitasse acute. Potuit etiam quod Hippocrates<text:line-break/>scripserat, febris non valde acuta, esse ab eo qui primus</text:span></text:span></text:p>
      <text:p text:style-name="P3"><text:span text:style-name="Default_20_Paragraph_20_Font"><text:span text:style-name="T1">exscripsit, corruptum errorque mansisse. Hic fe offert<text:line-break/>non parva de omnibus pathognomenicis signis quaestio r<text:line-break/>nam si remotis ipsis affectus potest. species conservari,<text:line-break/>alia his pathognomonicis signis ; erunt nobis ad affectus<text:line-break/>cognoscendos certiora ; quod qui constituat, volet illa me-<text:line-break/>ritu pathognomica indicia appellere et quae ante vocaban-<text:line-break/>dtur indicia pathognomonica assidentia, quorum reparari<text:line-break/>illa non possunt et affectus, ut ita dicam; constituunt es-<text:line-break/>sentiam. Assidentia vero ex his funt, quae saepe illis<text:line-break/>a</text:span></text:span><text:span text:style-name="Default_20_Paragraph_20_Font"><text:span text:style-name="T10">c</text:span></text:span><text:span text:style-name="Default_20_Paragraph_20_Font"><text:span text:style-name="T1">cidunt. Si aeger ergo non sitibundus sit nec magnopere<text:line-break/>febricitet acute , qua jam nota esse morbum illum arden-<text:line-break/>tem febrem dicemus? Quanquam enim permultis febre<text:line-break/>ardente affectis esse fastidiosis contingit,. non est tamen<text:line-break/>hoc affectus proprium, quippe cum multi etiam alii quo-<text:line-break/>modocunque aegrotantes fastidiosi fiant. . Quare neque,<text:line-break/>quod visum quibusdam est, qui fele duxerunt hujusce-<text:line-break/>modi dubitationes declaraturus, etiam nobis est pronun-<text:line-break/>claudum, ab excrementis cognosci inprimis febrem arden-.</text:span></text:span></text:p>
      <text:p text:style-name="P3">tem. Neque enim mera in foIiS ardentibus febribuS biliosa<text:line-break/>alvi reddunt, neque his foIiS fyntexis, id est coIIiquatio,<text:line-break/>accidit; verum sunt haec quidem symptomata maligna et<text:line-break/>exurentium sobrium : ista tamen qui excernunt, multi<text:line-break/>modice sitiunt et caloreS febris ferunt. Verum in prae-<text:line-break/>santi statu ne taIeS quidem erant deiectiones. Nam alvus,<text:line-break/>inquit, his plerisque turbata erat, atque delictiones cru-<text:line-break/>das excernebant et muItasi et tenues. Videtur ergo Hip-<text:line-break/>pocrates febrem ardentem assiduitate cognoscere sitis cato-<text:line-break/>risque exurentis, sicut phrenitim perpetuo delirio. Sic<text:line-break/>enim quamvis non perinde sitiant aegri, neque valide<text:line-break/>exurantur , per totum autem morbum dicta duo sint fym-<text:line-break/>ptomata, febris arxlensi esse dicetur morbus, existetque<text:line-break/>aha febris hac calidior, ut corpus fundat reddatque de-<text:line-break/>jectiones biliofas et coIliquativas. Sed non appellabitur<text:line-break/>ardens febris, nisi adiuncta perpetuo habeat per totum<text:line-break/>morbum paulo ante commemorata duo, irrequietum sitim,</text:p>
      <text:p text:style-name="P3">quarumlibet biberint, ac iniucundum et ardentem fasti-<text:line-break/>diosumque calorem. Proinde adest fere istis intensissima<text:line-break/>sitis et febris fervidilfima. At raro uti nunc, quum fe-<text:line-break/>bris non esset acuta, etiam non perinde aegri erant siti-<text:line-break/>bundi, quae ob id ipsum signavit, sicut etiam hoc, nuIlo<text:line-break/>pacto fuisse deIiros eos, quoniam hoc etiam ardentibus<text:line-break/>febribus accidit. Nam parvae esse signum dementiae desis<text:line-break/>rium ante docuimus.</text:p>
      <text:p text:style-name="Normal">XXXV.</text:p>
      <text:p text:style-name="Normal"><text:span text:style-name="Default_20_Paragraph_20_Font"><text:span text:style-name="T10">A naribus destillarunt.</text:span></text:span></text:p>
      <text:p text:style-name="P1">Hoc in comitibus est maIignarum ardentium febrium,<text:line-break/>ut sanguinis eruptiones, lenium. Et ut breviter dicatur,<text:line-break/>omnis de naribus stiIIa, ut docuimus, pravum est signum.</text:p>
      <text:h text:style-name="P38" text:outline-level="4"><text:bookmark-start text:name="bookmark44"/>XXXVI.<text:bookmark-end text:name="bookmark44"/></text:h>
      <text:p text:style-name="Normal"><text:span text:style-name="Default_20_Paragraph_20_Font"><text:span text:style-name="T10">Exacerbationes plerisque diebus paribus.</text:span></text:span></text:p>
      <text:p text:style-name="P1">Et hoc quoque inter rara est. Nam febres ardentes<text:line-break/>solent adeoque omnes, ita ut illae, morbi mustum acuti,<text:line-break/>accedere diebus imparibus.</text:p>
      <text:h text:style-name="Normal" text:outline-level="4"><text:bookmark-start text:name="bookmark46"/>XXXVII.<text:bookmark-end text:name="bookmark46"/></text:h>
      <text:p text:style-name="Normal"><text:span text:style-name="Default_20_Paragraph_20_Font"><text:span text:style-name="T10">Circa ipsus exacerbationes, oblivio, exolutio, vocis defectus.</text:span></text:span></text:p>
      <text:p text:style-name="P1">Et oblivio manifesta est et monstrata frequenter est<text:line-break/>de exitialibus esse. languorem, id est <text:span text:style-name="Default_20_Paragraph_20_Font"><text:span text:style-name="T16">όυτεσιν</text:span></text:span><text:span text:style-name="Default_20_Paragraph_20_Font"><text:span text:style-name="T19">, </text:span></text:span>veIuti<text:line-break/>dissolutionem et remissionem omnium corporis partium<text:line-break/>ipsum dicere par est, quum non aliter ac resolutis pro-<text:line-break/>lectae appareant. Quod quidem inter signa perniciosa esse<text:line-break/>didicisti, ut de abis quoque symptomatibus omnibus, quae<text:line-break/>hoc libro recensuit. Quare hic interpretanda sunt ea tan-</text:p>
      <text:p text:style-name="P2"><text:span text:style-name="Default_20_Paragraph_20_Font"><text:span text:style-name="T1">tum quae obscura videntur et quae demonstravimus alias,<text:line-break/>solum ad memoriam revocabo; non autem absolutam tra-<text:line-break/>dam eorum doctrinam.</text:span></text:span></text:p>
      <text:h text:style-name="Normal" text:outline-level="4"><text:bookmark-start text:name="bookmark48"/>XXXVI1L<text:bookmark-end text:name="bookmark48"/></text:h>
      <text:p text:style-name="P5"><text:span text:style-name="Default_20_Paragraph_20_Font"><text:span text:style-name="T8">H</text:span></text:span><text:span text:style-name="Default_20_Paragraph_20_Font"><text:span text:style-name="T1">is m</text:span></text:span><text:span text:style-name="Default_20_Paragraph_20_Font"><text:span text:style-name="T8">anuum ac pedum extrema se</text:span></text:span><text:span text:style-name="Default_20_Paragraph_20_Font"><text:span text:style-name="T1">m</text:span></text:span><text:span text:style-name="Default_20_Paragraph_20_Font"><text:span text:style-name="T8">per /r</text:span></text:span><text:span text:style-name="Default_20_Paragraph_20_Font"><text:span text:style-name="T1">i</text:span></text:span><text:span text:style-name="Default_20_Paragraph_20_Font"><text:span text:style-name="T8">g</text:span></text:span><text:span text:style-name="Default_20_Paragraph_20_Font"><text:span text:style-name="T1">i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ora mul</text:span></text:span><text:span text:style-name="Default_20_Paragraph_20_Font"><text:span text:style-name="T1">to-<text:line-break/></text:span></text:span><text:span text:style-name="Default_20_Paragraph_20_Font"><text:span text:style-name="T8">que</text:span></text:span><text:span text:style-name="Default_20_Paragraph_20_Font"><text:span text:style-name="T1"> m</text:span></text:span><text:span text:style-name="Default_20_Paragraph_20_Font"><text:span text:style-name="T8">ax</text:span></text:span><text:span text:style-name="Default_20_Paragraph_20_Font"><text:span text:style-name="T1">im</text:span></text:span><text:span text:style-name="Default_20_Paragraph_20_Font"><text:span text:style-name="T8">e c</text:span></text:span><text:span text:style-name="Default_20_Paragraph_20_Font"><text:span text:style-name="T1">i</text:span></text:span><text:span text:style-name="Default_20_Paragraph_20_Font"><text:span text:style-name="T8">rca exacerba</text:span></text:span><text:span text:style-name="Default_20_Paragraph_20_Font"><text:span text:style-name="T1">ti</text:span></text:span><text:span text:style-name="Default_20_Paragraph_20_Font"><text:span text:style-name="T8">one</text:span></text:span><text:span text:style-name="Default_20_Paragraph_20_Font"><text:span text:style-name="T1">s , j </text:span></text:span><text:span text:style-name="Default_20_Paragraph_20_Font"><text:span text:style-name="T8">ac rursu</text:span></text:span><text:span text:style-name="Default_20_Paragraph_20_Font"><text:span text:style-name="T1">s la</text:span></text:span><text:span text:style-name="Default_20_Paragraph_20_Font"><text:span text:style-name="T8">n</text:span></text:span><text:span text:style-name="Default_20_Paragraph_20_Font"><text:span text:style-name="T1">t</text:span></text:span><text:span text:style-name="Default_20_Paragraph_20_Font"><text:span text:style-name="T8">e ae-<text:line-break/>que pr</text:span></text:span><text:span text:style-name="Default_20_Paragraph_20_Font"><text:span text:style-name="T1">o</text:span></text:span><text:span text:style-name="Default_20_Paragraph_20_Font"><text:span text:style-name="T8">be recalescebant, </text:span></text:span><text:span text:style-name="Default_20_Paragraph_20_Font"><text:span text:style-name="T1">it</text:span></text:span><text:span text:style-name="Default_20_Paragraph_20_Font"><text:span text:style-name="T8">erumque et intelligebant e</text:span></text:span><text:span text:style-name="Default_20_Paragraph_20_Font"><text:span text:style-name="T1">t<text:line-break/></text:span></text:span><text:span text:style-name="Default_20_Paragraph_20_Font"><text:span text:style-name="T8">loquebantur.</text:span></text:span></text:p>
      <text:p text:style-name="P1"><text:span text:style-name="Default_20_Paragraph_20_Font"><text:span text:style-name="T1">Varietatem symptomatum , quae morbi ejus tempesta-<text:line-break/>tis habebant, commemorat, quae sunt omnia prava.</text:span></text:span></text:p>
      <text:h text:style-name="Normal" text:outline-level="4"><text:bookmark-start text:name="bookmark50"/>XXXIX.<text:bookmark-end text:name="bookmark50"/></text:h>
      <text:p text:style-name="P5"><text:span text:style-name="Default_20_Paragraph_20_Font"><text:span text:style-name="T1">Eos </text:span></text:span><text:span text:style-name="Default_20_Paragraph_20_Font"><text:span text:style-name="T8">autem aut a/stdue sapor n</text:span></text:span><text:span text:style-name="Default_20_Paragraph_20_Font"><text:span text:style-name="T1">o</text:span></text:span><text:span text:style-name="Default_20_Paragraph_20_Font"><text:span text:style-name="T8">n somnolentus de</text:span></text:span><text:span text:style-name="Default_20_Paragraph_20_Font"><text:span text:style-name="T1">t</text:span></text:span><text:span text:style-name="Default_20_Paragraph_20_Font"><text:span text:style-name="T8">ineba</text:span></text:span><text:span text:style-name="Default_20_Paragraph_20_Font"><text:span text:style-name="T1">t<text:line-break/>ni</text:span></text:span><text:span text:style-name="Default_20_Paragraph_20_Font"><text:span text:style-name="T8">t v</text:span></text:span><text:span text:style-name="Default_20_Paragraph_20_Font"><text:span text:style-name="T1">i</text:span></text:span><text:span text:style-name="Default_20_Paragraph_20_Font"><text:span text:style-name="T8">g</text:span></text:span><text:span text:style-name="Default_20_Paragraph_20_Font"><text:span text:style-name="T1">il</text:span></text:span><text:span text:style-name="Default_20_Paragraph_20_Font"><text:span text:style-name="T8">iae cu</text:span></text:span><text:span text:style-name="Default_20_Paragraph_20_Font"><text:span text:style-name="T1">m </text:span></text:span><text:span text:style-name="Default_20_Paragraph_20_Font"><text:span text:style-name="T8">laboribus.</text:span></text:span></text:p>
      <text:p text:style-name="P2"><text:span text:style-name="Default_20_Paragraph_20_Font"><text:span text:style-name="T1">Nec hoc quidem obscurum est, qui ea. habeat in me-<text:line-break/>. moria, quae in libro de comate tradita </text:span></text:span><text:span text:style-name="Default_20_Paragraph_20_Font"><text:span text:style-name="T8">t</text:span></text:span><text:span text:style-name="Default_20_Paragraph_20_Font"><text:span text:style-name="T1">uus et in priori-<text:line-break/>bus commentariis. Quum enim vigilare aegri apertis ocu-<text:line-break/>lis non valent, fed connivent fpe firmus conciliandi et<text:line-break/>vigiles tamen manent, vocitamus illud non somnolentum<text:line-break/>coma. Quibus si quis adsit dolor manifeste , vigilabunt<text:line-break/>magis ita affecti, adeo ut ne in phantasiam quidem tenuis<text:line-break/>somni deveniant. Siquidem istis , qui eo comate tencn-<text:line-break/>tur, usu venit ejusmodi quiddam, ut medii inter plane<text:line-break/>vigiles intercedant et dormientes.</text:span></text:span></text:p>
      <text:p text:style-name="Normal"><text:span text:style-name="Default_20_Paragraph_20_Font"><text:span text:style-name="T1">XI..</text:span></text:span></text:p>
      <text:p text:style-name="P5"><text:span text:style-name="Default_20_Paragraph_20_Font"><text:span text:style-name="T8">H</text:span></text:span><text:span text:style-name="Default_20_Paragraph_20_Font"><text:span text:style-name="T1">o</text:span></text:span><text:span text:style-name="Default_20_Paragraph_20_Font"><text:span text:style-name="T8">rum pler</text:span></text:span><text:span text:style-name="Default_20_Paragraph_20_Font"><text:span text:style-name="T1">is</text:span></text:span><text:span text:style-name="Default_20_Paragraph_20_Font"><text:span text:style-name="T8">que alvi defec</text:span></text:span><text:span text:style-name="Default_20_Paragraph_20_Font"><text:span text:style-name="T1">ti</text:span></text:span><text:span text:style-name="Default_20_Paragraph_20_Font"><text:span text:style-name="T8">on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 </text:span></text:span><text:span text:style-name="Default_20_Paragraph_20_Font"><text:span text:style-name="T8">crud</text:span></text:span><text:span text:style-name="Default_20_Paragraph_20_Font"><text:span text:style-name="T1">is, </text:span></text:span><text:span text:style-name="Default_20_Paragraph_20_Font"><text:span text:style-name="T8">tenu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, </text:span></text:span><text:span text:style-name="Default_20_Paragraph_20_Font"><text:span text:style-name="T8">c</text:span></text:span><text:span text:style-name="Default_20_Paragraph_20_Font"><text:span text:style-name="T1">o-<text:line-break/></text:span></text:span><text:span text:style-name="Default_20_Paragraph_20_Font"><text:span text:style-name="T8">p</text:span></text:span><text:span text:style-name="Default_20_Paragraph_20_Font"><text:span text:style-name="T1">r</text:span></text:span><text:span text:style-name="Default_20_Paragraph_20_Font"><text:span text:style-name="T8">osi</text:span></text:span><text:span text:style-name="Default_20_Paragraph_20_Font"><text:span text:style-name="T1">s t</text:span></text:span><text:span text:style-name="Default_20_Paragraph_20_Font"><text:span text:style-name="T8">urbabantur.</text:span></text:span></text:p>
      <text:p text:style-name="P1"><text:span text:style-name="Default_20_Paragraph_20_Font"><text:span text:style-name="T1">Vel hinc liquet non attendere Hrppocratem in diguo-<text:line-break/>fcendis ardentibus morbis speciem dejectionum. Cruda</text:span></text:span></text:p>
      <text:p text:style-name="P2"><text:span text:style-name="Default_20_Paragraph_20_Font"><text:span text:style-name="T1">itaque dicit et tenuia qui tum tenebantur febre ardente<text:line-break/>dejecisse, nec verbum fecit de meris biliosis vel eclliqua-<text:line-break/>tionlbus, quae quidam ludicra esse febrium ardentium ma-<text:line-break/>xima existimant.</text:span></text:span></text:p>
      <text:p text:style-name="P20"><text:span text:style-name="Default_20_Paragraph_20_Font"><text:span text:style-name="T1">.al. ,<text:tab/>XLI.</text:span></text:span></text:p>
      <text:p text:style-name="P5"><text:span text:style-name="Default_20_Paragraph_20_Font"><text:span text:style-name="T1">U</text:span></text:span><text:span text:style-name="Default_20_Paragraph_20_Font"><text:span text:style-name="T8">r</text:span></text:span><text:span text:style-name="Default_20_Paragraph_20_Font"><text:span text:style-name="T1">i</text:span></text:span><text:span text:style-name="Default_20_Paragraph_20_Font"><text:span text:style-name="T8">nae</text:span></text:span><text:span text:style-name="Default_20_Paragraph_20_Font"><text:span text:style-name="T1"> m</text:span></text:span><text:span text:style-name="Default_20_Paragraph_20_Font"><text:span text:style-name="T8">ultae, ten</text:span></text:span><text:span text:style-name="Default_20_Paragraph_20_Font"><text:span text:style-name="T1">u</text:span></text:span><text:span text:style-name="Default_20_Paragraph_20_Font"><text:span text:style-name="T8">es, neque</text:span></text:span><text:span text:style-name="Default_20_Paragraph_20_Font"><text:span text:style-name="T1"> I</text:span></text:span><text:span text:style-name="Default_20_Paragraph_20_Font"><text:span text:style-name="T8">udica</text:span></text:span><text:span text:style-name="Default_20_Paragraph_20_Font"><text:span text:style-name="T1">t</text:span></text:span><text:span text:style-name="Default_20_Paragraph_20_Font"><text:span text:style-name="T8">or</text:span></text:span><text:span text:style-name="Default_20_Paragraph_20_Font"><text:span text:style-name="T1">i</text:span></text:span><text:span text:style-name="Default_20_Paragraph_20_Font"><text:span text:style-name="T8">i, neque boni qu</text:span></text:span><text:span text:style-name="Default_20_Paragraph_20_Font"><text:span text:style-name="T1">i</text:span></text:span><text:span text:style-name="Default_20_Paragraph_20_Font"><text:span text:style-name="T8">c-<text:line-break/>. qua</text:span></text:span><text:span text:style-name="Default_20_Paragraph_20_Font"><text:span text:style-name="T1">m </text:span></text:span><text:span text:style-name="Default_20_Paragraph_20_Font"><text:span text:style-name="T8">habebant.</text:span></text:span></text:p>
      <text:p text:style-name="P1"><text:span text:style-name="Default_20_Paragraph_20_Font"><text:span text:style-name="T1">Ubi de urinis agit, quae acciderunt his finiet tradere,<text:line-break/>nec addere; bonum an malum denuncient, nos putans<text:line-break/>quae in praesagiis didicimus in univerfum de vitio vel<text:line-break/>bonitate urinarum memoria tenere. Hic adjunxisse puto,<text:line-break/>quanquam eas dixerat esse tenues , quod illis adscripserit,<text:line-break/>multae. Nam memor docuisse se multitudine urinarum<text:line-break/>.interim judicium fieri, indicavit hoc loco, quamvis. mul-<text:line-break/>tae essent, nihil tamen decretorii luisse, nec boni. Ne-<text:line-break/>que quo purgaret corpus et infestantia amoveret , videtur</text:span></text:span></text:p>
      <text:p text:style-name="P3"><text:span text:style-name="Default_20_Paragraph_20_Font"><text:span text:style-name="T1">nunc molita natura multam urinam; fed quemadmodum<text:line-break/>didicisti, sudores et dejectiones i</text:span></text:span><text:span text:style-name="Default_20_Paragraph_20_Font"><text:span text:style-name="T8">n</text:span></text:span><text:span text:style-name="Default_20_Paragraph_20_Font"><text:span text:style-name="T1">terdum, ut superfluitatis<text:line-break/>humorum in corpore malorum symptomata, excerni,- in-<text:line-break/>turdum expungente natura, ita nunc abundantis in cor-<text:line-break/>pore ferest humoris sunt urinae symptomata. Ideoque eis<text:line-break/>addidit, nihil decretoriis quicquam vel boni, siquidem<text:line-break/>reddebantur, quia ob nimiam copiam eas vasta sustinere<text:line-break/>non poterant, vel quod mordacitate vehementi offenderen-<text:line-break/>tur, itaque ad excernendum contenderent. Hujusmodi<text:line-break/>etiam hae ap</text:span></text:span><text:span text:style-name="Default_20_Paragraph_20_Font"><text:span text:style-name="T8">t</text:span></text:span><text:span text:style-name="Default_20_Paragraph_20_Font"><text:span text:style-name="T1">a tempestate erant quae per ventrem ex-<text:line-break/>oernebantur , ut est ruptu dictum. Et vero etiam fusiores<text:line-break/>illis erant consentanei.</text:span></text:span></text:p>
      <text:p text:style-name="Normal"><text:span text:style-name="Default_20_Paragraph_20_Font"><text:span text:style-name="T1">XLH.</text:span></text:span></text:p>
      <text:p text:style-name="P5"><text:span text:style-name="Default_20_Paragraph_20_Font"><text:span text:style-name="T1">N</text:span></text:span><text:span text:style-name="Default_20_Paragraph_20_Font"><text:span text:style-name="T8">eque quicquam al</text:span></text:span><text:span text:style-name="Default_20_Paragraph_20_Font"><text:span text:style-name="T1">i</text:span></text:span><text:span text:style-name="Default_20_Paragraph_20_Font"><text:span text:style-name="T8">ud sic affect</text:span></text:span><text:span text:style-name="Default_20_Paragraph_20_Font"><text:span text:style-name="T1">is </text:span></text:span><text:span text:style-name="Default_20_Paragraph_20_Font"><text:span text:style-name="T8">decretor</text:span></text:span><text:span text:style-name="Default_20_Paragraph_20_Font"><text:span text:style-name="T1">i</text:span></text:span><text:span text:style-name="Default_20_Paragraph_20_Font"><text:span text:style-name="T8">um appareba</text:span></text:span><text:span text:style-name="Default_20_Paragraph_20_Font"><text:span text:style-name="T1">t:<text:line-break/></text:span></text:span><text:span text:style-name="Default_20_Paragraph_20_Font"><text:span text:style-name="T8">neque fanguis e nar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 </text:span></text:span><text:span text:style-name="Default_20_Paragraph_20_Font"><text:span text:style-name="T8">pr</text:span></text:span><text:span text:style-name="Default_20_Paragraph_20_Font"><text:span text:style-name="T1">ofeta</text:span></text:span><text:span text:style-name="Default_20_Paragraph_20_Font"><text:span text:style-name="T8">bat ; neque absce</text:span></text:span><text:span text:style-name="Default_20_Paragraph_20_Font"><text:span text:style-name="T1">ssus </text:span></text:span><text:span text:style-name="Default_20_Paragraph_20_Font"><text:span text:style-name="T8">a</text:span></text:span><text:span text:style-name="Default_20_Paragraph_20_Font"><text:span text:style-name="T1">li</text:span></text:span><text:span text:style-name="Default_20_Paragraph_20_Font"><text:span text:style-name="T8">u</text:span></text:span><text:span text:style-name="Default_20_Paragraph_20_Font"><text:span text:style-name="T1">s<text:line-break/></text:span></text:span><text:span text:style-name="Default_20_Paragraph_20_Font"><text:span text:style-name="T8">ex consuet</text:span></text:span><text:span text:style-name="Default_20_Paragraph_20_Font"><text:span text:style-name="T1">is </text:span></text:span><text:span text:style-name="Default_20_Paragraph_20_Font"><text:span text:style-name="T8">sud</text:span></text:span><text:span text:style-name="Default_20_Paragraph_20_Font"><text:span text:style-name="T1">imt</text:span></text:span><text:span text:style-name="Default_20_Paragraph_20_Font"><text:span text:style-name="T8">oriu</text:span></text:span><text:span text:style-name="Default_20_Paragraph_20_Font"><text:span text:style-name="T1">s </text:span></text:span><text:span text:style-name="Default_20_Paragraph_20_Font"><text:span text:style-name="T8">edebatur, </text:span></text:span><text:span text:style-name="Default_20_Paragraph_20_Font"><text:span text:style-name="T1">mo</text:span></text:span><text:span text:style-name="Default_20_Paragraph_20_Font"><text:span text:style-name="T8">rieba</text:span></text:span><text:span text:style-name="Default_20_Paragraph_20_Font"><text:span text:style-name="T1">t</text:span></text:span><text:span text:style-name="Default_20_Paragraph_20_Font"><text:span text:style-name="T8">urque unu</text:span></text:span><text:span text:style-name="Default_20_Paragraph_20_Font"><text:span text:style-name="T1">s-</text:span></text:span></text:p>
      <text:p text:style-name="P3"><text:span text:style-name="Default_20_Paragraph_20_Font"><text:span text:style-name="T8">qu</text:span></text:span><text:span text:style-name="Default_20_Paragraph_20_Font"><text:span text:style-name="T1">i</text:span></text:span><text:span text:style-name="Default_20_Paragraph_20_Font"><text:span text:style-name="T8">sque, uti sor</text:span></text:span><text:span text:style-name="Default_20_Paragraph_20_Font"><text:span text:style-name="T1">s </text:span></text:span><text:span text:style-name="Default_20_Paragraph_20_Font"><text:span text:style-name="T8">serebat, errabundo plerumque circa<text:line-break/></text:span></text:span><text:span text:style-name="Default_20_Paragraph_20_Font"><text:span text:style-name="T1">i</text:span></text:span><text:span text:style-name="Default_20_Paragraph_20_Font"><text:span text:style-name="T8">ud</text:span></text:span><text:span text:style-name="Default_20_Paragraph_20_Font"><text:span text:style-name="T1">i</text:span></text:span><text:span text:style-name="Default_20_Paragraph_20_Font"><text:span text:style-name="T8">cat</text:span></text:span><text:span text:style-name="Default_20_Paragraph_20_Font"><text:span text:style-name="T1">i</text:span></text:span><text:span text:style-name="Default_20_Paragraph_20_Font"><text:span text:style-name="T8">ones qu</text:span></text:span><text:span text:style-name="Default_20_Paragraph_20_Font"><text:span text:style-name="T1">i</text:span></text:span><text:span text:style-name="Default_20_Paragraph_20_Font"><text:span text:style-name="T8">dam long</text:span></text:span><text:span text:style-name="Default_20_Paragraph_20_Font"><text:span text:style-name="T1">i</text:span></text:span><text:span text:style-name="Default_20_Paragraph_20_Font"><text:span text:style-name="T8">us product</text:span></text:span><text:span text:style-name="Default_20_Paragraph_20_Font"><text:span text:style-name="T1">i, </text:span></text:span><text:span text:style-name="Default_20_Paragraph_20_Font"><text:span text:style-name="T8">v</text:span></text:span><text:span text:style-name="Default_20_Paragraph_20_Font"><text:span text:style-name="T1">o</text:span></text:span><text:span text:style-name="Default_20_Paragraph_20_Font"><text:span text:style-name="T8">ce orb</text:span></text:span><text:span text:style-name="Default_20_Paragraph_20_Font"><text:span text:style-name="T1">i, </text:span></text:span><text:span text:style-name="Default_20_Paragraph_20_Font"><text:span text:style-name="T8">mul</text:span></text:span><text:span text:style-name="Default_20_Paragraph_20_Font"><text:span text:style-name="T1">t</text:span></text:span><text:span text:style-name="Default_20_Paragraph_20_Font"><text:span text:style-name="T8">i</text:span></text:span></text:p>
      <text:p text:style-name="P5"><text:span text:style-name="Default_20_Paragraph_20_Font"><text:span text:style-name="T1">-i </text:span></text:span><text:span text:style-name="Default_20_Paragraph_20_Font"><text:span text:style-name="T8">cu</text:span></text:span><text:span text:style-name="Default_20_Paragraph_20_Font"><text:span text:style-name="T1">m </text:span></text:span><text:span text:style-name="Default_20_Paragraph_20_Font"><text:span text:style-name="T8">sudoribu</text:span></text:span><text:span text:style-name="Default_20_Paragraph_20_Font"><text:span text:style-name="T1">s. </text:span></text:span><text:span text:style-name="Default_20_Paragraph_20_Font"><text:span text:style-name="T8">Aeg</text:span></text:span><text:span text:style-name="Default_20_Paragraph_20_Font"><text:span text:style-name="T1">ris </text:span></text:span><text:span text:style-name="Default_20_Paragraph_20_Font"><text:span text:style-name="T8">sane pern</text:span></text:span><text:span text:style-name="Default_20_Paragraph_20_Font"><text:span text:style-name="T1">i</text:span></text:span><text:span text:style-name="Default_20_Paragraph_20_Font"><text:span text:style-name="T8">ciose assec</text:span></text:span><text:span text:style-name="Default_20_Paragraph_20_Font"><text:span text:style-name="T1">lis </text:span></text:span><text:span text:style-name="Default_20_Paragraph_20_Font"><text:span text:style-name="T8">haec ac-<text:line-break/>ridebant. ;</text:span></text:span></text:p>
      <text:p text:style-name="P1"><text:span text:style-name="Default_20_Paragraph_20_Font"><text:span text:style-name="T1">Qui perniciose habebant, haec iis accidebant, quae<text:line-break/>tibi hic collegit, nimirum symptomata eorum, qui febre<text:line-break/>ardente laborantes perniciose habebant. Quorum sympto-<text:line-break/>matum quodque jam audivisti ante frequenter cur sit per-<text:line-break/>niciosum; male quidem habentibus haec evenerit.</text:span></text:span></text:p>
      <text:p text:style-name="Normal"><text:span text:style-name="Default_20_Paragraph_20_Font"><text:span text:style-name="T10">c</text:span></text:span> P su . ... .su. . ,,</text:p>
      <text:h text:style-name="P43" text:outline-level="4"><text:bookmark-start text:name="bookmark52"/>xLHI.<text:tab/>....<text:bookmark-end text:name="bookmark52"/></text:h>
      <text:p text:style-name="P1"><text:span text:style-name="Default_20_Paragraph_20_Font"><text:span text:style-name="T8">A</text:span></text:span><text:span text:style-name="Default_20_Paragraph_20_Font"><text:span text:style-name="T1">t</text:span></text:span><text:span text:style-name="Default_20_Paragraph_20_Font"><text:span text:style-name="T8">que phren</text:span></text:span><text:span text:style-name="Default_20_Paragraph_20_Font"><text:span text:style-name="T1">it</text:span></text:span><text:span text:style-name="Default_20_Paragraph_20_Font"><text:span text:style-name="T8">icis consi</text:span></text:span><text:span text:style-name="Default_20_Paragraph_20_Font"><text:span text:style-name="T1">mi</text:span></text:span><text:span text:style-name="Default_20_Paragraph_20_Font"><text:span text:style-name="T8">l</text:span></text:span><text:span text:style-name="Default_20_Paragraph_20_Font"><text:span text:style-name="T1">i</text:span></text:span><text:span text:style-name="Default_20_Paragraph_20_Font"><text:span text:style-name="T8">a suere.</text:span></text:span></text:p>
      <text:p text:style-name="P21"><text:span text:style-name="Default_20_Paragraph_20_Font"><text:span text:style-name="T1">Finita de ardentibus febribus oratione transit ad ea,<text:line-break/>quae phreniticis acciderunt. Itaque et his ejus verbis sit-<text:line-break/>tendamus.<text:tab/>. --</text:span></text:span></text:p>
      <text:p text:style-name="P3">XCIV.</text:p>
      <text:p text:style-name="Normal"><text:span text:style-name="Default_20_Paragraph_20_Font"><text:span text:style-name="T10">Eli vero siti vacui prorsus erant.</text:span></text:span></text:p>
      <text:p text:style-name="P1">De phreniticis agit: fuisse eoS dicit non sitibundos,<text:line-break/>non tam quod illiS multa humiditas in ore ventriculi<text:line-break/>assiueret, quam quod quae patiebantur non intelligerent<text:line-break/>et facultatem haberent stomachi appetitricem, quae ex-<text:line-break/>stinguebatur.</text:p>
      <text:p text:style-name="Normal">XLV.</text:p>
      <text:p text:style-name="Normal"><text:span text:style-name="Default_20_Paragraph_20_Font"><text:span text:style-name="T1">N</text:span></text:span><text:span text:style-name="Default_20_Paragraph_20_Font"><text:span text:style-name="T10">ullus phreniticorum seriose insanivit, quemadmodum in<text:line-break/>caeteris accidit, sed alia quadam cataphora mala ac<text:line-break/>lenta graviter interibant.<text:line-break/>e ,</text:span></text:span></text:p>
      <text:p text:style-name="P1">Si non praediceret, nec phrenitiCorum valde insani-<text:line-break/>vit quisquam, sed simpliciter dixisset, praesentes pllreni-<text:line-break/>ticos cataphora segni periisse, non erat absurdum acci-<text:line-break/>pere eos conversione in lethargum facta ita defunctos</text:p>
      <text:p text:style-name="P3">esse. Nunc quum fit praedictum, nec valde insanivit<text:line-break/>quisquam, probabilius est periisse cum cataphora, manen-<text:line-break/>Ies phreniticoS, hoc est dementes: hoc enim discrimine<text:line-break/>solo cum febre pbrenitim accipimuS, nulla re aha di-<text:line-break/>stantem a mania, id est insania, quam febre. Mentis<text:line-break/>siquidem utraque noxa est, fed proprium insanientium est<text:line-break/>febre liberoS esse, ut febricitare phreniticorum. Non est<text:line-break/>igitur mirum in corpore crudiS coIIectiS humoribus, ut<text:line-break/>excreta commonstrarent esse, comatulos istos simul et de-<text:line-break/>mentes evasisse: comatulos quidem ex muItitudine et sid-<text:line-break/>gore succorum crudorum , dementes , quod putrescentes<text:line-break/>acredinem pariebant et calorem.</text:p>
      <text:p text:style-name="Normal">XLVI.</text:p>
      <text:p text:style-name="Normal"><text:span text:style-name="Default_20_Paragraph_20_Font"><text:span text:style-name="T10">At erant et aliae febres, de quibus scribetur.</text:span></text:span></text:p>
      <text:p text:style-name="P1">Revocemus ad memoriam , quando postquam supra</text:p>
      <text:p text:style-name="P3">dixit, febrium ardentium, quae vigebant, haec erat na-<text:line-break/>tura, utque hanc narravit et quae istis acciderunt ordine<text:line-break/>omnia; et deinde rurfus dixit, similia et phreniticis ; post-<text:line-break/>ea jam disputatione de his peracta inusserit, erant prae-<text:line-break/>terea aliae febres, de quibus jam acturus fum. Nam his<text:line-break/>verbis febrium esse species, febrem ardentem et pllreni-<text:line-break/>tim ostendit: febrem ardentem, quod perpetuam habeat<text:line-break/>sitim cum perpetuo et multo ardore, phrenitim vero, ut<text:line-break/>quae sit assidua, unaque dementiam perpetuam habeat.</text:p>
      <text:p text:style-name="Normal">XLVII.</text:p>
      <text:p text:style-name="Normal"><text:span text:style-name="Default_20_Paragraph_20_Font"><text:span text:style-name="T10">Dra multis aphthosa, ulcerosa, siuxiones ad pudenda mul-<text:line-break/>tae , ulcera , tubercula intus et extra circum inguina.</text:span></text:span></text:p>
      <text:p text:style-name="P1">Et ante quidem de his fermonem habuit. Verum<text:line-break/>quia de unoquoque feorfum agit, posteaquam ad autu-<text:line-break/>lunum usque generationem productam sacri igniti dixit,</text:p>
      <text:p text:style-name="P3">plane de his quae nunc post eum describuntur omnibus<text:line-break/>idem ostendit. Hac ergo de causa eorundem iterum me-<text:line-break/>m in i L</text:p>
      <text:p text:style-name="Normal">XLVHI.</text:p>
      <text:p text:style-name="P5">L<text:span text:style-name="Default_20_Paragraph_20_Font"><text:span text:style-name="T10">ippuudines humidae, longae, diuturnae, cum doloribus,<text:line-break/>epiphysos palpebrarum feris, intus adnasoebantur, quae<text:line-break/>multorum oculos perderent , quas</text:span></text:span> A<text:span text:style-name="Default_20_Paragraph_20_Font"><text:span text:style-name="T10">cos nominant.</text:span></text:span></text:p>
      <text:p text:style-name="Normal"><text:span text:style-name="Default_20_Paragraph_20_Font"><text:span text:style-name="T8">) V</text:span></text:span></text:p>
      <text:p text:style-name="P1">Abundantis humoris superfluitas videtur duplicem<text:line-break/>habere speciem in crassitiei et tenuitate differentia, ut<text:line-break/>fere in humidisi et tranquiIlis tempestatibus fieri semper<text:line-break/>sedent. Nam nisi peculiaribus utens exercitationibus ven-<text:line-break/>tilesi corpus et totum Iustres concitesque, copiam acerva-<text:line-break/>bis <text:span text:style-name="Default_20_Paragraph_20_Font"><text:span text:style-name="T10">C</text:span></text:span>rassorum humorum et tenuium: crassiorum propter<text:line-break/>socordiam, tenuium et aquoforum, quod vacuati non sint.<text:line-break/>Tenuitatis igitur eorum con<text:span text:style-name="Default_20_Paragraph_20_Font"><text:span text:style-name="T10">i</text:span></text:span>ecturae fiunt, ea quae per aI-<text:line-break/>Vum excernuntur tenuia simiIesque urinae: crassitiei,</text:p>
      <text:p text:style-name="P3">quod omne producitur et plurimis est assidens coma. His<text:line-break/>ergo merito, quibus ad oculoS assiuentia vergebat, humi-<text:line-break/>das IippitudineS fecit ob tenuitatem et palpebrarum ger-<text:line-break/>mina , causa crassitiei. Nam quod ex humore in oculos<text:line-break/>manante humidi exiret, fecit IippitudineS, hoc est cum<text:line-break/>fluxione humida et aquosa; crassiuS vero partibus adhae-<text:line-break/>refcenS affectiS, tubercula excitavit, cossium modo. Quod<text:line-break/>vero <text:span text:style-name="Default_20_Paragraph_20_Font"><text:span text:style-name="T10">C</text:span></text:span>rassi humoris in profundo ocuIormn erat, doIoresi<text:line-break/>peperit.</text:p>
      <text:p text:style-name="Normal">XLIX.</text:p>
      <text:p text:style-name="P5"><text:span text:style-name="Default_20_Paragraph_20_Font"><text:span text:style-name="T10">Enasoebantur vero et in aliis ulceribus multa et in pu-<text:line-break/>dendis.</text:span></text:span></text:p>
      <text:p text:style-name="P1">Quae materiae crassitudine in palpebris excrescebant,<text:line-break/>non hic tantum, verum in pudendis quoque exstitisse ait<text:line-break/>et si qua pars alia forte esset exu<text:span text:style-name="Default_20_Paragraph_20_Font"><text:span text:style-name="T10">l</text:span></text:span>cerata, humorum cras-</text:p>
      <text:p text:style-name="P3">fitie, ut dictum est, ejusmodi essiciente excrescentias, quas<text:line-break/>IhngoS vulgo vocant. n</text:p>
      <text:p text:style-name="Normal"><text:span text:style-name="Default_20_Paragraph_20_Font"><text:span text:style-name="T10">Carbunculi aestate multi et alia quae putredines vocantur.</text:span></text:span></text:p>
      <text:p text:style-name="P1">Atque quod commoraretur in corpore pravus humor,<text:line-break/>putredo increscebat; aestate vero excipiente, neque ipsa<text:line-break/>etesias habente, multo magis evaluit. Ideoque calidi<text:line-break/>morbi plures et prioribus maligniores viguerunt. Osten-<text:line-break/>dimus enim carbunculum ex calido quidem fervore , ve-<text:line-break/>ru m crassa materia constitui.</text:p>
      <text:h text:style-name="Normal" text:outline-level="4"><text:bookmark-start text:name="bookmark54"/>LI.<text:bookmark-end text:name="bookmark54"/></text:h>
      <text:p text:style-name="Normal"><text:span text:style-name="Default_20_Paragraph_20_Font"><text:span text:style-name="T10">Pustulae quoque magnae.</text:span></text:span></text:p>
      <text:p text:style-name="P1">Apertum est ab <text:span text:style-name="Default_20_Paragraph_20_Font"><text:span text:style-name="T16">ἐκθύειν</text:span></text:span><text:span text:style-name="Default_20_Paragraph_20_Font"><text:span text:style-name="T19">, </text:span></text:span>quod est scop<text:span text:style-name="Default_20_Paragraph_20_Font"><text:span text:style-name="T10">pi</text:span></text:span>h<text:span text:style-name="Default_20_Paragraph_20_Font"><text:span text:style-name="T10">l, </text:span></text:span>id est</text:p>
      <text:p text:style-name="P3">erumpere, derivatum esse <text:span text:style-name="Default_20_Paragraph_20_Font"><text:span text:style-name="T16">ἐκθύμασι</text:span></text:span><text:span text:style-name="Default_20_Paragraph_20_Font"><text:span text:style-name="T21">, </text:span></text:span>id est papuIiS, no-<text:line-break/>men, in iiS quae sponte extuberant in cute. Haec con-<text:line-break/>stant superfluiS scilicet humoribus. Atque qualitatem etiam<text:line-break/>non injuria subsequuntur, quum tenues humores exulce-<text:line-break/>rationem potiuS quam tumoreS creent, at <text:span text:style-name="Default_20_Paragraph_20_Font"><text:span text:style-name="T10">C</text:span></text:span>rassi in tumo-<text:line-break/>rem pellem attollant. Liquet autem, quae nunc in cute<text:line-break/>sponte funt genita, ejusdem esse generis cum illisi quae in<text:line-break/>palpebris et ulceribuS praedixit excrescere.</text:p>
      <text:p text:style-name="Normal">Lu.</text:p>
      <text:p text:style-name="Normal"><text:span text:style-name="Default_20_Paragraph_20_Font"><text:span text:style-name="T10">Perpetes multis magni.</text:span></text:span></text:p>
      <text:p text:style-name="P1">Magnos aut quod multum occuparent Ioci, aut quod<text:line-break/>adiunctam malignam exulcerationem haberent, appellavit:<text:line-break/>utrumque autem fuccedit dicto humorum vitio.</text:p>
      <text:p text:style-name="Normal"><text:span text:style-name="Default_20_Paragraph_20_Font"><text:span text:style-name="T10">sum</text:span></text:span></text:p>
      <text:p text:style-name="Normal">LUI.</text:p>
      <text:p text:style-name="Normal"><text:span text:style-name="Default_20_Paragraph_20_Font"><text:span text:style-name="T10">Quae ad alvum spectant, plerisque multa et nox</text:span></text:span>i<text:span text:style-name="Default_20_Paragraph_20_Font"><text:span text:style-name="T10">a conti-</text:span></text:span></text:p>
      <text:p text:style-name="P2"><text:span text:style-name="Default_20_Paragraph_20_Font"><text:span text:style-name="T10">gerunt, primum quidem tenesmi multis molesti, plurimis<text:line-break/>vero pueris omnibusque impuberibus eorumque plurimi<text:line-break/>interierunt, lienterici multi.</text:span></text:span></text:p>
      <text:p text:style-name="P1">t</text:p>
      <text:p text:style-name="P1">Tum humiditate aetatis, tum quia plus cibi sumen-<text:line-break/>Ies pueri, nutrimenta saepe corrumpunt, merito tenesmo<text:line-break/>corripiebantur. Qui cum alioqui doIorificus est et mole-<text:line-break/>stas affectus , dolorislcuS propter tensionem, moIestuS quod<text:line-break/>assidue desidendum sit ; tum vero in hoc statu , quem ple-<text:line-break/>thoricum simul et pravis humoribus fuisse exundantem<text:line-break/>diximus, multi magiS Iienteria tenebantur. Nam debili-<text:line-break/>tata facultate retentrice fieri lienterias didicisti. Est porro<text:line-break/>consentaneum, sicut extincta fere erat facultas ventris<text:line-break/>nutritiva, undfu cibos prorsus ait paulo post eos fastidi-<text:line-break/>visse , sic retentricem etiam fuisse laesam.</text:p>
      <text:p text:style-name="P3">LIV.</text:p>
      <text:p text:style-name="Normal"><text:span text:style-name="Default_20_Paragraph_20_Font"><text:span text:style-name="T10">D</text:span></text:span>y<text:span text:style-name="Default_20_Paragraph_20_Font"><text:span text:style-name="T10">senteria laborabant, neque hi admodum moleste.</text:span></text:span></text:p>
      <text:p text:style-name="P1">Confentaneum erat inferri hoc praedicta quibusdam<text:line-break/>qui non dolorofe aegrotarant. Sed nullus is est praedictus.<text:line-break/>Immo vero contra magis et priores omnes , qui et ante<text:line-break/>lientericos dicti sunt tenesmo Iaborasse doIorofeque aegro-<text:line-break/>taransi Quare est fortassis scriptura corrupta, quo modo<text:line-break/>in muttis libris aliae mendae muItae , a primo librario<text:line-break/>commissae, manserunt. Nam rectius scriptum sit: hique<text:line-break/>admodum doIorofe. Quidam vero dictum ajunt, neque hi<text:line-break/>admodum doIorofe , perinde ac musti dysenterici non fue-<text:line-break/>runt, volente indicare Hippocrate ex hoc <text:span text:style-name="Default_20_Paragraph_20_Font"><text:span text:style-name="T10">dolorose</text:span></text:span> ge-<text:line-break/>nerationem morbi, non modum. Quidam quod dysenteri-<text:line-break/>cisi nuIIo dolore affectis adiunctum sit, ideo dicunt, neque<text:line-break/>hi admodum doIorofe, ab eo esse adjunctum : ut inteIli-<text:line-break/>gamus Iientericos necessario esse doIore vacuos.</text:p>
      <text:p text:style-name="P3">L V.</text:p>
      <text:p text:style-name="P5"><text:span text:style-name="Default_20_Paragraph_20_Font"><text:span text:style-name="T10">Dese</text:span></text:span>r<text:span text:style-name="Default_20_Paragraph_20_Font"><text:span text:style-name="T10">tiones autem biliosae et pingues et tenues et aquo-<text:line-break/>sue. Ac multis quidem eo morbus ipse decubuit tum<text:line-break/>citra febres tum in febribus. Tormina cum doloribus<text:line-break/>aderant, itemque sursum volvuli maligni. Multorum-<text:line-break/>que prodeuntium ac suppressorum exitus, at neque ex--<text:line-break/>euntia dolores solvebant, multaeque corporis partes pa-<text:line-break/>suebantur.</text:span></text:span></text:p>
      <text:p text:style-name="P1">Praesens sermo omne genus continet morbi, quatenus<text:line-break/>natura inter se homines aetatibusque et Victu distant. Ergo<text:line-break/>cum aliis alius abundaret succisi, a statu aëris hunc, ut<text:line-break/>demonstravimus, auxit; tandem putredine excipiente, pu-<text:line-break/>tresactio pro humorum differentia collectorum variabat.<text:line-break/>.Iam quia haec in locum se cuique aegro natura imbecil-<text:line-break/>limum conserebat, multis, quia satis multi homines essent,<text:line-break/>contingit partibus laedi. Proinde erat probabile natura</text:p>
      <text:p text:style-name="P3">biliosis et iis qui in aetatis erant flore et <text:span text:style-name="Default_20_Paragraph_20_Font"><text:span text:style-name="T10">P</text:span></text:span>ollicitis iiSque<text:line-break/>qui laboribuS sese et administrationibuS conficerent, haec<text:line-break/>abundasse. Pinguia colliquationiS esse ipfe signa docuit:<text:line-break/>aquosa tenuiS et serosae humiditatis. Porro multos dicit<text:line-break/>hoc morbo laborasse, hoc est deiecisse talia: etenim ci-<text:line-break/>Ira febres hoc dicit quibusdam accidisse. At exitus, hoc<text:line-break/>est vacuationes illis ait contigisse mulierum, quae inerant<text:line-break/>in corpore et suppressa erant , quod fortassis significat quum<text:line-break/>etiamnum musta in corpore retinerentur, tamen multa<text:line-break/>exiisse, quominus exeuntia dolores foIvisse. Nam quo-<text:line-break/>modo solverent illa , quum quae supprimerentur essent<text:line-break/>etiam multa.</text:p>
      <text:h text:style-name="Normal" text:outline-level="4"><text:bookmark-start text:name="bookmark56"/>LVI.<text:bookmark-end text:name="bookmark56"/></text:h>
      <text:p text:style-name="P5">O<text:span text:style-name="Default_20_Paragraph_20_Font"><text:span text:style-name="T10">blatis etiam dissicile auscultabantur. Etenim purgatio-<text:line-break/>nes plurimos oblaedebant. Qui vero dta aspiciebantur,<text:line-break/>eorum plerique celeriter moriebantur. Multis quoque<text:line-break/>vita longior degebatur.</text:span></text:span></text:p>
      <text:p text:style-name="P2"><text:span text:style-name="Default_20_Paragraph_20_Font"><text:span text:style-name="T1">oblata potest dicere tum omnia in communi remedia,<text:line-break/>tum privatim cibum et potionem. Purgationes, quarum<text:line-break/>fecit mentionem, utrisque possunt annumerari. Nam ni-<text:line-break/>hil contulisse ita affectis remedia, etiamsi ille nihil di-<text:line-break/>xisset, in aperto esu Si quidem quum multi morerentur,<text:line-break/>nullius erant usus omnibus illis remedia.</text:span></text:span></text:p>
      <text:p text:style-name="Normal">L VII.</text:p>
      <text:p text:style-name="P5"><text:span text:style-name="Default_20_Paragraph_20_Font"><text:span text:style-name="T1">U</text:span></text:span><text:span text:style-name="Default_20_Paragraph_20_Font"><text:span text:style-name="T8">t au</text:span></text:span><text:span text:style-name="Default_20_Paragraph_20_Font"><text:span text:style-name="T1">t</text:span></text:span><text:span text:style-name="Default_20_Paragraph_20_Font"><text:span text:style-name="T8">e</text:span></text:span><text:span text:style-name="Default_20_Paragraph_20_Font"><text:span text:style-name="T1">m </text:span></text:span><text:span text:style-name="Default_20_Paragraph_20_Font"><text:span text:style-name="T8">in summa dica</text:span></text:span><text:span text:style-name="Default_20_Paragraph_20_Font"><text:span text:style-name="T1">m, </text:span></text:span><text:span text:style-name="Default_20_Paragraph_20_Font"><text:span text:style-name="T8">omne</text:span></text:span><text:span text:style-name="Default_20_Paragraph_20_Font"><text:span text:style-name="T1">s t</text:span></text:span><text:span text:style-name="Default_20_Paragraph_20_Font"><text:span text:style-name="T8">um qu</text:span></text:span><text:span text:style-name="Default_20_Paragraph_20_Font"><text:span text:style-name="T1">i </text:span></text:span><text:span text:style-name="Default_20_Paragraph_20_Font"><text:span text:style-name="T8">morb</text:span></text:span><text:span text:style-name="Default_20_Paragraph_20_Font"><text:span text:style-name="T1">is </text:span></text:span><text:span text:style-name="Default_20_Paragraph_20_Font"><text:span text:style-name="T8">long</text:span></text:span><text:span text:style-name="Default_20_Paragraph_20_Font"><text:span text:style-name="T1">is,<text:line-break/>t</text:span></text:span><text:span text:style-name="Default_20_Paragraph_20_Font"><text:span text:style-name="T8">u</text:span></text:span><text:span text:style-name="Default_20_Paragraph_20_Font"><text:span text:style-name="T1">m </text:span></text:span><text:span text:style-name="Default_20_Paragraph_20_Font"><text:span text:style-name="T8">qu</text:span></text:span><text:span text:style-name="Default_20_Paragraph_20_Font"><text:span text:style-name="T1">i </text:span></text:span><text:span text:style-name="Default_20_Paragraph_20_Font"><text:span text:style-name="T8">acuti</text:span></text:span><text:span text:style-name="Default_20_Paragraph_20_Font"><text:span text:style-name="T1">s </text:span></text:span><text:span text:style-name="Default_20_Paragraph_20_Font"><text:span text:style-name="T8">aegrotaban</text:span></text:span><text:span text:style-name="Default_20_Paragraph_20_Font"><text:span text:style-name="T1">t , </text:span></text:span><text:span text:style-name="Default_20_Paragraph_20_Font"><text:span text:style-name="T8">ex hi</text:span></text:span><text:span text:style-name="Default_20_Paragraph_20_Font"><text:span text:style-name="T1">s m</text:span></text:span><text:span text:style-name="Default_20_Paragraph_20_Font"><text:span text:style-name="T8">ax</text:span></text:span><text:span text:style-name="Default_20_Paragraph_20_Font"><text:span text:style-name="T1">i</text:span></text:span><text:span text:style-name="Default_20_Paragraph_20_Font"><text:span text:style-name="T8">me quae per<text:line-break/>alvu</text:span></text:span><text:span text:style-name="Default_20_Paragraph_20_Font"><text:span text:style-name="T1">m </text:span></text:span><text:span text:style-name="Default_20_Paragraph_20_Font"><text:span text:style-name="T8">secedebant</text:span></text:span><text:span text:style-name="Default_20_Paragraph_20_Font"><text:span text:style-name="T1">, i</text:span></text:span><text:span text:style-name="Default_20_Paragraph_20_Font"><text:span text:style-name="T8">n</text:span></text:span><text:span text:style-name="Default_20_Paragraph_20_Font"><text:span text:style-name="T1">t</text:span></text:span><text:span text:style-name="Default_20_Paragraph_20_Font"><text:span text:style-name="T8">er</text:span></text:span><text:span text:style-name="Default_20_Paragraph_20_Font"><text:span text:style-name="T1">i</text:span></text:span><text:span text:style-name="Default_20_Paragraph_20_Font"><text:span text:style-name="T8">erunt. o</text:span></text:span><text:span text:style-name="Default_20_Paragraph_20_Font"><text:span text:style-name="T1">m</text:span></text:span><text:span text:style-name="Default_20_Paragraph_20_Font"><text:span text:style-name="T8">ne</text:span></text:span><text:span text:style-name="Default_20_Paragraph_20_Font"><text:span text:style-name="T1">s </text:span></text:span><text:span text:style-name="Default_20_Paragraph_20_Font"><text:span text:style-name="T8">en</text:span></text:span><text:span text:style-name="Default_20_Paragraph_20_Font"><text:span text:style-name="T1">i</text:span></text:span><text:span text:style-name="Default_20_Paragraph_20_Font"><text:span text:style-name="T8">m alvu</text:span></text:span><text:span text:style-name="Default_20_Paragraph_20_Font"><text:span text:style-name="T1">s </text:span></text:span><text:span text:style-name="Default_20_Paragraph_20_Font"><text:span text:style-name="T8">sustul</text:span></text:span><text:span text:style-name="Default_20_Paragraph_20_Font"><text:span text:style-name="T1">it.</text:span></text:span></text:p>
      <text:p text:style-name="P1"><text:span text:style-name="Default_20_Paragraph_20_Font"><text:span text:style-name="T1">Et pestis quoque illa longissima, quae nostra aetate<text:line-break/>vulgata est, ex iis quae per alvum vacuantur, omnes<text:line-break/>prope peremit. Quae evacuabantur, erat colliquatio.<text:line-break/>Quod quidem esse symptoma videtur in perpetuum febris,<text:line-break/>quam pestilentem privatim vocitant, quum mortales vel<text:line-break/>citra pestem corripiat.</text:span></text:span></text:p>
      <text:p text:style-name="P22"><text:span text:style-name="Default_20_Paragraph_20_Font"><text:span text:style-name="T1">sci..<text:tab/>LVHI.</text:span></text:span><text:span text:style-name="Default_20_Paragraph_20_Font"><text:span text:style-name="T8">u</text:span></text:span></text:p>
      <text:p text:style-name="P5"><text:span text:style-name="Default_20_Paragraph_20_Font"><text:span text:style-name="T8">omnes aute</text:span></text:span><text:span text:style-name="Default_20_Paragraph_20_Font"><text:span text:style-name="T1">m i</text:span></text:span><text:span text:style-name="Default_20_Paragraph_20_Font"><text:span text:style-name="T8">n quo</text:span></text:span><text:span text:style-name="Default_20_Paragraph_20_Font"><text:span text:style-name="T1">s </text:span></text:span><text:span text:style-name="Default_20_Paragraph_20_Font"><text:span text:style-name="T8">fune</text:span></text:span><text:span text:style-name="Default_20_Paragraph_20_Font"><text:span text:style-name="T1"> i</text:span></text:span><text:span text:style-name="Default_20_Paragraph_20_Font"><text:span text:style-name="T8">nc</text:span></text:span><text:span text:style-name="Default_20_Paragraph_20_Font"><text:span text:style-name="T1">i</text:span></text:span><text:span text:style-name="Default_20_Paragraph_20_Font"><text:span text:style-name="T8">di, praeter praescripto</text:span></text:span><text:span text:style-name="Default_20_Paragraph_20_Font"><text:span text:style-name="T1">s om</text:span></text:span><text:span text:style-name="Default_20_Paragraph_20_Font"><text:span text:style-name="T8">ne</text:span></text:span><text:span text:style-name="Default_20_Paragraph_20_Font"><text:span text:style-name="T1">s<text:line-break/></text:span></text:span><text:span text:style-name="Default_20_Paragraph_20_Font"><text:span text:style-name="T8">morbo</text:span></text:span><text:span text:style-name="Default_20_Paragraph_20_Font"><text:span text:style-name="T1">s, </text:span></text:span><text:span text:style-name="Default_20_Paragraph_20_Font"><text:span text:style-name="T8">qu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 </text:span></text:span><text:span text:style-name="Default_20_Paragraph_20_Font"><text:span text:style-name="T8">vexabantur, c</text:span></text:span><text:span text:style-name="Default_20_Paragraph_20_Font"><text:span text:style-name="T1">i</text:span></text:span><text:span text:style-name="Default_20_Paragraph_20_Font"><text:span text:style-name="T8">b</text:span></text:span><text:span text:style-name="Default_20_Paragraph_20_Font"><text:span text:style-name="T1">o</text:span></text:span><text:span text:style-name="Default_20_Paragraph_20_Font"><text:span text:style-name="T8">s equ</text:span></text:span>i<text:span text:style-name="Default_20_Paragraph_20_Font"><text:span text:style-name="T8">dem aversabantur.<text:line-break/></text:span></text:span><text:span text:style-name="Default_20_Paragraph_20_Font"><text:span text:style-name="T1">P</text:span></text:span><text:span text:style-name="Default_20_Paragraph_20_Font"><text:span text:style-name="T8">ler</text:span></text:span>i<text:span text:style-name="Default_20_Paragraph_20_Font"><text:span text:style-name="T8">que vero praecipueque h</text:span></text:span><text:span text:style-name="Default_20_Paragraph_20_Font"><text:span text:style-name="T1">i i</text:span></text:span><text:span text:style-name="Default_20_Paragraph_20_Font"><text:span text:style-name="T8">psi et qu</text:span></text:span><text:span text:style-name="Default_20_Paragraph_20_Font"><text:span text:style-name="T1">i </text:span></text:span><text:span text:style-name="Default_20_Paragraph_20_Font"><text:span text:style-name="T8">eodem</text:span></text:span><text:span text:style-name="Default_20_Paragraph_20_Font"><text:span text:style-name="T1"> mo</text:span></text:span><text:span text:style-name="Default_20_Paragraph_20_Font"><text:span text:style-name="T8">do<text:line-break/>affec</text:span></text:span><text:span text:style-name="Default_20_Paragraph_20_Font"><text:span text:style-name="T1">ti </text:span></text:span><text:span text:style-name="Default_20_Paragraph_20_Font"><text:span text:style-name="T8">erant, sed et ex al</text:span></text:span><text:span text:style-name="Default_20_Paragraph_20_Font"><text:span text:style-name="T1">iis </text:span></text:span><text:span text:style-name="Default_20_Paragraph_20_Font"><text:span text:style-name="T8">qui e</text:span></text:span><text:span text:style-name="Default_20_Paragraph_20_Font"><text:span text:style-name="T1">ti</text:span></text:span><text:span text:style-name="Default_20_Paragraph_20_Font"><text:span text:style-name="T8">a</text:span></text:span><text:span text:style-name="Default_20_Paragraph_20_Font"><text:span text:style-name="T1">m </text:span></text:span><text:span text:style-name="Default_20_Paragraph_20_Font"><text:span text:style-name="T8">pern</text:span></text:span><text:span text:style-name="Default_20_Paragraph_20_Font"><text:span text:style-name="T1">i</text:span></text:span><text:span text:style-name="Default_20_Paragraph_20_Font"><text:span text:style-name="T8">c</text:span></text:span><text:span text:style-name="Default_20_Paragraph_20_Font"><text:span text:style-name="T1">i</text:span></text:span><text:span text:style-name="Default_20_Paragraph_20_Font"><text:span text:style-name="T8">ose haberen</text:span></text:span><text:span text:style-name="Default_20_Paragraph_20_Font"><text:span text:style-name="T1">t.</text:span></text:span></text:p>
      <text:p text:style-name="P1"><text:span text:style-name="Default_20_Paragraph_20_Font"><text:span text:style-name="T1">.Etiam hoc symptoma omnes cepit, qui in peste diu- .i<text:line-break/>torna, quae modo viguit, laborabant; quare factum est<text:line-break/>ut multi morerentur. Fortiores ergo, qui vim sibi ipsi<text:line-break/>asserentes cibum oblatum assumpserunt, omnes fere fuper-<text:line-break/>sistes fuerunt. Plurimi vero mori quam comedere quic-<text:line-break/>quam prius duxerunt, atque haec ipsa accidisse illis vi-<text:line-break/>dentur, qui tum aegrotaverunt , maxime vitio ventris:<text:line-break/>etenim et hujus est opus ciborum appetentia. .</text:span></text:span></text:p>
      <text:p text:style-name="Normal"><text:span text:style-name="Default_20_Paragraph_20_Font"><text:span text:style-name="T1">LIX.</text:span></text:span></text:p>
      <text:p text:style-name="Normal"><text:span text:style-name="Default_20_Paragraph_20_Font"><text:span text:style-name="T1">Ai</text:span></text:span><text:span text:style-name="Default_20_Paragraph_20_Font"><text:span text:style-name="T8">ticu</text:span></text:span><text:span text:style-name="Default_20_Paragraph_20_Font"><text:span text:style-name="T1">l</text:span></text:span><text:span text:style-name="Default_20_Paragraph_20_Font"><text:span text:style-name="T8">osi partim qu</text:span></text:span><text:span text:style-name="Default_20_Paragraph_20_Font"><text:span text:style-name="T1">i</text:span></text:span><text:span text:style-name="Default_20_Paragraph_20_Font"><text:span text:style-name="T8">dem erant, parti</text:span></text:span><text:span text:style-name="Default_20_Paragraph_20_Font"><text:span text:style-name="T1">m </text:span></text:span><text:span text:style-name="Default_20_Paragraph_20_Font"><text:span text:style-name="T8">vero si</text:span></text:span><text:span text:style-name="Default_20_Paragraph_20_Font"><text:span text:style-name="T1">ti </text:span></text:span><text:span text:style-name="Default_20_Paragraph_20_Font"><text:span text:style-name="T8">iacui</text:span></text:span></text:p>
      <text:p text:style-name="P2"><text:span text:style-name="Default_20_Paragraph_20_Font"><text:span text:style-name="T1">De iis hoc loco, qui ob alui turbationem, ut ipfe<text:line-break/>appellavit, citra febrem afficiebantur, sermonem habet;<text:line-break/>quod est ex his verbis clarum, quum subdit, ex his quos<text:line-break/>febres te</text:span></text:span><text:span text:style-name="Default_20_Paragraph_20_Font"><text:span text:style-name="T8">n</text:span></text:span><text:span text:style-name="Default_20_Paragraph_20_Font"><text:span text:style-name="T1">ebant aliaqne-, nemo circa potum intempestivus<text:line-break/>erat. Apertum est etiam ex illis, quae supra diximus,<text:line-break/>cur non essent sitibundi omnes, nec siti liberi. Crassitudo<text:line-break/>enim humorum et tenuitas aquosa erat acervata, frigida<text:line-break/>illa quidem sua sponte utraque , fed acquisititium a pu-<text:line-break/>tredine calorem mutuans. Quere in quibus excellebat<text:line-break/>jam putredinosus calor, erunt sitibundi; in quibus non-<text:line-break/>dum, hi contra merito non sitiebant.</text:span></text:span></text:p>
      <text:p text:style-name="Normal"><text:span text:style-name="Default_20_Paragraph_20_Font"><text:span text:style-name="T1">LX.</text:span></text:span></text:p>
      <text:p text:style-name="P5"><text:span text:style-name="Default_20_Paragraph_20_Font"><text:span text:style-name="T8">Qu</text:span></text:span><text:span text:style-name="Default_20_Paragraph_20_Font"><text:span text:style-name="T1">or </text:span></text:span><text:span text:style-name="Default_20_Paragraph_20_Font"><text:span text:style-name="T8">febris al</text:span></text:span><text:span text:style-name="Default_20_Paragraph_20_Font"><text:span text:style-name="T1">i</text:span></text:span><text:span text:style-name="Default_20_Paragraph_20_Font"><text:span text:style-name="T8">aque vexabant, eorum nu</text:span></text:span><text:span text:style-name="Default_20_Paragraph_20_Font"><text:span text:style-name="T1">l</text:span></text:span><text:span text:style-name="Default_20_Paragraph_20_Font"><text:span text:style-name="T8">lu</text:span></text:span><text:span text:style-name="Default_20_Paragraph_20_Font"><text:span text:style-name="T1">s </text:span></text:span><text:span text:style-name="Default_20_Paragraph_20_Font"><text:span text:style-name="T8">sit</text:span></text:span><text:span text:style-name="Default_20_Paragraph_20_Font"><text:span text:style-name="T1">i</text:span></text:span><text:span text:style-name="Default_20_Paragraph_20_Font"><text:span text:style-name="T8">culosu</text:span></text:span><text:span text:style-name="Default_20_Paragraph_20_Font"><text:span text:style-name="T1">s </text:span></text:span><text:span text:style-name="Default_20_Paragraph_20_Font"><text:span text:style-name="T8">po-<text:line-break/>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m i</text:span></text:span><text:span text:style-name="Default_20_Paragraph_20_Font"><text:span text:style-name="T8">ntempest</text:span></text:span><text:span text:style-name="Default_20_Paragraph_20_Font"><text:span text:style-name="T1">m</text:span></text:span><text:span text:style-name="Default_20_Paragraph_20_Font"><text:span text:style-name="T8">e su</text:span></text:span><text:span text:style-name="Default_20_Paragraph_20_Font"><text:span text:style-name="T1">m</text:span></text:span><text:span text:style-name="Default_20_Paragraph_20_Font"><text:span text:style-name="T8">sit , sed quoad potione</text:span></text:span><text:span text:style-name="Default_20_Paragraph_20_Font"><text:span text:style-name="T1">m </text:span></text:span><text:span text:style-name="Default_20_Paragraph_20_Font"><text:span text:style-name="T8">liceba</text:span></text:span><text:span text:style-name="Default_20_Paragraph_20_Font"><text:span text:style-name="T1">t<text:line-break/></text:span></text:span><text:span text:style-name="Default_20_Paragraph_20_Font"><text:span text:style-name="T8">quam vellet victu</text:span></text:span><text:span text:style-name="Default_20_Paragraph_20_Font"><text:span text:style-name="T1">s </text:span></text:span><text:span text:style-name="Default_20_Paragraph_20_Font"><text:span text:style-name="T8">rat</text:span></text:span><text:span text:style-name="Default_20_Paragraph_20_Font"><text:span text:style-name="T1">io</text:span></text:span><text:span text:style-name="Default_20_Paragraph_20_Font"><text:span text:style-name="T8">nem</text:span></text:span><text:span text:style-name="Default_20_Paragraph_20_Font"><text:span text:style-name="T1"> i</text:span></text:span><text:span text:style-name="Default_20_Paragraph_20_Font"><text:span text:style-name="T8">nst</text:span></text:span><text:span text:style-name="Default_20_Paragraph_20_Font"><text:span text:style-name="T1">itu</text:span></text:span><text:span text:style-name="Default_20_Paragraph_20_Font"><text:span text:style-name="T8">ere.</text:span></text:span></text:p>
      <text:p text:style-name="Normal"><text:span text:style-name="Default_20_Paragraph_20_Font"><text:span text:style-name="T10">. r</text:span></text:span></text:p>
      <text:p text:style-name="P2"><text:span text:style-name="Default_20_Paragraph_20_Font"><text:span text:style-name="T1">Posteaquam priori capite dixit de iis qui ex ventre<text:line-break/>laborarunt; quod partim sitibundi, partim non essent, hic<text:line-break/>nunc de aegrotantibus simul cum febre ait, non magno-<text:line-break/>pere ullum fuisse sitibundum, neque ut medicis non esset<text:line-break/>audiens. Quod hinc est factum, quoniam non perinde<text:line-break/>his tantum putredinosae saniei in ventrem, quantum prae-<text:line-break/>dictis, conflueret.</text:span></text:span></text:p>
      <text:p text:style-name="P23"><text:span text:style-name="Default_20_Paragraph_20_Font"><text:span text:style-name="T1">suxi su IXI.<text:tab/></text:span></text:span><text:span text:style-name="Default_20_Paragraph_20_Font"><text:span text:style-name="T10">ii</text:span></text:span></text:p>
      <text:p text:style-name="P5"><text:span text:style-name="Default_20_Paragraph_20_Font"><text:span text:style-name="T8">Ur</text:span></text:span><text:span text:style-name="Default_20_Paragraph_20_Font"><text:span text:style-name="T1">i</text:span></text:span><text:span text:style-name="Default_20_Paragraph_20_Font"><text:span text:style-name="T8">nae au</text:span></text:span><text:span text:style-name="Default_20_Paragraph_20_Font"><text:span text:style-name="T1">t</text:span></text:span><text:span text:style-name="Default_20_Paragraph_20_Font"><text:span text:style-name="T8">em cop</text:span></text:span><text:span text:style-name="Default_20_Paragraph_20_Font"><text:span text:style-name="T1">io</text:span></text:span><text:span text:style-name="Default_20_Paragraph_20_Font"><text:span text:style-name="T8">sae qu</text:span></text:span><text:span text:style-name="Default_20_Paragraph_20_Font"><text:span text:style-name="T1">i</text:span></text:span><text:span text:style-name="Default_20_Paragraph_20_Font"><text:span text:style-name="T8">dem , sed quae ex oblat</text:span></text:span><text:span text:style-name="Default_20_Paragraph_20_Font"><text:span text:style-name="T1">is </text:span></text:span><text:span text:style-name="Default_20_Paragraph_20_Font"><text:span text:style-name="T8">potio-<text:line-break/>n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 </text:span></text:span><text:span text:style-name="Default_20_Paragraph_20_Font"><text:span text:style-name="T8">n</text:span></text:span><text:span text:style-name="Default_20_Paragraph_20_Font"><text:span text:style-name="T1">o</text:span></text:span><text:span text:style-name="Default_20_Paragraph_20_Font"><text:span text:style-name="T8">n vacuabantur, </text:span></text:span><text:span text:style-name="Default_20_Paragraph_20_Font"><text:span text:style-name="T1">imo </text:span></text:span><text:span text:style-name="Default_20_Paragraph_20_Font"><text:span text:style-name="T8">exuperabunt. rerum esu-<text:line-break/>c</text:span></text:span><text:span text:style-name="Default_20_Paragraph_20_Font"><text:span text:style-name="T1">l</text:span></text:span><text:span text:style-name="Default_20_Paragraph_20_Font"><text:span text:style-name="T8">aru</text:span></text:span><text:span text:style-name="Default_20_Paragraph_20_Font"><text:span text:style-name="T1">m </text:span></text:span><text:span text:style-name="Default_20_Paragraph_20_Font"><text:span text:style-name="T8">ur</text:span></text:span><text:span text:style-name="Default_20_Paragraph_20_Font"><text:span text:style-name="T1">i</text:span></text:span><text:span text:style-name="Default_20_Paragraph_20_Font"><text:span text:style-name="T8">narum mul</text:span></text:span><text:span text:style-name="Default_20_Paragraph_20_Font"><text:span text:style-name="T1">t</text:span></text:span><text:span text:style-name="Default_20_Paragraph_20_Font"><text:span text:style-name="T8">a quaedam erat prav</text:span></text:span><text:span text:style-name="Default_20_Paragraph_20_Font"><text:span text:style-name="T1">i</text:span></text:span><text:span text:style-name="Default_20_Paragraph_20_Font"><text:span text:style-name="T8">ta</text:span></text:span><text:span text:style-name="Default_20_Paragraph_20_Font"><text:span text:style-name="T1">s. </text:span></text:span><text:span text:style-name="Default_20_Paragraph_20_Font"><text:span text:style-name="T8">Neque<text:line-break/>en</text:span></text:span><text:span text:style-name="Default_20_Paragraph_20_Font"><text:span text:style-name="T1">im </text:span></text:span><text:span text:style-name="Default_20_Paragraph_20_Font"><text:span text:style-name="T8">cra/situd</text:span></text:span><text:span text:style-name="Default_20_Paragraph_20_Font"><text:span text:style-name="T1">o </text:span></text:span><text:span text:style-name="Default_20_Paragraph_20_Font"><text:span text:style-name="T8">era</text:span></text:span><text:span text:style-name="Default_20_Paragraph_20_Font"><text:span text:style-name="T1">t </text:span></text:span><text:span text:style-name="Default_20_Paragraph_20_Font"><text:span text:style-name="T8">neque conc</text:span></text:span><text:span text:style-name="Default_20_Paragraph_20_Font"><text:span text:style-name="T1">o</text:span></text:span><text:span text:style-name="Default_20_Paragraph_20_Font"><text:span text:style-name="T8">c</text:span></text:span><text:span text:style-name="Default_20_Paragraph_20_Font"><text:span text:style-name="T1">ti</text:span></text:span><text:span text:style-name="Default_20_Paragraph_20_Font"><text:span text:style-name="T8">o neque expurgat</text:span></text:span><text:span text:style-name="Default_20_Paragraph_20_Font"><text:span text:style-name="T1">i</text:span></text:span><text:span text:style-name="Default_20_Paragraph_20_Font"><text:span text:style-name="T8">o<text:line-break/>b</text:span></text:span><text:span text:style-name="Default_20_Paragraph_20_Font"><text:span text:style-name="T1">o</text:span></text:span><text:span text:style-name="Default_20_Paragraph_20_Font"><text:span text:style-name="T8">na. tn</text:span></text:span><text:span text:style-name="Default_20_Paragraph_20_Font"><text:span text:style-name="T1"> m</text:span></text:span><text:span text:style-name="Default_20_Paragraph_20_Font"><text:span text:style-name="T8">u</text:span></text:span><text:span text:style-name="Default_20_Paragraph_20_Font"><text:span text:style-name="T1">l</text:span></text:span><text:span text:style-name="Default_20_Paragraph_20_Font"><text:span text:style-name="T8">ti</text:span></text:span><text:span text:style-name="Default_20_Paragraph_20_Font"><text:span text:style-name="T1">s </text:span></text:span><text:span text:style-name="Default_20_Paragraph_20_Font"><text:span text:style-name="T8">na</text:span></text:span><text:span text:style-name="Default_20_Paragraph_20_Font"><text:span text:style-name="T1">m</text:span></text:span><text:span text:style-name="Default_20_Paragraph_20_Font"><text:span text:style-name="T8">que probae per vesicam expurga-<text:line-break/>t</text:span></text:span><text:span text:style-name="Default_20_Paragraph_20_Font"><text:span text:style-name="T1">i</text:span></text:span><text:span text:style-name="Default_20_Paragraph_20_Font"><text:span text:style-name="T8">one</text:span></text:span><text:span text:style-name="Default_20_Paragraph_20_Font"><text:span text:style-name="T1">s </text:span></text:span><text:span text:style-name="Default_20_Paragraph_20_Font"><text:span text:style-name="T8">fac</text:span></text:span><text:span text:style-name="Default_20_Paragraph_20_Font"><text:span text:style-name="T1">t</text:span></text:span><text:span text:style-name="Default_20_Paragraph_20_Font"><text:span text:style-name="T8">ae bona</text:span></text:span><text:span text:style-name="Default_20_Paragraph_20_Font"><text:span text:style-name="T1">m , </text:span></text:span><text:span text:style-name="Default_20_Paragraph_20_Font"><text:span text:style-name="T8">p</text:span></text:span><text:span text:style-name="Default_20_Paragraph_20_Font"><text:span text:style-name="T1">l</text:span></text:span><text:span text:style-name="Default_20_Paragraph_20_Font"><text:span text:style-name="T8">urim</text:span></text:span><text:span text:style-name="Default_20_Paragraph_20_Font"><text:span text:style-name="T1">is </text:span></text:span><text:span text:style-name="Default_20_Paragraph_20_Font"><text:span text:style-name="T8">ver</text:span></text:span><text:span text:style-name="Default_20_Paragraph_20_Font"><text:span text:style-name="T1">o </text:span></text:span><text:span text:style-name="Default_20_Paragraph_20_Font"><text:span text:style-name="T8">coll</text:span></text:span><text:span text:style-name="Default_20_Paragraph_20_Font"><text:span text:style-name="T1">i</text:span></text:span><text:span text:style-name="Default_20_Paragraph_20_Font"><text:span text:style-name="T8">quat</text:span></text:span><text:span text:style-name="Default_20_Paragraph_20_Font"><text:span text:style-name="T1">i</text:span></text:span><text:span text:style-name="Default_20_Paragraph_20_Font"><text:span text:style-name="T8">onem , per-<text:line-break/></text:span></text:span><text:span text:style-name="Default_20_Paragraph_20_Font"><text:span text:style-name="T1">t</text:span></text:span><text:span text:style-name="Default_20_Paragraph_20_Font"><text:span text:style-name="T8">urba</text:span></text:span><text:span text:style-name="Default_20_Paragraph_20_Font"><text:span text:style-name="T1">ti</text:span></text:span><text:span text:style-name="Default_20_Paragraph_20_Font"><text:span text:style-name="T8">one</text:span></text:span><text:span text:style-name="Default_20_Paragraph_20_Font"><text:span text:style-name="T1">m </text:span></text:span><text:span text:style-name="Default_20_Paragraph_20_Font"><text:span text:style-name="T8">et d</text:span></text:span><text:span text:style-name="Default_20_Paragraph_20_Font"><text:span text:style-name="T1">o</text:span></text:span><text:span text:style-name="Default_20_Paragraph_20_Font"><text:span text:style-name="T8">lorem et</text:span></text:span><text:span text:style-name="Default_20_Paragraph_20_Font"><text:span text:style-name="T1"> i</text:span></text:span><text:span text:style-name="Default_20_Paragraph_20_Font"><text:span text:style-name="T8">ud</text:span></text:span><text:span text:style-name="Default_20_Paragraph_20_Font"><text:span text:style-name="T1">i</text:span></text:span><text:span text:style-name="Default_20_Paragraph_20_Font"><text:span text:style-name="T8">ca</text:span></text:span><text:span text:style-name="Default_20_Paragraph_20_Font"><text:span text:style-name="T1">tio</text:span></text:span><text:span text:style-name="Default_20_Paragraph_20_Font"><text:span text:style-name="T8">ne</text:span></text:span><text:span text:style-name="Default_20_Paragraph_20_Font"><text:span text:style-name="T1">s </text:span></text:span><text:span text:style-name="Default_20_Paragraph_20_Font"><text:span text:style-name="T8">nplla</text:span></text:span><text:span text:style-name="Default_20_Paragraph_20_Font"><text:span text:style-name="T1">s </text:span></text:span><text:span text:style-name="Default_20_Paragraph_20_Font"><text:span text:style-name="T8">por-<text:line-break/></text:span></text:span><text:span text:style-name="Default_20_Paragraph_20_Font"><text:span text:style-name="T1">t</text:span></text:span><text:span text:style-name="Default_20_Paragraph_20_Font"><text:span text:style-name="T8">endeban</text:span></text:span><text:span text:style-name="Default_20_Paragraph_20_Font"><text:span text:style-name="T1">t.</text:span></text:span></text:p>
      <text:p text:style-name="P2"><text:span text:style-name="Default_20_Paragraph_20_Font"><text:span text:style-name="T1">Quae </text:span></text:span><text:span text:style-name="Default_20_Paragraph_20_Font"><text:span text:style-name="T8">t</text:span></text:span><text:span text:style-name="Default_20_Paragraph_20_Font"><text:span text:style-name="T1">unt dicta, clara omnia Iun t et memoriam, non<text:line-break/>interpretationem postulant. Ipsis namque superiori </text:span></text:span><text:span text:style-name="Default_20_Paragraph_20_Font"><text:span text:style-name="T8">t</text:span></text:span><text:span text:style-name="Default_20_Paragraph_20_Font"><text:span text:style-name="T1">er-<text:line-break/>mone, quem ego exposui, non obscure ostendit, quod<text:line-break/>aliquando urinae symptomatis ratione vacuentur, sicut fu-<text:line-break/>dores, vomitiones et devotiones.</text:span></text:span></text:p>
      <text:p text:style-name="Normal"><text:span text:style-name="Default_20_Paragraph_20_Font"><text:span text:style-name="T1">LXH.</text:span></text:span></text:p>
      <text:p text:style-name="P5"><text:span text:style-name="Default_20_Paragraph_20_Font"><text:span text:style-name="T8">Co</text:span></text:span><text:span text:style-name="Default_20_Paragraph_20_Font"><text:span text:style-name="T1">m</text:span></text:span><text:span text:style-name="Default_20_Paragraph_20_Font"><text:span text:style-name="T8">ate aute</text:span></text:span><text:span text:style-name="Default_20_Paragraph_20_Font"><text:span text:style-name="T1">m </text:span></text:span><text:span text:style-name="Default_20_Paragraph_20_Font"><text:span text:style-name="T8">det</text:span></text:span><text:span text:style-name="Default_20_Paragraph_20_Font"><text:span text:style-name="T1">i</text:span></text:span><text:span text:style-name="Default_20_Paragraph_20_Font"><text:span text:style-name="T8">nebantur, praec</text:span></text:span><text:span text:style-name="Default_20_Paragraph_20_Font"><text:span text:style-name="T1">i</text:span></text:span><text:span text:style-name="Default_20_Paragraph_20_Font"><text:span text:style-name="T8">pue qu</text:span></text:span><text:span text:style-name="Default_20_Paragraph_20_Font"><text:span text:style-name="T1">i</text:span></text:span><text:span text:style-name="Default_20_Paragraph_20_Font"><text:span text:style-name="T8">dem phren</text:span></text:span><text:span text:style-name="Default_20_Paragraph_20_Font"><text:span text:style-name="T1">i</text:span></text:span><text:span text:style-name="Default_20_Paragraph_20_Font"><text:span text:style-name="T8">t</text:span></text:span><text:span text:style-name="Default_20_Paragraph_20_Font"><text:span text:style-name="T1">ici<text:line-break/></text:span></text:span><text:span text:style-name="Default_20_Paragraph_20_Font"><text:span text:style-name="T8">et qui causa fabriritabant ; qu</text:span></text:span><text:span text:style-name="Default_20_Paragraph_20_Font"><text:span text:style-name="T1">i</text:span></text:span><text:span text:style-name="Default_20_Paragraph_20_Font"><text:span text:style-name="T8">n et caeter</text:span></text:span><text:span text:style-name="Default_20_Paragraph_20_Font"><text:span text:style-name="T1">is i</text:span></text:span><text:span text:style-name="Default_20_Paragraph_20_Font"><text:span text:style-name="T8">n o</text:span></text:span><text:span text:style-name="Default_20_Paragraph_20_Font"><text:span text:style-name="T1">m</text:span></text:span><text:span text:style-name="Default_20_Paragraph_20_Font"><text:span text:style-name="T8">n</text:span></text:span><text:span text:style-name="Default_20_Paragraph_20_Font"><text:span text:style-name="T1">i</text:span></text:span><text:span text:style-name="Default_20_Paragraph_20_Font"><text:span text:style-name="T8">bus<text:line-break/>max</text:span></text:span><text:span text:style-name="Default_20_Paragraph_20_Font"><text:span text:style-name="T1">imi</text:span></text:span><text:span text:style-name="Default_20_Paragraph_20_Font"><text:span text:style-name="T8">s morb</text:span></text:span><text:span text:style-name="Default_20_Paragraph_20_Font"><text:span text:style-name="T1">is, </text:span></text:span><text:span text:style-name="Default_20_Paragraph_20_Font"><text:span text:style-name="T8">qu</text:span></text:span><text:span text:style-name="Default_20_Paragraph_20_Font"><text:span text:style-name="T1">o</text:span></text:span><text:span text:style-name="Default_20_Paragraph_20_Font"><text:span text:style-name="T8">d cu</text:span></text:span><text:span text:style-name="Default_20_Paragraph_20_Font"><text:span text:style-name="T1">m </text:span></text:span><text:span text:style-name="Default_20_Paragraph_20_Font"><text:span text:style-name="T8">febre contingerent.</text:span></text:span></text:p>
      <text:p text:style-name="P1"><text:span text:style-name="Default_20_Paragraph_20_Font"><text:span text:style-name="T1">Coma meavit materiae crassitudo et praeter caeteros<text:line-break/>iis, quibus erat affectum caput. Est autem phreniticis<text:line-break/>affectum per </text:span></text:span><text:span text:style-name="Default_20_Paragraph_20_Font"><text:span text:style-name="T8">t</text:span></text:span><text:span text:style-name="Default_20_Paragraph_20_Font"><text:span text:style-name="T1">e, fed in ardentibus febribus per accidens.<text:line-break/>Nam febris calor pravos humores ad caput fuh vehit; ab-<text:line-break/>undabant autem tunc crudi et frigidi.</text:span></text:span></text:p>
      <text:p text:style-name="P24"><text:span text:style-name="Default_20_Paragraph_20_Font"><text:span text:style-name="T1">t.. LXI1I.<text:tab/></text:span></text:span><text:span text:style-name="Default_20_Paragraph_20_Font"><text:span text:style-name="T7">...</text:span></text:span></text:p>
      <text:p text:style-name="P5"><text:span text:style-name="Default_20_Paragraph_20_Font"><text:span text:style-name="T1">P</text:span></text:span><text:span text:style-name="Default_20_Paragraph_20_Font"><text:span text:style-name="T8">erpetu</text:span></text:span><text:span text:style-name="Default_20_Paragraph_20_Font"><text:span text:style-name="T1">o </text:span></text:span><text:span text:style-name="Default_20_Paragraph_20_Font"><text:span text:style-name="T8">au</text:span></text:span><text:span text:style-name="Default_20_Paragraph_20_Font"><text:span text:style-name="T1">t</text:span></text:span><text:span text:style-name="Default_20_Paragraph_20_Font"><text:span text:style-name="T8">e</text:span></text:span><text:span text:style-name="Default_20_Paragraph_20_Font"><text:span text:style-name="T1">m </text:span></text:span><text:span text:style-name="Default_20_Paragraph_20_Font"><text:span text:style-name="T8">plur</text:span></text:span><text:span text:style-name="Default_20_Paragraph_20_Font"><text:span text:style-name="T1">i</text:span></text:span><text:span text:style-name="Default_20_Paragraph_20_Font"><text:span text:style-name="T8">m</text:span></text:span><text:span text:style-name="Default_20_Paragraph_20_Font"><text:span text:style-name="T1">os </text:span></text:span><text:span text:style-name="Default_20_Paragraph_20_Font"><text:span text:style-name="T8">grave c</text:span></text:span><text:span text:style-name="Default_20_Paragraph_20_Font"><text:span text:style-name="T1">o</text:span></text:span><text:span text:style-name="Default_20_Paragraph_20_Font"><text:span text:style-name="T8">ma c</text:span></text:span><text:span text:style-name="Default_20_Paragraph_20_Font"><text:span text:style-name="T1">o</text:span></text:span><text:span text:style-name="Default_20_Paragraph_20_Font"><text:span text:style-name="T8">m</text:span></text:span><text:span text:style-name="Default_20_Paragraph_20_Font"><text:span text:style-name="T1">i</text:span></text:span><text:span text:style-name="Default_20_Paragraph_20_Font"><text:span text:style-name="T8">tabatur aut te-<text:line-break/>nue</text:span></text:span><text:span text:style-name="Default_20_Paragraph_20_Font"><text:span text:style-name="T1">s </text:span></text:span><text:span text:style-name="Default_20_Paragraph_20_Font"><text:span text:style-name="T8">et parv</text:span></text:span><text:span text:style-name="Default_20_Paragraph_20_Font"><text:span text:style-name="T1">i som</text:span></text:span><text:span text:style-name="Default_20_Paragraph_20_Font"><text:span text:style-name="T8">n</text:span></text:span><text:span text:style-name="Default_20_Paragraph_20_Font"><text:span text:style-name="T1">i.</text:span></text:span></text:p>
      <text:p text:style-name="P1"><text:span text:style-name="Default_20_Paragraph_20_Font"><text:span text:style-name="T1">Grave coma, a quo aegre quis excitetur, accipien-<text:line-break/>dunr est, cujus contrarium est quod tenues et parvos<text:line-break/>fomnos habeat, Quorum accidit primum iis, quibus erat-<text:line-break/>situle et copia- exuperabat frigidae materiae, alteris qui-<text:line-break/>bus putrefacta tenuitas.</text:span></text:span></text:p>
      <text:p text:style-name="Normal"><text:span text:style-name="Default_20_Paragraph_20_Font"><text:span text:style-name="T1">LX1U</text:span></text:span></text:p>
      <text:p text:style-name="P25"><text:span text:style-name="Default_20_Paragraph_20_Font"><text:span text:style-name="T8">^prae</text:span></text:span><text:span text:style-name="Default_20_Paragraph_20_Font"><text:span text:style-name="T1">t</text:span></text:span><text:span text:style-name="Default_20_Paragraph_20_Font"><text:span text:style-name="T8">erea multae aliae subrium</text:span></text:span><text:span text:style-name="Default_20_Paragraph_20_Font"><text:span text:style-name="T1"> i</text:span></text:span><text:span text:style-name="Default_20_Paragraph_20_Font"><text:span text:style-name="T8">deae in vulgu</text:span></text:span><text:span text:style-name="Default_20_Paragraph_20_Font"><text:span text:style-name="T1">s </text:span></text:span><text:span text:style-name="Default_20_Paragraph_20_Font"><text:span text:style-name="T8">grastatae<text:line-break/>sun</text:span></text:span><text:span text:style-name="Default_20_Paragraph_20_Font"><text:span text:style-name="T1">t, </text:span></text:span><text:span text:style-name="Default_20_Paragraph_20_Font"><text:span text:style-name="T8">tert</text:span></text:span><text:span text:style-name="Default_20_Paragraph_20_Font"><text:span text:style-name="T1">i</text:span></text:span><text:span text:style-name="Default_20_Paragraph_20_Font"><text:span text:style-name="T8">anaru</text:span></text:span><text:span text:style-name="Default_20_Paragraph_20_Font"><text:span text:style-name="T1">m, </text:span></text:span><text:span text:style-name="Default_20_Paragraph_20_Font"><text:span text:style-name="T8">quartanarum, n</text:span></text:span><text:span text:style-name="Default_20_Paragraph_20_Font"><text:span text:style-name="T1">o</text:span></text:span><text:span text:style-name="Default_20_Paragraph_20_Font"><text:span text:style-name="T8">cturnaru</text:span></text:span><text:span text:style-name="Default_20_Paragraph_20_Font"><text:span text:style-name="T1">m, </text:span></text:span><text:span text:style-name="Default_20_Paragraph_20_Font"><text:span text:style-name="T8">n</text:span></text:span><text:span text:style-name="Default_20_Paragraph_20_Font"><text:span text:style-name="T1">isi-<text:line-break/></text:span></text:span><text:span text:style-name="Default_20_Paragraph_20_Font"><text:span text:style-name="T8">duaru</text:span></text:span><text:span text:style-name="Default_20_Paragraph_20_Font"><text:span text:style-name="T1">m , 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uturnarum , erra</text:span></text:span><text:span text:style-name="Default_20_Paragraph_20_Font"><text:span text:style-name="T1">tic</text:span></text:span><text:span text:style-name="Default_20_Paragraph_20_Font"><text:span text:style-name="T8">arum , anxiaru</text:span></text:span><text:span text:style-name="Default_20_Paragraph_20_Font"><text:span text:style-name="T1">m , i</text:span></text:span><text:span text:style-name="Default_20_Paragraph_20_Font"><text:span text:style-name="T8">nc</text:span></text:span><text:span text:style-name="Default_20_Paragraph_20_Font"><text:span text:style-name="T1">o</text:span></text:span><text:span text:style-name="Default_20_Paragraph_20_Font"><text:span text:style-name="T8">n-<text:line-break/>-stant</text:span></text:span><text:span text:style-name="Default_20_Paragraph_20_Font"><text:span text:style-name="T1">i</text:span></text:span><text:span text:style-name="Default_20_Paragraph_20_Font"><text:span text:style-name="T8">u</text:span></text:span><text:span text:style-name="Default_20_Paragraph_20_Font"><text:span text:style-name="T1">m. .at. c.<text:tab/>. . .</text:span></text:span></text:p>
      <text:p text:style-name="P1"><text:span text:style-name="Default_20_Paragraph_20_Font"><text:span text:style-name="T1">Quia humores noxii erant diversi, ideo quum alii<text:line-break/>morbi tum plura jam inciderunt febrium genera. Menti-</text:span></text:span></text:p>
      <text:p text:style-name="P2"><text:span text:style-name="Default_20_Paragraph_20_Font"><text:span text:style-name="T1">nit autem intermittentium , quae numero tres sunt, quo-<text:line-break/>tidianarum, tertianarum, quartanarum; tertianarum qui-<text:line-break/>dem et quartanarum nominatim primum quotidianarum<text:line-break/>vero dicendo, nocturnarum. Nam earum quod duplex est<text:line-break/>- differentia, quatenus hae interdiu accedunt, illae noctu,<text:line-break/>inde diversa nomina invenerunt. Hippocrates earum quae<text:line-break/>tum vigebant, mentionem fecit, quod erant nocturnae.<text:line-break/>Memoria itaque </text:span></text:span><text:span text:style-name="Default_20_Paragraph_20_Font"><text:span text:style-name="T8">r</text:span></text:span><text:span text:style-name="Default_20_Paragraph_20_Font"><text:span text:style-name="T1">epetamus etiam quod quum et primo<text:line-break/>libro et fecundo morborum vulgarium tum multos sepa-<text:line-break/>ratim aegros adduxerit, tum integras sit tempestates per-<text:line-break/>sequutus; nusquam nec quintanam, nec septimanam fcri-<text:line-break/>pfit vel aliam febrem multorum dierum. Nec vero etiam<text:line-break/>in tertio libro vulgarium . morborum , neque ante, neque<text:line-break/>posthac ad finem usque. Unde mihi in mentem venit illa,<text:line-break/>quae primo libro vulgarium morborum tradita sunt, in-<text:line-break/>fareta ab alio suspicari , ubi alias esse plurium dierum,<text:line-break/>quam sit quartana, statuit. At i</text:span></text:span><text:span text:style-name="Default_20_Paragraph_20_Font"><text:span text:style-name="T8">n</text:span></text:span><text:span text:style-name="Default_20_Paragraph_20_Font"><text:span text:style-name="T1"> praedicta oratione in-<text:line-break/>termittentium genus propria appellatione non nominavit,</text:span></text:span></text:p>
      <text:p text:style-name="P3"><text:span text:style-name="Default_20_Paragraph_20_Font"><text:span text:style-name="T1">quemadmodum continuarum; fed et tantum omnes ejus<text:line-break/>species perfequutus. Deinde communi nomine continuas<text:line-break/>indicavit, quarum febres ardentes praedixit et phreniti-<text:line-break/>das. Postea longarum nomen et vagarum prodidit, ubi<text:line-break/>misti memor sic ejus, quod est luitio propositae orationis<text:line-break/>dictum, ap</text:span></text:span><text:span text:style-name="Default_20_Paragraph_20_Font"><text:span text:style-name="T8">t</text:span></text:span><text:span text:style-name="Default_20_Paragraph_20_Font"><text:span text:style-name="T1">um omnia, quae collegit, febrium species<text:line-break/>appellare.</text:span></text:span></text:p>
      <text:h text:style-name="Normal" text:outline-level="4"><text:bookmark-start text:name="bookmark58"/>LXU.<text:bookmark-end text:name="bookmark58"/></text:h>
      <text:p text:style-name="P5"><text:span text:style-name="Default_20_Paragraph_20_Font"><text:span text:style-name="T8">At hae omne</text:span></text:span><text:span text:style-name="Default_20_Paragraph_20_Font"><text:span text:style-name="T1">s </text:span></text:span><text:span text:style-name="Default_20_Paragraph_20_Font"><text:span text:style-name="T8">cu</text:span></text:span><text:span text:style-name="Default_20_Paragraph_20_Font"><text:span text:style-name="T1">m m</text:span></text:span><text:span text:style-name="Default_20_Paragraph_20_Font"><text:span text:style-name="T8">u</text:span></text:span><text:span text:style-name="Default_20_Paragraph_20_Font"><text:span text:style-name="T1">lt</text:span></text:span><text:span text:style-name="Default_20_Paragraph_20_Font"><text:span text:style-name="T8">a per</text:span></text:span><text:span text:style-name="Default_20_Paragraph_20_Font"><text:span text:style-name="T1">t</text:span></text:span><text:span text:style-name="Default_20_Paragraph_20_Font"><text:span text:style-name="T8">urba</text:span></text:span><text:span text:style-name="Default_20_Paragraph_20_Font"><text:span text:style-name="T1">t</text:span></text:span><text:span text:style-name="Default_20_Paragraph_20_Font"><text:span text:style-name="T8">ione con</text:span></text:span><text:span text:style-name="Default_20_Paragraph_20_Font"><text:span text:style-name="T1">t</text:span></text:span><text:span text:style-name="Default_20_Paragraph_20_Font"><text:span text:style-name="T8">ingebant , e</text:span></text:span><text:span text:style-name="Default_20_Paragraph_20_Font"><text:span text:style-name="T1">t-<text:line-break/></text:span></text:span><text:span text:style-name="Default_20_Paragraph_20_Font"><text:span text:style-name="T8">en</text:span></text:span><text:span text:style-name="Default_20_Paragraph_20_Font"><text:span text:style-name="T1">i</text:span></text:span><text:span text:style-name="Default_20_Paragraph_20_Font"><text:span text:style-name="T8">m plur</text:span></text:span><text:span text:style-name="Default_20_Paragraph_20_Font"><text:span text:style-name="T1">i</text:span></text:span><text:span text:style-name="Default_20_Paragraph_20_Font"><text:span text:style-name="T8">m</text:span></text:span><text:span text:style-name="Default_20_Paragraph_20_Font"><text:span text:style-name="T1">is </text:span></text:span><text:span text:style-name="Default_20_Paragraph_20_Font"><text:span text:style-name="T8">alvi</text:span></text:span><text:span text:style-name="Default_20_Paragraph_20_Font"><text:span text:style-name="T1"> t</text:span></text:span><text:span text:style-name="Default_20_Paragraph_20_Font"><text:span text:style-name="T8">urbaban</text:span></text:span><text:span text:style-name="Default_20_Paragraph_20_Font"><text:span text:style-name="T1">t</text:span></text:span><text:span text:style-name="Default_20_Paragraph_20_Font"><text:span text:style-name="T8">ur, horridae; sudore</text:span></text:span><text:span text:style-name="Default_20_Paragraph_20_Font"><text:span text:style-name="T1">s </text:span></text:span><text:span text:style-name="Default_20_Paragraph_20_Font"><text:span text:style-name="T8">n</text:span></text:span><text:span text:style-name="Default_20_Paragraph_20_Font"><text:span text:style-name="T1">i</text:span></text:span><text:span text:style-name="Default_20_Paragraph_20_Font"><text:span text:style-name="T8">h</text:span></text:span><text:span text:style-name="Default_20_Paragraph_20_Font"><text:span text:style-name="T1">i</text:span></text:span><text:span text:style-name="Default_20_Paragraph_20_Font"><text:span text:style-name="T8">l<text:line-break/>decernebant; ur</text:span></text:span><text:span text:style-name="Default_20_Paragraph_20_Font"><text:span text:style-name="T1">i</text:span></text:span><text:span text:style-name="Default_20_Paragraph_20_Font"><text:span text:style-name="T8">nae quale</text:span></text:span><text:span text:style-name="Default_20_Paragraph_20_Font"><text:span text:style-name="T1">s </text:span></text:span><text:span text:style-name="Default_20_Paragraph_20_Font"><text:span text:style-name="T8">descriptae sun</text:span></text:span><text:span text:style-name="Default_20_Paragraph_20_Font"><text:span text:style-name="T1">t. </text:span></text:span><text:span text:style-name="Default_20_Paragraph_20_Font"><text:span text:style-name="T8">Eorum ver</text:span></text:span><text:span text:style-name="Default_20_Paragraph_20_Font"><text:span text:style-name="T1">o<text:line-break/></text:span></text:span><text:span text:style-name="Default_20_Paragraph_20_Font"><text:span text:style-name="T8">pler</text:span></text:span><text:span text:style-name="Default_20_Paragraph_20_Font"><text:span text:style-name="T1">i</text:span></text:span><text:span text:style-name="Default_20_Paragraph_20_Font"><text:span text:style-name="T8">sque haec erant d</text:span></text:span><text:span text:style-name="Default_20_Paragraph_20_Font"><text:span text:style-name="T1">i</text:span></text:span><text:span text:style-name="Default_20_Paragraph_20_Font"><text:span text:style-name="T8">u</text:span></text:span><text:span text:style-name="Default_20_Paragraph_20_Font"><text:span text:style-name="T1">t</text:span></text:span><text:span text:style-name="Default_20_Paragraph_20_Font"><text:span text:style-name="T8">urnq. Neque eni</text:span></text:span><text:span text:style-name="Default_20_Paragraph_20_Font"><text:span text:style-name="T1">m </text:span></text:span><text:span text:style-name="Default_20_Paragraph_20_Font"><text:span text:style-name="T8">h</text:span></text:span><text:span text:style-name="Default_20_Paragraph_20_Font"><text:span text:style-name="T1">i</text:span></text:span><text:span text:style-name="Default_20_Paragraph_20_Font"><text:span text:style-name="T8">s qu</text:span></text:span><text:span text:style-name="Default_20_Paragraph_20_Font"><text:span text:style-name="T1">i<text:line-break/></text:span></text:span><text:span text:style-name="Default_20_Paragraph_20_Font"><text:span text:style-name="T8">creaban</text:span></text:span><text:span text:style-name="Default_20_Paragraph_20_Font"><text:span text:style-name="T1">t</text:span></text:span><text:span text:style-name="Default_20_Paragraph_20_Font"><text:span text:style-name="T8">ur abseejsus quemad</text:span></text:span><text:span text:style-name="Default_20_Paragraph_20_Font"><text:span text:style-name="T1">m</text:span></text:span><text:span text:style-name="Default_20_Paragraph_20_Font"><text:span text:style-name="T8">odum et.</text:span></text:span><text:span text:style-name="Default_20_Paragraph_20_Font"><text:span text:style-name="T1"> i</text:span></text:span><text:span text:style-name="Default_20_Paragraph_20_Font"><text:span text:style-name="T8">n</text:span></text:span><text:span text:style-name="Default_20_Paragraph_20_Font"><text:span text:style-name="T1"> c</text:span></text:span><text:span text:style-name="Default_20_Paragraph_20_Font"><text:span text:style-name="T8">aeter</text:span></text:span><text:span text:style-name="Default_20_Paragraph_20_Font"><text:span text:style-name="T1">i</text:span></text:span><text:span text:style-name="Default_20_Paragraph_20_Font"><text:span text:style-name="T8">s decer-<text:line-break/>nebant. omne</text:span></text:span><text:span text:style-name="Default_20_Paragraph_20_Font"><text:span text:style-name="T1">s </text:span></text:span><text:span text:style-name="Default_20_Paragraph_20_Font"><text:span text:style-name="T8">quide</text:span></text:span><text:span text:style-name="Default_20_Paragraph_20_Font"><text:span text:style-name="T1">m </text:span></text:span><text:span text:style-name="Default_20_Paragraph_20_Font"><text:span text:style-name="T8">o</text:span></text:span><text:span text:style-name="Default_20_Paragraph_20_Font"><text:span text:style-name="T1">m</text:span></text:span><text:span text:style-name="Default_20_Paragraph_20_Font"><text:span text:style-name="T8">n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 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fuc</text:span></text:span><text:span text:style-name="Default_20_Paragraph_20_Font"><text:span text:style-name="T1">i</text:span></text:span><text:span text:style-name="Default_20_Paragraph_20_Font"><text:span text:style-name="T8">le</text:span></text:span><text:span text:style-name="Default_20_Paragraph_20_Font"><text:span text:style-name="T1">s- </text:span></text:span><text:span text:style-name="Default_20_Paragraph_20_Font"><text:span text:style-name="T8">erant aut<text:line-break/>nu</text:span></text:span><text:span text:style-name="Default_20_Paragraph_20_Font"><text:span text:style-name="T1">l</text:span></text:span><text:span text:style-name="Default_20_Paragraph_20_Font"><text:span text:style-name="T8">lae</text:span></text:span><text:span text:style-name="Default_20_Paragraph_20_Font"><text:span text:style-name="T1"> i</text:span></text:span><text:span text:style-name="Default_20_Paragraph_20_Font"><text:span text:style-name="T8">ud</text:span></text:span><text:span text:style-name="Default_20_Paragraph_20_Font"><text:span text:style-name="T1">i</text:span></text:span><text:span text:style-name="Default_20_Paragraph_20_Font"><text:span text:style-name="T8">cat</text:span></text:span><text:span text:style-name="Default_20_Paragraph_20_Font"><text:span text:style-name="T1">io</text:span></text:span><text:span text:style-name="Default_20_Paragraph_20_Font"><text:span text:style-name="T8">nes .aut diuturnae. H</text:span></text:span><text:span text:style-name="Default_20_Paragraph_20_Font"><text:span text:style-name="T1">i</text:span></text:span><text:span text:style-name="Default_20_Paragraph_20_Font"><text:span text:style-name="T8">s ver</text:span></text:span><text:span text:style-name="Default_20_Paragraph_20_Font"><text:span text:style-name="T1">o </text:span></text:span><text:span text:style-name="Default_20_Paragraph_20_Font"><text:span text:style-name="T8">quamma-<text:line-break/>x</text:span></text:span><text:span text:style-name="Default_20_Paragraph_20_Font"><text:span text:style-name="T1">im</text:span></text:span><text:span text:style-name="Default_20_Paragraph_20_Font"><text:span text:style-name="T8">e</text:span></text:span><text:span text:style-name="Default_20_Paragraph_20_Font"><text:span text:style-name="T1"> i</text:span></text:span><text:span text:style-name="Default_20_Paragraph_20_Font"><text:span text:style-name="T8">ud</text:span></text:span><text:span text:style-name="Default_20_Paragraph_20_Font"><text:span text:style-name="T1">i</text:span></text:span><text:span text:style-name="Default_20_Paragraph_20_Font"><text:span text:style-name="T8">caban</text:span></text:span><text:span text:style-name="Default_20_Paragraph_20_Font"><text:span text:style-name="T1">t</text:span></text:span><text:span text:style-name="Default_20_Paragraph_20_Font"><text:span text:style-name="T8">ur. Atque horu</text:span></text:span><text:span text:style-name="Default_20_Paragraph_20_Font"><text:span text:style-name="T1">m </text:span></text:span><text:span text:style-name="Default_20_Paragraph_20_Font"><text:span text:style-name="T8">pauc</text:span></text:span><text:span text:style-name="Default_20_Paragraph_20_Font"><text:span text:style-name="T1">i </text:span></text:span><text:span text:style-name="Default_20_Paragraph_20_Font"><text:span text:style-name="T8">ad oc</text:span></text:span><text:span text:style-name="Default_20_Paragraph_20_Font"><text:span text:style-name="T1">t</text:span></text:span><text:span text:style-name="Default_20_Paragraph_20_Font"><text:span text:style-name="T8">ogesimu</text:span></text:span><text:span text:style-name="Default_20_Paragraph_20_Font"><text:span text:style-name="T1">m<text:line-break/>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e</text:span></text:span><text:span text:style-name="Default_20_Paragraph_20_Font"><text:span text:style-name="T1">m i</text:span></text:span><text:span text:style-name="Default_20_Paragraph_20_Font"><text:span text:style-name="T8">ud</text:span></text:span><text:span text:style-name="Default_20_Paragraph_20_Font"><text:span text:style-name="T1">i</text:span></text:span><text:span text:style-name="Default_20_Paragraph_20_Font"><text:span text:style-name="T8">cabantur, plur</text:span></text:span><text:span text:style-name="Default_20_Paragraph_20_Font"><text:span text:style-name="T1">i</text:span></text:span><text:span text:style-name="Default_20_Paragraph_20_Font"><text:span text:style-name="T8">mo</text:span></text:span><text:span text:style-name="Default_20_Paragraph_20_Font"><text:span text:style-name="T1">s </text:span></text:span><text:span text:style-name="Default_20_Paragraph_20_Font"><text:span text:style-name="T8">vero, ut sors tulit, rest-</text:span></text:span></text:p>
      <text:p text:style-name="P2"><text:span text:style-name="Default_20_Paragraph_20_Font"><text:span text:style-name="T8">querun</text:span></text:span><text:span text:style-name="Default_20_Paragraph_20_Font"><text:span text:style-name="T1">t. </text:span></text:span><text:span text:style-name="Default_20_Paragraph_20_Font"><text:span text:style-name="T8">Horu</text:span></text:span><text:span text:style-name="Default_20_Paragraph_20_Font"><text:span text:style-name="T1">m </text:span></text:span><text:span text:style-name="Default_20_Paragraph_20_Font"><text:span text:style-name="T8">et</text:span></text:span><text:span text:style-name="Default_20_Paragraph_20_Font"><text:span text:style-name="T1">i</text:span></text:span><text:span text:style-name="Default_20_Paragraph_20_Font"><text:span text:style-name="T8">a</text:span></text:span><text:span text:style-name="Default_20_Paragraph_20_Font"><text:span text:style-name="T1">m </text:span></text:span><text:span text:style-name="Default_20_Paragraph_20_Font"><text:span text:style-name="T8">pauc</text:span></text:span><text:span text:style-name="Default_20_Paragraph_20_Font"><text:span text:style-name="T1">i </text:span></text:span><text:span text:style-name="Default_20_Paragraph_20_Font"><text:span text:style-name="T8">ab h</text:span></text:span><text:span text:style-name="Default_20_Paragraph_20_Font"><text:span text:style-name="T1">y</text:span></text:span><text:span text:style-name="Default_20_Paragraph_20_Font"><text:span text:style-name="T8">drope stan</text:span></text:span><text:span text:style-name="Default_20_Paragraph_20_Font"><text:span text:style-name="T1">t</text:span></text:span><text:span text:style-name="Default_20_Paragraph_20_Font"><text:span text:style-name="T8">e</text:span></text:span><text:span text:style-name="Default_20_Paragraph_20_Font"><text:span text:style-name="T1">s </text:span></text:span><text:span text:style-name="Default_20_Paragraph_20_Font"><text:span text:style-name="T8">et<text:line-break/>erec</text:span></text:span><text:span text:style-name="Default_20_Paragraph_20_Font"><text:span text:style-name="T1">ti </text:span></text:span><text:span text:style-name="Default_20_Paragraph_20_Font"><text:span text:style-name="T8">m</text:span></text:span><text:span text:style-name="Default_20_Paragraph_20_Font"><text:span text:style-name="T1">o</text:span></text:span><text:span text:style-name="Default_20_Paragraph_20_Font"><text:span text:style-name="T8">r</text:span></text:span><text:span text:style-name="Default_20_Paragraph_20_Font"><text:span text:style-name="T1">i</text:span></text:span><text:span text:style-name="Default_20_Paragraph_20_Font"><text:span text:style-name="T8">ebantur. Multo</text:span></text:span><text:span text:style-name="Default_20_Paragraph_20_Font"><text:span text:style-name="T1">s ^</text:span></text:span><text:span text:style-name="Default_20_Paragraph_20_Font"><text:span text:style-name="T8">den</text:span></text:span><text:span text:style-name="Default_20_Paragraph_20_Font"><text:span text:style-name="T1">i</text:span></text:span><text:span text:style-name="Default_20_Paragraph_20_Font"><text:span text:style-name="T8">que et</text:span></text:span><text:span text:style-name="Default_20_Paragraph_20_Font"><text:span text:style-name="T1">i</text:span></text:span><text:span text:style-name="Default_20_Paragraph_20_Font"><text:span text:style-name="T8">am praeter al</text:span></text:span><text:span text:style-name="Default_20_Paragraph_20_Font"><text:span text:style-name="T1">i</text:span></text:span><text:span text:style-name="Default_20_Paragraph_20_Font"><text:span text:style-name="T8">o</text:span></text:span><text:span text:style-name="Default_20_Paragraph_20_Font"><text:span text:style-name="T1">s<text:line-break/></text:span></text:span><text:span text:style-name="Default_20_Paragraph_20_Font"><text:span text:style-name="T8">morbo</text:span></text:span><text:span text:style-name="Default_20_Paragraph_20_Font"><text:span text:style-name="T1">s </text:span></text:span><text:span text:style-name="Default_20_Paragraph_20_Font"><text:span text:style-name="T8">tumore</text:span></text:span><text:span text:style-name="Default_20_Paragraph_20_Font"><text:span text:style-name="T1">s </text:span></text:span><text:span text:style-name="Default_20_Paragraph_20_Font"><text:span text:style-name="T8">vexabant et qua</text:span></text:span><text:span text:style-name="Default_20_Paragraph_20_Font"><text:span text:style-name="T1">m </text:span></text:span><text:span text:style-name="Default_20_Paragraph_20_Font"><text:span text:style-name="T8">max</text:span></text:span><text:span text:style-name="Default_20_Paragraph_20_Font"><text:span text:style-name="T1">i</text:span></text:span><text:span text:style-name="Default_20_Paragraph_20_Font"><text:span text:style-name="T8">me tab</text:span></text:span><text:span text:style-name="Default_20_Paragraph_20_Font"><text:span text:style-name="T1">i</text:span></text:span><text:span text:style-name="Default_20_Paragraph_20_Font"><text:span text:style-name="T8">do</text:span></text:span><text:span text:style-name="Default_20_Paragraph_20_Font"><text:span text:style-name="T1">s.</text:span></text:span></text:p>
      <text:p text:style-name="P1"><text:span text:style-name="Default_20_Paragraph_20_Font"><text:span text:style-name="T1">Praedictus dicit omnes fabres adiunctam habuisse mul-<text:line-break/>tam turbationem ; mox ipfe quae esset turbatio exponit,<text:line-break/>defcribitque earum symptomata. Reliqua, nisi priora ex- -<text:line-break/>aluerint, clarasunt.</text:span></text:span></text:p>
      <text:p text:style-name="Normal"><text:span text:style-name="Default_20_Paragraph_20_Font"><text:span text:style-name="T1">LXVI.</text:span></text:span></text:p>
      <text:p text:style-name="P5"><text:span text:style-name="Default_20_Paragraph_20_Font"><text:span text:style-name="T8">Max</text:span></text:span><text:span text:style-name="Default_20_Paragraph_20_Font"><text:span text:style-name="T1">i</text:span></text:span><text:span text:style-name="Default_20_Paragraph_20_Font"><text:span text:style-name="T8">mu</text:span></text:span><text:span text:style-name="Default_20_Paragraph_20_Font"><text:span text:style-name="T1">m </text:span></text:span><text:span text:style-name="Default_20_Paragraph_20_Font"><text:span text:style-name="T8">quidem e</text:span></text:span><text:span text:style-name="Default_20_Paragraph_20_Font"><text:span text:style-name="T1">t </text:span></text:span><text:span text:style-name="Default_20_Paragraph_20_Font"><text:span text:style-name="T8">gravissimum et quod plurim</text:span></text:span><text:span text:style-name="Default_20_Paragraph_20_Font"><text:span text:style-name="T1">os </text:span></text:span><text:span text:style-name="Default_20_Paragraph_20_Font"><text:span text:style-name="T8">inter-<text:line-break/></text:span></text:span><text:span text:style-name="Default_20_Paragraph_20_Font"><text:span text:style-name="T1">e</text:span></text:span><text:span text:style-name="Default_20_Paragraph_20_Font"><text:span text:style-name="T8">m</text:span></text:span><text:span text:style-name="Default_20_Paragraph_20_Font"><text:span text:style-name="T1">i</text:span></text:span><text:span text:style-name="Default_20_Paragraph_20_Font"><text:span text:style-name="T8">t tabes. Nam quu</text:span></text:span><text:span text:style-name="Default_20_Paragraph_20_Font"><text:span text:style-name="T1">m m</text:span></text:span><text:span text:style-name="Default_20_Paragraph_20_Font"><text:span text:style-name="T8">ulti h</text:span></text:span><text:span text:style-name="Default_20_Paragraph_20_Font"><text:span text:style-name="T1">i</text:span></text:span><text:span text:style-name="Default_20_Paragraph_20_Font"><text:span text:style-name="T8">eme coepissent, magna<text:line-break/>ex parte decubuer</text:span></text:span><text:span text:style-name="Default_20_Paragraph_20_Font"><text:span text:style-name="T1">am; </text:span></text:span><text:span text:style-name="Default_20_Paragraph_20_Font"><text:span text:style-name="T8">par</text:span></text:span><text:span text:style-name="Default_20_Paragraph_20_Font"><text:span text:style-name="T1">ti</text:span></text:span><text:span text:style-name="Default_20_Paragraph_20_Font"><text:span text:style-name="T8">m recti esse sust</text:span></text:span><text:span text:style-name="Default_20_Paragraph_20_Font"><text:span text:style-name="T1">i</text:span></text:span><text:span text:style-name="Default_20_Paragraph_20_Font"><text:span text:style-name="T8">nuerunt.<text:line-break/>rerum an</text:span></text:span><text:span text:style-name="Default_20_Paragraph_20_Font"><text:span text:style-name="T1">t</text:span></text:span><text:span text:style-name="Default_20_Paragraph_20_Font"><text:span text:style-name="T8">e ver qu</text:span></text:span><text:span text:style-name="Default_20_Paragraph_20_Font"><text:span text:style-name="T1">i </text:span></text:span><text:span text:style-name="Default_20_Paragraph_20_Font"><text:span text:style-name="T8">decubuerunt, sere per</text:span></text:span><text:span text:style-name="Default_20_Paragraph_20_Font"><text:span text:style-name="T1">i</text:span></text:span><text:span text:style-name="Default_20_Paragraph_20_Font"><text:span text:style-name="T8">erun</text:span></text:span><text:span text:style-name="Default_20_Paragraph_20_Font"><text:span text:style-name="T1">t. R</text:span></text:span><text:span text:style-name="Default_20_Paragraph_20_Font"><text:span text:style-name="T8">e-<text:line-break/></text:span></text:span><text:span text:style-name="Default_20_Paragraph_20_Font"><text:span text:style-name="T1">li</text:span></text:span><text:span text:style-name="Default_20_Paragraph_20_Font"><text:span text:style-name="T8">quoru</text:span></text:span><text:span text:style-name="Default_20_Paragraph_20_Font"><text:span text:style-name="T1">m </text:span></text:span><text:span text:style-name="Default_20_Paragraph_20_Font"><text:span text:style-name="T8">tusses ne</text:span></text:span><text:span text:style-name="Default_20_Paragraph_20_Font"><text:span text:style-name="T1">mi</text:span></text:span><text:span text:style-name="Default_20_Paragraph_20_Font"><text:span text:style-name="T8">nem reliquerunt, remi</text:span></text:span><text:span text:style-name="Default_20_Paragraph_20_Font"><text:span text:style-name="T1">s</text:span></text:span><text:span text:style-name="Default_20_Paragraph_20_Font"><text:span text:style-name="T8">siores tan</text:span></text:span><text:span text:style-name="Default_20_Paragraph_20_Font"><text:span text:style-name="T1">t</text:span></text:span><text:span text:style-name="Default_20_Paragraph_20_Font"><text:span text:style-name="T8">um<text:line-break/>aesta</text:span></text:span><text:span text:style-name="Default_20_Paragraph_20_Font"><text:span text:style-name="T1">t</text:span></text:span><text:span text:style-name="Default_20_Paragraph_20_Font"><text:span text:style-name="T8">e suerunt. At sub au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m</text:span></text:span><text:span text:style-name="Default_20_Paragraph_20_Font"><text:span text:style-name="T8">num</text:span></text:span><text:span text:style-name="Default_20_Paragraph_20_Font"><text:span text:style-name="T1"> o</text:span></text:span><text:span text:style-name="Default_20_Paragraph_20_Font"><text:span text:style-name="T8">mne</text:span></text:span><text:span text:style-name="Default_20_Paragraph_20_Font"><text:span text:style-name="T1">s </text:span></text:span><text:span text:style-name="Default_20_Paragraph_20_Font"><text:span text:style-name="T8">decubuerunt<text:line-break/>atque mu</text:span></text:span><text:span text:style-name="Default_20_Paragraph_20_Font"><text:span text:style-name="T1">lli o</text:span></text:span><text:span text:style-name="Default_20_Paragraph_20_Font"><text:span text:style-name="T8">b</text:span></text:span><text:span text:style-name="Default_20_Paragraph_20_Font"><text:span text:style-name="T1">i</text:span></text:span><text:span text:style-name="Default_20_Paragraph_20_Font"><text:span text:style-name="T8">erunt t qu</text:span></text:span><text:span text:style-name="Default_20_Paragraph_20_Font"><text:span text:style-name="T1">o</text:span></text:span><text:span text:style-name="Default_20_Paragraph_20_Font"><text:span text:style-name="T8">rum aegr</text:span></text:span><text:span text:style-name="Default_20_Paragraph_20_Font"><text:span text:style-name="T1">o</text:span></text:span><text:span text:style-name="Default_20_Paragraph_20_Font"><text:span text:style-name="T8">tabant plur</text:span></text:span><text:span text:style-name="Default_20_Paragraph_20_Font"><text:span text:style-name="T1">i</text:span></text:span><text:span text:style-name="Default_20_Paragraph_20_Font"><text:span text:style-name="T8">m</text:span></text:span><text:span text:style-name="Default_20_Paragraph_20_Font"><text:span text:style-name="T1">i 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u.</text:span></text:span></text:p>
      <text:p text:style-name="P2"><text:span text:style-name="Default_20_Paragraph_20_Font"><text:span text:style-name="T8">Coeperunt</text:span></text:span><text:span text:style-name="Default_20_Paragraph_20_Font"><text:span text:style-name="T1"> i</text:span></text:span><text:span text:style-name="Default_20_Paragraph_20_Font"><text:span text:style-name="T8">gitur horum pluri</text:span></text:span><text:span text:style-name="Default_20_Paragraph_20_Font"><text:span text:style-name="T1">mis </text:span></text:span><text:span text:style-name="Default_20_Paragraph_20_Font"><text:span text:style-name="T8">sub</text:span></text:span><text:span text:style-name="Default_20_Paragraph_20_Font"><text:span text:style-name="T1">ito </text:span></text:span><text:span text:style-name="Default_20_Paragraph_20_Font"><text:span text:style-name="T8">ex h</text:span></text:span><text:span text:style-name="Default_20_Paragraph_20_Font"><text:span text:style-name="T1">is </text:span></text:span><text:span text:style-name="Default_20_Paragraph_20_Font"><text:span text:style-name="T8">de</text:span></text:span><text:span text:style-name="Default_20_Paragraph_20_Font"><text:span text:style-name="T1">t</text:span></text:span><text:span text:style-name="Default_20_Paragraph_20_Font"><text:span text:style-name="T8">eri</text:span></text:span><text:span text:style-name="Default_20_Paragraph_20_Font"><text:span text:style-name="T1">us<text:line-break/></text:span></text:span><text:span text:style-name="Default_20_Paragraph_20_Font"><text:span text:style-name="T8">re</text:span></text:span><text:span text:style-name="Default_20_Paragraph_20_Font"><text:span text:style-name="T1">s, </text:span></text:span><text:span text:style-name="Default_20_Paragraph_20_Font"><text:span text:style-name="T8">tum horr</text:span></text:span><text:span text:style-name="Default_20_Paragraph_20_Font"><text:span text:style-name="T1">o</text:span></text:span><text:span text:style-name="Default_20_Paragraph_20_Font"><text:span text:style-name="T8">re</text:span></text:span><text:span text:style-name="Default_20_Paragraph_20_Font"><text:span text:style-name="T1">s </text:span></text:span><text:span text:style-name="Default_20_Paragraph_20_Font"><text:span text:style-name="T8">crebr</text:span></text:span><text:span text:style-name="Default_20_Paragraph_20_Font"><text:span text:style-name="T1">i, </text:span></text:span><text:span text:style-name="Default_20_Paragraph_20_Font"><text:span text:style-name="T8">saepe febre</text:span></text:span><text:span text:style-name="Default_20_Paragraph_20_Font"><text:span text:style-name="T1">s </text:span></text:span><text:span text:style-name="Default_20_Paragraph_20_Font"><text:span text:style-name="T8">c</text:span></text:span><text:span text:style-name="Default_20_Paragraph_20_Font"><text:span text:style-name="T1">o</text:span></text:span><text:span text:style-name="Default_20_Paragraph_20_Font"><text:span text:style-name="T8">nt</text:span></text:span><text:span text:style-name="Default_20_Paragraph_20_Font"><text:span text:style-name="T1">i</text:span></text:span><text:span text:style-name="Default_20_Paragraph_20_Font"><text:span text:style-name="T8">nuae, acu-<text:line-break/>.tue: sudore</text:span></text:span><text:span text:style-name="Default_20_Paragraph_20_Font"><text:span text:style-name="T1">s i</text:span></text:span><text:span text:style-name="Default_20_Paragraph_20_Font"><text:span text:style-name="T8">ntempestiv</text:span></text:span><text:span text:style-name="Default_20_Paragraph_20_Font"><text:span text:style-name="T1">i, </text:span></text:span><text:span text:style-name="Default_20_Paragraph_20_Font"><text:span text:style-name="T8">faigidi</text:span></text:span><text:span text:style-name="Default_20_Paragraph_20_Font"><text:span text:style-name="T1"> m</text:span></text:span><text:span text:style-name="Default_20_Paragraph_20_Font"><text:span text:style-name="T8">ulti perpe</text:span></text:span><text:span text:style-name="Default_20_Paragraph_20_Font"><text:span text:style-name="T1">t</text:span></text:span><text:span text:style-name="Default_20_Paragraph_20_Font"><text:span text:style-name="T8">uo. </text:span></text:span><text:span text:style-name="Default_20_Paragraph_20_Font"><text:span text:style-name="T1">Ala</text:span></text:span><text:span text:style-name="Default_20_Paragraph_20_Font"><text:span text:style-name="T8">b-<text:line-break/>tum ver</text:span></text:span><text:span text:style-name="Default_20_Paragraph_20_Font"><text:span text:style-name="T1">o </text:span></text:span><text:span text:style-name="Default_20_Paragraph_20_Font"><text:span text:style-name="T8">erat sc</text:span></text:span><text:span text:style-name="Default_20_Paragraph_20_Font"><text:span text:style-name="T1">i</text:span></text:span><text:span text:style-name="Default_20_Paragraph_20_Font"><text:span text:style-name="T8">gu</text:span></text:span><text:span text:style-name="Default_20_Paragraph_20_Font"><text:span text:style-name="T1">s </text:span></text:span><text:span text:style-name="Default_20_Paragraph_20_Font"><text:span text:style-name="T8">et v</text:span></text:span><text:span text:style-name="Default_20_Paragraph_20_Font"><text:span text:style-name="T1">i</text:span></text:span><text:span text:style-name="Default_20_Paragraph_20_Font"><text:span text:style-name="T8">x ei</text:span></text:span><text:span text:style-name="Default_20_Paragraph_20_Font"><text:span text:style-name="T1">s </text:span></text:span><text:span text:style-name="Default_20_Paragraph_20_Font"><text:span text:style-name="T8">calor revocari potera</text:span></text:span><text:span text:style-name="Default_20_Paragraph_20_Font"><text:span text:style-name="T1">t.<text:line-break/>, r</text:span></text:span><text:span text:style-name="Default_20_Paragraph_20_Font"><text:span text:style-name="T8">entre</text:span></text:span><text:span text:style-name="Default_20_Paragraph_20_Font"><text:span text:style-name="T1">s </text:span></text:span><text:span text:style-name="Default_20_Paragraph_20_Font"><text:span text:style-name="T8">va</text:span></text:span><text:span text:style-name="Default_20_Paragraph_20_Font"><text:span text:style-name="T1">riis </text:span></text:span><text:span text:style-name="Default_20_Paragraph_20_Font"><text:span text:style-name="T8">modi</text:span></text:span><text:span text:style-name="Default_20_Paragraph_20_Font"><text:span text:style-name="T1">s </text:span></text:span><text:span text:style-name="Default_20_Paragraph_20_Font"><text:span text:style-name="T8">subst</text:span></text:span><text:span text:style-name="Default_20_Paragraph_20_Font"><text:span text:style-name="T1">i</text:span></text:span><text:span text:style-name="Default_20_Paragraph_20_Font"><text:span text:style-name="T8">terunt rursusque stat</text:span></text:span><text:span text:style-name="Default_20_Paragraph_20_Font"><text:span text:style-name="T1">im </text:span></text:span><text:span text:style-name="Default_20_Paragraph_20_Font"><text:span text:style-name="T8">hume-<text:line-break/>ctabantur. isuae pul</text:span></text:span><text:span text:style-name="Default_20_Paragraph_20_Font"><text:span text:style-name="T1">m</text:span></text:span><text:span text:style-name="Default_20_Paragraph_20_Font"><text:span text:style-name="T8">one</text:span></text:span><text:span text:style-name="Default_20_Paragraph_20_Font"><text:span text:style-name="T1">m i</text:span></text:span><text:span text:style-name="Default_20_Paragraph_20_Font"><text:span text:style-name="T8">nfestabant, per alvum</text:span></text:span><text:span text:style-name="Default_20_Paragraph_20_Font"><text:span text:style-name="T1"> om</text:span></text:span><text:span text:style-name="Default_20_Paragraph_20_Font"><text:span text:style-name="T8">n</text:span></text:span><text:span text:style-name="Default_20_Paragraph_20_Font"><text:span text:style-name="T1">i</text:span></text:span><text:span text:style-name="Default_20_Paragraph_20_Font"><text:span text:style-name="T8">a<text:line-break/>reddeban</text:span></text:span><text:span text:style-name="Default_20_Paragraph_20_Font"><text:span text:style-name="T1">t</text:span></text:span><text:span text:style-name="Default_20_Paragraph_20_Font"><text:span text:style-name="T8">ur. C</text:span></text:span><text:span text:style-name="Default_20_Paragraph_20_Font"><text:span text:style-name="T1">o</text:span></text:span><text:span text:style-name="Default_20_Paragraph_20_Font"><text:span text:style-name="T8">p</text:span></text:span><text:span text:style-name="Default_20_Paragraph_20_Font"><text:span text:style-name="T1">i</text:span></text:span><text:span text:style-name="Default_20_Paragraph_20_Font"><text:span text:style-name="T8">a ur</text:span></text:span><text:span text:style-name="Default_20_Paragraph_20_Font"><text:span text:style-name="T1">i</text:span></text:span><text:span text:style-name="Default_20_Paragraph_20_Font"><text:span text:style-name="T8">narum non bonarum, coll</text:span></text:span><text:span text:style-name="Default_20_Paragraph_20_Font"><text:span text:style-name="T1">i</text:span></text:span><text:span text:style-name="Default_20_Paragraph_20_Font"><text:span text:style-name="T8">qua-<text:line-break/>tione</text:span></text:span><text:span text:style-name="Default_20_Paragraph_20_Font"><text:span text:style-name="T1">s </text:span></text:span><text:span text:style-name="Default_20_Paragraph_20_Font"><text:span text:style-name="T8">malae. Mul</text:span></text:span><text:span text:style-name="Default_20_Paragraph_20_Font"><text:span text:style-name="T1">t</text:span></text:span><text:span text:style-name="Default_20_Paragraph_20_Font"><text:span text:style-name="T8">ae</text:span></text:span><text:span text:style-name="Default_20_Paragraph_20_Font"><text:span text:style-name="T1"> tri</text:span></text:span><text:span text:style-name="Default_20_Paragraph_20_Font"><text:span text:style-name="T8">ste</text:span></text:span><text:span text:style-name="Default_20_Paragraph_20_Font"><text:span text:style-name="T1">s </text:span></text:span><text:span text:style-name="Default_20_Paragraph_20_Font"><text:span text:style-name="T8">tenuerunt perpetu</text:span></text:span><text:span text:style-name="Default_20_Paragraph_20_Font"><text:span text:style-name="T1">o </text:span></text:span><text:span text:style-name="Default_20_Paragraph_20_Font"><text:span text:style-name="T8">et mul</text:span></text:span><text:span text:style-name="Default_20_Paragraph_20_Font"><text:span text:style-name="T1">t</text:span></text:span><text:span text:style-name="Default_20_Paragraph_20_Font"><text:span text:style-name="T8">a<text:line-break/>excrean</text:span></text:span><text:span text:style-name="Default_20_Paragraph_20_Font"><text:span text:style-name="T1">t</text:span></text:span><text:span text:style-name="Default_20_Paragraph_20_Font"><text:span text:style-name="T8">e</text:span></text:span><text:span text:style-name="Default_20_Paragraph_20_Font"><text:span text:style-name="T1">s </text:span></text:span><text:span text:style-name="Default_20_Paragraph_20_Font"><text:span text:style-name="T8">coc</text:span></text:span><text:span text:style-name="Default_20_Paragraph_20_Font"><text:span text:style-name="T1">t</text:span></text:span><text:span text:style-name="Default_20_Paragraph_20_Font"><text:span text:style-name="T8">a et l</text:span></text:span><text:span text:style-name="Default_20_Paragraph_20_Font"><text:span text:style-name="T1">i</text:span></text:span><text:span text:style-name="Default_20_Paragraph_20_Font"><text:span text:style-name="T8">qu</text:span></text:span><text:span text:style-name="Default_20_Paragraph_20_Font"><text:span text:style-name="T1">i</text:span></text:span><text:span text:style-name="Default_20_Paragraph_20_Font"><text:span text:style-name="T8">da, </text:span></text:span><text:span text:style-name="Default_20_Paragraph_20_Font"><text:span text:style-name="T1">mi</text:span></text:span><text:span text:style-name="Default_20_Paragraph_20_Font"><text:span text:style-name="T8">nu</text:span></text:span><text:span text:style-name="Default_20_Paragraph_20_Font"><text:span text:style-name="T1">s </text:span></text:span><text:span text:style-name="Default_20_Paragraph_20_Font"><text:span text:style-name="T8">tamen cum lab</text:span></text:span><text:span text:style-name="Default_20_Paragraph_20_Font"><text:span text:style-name="T1">o</text:span></text:span><text:span text:style-name="Default_20_Paragraph_20_Font"><text:span text:style-name="T8">re.;<text:line-break/>quae et</text:span></text:span><text:span text:style-name="Default_20_Paragraph_20_Font"><text:span text:style-name="T1">i</text:span></text:span><text:span text:style-name="Default_20_Paragraph_20_Font"><text:span text:style-name="T8">amsi quando essent di/sa</text:span></text:span><text:span text:style-name="Default_20_Paragraph_20_Font"><text:span text:style-name="T1">i</text:span></text:span><text:span text:style-name="Default_20_Paragraph_20_Font"><text:span text:style-name="T8">l</text:span></text:span><text:span text:style-name="Default_20_Paragraph_20_Font"><text:span text:style-name="T1">i</text:span></text:span><text:span text:style-name="Default_20_Paragraph_20_Font"><text:span text:style-name="T8">ore</text:span></text:span><text:span text:style-name="Default_20_Paragraph_20_Font"><text:span text:style-name="T1">s , </text:span></text:span><text:span text:style-name="Default_20_Paragraph_20_Font"><text:span text:style-name="T8">rursu</text:span></text:span><text:span text:style-name="Default_20_Paragraph_20_Font"><text:span text:style-name="T1">s l</text:span></text:span><text:span text:style-name="Default_20_Paragraph_20_Font"><text:span text:style-name="T8">en</text:span></text:span><text:span text:style-name="Default_20_Paragraph_20_Font"><text:span text:style-name="T1">i</text:span></text:span><text:span text:style-name="Default_20_Paragraph_20_Font"><text:span text:style-name="T8">u</text:span></text:span><text:span text:style-name="Default_20_Paragraph_20_Font"><text:span text:style-name="T1">s<text:line-break/></text:span></text:span><text:span text:style-name="Default_20_Paragraph_20_Font"><text:span text:style-name="T8">omn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 </text:span></text:span><text:span text:style-name="Default_20_Paragraph_20_Font"><text:span text:style-name="T8">purgabantur, quae pul</text:span></text:span><text:span text:style-name="Default_20_Paragraph_20_Font"><text:span text:style-name="T1">m</text:span></text:span><text:span text:style-name="Default_20_Paragraph_20_Font"><text:span text:style-name="T8">on</text:span></text:span><text:span text:style-name="Default_20_Paragraph_20_Font"><text:span text:style-name="T1">i i</text:span></text:span><text:span text:style-name="Default_20_Paragraph_20_Font"><text:span text:style-name="T8">nc</text:span></text:span><text:span text:style-name="Default_20_Paragraph_20_Font"><text:span text:style-name="T1">omm</text:span></text:span><text:span text:style-name="Default_20_Paragraph_20_Font"><text:span text:style-name="T8">odaban</text:span></text:span><text:span text:style-name="Default_20_Paragraph_20_Font"><text:span text:style-name="T1">t </text:span></text:span><text:span text:style-name="Default_20_Paragraph_20_Font"><text:span text:style-name="T8">t<text:line-break/></text:span></text:span><text:span text:style-name="Default_20_Paragraph_20_Font"><text:span text:style-name="T1">- sali</text:span></text:span><text:span text:style-name="Default_20_Paragraph_20_Font"><text:span text:style-name="T8">ce</text:span></text:span><text:span text:style-name="Default_20_Paragraph_20_Font"><text:span text:style-name="T1">s </text:span></text:span><text:span text:style-name="Default_20_Paragraph_20_Font"><text:span text:style-name="T8">non ad</text:span></text:span><text:span text:style-name="Default_20_Paragraph_20_Font"><text:span text:style-name="T1">m</text:span></text:span><text:span text:style-name="Default_20_Paragraph_20_Font"><text:span text:style-name="T8">odum m</text:span></text:span><text:span text:style-name="Default_20_Paragraph_20_Font"><text:span text:style-name="T1">o</text:span></text:span><text:span text:style-name="Default_20_Paragraph_20_Font"><text:span text:style-name="T8">rdace</text:span></text:span><text:span text:style-name="Default_20_Paragraph_20_Font"><text:span text:style-name="T1">s, </text:span></text:span><text:span text:style-name="Default_20_Paragraph_20_Font"><text:span text:style-name="T8">neque sulsugine</text:span></text:span><text:span text:style-name="Default_20_Paragraph_20_Font"><text:span text:style-name="T1">s </text:span></text:span><text:span text:style-name="Default_20_Paragraph_20_Font"><text:span text:style-name="T8">quic-<text:line-break/>quam molestabant; </text:span></text:span><text:span text:style-name="Default_20_Paragraph_20_Font"><text:span text:style-name="T1">l</text:span></text:span><text:span text:style-name="Default_20_Paragraph_20_Font"><text:span text:style-name="T8">enta vero et alba et liqu</text:span></text:span><text:span text:style-name="Default_20_Paragraph_20_Font"><text:span text:style-name="T1">i</text:span></text:span><text:span text:style-name="Default_20_Paragraph_20_Font"><text:span text:style-name="T8">da spu-<text:line-break/>mosuque mul</text:span></text:span><text:span text:style-name="Default_20_Paragraph_20_Font"><text:span text:style-name="T1">t</text:span></text:span><text:span text:style-name="Default_20_Paragraph_20_Font"><text:span text:style-name="T8">a a cap</text:span></text:span><text:span text:style-name="Default_20_Paragraph_20_Font"><text:span text:style-name="T1">i</text:span></text:span><text:span text:style-name="Default_20_Paragraph_20_Font"><text:span text:style-name="T8">te veniebant. - At multo max</text:span></text:span><text:span text:style-name="Default_20_Paragraph_20_Font"><text:span text:style-name="T1">i</text:span></text:span><text:span text:style-name="Default_20_Paragraph_20_Font"><text:span text:style-name="T8">mum<text:line-break/>- h</text:span></text:span><text:span text:style-name="Default_20_Paragraph_20_Font"><text:span text:style-name="T1">os </text:span></text:span><text:span text:style-name="Default_20_Paragraph_20_Font"><text:span text:style-name="T8">et al</text:span></text:span><text:span text:style-name="Default_20_Paragraph_20_Font"><text:span text:style-name="T1">i</text:span></text:span><text:span text:style-name="Default_20_Paragraph_20_Font"><text:span text:style-name="T8">o</text:span></text:span><text:span text:style-name="Default_20_Paragraph_20_Font"><text:span text:style-name="T1">s </text:span></text:span><text:span text:style-name="Default_20_Paragraph_20_Font"><text:span text:style-name="T8">com</text:span></text:span><text:span text:style-name="Default_20_Paragraph_20_Font"><text:span text:style-name="T1">it</text:span></text:span><text:span text:style-name="Default_20_Paragraph_20_Font"><text:span text:style-name="T8">abatur malum , fast</text:span></text:span><text:span text:style-name="Default_20_Paragraph_20_Font"><text:span text:style-name="T1">i</text:span></text:span><text:span text:style-name="Default_20_Paragraph_20_Font"><text:span text:style-name="T8">dium c</text:span></text:span><text:span text:style-name="Default_20_Paragraph_20_Font"><text:span text:style-name="T1">i</text:span></text:span><text:span text:style-name="Default_20_Paragraph_20_Font"><text:span text:style-name="T8">borum,<text:line-break/>ut supra d</text:span></text:span><text:span text:style-name="Default_20_Paragraph_20_Font"><text:span text:style-name="T1">i</text:span></text:span><text:span text:style-name="Default_20_Paragraph_20_Font"><text:span text:style-name="T8">ximu</text:span></text:span><text:span text:style-name="Default_20_Paragraph_20_Font"><text:span text:style-name="T1">s: </text:span></text:span><text:span text:style-name="Default_20_Paragraph_20_Font"><text:span text:style-name="T8">nam ne potum qu</text:span></text:span><text:span text:style-name="Default_20_Paragraph_20_Font"><text:span text:style-name="T1">i</text:span></text:span><text:span text:style-name="Default_20_Paragraph_20_Font"><text:span text:style-name="T8">de</text:span></text:span><text:span text:style-name="Default_20_Paragraph_20_Font"><text:span text:style-name="T1">m </text:span></text:span><text:span text:style-name="Default_20_Paragraph_20_Font"><text:span text:style-name="T8">liben</text:span></text:span><text:span text:style-name="Default_20_Paragraph_20_Font"><text:span text:style-name="T1">t</text:span></text:span><text:span text:style-name="Default_20_Paragraph_20_Font"><text:span text:style-name="T8">er eu</text:span></text:span><text:span text:style-name="Default_20_Paragraph_20_Font"><text:span text:style-name="T1">m<text:line-break/></text:span></text:span><text:span text:style-name="Default_20_Paragraph_20_Font"><text:span text:style-name="T8">e</text:span></text:span><text:span text:style-name="Default_20_Paragraph_20_Font"><text:span text:style-name="T1">i</text:span></text:span><text:span text:style-name="Default_20_Paragraph_20_Font"><text:span text:style-name="T8">bo su</text:span></text:span><text:span text:style-name="Default_20_Paragraph_20_Font"><text:span text:style-name="T1">m</text:span></text:span><text:span text:style-name="Default_20_Paragraph_20_Font"><text:span text:style-name="T8">ebant, sed valde c</text:span></text:span><text:span text:style-name="Default_20_Paragraph_20_Font"><text:span text:style-name="T1">i</text:span></text:span><text:span text:style-name="Default_20_Paragraph_20_Font"><text:span text:style-name="T8">tra sit</text:span></text:span><text:span text:style-name="Default_20_Paragraph_20_Font"><text:span text:style-name="T1">im </text:span></text:span><text:span text:style-name="Default_20_Paragraph_20_Font"><text:span text:style-name="T8">degebant.</text:span></text:span></text:p>
      <text:p text:style-name="P2"><text:span text:style-name="Default_20_Paragraph_20_Font"><text:span text:style-name="T1">Dixit etiam supra, repleto in calida et humida ven-<text:line-break/>tisque vacua tempestate capite, ex destillatione in pul-<text:line-break/>monem descendente tabidam affectionem constitisse; cujus<text:line-break/>etiam per stomachum portio in ventrem delata eum tur-<text:line-break/>bari t.. Quae deinde dixit de tabidis etsi iis, qui praedi-<text:line-break/>ctorum meminerunt, dara furis; faciam tamen, ut quae<text:line-break/>videbuntur referenda, haec declarem. Primum hoc inter<text:line-break/>ea est .ineunte ver e plerosque tabidos obiisse ex aeris<text:line-break/>immutatione. Dixit enim extremam fuisse hiemem aste-<text:line-break/>ram et circa aequinoctium jam aquilone spirante minxifle:<text:line-break/>quae tabidis mutationes infestissimae sunt, atque ob id<text:line-break/>autumnus etiam perniciosus est . unde in aphorismis eum<text:line-break/>1pfe dixit tabescentibus adversarium esse. Et alioqui qur-<text:line-break/>dem aquilo partibus thoracis officit universis. Quere in<text:line-break/>aphorismis ait: Tusses, fauces, laterum dolores etpecto-<text:line-break/>ris existere, flante aquilone; multo vero magis quibus</text:span></text:span></text:p>
      <text:p text:style-name="P3"><text:span text:style-name="Default_20_Paragraph_20_Font"><text:span text:style-name="T1">jam funt haec vitiosa et caput repletum destillationem<text:line-break/>transmittit. Unde aestate tusses dicit remissiores fuisse,<text:line-break/>hoc est imminutas et moderatiores. Nam fuit, ut ipsa<text:line-break/>scripsit, surena aestas et calida, .ut e diver</text:span></text:span><text:span text:style-name="Default_20_Paragraph_20_Font"><text:span text:style-name="T8">t</text:span></text:span><text:span text:style-name="Default_20_Paragraph_20_Font"><text:span text:style-name="T1">o principium<text:line-break/>insequentis autumni tabidis inimicissimum. Dixit enim:<text:line-break/>sub arctorum, rursus flante Borea, multum pluit. Quod<text:line-break/>autem longo spatio producerent non fotum tabes, sed et<text:line-break/>alii morbi, in causa crassities fuit materiae, nihil haben-<text:line-break/>tis sua sponte acredinis et caloris , fed tempore a putre-<text:line-break/>dine mutuantis. Planissimum hoc fecit lusce verbis, fau-<text:line-break/>ces non perinde mordaces, neque salsugines qui</text:span></text:span><text:span text:style-name="Default_20_Paragraph_20_Font"><text:span text:style-name="T8">d</text:span></text:span><text:span text:style-name="Default_20_Paragraph_20_Font"><text:span text:style-name="T1">quam<text:line-break/>molestabant; lenta vero et liquida fpumofaque multa a<text:line-break/>capite veniebant. Quod reliquum est hujus capitis, omne<text:line-break/>memori superiorum clarum esu</text:span></text:span></text:p>
      <text:p text:style-name="Normal"><text:span text:style-name="Default_20_Paragraph_20_Font"><text:span text:style-name="T1">LXVII.</text:span></text:span></text:p>
      <text:p text:style-name="Normal"><text:span text:style-name="Default_20_Paragraph_20_Font"><text:span text:style-name="T1">G</text:span></text:span><text:span text:style-name="Default_20_Paragraph_20_Font"><text:span text:style-name="T8">ravita</text:span></text:span><text:span text:style-name="Default_20_Paragraph_20_Font"><text:span text:style-name="T1">s </text:span></text:span><text:span text:style-name="Default_20_Paragraph_20_Font"><text:span text:style-name="T8">corpo</text:span></text:span><text:span text:style-name="Default_20_Paragraph_20_Font"><text:span text:style-name="T1">ris, </text:span></text:span><text:span text:style-name="Default_20_Paragraph_20_Font"><text:span text:style-name="T8">co</text:span></text:span><text:span text:style-name="Default_20_Paragraph_20_Font"><text:span text:style-name="T1">m</text:span></text:span><text:span text:style-name="Default_20_Paragraph_20_Font"><text:span text:style-name="T8">atosu</text:span></text:span></text:p>
      <text:p text:style-name="P2"><text:span text:style-name="Default_20_Paragraph_20_Font"><text:span text:style-name="T1">Saepe est dictum emoriente fustentatrice et motrice<text:line-break/>corporum facultate, quae pridem ab ea ut lenia fereban-<text:line-break/>tur et movebantur, gravia videri.</text:span></text:span></text:p>
      <text:p text:style-name="Normal"><text:span text:style-name="Default_20_Paragraph_20_Font"><text:span text:style-name="T1">LXVHL</text:span></text:span></text:p>
      <text:p text:style-name="P5"><text:span text:style-name="Default_20_Paragraph_20_Font"><text:span text:style-name="T8">Qu</text:span></text:span><text:span text:style-name="Default_20_Paragraph_20_Font"><text:span text:style-name="T1">i</text:span></text:span><text:span text:style-name="Default_20_Paragraph_20_Font"><text:span text:style-name="T8">bus sere o</text:span></text:span><text:span text:style-name="Default_20_Paragraph_20_Font"><text:span text:style-name="T1">m</text:span></text:span><text:span text:style-name="Default_20_Paragraph_20_Font"><text:span text:style-name="T8">n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 </text:span></text:span><text:span text:style-name="Default_20_Paragraph_20_Font"><text:span text:style-name="T8">oedemata st</text:span></text:span><text:span text:style-name="Default_20_Paragraph_20_Font"><text:span text:style-name="T1">a</text:span></text:span><text:span text:style-name="Default_20_Paragraph_20_Font"><text:span text:style-name="T8">bant, quae</text:span></text:span><text:span text:style-name="Default_20_Paragraph_20_Font"><text:span text:style-name="T1"> i</text:span></text:span><text:span text:style-name="Default_20_Paragraph_20_Font"><text:span text:style-name="T8">n aquam<text:line-break/>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t</text:span></text:span><text:span text:style-name="Default_20_Paragraph_20_Font"><text:span text:style-name="T8">er cutem eruperunt.</text:span></text:span></text:p>
      <text:p text:style-name="P1"><text:span text:style-name="Default_20_Paragraph_20_Font"><text:span text:style-name="T1">Non mimui si propter abundantiam inconeoctorum<text:line-break/>humorum ad hunc affectum quidam devenerunt.</text:span></text:span></text:p>
      <text:p text:style-name="Normal"><text:span text:style-name="Default_20_Paragraph_20_Font"><text:span text:style-name="T1">LXIX.</text:span></text:span></text:p>
      <text:p text:style-name="Normal"><text:span text:style-name="Default_20_Paragraph_20_Font"><text:span text:style-name="T8">H</text:span></text:span><text:span text:style-name="Default_20_Paragraph_20_Font"><text:span text:style-name="T1">orr</text:span></text:span><text:span text:style-name="Default_20_Paragraph_20_Font"><text:span text:style-name="T8">ebant et sub</text:span></text:span><text:span text:style-name="Default_20_Paragraph_20_Font"><text:span text:style-name="T1"> m</text:span></text:span><text:span text:style-name="Default_20_Paragraph_20_Font"><text:span text:style-name="T8">or</text:span></text:span><text:span text:style-name="Default_20_Paragraph_20_Font"><text:span text:style-name="T1">t</text:span></text:span><text:span text:style-name="Default_20_Paragraph_20_Font"><text:span text:style-name="T8">em del</text:span></text:span><text:span text:style-name="Default_20_Paragraph_20_Font"><text:span text:style-name="T1">i</text:span></text:span><text:span text:style-name="Default_20_Paragraph_20_Font"><text:span text:style-name="T8">rabant.</text:span></text:span></text:p>
      <text:p text:style-name="P1"><text:span text:style-name="Default_20_Paragraph_20_Font"><text:span text:style-name="T1">Cum pravitas humorum ex putredine parta increfce-<text:line-break/>ret, horrore corripiebantur et delirio pr</text:span></text:span><text:span text:style-name="Default_20_Paragraph_20_Font"><text:span text:style-name="T8">o</text:span></text:span><text:span text:style-name="Default_20_Paragraph_20_Font"><text:span text:style-name="T1">gressu temporis..<text:line-break/>in quo etiam moriebantur.</text:span></text:span></text:p>
      <text:p text:style-name="P3"><text:span text:style-name="Default_20_Paragraph_20_Font"><text:span text:style-name="T1">LXx</text:span></text:span></text:p>
      <text:p text:style-name="P5"><text:span text:style-name="Default_20_Paragraph_20_Font"><text:span text:style-name="T8">Cenus erat</text:span></text:span><text:span text:style-name="Default_20_Paragraph_20_Font"><text:span text:style-name="T1"> r</text:span></text:span><text:span text:style-name="Default_20_Paragraph_20_Font"><text:span text:style-name="T8">ab</text:span></text:span><text:span text:style-name="Default_20_Paragraph_20_Font"><text:span text:style-name="T1">i</text:span></text:span><text:span text:style-name="Default_20_Paragraph_20_Font"><text:span text:style-name="T8">d</text:span></text:span><text:span text:style-name="Default_20_Paragraph_20_Font"><text:span text:style-name="T1">o</text:span></text:span><text:span text:style-name="Default_20_Paragraph_20_Font"><text:span text:style-name="T8">rum g</text:span></text:span><text:span text:style-name="Default_20_Paragraph_20_Font"><text:span text:style-name="T1">l</text:span></text:span><text:span text:style-name="Default_20_Paragraph_20_Font"><text:span text:style-name="T8">abrum, subalbum , pi</text:span></text:span><text:span text:style-name="Default_20_Paragraph_20_Font"><text:span text:style-name="T1">t</text:span></text:span><text:span text:style-name="Default_20_Paragraph_20_Font"><text:span text:style-name="T8">uit</text:span></text:span><text:span text:style-name="Default_20_Paragraph_20_Font"><text:span text:style-name="T1">o</text:span></text:span><text:span text:style-name="Default_20_Paragraph_20_Font"><text:span text:style-name="T8">sum,<text:line-break/>subrubicundum, caesium, leuc</text:span></text:span><text:span text:style-name="Default_20_Paragraph_20_Font"><text:span text:style-name="T1">o</text:span></text:span><text:span text:style-name="Default_20_Paragraph_20_Font"><text:span text:style-name="T8">phlegmat</text:span></text:span><text:span text:style-name="Default_20_Paragraph_20_Font"><text:span text:style-name="T1">i</text:span></text:span><text:span text:style-name="Default_20_Paragraph_20_Font"><text:span text:style-name="T8">cae , ac qu</text:span></text:span><text:span text:style-name="Default_20_Paragraph_20_Font"><text:span text:style-name="T1">i</text:span></text:span><text:span text:style-name="Default_20_Paragraph_20_Font"><text:span text:style-name="T8">bus<text:line-break/>scapulae</text:span></text:span><text:span text:style-name="Default_20_Paragraph_20_Font"><text:span text:style-name="T1"> i</text:span></text:span><text:span text:style-name="Default_20_Paragraph_20_Font"><text:span text:style-name="T8">n</text:span></text:span><text:span text:style-name="Default_20_Paragraph_20_Font"><text:span text:style-name="T1"> m</text:span></text:span><text:span text:style-name="Default_20_Paragraph_20_Font"><text:span text:style-name="T8">ore</text:span></text:span><text:span text:style-name="Default_20_Paragraph_20_Font"><text:span text:style-name="T1">m </text:span></text:span><text:span text:style-name="Default_20_Paragraph_20_Font"><text:span text:style-name="T8">alarum pr</text:span></text:span><text:span text:style-name="Default_20_Paragraph_20_Font"><text:span text:style-name="T1">o</text:span></text:span><text:span text:style-name="Default_20_Paragraph_20_Font"><text:span text:style-name="T8">minebant, mul</text:span></text:span><text:span text:style-name="Default_20_Paragraph_20_Font"><text:span text:style-name="T1">i</text:span></text:span><text:span text:style-name="Default_20_Paragraph_20_Font"><text:span text:style-name="T8">eresque.<text:line-break/></text:span></text:span><text:span text:style-name="Default_20_Paragraph_20_Font"><text:span text:style-name="T1">Iti</text:span></text:span><text:span text:style-name="Default_20_Paragraph_20_Font"><text:span text:style-name="T8">de</text:span></text:span><text:span text:style-name="Default_20_Paragraph_20_Font"><text:span text:style-name="T1">m m</text:span></text:span><text:span text:style-name="Default_20_Paragraph_20_Font"><text:span text:style-name="T8">elanch</text:span></text:span><text:span text:style-name="Default_20_Paragraph_20_Font"><text:span text:style-name="T1">o</text:span></text:span><text:span text:style-name="Default_20_Paragraph_20_Font"><text:span text:style-name="T8">l</text:span></text:span><text:span text:style-name="Default_20_Paragraph_20_Font"><text:span text:style-name="T1">i</text:span></text:span><text:span text:style-name="Default_20_Paragraph_20_Font"><text:span text:style-name="T8">cum genu</text:span></text:span><text:span text:style-name="Default_20_Paragraph_20_Font"><text:span text:style-name="T1">s </text:span></text:span><text:span text:style-name="Default_20_Paragraph_20_Font"><text:span text:style-name="T8">et subsungu</text:span></text:span><text:span text:style-name="Default_20_Paragraph_20_Font"><text:span text:style-name="T1">i</text:span></text:span><text:span text:style-name="Default_20_Paragraph_20_Font"><text:span text:style-name="T8">neum. </text:span></text:span><text:span text:style-name="Default_20_Paragraph_20_Font"><text:span text:style-name="T1">F</text:span></text:span><text:span text:style-name="Default_20_Paragraph_20_Font"><text:span text:style-name="T8">ebre</text:span></text:span><text:span text:style-name="Default_20_Paragraph_20_Font"><text:span text:style-name="T1">s<text:line-break/></text:span></text:span><text:span text:style-name="Default_20_Paragraph_20_Font"><text:span text:style-name="T8">arden</text:span></text:span><text:span text:style-name="Default_20_Paragraph_20_Font"><text:span text:style-name="T1">t</text:span></text:span><text:span text:style-name="Default_20_Paragraph_20_Font"><text:span text:style-name="T8">e</text:span></text:span><text:span text:style-name="Default_20_Paragraph_20_Font"><text:span text:style-name="T1">s </text:span></text:span><text:span text:style-name="Default_20_Paragraph_20_Font"><text:span text:style-name="T8">ho</text:span></text:span><text:span text:style-name="Default_20_Paragraph_20_Font"><text:span text:style-name="T1">s </text:span></text:span><text:span text:style-name="Default_20_Paragraph_20_Font"><text:span text:style-name="T8">et phren</text:span></text:span><text:span text:style-name="Default_20_Paragraph_20_Font"><text:span text:style-name="T1">iti</text:span></text:span><text:span text:style-name="Default_20_Paragraph_20_Font"><text:span text:style-name="T8">de</text:span></text:span><text:span text:style-name="Default_20_Paragraph_20_Font"><text:span text:style-name="T1">s </text:span></text:span><text:span text:style-name="Default_20_Paragraph_20_Font"><text:span text:style-name="T8">et d</text:span></text:span><text:span text:style-name="Default_20_Paragraph_20_Font"><text:span text:style-name="T1">y</text:span></text:span><text:span text:style-name="Default_20_Paragraph_20_Font"><text:span text:style-name="T8">senter</text:span></text:span><text:span text:style-name="Default_20_Paragraph_20_Font"><text:span text:style-name="T1">i</text:span></text:span><text:span text:style-name="Default_20_Paragraph_20_Font"><text:span text:style-name="T8">a tentabant: te-<text:line-break/>nesmi</text:span></text:span><text:span text:style-name="Default_20_Paragraph_20_Font"><text:span text:style-name="T1"> j</text:span></text:span><text:span text:style-name="Default_20_Paragraph_20_Font"><text:span text:style-name="T8">uvene</text:span></text:span><text:span text:style-name="Default_20_Paragraph_20_Font"><text:span text:style-name="T1">s </text:span></text:span><text:span text:style-name="Default_20_Paragraph_20_Font"><text:span text:style-name="T8">p</text:span></text:span><text:span text:style-name="Default_20_Paragraph_20_Font"><text:span text:style-name="T1">i</text:span></text:span><text:span text:style-name="Default_20_Paragraph_20_Font"><text:span text:style-name="T8">tu</text:span></text:span><text:span text:style-name="Default_20_Paragraph_20_Font"><text:span text:style-name="T1">i</text:span></text:span><text:span text:style-name="Default_20_Paragraph_20_Font"><text:span text:style-name="T8">tosu</text:span></text:span><text:span text:style-name="Default_20_Paragraph_20_Font"><text:span text:style-name="T1">s </text:span></text:span><text:span text:style-name="Default_20_Paragraph_20_Font"><text:span text:style-name="T8">exerc</text:span></text:span><text:span text:style-name="Default_20_Paragraph_20_Font"><text:span text:style-name="T1">it</text:span></text:span><text:span text:style-name="Default_20_Paragraph_20_Font"><text:span text:style-name="T8">abant; diuturna alvi pro.-<text:line-break/>si av</text:span></text:span><text:span text:style-name="Default_20_Paragraph_20_Font"><text:span text:style-name="T1">i</text:span></text:span><text:span text:style-name="Default_20_Paragraph_20_Font"><text:span text:style-name="T8">a et acria excrementa p</text:span></text:span><text:span text:style-name="Default_20_Paragraph_20_Font"><text:span text:style-name="T1">i</text:span></text:span><text:span text:style-name="Default_20_Paragraph_20_Font"><text:span text:style-name="T8">ngu</text:span></text:span><text:span text:style-name="Default_20_Paragraph_20_Font"><text:span text:style-name="T1">i</text:span></text:span><text:span text:style-name="Default_20_Paragraph_20_Font"><text:span text:style-name="T8">aque b</text:span></text:span><text:span text:style-name="Default_20_Paragraph_20_Font"><text:span text:style-name="T1">i</text:span></text:span><text:span text:style-name="Default_20_Paragraph_20_Font"><text:span text:style-name="T8">l</text:span></text:span><text:span text:style-name="Default_20_Paragraph_20_Font"><text:span text:style-name="T1">i</text:span></text:span><text:span text:style-name="Default_20_Paragraph_20_Font"><text:span text:style-name="T8">osu</text:span></text:span><text:span text:style-name="Default_20_Paragraph_20_Font"><text:span text:style-name="T1">s.</text:span></text:span></text:p>
      <text:p text:style-name="P1"><text:span text:style-name="Default_20_Paragraph_20_Font"><text:span text:style-name="T1">corporis turmas eorum, qui tabificis morbis corri-<text:line-break/>piebantur, narrat. Glabrum igitur Graece </text:span></text:span><text:span text:style-name="Default_20_Paragraph_20_Font"><text:span text:style-name="T13">λεῖον</text:span></text:span><text:span text:style-name="Default_20_Paragraph_20_Font"><text:span text:style-name="T3">, </text:span></text:span><text:span text:style-name="Default_20_Paragraph_20_Font"><text:span text:style-name="T1">quod est<text:line-break/>depile , indicat justo frigidius temperamentum. Nec. hoc<text:line-break/>ad pueros refertur semper; funt enim hi propter aetatem<text:line-break/>calidi; sed ad adultos, ut in commentariis de tempera-<text:line-break/>mentis declaravimus. Itidem albus color, ubi quidem<text:line-break/>miror, quod praepositionem </text:span></text:span><text:span text:style-name="Default_20_Paragraph_20_Font"><text:span text:style-name="T8">sub</text:span></text:span><text:span text:style-name="Default_20_Paragraph_20_Font"><text:span text:style-name="T1"> addiderit, subalbum<text:line-break/>dicens. Nam in rubicundo recte Iane dictum est firbru-<text:line-break/>bicundum. Didicisti namque rubentem colorem calidum</text:span></text:span></text:p>
      <text:p text:style-name="P26"><text:span text:style-name="Default_20_Paragraph_20_Font"><text:span text:style-name="T1">denotare temperamentum; subrubrum non perinde ac album<text:line-break/>frigidum , non tamen etiam calidum. Qui vero alba pi-<text:line-break/>turta affluunt, quos Graeci </text:span></text:span><text:span text:style-name="Default_20_Paragraph_20_Font"><text:span text:style-name="T13">λευκοφλεγματίας</text:span></text:span><text:span text:style-name="Default_20_Paragraph_20_Font"><text:span text:style-name="T17"> </text:span></text:span><text:span text:style-name="Default_20_Paragraph_20_Font"><text:span text:style-name="T1">appellant, si.<text:line-break/>quam habemus traditorum in libris de temperamentis me-<text:line-break/>moriam, ultra controversiam sunt frigidi temperamenti.<text:line-break/>Est his molle corpus et tumidius quodam modo, prope-<text:line-break/>modum ut aqua affectis inter cutem , quam leucophlegrna- ,<text:line-break/>tia</text:span></text:span><text:span text:style-name="Default_20_Paragraph_20_Font"><text:span text:style-name="T8">t</text:span></text:span><text:span text:style-name="Default_20_Paragraph_20_Font"><text:span text:style-name="T1">n appellant. ltaque omnes hi sunt plane frigidi tem-<text:line-break/>peramenti, pituitosi vero, ut audivisti, temperamenti ma-<text:line-break/></text:span></text:span><text:span text:style-name="Default_20_Paragraph_20_Font"><text:span text:style-name="T8">lor</text:span></text:span><text:span text:style-name="Default_20_Paragraph_20_Font"><text:span text:style-name="T1">um pleni humo</text:span></text:span><text:span text:style-name="Default_20_Paragraph_20_Font"><text:span text:style-name="T8">r</text:span></text:span><text:span text:style-name="Default_20_Paragraph_20_Font"><text:span text:style-name="T1">um. Praeterea de caesiis femelque de<text:line-break/>oculorum coloribus in commentariis de temperamentis<text:line-break/>didicisti, non esse existimandum pro certo ex tali signo<text:line-break/>de totius temperatura corporis, nisi </text:span></text:span><text:span text:style-name="Default_20_Paragraph_20_Font"><text:span text:style-name="T8">t</text:span></text:span><text:span text:style-name="Default_20_Paragraph_20_Font"><text:span text:style-name="T1">alorum oculorum p<text:line-break/>fed neque quidem evidenter in praedictis. Nam primum<text:line-break/>oculos,. qui </text:span></text:span><text:span text:style-name="Default_20_Paragraph_20_Font"><text:span text:style-name="T13">χαροποὶ</text:span></text:span><text:span text:style-name="Default_20_Paragraph_20_Font"><text:span text:style-name="T3">, </text:span></text:span><text:span text:style-name="Default_20_Paragraph_20_Font"><text:span text:style-name="T1">hoc est caesii vocantur, qui sint<text:line-break/>considerandum revocandumque ad -memoriam poeta quae.<text:line-break/>scripsit, ubi ait: .<text:tab/>.<text:tab/>.</text:span></text:span></text:p>
      <text:p text:style-name="P2"><text:span text:style-name="Default_20_Paragraph_20_Font"><text:span text:style-name="T13">Ἀρκτοι</text:span></text:span><text:span text:style-name="Default_20_Paragraph_20_Font"><text:span text:style-name="T3"> </text:span></text:span><text:span text:style-name="Default_20_Paragraph_20_Font"><text:span text:style-name="T8">r</text:span></text:span><text:span text:style-name="Default_20_Paragraph_20_Font"><text:span text:style-name="T1"> </text:span></text:span><text:span text:style-name="Default_20_Paragraph_20_Font"><text:span text:style-name="T13">ἀγρότεροί</text:span></text:span><text:span text:style-name="Default_20_Paragraph_20_Font"><text:span text:style-name="T3"> </text:span></text:span><text:span text:style-name="Default_20_Paragraph_20_Font"><text:span text:style-name="T13">τε</text:span></text:span><text:span text:style-name="Default_20_Paragraph_20_Font"><text:span text:style-name="T3"> </text:span></text:span><text:span text:style-name="Default_20_Paragraph_20_Font"><text:span text:style-name="T13">σύες</text:span></text:span><text:span text:style-name="Default_20_Paragraph_20_Font"><text:span text:style-name="T3">, </text:span></text:span><text:span text:style-name="Default_20_Paragraph_20_Font"><text:span text:style-name="T13">χαροποί</text:span></text:span><text:span text:style-name="Default_20_Paragraph_20_Font"><text:span text:style-name="T3"> </text:span></text:span><text:span text:style-name="Default_20_Paragraph_20_Font"><text:span text:style-name="T13">τε</text:span></text:span><text:span text:style-name="Default_20_Paragraph_20_Font"><text:span text:style-name="T3"> </text:span></text:span><text:span text:style-name="Default_20_Paragraph_20_Font"><text:span text:style-name="T13">λεοντες</text:span></text:span><text:span text:style-name="Default_20_Paragraph_20_Font"><text:span text:style-name="T3">.</text:span></text:span></text:p>
      <text:p text:style-name="Normal"><text:span text:style-name="Default_20_Paragraph_20_Font"><text:span text:style-name="T1">Id est:</text:span></text:span></text:p>
      <text:p text:style-name="P1"><text:span text:style-name="Default_20_Paragraph_20_Font"><text:span text:style-name="T1">U</text:span></text:span><text:span text:style-name="Default_20_Paragraph_20_Font"><text:span text:style-name="T8">rsique agreste</text:span></text:span><text:span text:style-name="Default_20_Paragraph_20_Font"><text:span text:style-name="T1">s</text:span></text:span><text:span text:style-name="Default_20_Paragraph_20_Font"><text:span text:style-name="T8">que sue</text:span></text:span><text:span text:style-name="Default_20_Paragraph_20_Font"><text:span text:style-name="T1">s, </text:span></text:span><text:span text:style-name="Default_20_Paragraph_20_Font"><text:span text:style-name="T8">charop</text:span></text:span><text:span text:style-name="Default_20_Paragraph_20_Font"><text:span text:style-name="T1">i</text:span></text:span><text:span text:style-name="Default_20_Paragraph_20_Font"><text:span text:style-name="T8">que le</text:span></text:span><text:span text:style-name="Default_20_Paragraph_20_Font"><text:span text:style-name="T1">o</text:span></text:span><text:span text:style-name="Default_20_Paragraph_20_Font"><text:span text:style-name="T8">nes.</text:span></text:span></text:p>
      <text:p text:style-name="Normal"><text:span text:style-name="Default_20_Paragraph_20_Font"><text:span text:style-name="T1">Deinde ubi videris multos leones, ita memoriae color<text:line-break/>-oculorum mandandus est, ut valeas, quum in hominibus<text:line-break/>conspiciatur , facile agnoscere ; quumque videantur illi ta-<text:line-break/>les esse , temperamentum quoque quod ad oculos attinet,<text:line-break/>calidum et siccum dices. At huic non parum multa in<text:line-break/>praesenti oratione repugnant. Primum enim cum frigidiore<text:line-break/>temperamento caesium collocavit. Postea picrocholos, id<text:line-break/>est biliosus appellavit, quasi ab his dissidentes; quum<text:line-break/>aperte sint hi temperamento calido et sicco. Immo vero<text:line-break/>ipsi morbi , quos descripsit a corporis formis , significant<text:line-break/>primo loco prolatos. esse omnes frigidiores , rubicundos,<text:line-break/>calidiores, biliofos Abunde calidos. Nam haec tempestas<text:line-break/>in corpore videtur humores acervasse et replesse caput,<text:line-break/>idque omnibus morbis commune fuisse ; fed fuisse sito</text:span></text:span></text:p>
      <text:p text:style-name="P3"><text:span text:style-name="Default_20_Paragraph_20_Font"><text:span text:style-name="T1">quemque morbo alium alio correptum pro sua cujusque.<text:line-break/>natura, alvi profluviis, aeribus deiectionibus pinguibus-<text:line-break/>que biliosus. Nam ipse in praesagiis dixit, pinguedines<text:line-break/>innatantes similes aranearum telis reprehendendas esse,<text:line-break/>indicant enim colliquationem. Quare biliosi merito in -<text:line-break/>febres colliquativas inciderunt, offendebanturque alvi de-<text:line-break/>jectionibus. Rubicu</text:span></text:span><text:span text:style-name="Default_20_Paragraph_20_Font"><text:span text:style-name="T10">n</text:span></text:span><text:span text:style-name="Default_20_Paragraph_20_Font"><text:span text:style-name="T1">di vero et ad melancholiam appositi<text:line-break/>et crasso fanguiue calidoque praediti, non injuria phre-<text:line-break/>nitide sirnt et febre ardente correpti et etiam cruentis<text:line-break/>dyfenteriis, ut par erat maxime. Duplices enim eas fer-<text:line-break/>mus esse intestinis exulceratione erosis, alteram difleren-<text:line-break/>tiam : alteram, quum copiosus fanguis per venas, quae<text:line-break/>ad intestina pertinent, evacuatur: quae autem essent na-<text:line-break/>turae vel calidiores tantum vel frigidiores simul et humi-<text:line-break/>diores, has par erat, ut quae nec facile febribus cede-<text:line-break/>Eant, nec biliosis affectibus in falas incidisse capitis de-.<text:line-break/>stillationes, ideoque intabuisse. Quia vero scripsit Hip-</text:span></text:span></text:p>
      <text:p text:style-name="P2"><text:span text:style-name="Default_20_Paragraph_20_Font"><text:span text:style-name="T1">pccrates </text:span></text:span><text:span text:style-name="Default_20_Paragraph_20_Font"><text:span text:style-name="T3">: </text:span></text:span><text:span text:style-name="Default_20_Paragraph_20_Font"><text:span text:style-name="T1">genus tabidorum erat glabrum, fubalbum, pi-<text:line-break/>tuitosum, subrubicundum, et sermoni etiam caesios inseruit,<text:line-break/>dignum mihi hoc. quaestione- risum esu Consentaneum<text:line-break/>erat non caesios, sed glaucosmotius dicere, quia hi frixi<text:line-break/>gidi, illi humidi, alii pariter frigidi et humidi tempera-<text:line-break/>menti esse rideantur: quorum nihil cum prae</text:span></text:span><text:span text:style-name="Default_20_Paragraph_20_Font"><text:span text:style-name="T8">t</text:span></text:span><text:span text:style-name="Default_20_Paragraph_20_Font"><text:span text:style-name="T1">ente dispu-<text:line-break/>tatione pugnat. Comparemus jam cum his infantes, Scy-<text:line-break/>tbas, Gallos et Germanos, qui plane temperamento sunt<text:line-break/>humidiora, frigidiore vero non citra controversiam. Mihi<text:line-break/>igitur vi</text:span></text:span><text:span text:style-name="Default_20_Paragraph_20_Font"><text:span text:style-name="T8">t</text:span></text:span><text:span text:style-name="Default_20_Paragraph_20_Font"><text:span text:style-name="T1">um est operae pretium, ut de colore oculorum<text:line-break/>caesionum haberetur quaestio. Interpretes libri hujus em-<text:line-break/>pirici quidem, unaque cum his Lycus, ut alia multa,<text:line-break/>sic hoc, missa causae inquisitione, praetereunt: Hippocra-<text:line-break/>. tici vero quidam temperamenti esse calidi signum eae-</text:span></text:span></text:p>
      <text:p text:style-name="P1"><text:span text:style-name="Default_20_Paragraph_20_Font"><text:span text:style-name="T1">sium, quidam sicci dicunt, Sunt qui neutrum jam addant.<text:line-break/>Sabinus quidem hoc demum fatis habuit dicere: caesium<text:line-break/>vero qui est valde siccum, opportunum est tabi, neque ca</text:span></text:span><text:span text:style-name="Default_20_Paragraph_20_Font"><text:span text:style-name="T8">n-</text:span></text:span></text:p>
      <text:p text:style-name="P2"><text:span text:style-name="Default_20_Paragraph_20_Font"><text:span text:style-name="T1">fatu cor id scripserit, adducit: neque alia quibus hoc est<text:line-break/>adjunctum, esse omnia frigidioris temperamenti et humi-.<text:line-break/>dioris signa. Num ergo pro glauco Hippocrates caestum<text:line-break/>falsus vocabulo scripsit? nam quid dicas aliud? Sed hoc.<text:line-break/>in communi sit considerare propositum. Ad reliquam jam-<text:line-break/>orationis partem accedamus. Nam in morbis tabificis una<text:line-break/>cum praedictis etiam </text:span></text:span><text:span text:style-name="Default_20_Paragraph_20_Font"><text:span text:style-name="T13">πτερ</text:span></text:span><text:span text:style-name="Default_20_Paragraph_20_Font"><text:span text:style-name="T14">ν</text:span></text:span><text:span text:style-name="Default_20_Paragraph_20_Font"><text:span text:style-name="T13">γώδεις</text:span></text:span><text:span text:style-name="Default_20_Paragraph_20_Font"><text:span text:style-name="T3">, </text:span></text:span><text:span text:style-name="Default_20_Paragraph_20_Font"><text:span text:style-name="T1">id est quibus scapulae<text:line-break/>in modum alarum prominent,. commemoravit; qui non<text:line-break/>propter temperamentum, sed propter vitiosam thoracis<text:line-break/>figuram obnoxii tabi sunt. Probabile tamen est ejus figu-<text:line-break/>ram nativum calorem fequi. In fine ubi de tabidis tra-<text:line-break/>ctat, quando Hippocrates adjecit et mulieres, ani</text:span></text:span><text:span text:style-name="Default_20_Paragraph_20_Font"><text:span text:style-name="T8">t</text:span></text:span><text:span text:style-name="Default_20_Paragraph_20_Font"><text:span text:style-name="T1">nadver-<text:line-break/>tendum est, utrum hoc modo dixerit, quasi dicas, mul</text:span></text:span><text:span text:style-name="Default_20_Paragraph_20_Font"><text:span text:style-name="T8">t</text:span></text:span><text:span text:style-name="Default_20_Paragraph_20_Font"><text:span text:style-name="T1">e-<text:line-break/>res perinde ac viros tabe fuisse correptas, quae erat<text:line-break/>eorundem generum; an, licet his votis emerent, frequen-<text:line-break/>. tes tamen dicat in hunc affectum. mulieres incidisse, quum<text:line-break/>humidiores sint et frigidiores, ut qui affectus quosdam</text:span></text:span></text:p>
      <text:p text:style-name="P2"><text:span text:style-name="Default_20_Paragraph_20_Font"><text:span text:style-name="T1">viros ex </text:span></text:span><text:span text:style-name="Default_20_Paragraph_20_Font"><text:span text:style-name="T8">t</text:span></text:span><text:span text:style-name="Default_20_Paragraph_20_Font"><text:span text:style-name="T1">uo cujusque temperamento tentavit, ille idem<text:line-break/>permultas mulieres ex. communi. .Equidem utrumque<text:line-break/>cenfeo consentaneum esse. Nam est verisimile frequentio-<text:line-break/>r es viris mulieres, propter temperamentum </text:span></text:span><text:span text:style-name="Default_20_Paragraph_20_Font"><text:span text:style-name="T8">t</text:span></text:span><text:span text:style-name="Default_20_Paragraph_20_Font"><text:span text:style-name="T1">uum com-<text:line-break/>mune, tabe captas esse , ac prae ceteris illas., quae ejus<text:line-break/>erant generis, cujus recensuit viros. Quia vero subdit<text:line-break/>melancholicum genus et fubsanguineum , febribus ardenti-<text:line-break/>bus praecipue fuisse et phre</text:span></text:span><text:span text:style-name="Default_20_Paragraph_20_Font"><text:span text:style-name="T8">n</text:span></text:span><text:span text:style-name="Default_20_Paragraph_20_Font"><text:span text:style-name="T1">itide affectum. Ad metuo-<text:line-break/>riam quae didicimus revocemus. i Quibus multus fan-<text:line-break/>guis et calidus generatur, prompte ad melancholicorum<text:line-break/>humorum hos vitium devenire. . Quere accipe non hos,<text:line-break/>qui atram jam multam bilem enervaverunt , fed qui ad<text:line-break/>generandum eam esse appositi, qni.fane, calidis ut ani-<text:line-break/>petentur morbis, quod natura essent calidiore merito fa-<text:line-break/>erum esu Posteaquam autem supra dixit pituitosos esse<text:line-break/>tabificis captos morbis, nunc addita his aetate dicit,<text:line-break/>tenesmi juvenes pituitosos exercitabant; nempe quod non<text:line-break/>tantum naturale temperamentum esset ad committendum</text:span></text:span></text:p>
      <text:p text:style-name="P2"><text:span text:style-name="Default_20_Paragraph_20_Font"><text:span text:style-name="T1">tenesmum pronum, sed aetas quoque calida esset; ut ex<text:line-break/>acri et putredinosa pituita tenesmum intelligamus ortum.<text:line-break/>Si quidem meatum ad jejunum intestinum ea pituita ex-<text:line-break/>ulcerans adexcretiouem assiduam aegros irritavit. Ten-<text:line-break/>siones autem et desidendi cupiditatem tenefmo laborantes<text:line-break/>vehementiorem habent quam dysenterici, propterea quod<text:line-break/>aegre pituita excerni potest; corporibus enim prae crassitie<text:line-break/>et viscositate inhaerescit, non ut flava bilis statim per-<text:line-break/>meat. De naturis autem biliosis ante dicebam merito<text:line-break/>illis acres dejectiones esse propter pallidam, flavam et<text:line-break/>amaram quam vocant bilem ; pingues vero propter colli-<text:line-break/>quationem, quibus dejectionibus ,ob collectorum copiam<text:line-break/>vitiosorum humorum, longa successisse profluvia ventris.</text:span></text:span></text:p>
      <text:p text:style-name="Normal"><text:span text:style-name="Default_20_Paragraph_20_Font"><text:span text:style-name="T1">LXX1.</text:span></text:span></text:p>
      <text:p text:style-name="Normal"><text:span text:style-name="Default_20_Paragraph_20_Font"><text:span text:style-name="T8">omnibu</text:span></text:span><text:span text:style-name="Default_20_Paragraph_20_Font"><text:span text:style-name="T1">s </text:span></text:span><text:span text:style-name="Default_20_Paragraph_20_Font"><text:span text:style-name="T8">quo</text:span></text:span><text:span text:style-name="Default_20_Paragraph_20_Font"><text:span text:style-name="T1">s </text:span></text:span><text:span text:style-name="Default_20_Paragraph_20_Font"><text:span text:style-name="T8">supra descr</text:span></text:span><text:span text:style-name="Default_20_Paragraph_20_Font"><text:span text:style-name="T1">i</text:span></text:span><text:span text:style-name="Default_20_Paragraph_20_Font"><text:span text:style-name="T8">psimu</text:span></text:span><text:span text:style-name="Default_20_Paragraph_20_Font"><text:span text:style-name="T1">s </text:span></text:span><text:span text:style-name="Default_20_Paragraph_20_Font"><text:span text:style-name="T8">ver era</text:span></text:span><text:span text:style-name="Default_20_Paragraph_20_Font"><text:span text:style-name="T1">t </text:span></text:span><text:span text:style-name="Default_20_Paragraph_20_Font"><text:span text:style-name="T8">insusi</text:span></text:span><text:span text:style-name="Default_20_Paragraph_20_Font"><text:span text:style-name="T1">i/stm</text:span></text:span><text:span text:style-name="Default_20_Paragraph_20_Font"><text:span text:style-name="T8">um,<text:line-break/>- plur</text:span></text:span><text:span text:style-name="Default_20_Paragraph_20_Font"><text:span text:style-name="T1">im</text:span></text:span><text:span text:style-name="Default_20_Paragraph_20_Font"><text:span text:style-name="T8">o</text:span></text:span><text:span text:style-name="Default_20_Paragraph_20_Font"><text:span text:style-name="T1">s</text:span></text:span><text:span text:style-name="Default_20_Paragraph_20_Font"><text:span text:style-name="T8">que sustul</text:span></text:span><text:span text:style-name="Default_20_Paragraph_20_Font"><text:span text:style-name="T1">i</text:span></text:span><text:span text:style-name="Default_20_Paragraph_20_Font"><text:span text:style-name="T8">t: aestas co</text:span></text:span><text:span text:style-name="Default_20_Paragraph_20_Font"><text:span text:style-name="T1">mmo</text:span></text:span><text:span text:style-name="Default_20_Paragraph_20_Font"><text:span text:style-name="T8">d</text:span></text:span><text:span text:style-name="Default_20_Paragraph_20_Font"><text:span text:style-name="T1">i/sim</text:span></text:span><text:span text:style-name="Default_20_Paragraph_20_Font"><text:span text:style-name="T8">a paucfum</text:span></text:span><text:span text:style-name="Default_20_Paragraph_20_Font"><text:span text:style-name="T1">i</text:span></text:span><text:span text:style-name="Default_20_Paragraph_20_Font"><text:span text:style-name="T8">que</text:span></text:span></text:p>
      <text:p text:style-name="P3"><text:span text:style-name="Default_20_Paragraph_20_Font"><text:span text:style-name="T8">per</text:span></text:span><text:span text:style-name="Default_20_Paragraph_20_Font"><text:span text:style-name="T1">ie</text:span></text:span><text:span text:style-name="Default_20_Paragraph_20_Font"><text:span text:style-name="T8">re, autumno rursus et sub verg</text:span></text:span><text:span text:style-name="Default_20_Paragraph_20_Font"><text:span text:style-name="T1">i</text:span></text:span><text:span text:style-name="Default_20_Paragraph_20_Font"><text:span text:style-name="T8">lia</text:span></text:span><text:span text:style-name="Default_20_Paragraph_20_Font"><text:span text:style-name="T1">s m</text:span></text:span><text:span text:style-name="Default_20_Paragraph_20_Font"><text:span text:style-name="T8">ulti</text:span></text:span><text:span text:style-name="Default_20_Paragraph_20_Font"><text:span text:style-name="T1"> i</text:span></text:span><text:span text:style-name="Default_20_Paragraph_20_Font"><text:span text:style-name="T8">nter-<text:line-break/></text:span></text:span><text:span text:style-name="Default_20_Paragraph_20_Font"><text:span text:style-name="T1">i</text:span></text:span><text:span text:style-name="Default_20_Paragraph_20_Font"><text:span text:style-name="T8">erunt</text:span></text:span><text:span text:style-name="Default_20_Paragraph_20_Font"><text:span text:style-name="T1"> </text:span></text:span><text:span text:style-name="Default_20_Paragraph_20_Font"><text:span text:style-name="T13">τεταρταῖοι</text:span></text:span><text:span text:style-name="Default_20_Paragraph_20_Font"><text:span text:style-name="T7">.</text:span></text:span></text:p>
      <text:p text:style-name="P1"><text:span text:style-name="Default_20_Paragraph_20_Font"><text:span text:style-name="T1">Vitiofo humore qui collectus erat in corporis pro-<text:line-break/>funditate retruso ab aeris frigore quo extrema hieme et<text:line-break/>ineunte vere erat infestus, haud injuria maxime quidem<text:line-break/>tabidis , ut ante dixit, et vero etiam aliis vere contigit<text:line-break/>perire ; aestate quae serena erat et sicca omnes relevari;<text:line-break/>iterumque aere Iob arctorum in humidum vertente, me-<text:line-break/>rito multi toto autumno usque ad occasum vergiliarum in<text:line-break/>fine praefentis status </text:span></text:span><text:span text:style-name="Default_20_Paragraph_20_Font"><text:span text:style-name="T13">τεταρταῖοι</text:span></text:span><text:span text:style-name="Default_20_Paragraph_20_Font"><text:span text:style-name="T3">, </text:span></text:span><text:span text:style-name="Default_20_Paragraph_20_Font"><text:span text:style-name="T1">id est quartani perierunt.<text:line-break/>Quaedam exemplaria adscriptum habent </text:span></text:span><text:span text:style-name="Default_20_Paragraph_20_Font"><text:span text:style-name="T13">τετάρτη</text:span></text:span><text:span text:style-name="Default_20_Paragraph_20_Font"><text:span text:style-name="T3">, </text:span></text:span><text:span text:style-name="Default_20_Paragraph_20_Font"><text:span text:style-name="T1">idest<text:line-break/>quarto, alia </text:span></text:span><text:span text:style-name="Default_20_Paragraph_20_Font"><text:span text:style-name="T13">ταταρταῖοι</text:span></text:span><text:span text:style-name="Default_20_Paragraph_20_Font"><text:span text:style-name="T3">, </text:span></text:span><text:span text:style-name="Default_20_Paragraph_20_Font"><text:span text:style-name="T1">id est quartani, et quae his sunt<text:line-break/>vetustiora litteram </text:span></text:span><text:span text:style-name="Default_20_Paragraph_20_Font"><text:span text:style-name="T8">d</text:span></text:span><text:span text:style-name="Default_20_Paragraph_20_Font"><text:span text:style-name="T1">, quae aliis est major. Sunt quibus<text:line-break/>nihil est omnino ascriptum. Qui itaque cum p scribunt<text:line-break/></text:span></text:span><text:span text:style-name="Default_20_Paragraph_20_Font"><text:span text:style-name="T13">τετάρτη</text:span></text:span><text:span text:style-name="Default_20_Paragraph_20_Font"><text:span text:style-name="T3">, </text:span></text:span><text:span text:style-name="Default_20_Paragraph_20_Font"><text:span text:style-name="T1">hoc est quarto, quare dativo casir esse dictum<text:line-break/>judiecnt,. hoc ..modo interpretantur, multi die quarto per-</text:span></text:span></text:p>
      <text:p text:style-name="P2"><text:span text:style-name="Default_20_Paragraph_20_Font"><text:span text:style-name="T1">ierunt, qui sine </text:span></text:span><text:span text:style-name="Default_20_Paragraph_20_Font"><text:span text:style-name="T13">η</text:span></text:span><text:span text:style-name="Default_20_Paragraph_20_Font"><text:span text:style-name="T3"> </text:span></text:span><text:span text:style-name="Default_20_Paragraph_20_Font"><text:span text:style-name="T1">esse id additum , similem esse hunc ante<text:line-break/>expositis in primo libro vulgarium morborum volunt et<text:line-break/>quartum esse statum, commemoratis scilicet cum eo tribus<text:line-break/>illius libri statibus. At quibus in exemplaribus pro quarto<text:line-break/>A tantum est ascriptum , idem significatur ac quartos<text:line-break/>quod quidem non aliter atque notae a Pamphilo Mne-<text:line-break/>mone scriptae symbolice videtur positum esse : atque hanc<text:line-break/>veteres unam lectionem agnoscunt. Quidam qui haec de-<text:line-break/>flectere studebant, commutata scriptura fecerunt </text:span></text:span><text:span text:style-name="Default_20_Paragraph_20_Font"><text:span text:style-name="T13">τεταρταῖοι</text:span></text:span><text:span text:style-name="Default_20_Paragraph_20_Font"><text:span text:style-name="T3">,<text:line-break/></text:span></text:span><text:span text:style-name="Default_20_Paragraph_20_Font"><text:span text:style-name="T1">hoc est quartani : atque hanc esse totam orationem statue-<text:line-break/></text:span></text:span><text:span text:style-name="Default_20_Paragraph_20_Font"><text:span text:style-name="T8">s</text:span></text:span><text:span text:style-name="Default_20_Paragraph_20_Font"><text:span text:style-name="T1">unt. Autumno rutilis et fui, vergilias multi quartani<text:line-break/>interierunt. Itaque tantum legit in </text:span></text:span><text:span text:style-name="Default_20_Paragraph_20_Font"><text:span text:style-name="T8">t</text:span></text:span><text:span text:style-name="Default_20_Paragraph_20_Font"><text:span text:style-name="T1">uis exemplaribus<text:line-break/>- Capito : cui tamen subesse videtur mendacium , sive de<text:line-break/>aegrotantibus, sive de febribus accipias. Nam de aegro-<text:line-break/>lentibus quidem .prorsus est absurdum; neque enim pro-<text:line-break/>bubile est, praesentem humoris statum adeo esse consecu-</text:span></text:span></text:p>
      <text:p text:style-name="P27"><text:span text:style-name="Default_20_Paragraph_20_Font"><text:span text:style-name="T1">tos acutos morbos, ut quarto die perimerent aegros; de<text:line-break/>febribus vero verisimile erat, tum quoniam deustam diu-<text:line-break/>turnitate crassam materiam probabile erat in melancholi-<text:line-break/>cum transiisse excrementum, tum quod anni erat tempus<text:line-break/>autumnus. A febribus tamen vigentibus quartanis non<text:line-break/>periissent multi, feceram etenim scimus esse per fe hanc<text:line-break/>febrem , ut de ea Hippocrates dixit.<text:line-break/>-<text:tab/>...<text:tab/>- u</text:span></text:span></text:p>
      <text:p text:style-name="P1"><text:span text:style-name="Default_20_Paragraph_20_Font"><text:span text:style-name="T1">A pestilente tempestate sedecim narrat aegros ad finem<text:line-break/>usque libri. Inde sunt adscripta quaedam, de quibus vi-<text:line-break/>detur recte Dloscorides statuere , qui vult ea statim tum-<text:line-break/>. pestati subtexta ; huncque illis libri locum in </text:span></text:span><text:span text:style-name="Default_20_Paragraph_20_Font"><text:span text:style-name="T8">t</text:span></text:span><text:span text:style-name="Default_20_Paragraph_20_Font"><text:span text:style-name="T1">ua editione<text:line-break/>attribuit. Itaque ea hic nos exponemus, si prius hoc<text:line-break/>tantum dixerimus, quod videtur mihi haec quoque alius<text:line-break/>adscripsisse, non ipse scripsisse Hippocrates ; verum illa</text:span></text:span></text:p>
      <text:p text:style-name="P3"><text:span text:style-name="Default_20_Paragraph_20_Font"><text:span text:style-name="T1">mihi aestas videtur fecundum rationem profuisse. Nam<text:line-break/>aestivos morbos hiems succedens solvit, hiemales aestas<text:line-break/>insequens transmutati Quamquam ista per fe aestas haud<text:line-break/>stabilis fuit, sed subito calida austrina et a ventis silens<text:line-break/>evasit, profuit tamen ad aliam tempestatem transmutata.<text:line-break/>Enimvero revocemus ad mem</text:span></text:span><text:span text:style-name="Default_20_Paragraph_20_Font"><text:span text:style-name="T8">o</text:span></text:span><text:span text:style-name="Default_20_Paragraph_20_Font"><text:span text:style-name="T1">riam quae de aestate lu<text:line-break/>narranda tempestate scripsit in haec verba, aestas serena<text:line-break/>erat et calida, magni erant aestus, etesiae parvi dispersim<text:line-break/>spiraverunt. Quare par erat moderatiores aestate morbus<text:line-break/>esse,- ex humorum, ut dictum est, ortos exuperantia, qui<text:line-break/>ineunte vere potissimum prodierunt. Quia illud frigidum<text:line-break/>humores in altum corporis repulerat, jam aestas quae<text:line-break/>illud squalida et calida excepit, simul et ad cutem malum<text:line-break/>traxit humorem et digessit ejus portionem non paucam.<text:line-break/>Quo tempore si etesiae fpirasseut, morborum humani cor-<text:line-break/>poris statum omnem abstersissent. Quia vero ejus supere-<text:line-break/>rat pars, moxque sub arctorum flante borea multum plue-<text:line-break/>bat, humores qui nimis per cutem manabant, rarius i</text:span></text:span><text:span text:style-name="Default_20_Paragraph_20_Font"><text:span text:style-name="T8">t</text:span></text:span><text:span text:style-name="Default_20_Paragraph_20_Font"><text:span text:style-name="T1">u-</text:span></text:span></text:p>
      <text:p text:style-name="P3"><text:span text:style-name="Default_20_Paragraph_20_Font"><text:span text:style-name="T1">pediti sunt et in profundum corpus impulsi. Hinc de in-<text:line-break/>tegro aegrotare multique mori coeperunt. Hac ergo de<text:line-break/>causa aegrotantibus id temporis aestas nonnihil profuit;<text:line-break/>non quia morbos qui hieme coeperunt cessare sit proba-<text:line-break/>bile aestate. Tametsi ita fe habeat res, ut qui hieme<text:line-break/>emerserint, aestate profligentur, et quos produxit aestas<text:line-break/>hiemet Aestivi siquidem et hiemales morbi intelligendi<text:line-break/>sunt, qui aestate quae in natura sua constat et hieme<text:line-break/>prae ceteris existunt. Ita enim in aphorismis Hippo-<text:line-break/>crates dixit. At morbi omnibus omnes temporibus anni et<text:line-break/>existunt et exacerbantur, stant tamen qui certis anni<text:line-break/>temporibus praecipue emergant exacerbenturque. -Sub<text:line-break/>haec quae vere regnant aegritudines, quae aestate et au-<text:line-break/>temno hiemeque recensuit, nimirum ubi nihil aeris tem-<text:line-break/>paramento innovetur. Nam si vere eodem die modo ca-<text:line-break/>lor, modo algor intendatur, morbos ait autumnales im-<text:line-break/>pendere. Neque enim temporum unus nomina, caeterum</text:span></text:span></text:p>
      <text:p text:style-name="P3"><text:span text:style-name="Default_20_Paragraph_20_Font"><text:span text:style-name="T1">temperamenta certas morborum formas committunt, quae<text:line-break/>ubi varient, non possunt non una </text:span></text:span><text:span text:style-name="Default_20_Paragraph_20_Font"><text:span text:style-name="T8">t</text:span></text:span><text:span text:style-name="Default_20_Paragraph_20_Font"><text:span text:style-name="T1">ecum morbos commu-<text:line-break/>tare. Jam vero proposita oratio morbos vult qui hieme<text:line-break/>extiterunt aestate repelli vel si vitioso sit aestas tempera-<text:line-break/>mento: cujdsmodi quum aliquando in Cranone fuisset, car-<text:line-break/>hunculos statim excitavit, qualis si in prae</text:span></text:span><text:span text:style-name="Default_20_Paragraph_20_Font"><text:span text:style-name="T8">t</text:span></text:span><text:span text:style-name="Default_20_Paragraph_20_Font"><text:span text:style-name="T1">enti esset, plo-.<text:line-break/>rimos malorum soccorum et putrescentium abundantia<text:line-break/>aucta et jam putrefacta peremisset. Quamobrem menda-<text:line-break/>cium esse apparet et praeter Hippocratis mentem hlerua-<text:line-break/>les morbos protius aestate discuti; quum qui hoc propo-<text:line-break/>suit, nesciverit quosnam morbos ducat Hippocrates singu-<text:line-break/>lis anni temporibus esse proprios. Nec vero etiam est<text:line-break/>necesse , quae post haec deinceps ab ipfo scripta sinit, hoc<text:line-break/>loco referre, quum alibi ab ipfo in univers</text:span></text:span><text:span text:style-name="Default_20_Paragraph_20_Font"><text:span text:style-name="T8">a</text:span></text:span><text:span text:style-name="Default_20_Paragraph_20_Font"><text:span text:style-name="T1">m tradita<text:line-break/>sint Quare illa omnino praeteribo. Plana namque sunt<text:line-break/>omnia et in libris quos antehac enarravi abunde de his<text:line-break/>disputavi.</text:span></text:span></text:p>
      <text:p text:style-name="P2"><text:span text:style-name="Default_20_Paragraph_20_Font"><text:span text:style-name="T1">Sedecim post tempestatem aegros descripsit Hippocra-<text:line-break/>tes , qui , ut quidam censent , in ea laboraverunt : quando<text:line-break/>ipse ubi finem facit de iis quae tum acciderant, narrandi,<text:line-break/>sic dixit, omnibus </text:span></text:span><text:span text:style-name="Default_20_Paragraph_20_Font"><text:span text:style-name="T13">τοῖς</text:span></text:span><text:span text:style-name="Default_20_Paragraph_20_Font"><text:span text:style-name="T3"> </text:span></text:span><text:span text:style-name="Default_20_Paragraph_20_Font"><text:span text:style-name="T13">ύπογεγραμμέν</text:span></text:span><text:span text:style-name="Default_20_Paragraph_20_Font"><text:span text:style-name="T15">ο</text:span></text:span><text:span text:style-name="Default_20_Paragraph_20_Font"><text:span text:style-name="T13">ις</text:span></text:span><text:span text:style-name="Default_20_Paragraph_20_Font"><text:span text:style-name="T3"> </text:span></text:span><text:span text:style-name="Default_20_Paragraph_20_Font"><text:span text:style-name="T1">ver erat infestissi-<text:line-break/>mum. Potest tamen de supra descriptis dictum esse ver-<text:line-break/>bum hoc </text:span></text:span><text:span text:style-name="Default_20_Paragraph_20_Font"><text:span text:style-name="T13">ύπογεγραμμένοι</text:span></text:span><text:span text:style-name="Default_20_Paragraph_20_Font"><text:span text:style-name="T3">; </text:span></text:span><text:span text:style-name="Default_20_Paragraph_20_Font"><text:span text:style-name="T1">qui usus apud multos esu Nam<text:line-break/>.sedecim hos aegros aliud tenebat morborum genus ac<text:line-break/>commemoratos ab eo in tempestate pestilenti. Verum.<text:line-break/>quae de his aegris prodidit, non fusam jam requirunt in-<text:line-break/>terpretationem, si memoria quae ante exposuimus teneas.<text:line-break/>Nam omnium prope symptomatum et signorum, .quorum<text:line-break/>Hippocrates meminit in aegris, de quibus verba fient, re-<text:line-break/>liquum, quod non sit ante dictum, est nullum. Itaque<text:line-break/>fummatim percurremus ea, quae in his sunt scripta: sicubi<text:line-break/>quid se offerat, quod antea non habuimus, illud siclum<text:line-break/>elanoraturi.</text:span></text:span></text:p>
      <text:h text:style-name="P38" text:outline-level="4"><text:bookmark-start text:name="bookmark60"/>LXXH.<text:bookmark-end text:name="bookmark60"/></text:h>
      <text:p text:style-name="Normal"><text:span text:style-name="Default_20_Paragraph_20_Font"><text:span text:style-name="T10">sin Phase Parium quendam, qui supra Dianae aedem<text:line-break/>decumbebat, febris corripuit acuta , primo continua et<text:line-break/>ardens, in principio sitibundus erat et comatosus rur-<text:line-break/>susque insomnis. -inter</text:span></text:span> i<text:span text:style-name="Default_20_Paragraph_20_Font"><text:span text:style-name="T10">nitia venter turbatus, urinae<text:line-break/>a</text:span></text:span>l<text:span text:style-name="Default_20_Paragraph_20_Font"><text:span text:style-name="T10">oae. Die</text:span></text:span> s<text:span text:style-name="Default_20_Paragraph_20_Font"><text:span text:style-name="T10">exto erat oleosa urina, deiectiones biliosae,<text:line-break/>pingues, deliravit. Septima omnia exacerbata suerunt,<text:line-break/>nihil dormivit , caeterum similes erant urinae et mens<text:line-break/>perturbata, ab alvo item biliosa pinguiaque reddidit.<text:line-break/></text:span></text:span>I<text:span text:style-name="Default_20_Paragraph_20_Font"><text:span text:style-name="T10">nde die octavo parum ex maribus stillavit, vomuit vi-<text:line-break/>rulenta pauca, parum dormivit. </text:span></text:span>N<text:span text:style-name="Default_20_Paragraph_20_Font"><text:span text:style-name="T10">ono nihil est muta-<text:line-break/>tum. Decimo cuncta suerunt remissiora. </text:span></text:span>U<text:span text:style-name="Default_20_Paragraph_20_Font"><text:span text:style-name="T10">ndecimo su-<text:line-break/>davit, at non toto corpore; circumsi</text:span></text:span>d<text:span text:style-name="Default_20_Paragraph_20_Font"><text:span text:style-name="T10">it, statimque re-<text:line-break/>caluit. Duodecimo febris acuta ; de</text:span></text:span>i<text:span text:style-name="Default_20_Paragraph_20_Font"><text:span text:style-name="T10">ectiones biliosae,<text:line-break/>tenues, multae; urina suspensionem habebat, deliravit.<text:line-break/>Septimodecimo graviter laboravit; neque enim vel somni<text:line-break/>vel febris producebatur. Figejimo undique sudavit, in-<text:line-break/>somnis, de</text:span></text:span>i<text:span text:style-name="Default_20_Paragraph_20_Font"><text:span text:style-name="T10">ectiones biliosae, a cibo abhorrebat, coma-<text:line-break/>t</text:span></text:span>u<text:span text:style-name="Default_20_Paragraph_20_Font"><text:span text:style-name="T10">sus erat. Quarto et vigesimo recidiva. </text:span></text:span>T<text:span text:style-name="Default_20_Paragraph_20_Font"><text:span text:style-name="T10">rigesimo-</text:span></text:span></text:p>
      <text:p text:style-name="P28"><text:span text:style-name="Default_20_Paragraph_20_Font"><text:span text:style-name="T18">: </text:span></text:span><text:span text:style-name="Default_20_Paragraph_20_Font"><text:span text:style-name="T8">qua</text:span></text:span><text:span text:style-name="Default_20_Paragraph_20_Font"><text:span text:style-name="T1">rt</text:span></text:span><text:span text:style-name="Default_20_Paragraph_20_Font"><text:span text:style-name="T8">o fabre l</text:span></text:span><text:span text:style-name="Default_20_Paragraph_20_Font"><text:span text:style-name="T1">i</text:span></text:span><text:span text:style-name="Default_20_Paragraph_20_Font"><text:span text:style-name="T8">ber,. alvu</text:span></text:span><text:span text:style-name="Default_20_Paragraph_20_Font"><text:span text:style-name="T1">s </text:span></text:span><text:span text:style-name="Default_20_Paragraph_20_Font"><text:span text:style-name="T8">non subst</text:span></text:span><text:span text:style-name="Default_20_Paragraph_20_Font"><text:span text:style-name="T1">i</text:span></text:span><text:span text:style-name="Default_20_Paragraph_20_Font"><text:span text:style-name="T8">tit, atque calor re-<text:line-break/>di</text:span></text:span><text:span text:style-name="Default_20_Paragraph_20_Font"><text:span text:style-name="T1">i</text:span></text:span><text:span text:style-name="Default_20_Paragraph_20_Font"><text:span text:style-name="T8">t. Quadragesimo .sebre l</text:span></text:span><text:span text:style-name="Default_20_Paragraph_20_Font"><text:span text:style-name="T1">i</text:span></text:span><text:span text:style-name="Default_20_Paragraph_20_Font"><text:span text:style-name="T8">ber, alvu</text:span></text:span><text:span text:style-name="Default_20_Paragraph_20_Font"><text:span text:style-name="T1">s </text:span></text:span><text:span text:style-name="Default_20_Paragraph_20_Font"><text:span text:style-name="T8">spa</text:span></text:span><text:span text:style-name="Default_20_Paragraph_20_Font"><text:span text:style-name="T1">ti</text:span></text:span><text:span text:style-name="Default_20_Paragraph_20_Font"><text:span text:style-name="T8">o parvo non<text:line-break/>. subsi</text:span></text:span><text:span text:style-name="Default_20_Paragraph_20_Font"><text:span text:style-name="T1">sti</text:span></text:span><text:span text:style-name="Default_20_Paragraph_20_Font"><text:span text:style-name="T8">t, a c</text:span></text:span><text:span text:style-name="Default_20_Paragraph_20_Font"><text:span text:style-name="T1">i</text:span></text:span><text:span text:style-name="Default_20_Paragraph_20_Font"><text:span text:style-name="T8">b</text:span></text:span><text:span text:style-name="Default_20_Paragraph_20_Font"><text:span text:style-name="T1">o </text:span></text:span><text:span text:style-name="Default_20_Paragraph_20_Font"><text:span text:style-name="T8">abhorrebat, </text:span></text:span><text:span text:style-name="Default_20_Paragraph_20_Font"><text:span text:style-name="T1">m</text:span></text:span><text:span text:style-name="Default_20_Paragraph_20_Font"><text:span text:style-name="T8">rsu</text:span></text:span><text:span text:style-name="Default_20_Paragraph_20_Font"><text:span text:style-name="T1">s</text:span></text:span><text:span text:style-name="Default_20_Paragraph_20_Font"><text:span text:style-name="T8">que lev</text:span></text:span><text:span text:style-name="Default_20_Paragraph_20_Font"><text:span text:style-name="T1">i</text:span></text:span><text:span text:style-name="Default_20_Paragraph_20_Font"><text:span text:style-name="T8">or, rursus<text:line-break/>siat</text:span></text:span><text:span text:style-name="Default_20_Paragraph_20_Font"><text:span text:style-name="T1">i</text:span></text:span><text:span text:style-name="Default_20_Paragraph_20_Font"><text:span text:style-name="T8">m repe</text:span></text:span><text:span text:style-name="Default_20_Paragraph_20_Font"><text:span text:style-name="T1">t</text:span></text:span><text:span text:style-name="Default_20_Paragraph_20_Font"><text:span text:style-name="T8">eba</text:span></text:span><text:span text:style-name="Default_20_Paragraph_20_Font"><text:span text:style-name="T1">t , </text:span></text:span><text:span text:style-name="Default_20_Paragraph_20_Font"><text:span text:style-name="T8">sarcul</text:span></text:span><text:span text:style-name="Default_20_Paragraph_20_Font"><text:span text:style-name="T1">i</text:span></text:span><text:span text:style-name="Default_20_Paragraph_20_Font"><text:span text:style-name="T8">s e</text:span></text:span><text:span text:style-name="Default_20_Paragraph_20_Font"><text:span text:style-name="T1">t</text:span></text:span><text:span text:style-name="Default_20_Paragraph_20_Font"><text:span text:style-name="T8">ia</text:span></text:span><text:span text:style-name="Default_20_Paragraph_20_Font"><text:span text:style-name="T1">m </text:span></text:span><text:span text:style-name="Default_20_Paragraph_20_Font"><text:span text:style-name="T8">mul</text:span></text:span><text:span text:style-name="Default_20_Paragraph_20_Font"><text:span text:style-name="T1">ti</text:span></text:span><text:span text:style-name="Default_20_Paragraph_20_Font"><text:span text:style-name="T8">s v</text:span></text:span><text:span text:style-name="Default_20_Paragraph_20_Font"><text:span text:style-name="T1">i</text:span></text:span><text:span text:style-name="Default_20_Paragraph_20_Font"><text:span text:style-name="T8">t</text:span></text:span><text:span text:style-name="Default_20_Paragraph_20_Font"><text:span text:style-name="T1">i</text:span></text:span><text:span text:style-name="Default_20_Paragraph_20_Font"><text:span text:style-name="T8">osi</text:span></text:span><text:span text:style-name="Default_20_Paragraph_20_Font"><text:span text:style-name="T1">s</text:span></text:span><text:span text:style-name="Default_20_Paragraph_20_Font"><text:span text:style-name="T8">que u</text:span></text:span><text:span text:style-name="Default_20_Paragraph_20_Font"><text:span text:style-name="T1">t</text:span></text:span><text:span text:style-name="Default_20_Paragraph_20_Font"><text:span text:style-name="T8">e-<text:line-break/>batur. c</text:span></text:span><text:span text:style-name="Default_20_Paragraph_20_Font"><text:span text:style-name="T1">i</text:span></text:span><text:span text:style-name="Default_20_Paragraph_20_Font"><text:span text:style-name="T8">rca rec</text:span></text:span><text:span text:style-name="Default_20_Paragraph_20_Font"><text:span text:style-name="T1">i</text:span></text:span><text:span text:style-name="Default_20_Paragraph_20_Font"><text:span text:style-name="T8">diva</text:span></text:span><text:span text:style-name="Default_20_Paragraph_20_Font"><text:span text:style-name="T1">s som</text:span></text:span><text:span text:style-name="Default_20_Paragraph_20_Font"><text:span text:style-name="T8">ni ma</text:span></text:span><text:span text:style-name="Default_20_Paragraph_20_Font"><text:span text:style-name="T1">l</text:span></text:span><text:span text:style-name="Default_20_Paragraph_20_Font"><text:span text:style-name="T8">i, del</text:span></text:span><text:span text:style-name="Default_20_Paragraph_20_Font"><text:span text:style-name="T1">i</text:span></text:span><text:span text:style-name="Default_20_Paragraph_20_Font"><text:span text:style-name="T8">r</text:span></text:span><text:span text:style-name="Default_20_Paragraph_20_Font"><text:span text:style-name="T1">a</text:span></text:span><text:span text:style-name="Default_20_Paragraph_20_Font"><text:span text:style-name="T8">v</text:span></text:span><text:span text:style-name="Default_20_Paragraph_20_Font"><text:span text:style-name="T1">i</text:span></text:span><text:span text:style-name="Default_20_Paragraph_20_Font"><text:span text:style-name="T8">t, ur</text:span></text:span><text:span text:style-name="Default_20_Paragraph_20_Font"><text:span text:style-name="T1">i</text:span></text:span><text:span text:style-name="Default_20_Paragraph_20_Font"><text:span text:style-name="T8">na</text:span></text:span><text:span text:style-name="Default_20_Paragraph_20_Font"><text:span text:style-name="T1">s</text:span></text:span><text:span text:style-name="Default_20_Paragraph_20_Font"><text:span text:style-name="T8">que<text:line-break/></text:span></text:span><text:span text:style-name="Default_20_Paragraph_20_Font"><text:span text:style-name="T1">t</text:span></text:span><text:span text:style-name="Default_20_Paragraph_20_Font"><text:span text:style-name="T8">um redd</text:span></text:span><text:span text:style-name="Default_20_Paragraph_20_Font"><text:span text:style-name="T1">i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t cra/su</text:span></text:span><text:span text:style-name="Default_20_Paragraph_20_Font"><text:span text:style-name="T1">s i</text:span></text:span><text:span text:style-name="Default_20_Paragraph_20_Font"><text:span text:style-name="T8">lla</text:span></text:span><text:span text:style-name="Default_20_Paragraph_20_Font"><text:span text:style-name="T1">s </text:span></text:span><text:span text:style-name="Default_20_Paragraph_20_Font"><text:span text:style-name="T8">quidem, cae</text:span></text:span><text:span text:style-name="Default_20_Paragraph_20_Font"><text:span text:style-name="T1">t</text:span></text:span><text:span text:style-name="Default_20_Paragraph_20_Font"><text:span text:style-name="T8">erum turba</text:span></text:span><text:span text:style-name="Default_20_Paragraph_20_Font"><text:span text:style-name="T1">t</text:span></text:span><text:span text:style-name="Default_20_Paragraph_20_Font"><text:span text:style-name="T8">a</text:span></text:span><text:span text:style-name="Default_20_Paragraph_20_Font"><text:span text:style-name="T1">s </text:span></text:span><text:span text:style-name="Default_20_Paragraph_20_Font"><text:span text:style-name="T8">et<text:line-break/>mala</text:span></text:span><text:span text:style-name="Default_20_Paragraph_20_Font"><text:span text:style-name="T1">s</text:span></text:span><text:span text:style-name="Default_20_Paragraph_20_Font"><text:span text:style-name="T8">; alvu</text:span></text:span><text:span text:style-name="Default_20_Paragraph_20_Font"><text:span text:style-name="T1">s </text:span></text:span><text:span text:style-name="Default_20_Paragraph_20_Font"><text:span text:style-name="T8">astr</text:span></text:span><text:span text:style-name="Default_20_Paragraph_20_Font"><text:span text:style-name="T1">i</text:span></text:span><text:span text:style-name="Default_20_Paragraph_20_Font"><text:span text:style-name="T8">cta rursu</text:span></text:span><text:span text:style-name="Default_20_Paragraph_20_Font"><text:span text:style-name="T1">s</text:span></text:span><text:span text:style-name="Default_20_Paragraph_20_Font"><text:span text:style-name="T8">que laxata,.. subr</text:span></text:span><text:span text:style-name="Default_20_Paragraph_20_Font"><text:span text:style-name="T1">i</text:span></text:span><text:span text:style-name="Default_20_Paragraph_20_Font"><text:span text:style-name="T8">culae con-<text:line-break/>tinuae, defec</text:span></text:span><text:span text:style-name="Default_20_Paragraph_20_Font"><text:span text:style-name="T1">t</text:span></text:span><text:span text:style-name="Default_20_Paragraph_20_Font"><text:span text:style-name="T8">iones mul</text:span></text:span><text:span text:style-name="Default_20_Paragraph_20_Font"><text:span text:style-name="T1">t</text:span></text:span><text:span text:style-name="Default_20_Paragraph_20_Font"><text:span text:style-name="T8">ae, tenue</text:span></text:span><text:span text:style-name="Default_20_Paragraph_20_Font"><text:span text:style-name="T1">s.- </text:span></text:span><text:span text:style-name="Default_20_Paragraph_20_Font"><text:span text:style-name="T8">Centesimo vigesim</text:span></text:span><text:span text:style-name="Default_20_Paragraph_20_Font"><text:span text:style-name="T1">o<text:line-break/>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e</text:span></text:span><text:span text:style-name="Default_20_Paragraph_20_Font"><text:span text:style-name="T1"> o</text:span></text:span><text:span text:style-name="Default_20_Paragraph_20_Font"><text:span text:style-name="T8">b</text:span></text:span><text:span text:style-name="Default_20_Paragraph_20_Font"><text:span text:style-name="T1">ii</text:span></text:span><text:span text:style-name="Default_20_Paragraph_20_Font"><text:span text:style-name="T8">t. Erat huic alvu</text:span></text:span><text:span text:style-name="Default_20_Paragraph_20_Font"><text:span text:style-name="T1">s </text:span></text:span><text:span text:style-name="Default_20_Paragraph_20_Font"><text:span text:style-name="T8">cont</text:span></text:span><text:span text:style-name="Default_20_Paragraph_20_Font"><text:span text:style-name="T1">i</text:span></text:span><text:span text:style-name="Default_20_Paragraph_20_Font"><text:span text:style-name="T8">nen</text:span></text:span><text:span text:style-name="Default_20_Paragraph_20_Font"><text:span text:style-name="T1">t</text:span></text:span><text:span text:style-name="Default_20_Paragraph_20_Font"><text:span text:style-name="T8">er ab</text:span></text:span><text:span text:style-name="Default_20_Paragraph_20_Font"><text:span text:style-name="T1"> i</text:span></text:span><text:span text:style-name="Default_20_Paragraph_20_Font"><text:span text:style-name="T8">nit</text:span></text:span><text:span text:style-name="Default_20_Paragraph_20_Font"><text:span text:style-name="T1">i</text:span></text:span><text:span text:style-name="Default_20_Paragraph_20_Font"><text:span text:style-name="T8">o ad<text:line-break/>sine</text:span></text:span><text:span text:style-name="Default_20_Paragraph_20_Font"><text:span text:style-name="T1">m </text:span></text:span><text:span text:style-name="Default_20_Paragraph_20_Font"><text:span text:style-name="T8">usque lubrica, excrev</text:span></text:span><text:span text:style-name="Default_20_Paragraph_20_Font"><text:span text:style-name="T1">it</text:span></text:span><text:span text:style-name="Default_20_Paragraph_20_Font"><text:span text:style-name="T8">que b</text:span></text:span><text:span text:style-name="Default_20_Paragraph_20_Font"><text:span text:style-name="T1">i</text:span></text:span><text:span text:style-name="Default_20_Paragraph_20_Font"><text:span text:style-name="T8">li</text:span></text:span><text:span text:style-name="Default_20_Paragraph_20_Font"><text:span text:style-name="T1">osa, </text:span></text:span><text:span text:style-name="Default_20_Paragraph_20_Font"><text:span text:style-name="T8">humida multa,<text:line-break/>cu</text:span></text:span><text:span text:style-name="Default_20_Paragraph_20_Font"><text:span text:style-name="T1">m </text:span></text:span><text:span text:style-name="Default_20_Paragraph_20_Font"><text:span text:style-name="T8">subsistere</text:span></text:span><text:span text:style-name="Default_20_Paragraph_20_Font"><text:span text:style-name="T1">t </text:span></text:span><text:span text:style-name="Default_20_Paragraph_20_Font"><text:span text:style-name="T8">surv</text:span></text:span><text:span text:style-name="Default_20_Paragraph_20_Font"><text:span text:style-name="T1">i</text:span></text:span><text:span text:style-name="Default_20_Paragraph_20_Font"><text:span text:style-name="T8">da et inc</text:span></text:span><text:span text:style-name="Default_20_Paragraph_20_Font"><text:span text:style-name="T1">o</text:span></text:span><text:span text:style-name="Default_20_Paragraph_20_Font"><text:span text:style-name="T8">cta; urinae perpetuo ma-<text:line-break/>. lac, c</text:span></text:span><text:span text:style-name="Default_20_Paragraph_20_Font"><text:span text:style-name="T1">o</text:span></text:span><text:span text:style-name="Default_20_Paragraph_20_Font"><text:span text:style-name="T8">mat</text:span></text:span><text:span text:style-name="Default_20_Paragraph_20_Font"><text:span text:style-name="T1">u</text:span></text:span><text:span text:style-name="Default_20_Paragraph_20_Font"><text:span text:style-name="T8">lu</text:span></text:span><text:span text:style-name="Default_20_Paragraph_20_Font"><text:span text:style-name="T1">s </text:span></text:span><text:span text:style-name="Default_20_Paragraph_20_Font"><text:span text:style-name="T8">plu</text:span></text:span><text:span text:style-name="Default_20_Paragraph_20_Font"><text:span text:style-name="T1">rim</text:span></text:span><text:span text:style-name="Default_20_Paragraph_20_Font"><text:span text:style-name="T8">um era</text:span></text:span><text:span text:style-name="Default_20_Paragraph_20_Font"><text:span text:style-name="T1">t, </text:span></text:span><text:span text:style-name="Default_20_Paragraph_20_Font"><text:span text:style-name="T8">cum d</text:span></text:span><text:span text:style-name="Default_20_Paragraph_20_Font"><text:span text:style-name="T1">o</text:span></text:span><text:span text:style-name="Default_20_Paragraph_20_Font"><text:span text:style-name="T8">lor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 i</text:span></text:span><text:span text:style-name="Default_20_Paragraph_20_Font"><text:span text:style-name="T8">nso</text:span></text:span><text:span text:style-name="Default_20_Paragraph_20_Font"><text:span text:style-name="T1">m</text:span></text:span><text:span text:style-name="Default_20_Paragraph_20_Font"><text:span text:style-name="T8">n</text:span></text:span><text:span text:style-name="Default_20_Paragraph_20_Font"><text:span text:style-name="T1">is<text:line-break/></text:span></text:span><text:span text:style-name="Default_20_Paragraph_20_Font"><text:span text:style-name="T8">erat, a c</text:span></text:span><text:span text:style-name="Default_20_Paragraph_20_Font"><text:span text:style-name="T1">i</text:span></text:span><text:span text:style-name="Default_20_Paragraph_20_Font"><text:span text:style-name="T8">bo abh</text:span></text:span><text:span text:style-name="Default_20_Paragraph_20_Font"><text:span text:style-name="T1">o</text:span></text:span><text:span text:style-name="Default_20_Paragraph_20_Font"><text:span text:style-name="T8">rrebat. Cont</text:span></text:span><text:span text:style-name="Default_20_Paragraph_20_Font"><text:span text:style-name="T1">i</text:span></text:span><text:span text:style-name="Default_20_Paragraph_20_Font"><text:span text:style-name="T8">nen</text:span></text:span><text:span text:style-name="Default_20_Paragraph_20_Font"><text:span text:style-name="T1">t</text:span></text:span><text:span text:style-name="Default_20_Paragraph_20_Font"><text:span text:style-name="T8">er ardente febre<text:line-break/>laborabat.<text:tab/>--</text:span></text:span></text:p>
      <text:p text:style-name="P1"><text:span text:style-name="Default_20_Paragraph_20_Font"><text:span text:style-name="T1">Curiose et hoc lo loco rursus interpretum quidam<text:line-break/>ajunt aegri patriam non esse temere adlectant. - Etenim</text:span></text:span></text:p>
      <text:p text:style-name="P3"><text:span text:style-name="Default_20_Paragraph_20_Font"><text:span text:style-name="T1">dictum esse ab. Asclepiade, Parius maximum consequi a<text:line-break/>sanguinis- missione emolumentum. Absurdum vero sit,<text:line-break/>quoniam nihil de sanguinis missione dixit Hippocrates: ideo<text:line-break/>aegro putare patriae adscriptum esse nomen. Multo jam<text:line-break/>faciunt absurdius hi interpretes , qui nunquam investiga-<text:line-break/>veruut cur in tanto numero aegrorum semel Hippocrates<text:line-break/>fanguluis missionem meminerit, quod nos sumus commen-<text:line-break/>tatI. Quare istis repudiatis, quae iuvenum interest audi-<text:line-break/>visse, haec referemus. Verbi gratia,; quod de urina fori-<text:line-break/>psit oleosa in praesente aegro sexto die : Nam quidam<text:line-break/>pinguem urinam- ita censuit ab eo dictam esse, quae li-<text:line-break/>quescente pinguedine per morbum fervidum et adnuentem<text:line-break/>fit; nonnulli colore et crassamento . alei similem. Equi-<text:line-break/>dem talem saepe urinam nullo aegri detrimento redditam<text:line-break/>conspexi, immo vero interim . plane e contrario ex morbi<text:line-break/>concoctione. Haud tamen est ita. vi</text:span></text:span><text:span text:style-name="Default_20_Paragraph_20_Font"><text:span text:style-name="T8">t</text:span></text:span><text:span text:style-name="Default_20_Paragraph_20_Font"><text:span text:style-name="T1">ai prorsus , ut oleum<text:line-break/>pinguis urina. Nam ea quam modo narravi urina oleum</text:span></text:span></text:p>
      <text:p text:style-name="P3">et colore et crassamento repraesentans, minime pinguis<text:line-break/>videtur. <text:span text:style-name="Default_20_Paragraph_20_Font"><text:span text:style-name="T10">E</text:span></text:span>t ipse autem in praesagiis Hippocrates dicit;<text:line-break/>pinguitudines telis aranearum similes innatantes esse con-<text:line-break/>siderandas, nam colliquationis sunt signa. NoS vero pin-<text:line-break/>guitudineS fluitantes vidimus frequenter, verum nunquam<text:line-break/>excretam talem prorsuS urinam, neque in medio pinguia<text:line-break/>pendere, quo minus subsidere; nam ita est comparatum<text:line-break/>natura omne pingue ut reliquis humoribus invehatur.<text:line-break/>Ac ne in praesagiiS quidem Hippocrates verbum de his<text:line-break/>urinis fecit , quamviS omnia sit quae in acutoS morbos<text:line-break/>cadunt, sedulo et aperte persecutus. Jam etiam die eo-<text:line-break/>dem sexto aegrum dicit, de quo loco agimuS, biliosa at-<text:line-break/>que pinguia deiecisse ; quem videntur aperte liquanti pin-<text:line-break/>guedinem febri esse consequentia. Atque videbitur iis,<text:line-break/>qui pinguem putant esse urinam oleosam, suffragari: pot--<text:line-break/><text:span text:style-name="Default_20_Paragraph_20_Font"><text:span text:style-name="T1">est </text:span></text:span>autem ad contrarium etiam referri. Nam omnino Hip-<text:line-break/>pocrates urinas pingues diceret, si quidem hae quoque</text:p>
      <text:p text:style-name="P3">oleo similes sunt Jam cum diversa in urinis et exere-<text:line-break/>mentis nomina usurpaverit, innuere videbitur et suam<text:line-break/>utrisque significationem istum tribuisse. Mihi ergo proba-<text:line-break/>fidius videtur, urinaS olei referentes colorem et crassitiem<text:line-break/>hic oleosus dici. Explanationem vero utroque modo fa-<text:line-break/>ciam. Etenim si pinguitudinem quandam habuissent uri-<text:line-break/>nae, quemadmodum et dejectiones, sint iliae censendae<text:line-break/>quidem pravae , at non omnino exitiales tamen ; quod<text:line-break/>non perinde sit carnem colliquescere ac adipem. Nam<text:line-break/>calor est serventissimus qui carnem fundit; moderatior<text:line-break/>qui pinguedinem; nempe et coIIiquationes quae per ven-<text:line-break/>trem excernuntur putant omnes medici a pinguibus<text:line-break/>dejectionibus distare. In peste quidem longissima nostrae<text:line-break/>aetatis coIIiquationes cuncti prope excreverunt, quidam<text:line-break/>mere fulvas , quidam moderatius , omnes certe putidas.<text:line-break/>Verum enim vero eae excretiones letales sunt, nec tem-<text:line-break/>pus perferunt. Parius autem hic viginti dies ultra ceu-</text:p>
      <text:p text:style-name="P3">tum aegrotavit, idque quum malam haberet rationem<text:line-break/>victuS. Nam ipse de eo HippocrateS scripsit: Et ferculis<text:line-break/>etiam multiS vitiatisque utebatur, quo est factum ut<text:line-break/>pinguem urinam redderet die fexto et proximis. Non<text:line-break/>erat ergo eum cito mori necesse. Quod fi non fuit pin<text:line-break/>guis urina, fed olei colore et crassitie assimiliS, ut ab<text:line-break/>urina omnino erat etiam probabiliuS hominem non mo-<text:line-break/>riturum. Sed quod in ejusmodi observavi urinis, rem<text:line-break/>multo utilissimam, jam proferam. Nam ut non est ipsum<text:line-break/>oleum exquisite unius neque coloris neque crassitudinis,<text:line-break/>sic nec oleosa urina; pallida quidem omnino existens, sed<text:line-break/>aut plus aut minus. Quidquid igitur ipsius ad candidio-<text:line-break/>rem tendit colorem, exoluto colore pallido, humorum<text:line-break/>denotat cruditatem: quod vero vehementer pallidum est,<text:line-break/>ut ad flavum accedat , biliosum caIorem. Periculum igi-<text:line-break/>tur his urinis non ob maIignitatem subest, sed ob vim<text:line-break/>sebriS. Eorum aliqui si reliqua sunt cuncta salubria ju-</text:p>
      <text:p text:style-name="P3">dicantur. NihiI habet ergo admirationi^ si in talibus<text:line-break/>urinis quis longo tempore morbum traxerit , utro modo<text:line-break/>oIeofas accipias. Non enim sunt illae quidem salubres<text:line-break/>urinae, non tamen magnopere perniciosae. Porro ex iis,<text:line-break/>quae in exitu scripsit historiae, pravitas humorum quae-<text:line-break/>dam tenebat Parium biliosa et ventriS jecinorisque ex-<text:line-break/>tinguebatur facuItas. Nam ubi finem imponit hiS narran-<text:line-break/>dis, quae isti acciderunt, scripsit perpetuo usque ab initio<text:line-break/>turbatam alvum fuisse devotionibus biIiofiS et humidiS:<text:line-break/>interim etiam suppressam fuisse, ferventibuS inconcoctiS-<text:line-break/>que dejectiS. Hinc tibi humorum qui morbum induxe-<text:line-break/>runt, liquet vitium. Itidem ex eo qui toto fere morbo<text:line-break/>comatofuS fuit et infomniS. Jam quod extinguebatur na-<text:line-break/>turaliS facuItaS, ejuS fignum proprium est ipsa quae in<text:line-break/>morbo evenit inappetentia. Neque enim Iatet Hippocra-<text:line-break/>tem <text:span text:style-name="Default_20_Paragraph_20_Font"><text:span text:style-name="T16">άπσσἰτσυς</text:span></text:span><text:span text:style-name="Default_20_Paragraph_20_Font"><text:span text:style-name="T19"> </text:span></text:span>more antiquorum Graecorum eoS qui ap-<text:line-break/>petentia carent appeIlare. Atqui videtur imbecilla fuisse<text:line-break/>natura , quae judicium saepe moliretur , nihil tamen pro--</text:p>
      <text:p text:style-name="P3">ficeret , sed morbo esset inferior : huc accessit malus ho-<text:line-break/>minis victus , qui quidem non leve affert ad exitium mo-<text:line-break/>mentum. At vero dierum deCretoriorum ratio exacte et<text:line-break/>hic observata videtur. Omnes enim decretorii motus et<text:line-break/>recidivae in hosce dies aegro inciderunt. Etenim unde-<text:line-break/>cimi meminit et quartidecimi , a quo decimi et septimi,<text:line-break/>postea vigefimi et vigesimiquarti et trigesimiquarti , atque<text:line-break/>quadragesimi, postremi omnium centesimi vigesimi, quo de-<text:line-break/>functum esse hominem ait. Quod vero dixi ante , non<text:line-break/>praeteribo hi<text:span text:style-name="Default_20_Paragraph_20_Font"><text:span text:style-name="T10">c. </text:span></text:span>Si quis errores interpretum hujus libri<text:line-break/>refutet , in crimen incidet loquacitatis. Itaque ut illic<text:line-break/>quaedam sum exempli gratia referre compuIsuS, ita hoc<text:line-break/>loco faciam. Sabinus ergo quid de aegri patria attuerit,<text:line-break/>fupra indicavi. Quae vero de oleosa ille urina, hoc loco<text:line-break/>commemorabo : non parum enim refert hujufce rei con-<text:line-break/>siderati^. Itaque de ea in haec verba scribit : oleosum<text:line-break/>igitur sunt qui bilem dicant esse, verum non est bilis,<text:line-break/>quandoquidem non ita esset perniciosum t nam bilis fre-</text:p>
      <text:p text:style-name="P3">quenter exit, neque offendit quicquam. Alii nervorum,<text:line-break/>ossium et cartilaginum dicunt liquationem esse, hujus enim<text:line-break/>coloriS haec omnia esse. Sed falluntur ii, qui colorem<text:line-break/>oleosum ossibuS ferunt et cartilaginibuS nervisque esse si-<text:line-break/>milem, neque etiam tanta fuisset vitae protractio solidis<text:line-break/>partibuS marcescentibus Vigesimo enim die fupra cente-<text:line-break/>simum vita excessit, neque periit quisquam tali urina<text:line-break/>reddita. An vero propterea potius hic est aeger deseri-<text:line-break/>ptus , ut ideo ostendat oleosa reddita urina nullam esse<text:line-break/>mortis exspectationem , fed aliquandiu fustinere potuisse<text:line-break/>acuitatem , deinde mortuum esse , itaque falutis fpem fuisse<text:line-break/>nullam superata morbi acuitate. His praedictis Sabinus<text:line-break/>mox adiungit : quid est ergo oleosum^ Ut oleum ignem<text:line-break/>externum alit, ita nostrae naturae, quae assimilis est igni,<text:line-break/>alimentum est coctorum ciborum adepS. Proinde oleosa<text:line-break/>urina nutrimentum est naturae, ostenditque naturam ci-<text:line-break/>bum non sentire, ideoque jam interiisse, quia non nu-</text:p>
      <text:p text:style-name="P3">tritur natura. Longus vero hic morbus jure erat, quod<text:line-break/>parS tantum detraheretur, non universum naturae aIimen-<text:line-break/>tum. Haec verba sunt Sabini , cujuS est sententia : quem-<text:line-break/>admodum externus hic igniS oIeo nutritur, sic insitum<text:line-break/>nobiS calidum : itaque aliquando oIeum est iiS ex usu, qui<text:line-break/>corpus recuperare volunt, ad haec, ut coIore et crassitie<text:line-break/>sit similis oIeosa urina oleo, non pinguitudine tamen vel<text:line-break/>olfactu veI gustu. Quare mireriS sane hoS, qui quum<text:line-break/>aliena male reprehendant, sua pIacita nullo judicio litte-<text:line-break/>riS produnt.</text:p>
      <text:p text:style-name="Normal">LXXIII.</text:p>
      <text:p text:style-name="P5"><text:span text:style-name="Default_20_Paragraph_20_Font"><text:span text:style-name="T10">Mulier quaedam quae apud feigidam aquam in</text:span></text:span> T<text:span text:style-name="Default_20_Paragraph_20_Font"><text:span text:style-name="T10">hasa<text:line-break/>aegrotabat, postquam siliam peperisset, nec esset pur-<text:line-break/>gata, tertio a partu die febre correpta est, acuta, hor-<text:line-break/>rida. .Multo tamen ante partum febriculosu</text:span></text:span>s <text:span text:style-name="Default_20_Paragraph_20_Font"><text:span text:style-name="T10">decubuerat<text:line-break/>cibumque sastidierat. [It rigulsset, febres suerunt con-<text:line-break/>tinuae, acutae, horridae. Die octavo proxim</text:span></text:span>i<text:span text:style-name="Default_20_Paragraph_20_Font"><text:span text:style-name="T10">sque</text:span></text:span></text:p>
      <text:p text:style-name="P3"><text:span text:style-name="Default_20_Paragraph_20_Font"><text:span text:style-name="T10">diebus multum deliravit, rediaque statim ad mentem,<text:line-break/>alvus turbata multis tenuibus et aquosa bile m</text:span></text:span><text:span text:style-name="Default_20_Paragraph_20_Font"><text:span text:style-name="T1">i</text:span></text:span><text:span text:style-name="Default_20_Paragraph_20_Font"><text:span text:style-name="T10">stis, non<text:line-break/>sitiebat. Dndecimo mentis erat compos; sod erat co-<text:line-break/>matosu; urinae multae, tenues et nigrae, insomnis erat.<text:line-break/>Vigesimo aliquantum circumsi</text:span></text:span><text:span text:style-name="Default_20_Paragraph_20_Font"><text:span text:style-name="T1">d</text:span></text:span><text:span text:style-name="Default_20_Paragraph_20_Font"><text:span text:style-name="T10">it statimque recaluit,<text:line-break/>nonnihil delirabat, insomnis erat, alvus eadem erat:<text:line-break/>urinae aquosae et multae malae. Vigesimoseptimo se-<text:line-break/>bre vacabat , substitit alvus: non multo post dextra co-<text:line-break/>xendix graviter diu doluit; febres rursus comitabantur<text:line-break/>et urinae aquosae. Quadragesimo coxendicis dolor re-<text:line-break/>missus suit, tusses vero assiduae, humidae, multae, al-<text:line-break/>vus est repressa, cibum sastidiebat; in urinis nihil est<text:line-break/>innovatum: at vero febres omnino non intermittebant,<text:line-break/>erraticae, nunc accedebant, nunc non. Sexagesimo<text:line-break/>tusses sine signis evanuerant; neque ulla enim sua</text:span></text:span><text:span text:style-name="Default_20_Paragraph_20_Font"><text:span text:style-name="T1">s</text:span></text:span><text:span text:style-name="Default_20_Paragraph_20_Font"><text:span text:style-name="T10">orum<text:line-break/>erat concoctio, nec alvi consuetus abscessus, dextra<text:line-break/>maxilla detracta est, comat</text:span></text:span><text:span text:style-name="Default_20_Paragraph_20_Font"><text:span text:style-name="T1">esa, </text:span></text:span><text:span text:style-name="Default_20_Paragraph_20_Font"><text:span text:style-name="T10">iterum deliravit sta-<text:line-break/>timque resipuit, fed ad cibos aversa animo (e habuit,</text:span></text:span></text:p>
      <text:p text:style-name="P3"><text:span text:style-name="Default_20_Paragraph_20_Font"><text:span text:style-name="T10">maxilla ad locum suum rediit, alvus biliosa, pauca red-<text:line-break/>didit: acutius febricitavit, inhorruit fequentibusque die-<text:line-break/>bus obmutuit, rediitque ad mentem et st locuta. Ceto-<text:line-break/>gesimo obiit, urinae hujus perpetuo nigrae erant tenues-<text:line-break/>que et aquosae, comaeque consequebatur; cibum non<text:line-break/>sumebat; anim</text:span></text:span>o <text:span text:style-name="Default_20_Paragraph_20_Font"><text:span text:style-name="T10">erat desecto, insomnis, iracunda, im-<text:line-break/>placida, animo melancholico.</text:span></text:span></text:p>
      <text:p text:style-name="P1">Annotandum puto, qui factum sit, ut nihil de hoc,<text:line-break/>apud frigidam aquam, Sabinus dixerit: quum ille dicere<text:line-break/>posset, hae de re mulieroulam refrigeratam in valetudi-<text:line-break/>nem incurrisse. Nam hoc multo erat probabiliuS iis,<text:line-break/>quae in Parium sunt dicta et in eum qui in horto de-<text:line-break/>cumbebat et qur prope aedem Dianae, eumque qui pro-<text:line-break/>pter novum murum habitabat. Itaque videbitur, suppressa<text:line-break/>e partu purgatione , incidisse mulier in morbum , quippe<text:line-break/>menstruorum suppressio offendit, tamen non perinde ut si<text:line-break/>partu supprimantur , officit quod non abundantiam modo,</text:p>
      <text:p text:style-name="P3">sed insignem etiam humorum pariat pravitatem. Nam<text:line-break/>meliorem sanguinem ad fe soetus nutrimenti causa alli-<text:line-break/>ciens, relinquensque deteriorem, causa est ut praegnantes<text:line-break/>pravis humoribuS impleantur, quos a partu evacuat na-<text:line-break/>tura. Quod quum majoreS animadvertissent <text:span text:style-name="Default_20_Paragraph_20_Font"><text:span text:style-name="T16">λσγἰυιν</text:span></text:span><text:span text:style-name="Default_20_Paragraph_20_Font"><text:span text:style-name="T19"> </text:span></text:span><text:span text:style-name="Default_20_Paragraph_20_Font"><text:span text:style-name="T16">κένσι</text:span></text:span><text:span text:style-name="Default_20_Paragraph_20_Font"><text:span text:style-name="T19">-<text:line-break/></text:span></text:span><text:span text:style-name="Default_20_Paragraph_20_Font"><text:span text:style-name="T16">σιν</text:span></text:span><text:span text:style-name="Default_20_Paragraph_20_Font"><text:span text:style-name="T19">, </text:span></text:span>id est puerperarum a partu vacuationem, excretio-<text:line-break/>nem sanguiniS vocitaverunt. Est vero etiam menstrua va-<text:line-break/>cuatio non solum vacuatio , sed purgatio : verum non est<text:line-break/>aequabile tamen multitudo vitiosorum humorum , neque<text:line-break/>pari spatio menstruis circuitibus congeritur , quanta dum<text:line-break/>partum geret. In universum vero melancholica apparet<text:line-break/>sanguiS , quem a puerperio evacuant. Proinde etiam con-<text:line-break/>spiciuntur urinae omnibus infectae esse, ut si suligo quae-<text:line-break/>piam in eaS incidisset. Quod utique Hippocrates et de<text:line-break/>hac scripsit muliere, undecimo die, dicenS , urinae mul-<text:line-break/>tae, tenues, nigrae. Equidem quandam novi quam tali-<text:line-break/>buS uriniS magna copia evacuatis , auxilium percepit.<text:line-break/>Alias non est huic talis eVacuata, nam in aquosa con-</text:p>
      <text:p text:style-name="P3">versae sunt ei urinae multae, tenues, nigrae. Quare in<text:line-break/>vigesimi diei scriptum est narratione , urinae aquosae,<text:line-break/>muItae, maIae, postea quadragesimo die in urinis nihil est<text:line-break/>innovatum. Quin nec aliam est illa vacuationem conse-<text:line-break/>cuta , nec abscessum. Itaque postquam diu Iaborasset, octo-<text:line-break/>gefimo die obiit. Nam ipse fic HippocrateS scripsit. Ne-<text:line-break/>que enim illa sputorum erat concoctio: nec aliuS solitus<text:line-break/>abscessus, Iicet studeret illico natura redundantiam ad<text:line-break/>coxendicem deponere, sed haec videtur reciprocata; nam<text:line-break/>ille dicit, quadragesimo coxendicis dolor remissus est;<text:line-break/>tusses vero assiduae, humidae. Enimvero saepius jam au-<text:line-break/>divimuS quod thoraci consortium cum genitalibus sit.<text:line-break/>HabeS eorum quae huic mulieri acciderunt capita. De<text:line-break/>iiS vero, quae in proposita oratione sunt separatim scripta,<text:line-break/>alvi excrementa <text:span text:style-name="Default_20_Paragraph_20_Font"><text:span text:style-name="T16">ύύατόγσλ</text:span></text:span><text:span text:style-name="Default_20_Paragraph_20_Font"><text:span text:style-name="T19">.</text:span></text:span><text:span text:style-name="Default_20_Paragraph_20_Font"><text:span text:style-name="T16">α</text:span></text:span><text:span text:style-name="Default_20_Paragraph_20_Font"><text:span text:style-name="T19">, </text:span></text:span>quidam per <text:span text:style-name="Default_20_Paragraph_20_Font"><text:span text:style-name="T16">γ</text:span></text:span><text:span text:style-name="Default_20_Paragraph_20_Font"><text:span text:style-name="T19"> </text:span></text:span>et <text:span text:style-name="Default_20_Paragraph_20_Font"><text:span text:style-name="T16">λ</text:span></text:span><text:span text:style-name="Default_20_Paragraph_20_Font"><text:span text:style-name="T19"> </text:span></text:span>scribuntur,<text:line-break/>quidam per <text:span text:style-name="Default_20_Paragraph_20_Font"><text:span text:style-name="T10">y</text:span></text:span> et o et <text:span text:style-name="Default_20_Paragraph_20_Font"><text:span text:style-name="T10">t; </text:span></text:span>atque illa esse quidem tenuia,<text:line-break/>ut aqua est, nam tenue utrunque nomen indicat, caete-</text:p>
      <text:p text:style-name="P3">rum colore diverso, <text:span text:style-name="Default_20_Paragraph_20_Font"><text:span text:style-name="T16">ύὐατόγλυα</text:span></text:span><text:span text:style-name="Default_20_Paragraph_20_Font"><text:span text:style-name="T19"> </text:span></text:span><text:span text:style-name="Default_20_Paragraph_20_Font"><text:span text:style-name="T16">τῆς</text:span></text:span><text:span text:style-name="Default_20_Paragraph_20_Font"><text:span text:style-name="T19"> </text:span></text:span><text:span text:style-name="Default_20_Paragraph_20_Font"><text:span text:style-name="T16">γλόης</text:span></text:span><text:span text:style-name="Default_20_Paragraph_20_Font"><text:span text:style-name="T19">, </text:span></text:span>id est graminis,<text:line-break/>reddere colorem, <text:span text:style-name="Default_20_Paragraph_20_Font"><text:span text:style-name="T16">ὐὐατόγσλα</text:span></text:span><text:span text:style-name="Default_20_Paragraph_20_Font"><text:span text:style-name="T19"> </text:span></text:span><text:span text:style-name="Default_20_Paragraph_20_Font"><text:span text:style-name="T16">τῆς</text:span></text:span><text:span text:style-name="Default_20_Paragraph_20_Font"><text:span text:style-name="T19"> </text:span></text:span><text:span text:style-name="Default_20_Paragraph_20_Font"><text:span text:style-name="T16">γυλ</text:span></text:span><text:span text:style-name="Default_20_Paragraph_20_Font"><text:span text:style-name="T19">.</text:span></text:span><text:span text:style-name="Default_20_Paragraph_20_Font"><text:span text:style-name="T16">ῆς</text:span></text:span><text:span text:style-name="Default_20_Paragraph_20_Font"><text:span text:style-name="T19">, </text:span></text:span>id est bilis. Jam<text:line-break/>tertia etiam scriptura est per <text:span text:style-name="Default_20_Paragraph_20_Font"><text:span text:style-name="T16">γ</text:span></text:span><text:span text:style-name="Default_20_Paragraph_20_Font"><text:span text:style-name="T19"> </text:span></text:span>et <text:span text:style-name="Default_20_Paragraph_20_Font"><text:span text:style-name="T16">ρ</text:span></text:span><text:span text:style-name="Default_20_Paragraph_20_Font"><text:span text:style-name="T19"> </text:span></text:span><text:span text:style-name="Default_20_Paragraph_20_Font"><text:span text:style-name="T16">ὐὐατυς</text:span></text:span><text:span text:style-name="Default_20_Paragraph_20_Font"><text:span text:style-name="T19"> </text:span></text:span><text:span text:style-name="Default_20_Paragraph_20_Font"><text:span text:style-name="T16">γρόα</text:span></text:span><text:span text:style-name="Default_20_Paragraph_20_Font"><text:span text:style-name="T19">, </text:span></text:span>id est<text:line-break/>aquae color, quae nec in antiquiS et fidelibus exemplari-<text:line-break/>bus reperitur, estque plane mendosa. Nam aquosae uri-<text:line-break/>nae ex nominis argumento et materiam repraesentant te-<text:line-break/>nuem et colorem album. Porro in historia hujus aegrae<text:line-break/>Hippocrates est affectata quadam abusus dictione ; alioqui<text:line-break/>clarissime hoc libro omnia locutus. Scripfit ergo dictio-<text:line-break/>nem in hunc modum <text:span text:style-name="Default_20_Paragraph_20_Font"><text:span text:style-name="T19">, </text:span></text:span><text:span text:style-name="Default_20_Paragraph_20_Font"><text:span text:style-name="T16">πρὸς</text:span></text:span><text:span text:style-name="Default_20_Paragraph_20_Font"><text:span text:style-name="T19"> </text:span></text:span><text:span text:style-name="Default_20_Paragraph_20_Font"><text:span text:style-name="T10">hi</text:span></text:span> <text:span text:style-name="Default_20_Paragraph_20_Font"><text:span text:style-name="T16">τά</text:span></text:span><text:span text:style-name="Default_20_Paragraph_20_Font"><text:span text:style-name="T19"> </text:span></text:span><text:span text:style-name="Default_20_Paragraph_20_Font"><text:span text:style-name="T16">γεύματα</text:span></text:span><text:span text:style-name="Default_20_Paragraph_20_Font"><text:span text:style-name="T19"> </text:span></text:span><text:span text:style-name="Default_20_Paragraph_20_Font"><text:span text:style-name="T16">άπυνενυημέναις</text:span></text:span><text:span text:style-name="Default_20_Paragraph_20_Font"><text:span text:style-name="T19"><text:line-break/></text:span></text:span><text:span text:style-name="Default_20_Paragraph_20_Font"><text:span text:style-name="T16">εἰγεν</text:span></text:span><text:span text:style-name="Default_20_Paragraph_20_Font"><text:span text:style-name="T19">, </text:span></text:span>hoc est sed ad ciboS averso animo se habuit, maximo<text:line-break/>appetituS desecto et eorum odio ex voce una indicato;<text:line-break/>quod signum esse pravum frequenter est dictum. Operae<text:line-break/>pretium est autem mirari cur nihil SabinuS de notis cui-<text:line-break/>que aegro subditis dixerit: de quibus quia fecundo com-<text:line-break/>mentario fatis disputavi, nihil est etiam quod hic de eis</text:p>
      <text:h text:style-name="P38" text:outline-level="4"><text:bookmark-start text:name="bookmark62"/>faciam mentionem. Atqui ille in singulis aegris instituit<text:line-break/>et detegere conatur interpretum ineptias.<text:bookmark-end text:name="bookmark62"/></text:h>
      <text:p text:style-name="P29">s<text:tab/><text:span text:style-name="Default_20_Paragraph_20_Font"><text:span text:style-name="T10">i</text:span></text:span>v t ve<text:tab/><text:span text:style-name="Default_20_Paragraph_20_Font"><text:span text:style-name="T10">.n</text:span></text:span></text:p>
      <text:p text:style-name="Normal">LXXIV.</text:p>
      <text:p text:style-name="P5">l<text:span text:style-name="Default_20_Paragraph_20_Font"><text:span text:style-name="T10">n</text:span></text:span> T<text:span text:style-name="Default_20_Paragraph_20_Font"><text:span text:style-name="T10">hasa Pythionem, qui supra</text:span></text:span> H<text:span text:style-name="Default_20_Paragraph_20_Font"><text:span text:style-name="T10">erculis fenum decum-<text:line-break/>bebat, ex laboribus, lassitudinibus, parum habita victus<text:line-break/>ratione, magnus coepit rigor et febris acuta; lingua<text:line-break/>inaruit, sttibundus erat, biliosus, non dormivit; urinae<text:line-break/>subnigrae, suspensio sublimis, non subsidebat. Altero<text:line-break/>die sub meridiem extremae partes feigebant, praeter<text:line-break/>caeteras manus et caput; obmutuit, voce desectus tst,<text:line-break/>diu brevisoirus, rediit; nocte quievit, circa caput mo-<text:line-break/>dicum sudavit. Die tertio interdiu quievit; vesperi sub<text:line-break/>solis occasum aliquantum saiguit, turbatio: nox labo-<text:line-break/>riosa suit, nihil dormivit; ab alvo pauca, compacta<text:line-break/>stercora descenderunt. Quarto mane quievit; ad meri-<text:line-break/>diem omnia irritata sunt, feigus, mutus, sine voce, in</text:span></text:span></text:p>
      <text:p text:style-name="P2"><text:span text:style-name="Default_20_Paragraph_20_Font"><text:span text:style-name="T8">deteriu</text:span></text:span><text:span text:style-name="Default_20_Paragraph_20_Font"><text:span text:style-name="T1">s, </text:span></text:span><text:span text:style-name="Default_20_Paragraph_20_Font"><text:span text:style-name="T8">calor red</text:span></text:span><text:span text:style-name="Default_20_Paragraph_20_Font"><text:span text:style-name="T1">i</text:span></text:span><text:span text:style-name="Default_20_Paragraph_20_Font"><text:span text:style-name="T8">it p</text:span></text:span><text:span text:style-name="Default_20_Paragraph_20_Font"><text:span text:style-name="T1">o</text:span></text:span><text:span text:style-name="Default_20_Paragraph_20_Font"><text:span text:style-name="T8">st pau</text:span></text:span><text:span text:style-name="Default_20_Paragraph_20_Font"><text:span text:style-name="T1">lo </text:span></text:span><text:span text:style-name="Default_20_Paragraph_20_Font"><text:span text:style-name="T8">urina</text:span></text:span><text:span text:style-name="Default_20_Paragraph_20_Font"><text:span text:style-name="T1">s </text:span></text:span><text:span text:style-name="Default_20_Paragraph_20_Font"><text:span text:style-name="T8">n</text:span></text:span><text:span text:style-name="Default_20_Paragraph_20_Font"><text:span text:style-name="T1">i</text:span></text:span><text:span text:style-name="Default_20_Paragraph_20_Font"><text:span text:style-name="T8">gra</text:span></text:span><text:span text:style-name="Default_20_Paragraph_20_Font"><text:span text:style-name="T1">s </text:span></text:span><text:span text:style-name="Default_20_Paragraph_20_Font"><text:span text:style-name="T8">cum<text:line-break/>suspensione redd</text:span></text:span><text:span text:style-name="Default_20_Paragraph_20_Font"><text:span text:style-name="T1">i</text:span></text:span><text:span text:style-name="Default_20_Paragraph_20_Font"><text:span text:style-name="T8">d</text:span></text:span><text:span text:style-name="Default_20_Paragraph_20_Font"><text:span text:style-name="T1">it, </text:span></text:span><text:span text:style-name="Default_20_Paragraph_20_Font"><text:span text:style-name="T8">nocte placide dorm</text:span></text:span><text:span text:style-name="Default_20_Paragraph_20_Font"><text:span text:style-name="T1">i</text:span></text:span><text:span text:style-name="Default_20_Paragraph_20_Font"><text:span text:style-name="T8">v</text:span></text:span><text:span text:style-name="Default_20_Paragraph_20_Font"><text:span text:style-name="T1">it. Q</text:span></text:span><text:span text:style-name="Default_20_Paragraph_20_Font"><text:span text:style-name="T8">u</text:span></text:span><text:span text:style-name="Default_20_Paragraph_20_Font"><text:span text:style-name="T1">i</text:span></text:span><text:span text:style-name="Default_20_Paragraph_20_Font"><text:span text:style-name="T8">nto<text:line-break/>releva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s </text:span></text:span><text:span text:style-name="Default_20_Paragraph_20_Font"><text:span text:style-name="T8">v</text:span></text:span><text:span text:style-name="Default_20_Paragraph_20_Font"><text:span text:style-name="T1">isus </text:span></text:span><text:span text:style-name="Default_20_Paragraph_20_Font"><text:span text:style-name="T8">est este, ven</text:span></text:span><text:span text:style-name="Default_20_Paragraph_20_Font"><text:span text:style-name="T1">t</text:span></text:span><text:span text:style-name="Default_20_Paragraph_20_Font"><text:span text:style-name="T8">re</text:span></text:span><text:span text:style-name="Default_20_Paragraph_20_Font"><text:span text:style-name="T1">m t</text:span></text:span><text:span text:style-name="Default_20_Paragraph_20_Font"><text:span text:style-name="T8">amen cum dolore gra-<text:line-break/>v</text:span></text:span><text:span text:style-name="Default_20_Paragraph_20_Font"><text:span text:style-name="T1">il</text:span></text:span><text:span text:style-name="Default_20_Paragraph_20_Font"><text:span text:style-name="T8">d</text:span></text:span><text:span text:style-name="Default_20_Paragraph_20_Font"><text:span text:style-name="T1">s </text:span></text:span><text:span text:style-name="Default_20_Paragraph_20_Font"><text:span text:style-name="T8">tenu</text:span></text:span><text:span text:style-name="Default_20_Paragraph_20_Font"><text:span text:style-name="T1">it; </text:span></text:span><text:span text:style-name="Default_20_Paragraph_20_Font"><text:span text:style-name="T8">sit</text:span></text:span><text:span text:style-name="Default_20_Paragraph_20_Font"><text:span text:style-name="T1">i</text:span></text:span><text:span text:style-name="Default_20_Paragraph_20_Font"><text:span text:style-name="T8">bundu</text:span></text:span><text:span text:style-name="Default_20_Paragraph_20_Font"><text:span text:style-name="T1">s. </text:span></text:span><text:span text:style-name="Default_20_Paragraph_20_Font"><text:span text:style-name="T8">Nocte</text:span></text:span><text:span text:style-name="Default_20_Paragraph_20_Font"><text:span text:style-name="T1">m </text:span></text:span><text:span text:style-name="Default_20_Paragraph_20_Font"><text:span text:style-name="T8">laboriosum habu</text:span></text:span><text:span text:style-name="Default_20_Paragraph_20_Font"><text:span text:style-name="T1">it.<text:line-break/></text:span></text:span><text:span text:style-name="Default_20_Paragraph_20_Font"><text:span text:style-name="T8">sext</text:span></text:span><text:span text:style-name="Default_20_Paragraph_20_Font"><text:span text:style-name="T1">o </text:span></text:span><text:span text:style-name="Default_20_Paragraph_20_Font"><text:span text:style-name="T8">mane qu</text:span></text:span><text:span text:style-name="Default_20_Paragraph_20_Font"><text:span text:style-name="T1">i</text:span></text:span><text:span text:style-name="Default_20_Paragraph_20_Font"><text:span text:style-name="T8">ev</text:span></text:span><text:span text:style-name="Default_20_Paragraph_20_Font"><text:span text:style-name="T1">i</text:span></text:span><text:span text:style-name="Default_20_Paragraph_20_Font"><text:span text:style-name="T8">t: ad vesperum dolore</text:span></text:span><text:span text:style-name="Default_20_Paragraph_20_Font"><text:span text:style-name="T1">s i</text:span></text:span><text:span text:style-name="Default_20_Paragraph_20_Font"><text:span text:style-name="T8">ncreverun</text:span></text:span><text:span text:style-name="Default_20_Paragraph_20_Font"><text:span text:style-name="T1">t,<text:line-break/></text:span></text:span><text:span text:style-name="Default_20_Paragraph_20_Font"><text:span text:style-name="T8">exacerba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s </text:span></text:span><text:span text:style-name="Default_20_Paragraph_20_Font"><text:span text:style-name="T8">esi, vesperi </text:span></text:span><text:span text:style-name="Default_20_Paragraph_20_Font"><text:span text:style-name="T1">i</text:span></text:span><text:span text:style-name="Default_20_Paragraph_20_Font"><text:span text:style-name="T8">nd</text:span></text:span><text:span text:style-name="Default_20_Paragraph_20_Font"><text:span text:style-name="T1">it</text:span></text:span><text:span text:style-name="Default_20_Paragraph_20_Font"><text:span text:style-name="T8">o cl</text:span></text:span><text:span text:style-name="Default_20_Paragraph_20_Font"><text:span text:style-name="T1">y</text:span></text:span><text:span text:style-name="Default_20_Paragraph_20_Font"><text:span text:style-name="T8">stere co</text:span></text:span><text:span text:style-name="Default_20_Paragraph_20_Font"><text:span text:style-name="T1">m</text:span></text:span><text:span text:style-name="Default_20_Paragraph_20_Font"><text:span text:style-name="T8">mode alvu</text:span></text:span><text:span text:style-name="Default_20_Paragraph_20_Font"><text:span text:style-name="T1">s<text:line-break/></text:span></text:span><text:span text:style-name="Default_20_Paragraph_20_Font"><text:span text:style-name="T8">redd</text:span></text:span><text:span text:style-name="Default_20_Paragraph_20_Font"><text:span text:style-name="T1">i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t, nocte dorm</text:span></text:span><text:span text:style-name="Default_20_Paragraph_20_Font"><text:span text:style-name="T1">i</text:span></text:span><text:span text:style-name="Default_20_Paragraph_20_Font"><text:span text:style-name="T8">v</text:span></text:span><text:span text:style-name="Default_20_Paragraph_20_Font"><text:span text:style-name="T1">it. </text:span></text:span><text:span text:style-name="Default_20_Paragraph_20_Font"><text:span text:style-name="T8">sept</text:span></text:span><text:span text:style-name="Default_20_Paragraph_20_Font"><text:span text:style-name="T1">imo 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e</text:span></text:span><text:span text:style-name="Default_20_Paragraph_20_Font"><text:span text:style-name="T1"> f</text:span></text:span><text:span text:style-name="Default_20_Paragraph_20_Font"><text:span text:style-name="T8">ast</text:span></text:span><text:span text:style-name="Default_20_Paragraph_20_Font"><text:span text:style-name="T1">i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osus</text:span></text:span><text:span text:style-name="Default_20_Paragraph_20_Font"><text:span text:style-name="T1"> i</text:span></text:span><text:span text:style-name="Default_20_Paragraph_20_Font"><text:span text:style-name="T8">m-<text:line-break/>plac</text:span></text:span><text:span text:style-name="Default_20_Paragraph_20_Font"><text:span text:style-name="T1">i</text:span></text:span><text:span text:style-name="Default_20_Paragraph_20_Font"><text:span text:style-name="T8">d</text:span></text:span><text:span text:style-name="Default_20_Paragraph_20_Font"><text:span text:style-name="T1">io</text:span></text:span><text:span text:style-name="Default_20_Paragraph_20_Font"><text:span text:style-name="T8">r erat, oleosu</text:span></text:span><text:span text:style-name="Default_20_Paragraph_20_Font"><text:span text:style-name="T1">m </text:span></text:span><text:span text:style-name="Default_20_Paragraph_20_Font"><text:span text:style-name="T8">m</text:span></text:span><text:span text:style-name="Default_20_Paragraph_20_Font"><text:span text:style-name="T1">i</text:span></text:span><text:span text:style-name="Default_20_Paragraph_20_Font"><text:span text:style-name="T8">nx</text:span></text:span><text:span text:style-name="Default_20_Paragraph_20_Font"><text:span text:style-name="T1">it, </text:span></text:span><text:span text:style-name="Default_20_Paragraph_20_Font"><text:span text:style-name="T8">nocte est mul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m </text:span></text:span><text:span text:style-name="Default_20_Paragraph_20_Font"><text:span text:style-name="T8">tur-<text:line-break/>batu</text:span></text:span><text:span text:style-name="Default_20_Paragraph_20_Font"><text:span text:style-name="T1">s, </text:span></text:span><text:span text:style-name="Default_20_Paragraph_20_Font"><text:span text:style-name="T8">del</text:span></text:span><text:span text:style-name="Default_20_Paragraph_20_Font"><text:span text:style-name="T1">i</text:span></text:span><text:span text:style-name="Default_20_Paragraph_20_Font"><text:span text:style-name="T8">raba</text:span></text:span><text:span text:style-name="Default_20_Paragraph_20_Font"><text:span text:style-name="T1">t, </text:span></text:span><text:span text:style-name="Default_20_Paragraph_20_Font"><text:span text:style-name="T8">n</text:span></text:span><text:span text:style-name="Default_20_Paragraph_20_Font"><text:span text:style-name="T1">i</text:span></text:span><text:span text:style-name="Default_20_Paragraph_20_Font"><text:span text:style-name="T8">h</text:span></text:span><text:span text:style-name="Default_20_Paragraph_20_Font"><text:span text:style-name="T1">i</text:span></text:span><text:span text:style-name="Default_20_Paragraph_20_Font"><text:span text:style-name="T8">l dorm</text:span></text:span><text:span text:style-name="Default_20_Paragraph_20_Font"><text:span text:style-name="T1">i</text:span></text:span><text:span text:style-name="Default_20_Paragraph_20_Font"><text:span text:style-name="T8">eba</text:span></text:span><text:span text:style-name="Default_20_Paragraph_20_Font"><text:span text:style-name="T1">t. </text:span></text:span><text:span text:style-name="Default_20_Paragraph_20_Font"><text:span text:style-name="T8">oc</text:span></text:span><text:span text:style-name="Default_20_Paragraph_20_Font"><text:span text:style-name="T1">t</text:span></text:span><text:span text:style-name="Default_20_Paragraph_20_Font"><text:span text:style-name="T8">avo mane al</text:span></text:span><text:span text:style-name="Default_20_Paragraph_20_Font"><text:span text:style-name="T1">i-<text:line-break/></text:span></text:span><text:span text:style-name="Default_20_Paragraph_20_Font"><text:span text:style-name="T8">quantum dorm</text:span></text:span><text:span text:style-name="Default_20_Paragraph_20_Font"><text:span text:style-name="T1">i</text:span></text:span><text:span text:style-name="Default_20_Paragraph_20_Font"><text:span text:style-name="T8">v</text:span></text:span><text:span text:style-name="Default_20_Paragraph_20_Font"><text:span text:style-name="T1">i</text:span></text:span><text:span text:style-name="Default_20_Paragraph_20_Font"><text:span text:style-name="T8">t, moxque sc</text:span></text:span><text:span text:style-name="Default_20_Paragraph_20_Font"><text:span text:style-name="T1">i</text:span></text:span><text:span text:style-name="Default_20_Paragraph_20_Font"><text:span text:style-name="T8">gu</text:span></text:span><text:span text:style-name="Default_20_Paragraph_20_Font"><text:span text:style-name="T1">s </text:span></text:span><text:span text:style-name="Default_20_Paragraph_20_Font"><text:span text:style-name="T8">eum cep</text:span></text:span><text:span text:style-name="Default_20_Paragraph_20_Font"><text:span text:style-name="T1">it, </text:span></text:span><text:span text:style-name="Default_20_Paragraph_20_Font"><text:span text:style-name="T8">ac vox<text:line-break/>eu</text:span></text:span><text:span text:style-name="Default_20_Paragraph_20_Font"><text:span text:style-name="T1">m </text:span></text:span><text:span text:style-name="Default_20_Paragraph_20_Font"><text:span text:style-name="T8">deserit; spir</text:span></text:span><text:span text:style-name="Default_20_Paragraph_20_Font"><text:span text:style-name="T1">it</text:span></text:span><text:span text:style-name="Default_20_Paragraph_20_Font"><text:span text:style-name="T8">u</text:span></text:span><text:span text:style-name="Default_20_Paragraph_20_Font"><text:span text:style-name="T1">s </text:span></text:span><text:span text:style-name="Default_20_Paragraph_20_Font"><text:span text:style-name="T8">exil</text:span></text:span><text:span text:style-name="Default_20_Paragraph_20_Font"><text:span text:style-name="T1">is </text:span></text:span><text:span text:style-name="Default_20_Paragraph_20_Font"><text:span text:style-name="T8">et</text:span></text:span><text:span text:style-name="Default_20_Paragraph_20_Font"><text:span text:style-name="T1"> i</text:span></text:span><text:span text:style-name="Default_20_Paragraph_20_Font"><text:span text:style-name="T8">mm</text:span></text:span><text:span text:style-name="Default_20_Paragraph_20_Font"><text:span text:style-name="T1">i</text:span></text:span><text:span text:style-name="Default_20_Paragraph_20_Font"><text:span text:style-name="T8">nutu</text:span></text:span><text:span text:style-name="Default_20_Paragraph_20_Font"><text:span text:style-name="T1">s</text:span></text:span><text:span text:style-name="Default_20_Paragraph_20_Font"><text:span text:style-name="T8">; vesper</text:span></text:span><text:span text:style-name="Default_20_Paragraph_20_Font"><text:span text:style-name="T1">i </text:span></text:span><text:span text:style-name="Default_20_Paragraph_20_Font"><text:span text:style-name="T8">rursu</text:span></text:span><text:span text:style-name="Default_20_Paragraph_20_Font"><text:span text:style-name="T1">s<text:line-break/></text:span></text:span><text:span text:style-name="Default_20_Paragraph_20_Font"><text:span text:style-name="T8">calor red</text:span></text:span><text:span text:style-name="Default_20_Paragraph_20_Font"><text:span text:style-name="T1">iit , </text:span></text:span><text:span text:style-name="Default_20_Paragraph_20_Font"><text:span text:style-name="T8">del</text:span></text:span><text:span text:style-name="Default_20_Paragraph_20_Font"><text:span text:style-name="T1">i</text:span></text:span><text:span text:style-name="Default_20_Paragraph_20_Font"><text:span text:style-name="T8">ravit ; su</text:span></text:span><text:span text:style-name="Default_20_Paragraph_20_Font"><text:span text:style-name="T1">m </text:span></text:span><text:span text:style-name="Default_20_Paragraph_20_Font"><text:span text:style-name="T8">an</text:span></text:span><text:span text:style-name="Default_20_Paragraph_20_Font"><text:span text:style-name="T1">t</text:span></text:span><text:span text:style-name="Default_20_Paragraph_20_Font"><text:span text:style-name="T8">elucano al</text:span></text:span><text:span text:style-name="Default_20_Paragraph_20_Font"><text:span text:style-name="T1">i</text:span></text:span><text:span text:style-name="Default_20_Paragraph_20_Font"><text:span text:style-name="T8">quan</text:span></text:span><text:span text:style-name="Default_20_Paragraph_20_Font"><text:span text:style-name="T1">t</text:span></text:span><text:span text:style-name="Default_20_Paragraph_20_Font"><text:span text:style-name="T8">o lev</text:span></text:span><text:span text:style-name="Default_20_Paragraph_20_Font"><text:span text:style-name="T1">i</text:span></text:span><text:span text:style-name="Default_20_Paragraph_20_Font"><text:span text:style-name="T8">u</text:span></text:span><text:span text:style-name="Default_20_Paragraph_20_Font"><text:span text:style-name="T1">s<text:line-break/></text:span></text:span><text:span text:style-name="Default_20_Paragraph_20_Font"><text:span text:style-name="T8">habui</text:span></text:span><text:span text:style-name="Default_20_Paragraph_20_Font"><text:span text:style-name="T1">t </text:span></text:span><text:span text:style-name="Default_20_Paragraph_20_Font"><text:span text:style-name="T8">; defec</text:span></text:span><text:span text:style-name="Default_20_Paragraph_20_Font"><text:span text:style-name="T1">tio</text:span></text:span><text:span text:style-name="Default_20_Paragraph_20_Font"><text:span text:style-name="T8">ne</text:span></text:span><text:span text:style-name="Default_20_Paragraph_20_Font"><text:span text:style-name="T1">s m</text:span></text:span><text:span text:style-name="Default_20_Paragraph_20_Font"><text:span text:style-name="T8">erae, paucae, b</text:span></text:span><text:span text:style-name="Default_20_Paragraph_20_Font"><text:span text:style-name="T1">ili</text:span></text:span><text:span text:style-name="Default_20_Paragraph_20_Font"><text:span text:style-name="T8">osus. Nono quum<text:line-break/>exc</text:span></text:span><text:span text:style-name="Default_20_Paragraph_20_Font"><text:span text:style-name="T1">i</text:span></text:span><text:span text:style-name="Default_20_Paragraph_20_Font"><text:span text:style-name="T8">tare</text:span></text:span><text:span text:style-name="Default_20_Paragraph_20_Font"><text:span text:style-name="T1">t</text:span></text:span><text:span text:style-name="Default_20_Paragraph_20_Font"><text:span text:style-name="T8">ur, co</text:span></text:span><text:span text:style-name="Default_20_Paragraph_20_Font"><text:span text:style-name="T1">m</text:span></text:span><text:span text:style-name="Default_20_Paragraph_20_Font"><text:span text:style-name="T8">a</text:span></text:span><text:span text:style-name="Default_20_Paragraph_20_Font"><text:span text:style-name="T1">t</text:span></text:span><text:span text:style-name="Default_20_Paragraph_20_Font"><text:span text:style-name="T8">osus erat, non valde sit</text:span></text:span><text:span text:style-name="Default_20_Paragraph_20_Font"><text:span text:style-name="T1">i</text:span></text:span><text:span text:style-name="Default_20_Paragraph_20_Font"><text:span text:style-name="T8">bundu</text:span></text:span><text:span text:style-name="Default_20_Paragraph_20_Font"><text:span text:style-name="T1">s, </text:span></text:span><text:span text:style-name="Default_20_Paragraph_20_Font"><text:span text:style-name="T8">sub<text:line-break/></text:span></text:span><text:span text:style-name="Default_20_Paragraph_20_Font"><text:span text:style-name="T1">po</text:span></text:span><text:span text:style-name="Default_20_Paragraph_20_Font"><text:span text:style-name="T8">lis occasu</text:span></text:span><text:span text:style-name="Default_20_Paragraph_20_Font"><text:span text:style-name="T1">m </text:span></text:span><text:span text:style-name="Default_20_Paragraph_20_Font"><text:span text:style-name="T8">grav</text:span></text:span><text:span text:style-name="Default_20_Paragraph_20_Font"><text:span text:style-name="T1">i</text:span></text:span><text:span text:style-name="Default_20_Paragraph_20_Font"><text:span text:style-name="T8">ter</text:span></text:span><text:span text:style-name="Default_20_Paragraph_20_Font"><text:span text:style-name="T1"> t</text:span></text:span><text:span text:style-name="Default_20_Paragraph_20_Font"><text:span text:style-name="T8">ul</text:span></text:span><text:span text:style-name="Default_20_Paragraph_20_Font"><text:span text:style-name="T1">i</text:span></text:span><text:span text:style-name="Default_20_Paragraph_20_Font"><text:span text:style-name="T8">t, delirav</text:span></text:span><text:span text:style-name="Default_20_Paragraph_20_Font"><text:span text:style-name="T1">it; </text:span></text:span><text:span text:style-name="Default_20_Paragraph_20_Font"><text:span text:style-name="T8">noctem</text:span></text:span><text:span text:style-name="Default_20_Paragraph_20_Font"><text:span text:style-name="T1"> i</text:span></text:span><text:span text:style-name="Default_20_Paragraph_20_Font"><text:span text:style-name="T8">nc</text:span></text:span><text:span text:style-name="Default_20_Paragraph_20_Font"><text:span text:style-name="T1">o</text:span></text:span><text:span text:style-name="Default_20_Paragraph_20_Font"><text:span text:style-name="T8">m-<text:line-break/></text:span></text:span><text:span text:style-name="Default_20_Paragraph_20_Font"><text:span text:style-name="T1">m</text:span></text:span><text:span text:style-name="Default_20_Paragraph_20_Font"><text:span text:style-name="T8">odam habu</text:span></text:span><text:span text:style-name="Default_20_Paragraph_20_Font"><text:span text:style-name="T1">i</text:span></text:span><text:span text:style-name="Default_20_Paragraph_20_Font"><text:span text:style-name="T8">t.</text:span></text:span><text:span text:style-name="Default_20_Paragraph_20_Font"><text:span text:style-name="T1"> D</text:span></text:span><text:span text:style-name="Default_20_Paragraph_20_Font"><text:span text:style-name="T8">ec</text:span></text:span><text:span text:style-name="Default_20_Paragraph_20_Font"><text:span text:style-name="T1">i</text:span></text:span><text:span text:style-name="Default_20_Paragraph_20_Font"><text:span text:style-name="T8">mo</text:span></text:span><text:span text:style-name="Default_20_Paragraph_20_Font"><text:span text:style-name="T1"> m</text:span></text:span><text:span text:style-name="Default_20_Paragraph_20_Font"><text:span text:style-name="T8">ane sine voce, multu</text:span></text:span><text:span text:style-name="Default_20_Paragraph_20_Font"><text:span text:style-name="T1">m </text:span></text:span><text:span text:style-name="Default_20_Paragraph_20_Font"><text:span text:style-name="T8">fagu</text:span></text:span><text:span text:style-name="Default_20_Paragraph_20_Font"><text:span text:style-name="T1">s,<text:line-break/></text:span></text:span><text:span text:style-name="Default_20_Paragraph_20_Font"><text:span text:style-name="T8">fab</text:span></text:span><text:span text:style-name="Default_20_Paragraph_20_Font"><text:span text:style-name="T1">ris </text:span></text:span><text:span text:style-name="Default_20_Paragraph_20_Font"><text:span text:style-name="T8">acuta, </text:span></text:span><text:span text:style-name="Default_20_Paragraph_20_Font"><text:span text:style-name="T1">m</text:span></text:span><text:span text:style-name="Default_20_Paragraph_20_Font"><text:span text:style-name="T8">ultu</text:span></text:span><text:span text:style-name="Default_20_Paragraph_20_Font"><text:span text:style-name="T1">s </text:span></text:span><text:span text:style-name="Default_20_Paragraph_20_Font"><text:span text:style-name="T8">sudor, ob</text:span></text:span><text:span text:style-name="Default_20_Paragraph_20_Font"><text:span text:style-name="T1">i</text:span></text:span><text:span text:style-name="Default_20_Paragraph_20_Font"><text:span text:style-name="T8">it, d</text:span></text:span><text:span text:style-name="Default_20_Paragraph_20_Font"><text:span text:style-name="T1">i</text:span></text:span><text:span text:style-name="Default_20_Paragraph_20_Font"><text:span text:style-name="T8">ebu</text:span></text:span><text:span text:style-name="Default_20_Paragraph_20_Font"><text:span text:style-name="T1">s </text:span></text:span><text:span text:style-name="Default_20_Paragraph_20_Font"><text:span text:style-name="T8">huic paribu</text:span></text:span><text:span text:style-name="Default_20_Paragraph_20_Font"><text:span text:style-name="T1">s<text:line-break/></text:span></text:span><text:span text:style-name="Default_20_Paragraph_20_Font"><text:span text:style-name="T8">labore</text:span></text:span><text:span text:style-name="Default_20_Paragraph_20_Font"><text:span text:style-name="T1">s.</text:span></text:span></text:p>
      <text:p text:style-name="P3"><text:span text:style-name="Default_20_Paragraph_20_Font"><text:span text:style-name="T1">Vel hujus offendes omnia ab initio symptomata et<text:line-break/>signa letalia fuisse et accessiones diebus paribus, ut ipsis<text:line-break/>indicavit Hippocrates, quum in decimi diei narratione,<text:line-break/>t quo obiisse illum dicit, addidit, diebus huic paribus Ia-<text:line-break/>bores, etenim mortem generale judicii significatum ama<text:line-break/>plectitur, ut est ostensum. Iam ferratum - in hoc etiam<text:line-break/>est aegro ut judrcia iis essent fere. diebus , quibus gravio-<text:line-break/>res labores, nam quum in dies paras inciderent, mors<text:line-break/>quoque in die est consecuta pari. Porro in narratione<text:line-break/>symptomatum hujus duo sunt, quae interpretum requi-<text:line-break/>runt, quorum in respiratione. est alterum. Nam </text:span></text:span><text:span text:style-name="Default_20_Paragraph_20_Font"><text:span text:style-name="T13">βραχύ</text:span></text:span><text:span text:style-name="Default_20_Paragraph_20_Font"><text:span text:style-name="T3">-<text:line-break/></text:span></text:span><text:span text:style-name="Default_20_Paragraph_20_Font"><text:span text:style-name="T13">πνους</text:span></text:span><text:span text:style-name="Default_20_Paragraph_20_Font"><text:span text:style-name="T3">, </text:span></text:span><text:span text:style-name="Default_20_Paragraph_20_Font"><text:span text:style-name="T1">id est brevifpirus, est in diei secundi expositione<text:line-break/>scriptus: et spiritus exilis imminutusque lu octavi enar-<text:line-break/>ratio</text:span></text:span><text:span text:style-name="Default_20_Paragraph_20_Font"><text:span text:style-name="T10">n</text:span></text:span><text:span text:style-name="Default_20_Paragraph_20_Font"><text:span text:style-name="T1">e. Didicisti autem tum in primo de dyspnoea com-<text:line-break/>mentario, tum fecundo in praefagla, ubi hanc dictionem<text:line-break/></text:span></text:span><text:span text:style-name="Default_20_Paragraph_20_Font"><text:span text:style-name="T10">t</text:span></text:span><text:span text:style-name="Default_20_Paragraph_20_Font"><text:span text:style-name="T1">umus interpretati: Spiritus si frequens sit, dolorem signi-<text:line-break/>fleat vel inflammationem stupra septum transversum , par</text:span></text:span></text:p>
      <text:p text:style-name="P3"><text:span text:style-name="Default_20_Paragraph_20_Font"><text:span text:style-name="T3">.: </text:span></text:span><text:span text:style-name="Default_20_Paragraph_20_Font"><text:span text:style-name="T1">vum esse quendam pariter et rarum spiritum , qui , quum<text:line-break/>refrigeratur et emoritur jam vitalis .facultas fit: quod<text:line-break/>symptomata quodam inseparabili indicavit hisce - verbis ;<text:line-break/>si frigidum e naribus et ore expiretur,: exitiale jam est<text:line-break/>admodum. Eundem puta eum hic dixisse, fecundo die<text:line-break/>brevem, octavo exilem et imminutum. Nam quidam est<text:line-break/>alius praeterea spiritus brevis simul et frequens , dolorem -<text:line-break/>denotans , ut demonstravimus aut in respirationis partibus<text:line-break/>aut illorum vicinis. verum ambos si inter fe compares,<text:line-break/>pauciorem multo suris aerem attrahi intro in altero offen-<text:line-break/>des, quem parvum simul et rarum dixit fieri. Nam fre-<text:line-break/>qu entia si ad brevitatem accedat, assiduitate defectum<text:line-break/>cujusque inspirationis resarcit, ut qui assidue bibunt me-<text:line-break/>dicum: siquidem hos </text:span></text:span><text:span text:style-name="Default_20_Paragraph_20_Font"><text:span text:style-name="T13">βραχυπότους</text:span></text:span><text:span text:style-name="Default_20_Paragraph_20_Font"><text:span text:style-name="T3">, </text:span></text:span><text:span text:style-name="Default_20_Paragraph_20_Font"><text:span text:style-name="T1">id est modicum potau-<text:line-break/>tes, appellabis qui et parum bibunt et magno interjecto<text:line-break/>spatio. Nam si parum quis et assidue bibat-, hune simpli-<text:line-break/>citer non </text:span></text:span><text:span text:style-name="Default_20_Paragraph_20_Font"><text:span text:style-name="T13">βραχύποτον</text:span></text:span><text:span text:style-name="Default_20_Paragraph_20_Font"><text:span text:style-name="T3">, </text:span></text:span><text:span text:style-name="Default_20_Paragraph_20_Font"><text:span text:style-name="T1">fed </text:span></text:span><text:span text:style-name="Default_20_Paragraph_20_Font"><text:span text:style-name="T13">βραχὺ</text:span></text:span><text:span text:style-name="Default_20_Paragraph_20_Font"><text:span text:style-name="T3"> </text:span></text:span><text:span text:style-name="Default_20_Paragraph_20_Font"><text:span text:style-name="T13">πίν</text:span></text:span><text:span text:style-name="Default_20_Paragraph_20_Font"><text:span text:style-name="T14">ο</text:span></text:span><text:span text:style-name="Default_20_Paragraph_20_Font"><text:span text:style-name="T13">ντα</text:span></text:span><text:span text:style-name="Default_20_Paragraph_20_Font"><text:span text:style-name="T3">, </text:span></text:span><text:span text:style-name="Default_20_Paragraph_20_Font"><text:span text:style-name="T1">id est paulatim<text:line-break/>bibentem appellaveris. Haud- aliter qui proprie brevispi- .</text:span></text:span></text:p>
      <text:p text:style-name="P2"><text:span text:style-name="Default_20_Paragraph_20_Font"><text:span text:style-name="T1">rus vocatur, quoties spiritum trahit, non parvum tantum,<text:line-break/>verum etiam intervallo longo interposito, externum per<text:line-break/>guttur aerem attrahit. Quaeras ergo fortassis cur quum<text:line-break/>Hippocrates primo die febrem praedixerit acutam fuisse,<text:line-break/>altero die hominem brevifpirum fuisse dixerit: nam nos<text:line-break/>in vehementibus febribus demonstravimus, magnum spici-<text:line-break/>. tum et frequentem esse. Respondemus, primo quidem<text:line-break/>die calorem per putrescentes humores succensum febrilem,<text:line-break/>ipsum quidem digestum esse, relictum vero nativum tan-<text:line-break/>tum adeo jam infirmum, ut jam prius extingueretur quam<text:line-break/>febrilis de integro accenderetur calor, veluti fervefactis,<text:line-break/>qui computrescerent, fueris. Alterum vero diem frigoris<text:line-break/>dominantis attulisse signum. Cujus quidem est maxima<text:line-break/>demonstratio, quod brevifpirum dicat tum hominem fuisse<text:line-break/>et Riguisse. Nam de fecundo die ita scribit, altero die<text:line-break/>sub meridiem extremae partes frigebant, praeter caeteras<text:line-break/>manus et caput, mutus;. voce defectus, diu brevifpirus.<text:line-break/>Rutilis de octavo die haec tradit, octavo mane aliquan-</text:span></text:span></text:p>
      <text:p text:style-name="P3"><text:span text:style-name="Default_20_Paragraph_20_Font"><text:span text:style-name="T1">tum dormivit moxque frigus coepit et vox eum defecit,<text:line-break/>spiritus exilis et imminutus: ubi mihi hoc quoque attende:<text:line-break/>Quum est refrigeratus , una cum vitiata respiratione voce<text:line-break/>esse eum defectum dicit , quod Iniet etiam. interim ex-<text:line-break/>tinctionem naturae comitari. In quarto die quum scribit,<text:line-break/>frigus, mutus, sine voce, in deterius, ostendit adjecto<text:line-break/>in, deterius, etiam brevlspirum illum fuisse. Reliquum<text:line-break/>ergo est hic ut declaremus cur postea </text:span></text:span><text:span text:style-name="Default_20_Paragraph_20_Font"><text:span text:style-name="T13">ἄνα</text:span></text:span><text:span text:style-name="Default_20_Paragraph_20_Font"><text:span text:style-name="T14">ν</text:span></text:span><text:span text:style-name="Default_20_Paragraph_20_Font"><text:span text:style-name="T13">δος</text:span></text:span><text:span text:style-name="Default_20_Paragraph_20_Font"><text:span text:style-name="T3">, </text:span></text:span><text:span text:style-name="Default_20_Paragraph_20_Font"><text:span text:style-name="T1">id est mu-<text:line-break/>tus addiderit, voce defectus. Cujus haec est ratio, Ser-<text:line-break/>monent Graece </text:span></text:span><text:span text:style-name="Default_20_Paragraph_20_Font"><text:span text:style-name="T13">αύδὴν</text:span></text:span><text:span text:style-name="Default_20_Paragraph_20_Font"><text:span text:style-name="T3"> </text:span></text:span><text:span text:style-name="Default_20_Paragraph_20_Font"><text:span text:style-name="T1">, nec .orationem quando auditu pro-<text:line-break/>prie sentitur, antiqui vocare videntur; nec illud species<text:line-break/>ejus sit fiola, quod de angustia per animantis emittitur os,<text:line-break/>in quo continetur fletus, sibilus, luctus, tussis et id ge-<text:line-break/>itus alia; sed unam hominis vocem, qua inter nos collo-<text:line-break/>quimur, sermonem, Graece </text:span></text:span><text:span text:style-name="Default_20_Paragraph_20_Font"><text:span text:style-name="T13">αύδὴν</text:span></text:span><text:span text:style-name="Default_20_Paragraph_20_Font"><text:span text:style-name="T3"> </text:span></text:span><text:span text:style-name="Default_20_Paragraph_20_Font"><text:span text:style-name="T1">nominanti Itaque. etiam<text:line-break/>poeta ubi </text:span></text:span><text:span text:style-name="Default_20_Paragraph_20_Font"><text:span text:style-name="T8">t</text:span></text:span><text:span text:style-name="Default_20_Paragraph_20_Font"><text:span text:style-name="T1">uos equos alloquentem inducit Achillem , ibi</text:span></text:span></text:p>
      <text:p text:style-name="P3"><text:span text:style-name="Default_20_Paragraph_20_Font"><text:span text:style-name="T1">alterum eorum ait respondisse lingua humana. Inquit<text:line-break/>enim;</text:span></text:span></text:p>
      <text:p text:style-name="P1"><text:span text:style-name="Default_20_Paragraph_20_Font"><text:span text:style-name="T14">Α</text:span></text:span><text:span text:style-name="Default_20_Paragraph_20_Font"><text:span text:style-name="T13">ύδήεντα</text:span></text:span><text:span text:style-name="Default_20_Paragraph_20_Font"><text:span text:style-name="T3"> </text:span></text:span><text:span text:style-name="Default_20_Paragraph_20_Font"><text:span text:style-name="T13">ἔθηκε</text:span></text:span><text:span text:style-name="Default_20_Paragraph_20_Font"><text:span text:style-name="T3"> </text:span></text:span><text:span text:style-name="Default_20_Paragraph_20_Font"><text:span text:style-name="T13">θεὰ</text:span></text:span><text:span text:style-name="Default_20_Paragraph_20_Font"><text:span text:style-name="T3"> </text:span></text:span><text:span text:style-name="Default_20_Paragraph_20_Font"><text:span text:style-name="T13">λευκώλενος</text:span></text:span><text:span text:style-name="Default_20_Paragraph_20_Font"><text:span text:style-name="T3"> </text:span></text:span><text:span text:style-name="Default_20_Paragraph_20_Font"><text:span text:style-name="T13">Ἐἐρη</text:span></text:span><text:span text:style-name="Default_20_Paragraph_20_Font"><text:span text:style-name="T3">,<text:line-break/></text:span></text:span><text:span text:style-name="Default_20_Paragraph_20_Font"><text:span text:style-name="T1">id est:</text:span></text:span></text:p>
      <text:p text:style-name="P1"><text:span text:style-name="Default_20_Paragraph_20_Font"><text:span text:style-name="T8">Hunc reg</text:span></text:span><text:span text:style-name="Default_20_Paragraph_20_Font"><text:span text:style-name="T1">i</text:span></text:span><text:span text:style-name="Default_20_Paragraph_20_Font"><text:span text:style-name="T8">na loqu</text:span></text:span><text:span text:style-name="Default_20_Paragraph_20_Font"><text:span text:style-name="T1">i </text:span></text:span><text:span text:style-name="Default_20_Paragraph_20_Font"><text:span text:style-name="T8">fec</text:span></text:span><text:span text:style-name="Default_20_Paragraph_20_Font"><text:span text:style-name="T1">i</text:span></text:span><text:span text:style-name="Default_20_Paragraph_20_Font"><text:span text:style-name="T8">t dea cand</text:span></text:span><text:span text:style-name="Default_20_Paragraph_20_Font"><text:span text:style-name="T1">i</text:span></text:span><text:span text:style-name="Default_20_Paragraph_20_Font"><text:span text:style-name="T8">da Juno.</text:span></text:span></text:p>
      <text:p text:style-name="Normal"><text:span text:style-name="Default_20_Paragraph_20_Font"><text:span text:style-name="T1">Non quod antea voce careret, neque communem equorum<text:line-break/>vocem haberet, caeterum quod non illam, quem sermonem<text:line-break/>Graece. </text:span></text:span><text:span text:style-name="Default_20_Paragraph_20_Font"><text:span text:style-name="T13">αύδὴ</text:span></text:span><text:span text:style-name="Default_20_Paragraph_20_Font"><text:span text:style-name="T14">ν</text:span></text:span><text:span text:style-name="Default_20_Paragraph_20_Font"><text:span text:style-name="T3"> </text:span></text:span><text:span text:style-name="Default_20_Paragraph_20_Font"><text:span text:style-name="T1">appellant. Sic deam dicit loqui, quum<text:line-break/>humana uteretur lingua; quod eam etiam humana esse<text:line-break/>forma ferant, quum dii ejus figurae omnes non sint. Nam<text:line-break/>fel plane et luna reliquaque sidera longius ah humana forma<text:line-break/>recesserunt. Unde etiam: Hippocrates obmutuisse quidem<text:line-break/>dixit, quod loqui non valeret; voce defectum esse, quod<text:line-break/>nec lugere^ nec clamare; quod certe multo liquet esse<text:line-break/>deterius quam obmutuisse ; nam quibus fola est resoluta<text:line-break/>lingua, possunt interdum clamare altissime, tamen loqui<text:line-break/>non valent; qui si ne vocem quidem mittere queant, ex-</text:span></text:span></text:p>
      <text:p text:style-name="P3"><text:span text:style-name="Default_20_Paragraph_20_Font"><text:span text:style-name="T10">r</text:span></text:span></text:p>
      <text:p text:style-name="Normal"><text:span text:style-name="Default_20_Paragraph_20_Font"><text:span text:style-name="T1">tremae est hoc extinctionis facultatis signum , ubi qui eo<text:line-break/>in statu sunt </text:span></text:span><text:span text:style-name="Default_20_Paragraph_20_Font"><text:span text:style-name="T8">j</text:span></text:span><text:span text:style-name="Default_20_Paragraph_20_Font"><text:span text:style-name="T1"> neque lugent neque gemunt neque S0-<text:line-break/>nare omnino possunt. Sabinus, ita ut alii qui nullam<text:line-break/>omnino habet vocem, hunc arbitratur mutum esse ni-<text:line-break/>etam; voce vero defectum perinde ab Hippocrate ait feri-<text:line-break/>ptum esse ac attonitum, quasi vero ita affectum attonitum<text:line-break/>vocare non potuisset. Atqui nec reliqua , quae in hoc<text:line-break/>funt affectu dicta . consentiunt, praestentem aegrotum at-<text:line-break/>tonitum fuisse.</text:span></text:span></text:p>
      <text:p text:style-name="Normal"><text:span text:style-name="Default_20_Paragraph_20_Font"><text:span text:style-name="T1">LXXV.</text:span></text:span></text:p>
      <text:p text:style-name="P5"><text:span text:style-name="Default_20_Paragraph_20_Font"><text:span text:style-name="T8">Qu</text:span></text:span><text:span text:style-name="Default_20_Paragraph_20_Font"><text:span text:style-name="T1">i </text:span></text:span><text:span text:style-name="Default_20_Paragraph_20_Font"><text:span text:style-name="T8">phren</text:span></text:span><text:span text:style-name="Default_20_Paragraph_20_Font"><text:span text:style-name="T1">i</text:span></text:span><text:span text:style-name="Default_20_Paragraph_20_Font"><text:span text:style-name="T8">t</text:span></text:span><text:span text:style-name="Default_20_Paragraph_20_Font"><text:span text:style-name="T1">i</text:span></text:span><text:span text:style-name="Default_20_Paragraph_20_Font"><text:span text:style-name="T8">cu</text:span></text:span><text:span text:style-name="Default_20_Paragraph_20_Font"><text:span text:style-name="T1">s </text:span></text:span><text:span text:style-name="Default_20_Paragraph_20_Font"><text:span text:style-name="T8">pr</text:span></text:span><text:span text:style-name="Default_20_Paragraph_20_Font"><text:span text:style-name="T1">i</text:span></text:span><text:span text:style-name="Default_20_Paragraph_20_Font"><text:span text:style-name="T8">m</text:span></text:span><text:span text:style-name="Default_20_Paragraph_20_Font"><text:span text:style-name="T1">o </text:span></text:span><text:span text:style-name="Default_20_Paragraph_20_Font"><text:span text:style-name="T8">die decubu</text:span></text:span><text:span text:style-name="Default_20_Paragraph_20_Font"><text:span text:style-name="T1">i</text:span></text:span><text:span text:style-name="Default_20_Paragraph_20_Font"><text:span text:style-name="T8">t, aerug</text:span></text:span><text:span text:style-name="Default_20_Paragraph_20_Font"><text:span text:style-name="T1">i</text:span></text:span><text:span text:style-name="Default_20_Paragraph_20_Font"><text:span text:style-name="T8">nosa</text:span></text:span><text:span text:style-name="Default_20_Paragraph_20_Font"><text:span text:style-name="T1"> m</text:span></text:span><text:span text:style-name="Default_20_Paragraph_20_Font"><text:span text:style-name="T8">ul</text:span></text:span><text:span text:style-name="Default_20_Paragraph_20_Font"><text:span text:style-name="T1">t</text:span></text:span><text:span text:style-name="Default_20_Paragraph_20_Font"><text:span text:style-name="T8">a te-<text:line-break/>nu</text:span></text:span><text:span text:style-name="Default_20_Paragraph_20_Font"><text:span text:style-name="T1">i</text:span></text:span><text:span text:style-name="Default_20_Paragraph_20_Font"><text:span text:style-name="T8">a vo</text:span></text:span><text:span text:style-name="Default_20_Paragraph_20_Font"><text:span text:style-name="T1">m</text:span></text:span><text:span text:style-name="Default_20_Paragraph_20_Font"><text:span text:style-name="T8">u</text:span></text:span><text:span text:style-name="Default_20_Paragraph_20_Font"><text:span text:style-name="T1">i</text:span></text:span><text:span text:style-name="Default_20_Paragraph_20_Font"><text:span text:style-name="T8">t,. fab</text:span></text:span><text:span text:style-name="Default_20_Paragraph_20_Font"><text:span text:style-name="T1">ris </text:span></text:span><text:span text:style-name="Default_20_Paragraph_20_Font"><text:span text:style-name="T8">h</text:span></text:span><text:span text:style-name="Default_20_Paragraph_20_Font"><text:span text:style-name="T1">o</text:span></text:span><text:span text:style-name="Default_20_Paragraph_20_Font"><text:span text:style-name="T8">rr</text:span></text:span><text:span text:style-name="Default_20_Paragraph_20_Font"><text:span text:style-name="T1">i</text:span></text:span><text:span text:style-name="Default_20_Paragraph_20_Font"><text:span text:style-name="T8">da prehend</text:span></text:span><text:span text:style-name="Default_20_Paragraph_20_Font"><text:span text:style-name="T1">i</text:span></text:span><text:span text:style-name="Default_20_Paragraph_20_Font"><text:span text:style-name="T8">t; sudor copiosu</text:span></text:span><text:span text:style-name="Default_20_Paragraph_20_Font"><text:span text:style-name="T1">s,<text:line-break/></text:span></text:span><text:span text:style-name="Default_20_Paragraph_20_Font"><text:span text:style-name="T8">aspduu</text:span></text:span><text:span text:style-name="Default_20_Paragraph_20_Font"><text:span text:style-name="T1">s </text:span></text:span><text:span text:style-name="Default_20_Paragraph_20_Font"><text:span text:style-name="T8">per universu</text:span></text:span><text:span text:style-name="Default_20_Paragraph_20_Font"><text:span text:style-name="T1">m </text:span></text:span><text:span text:style-name="Default_20_Paragraph_20_Font"><text:span text:style-name="T8">c</text:span></text:span><text:span text:style-name="Default_20_Paragraph_20_Font"><text:span text:style-name="T1">o</text:span></text:span><text:span text:style-name="Default_20_Paragraph_20_Font"><text:span text:style-name="T8">rpu</text:span></text:span><text:span text:style-name="Default_20_Paragraph_20_Font"><text:span text:style-name="T1">s </text:span></text:span><text:span text:style-name="Default_20_Paragraph_20_Font"><text:span text:style-name="T8">t cap</text:span></text:span><text:span text:style-name="Default_20_Paragraph_20_Font"><text:span text:style-name="T1">itis </text:span></text:span><text:span text:style-name="Default_20_Paragraph_20_Font"><text:span text:style-name="T8">et cerv</text:span></text:span><text:span text:style-name="Default_20_Paragraph_20_Font"><text:span text:style-name="T1">i</text:span></text:span><text:span text:style-name="Default_20_Paragraph_20_Font"><text:span text:style-name="T8">ci</text:span></text:span><text:span text:style-name="Default_20_Paragraph_20_Font"><text:span text:style-name="T1">s </text:span></text:span><text:span text:style-name="Default_20_Paragraph_20_Font"><text:span text:style-name="T8">gra-<text:line-break/>nita</text:span></text:span><text:span text:style-name="Default_20_Paragraph_20_Font"><text:span text:style-name="T1">s </text:span></text:span><text:span text:style-name="Default_20_Paragraph_20_Font"><text:span text:style-name="T8">cu</text:span></text:span><text:span text:style-name="Default_20_Paragraph_20_Font"><text:span text:style-name="T1">m </text:span></text:span><text:span text:style-name="Default_20_Paragraph_20_Font"><text:span text:style-name="T8">d</text:span></text:span><text:span text:style-name="Default_20_Paragraph_20_Font"><text:span text:style-name="T1">o</text:span></text:span><text:span text:style-name="Default_20_Paragraph_20_Font"><text:span text:style-name="T8">lore; u</text:span></text:span><text:span text:style-name="Default_20_Paragraph_20_Font"><text:span text:style-name="T1">ri</text:span></text:span><text:span text:style-name="Default_20_Paragraph_20_Font"><text:span text:style-name="T8">nae tenue</text:span></text:span><text:span text:style-name="Default_20_Paragraph_20_Font"><text:span text:style-name="T1">s, </text:span></text:span><text:span text:style-name="Default_20_Paragraph_20_Font"><text:span text:style-name="T8">enaeoremata parva,<text:line-break/>d</text:span></text:span><text:span text:style-name="Default_20_Paragraph_20_Font"><text:span text:style-name="T1">i</text:span></text:span><text:span text:style-name="Default_20_Paragraph_20_Font"><text:span text:style-name="T8">spersa; non sudav</text:span></text:span><text:span text:style-name="Default_20_Paragraph_20_Font"><text:span text:style-name="T1">it. A</text:span></text:span><text:span text:style-name="Default_20_Paragraph_20_Font"><text:span text:style-name="T8">b alv</text:span></text:span><text:span text:style-name="Default_20_Paragraph_20_Font"><text:span text:style-name="T1">o </text:span></text:span><text:span text:style-name="Default_20_Paragraph_20_Font"><text:span text:style-name="T8">assia</text:span></text:span><text:span text:style-name="Default_20_Paragraph_20_Font"><text:span text:style-name="T1">ti</text:span></text:span><text:span text:style-name="Default_20_Paragraph_20_Font"><text:span text:style-name="T8">m stercora de-<text:line-break/></text:span></text:span><text:span text:style-name="Default_20_Paragraph_20_Font"><text:span text:style-name="T1">ji</text:span></text:span><text:span text:style-name="Default_20_Paragraph_20_Font"><text:span text:style-name="T8">c</text:span></text:span><text:span text:style-name="Default_20_Paragraph_20_Font"><text:span text:style-name="T1">i</text:span></text:span><text:span text:style-name="Default_20_Paragraph_20_Font"><text:span text:style-name="T8">ebantur; multum delirav</text:span></text:span><text:span text:style-name="Default_20_Paragraph_20_Font"><text:span text:style-name="T1">it</text:span></text:span><text:span text:style-name="Default_20_Paragraph_20_Font"><text:span text:style-name="T8">; nih</text:span></text:span><text:span text:style-name="Default_20_Paragraph_20_Font"><text:span text:style-name="T1">i</text:span></text:span><text:span text:style-name="Default_20_Paragraph_20_Font"><text:span text:style-name="T8">l dorm</text:span></text:span><text:span text:style-name="Default_20_Paragraph_20_Font"><text:span text:style-name="T1">i</text:span></text:span><text:span text:style-name="Default_20_Paragraph_20_Font"><text:span text:style-name="T8">v</text:span></text:span><text:span text:style-name="Default_20_Paragraph_20_Font"><text:span text:style-name="T1">it. </text:span></text:span><text:span text:style-name="Default_20_Paragraph_20_Font"><text:span text:style-name="T8">secundo<text:line-break/>mane v</text:span></text:span><text:span text:style-name="Default_20_Paragraph_20_Font"><text:span text:style-name="T1">o</text:span></text:span><text:span text:style-name="Default_20_Paragraph_20_Font"><text:span text:style-name="T8">x desierit; debris acuta</text:span></text:span><text:span text:style-name="Default_20_Paragraph_20_Font"><text:span text:style-name="T1"> i</text:span></text:span><text:span text:style-name="Default_20_Paragraph_20_Font"><text:span text:style-name="T8">nvasi</text:span></text:span><text:span text:style-name="Default_20_Paragraph_20_Font"><text:span text:style-name="T1">t</text:span></text:span><text:span text:style-name="Default_20_Paragraph_20_Font"><text:span text:style-name="T8">; sudav</text:span></text:span><text:span text:style-name="Default_20_Paragraph_20_Font"><text:span text:style-name="T1">i</text:span></text:span><text:span text:style-name="Default_20_Paragraph_20_Font"><text:span text:style-name="T8">t; non</text:span></text:span></text:p>
      <text:p text:style-name="P3"><text:span text:style-name="Default_20_Paragraph_20_Font"><text:span text:style-name="T8">interm</text:span></text:span><text:span text:style-name="Default_20_Paragraph_20_Font"><text:span text:style-name="T1">i</text:span></text:span><text:span text:style-name="Default_20_Paragraph_20_Font"><text:span text:style-name="T8">sit; palp</text:span></text:span><text:span text:style-name="Default_20_Paragraph_20_Font"><text:span text:style-name="T1">it</text:span></text:span><text:span text:style-name="Default_20_Paragraph_20_Font"><text:span text:style-name="T8">a</text:span></text:span><text:span text:style-name="Default_20_Paragraph_20_Font"><text:span text:style-name="T1">t</text:span></text:span><text:span text:style-name="Default_20_Paragraph_20_Font"><text:span text:style-name="T8">i</text:span></text:span><text:span text:style-name="Default_20_Paragraph_20_Font"><text:span text:style-name="T1">o</text:span></text:span><text:span text:style-name="Default_20_Paragraph_20_Font"><text:span text:style-name="T8">nes per totum</text:span></text:span><text:span text:style-name="Default_20_Paragraph_20_Font"><text:span text:style-name="T1"> co</text:span></text:span><text:span text:style-name="Default_20_Paragraph_20_Font"><text:span text:style-name="T8">rpu</text:span></text:span><text:span text:style-name="Default_20_Paragraph_20_Font"><text:span text:style-name="T1">s; </text:span></text:span><text:span text:style-name="Default_20_Paragraph_20_Font"><text:span text:style-name="T8">noc</text:span></text:span><text:span text:style-name="Default_20_Paragraph_20_Font"><text:span text:style-name="T1">t</text:span></text:span><text:span text:style-name="Default_20_Paragraph_20_Font"><text:span text:style-name="T8">e eo</text:span></text:span><text:span text:style-name="Default_20_Paragraph_20_Font"><text:span text:style-name="T1">s-<text:line-break/></text:span></text:span><text:span text:style-name="Default_20_Paragraph_20_Font"><text:span text:style-name="T8">vulstone</text:span></text:span><text:span text:style-name="Default_20_Paragraph_20_Font"><text:span text:style-name="T1">s. </text:span></text:span><text:span text:style-name="Default_20_Paragraph_20_Font"><text:span text:style-name="T8">Jert</text:span></text:span><text:span text:style-name="Default_20_Paragraph_20_Font"><text:span text:style-name="T1">io </text:span></text:span><text:span text:style-name="Default_20_Paragraph_20_Font"><text:span text:style-name="T8">exacerba</text:span></text:span><text:span text:style-name="Default_20_Paragraph_20_Font"><text:span text:style-name="T1">t</text:span></text:span><text:span text:style-name="Default_20_Paragraph_20_Font"><text:span text:style-name="T8">a sunt omn</text:span></text:span><text:span text:style-name="Default_20_Paragraph_20_Font"><text:span text:style-name="T1">i</text:span></text:span><text:span text:style-name="Default_20_Paragraph_20_Font"><text:span text:style-name="T8">a. Quar</text:span></text:span><text:span text:style-name="Default_20_Paragraph_20_Font"><text:span text:style-name="T1">t</text:span></text:span><text:span text:style-name="Default_20_Paragraph_20_Font"><text:span text:style-name="T8">o obi</text:span></text:span><text:span text:style-name="Default_20_Paragraph_20_Font"><text:span text:style-name="T1">i</text:span></text:span><text:span text:style-name="Default_20_Paragraph_20_Font"><text:span text:style-name="T8">t.</text:span></text:span></text:p>
      <text:p text:style-name="P1"><text:span text:style-name="Default_20_Paragraph_20_Font"><text:span text:style-name="T1">Acutissimae phrenitidis hic aeger est exemplum, primo<text:line-break/>statim die una cum febre incessentia. omnesque certe<text:line-break/>vidimus, qui quidem ita pbrenitide perciti essent, intra<text:line-break/>feptimum diem mortuos esse; perpauci, Inque rari, hunc<text:line-break/>superarunt. Est vero eorum morborum admiranda gene-<text:line-break/>ratio, quonam pacto commode valentes subitu invadat.<text:line-break/>Neque enim sicuti ipsorum generatio </text:span></text:span><text:span text:style-name="Default_20_Paragraph_20_Font"><text:span text:style-name="T8">t</text:span></text:span><text:span text:style-name="Default_20_Paragraph_20_Font"><text:span text:style-name="T1">abita est, ita<text:line-break/>et generationis causa, ut si medicamentum homo le-<text:line-break/>tale sumpsisset vel bestia eum virulentissime momordisset:<text:line-break/></text:span></text:span><text:span text:style-name="Default_20_Paragraph_20_Font"><text:span text:style-name="T8">t</text:span></text:span><text:span text:style-name="Default_20_Paragraph_20_Font"><text:span text:style-name="T1">ed pedetentim in corpore cau</text:span></text:span><text:span text:style-name="Default_20_Paragraph_20_Font"><text:span text:style-name="T8">t</text:span></text:span><text:span text:style-name="Default_20_Paragraph_20_Font"><text:span text:style-name="T1">ae, quae </text:span></text:span><text:span text:style-name="Default_20_Paragraph_20_Font"><text:span text:style-name="T8">t</text:span></text:span><text:span text:style-name="Default_20_Paragraph_20_Font"><text:span text:style-name="T1">uus excitandis<text:line-break/>hujuscemodi malis , crescunt: quod morsis usu venit a<text:line-break/>rabidis canibus. Nam apertum est quod canis venenum<text:line-break/>est, licet in morsu non orietur nec conquiescat, nullam<text:line-break/></text:span></text:span><text:span text:style-name="Default_20_Paragraph_20_Font"><text:span text:style-name="T8">t</text:span></text:span><text:span text:style-name="Default_20_Paragraph_20_Font"><text:span text:style-name="T1">ui ipsius notam prodit multis interim proximis mensibus :</text:span></text:span></text:p>
      <text:p text:style-name="P3"><text:span text:style-name="Default_20_Paragraph_20_Font"><text:span text:style-name="T1">fubito autem illis, quum viderint aquam, formido inces-<text:line-break/>sit posteaque brevi moriuntur. Longo enim tempore<text:line-break/>causis, quae rabiem efficit., augetur: quae ubi eo tandem<text:line-break/>pervenerit, mortem affert repentinam. Item in hac plue-<text:line-break/>nitide vitiosus in corpore humor ^coacervatus fuit, veneno<text:line-break/>letali assimilis, in corporibus vicinis aliquid paulatim<text:line-break/>agens; quae quando vitio jam aliquo pacto opportuna<text:line-break/>erant, humorque ipse evaserat malignissimus, Letale re-<text:line-break/>pente apparuit symptoma. Namque sic phreniticus initio t<text:line-break/>statim vomuit virulenta, quod febribus adurentibus fere<text:line-break/>est consequens. Itaque ut veneno epoto letali quidam<text:line-break/>postridie vel tertio die moriuntur, qualitate ejus, non co-<text:line-break/>pia mortem afferente, et item hic quoque aeger statim ter-:<text:line-break/>.tio die cenfendus est obiisse, a qualitate succorum vim-<text:line-break/>lentorum, non a pbrenitide peremptus: at phreniticis il-.<text:line-break/>lum est s</text:span></text:span><text:span text:style-name="Default_20_Paragraph_20_Font"><text:span text:style-name="T8">n</text:span></text:span><text:span text:style-name="Default_20_Paragraph_20_Font"><text:span text:style-name="T1">bfecuta, symptomatis vice. Equidem quarto</text:span></text:span></text:p>
      <text:p text:style-name="P3"><text:span text:style-name="Default_20_Paragraph_20_Font"><text:span text:style-name="T1">die et quinto acuta a primo statim correptos phrenitide<text:line-break/>vidi exanimatos esse, tertio non vidi, sic ne vigesimum<text:line-break/>diem attigisse. Quare hunc videtur. Hippocrates ut velo-<text:line-break/>cissime peremptum ob oculos nobis proponere: et alterum<text:line-break/>paulo post, qui praeter omnium expectationem vilem pro-<text:line-break/>duxit, de quo ruo loco sisteremus.</text:span></text:span></text:p>
      <text:p text:style-name="Normal"><text:span text:style-name="Default_20_Paragraph_20_Font"><text:span text:style-name="T1">LXXVI.</text:span></text:span></text:p>
      <text:p text:style-name="P1"><text:span text:style-name="Default_20_Paragraph_20_Font"><text:span text:style-name="T8">Ca</text:span></text:span><text:span text:style-name="Default_20_Paragraph_20_Font"><text:span text:style-name="T1">l</text:span></text:span><text:span text:style-name="Default_20_Paragraph_20_Font"><text:span text:style-name="T8">vo in Lar</text:span></text:span><text:span text:style-name="Default_20_Paragraph_20_Font"><text:span text:style-name="T1">i/</text:span></text:span><text:span text:style-name="Default_20_Paragraph_20_Font"><text:span text:style-name="T8">fu femur dex</text:span></text:span><text:span text:style-name="Default_20_Paragraph_20_Font"><text:span text:style-name="T1">t</text:span></text:span><text:span text:style-name="Default_20_Paragraph_20_Font"><text:span text:style-name="T8">rum derepente d</text:span></text:span><text:span text:style-name="Default_20_Paragraph_20_Font"><text:span text:style-name="T1">ol</text:span></text:span><text:span text:style-name="Default_20_Paragraph_20_Font"><text:span text:style-name="T8">u</text:span></text:span><text:span text:style-name="Default_20_Paragraph_20_Font"><text:span text:style-name="T1">i</text:span></text:span><text:span text:style-name="Default_20_Paragraph_20_Font"><text:span text:style-name="T8">t, n</text:span></text:span><text:span text:style-name="Default_20_Paragraph_20_Font"><text:span text:style-name="T1">i</text:span></text:span><text:span text:style-name="Default_20_Paragraph_20_Font"><text:span text:style-name="T8">h</text:span></text:span><text:span text:style-name="Default_20_Paragraph_20_Font"><text:span text:style-name="T1">i</text:span></text:span><text:span text:style-name="Default_20_Paragraph_20_Font"><text:span text:style-name="T8">l-<text:line-break/>que ex oblat</text:span></text:span><text:span text:style-name="Default_20_Paragraph_20_Font"><text:span text:style-name="T1">is </text:span></text:span><text:span text:style-name="Default_20_Paragraph_20_Font"><text:span text:style-name="T8">profu</text:span></text:span><text:span text:style-name="Default_20_Paragraph_20_Font"><text:span text:style-name="T1">i</text:span></text:span><text:span text:style-name="Default_20_Paragraph_20_Font"><text:span text:style-name="T8">t. </text:span></text:span><text:span text:style-name="Default_20_Paragraph_20_Font"><text:span text:style-name="T1">Pri</text:span></text:span><text:span text:style-name="Default_20_Paragraph_20_Font"><text:span text:style-name="T8">mo die febr</text:span></text:span><text:span text:style-name="Default_20_Paragraph_20_Font"><text:span text:style-name="T1">is </text:span></text:span><text:span text:style-name="Default_20_Paragraph_20_Font"><text:span text:style-name="T8">acuta, arden</text:span></text:span><text:span text:style-name="Default_20_Paragraph_20_Font"><text:span text:style-name="T1">s<text:line-break/></text:span></text:span><text:span text:style-name="Default_20_Paragraph_20_Font"><text:span text:style-name="T8">sensim prehendit, d</text:span></text:span><text:span text:style-name="Default_20_Paragraph_20_Font"><text:span text:style-name="T1">o</text:span></text:span><text:span text:style-name="Default_20_Paragraph_20_Font"><text:span text:style-name="T8">l</text:span></text:span><text:span text:style-name="Default_20_Paragraph_20_Font"><text:span text:style-name="T1">o</text:span></text:span><text:span text:style-name="Default_20_Paragraph_20_Font"><text:span text:style-name="T8">re</text:span></text:span><text:span text:style-name="Default_20_Paragraph_20_Font"><text:span text:style-name="T1">s</text:span></text:span><text:span text:style-name="Default_20_Paragraph_20_Font"><text:span text:style-name="T8">que conco</text:span></text:span><text:span text:style-name="Default_20_Paragraph_20_Font"><text:span text:style-name="T1">mi</text:span></text:span><text:span text:style-name="Default_20_Paragraph_20_Font"><text:span text:style-name="T8">tab</text:span></text:span><text:span text:style-name="Default_20_Paragraph_20_Font"><text:span text:style-name="T1">q</text:span></text:span><text:span text:style-name="Default_20_Paragraph_20_Font"><text:span text:style-name="T8">ntur. secundo<text:line-break/>d</text:span></text:span><text:span text:style-name="Default_20_Paragraph_20_Font"><text:span text:style-name="T1">i</text:span></text:span><text:span text:style-name="Default_20_Paragraph_20_Font"><text:span text:style-name="T8">e gem</text:span></text:span><text:span text:style-name="Default_20_Paragraph_20_Font"><text:span text:style-name="T1">mis </text:span></text:span><text:span text:style-name="Default_20_Paragraph_20_Font"><text:span text:style-name="T8">qu</text:span></text:span><text:span text:style-name="Default_20_Paragraph_20_Font"><text:span text:style-name="T1">i</text:span></text:span><text:span text:style-name="Default_20_Paragraph_20_Font"><text:span text:style-name="T8">dem d</text:span></text:span><text:span text:style-name="Default_20_Paragraph_20_Font"><text:span text:style-name="T1">o</text:span></text:span><text:span text:style-name="Default_20_Paragraph_20_Font"><text:span text:style-name="T8">lore</text:span></text:span><text:span text:style-name="Default_20_Paragraph_20_Font"><text:span text:style-name="T1">s </text:span></text:span><text:span text:style-name="Default_20_Paragraph_20_Font"><text:span text:style-name="T8">re</text:span></text:span><text:span text:style-name="Default_20_Paragraph_20_Font"><text:span text:style-name="T1">mi</text:span></text:span><text:span text:style-name="Default_20_Paragraph_20_Font"><text:span text:style-name="T8">serunt, sed fab</text:span></text:span><text:span text:style-name="Default_20_Paragraph_20_Font"><text:span text:style-name="T1">ris i</text:span></text:span><text:span text:style-name="Default_20_Paragraph_20_Font"><text:span text:style-name="T8">n-<text:line-break/>tensa est, submoleste pat</text:span></text:span><text:span text:style-name="Default_20_Paragraph_20_Font"><text:span text:style-name="T1">i</text:span></text:span><text:span text:style-name="Default_20_Paragraph_20_Font"><text:span text:style-name="T8">ebatur, non dor</text:span></text:span><text:span text:style-name="Default_20_Paragraph_20_Font"><text:span text:style-name="T1">mi</text:span></text:span><text:span text:style-name="Default_20_Paragraph_20_Font"><text:span text:style-name="T8">ebat, sum</text:span></text:span><text:span text:style-name="Default_20_Paragraph_20_Font"><text:span text:style-name="T1">m</text:span></text:span><text:span text:style-name="Default_20_Paragraph_20_Font"><text:span text:style-name="T8">a<text:line-break/>corpor</text:span></text:span><text:span text:style-name="Default_20_Paragraph_20_Font"><text:span text:style-name="T1">is </text:span></text:span><text:span text:style-name="Default_20_Paragraph_20_Font"><text:span text:style-name="T8">fulgebant, urinarum non b</text:span></text:span><text:span text:style-name="Default_20_Paragraph_20_Font"><text:span text:style-name="T1">o</text:span></text:span><text:span text:style-name="Default_20_Paragraph_20_Font"><text:span text:style-name="T8">narum cop</text:span></text:span><text:span text:style-name="Default_20_Paragraph_20_Font"><text:span text:style-name="T1">i</text:span></text:span><text:span text:style-name="Default_20_Paragraph_20_Font"><text:span text:style-name="T8">a pr</text:span></text:span><text:span text:style-name="Default_20_Paragraph_20_Font"><text:span text:style-name="T1">o-<text:line-break/></text:span></text:span><text:span text:style-name="Default_20_Paragraph_20_Font"><text:span text:style-name="T8">siux</text:span></text:span><text:span text:style-name="Default_20_Paragraph_20_Font"><text:span text:style-name="T1">i</text:span></text:span><text:span text:style-name="Default_20_Paragraph_20_Font"><text:span text:style-name="T8">t. </text:span></text:span><text:span text:style-name="Default_20_Paragraph_20_Font"><text:span text:style-name="T1">T</text:span></text:span><text:span text:style-name="Default_20_Paragraph_20_Font"><text:span text:style-name="T8">er</text:span></text:span><text:span text:style-name="Default_20_Paragraph_20_Font"><text:span text:style-name="T1">ti</text:span></text:span><text:span text:style-name="Default_20_Paragraph_20_Font"><text:span text:style-name="T8">o sen</text:span></text:span><text:span text:style-name="Default_20_Paragraph_20_Font"><text:span text:style-name="T1">io</text:span></text:span><text:span text:style-name="Default_20_Paragraph_20_Font"><text:span text:style-name="T8">ris qu</text:span></text:span><text:span text:style-name="Default_20_Paragraph_20_Font"><text:span text:style-name="T1">i</text:span></text:span><text:span text:style-name="Default_20_Paragraph_20_Font"><text:span text:style-name="T8">dem dolor ce/suv</text:span></text:span><text:span text:style-name="Default_20_Paragraph_20_Font"><text:span text:style-name="T1">it, </text:span></text:span><text:span text:style-name="Default_20_Paragraph_20_Font"><text:span text:style-name="T8">verum<text:line-break/>. ment</text:span></text:span><text:span text:style-name="Default_20_Paragraph_20_Font"><text:span text:style-name="T1">i</text:span></text:span><text:span text:style-name="Default_20_Paragraph_20_Font"><text:span text:style-name="T8">s al</text:span></text:span><text:span text:style-name="Default_20_Paragraph_20_Font"><text:span text:style-name="T1">i</text:span></text:span><text:span text:style-name="Default_20_Paragraph_20_Font"><text:span text:style-name="T8">enat</text:span></text:span><text:span text:style-name="Default_20_Paragraph_20_Font"><text:span text:style-name="T1">io </text:span></text:span><text:span text:style-name="Default_20_Paragraph_20_Font"><text:span text:style-name="T8">per</text:span></text:span><text:span text:style-name="Default_20_Paragraph_20_Font"><text:span text:style-name="T1">t</text:span></text:span><text:span text:style-name="Default_20_Paragraph_20_Font"><text:span text:style-name="T8">urbat</text:span></text:span><text:span text:style-name="Default_20_Paragraph_20_Font"><text:span text:style-name="T1">io</text:span></text:span><text:span text:style-name="Default_20_Paragraph_20_Font"><text:span text:style-name="T8">que et mul</text:span></text:span><text:span text:style-name="Default_20_Paragraph_20_Font"><text:span text:style-name="T1">t</text:span></text:span><text:span text:style-name="Default_20_Paragraph_20_Font"><text:span text:style-name="T8">a lactatio accesu<text:line-break/>.serunt. </text:span></text:span><text:span text:style-name="Default_20_Paragraph_20_Font"><text:span text:style-name="T1">Q</text:span></text:span><text:span text:style-name="Default_20_Paragraph_20_Font"><text:span text:style-name="T8">uar</text:span></text:span><text:span text:style-name="Default_20_Paragraph_20_Font"><text:span text:style-name="T1">to </text:span></text:span><text:span text:style-name="Default_20_Paragraph_20_Font"><text:span text:style-name="T8">c</text:span></text:span><text:span text:style-name="Default_20_Paragraph_20_Font"><text:span text:style-name="T1">i</text:span></text:span><text:span text:style-name="Default_20_Paragraph_20_Font"><text:span text:style-name="T8">rca</text:span></text:span><text:span text:style-name="Default_20_Paragraph_20_Font"><text:span text:style-name="T1"> m</text:span></text:span><text:span text:style-name="Default_20_Paragraph_20_Font"><text:span text:style-name="T8">er</text:span></text:span><text:span text:style-name="Default_20_Paragraph_20_Font"><text:span text:style-name="T1">i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em celerri</text:span></text:span><text:span text:style-name="Default_20_Paragraph_20_Font"><text:span text:style-name="T1">m</text:span></text:span><text:span text:style-name="Default_20_Paragraph_20_Font"><text:span text:style-name="T8">e defuncta est.</text:span></text:span></text:p>
      <text:p text:style-name="P2"><text:span text:style-name="Default_20_Paragraph_20_Font"><text:span text:style-name="T1">Hoc lecto aegro, siquidem animum dictis diligenter<text:line-break/>non advertas, in quovis dolore timidus eris: si vero di-<text:line-break/>ligentur attenderis, non praecipitantur timidus eris, neque<text:line-break/>temere securus. Sed si qua forte pars doleat, primum<text:line-break/>nunquid ob externam quandam causam evenerit animad-<text:line-break/>vertas. Namque in motibus quibusdam imprudentes qui-<text:line-break/>datu laesi funt; et dormiendo qui minus commode partem<text:line-break/>aliquam composuerint; in convertendoque et contorquendo<text:line-break/>fubito partes rigentes et ante refrigeratae convulsionibus-<text:line-break/>que et elisionibus correptae dolores maximos creant. Et<text:line-break/>vero rupturae etiam quibusdam dolorem afferunt , prae<text:line-break/>caeteris qui sicco sunt temperamento, atque adeo magis,<text:line-break/>si inclinata aetate vel senes sint. Quod si nulla talis do-<text:line-break/>loris videatur . caula esse , proximum est considerare quae<text:line-break/>praecesserit ratio victus, ecquid ignavior praeter instita-<text:line-break/>tum sit aut cibo sit homo pleniore usus, magni nutri-<text:line-break/>menti aut solitae illi excretiones substiterint. Nam si<text:line-break/>quid tale sit aut si omnino plenitudo causa doloris ante-</text:span></text:span></text:p>
      <text:p text:style-name="P3"><text:span text:style-name="Default_20_Paragraph_20_Font"><text:span text:style-name="T1">gressa videatur, quamprimum hominem vacuato; tum enim<text:line-break/>securissime fluxiones reprimentia partibus dolentibus ap-<text:line-break/>plicueris. Nam si ante vacuationem id tentes , humorum<text:line-break/>abundantiam ad maxime principes partes retorquebis. Imo<text:line-break/>ne ealesaeere quidem et lenire ante corporis vacua lienem<text:line-break/>.partes dolentes licet: nam saepe ad partem affectam<text:line-break/>omnino, ob ea remedia, allicitur humorum affluentia;<text:line-break/>ita alterum homini discrimen accedit, ubi nimium sit in-<text:line-break/>flammata pars. Etenim etiam ipse, ut jam nosti, verba<text:line-break/>fecit de istis abscessibus, quorum aut capax pars non sit<text:line-break/>aut si sit, non ferat, Si nulla ex praecedente victus ge-<text:line-break/>nere esse adluentia in corpore appareat , remediis ad do-<text:line-break/>lorem ^facientibus tuto utaris licet, fomentisque ac me-<text:line-break/>dicamentis hunndis et calidis facultate, quorum in com-<text:line-break/>mentariis de medicamentis materiam didicisti. Qui si his<text:line-break/>non cedat , relinquitur ut totum corpus vacuetur, Etenim<text:line-break/>saepenumero in eo. abundantia paulatim est coacervata,</text:span></text:span></text:p>
      <text:p text:style-name="P3"><text:span text:style-name="Default_20_Paragraph_20_Font"><text:span text:style-name="T1">ubi apud </text:span></text:span><text:span text:style-name="Default_20_Paragraph_20_Font"><text:span text:style-name="T8">t</text:span></text:span><text:span text:style-name="Default_20_Paragraph_20_Font"><text:span text:style-name="T1">e ciborum homo .non animadvertat neque quan-<text:line-break/>titatem neque qualitatem. Aliquando vero etiam cutis<text:line-break/>fe ipsa densior reddita ab aliquibus causis hominem idio-<text:line-break/>tam latentibus perfpirationem cohibens, causa evasit<text:line-break/>plethoricae affectionis. Quare dolorem si remedia non<text:line-break/>sedent, aeger primo quoque tempore est vacuandus. Ego<text:line-break/>vero in calvo hoc certe, detractus ei fanguis sit, nec ne,<text:line-break/>non habeo coniicere. Nam quatenus dicit Hippocrates,<text:line-break/>nihil ex iis quae offerebantur juvabat, possit aliquis di-<text:line-break/>cere inter ea quae offerantur Hippo cratem sanguinis<text:line-break/>missionem commemorasse. Alius dicat non este de oblatis</text:span></text:span></text:p>
      <text:p text:style-name="Normal">.o</text:p>
      <text:p text:style-name="Normal"><text:span text:style-name="Default_20_Paragraph_20_Font"><text:span text:style-name="T1">illi auxiliis , verum quia mente excidit in quatuorque<text:line-break/>diebus obiit, relicta auxilia esse. Porro ad finem in exem-<text:line-break/>plaribus concinnatis tum huic aegro tum proximo est<text:line-break/>adscriptum, primum quidem, acutum, deinde vero notae<text:line-break/>illae, de quibus, ut dixi, prudenter Sabi</text:span></text:span><text:span text:style-name="Default_20_Paragraph_20_Font"><text:span text:style-name="T8">n</text:span></text:span><text:span text:style-name="Default_20_Paragraph_20_Font"><text:span text:style-name="T1">us nihil dixit;</text:span></text:span></text:p>
      <text:p text:style-name="P3"><text:span text:style-name="Default_20_Paragraph_20_Font"><text:span text:style-name="T1">at zeuxis in unoquoque aegro malos interpretes repre-<text:line-break/>suendi t. Nobrs vero adscriptitia illa prae</text:span></text:span><text:span text:style-name="Default_20_Paragraph_20_Font"><text:span text:style-name="T8">t</text:span></text:span><text:span text:style-name="Default_20_Paragraph_20_Font"><text:span text:style-name="T1">enti sermone vi-<text:line-break/></text:span></text:span><text:span text:style-name="Default_20_Paragraph_20_Font"><text:span text:style-name="T8">t</text:span></text:span><text:span text:style-name="Default_20_Paragraph_20_Font"><text:span text:style-name="T1">um fuit praeterire: scribam enim, si visitur fuerit, iis,<text:line-break/>qui in istis libenter curiosi sunt, separatim integrum li-<text:line-break/>suum, . ubi de notis cuique additis aegro formo habebitur;<text:line-break/>in praefenti utilibus admiscere non decet inutilia.</text:span></text:span></text:p>
      <text:p text:style-name="P1"><text:span text:style-name="Default_20_Paragraph_20_Font"><text:span text:style-name="T8">. A . </text:span></text:span><text:span text:style-name="Default_20_Paragraph_20_Font"><text:span text:style-name="T1">fusi. I.XXU1I.</text:span></text:span></text:p>
      <text:p text:style-name="Normal"><text:span text:style-name="Default_20_Paragraph_20_Font"><text:span text:style-name="T8">Abderae</text:span></text:span><text:span text:style-name="Default_20_Paragraph_20_Font"><text:span text:style-name="T1"> P</text:span></text:span><text:span text:style-name="Default_20_Paragraph_20_Font"><text:span text:style-name="T8">ersidem febri</text:span></text:span><text:span text:style-name="Default_20_Paragraph_20_Font"><text:span text:style-name="T1">s </text:span></text:span><text:span text:style-name="Default_20_Paragraph_20_Font"><text:span text:style-name="T8">acuta, con</text:span></text:span><text:span text:style-name="Default_20_Paragraph_20_Font"><text:span text:style-name="T1">ti</text:span></text:span><text:span text:style-name="Default_20_Paragraph_20_Font"><text:span text:style-name="T8">nua cum dolore pre-<text:line-break/>hend</text:span></text:span><text:span text:style-name="Default_20_Paragraph_20_Font"><text:span text:style-name="T1">i</text:span></text:span><text:span text:style-name="Default_20_Paragraph_20_Font"><text:span text:style-name="T8">t; sit</text:span></text:span><text:span text:style-name="Default_20_Paragraph_20_Font"><text:span text:style-name="T1">is m</text:span></text:span><text:span text:style-name="Default_20_Paragraph_20_Font"><text:span text:style-name="T8">ulta; anx</text:span></text:span><text:span text:style-name="Default_20_Paragraph_20_Font"><text:span text:style-name="T1">i</text:span></text:span><text:span text:style-name="Default_20_Paragraph_20_Font"><text:span text:style-name="T8">eta</text:span></text:span><text:span text:style-name="Default_20_Paragraph_20_Font"><text:span text:style-name="T1">s </text:span></text:span><text:span text:style-name="Default_20_Paragraph_20_Font"><text:span text:style-name="T8">et po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m </text:span></text:span><text:span text:style-name="Default_20_Paragraph_20_Font"><text:span text:style-name="T8">con</text:span></text:span><text:span text:style-name="Default_20_Paragraph_20_Font"><text:span text:style-name="T1">ti</text:span></text:span><text:span text:style-name="Default_20_Paragraph_20_Font"><text:span text:style-name="T8">nere n</text:span></text:span><text:span text:style-name="Default_20_Paragraph_20_Font"><text:span text:style-name="T1">o</text:span></text:span><text:span text:style-name="Default_20_Paragraph_20_Font"><text:span text:style-name="T8">n<text:line-break/>poterat. Erat subsplen</text:span></text:span><text:span text:style-name="Default_20_Paragraph_20_Font"><text:span text:style-name="T1">i</text:span></text:span><text:span text:style-name="Default_20_Paragraph_20_Font"><text:span text:style-name="T8">cu</text:span></text:span><text:span text:style-name="Default_20_Paragraph_20_Font"><text:span text:style-name="T1">s </text:span></text:span><text:span text:style-name="Default_20_Paragraph_20_Font"><text:span text:style-name="T8">et gravato cap</text:span></text:span><text:span text:style-name="Default_20_Paragraph_20_Font"><text:span text:style-name="T1">it</text:span></text:span><text:span text:style-name="Default_20_Paragraph_20_Font"><text:span text:style-name="T8">e. </text:span></text:span><text:span text:style-name="Default_20_Paragraph_20_Font"><text:span text:style-name="T1">P</text:span></text:span><text:span text:style-name="Default_20_Paragraph_20_Font"><text:span text:style-name="T8">r</text:span></text:span><text:span text:style-name="Default_20_Paragraph_20_Font"><text:span text:style-name="T1">i</text:span></text:span><text:span text:style-name="Default_20_Paragraph_20_Font"><text:span text:style-name="T8">m</text:span></text:span><text:span text:style-name="Default_20_Paragraph_20_Font"><text:span text:style-name="T1">o<text:line-break/>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e fangu</text:span></text:span><text:span text:style-name="Default_20_Paragraph_20_Font"><text:span text:style-name="T1">is </text:span></text:span><text:span text:style-name="Default_20_Paragraph_20_Font"><text:span text:style-name="T8">cop</text:span></text:span><text:span text:style-name="Default_20_Paragraph_20_Font"><text:span text:style-name="T1">i</text:span></text:span><text:span text:style-name="Default_20_Paragraph_20_Font"><text:span text:style-name="T8">osu</text:span></text:span><text:span text:style-name="Default_20_Paragraph_20_Font"><text:span text:style-name="T1">s </text:span></text:span><text:span text:style-name="Default_20_Paragraph_20_Font"><text:span text:style-name="T8">c</text:span></text:span><text:span text:style-name="Default_20_Paragraph_20_Font"><text:span text:style-name="T1">a</text:span></text:span><text:span text:style-name="Default_20_Paragraph_20_Font"><text:span text:style-name="T8">r nare sin</text:span></text:span><text:span text:style-name="Default_20_Paragraph_20_Font"><text:span text:style-name="T1">i</text:span></text:span><text:span text:style-name="Default_20_Paragraph_20_Font"><text:span text:style-name="T8">stra pr</text:span></text:span><text:span text:style-name="Default_20_Paragraph_20_Font"><text:span text:style-name="T1">osilia</text:span></text:span><text:span text:style-name="Default_20_Paragraph_20_Font"><text:span text:style-name="T8">nt t vehemen</text:span></text:span><text:span text:style-name="Default_20_Paragraph_20_Font"><text:span text:style-name="T1">s<text:line-break/></text:span></text:span><text:span text:style-name="Default_20_Paragraph_20_Font"><text:span text:style-name="T8">ta</text:span></text:span><text:span text:style-name="Default_20_Paragraph_20_Font"><text:span text:style-name="T1">m</text:span></text:span><text:span text:style-name="Default_20_Paragraph_20_Font"><text:span text:style-name="T8">en fabris</text:span></text:span><text:span text:style-name="Default_20_Paragraph_20_Font"><text:span text:style-name="T1"> i</text:span></text:span><text:span text:style-name="Default_20_Paragraph_20_Font"><text:span text:style-name="T8">n</text:span></text:span><text:span text:style-name="Default_20_Paragraph_20_Font"><text:span text:style-name="T1">t</text:span></text:span><text:span text:style-name="Default_20_Paragraph_20_Font"><text:span text:style-name="T8">endeba</text:span></text:span><text:span text:style-name="Default_20_Paragraph_20_Font"><text:span text:style-name="T1">t</text:span></text:span><text:span text:style-name="Default_20_Paragraph_20_Font"><text:span text:style-name="T8">ur: urina</text:span></text:span><text:span text:style-name="Default_20_Paragraph_20_Font"><text:span text:style-name="T1">s </text:span></text:span><text:span text:style-name="Default_20_Paragraph_20_Font"><text:span text:style-name="T8">c</text:span></text:span><text:span text:style-name="Default_20_Paragraph_20_Font"><text:span text:style-name="T1">o</text:span></text:span><text:span text:style-name="Default_20_Paragraph_20_Font"><text:span text:style-name="T8">p</text:span></text:span><text:span text:style-name="Default_20_Paragraph_20_Font"><text:span text:style-name="T1">i</text:span></text:span><text:span text:style-name="Default_20_Paragraph_20_Font"><text:span text:style-name="T8">osu</text:span></text:span><text:span text:style-name="Default_20_Paragraph_20_Font"><text:span text:style-name="T1">s </text:span></text:span><text:span text:style-name="Default_20_Paragraph_20_Font"><text:span text:style-name="T8">redd</text:span></text:span><text:span text:style-name="Default_20_Paragraph_20_Font"><text:span text:style-name="T1">i</text:span></text:span><text:span text:style-name="Default_20_Paragraph_20_Font"><text:span text:style-name="T8">d</text:span></text:span><text:span text:style-name="Default_20_Paragraph_20_Font"><text:span text:style-name="T1">it,<text:line-break/></text:span></text:span><text:span text:style-name="Default_20_Paragraph_20_Font"><text:span text:style-name="T8">turbulenta</text:span></text:span><text:span text:style-name="Default_20_Paragraph_20_Font"><text:span text:style-name="T1">s, </text:span></text:span><text:span text:style-name="Default_20_Paragraph_20_Font"><text:span text:style-name="T8">alba</text:span></text:span><text:span text:style-name="Default_20_Paragraph_20_Font"><text:span text:style-name="T1">s, </text:span></text:span><text:span text:style-name="Default_20_Paragraph_20_Font"><text:span text:style-name="T8">quae sudi</text:span></text:span><text:span text:style-name="Default_20_Paragraph_20_Font"><text:span text:style-name="T1">m</text:span></text:span><text:span text:style-name="Default_20_Paragraph_20_Font"><text:span text:style-name="T8">entum non deponebant.<text:line-break/>secando exacerba</text:span></text:span><text:span text:style-name="Default_20_Paragraph_20_Font"><text:span text:style-name="T1">t</text:span></text:span><text:span text:style-name="Default_20_Paragraph_20_Font"><text:span text:style-name="T8">a sun</text:span></text:span><text:span text:style-name="Default_20_Paragraph_20_Font"><text:span text:style-name="T1">t </text:span></text:span><text:span text:style-name="Default_20_Paragraph_20_Font"><text:span text:style-name="T8">omnia. </text:span></text:span><text:span text:style-name="Default_20_Paragraph_20_Font"><text:span text:style-name="T1">U</text:span></text:span><text:span text:style-name="Default_20_Paragraph_20_Font"><text:span text:style-name="T8">rinae crustae qu</text:span></text:span><text:span text:style-name="Default_20_Paragraph_20_Font"><text:span text:style-name="T1">i-<text:line-break/></text:span></text:span><text:span text:style-name="Default_20_Paragraph_20_Font"><text:span text:style-name="T8">de</text:span></text:span><text:span text:style-name="Default_20_Paragraph_20_Font"><text:span text:style-name="T1">m </text:span></text:span><text:span text:style-name="Default_20_Paragraph_20_Font"><text:span text:style-name="T8">erant, sed mag</text:span></text:span><text:span text:style-name="Default_20_Paragraph_20_Font"><text:span text:style-name="T1">is </text:span></text:span><text:span text:style-name="Default_20_Paragraph_20_Font"><text:span text:style-name="T8">subsideban</text:span></text:span><text:span text:style-name="Default_20_Paragraph_20_Font"><text:span text:style-name="T1">t, </text:span></text:span><text:span text:style-name="Default_20_Paragraph_20_Font"><text:span text:style-name="T8">et re</text:span></text:span><text:span text:style-name="Default_20_Paragraph_20_Font"><text:span text:style-name="T1">misse </text:span></text:span><text:span text:style-name="Default_20_Paragraph_20_Font"><text:span text:style-name="T8">est anxie-<text:line-break/>. ta</text:span></text:span><text:span text:style-name="Default_20_Paragraph_20_Font"><text:span text:style-name="T1">s, </text:span></text:span><text:span text:style-name="Default_20_Paragraph_20_Font"><text:span text:style-name="T8">dormiv</text:span></text:span><text:span text:style-name="Default_20_Paragraph_20_Font"><text:span text:style-name="T1">it. T</text:span></text:span><text:span text:style-name="Default_20_Paragraph_20_Font"><text:span text:style-name="T8">ertio sobri</text:span></text:span><text:span text:style-name="Default_20_Paragraph_20_Font"><text:span text:style-name="T1">i </text:span></text:span><text:span text:style-name="Default_20_Paragraph_20_Font"><text:span text:style-name="T8">rem</text:span></text:span><text:span text:style-name="Default_20_Paragraph_20_Font"><text:span text:style-name="T1">i</text:span></text:span><text:span text:style-name="Default_20_Paragraph_20_Font"><text:span text:style-name="T8">sta est; ur</text:span></text:span><text:span text:style-name="Default_20_Paragraph_20_Font"><text:span text:style-name="T1">i</text:span></text:span><text:span text:style-name="Default_20_Paragraph_20_Font"><text:span text:style-name="T8">nae cop</text:span></text:span><text:span text:style-name="Default_20_Paragraph_20_Font"><text:span text:style-name="T1">i</text:span></text:span><text:span text:style-name="Default_20_Paragraph_20_Font"><text:span text:style-name="T8">o-<text:line-break/>sue, concoctae mu</text:span></text:span><text:span text:style-name="Default_20_Paragraph_20_Font"><text:span text:style-name="T1">lt</text:span></text:span><text:span text:style-name="Default_20_Paragraph_20_Font"><text:span text:style-name="T8">umque sud</text:span></text:span><text:span text:style-name="Default_20_Paragraph_20_Font"><text:span text:style-name="T1">i</text:span></text:span><text:span text:style-name="Default_20_Paragraph_20_Font"><text:span text:style-name="T8">mentu</text:span></text:span><text:span text:style-name="Default_20_Paragraph_20_Font"><text:span text:style-name="T1">m </text:span></text:span><text:span text:style-name="Default_20_Paragraph_20_Font"><text:span text:style-name="T8">con</text:span></text:span><text:span text:style-name="Default_20_Paragraph_20_Font"><text:span text:style-name="T1">ti</text:span></text:span><text:span text:style-name="Default_20_Paragraph_20_Font"><text:span text:style-name="T8">nen</text:span></text:span><text:span text:style-name="Default_20_Paragraph_20_Font"><text:span text:style-name="T1">t</text:span></text:span><text:span text:style-name="Default_20_Paragraph_20_Font"><text:span text:style-name="T8">es;</text:span></text:span></text:p>
      <text:p text:style-name="P3"><text:span text:style-name="Default_20_Paragraph_20_Font"><text:span text:style-name="T8">noctem qu</text:span></text:span><text:span text:style-name="Default_20_Paragraph_20_Font"><text:span text:style-name="T1">i</text:span></text:span><text:span text:style-name="Default_20_Paragraph_20_Font"><text:span text:style-name="T8">etam habu</text:span></text:span><text:span text:style-name="Default_20_Paragraph_20_Font"><text:span text:style-name="T1">it. </text:span></text:span><text:span text:style-name="Default_20_Paragraph_20_Font"><text:span text:style-name="T8">Quarto sub merid</text:span></text:span><text:span text:style-name="Default_20_Paragraph_20_Font"><text:span text:style-name="T1">i</text:span></text:span><text:span text:style-name="Default_20_Paragraph_20_Font"><text:span text:style-name="T8">e</text:span></text:span><text:span text:style-name="Default_20_Paragraph_20_Font"><text:span text:style-name="T1">m m</text:span></text:span><text:span text:style-name="Default_20_Paragraph_20_Font"><text:span text:style-name="T8">ul</text:span></text:span><text:span text:style-name="Default_20_Paragraph_20_Font"><text:span text:style-name="T1">t</text:span></text:span><text:span text:style-name="Default_20_Paragraph_20_Font"><text:span text:style-name="T8">um<text:line-break/>cal</text:span></text:span><text:span text:style-name="Default_20_Paragraph_20_Font"><text:span text:style-name="T1">i</text:span></text:span><text:span text:style-name="Default_20_Paragraph_20_Font"><text:span text:style-name="T8">dum per universu</text:span></text:span><text:span text:style-name="Default_20_Paragraph_20_Font"><text:span text:style-name="T1">m </text:span></text:span><text:span text:style-name="Default_20_Paragraph_20_Font"><text:span text:style-name="T8">corpus sudav</text:span></text:span><text:span text:style-name="Default_20_Paragraph_20_Font"><text:span text:style-name="T1">it; </text:span></text:span><text:span text:style-name="Default_20_Paragraph_20_Font"><text:span text:style-name="T8">sine febre sud</text:span></text:span><text:span text:style-name="Default_20_Paragraph_20_Font"><text:span text:style-name="T1">i-<text:line-break/></text:span></text:span><text:span text:style-name="Default_20_Paragraph_20_Font"><text:span text:style-name="T8">ca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s </text:span></text:span><text:span text:style-name="Default_20_Paragraph_20_Font"><text:span text:style-name="T8">est, neque morbu</text:span></text:span><text:span text:style-name="Default_20_Paragraph_20_Font"><text:span text:style-name="T1">s </text:span></text:span><text:span text:style-name="Default_20_Paragraph_20_Font"><text:span text:style-name="T8">acutu</text:span></text:span><text:span text:style-name="Default_20_Paragraph_20_Font"><text:span text:style-name="T1">s </text:span></text:span><text:span text:style-name="Default_20_Paragraph_20_Font"><text:span text:style-name="T8">reversu</text:span></text:span><text:span text:style-name="Default_20_Paragraph_20_Font"><text:span text:style-name="T1">s </text:span></text:span><text:span text:style-name="Default_20_Paragraph_20_Font"><text:span text:style-name="T8">est</text:span></text:span></text:p>
      <text:p text:style-name="P1"><text:span text:style-name="Default_20_Paragraph_20_Font"><text:span text:style-name="T1">Exemplum hic aeger est acutissimi morbi, horrendi<text:line-break/>illius quidem rudibus, caeterum brevi judicandi, pruden-<text:line-break/>tibus. Nam quum fublienoso primo statim die de sinistra<text:line-break/>nare copiolas erupisset fanguis : urinae item crassae essent<text:line-break/>et non consisterent et albo colore e</text:span></text:span><text:span text:style-name="Default_20_Paragraph_20_Font"><text:span text:style-name="T8">g</text:span></text:span><text:span text:style-name="Default_20_Paragraph_20_Font"><text:span text:style-name="T1">ent : tum altero die<text:line-break/>consisterent, melior erat de aegro spes. Ad haec ubi fe-<text:line-break/>cundo die hominem fastidium reliquisset et dormivisset,<text:line-break/>certior jam brevi fore hominem incolumem spes erat. At<text:line-break/>postquam tertio die essent optimae et copiosissimae urinae,<text:line-break/>clarum jam erat quarto die liberatum hominem iri morbo.</text:span></text:span></text:p>
      <text:h text:style-name="P38" text:outline-level="4"><text:bookmark-start text:name="bookmark64"/>LXXVIII.<text:bookmark-end text:name="bookmark64"/></text:h>
      <text:p text:style-name="P1"><text:span text:style-name="Default_20_Paragraph_20_Font"><text:span text:style-name="T8">Abderaev</text:span></text:span><text:span text:style-name="Default_20_Paragraph_20_Font"><text:span text:style-name="T1">i</text:span></text:span><text:span text:style-name="Default_20_Paragraph_20_Font"><text:span text:style-name="T8">rg</text:span></text:span><text:span text:style-name="Default_20_Paragraph_20_Font"><text:span text:style-name="T1">i</text:span></text:span><text:span text:style-name="Default_20_Paragraph_20_Font"><text:span text:style-name="T8">nem quae in sucro te</text:span></text:span><text:span text:style-name="Default_20_Paragraph_20_Font"><text:span text:style-name="T1">m</text:span></text:span><text:span text:style-name="Default_20_Paragraph_20_Font"><text:span text:style-name="T8">pli vest</text:span></text:span><text:span text:style-name="Default_20_Paragraph_20_Font"><text:span text:style-name="T1">i</text:span></text:span><text:span text:style-name="Default_20_Paragraph_20_Font"><text:span text:style-name="T8">bul</text:span></text:span><text:span text:style-name="Default_20_Paragraph_20_Font"><text:span text:style-name="T1">o </text:span></text:span><text:span text:style-name="Default_20_Paragraph_20_Font"><text:span text:style-name="T8">decu</text:span></text:span><text:span text:style-name="Default_20_Paragraph_20_Font"><text:span text:style-name="T1">m-<text:line-break/></text:span></text:span><text:span text:style-name="Default_20_Paragraph_20_Font"><text:span text:style-name="T8">bebat, fabr</text:span></text:span><text:span text:style-name="Default_20_Paragraph_20_Font"><text:span text:style-name="T1">is </text:span></text:span><text:span text:style-name="Default_20_Paragraph_20_Font"><text:span text:style-name="T8">acuta et arden</text:span></text:span><text:span text:style-name="Default_20_Paragraph_20_Font"><text:span text:style-name="T1">s </text:span></text:span><text:span text:style-name="Default_20_Paragraph_20_Font"><text:span text:style-name="T8">prehend</text:span></text:span><text:span text:style-name="Default_20_Paragraph_20_Font"><text:span text:style-name="T1">i</text:span></text:span><text:span text:style-name="Default_20_Paragraph_20_Font"><text:span text:style-name="T8">t. Erat autem<text:line-break/></text:span></text:span><text:span text:style-name="Default_20_Paragraph_20_Font"><text:span text:style-name="T1">siti</text:span></text:span><text:span text:style-name="Default_20_Paragraph_20_Font"><text:span text:style-name="T8">bunda et pervig</text:span></text:span><text:span text:style-name="Default_20_Paragraph_20_Font"><text:span text:style-name="T1">ilo </text:span></text:span><text:span text:style-name="Default_20_Paragraph_20_Font"><text:span text:style-name="T8">ipsi pr</text:span></text:span><text:span text:style-name="Default_20_Paragraph_20_Font"><text:span text:style-name="T1">i</text:span></text:span><text:span text:style-name="Default_20_Paragraph_20_Font"><text:span text:style-name="T8">mu</text:span></text:span><text:span text:style-name="Default_20_Paragraph_20_Font"><text:span text:style-name="T1">m </text:span></text:span><text:span text:style-name="Default_20_Paragraph_20_Font"><text:span text:style-name="T8">mul</text:span></text:span><text:span text:style-name="Default_20_Paragraph_20_Font"><text:span text:style-name="T1">i</text:span></text:span><text:span text:style-name="Default_20_Paragraph_20_Font"><text:span text:style-name="T8">ebria prosta</text:span></text:span><text:span text:style-name="Default_20_Paragraph_20_Font"><text:span text:style-name="T1">r</text:span></text:span><text:span text:style-name="Default_20_Paragraph_20_Font"><text:span text:style-name="T8">e-<text:line-break/>runt. sex</text:span></text:span><text:span text:style-name="Default_20_Paragraph_20_Font"><text:span text:style-name="T1">t</text:span></text:span><text:span text:style-name="Default_20_Paragraph_20_Font"><text:span text:style-name="T8">o die vehemens ob</text:span></text:span><text:span text:style-name="Default_20_Paragraph_20_Font"><text:span text:style-name="T1">o</text:span></text:span><text:span text:style-name="Default_20_Paragraph_20_Font"><text:span text:style-name="T8">rta est anx</text:span></text:span><text:span text:style-name="Default_20_Paragraph_20_Font"><text:span text:style-name="T1">i</text:span></text:span><text:span text:style-name="Default_20_Paragraph_20_Font"><text:span text:style-name="T8">e</text:span></text:span><text:span text:style-name="Default_20_Paragraph_20_Font"><text:span text:style-name="T1">t</text:span></text:span><text:span text:style-name="Default_20_Paragraph_20_Font"><text:span text:style-name="T8">as, rubor,<text:line-break/>horror, su</text:span></text:span><text:span text:style-name="Default_20_Paragraph_20_Font"><text:span text:style-name="T1">d</text:span></text:span><text:span text:style-name="Default_20_Paragraph_20_Font"><text:span text:style-name="T8">at</text:span></text:span><text:span text:style-name="Default_20_Paragraph_20_Font"><text:span text:style-name="T1">io. </text:span></text:span><text:span text:style-name="Default_20_Paragraph_20_Font"><text:span text:style-name="T8">sep</text:span></text:span><text:span text:style-name="Default_20_Paragraph_20_Font"><text:span text:style-name="T1">ti</text:span></text:span><text:span text:style-name="Default_20_Paragraph_20_Font"><text:span text:style-name="T8">mo eadem perseverarunt: urinae<text:line-break/>tenues qu</text:span></text:span><text:span text:style-name="Default_20_Paragraph_20_Font"><text:span text:style-name="T1">i</text:span></text:span><text:span text:style-name="Default_20_Paragraph_20_Font"><text:span text:style-name="T8">de</text:span></text:span><text:span text:style-name="Default_20_Paragraph_20_Font"><text:span text:style-name="T1">m, </text:span></text:span><text:span text:style-name="Default_20_Paragraph_20_Font"><text:span text:style-name="T8">sed probe colora</text:span></text:span><text:span text:style-name="Default_20_Paragraph_20_Font"><text:span text:style-name="T1">t</text:span></text:span><text:span text:style-name="Default_20_Paragraph_20_Font"><text:span text:style-name="T8">ae: a</text:span></text:span><text:span text:style-name="Default_20_Paragraph_20_Font"><text:span text:style-name="T1">l</text:span></text:span><text:span text:style-name="Default_20_Paragraph_20_Font"><text:span text:style-name="T8">vu</text:span></text:span><text:span text:style-name="Default_20_Paragraph_20_Font"><text:span text:style-name="T1">s </text:span></text:span><text:span text:style-name="Default_20_Paragraph_20_Font"><text:span text:style-name="T8">non infesta-<text:line-break/>ba</text:span></text:span><text:span text:style-name="Default_20_Paragraph_20_Font"><text:span text:style-name="T1">t</text:span></text:span><text:span text:style-name="Default_20_Paragraph_20_Font"><text:span text:style-name="T8">ur. octavo surd</text:span></text:span><text:span text:style-name="Default_20_Paragraph_20_Font"><text:span text:style-name="T1">i</text:span></text:span><text:span text:style-name="Default_20_Paragraph_20_Font"><text:span text:style-name="T8">ta</text:span></text:span><text:span text:style-name="Default_20_Paragraph_20_Font"><text:span text:style-name="T1">s, </text:span></text:span><text:span text:style-name="Default_20_Paragraph_20_Font"><text:span text:style-name="T8">febr</text:span></text:span><text:span text:style-name="Default_20_Paragraph_20_Font"><text:span text:style-name="T1">is </text:span></text:span><text:span text:style-name="Default_20_Paragraph_20_Font"><text:span text:style-name="T8">acu</text:span></text:span><text:span text:style-name="Default_20_Paragraph_20_Font"><text:span text:style-name="T1">t</text:span></text:span><text:span text:style-name="Default_20_Paragraph_20_Font"><text:span text:style-name="T8">a</text:span></text:span><text:span text:style-name="Default_20_Paragraph_20_Font"><text:span text:style-name="T1">, i</text:span></text:span><text:span text:style-name="Default_20_Paragraph_20_Font"><text:span text:style-name="T8">nso</text:span></text:span><text:span text:style-name="Default_20_Paragraph_20_Font"><text:span text:style-name="T1">m</text:span></text:span><text:span text:style-name="Default_20_Paragraph_20_Font"><text:span text:style-name="T8">nis, anx</text:span></text:span><text:span text:style-name="Default_20_Paragraph_20_Font"><text:span text:style-name="T1">i</text:span></text:span><text:span text:style-name="Default_20_Paragraph_20_Font"><text:span text:style-name="T8">a,<text:line-break/>horrida , men</text:span></text:span><text:span text:style-name="Default_20_Paragraph_20_Font"><text:span text:style-name="T1">tis </text:span></text:span><text:span text:style-name="Default_20_Paragraph_20_Font"><text:span text:style-name="T8">co</text:span></text:span><text:span text:style-name="Default_20_Paragraph_20_Font"><text:span text:style-name="T1">m</text:span></text:span><text:span text:style-name="Default_20_Paragraph_20_Font"><text:span text:style-name="T8">po</text:span></text:span><text:span text:style-name="Default_20_Paragraph_20_Font"><text:span text:style-name="T1">s ; </text:span></text:span><text:span text:style-name="Default_20_Paragraph_20_Font"><text:span text:style-name="T8">urinae eaede</text:span></text:span><text:span text:style-name="Default_20_Paragraph_20_Font"><text:span text:style-name="T1">m. </text:span></text:span><text:span text:style-name="Default_20_Paragraph_20_Font"><text:span text:style-name="T8">Non</text:span></text:span><text:span text:style-name="Default_20_Paragraph_20_Font"><text:span text:style-name="T1">o </text:span></text:span><text:span text:style-name="Default_20_Paragraph_20_Font"><text:span text:style-name="T8">ac pro-<text:line-break/>x</text:span></text:span><text:span text:style-name="Default_20_Paragraph_20_Font"><text:span text:style-name="T1">i</text:span></text:span><text:span text:style-name="Default_20_Paragraph_20_Font"><text:span text:style-name="T8">mi</text:span></text:span><text:span text:style-name="Default_20_Paragraph_20_Font"><text:span text:style-name="T1">s 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ebu</text:span></text:span><text:span text:style-name="Default_20_Paragraph_20_Font"><text:span text:style-name="T1">s </text:span></text:span><text:span text:style-name="Default_20_Paragraph_20_Font"><text:span text:style-name="T8">eade</text:span></text:span><text:span text:style-name="Default_20_Paragraph_20_Font"><text:span text:style-name="T1">m, </text:span></text:span><text:span text:style-name="Default_20_Paragraph_20_Font"><text:span text:style-name="T8">per</text:span></text:span><text:span text:style-name="Default_20_Paragraph_20_Font"><text:span text:style-name="T1">m</text:span></text:span><text:span text:style-name="Default_20_Paragraph_20_Font"><text:span text:style-name="T8">ansitque surdita</text:span></text:span><text:span text:style-name="Default_20_Paragraph_20_Font"><text:span text:style-name="T1">s. D</text:span></text:span><text:span text:style-name="Default_20_Paragraph_20_Font"><text:span text:style-name="T8">ec</text:span></text:span><text:span text:style-name="Default_20_Paragraph_20_Font"><text:span text:style-name="T1">i</text:span></text:span><text:span text:style-name="Default_20_Paragraph_20_Font"><text:span text:style-name="T8">mo-<text:line-break/>quarto ment</text:span></text:span><text:span text:style-name="Default_20_Paragraph_20_Font"><text:span text:style-name="T1">is </text:span></text:span><text:span text:style-name="Default_20_Paragraph_20_Font"><text:span text:style-name="T8">perturbat</text:span></text:span><text:span text:style-name="Default_20_Paragraph_20_Font"><text:span text:style-name="T1">io, </text:span></text:span><text:span text:style-name="Default_20_Paragraph_20_Font"><text:span text:style-name="T8">fab</text:span></text:span><text:span text:style-name="Default_20_Paragraph_20_Font"><text:span text:style-name="T1">ris </text:span></text:span><text:span text:style-name="Default_20_Paragraph_20_Font"><text:span text:style-name="T8">re</text:span></text:span><text:span text:style-name="Default_20_Paragraph_20_Font"><text:span text:style-name="T1">mi/</text:span></text:span><text:span text:style-name="Default_20_Paragraph_20_Font"><text:span text:style-name="T8">sto. </text:span></text:span><text:span text:style-name="Default_20_Paragraph_20_Font"><text:span text:style-name="T1">D</text:span></text:span><text:span text:style-name="Default_20_Paragraph_20_Font"><text:span text:style-name="T8">ec</text:span></text:span><text:span text:style-name="Default_20_Paragraph_20_Font"><text:span text:style-name="T1">i</text:span></text:span><text:span text:style-name="Default_20_Paragraph_20_Font"><text:span text:style-name="T8">m</text:span></text:span><text:span text:style-name="Default_20_Paragraph_20_Font"><text:span text:style-name="T1">o-<text:line-break/></text:span></text:span><text:span text:style-name="Default_20_Paragraph_20_Font"><text:span text:style-name="T8">septi</text:span></text:span><text:span text:style-name="Default_20_Paragraph_20_Font"><text:span text:style-name="T1">m</text:span></text:span><text:span text:style-name="Default_20_Paragraph_20_Font"><text:span text:style-name="T8">o multum e nar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 </text:span></text:span><text:span text:style-name="Default_20_Paragraph_20_Font"><text:span text:style-name="T8">efuux</text:span></text:span><text:span text:style-name="Default_20_Paragraph_20_Font"><text:span text:style-name="T1">it, </text:span></text:span><text:span text:style-name="Default_20_Paragraph_20_Font"><text:span text:style-name="T8">surd</text:span></text:span><text:span text:style-name="Default_20_Paragraph_20_Font"><text:span text:style-name="T1">i</text:span></text:span><text:span text:style-name="Default_20_Paragraph_20_Font"><text:span text:style-name="T8">ta</text:span></text:span><text:span text:style-name="Default_20_Paragraph_20_Font"><text:span text:style-name="T1">s </text:span></text:span><text:span text:style-name="Default_20_Paragraph_20_Font"><text:span text:style-name="T8">nonnihil<text:line-break/>. levata est et sequen</text:span></text:span><text:span text:style-name="Default_20_Paragraph_20_Font"><text:span text:style-name="T1">ti</text:span></text:span><text:span text:style-name="Default_20_Paragraph_20_Font"><text:span text:style-name="T8">bu</text:span></text:span><text:span text:style-name="Default_20_Paragraph_20_Font"><text:span text:style-name="T1">s 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ebu</text:span></text:span><text:span text:style-name="Default_20_Paragraph_20_Font"><text:span text:style-name="T1">s </text:span></text:span><text:span text:style-name="Default_20_Paragraph_20_Font"><text:span text:style-name="T8">anx</text:span></text:span><text:span text:style-name="Default_20_Paragraph_20_Font"><text:span text:style-name="T1">i</text:span></text:span><text:span text:style-name="Default_20_Paragraph_20_Font"><text:span text:style-name="T8">eta</text:span></text:span><text:span text:style-name="Default_20_Paragraph_20_Font"><text:span text:style-name="T1">s, </text:span></text:span><text:span text:style-name="Default_20_Paragraph_20_Font"><text:span text:style-name="T8">surd</text:span></text:span><text:span text:style-name="Default_20_Paragraph_20_Font"><text:span text:style-name="T1">it</text:span></text:span><text:span text:style-name="Default_20_Paragraph_20_Font"><text:span text:style-name="T8">a</text:span></text:span><text:span text:style-name="Default_20_Paragraph_20_Font"><text:span text:style-name="T1">s </text:span></text:span><text:span text:style-name="Default_20_Paragraph_20_Font"><text:span text:style-name="T8">adera</text:span></text:span><text:span text:style-name="Default_20_Paragraph_20_Font"><text:span text:style-name="T1">t<text:line-break/></text:span></text:span><text:span text:style-name="Default_20_Paragraph_20_Font"><text:span text:style-name="T8">delirabatque. </text:span></text:span><text:span text:style-name="Default_20_Paragraph_20_Font"><text:span text:style-name="T1">v</text:span></text:span><text:span text:style-name="Default_20_Paragraph_20_Font"><text:span text:style-name="T8">igesim</text:span></text:span><text:span text:style-name="Default_20_Paragraph_20_Font"><text:span text:style-name="T1">o </text:span></text:span><text:span text:style-name="Default_20_Paragraph_20_Font"><text:span text:style-name="T8">pedum d</text:span></text:span><text:span text:style-name="Default_20_Paragraph_20_Font"><text:span text:style-name="T1">o</text:span></text:span><text:span text:style-name="Default_20_Paragraph_20_Font"><text:span text:style-name="T8">lor cep</text:span></text:span><text:span text:style-name="Default_20_Paragraph_20_Font"><text:span text:style-name="T1">it </text:span></text:span><text:span text:style-name="Default_20_Paragraph_20_Font"><text:span text:style-name="T8">et surdita</text:span></text:span><text:span text:style-name="Default_20_Paragraph_20_Font"><text:span text:style-name="T1">s<text:line-break/></text:span></text:span><text:span text:style-name="Default_20_Paragraph_20_Font"><text:span text:style-name="T8">e</text:span></text:span><text:span text:style-name="Default_20_Paragraph_20_Font"><text:span text:style-name="T1">t </text:span></text:span><text:span text:style-name="Default_20_Paragraph_20_Font"><text:span text:style-name="T8">delir</text:span></text:span><text:span text:style-name="Default_20_Paragraph_20_Font"><text:span text:style-name="T1">i</text:span></text:span><text:span text:style-name="Default_20_Paragraph_20_Font"><text:span text:style-name="T8">u</text:span></text:span><text:span text:style-name="Default_20_Paragraph_20_Font"><text:span text:style-name="T1">m </text:span></text:span><text:span text:style-name="Default_20_Paragraph_20_Font"><text:span text:style-name="T8">rel</text:span></text:span><text:span text:style-name="Default_20_Paragraph_20_Font"><text:span text:style-name="T1">i</text:span></text:span><text:span text:style-name="Default_20_Paragraph_20_Font"><text:span text:style-name="T8">querunt ; paucu</text:span></text:span><text:span text:style-name="Default_20_Paragraph_20_Font"><text:span text:style-name="T1">s </text:span></text:span><text:span text:style-name="Default_20_Paragraph_20_Font"><text:span text:style-name="T8">ex naribu</text:span></text:span><text:span text:style-name="Default_20_Paragraph_20_Font"><text:span text:style-name="T1">s </text:span></text:span><text:span text:style-name="Default_20_Paragraph_20_Font"><text:span text:style-name="T8">sangui</text:span></text:span><text:span text:style-name="Default_20_Paragraph_20_Font"><text:span text:style-name="T1">s </text:span></text:span><text:span text:style-name="Default_20_Paragraph_20_Font"><text:span text:style-name="T8">pro-<text:line-break/>rup</text:span></text:span><text:span text:style-name="Default_20_Paragraph_20_Font"><text:span text:style-name="T1">it, </text:span></text:span><text:span text:style-name="Default_20_Paragraph_20_Font"><text:span text:style-name="T8">sudav</text:span></text:span><text:span text:style-name="Default_20_Paragraph_20_Font"><text:span text:style-name="T1">it; </text:span></text:span><text:span text:style-name="Default_20_Paragraph_20_Font"><text:span text:style-name="T8">a sebre l</text:span></text:span><text:span text:style-name="Default_20_Paragraph_20_Font"><text:span text:style-name="T1">i</text:span></text:span><text:span text:style-name="Default_20_Paragraph_20_Font"><text:span text:style-name="T8">berata est. rigestmoquarto<text:line-break/>febr</text:span></text:span><text:span text:style-name="Default_20_Paragraph_20_Font"><text:span text:style-name="T1">is </text:span></text:span><text:span text:style-name="Default_20_Paragraph_20_Font"><text:span text:style-name="T8">reverse est</text:span></text:span><text:span text:style-name="Default_20_Paragraph_20_Font"><text:span text:style-name="T1"> it</text:span></text:span><text:span text:style-name="Default_20_Paragraph_20_Font"><text:span text:style-name="T8">eru</text:span></text:span><text:span text:style-name="Default_20_Paragraph_20_Font"><text:span text:style-name="T1">m</text:span></text:span><text:span text:style-name="Default_20_Paragraph_20_Font"><text:span text:style-name="T8">que surd</text:span></text:span><text:span text:style-name="Default_20_Paragraph_20_Font"><text:span text:style-name="T1">it</text:span></text:span><text:span text:style-name="Default_20_Paragraph_20_Font"><text:span text:style-name="T8">a</text:span></text:span><text:span text:style-name="Default_20_Paragraph_20_Font"><text:span text:style-name="T1">s; </text:span></text:span><text:span text:style-name="Default_20_Paragraph_20_Font"><text:span text:style-name="T8">pedu</text:span></text:span><text:span text:style-name="Default_20_Paragraph_20_Font"><text:span text:style-name="T1">m </text:span></text:span><text:span text:style-name="Default_20_Paragraph_20_Font"><text:span text:style-name="T8">dolor per-<text:line-break/>mansi</text:span></text:span><text:span text:style-name="Default_20_Paragraph_20_Font"><text:span text:style-name="T1">t ; </text:span></text:span><text:span text:style-name="Default_20_Paragraph_20_Font"><text:span text:style-name="T8">del</text:span></text:span><text:span text:style-name="Default_20_Paragraph_20_Font"><text:span text:style-name="T1">i</text:span></text:span><text:span text:style-name="Default_20_Paragraph_20_Font"><text:span text:style-name="T8">r</text:span></text:span><text:span text:style-name="Default_20_Paragraph_20_Font"><text:span text:style-name="T1">i</text:span></text:span><text:span text:style-name="Default_20_Paragraph_20_Font"><text:span text:style-name="T8">u</text:span></text:span><text:span text:style-name="Default_20_Paragraph_20_Font"><text:span text:style-name="T1">m. </text:span></text:span><text:span text:style-name="Default_20_Paragraph_20_Font"><text:span text:style-name="T8">r</text:span></text:span><text:span text:style-name="Default_20_Paragraph_20_Font"><text:span text:style-name="T1">i</text:span></text:span><text:span text:style-name="Default_20_Paragraph_20_Font"><text:span text:style-name="T8">gesi</text:span></text:span><text:span text:style-name="Default_20_Paragraph_20_Font"><text:span text:style-name="T1">m</text:span></text:span><text:span text:style-name="Default_20_Paragraph_20_Font"><text:span text:style-name="T8">osept</text:span></text:span><text:span text:style-name="Default_20_Paragraph_20_Font"><text:span text:style-name="T1">imo </text:span></text:span><text:span text:style-name="Default_20_Paragraph_20_Font"><text:span text:style-name="T8">cop</text:span></text:span><text:span text:style-name="Default_20_Paragraph_20_Font"><text:span text:style-name="T1">i</text:span></text:span><text:span text:style-name="Default_20_Paragraph_20_Font"><text:span text:style-name="T8">ose sudav</text:span></text:span><text:span text:style-name="Default_20_Paragraph_20_Font"><text:span text:style-name="T1">i</text:span></text:span><text:span text:style-name="Default_20_Paragraph_20_Font"><text:span text:style-name="T8">t ; a</text:span></text:span></text:p>
      <text:p text:style-name="P2"><text:span text:style-name="Default_20_Paragraph_20_Font"><text:span text:style-name="T10">febre immunis, surditas reliquit, pedum dolor aliquan-<text:line-break/>tulum moratus est; in caeteris perfecte iudicata est</text:span></text:span></text:p>
      <text:p text:style-name="P1">Ex humorum haec abundantia videtur aegrotasse et<text:line-break/>quantum portendebant prima symptomata, mortem certe<text:line-break/>huic timeres. Sed bonus urinarum color iis, qui humo-<text:line-break/>sum copia laborant, maximum est signum, quae quia<text:line-break/>crassae non erant, sore longinquiorem morbum denuncia-<text:line-break/>bant. Porro ut in omnibusi aegriS et ita etiam videntur<text:line-break/>hic servati decretoriorum dierum esse circuitus. Jam na-<text:line-break/>tura quoque in hac decretoria signa et symptomata vide-<text:line-break/>tur praetulisse. .</text:p>
      <text:p text:style-name="P1">LXXIX. . . , ,,<text:line-break/><text:span text:style-name="Default_20_Paragraph_20_Font"><text:span text:style-name="T10">Abderae Anaxionem ad</text:span></text:span> T<text:span text:style-name="Default_20_Paragraph_20_Font"><text:span text:style-name="T10">hracias portas decumbentem fe-<text:line-break/>bris acuta prehendit; lateris dextri dolor continuus;<text:line-break/>sicca tussiva, neque quicquam primis diebus expuebat;<text:line-break/>sitibundus; insomnis; urinae probe coloratae, copiosae,</text:span></text:span></text:p>
      <text:p text:style-name="P2"><text:span text:style-name="Default_20_Paragraph_20_Font"><text:span text:style-name="T10">tenues. Sexto die deliravit. Ad satus autem nihil re-<text:line-break/>mittebatur. Septimo dolores patiebatur, febris enim<text:line-break/>intendebatur, neque dolores rem</text:span></text:span><text:span text:style-name="Default_20_Paragraph_20_Font"><text:span text:style-name="T1">i</text:span></text:span><text:span text:style-name="Default_20_Paragraph_20_Font"><text:span text:style-name="T10">serant, tussesque vexa-<text:line-break/>bant, dispe</text:span></text:span><text:span text:style-name="Default_20_Paragraph_20_Font"><text:span text:style-name="T1">l</text:span></text:span><text:span text:style-name="Default_20_Paragraph_20_Font"><text:span text:style-name="T10">le spirabat. </text:span></text:span>O<text:span text:style-name="Default_20_Paragraph_20_Font"><text:span text:style-name="T10">ctavo venam in cubito secui,<text:line-break/>multum sane sanguinis, prout decebat, espluxa. Dolores<text:line-break/>certe: verum tusses siccae perseverarunt.</text:span></text:span> U<text:span text:style-name="Default_20_Paragraph_20_Font"><text:span text:style-name="T10">ndecimo re-<text:line-break/>misit febris paucumque circa caput sudavit; etiamnum<text:line-break/>tusses et quae a pulmone educebantur, erant liquidiora.<text:line-break/>Decimo septimo coepit pauca cocta expuere, levatus est,<text:line-break/>sitibundus erat et pulmonis aliquantulum probae erant<text:line-break/>pdrgationer. Figesimo sudavit febre vacuus; post cr</text:span></text:span><text:span text:style-name="Default_20_Paragraph_20_Font"><text:span text:style-name="T1">i</text:span></text:span><text:span text:style-name="Default_20_Paragraph_20_Font"><text:span text:style-name="T10">sin<text:line-break/>levatus est. Vigesimo soptimo sebris reversa est t tussi-<text:line-break/>vit, cocta multa eduxit, urinis sedimentum copiosum,<text:line-break/>album, absque siti erat, somni accesserunt. Trigesimo<text:line-break/>quarto per universum corpus sudavit, sebre soluta, pror-<text:line-break/>sus iudicatus est.</text:span></text:span></text:p>
      <text:p text:style-name="P30">-l t : . , V A<text:tab/>A it t<text:tab/><text:span text:style-name="Default_20_Paragraph_20_Font"><text:span text:style-name="T12">.<text:tab/>...</text:span></text:span></text:p>
      <text:p text:style-name="Normal"><text:span text:style-name="Default_20_Paragraph_20_Font"><text:span text:style-name="T8">m</text:span></text:span></text:p>
      <text:h text:style-name="Normal" text:outline-level="4"><text:bookmark-start text:name="bookmark66"/>In hoc uno aegrorum primo et tertio libro deseri-<text:line-break/>ptorunl de sanguinis missione Hippocrates fecit mentionem,<text:bookmark-end text:name="bookmark66"/></text:h>
      <text:p text:style-name="P3">ut non sedo, cui sanguinem misisset, sed ut octavo die<text:line-break/>solo: nam tum etiam medici quali lege certa, ultra quar-<text:line-break/>tum diem venam non secabant. Quando igitur huic octavo<text:line-break/>die missus sanguiS est, mllltocerte plures censeas sanguinis<text:line-break/>missionem requirentes, secundo, tertio, quarto die auxilio<text:line-break/>hoc esse usos. Reticuit autem Hippocrates, sicut remedia<text:line-break/>alia omnia: tamen necesse interdum habuit scribere nihil<text:line-break/>eos ab iis, quae offerebantur, adiutos suille , ut maligni-<text:line-break/>tatem suggereret morbi : neque enim lucubrationem hic<text:line-break/>curationis instituit, sed praesagitionisi conscribere. Non-<text:line-break/>nullis etiam aegris videtur non suissa ab initio praesto:<text:line-break/>quare adscribit interim: lluic perpetuo, postquam ego<text:line-break/>ipsum vidi, hoc et hoc accidit exacte. Ego vero igno-<text:line-break/>rantibus etiam horum aegrorum libro primo de iudiciis<text:line-break/>praescripsi usum ubi quo modo inconcoctum exquisite mor-<text:line-break/><text:span text:style-name="Default_20_Paragraph_20_Font"><text:span text:style-name="T10">- . .</text:span></text:span></text:p>
      <text:p text:style-name="Normal">bum cognoscas , quomodo eum , qui jam primum matu-<text:line-break/>rescit, quo pacto qui progreditur in concoctione, quem-</text:p>
      <text:p text:style-name="P3">admodum qui jam perfectae concoctioni proximus est,<text:line-break/>dilucide studui ostendere. ldeoque Anaxion hic, cum<text:line-break/>semper tussiret nihilque plane expueret, inconcoctissima<text:line-break/>conflictabatur pleuritide. Quum vero die undecimo ex-<text:line-break/>puere coepisset, morbum significat concoqui, deinde pede-<text:line-break/>tentam tempore progrediente ita fcripfit Hippocrates: in<text:line-break/>vigefimofeptimo die multa excreavit concocta , in urina<text:line-break/>multa subsidebant alba<text:span text:style-name="Default_20_Paragraph_20_Font"><text:span text:style-name="T10">i</text:span></text:span> Quamobrem trigesimoquarto est<text:line-break/>prorsus Iudicatu S.</text:p>
      <text:p text:style-name="Normal">LXXX.</text:p>
      <text:p text:style-name="P5"><text:span text:style-name="Default_20_Paragraph_20_Font"><text:span text:style-name="T10">Abderae Eleropytus recto statu incedens capitis dolore<text:line-break/>correptus esa</text:span></text:span> N<text:span text:style-name="Default_20_Paragraph_20_Font"><text:span text:style-name="T10">on multo vero post tempore decubuit.<text:line-break/></text:span></text:span>I<text:span text:style-name="Default_20_Paragraph_20_Font"><text:span text:style-name="T10">s prope superiorem viam habitabat, quem febris ar-<text:line-break/>dens acuta prehendit. Per initia biliosa multa vomitu<text:line-break/>exclusa sunt, siticulosus, sectatio vehemens, urinae te-<text:line-break/>nues, nigrae, quibus inerat enaeorema sublime, interdum<text:line-break/>quidem, interdum vero non, nox laborioso, interdum<text:line-break/>varie febris exacerbabatur et plurimum citra ordinem.</text:span></text:span></text:p>
      <text:p text:style-name="P3"><text:span text:style-name="Default_20_Paragraph_20_Font"><text:span text:style-name="T10">Sub decimumquartum surditas, febres extensoe sunt,<text:line-break/>urinae eadem. Figesimo et prox</text:span></text:span><text:span text:style-name="Default_20_Paragraph_20_Font"><text:span text:style-name="T1">i</text:span></text:span><text:span text:style-name="Default_20_Paragraph_20_Font"><text:span text:style-name="T10">mis diebus multopere<text:line-break/>deliravit. Quadragesimo multus e naribus sanguis eru-<text:line-break/>pit, magisque men</text:span></text:span><text:span text:style-name="Default_20_Paragraph_20_Font"><text:span text:style-name="T1">s</text:span></text:span><text:span text:style-name="Default_20_Paragraph_20_Font"><text:span text:style-name="T10">e constitit, inerat quidem, sed mi-<text:line-break/>nus surditas, remiserunt febres. Sequentibus diebus cre-<text:line-break/>bro et paulatim sanguis e naribus pro</text:span></text:span><text:span text:style-name="Default_20_Paragraph_20_Font"><text:span text:style-name="T1">f</text:span></text:span><text:span text:style-name="Default_20_Paragraph_20_Font"><text:span text:style-name="T10">luxit. Ad sexa-<text:line-break/>gesimum sanguinis eruptiones quidem cessarunt: verum<text:line-break/>ischii dextri dolor ortus est, ac febres intendebantur,<text:line-break/>neque vero multo post insertorum partium dolores exorti<text:line-break/>sunt. Contigit autem aut febres maiores et surditatem<text:line-break/>multam esse aut haec quidem remitti levarique , ischii<text:line-break/>vero</text:span></text:span><text:span text:style-name="Default_20_Paragraph_20_Font"><text:span text:style-name="T1"> ut</text:span></text:span><text:span text:style-name="Default_20_Paragraph_20_Font"><text:span text:style-name="T10">seriorli ma</text:span></text:span><text:span text:style-name="Default_20_Paragraph_20_Font"><text:span text:style-name="T1">j</text:span></text:span><text:span text:style-name="Default_20_Paragraph_20_Font"><text:span text:style-name="T10">ores esse dolores. dam vero ad octo-<text:line-break/>gesimum rem</text:span></text:span><text:span text:style-name="Default_20_Paragraph_20_Font"><text:span text:style-name="T1">i</text:span></text:span><text:span text:style-name="Default_20_Paragraph_20_Font"><text:span text:style-name="T10">serunt quidem omnia , verum nihil dereli-<text:line-break/>q</text:span></text:span><text:span text:style-name="Default_20_Paragraph_20_Font"><text:span text:style-name="T1">tlli. U</text:span></text:span><text:span text:style-name="Default_20_Paragraph_20_Font"><text:span text:style-name="T10">rinae siquidem boni coloris et copiosa</text:span></text:span><text:span text:style-name="Default_20_Paragraph_20_Font"><text:span text:style-name="T1"> r</text:span></text:span><text:span text:style-name="Default_20_Paragraph_20_Font"><text:span text:style-name="T10">edimenta<text:line-break/>continentes descenderunt et deliria sunt imminuta. Cir-<text:line-break/>citer centesimum alvus biliosis multis perturbata est, nec<text:line-break/>pauco tempore talia multa procedebant, tandemque dfr<text:line-break/></text:span></text:span><text:span text:style-name="Default_20_Paragraph_20_Font"><text:span text:style-name="T1">l </text:span></text:span><text:span text:style-name="Default_20_Paragraph_20_Font"><text:span text:style-name="T10">en</text:span></text:span><text:span text:style-name="Default_20_Paragraph_20_Font"><text:span text:style-name="T1">t</text:span></text:span><text:span text:style-name="Default_20_Paragraph_20_Font"><text:span text:style-name="T10">elia cum dolore vexavit. in aliis ha</text:span></text:span><text:span text:style-name="Default_20_Paragraph_20_Font"><text:span text:style-name="T1">e</text:span></text:span><text:span text:style-name="Default_20_Paragraph_20_Font"><text:span text:style-name="T10">di</text:span></text:span><text:span text:style-name="Default_20_Paragraph_20_Font"><text:span text:style-name="T1">n</text:span></text:span><text:span text:style-name="Default_20_Paragraph_20_Font"><text:span text:style-name="T10">as. </text:span></text:span><text:span text:style-name="Default_20_Paragraph_20_Font"><text:span text:style-name="T1">sit </text:span></text:span><text:span text:style-name="Default_20_Paragraph_20_Font"><text:span text:style-name="T10">to-</text:span></text:span></text:p>
      <text:p text:style-name="P2"><text:span text:style-name="Default_20_Paragraph_20_Font"><text:span text:style-name="T10">tum autem tum febres reliquerant, tum surditas desiit.<text:line-break/>Centesimo plane iudicatus est. Febris erat ardens.</text:span></text:span></text:p>
      <text:p text:style-name="P1">Hic vir memoratu dignus est, qui morbum gravem<text:line-break/>virium robore excepit, aIioqui tanto morbo futurus im-<text:line-break/>par. Et omnino pulfibuS ejus inerat robur, simulque re-<text:line-break/>siqua omnia secundum naturam constabant. Dixi vero et<text:line-break/>alibi Hippocratem praeteriisse hanc partem in sebricitan-<text:line-break/>tibus praesagi tinnis. Jam etiam respiratio videtur et ap-<text:line-break/>petitus liberanti inculpatus fuisse: quae magnae sunt, ut<text:line-break/>ille ipse docuit, ad salutem ponderiS. At febrrs primo<text:line-break/>quidem acuta invasit, verum ejuS postea est acuitas retusa.<text:line-break/>De qua scripsit Hippocrates: febris alias aliter exacerba-<text:line-break/>batur, sed fere inordinate. Unum vero habebat aeger<text:line-break/>pericuIolum signum, urinarum tenuitatem et nigritiem.<text:line-break/>Unde natura vix longo tempore morbum debeIIavit, san-<text:line-break/>guinis concitata eruptione die quadragesimo ex decretoriis</text:p>
      <text:p text:style-name="P3">uno, coxendicisque dolore et omnium interiorum partium,<text:line-break/>postea creato: nempe enim magni morbi etiam quaerunt,<text:line-break/>quae judicent se, egregia. At neque hoc plane est discus-<text:line-break/>sus morbus, sed citra diem octogesimum signa eluxerunt<text:line-break/>ex urinis ejus maturationis: postea usque ad centesimum<text:line-break/>diem paulatim concoctus, omnino est profligatus.</text:p>
      <text:p text:style-name="Normal">LXXXl.</text:p>
      <text:p text:style-name="P5"><text:span text:style-name="Default_20_Paragraph_20_Font"><text:span text:style-name="T10">Abderae</text:span></text:span><text:span text:style-name="Default_20_Paragraph_20_Font"><text:span text:style-name="T1"> N</text:span></text:span><text:span text:style-name="Default_20_Paragraph_20_Font"><text:span text:style-name="T10">icodemum ex venere et potu orta sebris prehen-<text:line-break/>dit. </text:span></text:span><text:span text:style-name="Default_20_Paragraph_20_Font"><text:span text:style-name="T1">I</text:span></text:span><text:span text:style-name="Default_20_Paragraph_20_Font"><text:span text:style-name="T10">ncipiens autem anxietate, cordolio et siti vexatus:<text:line-break/>lingua exusta est; urinae tenues et nigrae. Secundo<text:line-break/>die</text:span></text:span><text:span text:style-name="Default_20_Paragraph_20_Font"><text:span text:style-name="T1"> f</text:span></text:span><text:span text:style-name="Default_20_Paragraph_20_Font"><text:span text:style-name="T10">ebris exacerbata est cum horrore; anxius, nihil<text:line-break/>dormivit, vomuit biliosa pava; eaedem urinae, noctem<text:line-break/>quietam transegit ; dormiv</text:span></text:span><text:span text:style-name="Default_20_Paragraph_20_Font"><text:span text:style-name="T1">i</text:span></text:span><text:span text:style-name="Default_20_Paragraph_20_Font"><text:span text:style-name="T10">t. Tertio remissa sunt omnia<text:line-break/>et adsuit tranquilli</text:span></text:span><text:span text:style-name="Default_20_Paragraph_20_Font"><text:span text:style-name="T1">t</text:span></text:span><text:span text:style-name="Default_20_Paragraph_20_Font"><text:span text:style-name="T10">as; sub solis occasum aliquantulum<text:line-break/>/aela</text:span></text:span><text:span text:style-name="Default_20_Paragraph_20_Font"><text:span text:style-name="T1">t</text:span></text:span><text:span text:style-name="Default_20_Paragraph_20_Font"><text:span text:style-name="T10">us est; noctem moleste tulit. Quarto rigor invasit,<text:line-break/>sebri</text:span></text:span><text:span text:style-name="Default_20_Paragraph_20_Font"><text:span text:style-name="T1">s </text:span></text:span><text:span text:style-name="Default_20_Paragraph_20_Font"><text:span text:style-name="T10">mul</text:span></text:span><text:span text:style-name="Default_20_Paragraph_20_Font"><text:span text:style-name="T1">t</text:span></text:span><text:span text:style-name="Default_20_Paragraph_20_Font"><text:span text:style-name="T10">a, omn</text:span></text:span><text:span text:style-name="Default_20_Paragraph_20_Font"><text:span text:style-name="T1">t</text:span></text:span><text:span text:style-name="Default_20_Paragraph_20_Font"><text:span text:style-name="T10">um dolores, urinae tenue</text:span></text:span><text:span text:style-name="Default_20_Paragraph_20_Font"><text:span text:style-name="T1">s, </text:span></text:span><text:span text:style-name="Default_20_Paragraph_20_Font"><text:span text:style-name="T10">enaeorema,</text:span></text:span></text:p>
      <text:p text:style-name="P2"><text:span text:style-name="Default_20_Paragraph_20_Font"><text:span text:style-name="T10">multum deliravit. Septimo levamentum. Dctavo cae-<text:line-break/>tera omnia rem</text:span></text:span><text:span text:style-name="Default_20_Paragraph_20_Font"><text:span text:style-name="T1">i</text:span></text:span><text:span text:style-name="Default_20_Paragraph_20_Font"><text:span text:style-name="T10">serunt, soquentibusque diebus dolores<text:line-break/>quidem tenuerunt, sod min</text:span></text:span><text:span text:style-name="Default_20_Paragraph_20_Font"><text:span text:style-name="T1">o</text:span></text:span><text:span text:style-name="Default_20_Paragraph_20_Font"><text:span text:style-name="T10">res omnes: hunc autem exa-<text:line-break/>cerbationes et perpetuo dolores diebus paribus invase-<text:line-break/>runt. Tigesimo utinam reddidit albam crassamentum<text:line-break/>continentem quae deposita non subsidebat, copiose suda-<text:line-break/>vir, absque febre v</text:span></text:span><text:span text:style-name="Default_20_Paragraph_20_Font"><text:span text:style-name="T1">i</text:span></text:span><text:span text:style-name="Default_20_Paragraph_20_Font"><text:span text:style-name="T10">sus est. Sub vesoeram iterum reca-<text:line-break/>luit, iidem dolores, horror, sitis, nonnihil deliravit. F</text:span></text:span><text:span text:style-name="Default_20_Paragraph_20_Font"><text:span text:style-name="T1">i</text:span></text:span><text:span text:style-name="Default_20_Paragraph_20_Font"><text:span text:style-name="T10">i-<text:line-break/>gesimo quarto copiosum minxit urinam albam, quae<text:line-break/>copiosum sedimentum deponebat, copiosa sudore calido<text:line-break/>per universum corpus essuso, a febre liber iudicatus est.</text:span></text:span></text:p>
      <text:h text:style-name="P44" text:outline-level="3"><text:bookmark-start text:name="bookmark68"/><text:span text:style-name="Default_20_Paragraph_20_Font"><text:span text:style-name="T1">.r.ori .bo<text:tab/>-</text:span></text:span><text:bookmark-end text:name="bookmark68"/></text:h>
      <text:p text:style-name="P1">Et ipse Hippocrates significavit dicenS: accessiones et<text:line-break/>dolores diebus paribus; quare etiam a vigesimo die su-<text:line-break/>dore est <text:span text:style-name="Default_20_Paragraph_20_Font"><text:span text:style-name="T10">i</text:span></text:span>udicatus. SigiIIatim vero qui omnia tenet me-<text:line-break/>moria quae ante exposuimus hoc Iibro et superioribus<text:line-break/>duobus, atque ante hos in praesagiis et praedictionibus,<text:line-break/>invenire omnia ipse poterit.</text:p>
      <text:p text:style-name="P3">LXXXIl.</text:p>
      <text:p text:style-name="Normal">I<text:span text:style-name="Default_20_Paragraph_20_Font"><text:span text:style-name="T10">n</text:span></text:span> T<text:span text:style-name="Default_20_Paragraph_20_Font"><text:span text:style-name="T10">haso morosa mulier ex moerore cum occasione recta<text:line-break/>incedens, tum somni, tum cibi oblita et siti et saeta-<text:line-break/>tione premebatur. Habitabat autem prope Pyladis ae-<text:line-break/>des in plano. Primo die sub initium noctis metus,. ser-<text:line-break/>mones multi; moestitia, levis febricula, mane convulsio-<text:line-break/>nes multae. Quum autem interm</text:span></text:span>i<text:span text:style-name="Default_20_Paragraph_20_Font"><text:span text:style-name="T10">sissent convulsiones<text:line-break/>illae multae, delirabat, obscaena sabulatur, dolores<text:line-break/>multi, magni, continui. Secundo eadem, nihil dormi-<text:line-break/>vit; febris acutior.</text:span></text:span> T<text:span text:style-name="Default_20_Paragraph_20_Font"><text:span text:style-name="T10">ertio quidem convulsiones cessa-<text:line-break/>runt ; coma vero et cataphora et rursum vigiliae ipse-<text:line-break/>staverunt; exiliit, continere se non potuit; multum de-<text:line-break/>liravit; sebris acuta. </text:span></text:span>N<text:span text:style-name="Default_20_Paragraph_20_Font"><text:span text:style-name="T10">octe vero eadem; sudore copioso<text:line-break/>calido per universum corpus sudavit, a febre libera<text:line-break/>dormivit, omnino mente constitit, iudicata esa Circa<text:line-break/>tertium diem urinae nigrae, tenues, enaeorema vero</text:span></text:span><text:span text:style-name="Default_20_Paragraph_20_Font"><text:span text:style-name="T1"> t<text:line-break/></text:span></text:span><text:span text:style-name="Default_20_Paragraph_20_Font"><text:span text:style-name="T10">aliquamdiu valde rotundum non subsidebat. Sub crtsin<text:line-break/>muliebria multa prodierunt.</text:span></text:span></text:p>
      <text:p text:style-name="P31">Quid dictio <text:span text:style-name="Default_20_Paragraph_20_Font"><text:span text:style-name="T16">ύὐσάνισς</text:span></text:span><text:span text:style-name="Default_20_Paragraph_20_Font"><text:span text:style-name="T19">, </text:span></text:span>id est morosus, significet, do-<text:line-break/>cuit Critias, cujus sunt haec verba: Morosus est qui vi-<text:line-break/>libosi de rebus stomachatur et de magnis plus caeteris<text:line-break/>mortalibus diutiusque. Erat ergo tristis vel tetrica quam<text:line-break/>llic morosam Hippocrates vocat, quae diu in tristitia per-<text:line-break/>sistebat i quod iterum paulo post de ea dicit, quae Cyzici<text:line-break/>femellas filias enixa erat. Tacita vero et tetrica nec ad<text:line-break/>animi aequitatem perduci potuit. Verum non possum non<text:line-break/>mirari Cur in llac muliere non addiderit veI cohibitos<text:line-break/>t l ..<text:tab/><text:span text:style-name="Default_20_Paragraph_20_Font"><text:span text:style-name="T10">- e<text:tab/>-</text:span></text:span></text:p>
      <text:p text:style-name="P1">omnino finisse menses vel non persecte profluxisse. Nam<text:line-break/>acute simul et ex humorum abundantia videtur laborasse,<text:line-break/>atque tertio die sub noctem per sudores esse et mensium<text:line-break/>excretionem iudicata. Quin etiam multi menses post ju-<text:line-break/>dicium evacuati morbi decessionem confirmaverunt. Urina<text:line-break/>vero, licet esset nigra, nihil attulit periculosi; quod re-<text:line-break/>tenti menses essent magis melancholici, unde mulier me-<text:line-break/>rito morosa evasit et timida interimque deliravit et comate<text:line-break/>est detenta.</text:p>
      <text:p text:style-name="P3">LXXXIII.</text:p>
      <text:p text:style-name="P5"><text:span text:style-name="Default_20_Paragraph_20_Font"><text:span text:style-name="T1">L</text:span></text:span><text:span text:style-name="Default_20_Paragraph_20_Font"><text:span text:style-name="T10">ar</text:span></text:span>i<text:span text:style-name="Default_20_Paragraph_20_Font"><text:span text:style-name="T10">ssae virginem febris al dens et acuta prehendit; in-<text:line-break/>sanis erat, sitibunda; lingua suliginosu, arida; urinae<text:line-break/>probe coloratae, sod tenues. Secundo die laboriose de-<text:line-break/>gebat; non dormivit. </text:span></text:span>T<text:span text:style-name="Default_20_Paragraph_20_Font"><text:span text:style-name="T10">ertio et sequentibus diebus rnul-<text:line-break/>tae deiectiones aquei coloris ab alvo exclusae sunt.<text:line-break/>Quarto urinam tenuem paucam reddidit quae enaeorema<text:line-break/>sublime habuit, neque subsidebat, sub noctem deliravit.<text:line-break/>Sexto per nares sanguis abunde copiosus essiuxa, hor-<text:line-break/>ruit, sudore copiose calido per totum corpus essvso,<text:line-break/>febre libera judicata est. Pn febre autem et jam sudi-<text:line-break/>cata tunc primum huic muliebria descenderunt; virgo<text:line-break/>siquidem erat. Erat au</text:span></text:span>t<text:span text:style-name="Default_20_Paragraph_20_Font"><text:span text:style-name="T10">em perpeluo anxia, horrida,<text:line-break/>cui saciei rubor, oculorum dolor et capitis gravitas.<text:line-break/></text:span></text:span><text:span text:style-name="Default_20_Paragraph_20_Font"><text:span text:style-name="T1">H</text:span></text:span><text:span text:style-name="Default_20_Paragraph_20_Font"><text:span text:style-name="T10">uic febris reversa, sed</text:span></text:span> i<text:span text:style-name="Default_20_Paragraph_20_Font"><text:span text:style-name="T10">udicata, diebus paribus dolo-<text:line-break/>res invasura nt.</text:span></text:span></text:p>
      <text:p text:style-name="P2"><text:span text:style-name="Default_20_Paragraph_20_Font"><text:span text:style-name="T1">Aetatem puellam attigisse mensium ex ipsis liquet<text:line-break/>Hippocratis verbis: menses tum primum provenerunt et<text:line-break/>ipsum etiam fuisse morbum ex humorum copia, judica-<text:line-break/>tu inque die. </text:span></text:span><text:span text:style-name="Default_20_Paragraph_20_Font"><text:span text:style-name="T8">t</text:span></text:span><text:span text:style-name="Default_20_Paragraph_20_Font"><text:span text:style-name="T1">exto esse, quod dolores su dies pares incur-<text:line-break/>rissent, ut ipfe scripsit. At mirum non revertisse, quum<text:line-break/>sextus dies non iudicet unquam fideliter. Quare novum<text:line-break/>hoc et rarum illi accidisse indicavit, quum scripsit: bule<text:line-break/>non repetiit, sed judicata est tanquam debuisset repetere.<text:line-break/>A t vero causam etiam cur non redierit, scripsit addendo,<text:line-break/>dum febricitaret etjam judicata esset , menses primum illi -<text:line-break/>provenerunt. Nam vacuationis perseveratio diebus post<text:line-break/>judicium fatis erat ut firmum servaretur judicium, quod<text:line-break/>die </text:span></text:span><text:span text:style-name="Default_20_Paragraph_20_Font"><text:span text:style-name="T8">t</text:span></text:span><text:span text:style-name="Default_20_Paragraph_20_Font"><text:span text:style-name="T1">exto praecesserat per sanguinis eruptionem. et foderes,<text:line-break/>maxime quod nulla esset princeps pars inflammata, neque<text:line-break/>maligna humorum abundantia. Ipse ner te plethoricum vi-<text:line-break/>tae esse significavit, quum dicit perpetuo in facie rubo-<text:line-break/>rem fuisse, lu oculis dolorem, in capite gravitatem. Pla-</text:span></text:span></text:p>
      <text:p text:style-name="P3"><text:span text:style-name="Default_20_Paragraph_20_Font"><text:span text:style-name="T1">num ergo erat solam requiri vacuationem, quam natura<text:line-break/>tertio die incepit, consummavit sexto. Nam per naturam,<text:line-break/>non ut morbi symptoma, ventris vacuationem accidisse<text:line-break/>ipsis dilucide his verbis. indicavit, tertio alvus multa red-<text:line-break/></text:span></text:span><text:span text:style-name="Default_20_Paragraph_20_Font"><text:span text:style-name="T4">diri.it </text:span></text:span><text:span text:style-name="Default_20_Paragraph_20_Font"><text:span text:style-name="T1">aquei coloris, proximisque diebus talia commode:<text:line-break/>hoc adjectum denotat, quae offerebant, excerni, porro ex<text:line-break/>iis quae sunt in ejus historia exposita, etiam haec duo<text:line-break/>ad praedicta declaranda duxi, primum quando initio est<text:line-break/>scriptum, lingua fuliginosa et arida, alterum hoc, quarto<text:line-break/>urina tenuis et- pauca habebat suspensionem elatam, nun<text:line-break/>subsidebat, -deliravit. -Nam herum prius relatum. utile<text:line-break/>tibi est, ut ne omnino putes fuliginofam linguam esse<text:line-break/>exitialem; sic autum appellat tinctum quasi fuligine qua-<text:line-break/>dam quae sicca erat ex vaporibus ; alterum, quia etiam lu<text:line-break/>aliis aegris quum dixerit, suspe</text:span></text:span><text:span text:style-name="Default_20_Paragraph_20_Font"><text:span text:style-name="T8">n</text:span></text:span><text:span text:style-name="Default_20_Paragraph_20_Font"><text:span text:style-name="T1">sio elata, statim efubjecit,<text:line-break/>deliravit, innuens .quod ejusmodi suspensiones delirium<text:line-break/>comitatur, quanquam in praesagiis, ubi omnia, quae acci-</text:span></text:span></text:p>
      <text:p text:style-name="P32"><text:span text:style-name="Default_20_Paragraph_20_Font"><text:span text:style-name="T1">dunt urinis, est persecutus, nullum fecit praesagium ex<text:line-break/>eis delirii. Quere signum hoc videtur per fe ap</text:span></text:span><text:span text:style-name="Default_20_Paragraph_20_Font"><text:span text:style-name="T8">t</text:span></text:span><text:span text:style-name="Default_20_Paragraph_20_Font"><text:span text:style-name="T1">um deti-<text:line-break/>rium nunquam denunciare, </text:span></text:span><text:span text:style-name="Default_20_Paragraph_20_Font"><text:span text:style-name="T8">t</text:span></text:span><text:span text:style-name="Default_20_Paragraph_20_Font"><text:span text:style-name="T1">est castu nonnunquam com-<text:line-break/>monstrare, quia flatuosiorem esse sanguinem indicat. Nam<text:line-break/>nullus plane si flatus insit, deferuntur ad ima vasa sus-<text:line-break/>pensiones.<text:tab/>.<text:tab/>-</text:span></text:span></text:p>
      <text:p text:style-name="Normal"><text:span text:style-name="Default_20_Paragraph_20_Font"><text:span text:style-name="T1">I.XXXIV.</text:span></text:span></text:p>
      <text:p text:style-name="Normal"><text:span text:style-name="Default_20_Paragraph_20_Font"><text:span text:style-name="T8">Abderae Apoll</text:span></text:span><text:span text:style-name="Default_20_Paragraph_20_Font"><text:span text:style-name="T1">o</text:span></text:span><text:span text:style-name="Default_20_Paragraph_20_Font"><text:span text:style-name="T8">n</text:span></text:span><text:span text:style-name="Default_20_Paragraph_20_Font"><text:span text:style-name="T1">i</text:span></text:span><text:span text:style-name="Default_20_Paragraph_20_Font"><text:span text:style-name="T8">u</text:span></text:span><text:span text:style-name="Default_20_Paragraph_20_Font"><text:span text:style-name="T1">s </text:span></text:span><text:span text:style-name="Default_20_Paragraph_20_Font"><text:span text:style-name="T8">recto statu d</text:span></text:span><text:span text:style-name="Default_20_Paragraph_20_Font"><text:span text:style-name="T1">i</text:span></text:span><text:span text:style-name="Default_20_Paragraph_20_Font"><text:span text:style-name="T8">u</text:span></text:span><text:span text:style-name="Default_20_Paragraph_20_Font"><text:span text:style-name="T1">t</text:span></text:span><text:span text:style-name="Default_20_Paragraph_20_Font"><text:span text:style-name="T8">urno tempore pat</text:span></text:span><text:span text:style-name="Default_20_Paragraph_20_Font"><text:span text:style-name="T1">i</text:span></text:span><text:span text:style-name="Default_20_Paragraph_20_Font"><text:span text:style-name="T8">eba-<text:line-break/>tur. Erat autem vtfaerosu</text:span></text:span><text:span text:style-name="Default_20_Paragraph_20_Font"><text:span text:style-name="T1">s </text:span></text:span><text:span text:style-name="Default_20_Paragraph_20_Font"><text:span text:style-name="T8">e</text:span></text:span><text:span text:style-name="Default_20_Paragraph_20_Font"><text:span text:style-name="T1">t </text:span></text:span><text:span text:style-name="Default_20_Paragraph_20_Font"><text:span text:style-name="T8">c</text:span></text:span><text:span text:style-name="Default_20_Paragraph_20_Font"><text:span text:style-name="T1">i</text:span></text:span><text:span text:style-name="Default_20_Paragraph_20_Font"><text:span text:style-name="T8">rca hepar consuetu</text:span></text:span><text:span text:style-name="Default_20_Paragraph_20_Font"><text:span text:style-name="T1">s<text:line-break/></text:span></text:span><text:span text:style-name="Default_20_Paragraph_20_Font"><text:span text:style-name="T8">d</text:span></text:span><text:span text:style-name="Default_20_Paragraph_20_Font"><text:span text:style-name="T1">o</text:span></text:span><text:span text:style-name="Default_20_Paragraph_20_Font"><text:span text:style-name="T8">lor longo te</text:span></text:span><text:span text:style-name="Default_20_Paragraph_20_Font"><text:span text:style-name="T1">m</text:span></text:span><text:span text:style-name="Default_20_Paragraph_20_Font"><text:span text:style-name="T8">pore co</text:span></text:span><text:span text:style-name="Default_20_Paragraph_20_Font"><text:span text:style-name="T1">mi</text:span></text:span><text:span text:style-name="Default_20_Paragraph_20_Font"><text:span text:style-name="T8">tabatur, ac tunc sane et</text:span></text:span><text:span text:style-name="Default_20_Paragraph_20_Font"><text:span text:style-name="T1">i</text:span></text:span><text:span text:style-name="Default_20_Paragraph_20_Font"><text:span text:style-name="T8">a</text:span></text:span><text:span text:style-name="Default_20_Paragraph_20_Font"><text:span text:style-name="T1">m<text:line-break/></text:span></text:span><text:span text:style-name="Default_20_Paragraph_20_Font"><text:span text:style-name="T8">- aurig</text:span></text:span><text:span text:style-name="Default_20_Paragraph_20_Font"><text:span text:style-name="T1">i</text:span></text:span><text:span text:style-name="Default_20_Paragraph_20_Font"><text:span text:style-name="T8">nosu</text:span></text:span><text:span text:style-name="Default_20_Paragraph_20_Font"><text:span text:style-name="T1">s </text:span></text:span><text:span text:style-name="Default_20_Paragraph_20_Font"><text:span text:style-name="T8">factu</text:span></text:span><text:span text:style-name="Default_20_Paragraph_20_Font"><text:span text:style-name="T1">s </text:span></text:span><text:span text:style-name="Default_20_Paragraph_20_Font"><text:span text:style-name="T8">est, statu</text:span></text:span><text:span text:style-name="Default_20_Paragraph_20_Font"><text:span text:style-name="T1">l</text:span></text:span><text:span text:style-name="Default_20_Paragraph_20_Font"><text:span text:style-name="T8">en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s </text:span></text:span><text:span text:style-name="Default_20_Paragraph_20_Font"><text:span text:style-name="T8">et c</text:span></text:span><text:span text:style-name="Default_20_Paragraph_20_Font"><text:span text:style-name="T1">o</text:span></text:span><text:span text:style-name="Default_20_Paragraph_20_Font"><text:span text:style-name="T8">lori</text:span></text:span><text:span text:style-name="Default_20_Paragraph_20_Font"><text:span text:style-name="T1">s </text:span></text:span><text:span text:style-name="Default_20_Paragraph_20_Font"><text:span text:style-name="T8">subalb</text:span></text:span><text:span text:style-name="Default_20_Paragraph_20_Font"><text:span text:style-name="T1">i,<text:line-break/></text:span></text:span><text:span text:style-name="Default_20_Paragraph_20_Font"><text:span text:style-name="T8">Ex</text:span></text:span><text:span text:style-name="Default_20_Paragraph_20_Font"><text:span text:style-name="T1"> i</text:span></text:span><text:span text:style-name="Default_20_Paragraph_20_Font"><text:span text:style-name="T8">ntempest</text:span></text:span><text:span text:style-name="Default_20_Paragraph_20_Font"><text:span text:style-name="T1">mio</text:span></text:span><text:span text:style-name="Default_20_Paragraph_20_Font"><text:span text:style-name="T8">re vero victu et carn</text:span></text:span><text:span text:style-name="Default_20_Paragraph_20_Font"><text:span text:style-name="T1">is </text:span></text:span><text:span text:style-name="Default_20_Paragraph_20_Font"><text:span text:style-name="T8">bubulae esu al</text:span></text:span><text:span text:style-name="Default_20_Paragraph_20_Font"><text:span text:style-name="T1">i-<text:line-break/></text:span></text:span><text:span text:style-name="Default_20_Paragraph_20_Font"><text:span text:style-name="T8">quan</text:span></text:span><text:span text:style-name="Default_20_Paragraph_20_Font"><text:span text:style-name="T1">t</text:span></text:span><text:span text:style-name="Default_20_Paragraph_20_Font"><text:span text:style-name="T8">ulum p</text:span></text:span><text:span text:style-name="Default_20_Paragraph_20_Font"><text:span text:style-name="T1">rim</text:span></text:span><text:span text:style-name="Default_20_Paragraph_20_Font"><text:span text:style-name="T8">um incalu</text:span></text:span><text:span text:style-name="Default_20_Paragraph_20_Font"><text:span text:style-name="T1">i</text:span></text:span><text:span text:style-name="Default_20_Paragraph_20_Font"><text:span text:style-name="T8">t, decubu</text:span></text:span><text:span text:style-name="Default_20_Paragraph_20_Font"><text:span text:style-name="T1">i</text:span></text:span><text:span text:style-name="Default_20_Paragraph_20_Font"><text:span text:style-name="T8">t. </text:span></text:span><text:span text:style-name="Default_20_Paragraph_20_Font"><text:span text:style-name="T1">D</text:span></text:span><text:span text:style-name="Default_20_Paragraph_20_Font"><text:span text:style-name="T8">e</text:span></text:span><text:span text:style-name="Default_20_Paragraph_20_Font"><text:span text:style-name="T1">i</text:span></text:span><text:span text:style-name="Default_20_Paragraph_20_Font"><text:span text:style-name="T8">nde usus<text:line-break/>lacte c</text:span></text:span><text:span text:style-name="Default_20_Paragraph_20_Font"><text:span text:style-name="T1">o</text:span></text:span><text:span text:style-name="Default_20_Paragraph_20_Font"><text:span text:style-name="T8">cto et crud</text:span></text:span><text:span text:style-name="Default_20_Paragraph_20_Font"><text:span text:style-name="T1">o, </text:span></text:span><text:span text:style-name="Default_20_Paragraph_20_Font"><text:span text:style-name="T8">mult</text:span></text:span><text:span text:style-name="Default_20_Paragraph_20_Font"><text:span text:style-name="T1">o </text:span></text:span><text:span text:style-name="Default_20_Paragraph_20_Font"><text:span text:style-name="T8">capr</text:span></text:span><text:span text:style-name="Default_20_Paragraph_20_Font"><text:span text:style-name="T1">ilia </text:span></text:span><text:span text:style-name="Default_20_Paragraph_20_Font"><text:span text:style-name="T8">e</text:span></text:span><text:span text:style-name="Default_20_Paragraph_20_Font"><text:span text:style-name="T1">t. o</text:span></text:span><text:span text:style-name="Default_20_Paragraph_20_Font"><text:span text:style-name="T8">v</text:span></text:span><text:span text:style-name="Default_20_Paragraph_20_Font"><text:span text:style-name="T1">i</text:span></text:span><text:span text:style-name="Default_20_Paragraph_20_Font"><text:span text:style-name="T8">ll</text:span></text:span><text:span text:style-name="Default_20_Paragraph_20_Font"><text:span text:style-name="T1">o </text:span></text:span><text:span text:style-name="Default_20_Paragraph_20_Font"><text:span text:style-name="T8">et v</text:span></text:span><text:span text:style-name="Default_20_Paragraph_20_Font"><text:span text:style-name="T1">iti</text:span></text:span><text:span text:style-name="Default_20_Paragraph_20_Font"><text:span text:style-name="T8">osa<text:line-break/>v</text:span></text:span><text:span text:style-name="Default_20_Paragraph_20_Font"><text:span text:style-name="T1">i</text:span></text:span><text:span text:style-name="Default_20_Paragraph_20_Font"><text:span text:style-name="T8">ctu laesione</text:span></text:span><text:span text:style-name="Default_20_Paragraph_20_Font"><text:span text:style-name="T1">s </text:span></text:span><text:span text:style-name="Default_20_Paragraph_20_Font"><text:span text:style-name="T8">omn</text:span></text:span><text:span text:style-name="Default_20_Paragraph_20_Font"><text:span text:style-name="T1">i</text:span></text:span><text:span text:style-name="Default_20_Paragraph_20_Font"><text:span text:style-name="T8">um</text:span></text:span><text:span text:style-name="Default_20_Paragraph_20_Font"><text:span text:style-name="T1"> i</text:span></text:span><text:span text:style-name="Default_20_Paragraph_20_Font"><text:span text:style-name="T8">nsigne</text:span></text:span><text:span text:style-name="Default_20_Paragraph_20_Font"><text:span text:style-name="T1">s </text:span></text:span><text:span text:style-name="Default_20_Paragraph_20_Font"><text:span text:style-name="T8">suquutae sun</text:span></text:span><text:span text:style-name="Default_20_Paragraph_20_Font"><text:span text:style-name="T1">t.. N</text:span></text:span><text:span text:style-name="Default_20_Paragraph_20_Font"><text:span text:style-name="T8">am et</text:span></text:span></text:p>
      <text:p text:style-name="P3"><text:span text:style-name="Default_20_Paragraph_20_Font"><text:span text:style-name="T10">febres exacerbatae sunt, venter ex ingestis, nihil issi tu<text:line-break/>dignum reddidit; urinae tenues et paucae; somni non<text:line-break/>aderant; inflatio mala , si</text:span></text:span><text:span text:style-name="Default_20_Paragraph_20_Font"><text:span text:style-name="T1">t</text:span></text:span><text:span text:style-name="Default_20_Paragraph_20_Font"><text:span text:style-name="T10">is multa, comatosus , hypo-<text:line-break/>chondrii dextri tumor cum dolore, extrema undique<text:line-break/>subscigida, aliquantulum delirabat, omnium quae loque-<text:line-break/>batur, capiebat oblivio, exturbabatur. Ad decimum quar-<text:line-break/>tum a quo riguit, incaluit, decubuit et vehementer in-<text:line-break/>sonivi</text:span></text:span><text:span text:style-name="Default_20_Paragraph_20_Font"><text:span text:style-name="T1">i</text:span></text:span><text:span text:style-name="Default_20_Paragraph_20_Font"><text:span text:style-name="T10">s clamor, perturbatio, verba multa et rursus su-<text:line-break/>dor, tuncque accessit coma. Posthaec vero alvu</text:span></text:span><text:span text:style-name="Default_20_Paragraph_20_Font"><text:span text:style-name="T1">s </text:span></text:span><text:span text:style-name="Default_20_Paragraph_20_Font"><text:span text:style-name="T10">pertur-<text:line-break/>bata multis, biliosis, meris, crudis; urinae nigrae, pau-<text:line-break/>cae, tenues; multa corporis lactatio , defectiones variae;<text:line-break/>aut en</text:span></text:span><text:span text:style-name="Default_20_Paragraph_20_Font"><text:span text:style-name="T1">i</text:span></text:span><text:span text:style-name="Default_20_Paragraph_20_Font"><text:span text:style-name="T10">su nigrae et paucae et aeruginosae, aut pingues<text:line-break/>et crudae et mordaces. Tandem vero etiam lacti simi-<text:line-break/>les reddi consuieiebantur. Sub vigesimum quartum<text:line-break/>mitigatione caetera quidem in iisdem perseverarunt, ve,.<text:line-break/>rum aliquantulum mente valuit, ex quo vero tempore<text:line-break/>decubuit, nullus meminit, rur</text:span></text:span><text:span text:style-name="Default_20_Paragraph_20_Font"><text:span text:style-name="T1">s</text:span></text:span><text:span text:style-name="Default_20_Paragraph_20_Font"><text:span text:style-name="T10">um vero cito deliravit,<text:line-break/>atque in deterius omnia ruebant. At circa trigesimum<text:line-break/>febris acuta invasit, stercora copiosa et tenuia delecta</text:span></text:span></text:p>
      <text:p text:style-name="P2"><text:span text:style-name="Default_20_Paragraph_20_Font"><text:span text:style-name="T10">sunt, delirus suit, extrema fugida , voce captus est.<text:line-break/></text:span></text:span>T<text:span text:style-name="Default_20_Paragraph_20_Font"><text:span text:style-name="T10">rigesimo quarto vita desunctus est. Ex quo ego eum<text:line-break/>vidi, huic perpetuo alvus turbulenta suit, urinae tenues,<text:line-break/>nigrae; comatosus, insomni</text:span></text:span>s<text:span text:style-name="Default_20_Paragraph_20_Font"><text:span text:style-name="T10">; extremitates feigidae, per<text:line-break/>totum morbum deliravit, phrenitide periit.</text:span></text:span></text:p>
      <text:p text:style-name="P1">Jam in hoc etiam Hippocrates , ut in aliis multis, in<text:line-break/>fine ipse narrationis brevibus capitibuS symptomata et<text:line-break/>signa quae acciderunt, docuit, ex quibus instare mortem<text:line-break/>praevideas. Habet autem dictio sic: huic perpetuo, post-<text:line-break/>quam hominem ego vidi, alvusi turbata fuit, urinae tenues<text:line-break/>et nigrae, comatulus ipse et insomnia, extremae partes<text:line-break/>frigidae, delirusi perpetuo. At singula clara funt, si quae<text:line-break/>ante exposuimus meministi.</text:p>
      <text:h text:style-name="P38" text:outline-level="4"><text:bookmark-start text:name="bookmark70"/>LXXXV.<text:bookmark-end text:name="bookmark70"/></text:h>
      <text:p text:style-name="Normal"><text:span text:style-name="Default_20_Paragraph_20_Font"><text:span text:style-name="T10">Mulier in Cyxico gemellas puellas laboriosa peperit, quae<text:line-break/>quum non admodum expurgata esset, primo die febre<text:line-break/>horrida et acuta correpta esu Capia</text:span></text:span><text:span text:style-name="Default_20_Paragraph_20_Font"><text:span text:style-name="T1">r </text:span></text:span><text:span text:style-name="Default_20_Paragraph_20_Font"><text:span text:style-name="T10">et cervicis gra-<text:line-break/>vitas prehendit cum dolore, vigil ab initio; taciturna<text:line-break/>autem et tetrica et quae suasionibus non cedebat; uri-<text:line-break/></text:span></text:span><text:span text:style-name="Default_20_Paragraph_20_Font"><text:span text:style-name="T1">t - </text:span></text:span><text:span text:style-name="Default_20_Paragraph_20_Font"><text:span text:style-name="T10">nae tenues et decolores ; sitibunda , anxia multopere,<text:line-break/>alvus inordinate turbata, ac rursus constitit. Sexto ad<text:line-break/>noctem multum deliravit, nihil dormivit. Circiter un-<text:line-break/>decimum vehementer insanivit, rursasque mente valuit,<text:line-break/>urinae nigrae et tenues, rursus intermittentes, oleosee<text:line-break/>et ab alvo multae, tenues et turbulentae dese</text:span></text:span><text:span text:style-name="Default_20_Paragraph_20_Font"><text:span text:style-name="T1">r</text:span></text:span><text:span text:style-name="Default_20_Paragraph_20_Font"><text:span text:style-name="T10">tiones.<text:line-break/>Decimo quarto convulsiones multae, extrema saigida,<text:line-break/>neque amplius ad mentem rediit, urinsie restituerunt.<text:line-break/>Dec</text:span></text:span><text:span text:style-name="Default_20_Paragraph_20_Font"><text:span text:style-name="T1">l</text:span></text:span><text:span text:style-name="Default_20_Paragraph_20_Font"><text:span text:style-name="T10">ino fexto voce capta est. Decimo septimo phre^<text:line-break/>nitide interiit.</text:span></text:span></text:p>
      <text:p text:style-name="P1">Non tantum quia non probe fuit a partu purgata,<text:line-break/>fuperfuit mulieri huic sanguiS magis melancholicus, quae</text:p>
      <text:p text:style-name="P3">causa erat, cur initio tacita esset et tetrica, nec posset ad<text:line-break/>animi perduci aequitatem et postea mustum deliraret aut<text:line-break/>valde insaniret, verum etiam propter dissicilem enixum,<text:line-break/>inflammato utero, febris est aucta. In conspicuo porro<text:line-break/>est, vitiosis humoribus ad caput sublatiS, deIirium surio-<text:line-break/>sum exstitisse fimuIque convuIfiones consequutaS esse. De-<text:line-break/>cretoriorum dierum circuituS , ut in omnibus aegriS , ita<text:line-break/>et hic conservantur. Sicubi videatur raro quicquam esse<text:line-break/>labesactatum, iIlud solum adnotamus.</text:p>
      <text:p text:style-name="Normal">LXXXVI.</text:p>
      <text:p text:style-name="P5"><text:span text:style-name="Default_20_Paragraph_20_Font"><text:span text:style-name="T1">I</text:span></text:span><text:span text:style-name="Default_20_Paragraph_20_Font"><text:span text:style-name="T10">n Phase Dealcis uxorem, quae in Peto decumbebat,<text:line-break/>sebrli horrida et acuta ex moerore prehendit. Ab ini-<text:line-break/>tto autem contegebatur et ad sinem usoue semper taci-<text:line-break/>turna palpabat, evellebat, scalpebat, floccos legebat,<text:line-break/>lacrymae moxque risus, non dormiebat. Ab alvo irri-<text:line-break/></text:span></text:span><text:span text:style-name="Default_20_Paragraph_20_Font"><text:span text:style-name="T1">l</text:span></text:span><text:span text:style-name="Default_20_Paragraph_20_Font"><text:span text:style-name="T10">amenta, sed nihil prodibat, paucum admonita bibebat,<text:line-break/>ur</text:span></text:span><text:span text:style-name="Default_20_Paragraph_20_Font"><text:span text:style-name="T1">i</text:span></text:span><text:span text:style-name="Default_20_Paragraph_20_Font"><text:span text:style-name="T10">nae tenues, paucae, febres ad manum leves, extra</text:span></text:span></text:p>
      <text:p text:style-name="P2"><text:span text:style-name="Default_20_Paragraph_20_Font"><text:span text:style-name="T10">morum feigus. </text:span></text:span><text:span text:style-name="Default_20_Paragraph_20_Font"><text:span text:style-name="T1">N</text:span></text:span><text:span text:style-name="Default_20_Paragraph_20_Font"><text:span text:style-name="T10">ono die multum deliravit et rutsus<text:line-break/>composita est et taciturna. Decimo quarto spiratio<text:line-break/>rara, magna per tempus et rursus brev</text:span></text:span><text:span text:style-name="Default_20_Paragraph_20_Font"><text:span text:style-name="T1">i</text:span></text:span><text:span text:style-name="Default_20_Paragraph_20_Font"><text:span text:style-name="T10">ssi</text:span></text:span><text:span text:style-name="Default_20_Paragraph_20_Font"><text:span text:style-name="T1">m</text:span></text:span><text:span text:style-name="Default_20_Paragraph_20_Font"><text:span text:style-name="T10">a. Decimo<text:line-break/>septimo ab alvo proruatio turbulenta, postea ipsa epota<text:line-break/>pertransibant, neque immorabantur, omnium sensum<text:line-break/>perdiderat, aridae cutis circumtonsa.</text:span></text:span><text:span text:style-name="Default_20_Paragraph_20_Font"><text:span text:style-name="T1"> v</text:span></text:span><text:span text:style-name="Default_20_Paragraph_20_Font"><text:span text:style-name="T10">igesimo verba<text:line-break/>multa ac mox compo</text:span></text:span><text:span text:style-name="Default_20_Paragraph_20_Font"><text:span text:style-name="T1">s</text:span></text:span><text:span text:style-name="Default_20_Paragraph_20_Font"><text:span text:style-name="T10">ta suit, vox d</text:span></text:span><text:span text:style-name="Default_20_Paragraph_20_Font"><text:span text:style-name="T1">e</text:span></text:span><text:span text:style-name="Default_20_Paragraph_20_Font"><text:span text:style-name="T10">fecit , brevisoira.<text:line-break/>Pigesimo primo obiit. </text:span></text:span><text:span text:style-name="Default_20_Paragraph_20_Font"><text:span text:style-name="T1">A</text:span></text:span><text:span text:style-name="Default_20_Paragraph_20_Font"><text:span text:style-name="T10">busu ad senem usque suit sairi-<text:line-break/>tus rarus, magnus, nihil omnino sentiebat, semper pan-<text:line-break/>n</text:span></text:span><text:span text:style-name="Default_20_Paragraph_20_Font"><text:span text:style-name="T1">i</text:span></text:span><text:span text:style-name="Default_20_Paragraph_20_Font"><text:span text:style-name="T10">s contegebatur aut verba multa aut silens, perpetuo<text:line-break/>phrenita.</text:span></text:span></text:p>
      <text:p text:style-name="P1">A primo haec fuisse phrenitica videtur. Sunt autem<text:line-break/>tales , uti prius dixi , gravissimae phrenitideS , ac ocissime,<text:line-break/>quotquot invadunt, tollunt; fed nunc quidem haec febri-<text:line-break/>citanS acute ad diem vigefimum primum se fustentavit,<text:line-break/>fortasse quia modice febricitaret. Proinde , ut insinuaret<text:line-break/>hoc, scripsit in hac una aegra, febres ad manum tenues.</text:p>
      <text:p text:style-name="P3">Sane videtur haec delirii speciem ex melancholia et phre-<text:line-break/>nitide habuisse mistam; nam hoc, aut multa loquebatur<text:line-break/>aut perpetuo tacebat, ostendit ejusmodi mixtionem. At<text:line-break/>nescio, cur Hippocratis interpretes nihil scripserint in<text:line-break/>haec verba, ubi ait, spiritus rarus; quod est perinde, ac<text:line-break/>per intervallum; atspre sane videtur deinceps idem dixisse.<text:line-break/>Forte ergo aut ut raritatis augmentum indicaret, per in-<text:line-break/>tervallum, addit, ac fi ita dixisset permagnum admodum<text:line-break/>intervallum : est enim interdum consuetum ut magnum<text:line-break/>relinquatur soIumque usurpetur per intervaIIum. At non.<text:line-break/>perpetuo, quemadmodurn in aIiis, immo nec diu mulie-<text:line-break/>rem hanc ita toto morbo spirasse indicat. Itaque subdit<text:line-break/>rursusque brevispira, indicans et hic, ut antea ex frigore<text:line-break/>non parvo tantum, fed magno intervallo etiam muIierem<text:line-break/>respirare, qui revera est brevis spiritus. Nam rarus et<text:line-break/>magnus, quatenus rarusi est, minor est frequente et magno,</text:p>
      <text:p text:style-name="P3">quatenus vero magnus , hactenus praestat parvo et raro.<text:line-break/>Secundum utrumque igitur parvus est brevis spiritus et<text:line-break/>rarus. Videturque nunc quidem , quasi etiam ea refrige-<text:line-break/>ratione fuisse muliercula haec, qua, quae apnoea , id est<text:line-break/>suffocatione prehenduntur, tenentur. Itaque de ea seli-<text:line-break/>i bit, vigesimo die mustum locuta est rediitque ad mentem<text:line-break/>brevifpira. Vocis vero defectusi fere adiunctus est cum<text:line-break/>brevi et raro spiritu. , At vero per intervallum cum raro<text:line-break/>scriptum pro Iongo admodum intervallo est accipiendum.<text:line-break/>Nam pauco morbi tempore fignifiCare non potest, quando<text:line-break/>in fine historiae scripsit haec: huic perpetuo spiritus ra-<text:line-break/>rus et magnusi erat, nam perpetuo, Graece <text:span text:style-name="Default_20_Paragraph_20_Font"><text:span text:style-name="T16">ὐιά</text:span></text:span><text:span text:style-name="Default_20_Paragraph_20_Font"><text:span text:style-name="T19"> </text:span></text:span><text:span text:style-name="Default_20_Paragraph_20_Font"><text:span text:style-name="T16">τέλεσς</text:span></text:span><text:span text:style-name="Default_20_Paragraph_20_Font"><text:span text:style-name="T19">,<text:line-break/></text:span></text:span>dicere pro toto morbi spatio ad finem usque sidet. Et<text:line-break/>quemadmodum hoc perpetuo, sic iIIud dicit, semper coo-<text:line-break/>pensabatur aut mustum Ioquebatur aut tacebat perpetuo.<text:line-break/>Nam muItum loqui phreniticorum est, tacere meIancho-<text:line-break/>licorum et cooperiri est commune utrisque, nifi quando et<text:line-break/>ex frigore coooerirentur.</text:p>
      <text:h text:style-name="P38" text:outline-level="4"><text:bookmark-start text:name="bookmark72"/>LXXXVII.<text:bookmark-end text:name="bookmark72"/></text:h>
      <text:p text:style-name="Normal"><text:span text:style-name="Default_20_Paragraph_20_Font"><text:span text:style-name="T10">Meliboea adolescens ex potu et venerea multis longo tem-<text:line-break/>pore incaluit et decubuit. </text:span></text:span>H<text:span text:style-name="Default_20_Paragraph_20_Font"><text:span text:style-name="T10">orridus autem et aestua-<text:line-break/>bundus erat, insomnis, neque siti premebatur. Ab alvo<text:line-break/>primo die stercora multa desecta sunt cum multo hu-<text:line-break/>morum afeluxu et sequentibus diebus aquei coloris multa<text:line-break/>similia prodierunt, urinae tenues, paucae. decolores;<text:line-break/>suscitas rarus , magnus et longis intervallis, hypochon-<text:line-break/>driorum contensio submolli</text:span></text:span>a, <text:span text:style-name="Default_20_Paragraph_20_Font"><text:span text:style-name="T10">utrinque oblonga, perpe-<text:line-break/>tua et continens, cordis palpitatio, urinam minxit oleo-.<text:line-break/>sum. Decimo remisse deliravit et compositus et taci-<text:line-break/>turnus erat, cutis arida et circumtensa , de</text:span></text:span>i<text:span text:style-name="Default_20_Paragraph_20_Font"><text:span text:style-name="T10">ectiones<text:line-break/>multae, tenues vel biliosae, pingues. Decimo quarto<text:line-break/>desipuit, exasperata sunt omnia, multopere deliravit.<text:line-break/>Figtstmo vehementer insanivit, sectatio, nihil minxit,<text:line-break/>modicos potus continebat. </text:span></text:span>v<text:span text:style-name="Default_20_Paragraph_20_Font"><text:span text:style-name="T10">igesimo quarto obiit phre-<text:line-break/>niticus.</text:span></text:span></text:p>
      <text:p text:style-name="P2">Multa quidem pocula nervis nocent et <text:span text:style-name="Default_20_Paragraph_20_Font"><text:span text:style-name="T10">o</text:span></text:span>rigini eorum<text:line-break/>cerebro. Venus vero cum haec satis laedit, tum vireS<text:line-break/>elidit et debilitat. Itaque adolescenS hic vitiosa collecta<text:line-break/>llumorum abundantia, merito a modiciS febribus coepit;<text:line-break/>qui quum in dieS pejuS haberet, in phrenitim tandem<text:line-break/>exquisitam incidit. Nam oriri illam magnus et rarus<text:line-break/>spiritus indicabat et ejus modestia et perpetuis taciturnitas<text:line-break/>modice aegrum desipere, nam leves et turbulenti homines<text:line-break/>deliri levibus de causis fiunt : qui contrariis sunt morbis,<text:line-break/>de magnis. Cur autem spiritui per intervallum addiderit,<text:line-break/>in superiore aegro tractavimus. Et de hypochondriorum<text:line-break/>palpitationibus et alibi et in praesagiis egi. Item de sub-<text:line-break/>molli hypochondrii contenfione, illum eam, quae tumore<text:line-break/>earet, appellare quae sit, ubi nullo musculi in vitio sunt,<text:line-break/>sed offensae sunt partes, quae intra peritonaeum sitae sunt</text:p>
      <text:h text:style-name="P38" text:outline-level="4"><text:bookmark-start text:name="bookmark74"/>LXXXVIII.<text:bookmark-end text:name="bookmark74"/></text:h>
      <text:p text:style-name="P5"><text:span text:style-name="Default_20_Paragraph_20_Font"><text:span text:style-name="T10">Ferum illa mihi aestas videtur fecundum rationem pro-<text:line-break/>scisse. </text:span></text:span><text:span text:style-name="Default_20_Paragraph_20_Font"><text:span text:style-name="T1">N</text:span></text:span><text:span text:style-name="Default_20_Paragraph_20_Font"><text:span text:style-name="T10">am a</text:span></text:span><text:span text:style-name="Default_20_Paragraph_20_Font"><text:span text:style-name="T1">e</text:span></text:span><text:span text:style-name="Default_20_Paragraph_20_Font"><text:span text:style-name="T10">stivos morbos hiems succedens solvit, hie-<text:line-break/>males a</text:span></text:span><text:span text:style-name="Default_20_Paragraph_20_Font"><text:span text:style-name="T1">e</text:span></text:span><text:span text:style-name="Default_20_Paragraph_20_Font"><text:span text:style-name="T10">stas insequens transmutat. Quanquam ista per<text:line-break/>fe aestas haud stabilis feuit, fed subito calida, austrina<text:line-break/>et a ventis silens evasit ; prosali tamen ad aliam tem-<text:line-break/>pssiatem transmutata. At in magna parte pono artis<text:line-break/>esse, recteg</text:span></text:span><text:span text:style-name="Default_20_Paragraph_20_Font"><text:span text:style-name="T1">J</text:span></text:span><text:span text:style-name="Default_20_Paragraph_20_Font"><text:span text:style-name="T10">osse de iis quae tradidimus, ex</text:span></text:span><text:span text:style-name="Default_20_Paragraph_20_Font"><text:span text:style-name="T1">i</text:span></text:span><text:span text:style-name="Default_20_Paragraph_20_Font"><text:span text:style-name="T10">stimare. Fs<text:line-break/>enim, qui novit et utitur his , non magnopere mihi in<text:line-break/>arte felli videtur poste. Singulos autem temporum anni<text:line-break/>status perdiscere est operae pretium et morbos. Quid<text:line-break/>boni habeat status vel morbus commune et quid mali<text:line-break/>statui sit vel morbo commune. Et qui longus morbus<text:line-break/>et letalis, qui longus et sanabilis: qui acutus et leta-<text:line-break/>lis, qui acutus et sanabilis. Series hinc dierum in-<text:line-break/>indecretoriorum observanda est et praedicendi hinc sa-<text:line-break/>cultas scienti datur. Idi n c scire est quibus, quando et<text:line-break/>quae sit victus praescribenda ratio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7a</dc:title>
    <dc:subject>Galien</dc:subject>
    <meta:keyword>https:/archive.org/details/BIUSante_45674x17a</meta:keyword>
    <meta:initial-creator>Galien;Kühn, Karl Gottlob (éd.)</meta:initial-creator>
    <meta:creation-date>2023-01-20T07:31:00Z</meta:creation-date>
    <dc:date>2023-01-20T08:46:50.151000000</dc:date>
    <meta:editing-cycles>9</meta:editing-cycles>
    <meta:editing-duration>PT14M51S</meta:editing-duration>
    <meta:document-statistic meta:table-count="0" meta:image-count="0" meta:object-count="0" meta:page-count="313" meta:paragraph-count="683" meta:word-count="40049" meta:character-count="274193" meta:non-whitespace-character-count="234827"/>
    <meta:template xlink:type="simple" xlink:actuate="onRequest" xlink:title="" xlink:href="Normal.dotm"/>
  </office:meta>
</office:document-meta>
</file>